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A6A6A6" fo:background-color="#FFE699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5E0B4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5E0B4"/>
    </style:style>
    <style:style style:name="ce6" style:family="table-cell" style:parent-style-name="Default" style:data-style-name="N30">
      <style:table-cell-properties style:vertical-align="automatic"/>
    </style:style>
    <style:style style:name="ce7" style:family="table-cell" style:parent-style-name="Default" style:data-style-name="N0">
      <style:table-cell-properties fo:background-color="#FFFF00"/>
      <style:text-properties fo:color="#FF0000"/>
    </style:style>
    <style:style style:name="ce8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C5E0B4"/>
      <style:text-properties fo:color="#808080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1.1414583333333cm"/>
    </style:style>
    <style:style style:name="co19" style:family="table-column">
      <style:table-column-properties fo:break-before="auto" style:column-width="6.24416666666667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0.767291666666667cm"/>
    </style:style>
    <style:style style:name="co22" style:family="table-column">
      <style:table-column-properties fo:break-before="auto" style:column-width="9.10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l_cross_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111101" table:style-name="ce1">
            <text:p>1111101</text:p>
          </table:table-cell>
          <table:table-cell office:value-type="float" office:value="4772424026128.6299" table:style-name="ce1">
            <text:p>4.77242E+12</text:p>
          </table:table-cell>
          <table:table-cell office:value-type="float" office:value="0.82499999999999996" table:formula="of:=VLOOKUP([.A1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2" table:style-name="ce1">
            <text:p>1111102</text:p>
          </table:table-cell>
          <table:table-cell office:value-type="float" office:value="169399689937.17899" table:style-name="ce1">
            <text:p>1.694E+11</text:p>
          </table:table-cell>
          <table:table-cell office:value-type="float" office:value="0.82499999999999996" table:formula="of:=VLOOKUP([.A2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3" table:style-name="ce1">
            <text:p>1111103</text:p>
          </table:table-cell>
          <table:table-cell office:value-type="float" office:value="445037886480.716" table:style-name="ce1">
            <text:p>4.45038E+11</text:p>
          </table:table-cell>
          <table:table-cell office:value-type="float" office:value="0.53200000000000003" table:formula="of:=VLOOKUP([.A3];[r_coefficients.$M$1:.$N$820];2;1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1201" table:style-name="ce1">
            <text:p>1111201</text:p>
          </table:table-cell>
          <table:table-cell office:value-type="float" office:value="2521252940.39394" table:style-name="ce1">
            <text:p>2521252940</text:p>
          </table:table-cell>
          <table:table-cell office:value-type="float" office:value="0.82499999999999996" table:formula="of:=VLOOKUP([.A4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2" table:style-name="ce1">
            <text:p>1111202</text:p>
          </table:table-cell>
          <table:table-cell office:value-type="float" office:value="578895862.125808" table:style-name="ce1">
            <text:p>578895862.1</text:p>
          </table:table-cell>
          <table:table-cell office:value-type="float" office:value="0.82499999999999996" table:formula="of:=VLOOKUP([.A5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3" table:style-name="ce1">
            <text:p>1111203</text:p>
          </table:table-cell>
          <table:table-cell office:value-type="float" office:value="1576558062.79403" table:style-name="ce1">
            <text:p>1576558063</text:p>
          </table:table-cell>
          <table:table-cell office:value-type="float" office:value="0.53200000000000003" table:formula="of:=VLOOKUP([.A6];[r_coefficients.$M$1:.$N$820];2;1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101" table:style-name="ce1">
            <text:p>1112101</text:p>
          </table:table-cell>
          <table:table-cell office:value-type="float" office:value="539747530130.35303" table:style-name="ce1">
            <text:p>5.39748E+11</text:p>
          </table:table-cell>
          <table:table-cell office:value-type="float" office:value="0.82499999999999996" table:formula="of:=VLOOKUP([.A7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2" table:style-name="ce1">
            <text:p>1112102</text:p>
          </table:table-cell>
          <table:table-cell office:value-type="float" office:value="154261176975.40302" table:style-name="ce1">
            <text:p>1.54261E+11</text:p>
          </table:table-cell>
          <table:table-cell office:value-type="float" office:value="0.82499999999999996" table:formula="of:=VLOOKUP([.A8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3" table:style-name="ce1">
            <text:p>1112103</text:p>
          </table:table-cell>
          <table:table-cell office:value-type="float" office:value="1834621746792.74" table:style-name="ce1">
            <text:p>1.83462E+12</text:p>
          </table:table-cell>
          <table:table-cell office:value-type="float" office:value="0.53200000000000003" table:formula="of:=VLOOKUP([.A9];[r_coefficients.$M$1:.$N$820];2;1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201" table:style-name="ce1">
            <text:p>1112201</text:p>
          </table:table-cell>
          <table:table-cell office:value-type="float" office:value="385062604.70678699" table:style-name="ce1">
            <text:p>385062604.7</text:p>
          </table:table-cell>
          <table:table-cell office:value-type="float" office:value="0.82499999999999996" table:formula="of:=VLOOKUP([.A10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2" table:style-name="ce1">
            <text:p>1112202</text:p>
          </table:table-cell>
          <table:table-cell office:value-type="float" office:value="70263504.204545006" table:style-name="ce1">
            <text:p>70263504.2</text:p>
          </table:table-cell>
          <table:table-cell office:value-type="float" office:value="0.82499999999999996" table:formula="of:=VLOOKUP([.A11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3" table:style-name="ce1">
            <text:p>1112203</text:p>
          </table:table-cell>
          <table:table-cell office:value-type="float" office:value="366992301.25879902" table:style-name="ce1">
            <text:p>366992301.3</text:p>
          </table:table-cell>
          <table:table-cell office:value-type="float" office:value="0.53200000000000003" table:formula="of:=VLOOKUP([.A12];[r_coefficients.$M$1:.$N$820];2;1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3101" table:style-name="ce1">
            <text:p>1113101</text:p>
          </table:table-cell>
          <table:table-cell office:value-type="float" office:value="5423128.5198459998" table:style-name="ce1">
            <text:p>5423128.52</text:p>
          </table:table-cell>
          <table:table-cell office:value-type="float" office:value="0.82499999999999996" table:formula="of:=VLOOKUP([.A13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3102" table:style-name="ce1">
            <text:p>1113102</text:p>
          </table:table-cell>
          <table:table-cell office:value-type="float" office:value="318422.01729699998" table:style-name="ce1">
            <text:p>318422.0173</text:p>
          </table:table-cell>
          <table:table-cell office:value-type="float" office:value="0.82499999999999996" table:formula="of:=VLOOKUP([.A14];[r_coefficients.$M$1:.$N$820];2;1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21101" table:style-name="ce1">
            <text:p>1121101</text:p>
          </table:table-cell>
          <table:table-cell office:value-type="float" office:value="5344981925421.4805" table:style-name="ce1">
            <text:p>5.34498E+12</text:p>
          </table:table-cell>
          <table:table-cell office:value-type="float" office:value="0.221" table:formula="of:=VLOOKUP([.A15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2" table:style-name="ce1">
            <text:p>1121102</text:p>
          </table:table-cell>
          <table:table-cell office:value-type="float" office:value="119459045154.429" table:style-name="ce1">
            <text:p>1.19459E+11</text:p>
          </table:table-cell>
          <table:table-cell office:value-type="float" office:value="0.221" table:formula="of:=VLOOKUP([.A16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3" table:style-name="ce1">
            <text:p>1121103</text:p>
          </table:table-cell>
          <table:table-cell office:value-type="float" office:value="312812736947.93903" table:style-name="ce1">
            <text:p>3.12813E+11</text:p>
          </table:table-cell>
          <table:table-cell office:value-type="float" office:value="0.221" table:formula="of:=VLOOKUP([.A17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201" table:style-name="ce1">
            <text:p>1121201</text:p>
          </table:table-cell>
          <table:table-cell office:value-type="float" office:value="7903264633.2694798" table:style-name="ce1">
            <text:p>7903264633</text:p>
          </table:table-cell>
          <table:table-cell office:value-type="float" office:value="0.17" table:formula="of:=VLOOKUP([.A18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2" table:style-name="ce1">
            <text:p>1121202</text:p>
          </table:table-cell>
          <table:table-cell office:value-type="float" office:value="1924625171.64572" table:style-name="ce1">
            <text:p>1924625172</text:p>
          </table:table-cell>
          <table:table-cell office:value-type="float" office:value="0.17" table:formula="of:=VLOOKUP([.A19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3" table:style-name="ce1">
            <text:p>1121203</text:p>
          </table:table-cell>
          <table:table-cell office:value-type="float" office:value="1328549550.9426799" table:style-name="ce1">
            <text:p>1328549551</text:p>
          </table:table-cell>
          <table:table-cell office:value-type="float" office:value="0.17" table:formula="of:=VLOOKUP([.A20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101" table:style-name="ce1">
            <text:p>1122101</text:p>
          </table:table-cell>
          <table:table-cell office:value-type="float" office:value="379637094775.37701" table:style-name="ce1">
            <text:p>3.79637E+11</text:p>
          </table:table-cell>
          <table:table-cell office:value-type="float" office:value="0.221" table:formula="of:=VLOOKUP([.A21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2" table:style-name="ce1">
            <text:p>1122102</text:p>
          </table:table-cell>
          <table:table-cell office:value-type="float" office:value="218187853192.65701" table:style-name="ce1">
            <text:p>2.18188E+11</text:p>
          </table:table-cell>
          <table:table-cell office:value-type="float" office:value="0.221" table:formula="of:=VLOOKUP([.A22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3" table:style-name="ce1">
            <text:p>1122103</text:p>
          </table:table-cell>
          <table:table-cell office:value-type="float" office:value="4887309335651.0996" table:style-name="ce1">
            <text:p>4.88731E+12</text:p>
          </table:table-cell>
          <table:table-cell office:value-type="float" office:value="0.221" table:formula="of:=VLOOKUP([.A23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201" table:style-name="ce1">
            <text:p>1122201</text:p>
          </table:table-cell>
          <table:table-cell office:value-type="float" office:value="7699457568.4314699" table:style-name="ce1">
            <text:p>7699457568</text:p>
          </table:table-cell>
          <table:table-cell office:value-type="float" office:value="0.17" table:formula="of:=VLOOKUP([.A24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2" table:style-name="ce1">
            <text:p>1122202</text:p>
          </table:table-cell>
          <table:table-cell office:value-type="float" office:value="4149080834.6203699" table:style-name="ce1">
            <text:p>4149080835</text:p>
          </table:table-cell>
          <table:table-cell office:value-type="float" office:value="0.17" table:formula="of:=VLOOKUP([.A25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3" table:style-name="ce1">
            <text:p>1122203</text:p>
          </table:table-cell>
          <table:table-cell office:value-type="float" office:value="6830016100.5649004" table:style-name="ce1">
            <text:p>6830016101</text:p>
          </table:table-cell>
          <table:table-cell office:value-type="float" office:value="0.17" table:formula="of:=VLOOKUP([.A26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101" table:style-name="ce1">
            <text:p>1123101</text:p>
          </table:table-cell>
          <table:table-cell office:value-type="float" office:value="573143582.09887695" table:style-name="ce1">
            <text:p>573143582.1</text:p>
          </table:table-cell>
          <table:table-cell office:value-type="float" office:value="0.221" table:formula="of:=VLOOKUP([.A27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2" table:style-name="ce1">
            <text:p>1123102</text:p>
          </table:table-cell>
          <table:table-cell office:value-type="float" office:value="278929746.79835701" table:style-name="ce1">
            <text:p>278929746.8</text:p>
          </table:table-cell>
          <table:table-cell office:value-type="float" office:value="0.221" table:formula="of:=VLOOKUP([.A28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3" table:style-name="ce1">
            <text:p>1123103</text:p>
          </table:table-cell>
          <table:table-cell office:value-type="float" office:value="368595618.318672" table:style-name="ce1">
            <text:p>368595618.3</text:p>
          </table:table-cell>
          <table:table-cell office:value-type="float" office:value="0.221" table:formula="of:=VLOOKUP([.A29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201" table:style-name="ce1">
            <text:p>1123201</text:p>
          </table:table-cell>
          <table:table-cell office:value-type="float" office:value="3471845.9005100001" table:style-name="ce1">
            <text:p>3471845.901</text:p>
          </table:table-cell>
          <table:table-cell office:value-type="float" office:value="0.17" table:formula="of:=VLOOKUP([.A30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2" table:style-name="ce1">
            <text:p>1123202</text:p>
          </table:table-cell>
          <table:table-cell office:value-type="float" office:value="476417.09526199999" table:style-name="ce1">
            <text:p>476417.0953</text:p>
          </table:table-cell>
          <table:table-cell office:value-type="float" office:value="0.17" table:formula="of:=VLOOKUP([.A31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3" table:style-name="ce1">
            <text:p>1123203</text:p>
          </table:table-cell>
          <table:table-cell office:value-type="float" office:value="5843390.4124579998" table:style-name="ce1">
            <text:p>5843390.412</text:p>
          </table:table-cell>
          <table:table-cell office:value-type="float" office:value="0.17" table:formula="of:=VLOOKUP([.A32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31101" table:style-name="ce1">
            <text:p>1131101</text:p>
          </table:table-cell>
          <table:table-cell office:value-type="float" office:value="12196777933241.1" table:style-name="ce1">
            <text:p>1.21968E+13</text:p>
          </table:table-cell>
          <table:table-cell office:value-type="float" office:value="0.20699999999999999" table:formula="of:=VLOOKUP([.A33];[r_coefficients.$M$1:.$N$820];2;1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2" table:style-name="ce1">
            <text:p>1131102</text:p>
          </table:table-cell>
          <table:table-cell office:value-type="float" office:value="172603591808.10101" table:style-name="ce1">
            <text:p>1.72604E+11</text:p>
          </table:table-cell>
          <table:table-cell office:value-type="float" office:value="0.20699999999999999" table:formula="of:=VLOOKUP([.A34];[r_coefficients.$M$1:.$N$820];2;1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3" table:style-name="ce1">
            <text:p>1131103</text:p>
          </table:table-cell>
          <table:table-cell office:value-type="float" office:value="243550615001.80801" table:style-name="ce1">
            <text:p>2.43551E+11</text:p>
          </table:table-cell>
          <table:table-cell office:value-type="float" office:value="0.21199999999999999" table:formula="of:=VLOOKUP([.A35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1201" table:style-name="ce1">
            <text:p>1131201</text:p>
          </table:table-cell>
          <table:table-cell office:value-type="float" office:value="258022460575.53" table:style-name="ce1">
            <text:p>2.58022E+11</text:p>
          </table:table-cell>
          <table:table-cell office:value-type="float" office:value="0.32500000000000001" table:formula="of:=VLOOKUP([.A36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2" table:style-name="ce1">
            <text:p>1131202</text:p>
          </table:table-cell>
          <table:table-cell office:value-type="float" office:value="47448899817.597198" table:style-name="ce1">
            <text:p>47448899818</text:p>
          </table:table-cell>
          <table:table-cell office:value-type="float" office:value="0.32500000000000001" table:formula="of:=VLOOKUP([.A37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3" table:style-name="ce1">
            <text:p>1131203</text:p>
          </table:table-cell>
          <table:table-cell office:value-type="float" office:value="49866757460.836403" table:style-name="ce1">
            <text:p>49866757461</text:p>
          </table:table-cell>
          <table:table-cell office:value-type="float" office:value="0.32500000000000001" table:formula="of:=VLOOKUP([.A38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101" table:style-name="ce1">
            <text:p>1132101</text:p>
          </table:table-cell>
          <table:table-cell office:value-type="float" office:value="185209960092.69299" table:style-name="ce1">
            <text:p>1.8521E+11</text:p>
          </table:table-cell>
          <table:table-cell office:value-type="float" office:value="0.20699999999999999" table:formula="of:=VLOOKUP([.A39];[r_coefficients.$M$1:.$N$820];2;1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2" table:style-name="ce1">
            <text:p>1132102</text:p>
          </table:table-cell>
          <table:table-cell office:value-type="float" office:value="219649437691.04199" table:style-name="ce1">
            <text:p>2.19649E+11</text:p>
          </table:table-cell>
          <table:table-cell office:value-type="float" office:value="0.20699999999999999" table:formula="of:=VLOOKUP([.A40];[r_coefficients.$M$1:.$N$820];2;1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3" table:style-name="ce1">
            <text:p>1132103</text:p>
          </table:table-cell>
          <table:table-cell office:value-type="float" office:value="1080435791200.27" table:style-name="ce1">
            <text:p>1.08044E+12</text:p>
          </table:table-cell>
          <table:table-cell office:value-type="float" office:value="0.21199999999999999" table:formula="of:=VLOOKUP([.A41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2201" table:style-name="ce1">
            <text:p>1132201</text:p>
          </table:table-cell>
          <table:table-cell office:value-type="float" office:value="62580787368.171303" table:style-name="ce1">
            <text:p>62580787368</text:p>
          </table:table-cell>
          <table:table-cell office:value-type="float" office:value="0.32500000000000001" table:formula="of:=VLOOKUP([.A42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2" table:style-name="ce1">
            <text:p>1132202</text:p>
          </table:table-cell>
          <table:table-cell office:value-type="float" office:value="18979567473.076" table:style-name="ce1">
            <text:p>18979567473</text:p>
          </table:table-cell>
          <table:table-cell office:value-type="float" office:value="0.32500000000000001" table:formula="of:=VLOOKUP([.A43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3" table:style-name="ce1">
            <text:p>1132203</text:p>
          </table:table-cell>
          <table:table-cell office:value-type="float" office:value="22527805030.312" table:style-name="ce1">
            <text:p>22527805030</text:p>
          </table:table-cell>
          <table:table-cell office:value-type="float" office:value="0.32500000000000001" table:formula="of:=VLOOKUP([.A44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101" table:style-name="ce1">
            <text:p>1133101</text:p>
          </table:table-cell>
          <table:table-cell office:value-type="float" office:value="9294523455.2274303" table:style-name="ce1">
            <text:p>9294523455</text:p>
          </table:table-cell>
          <table:table-cell office:value-type="float" office:value="0.20699999999999999" table:formula="of:=VLOOKUP([.A45];[r_coefficients.$M$1:.$N$820];2;1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2" table:style-name="ce1">
            <text:p>1133102</text:p>
          </table:table-cell>
          <table:table-cell office:value-type="float" office:value="6704703631.9970398" table:style-name="ce1">
            <text:p>6704703632</text:p>
          </table:table-cell>
          <table:table-cell office:value-type="float" office:value="0.20699999999999999" table:formula="of:=VLOOKUP([.A46];[r_coefficients.$M$1:.$N$820];2;1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3" table:style-name="ce1">
            <text:p>1133103</text:p>
          </table:table-cell>
          <table:table-cell office:value-type="float" office:value="3601048047.0568099" table:style-name="ce1">
            <text:p>3601048047</text:p>
          </table:table-cell>
          <table:table-cell office:value-type="float" office:value="0.21199999999999999" table:formula="of:=VLOOKUP([.A47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3201" table:style-name="ce1">
            <text:p>1133201</text:p>
          </table:table-cell>
          <table:table-cell office:value-type="float" office:value="430483463.62561601" table:style-name="ce1">
            <text:p>430483463.6</text:p>
          </table:table-cell>
          <table:table-cell office:value-type="float" office:value="0.32500000000000001" table:formula="of:=VLOOKUP([.A48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2" table:style-name="ce1">
            <text:p>1133202</text:p>
          </table:table-cell>
          <table:table-cell office:value-type="float" office:value="55288337.943222001" table:style-name="ce1">
            <text:p>55288337.94</text:p>
          </table:table-cell>
          <table:table-cell office:value-type="float" office:value="0.32500000000000001" table:formula="of:=VLOOKUP([.A49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3" table:style-name="ce1">
            <text:p>1133203</text:p>
          </table:table-cell>
          <table:table-cell office:value-type="float" office:value="57246362.494093001" table:style-name="ce1">
            <text:p>57246362.49</text:p>
          </table:table-cell>
          <table:table-cell office:value-type="float" office:value="0.32500000000000001" table:formula="of:=VLOOKUP([.A50];[r_coefficients.$M$1:.$N$820];2;1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51101" table:style-name="ce1">
            <text:p>1151101</text:p>
          </table:table-cell>
          <table:table-cell office:value-type="float" office:value="31793660371454" table:style-name="ce1">
            <text:p>3.17937E+13</text:p>
          </table:table-cell>
          <table:table-cell office:value-type="float" office:value="0.41699999999999998" table:formula="of:=VLOOKUP([.A51];[r_coefficients.$M$1:.$N$820];2;1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2" table:style-name="ce1">
            <text:p>1151102</text:p>
          </table:table-cell>
          <table:table-cell office:value-type="float" office:value="4347725881.3945503" table:style-name="ce1">
            <text:p>4347725881</text:p>
          </table:table-cell>
          <table:table-cell office:value-type="float" office:value="0.41699999999999998" table:formula="of:=VLOOKUP([.A52];[r_coefficients.$M$1:.$N$820];2;1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3" table:style-name="ce1">
            <text:p>1151103</text:p>
          </table:table-cell>
          <table:table-cell office:value-type="float" office:value="4386594431.7204103" table:style-name="ce1">
            <text:p>4386594432</text:p>
          </table:table-cell>
          <table:table-cell office:value-type="float" office:value="0.32200000000000001" table:formula="of:=VLOOKUP([.A53];[r_coefficients.$M$1:.$N$820];2;1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1201" table:style-name="ce1">
            <text:p>1151201</text:p>
          </table:table-cell>
          <table:table-cell office:value-type="float" office:value="135221968.58609599" table:style-name="ce1">
            <text:p>135221968.6</text:p>
          </table:table-cell>
          <table:table-cell office:value-type="float" office:value="0.247" table:formula="of:=VLOOKUP([.A54];[r_coefficients.$M$1:.$N$820];2;1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2" table:style-name="ce1">
            <text:p>1151202</text:p>
          </table:table-cell>
          <table:table-cell office:value-type="float" office:value="17565666.526896998" table:style-name="ce1">
            <text:p>17565666.53</text:p>
          </table:table-cell>
          <table:table-cell office:value-type="float" office:value="0.247" table:formula="of:=VLOOKUP([.A55];[r_coefficients.$M$1:.$N$820];2;1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3" table:style-name="ce1">
            <text:p>1151203</text:p>
          </table:table-cell>
          <table:table-cell office:value-type="float" office:value="13214256.899463" table:style-name="ce1">
            <text:p>13214256.9</text:p>
          </table:table-cell>
          <table:table-cell office:value-type="float" office:value="0.17" table:formula="of:=VLOOKUP([.A56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2101" table:style-name="ce1">
            <text:p>1152101</text:p>
          </table:table-cell>
          <table:table-cell office:value-type="float" office:value="27132061548.866901" table:style-name="ce1">
            <text:p>27132061549</text:p>
          </table:table-cell>
          <table:table-cell office:value-type="float" office:value="0.41699999999999998" table:formula="of:=VLOOKUP([.A57];[r_coefficients.$M$1:.$N$820];2;1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2" table:style-name="ce1">
            <text:p>1152102</text:p>
          </table:table-cell>
          <table:table-cell office:value-type="float" office:value="23752358472.007999" table:style-name="ce1">
            <text:p>23752358472</text:p>
          </table:table-cell>
          <table:table-cell office:value-type="float" office:value="0.41699999999999998" table:formula="of:=VLOOKUP([.A58];[r_coefficients.$M$1:.$N$820];2;1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3" table:style-name="ce1">
            <text:p>1152103</text:p>
          </table:table-cell>
          <table:table-cell office:value-type="float" office:value="91521284301.712906" table:style-name="ce1">
            <text:p>91521284302</text:p>
          </table:table-cell>
          <table:table-cell office:value-type="float" office:value="0.32200000000000001" table:formula="of:=VLOOKUP([.A59];[r_coefficients.$M$1:.$N$820];2;1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2201" table:style-name="ce1">
            <text:p>1152201</text:p>
          </table:table-cell>
          <table:table-cell office:value-type="float" office:value="166241647.52798101" table:style-name="ce1">
            <text:p>166241647.5</text:p>
          </table:table-cell>
          <table:table-cell office:value-type="float" office:value="0.247" table:formula="of:=VLOOKUP([.A60];[r_coefficients.$M$1:.$N$820];2;1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2" table:style-name="ce1">
            <text:p>1152202</text:p>
          </table:table-cell>
          <table:table-cell office:value-type="float" office:value="67097124.803207003" table:style-name="ce1">
            <text:p>67097124.8</text:p>
          </table:table-cell>
          <table:table-cell office:value-type="float" office:value="0.247" table:formula="of:=VLOOKUP([.A61];[r_coefficients.$M$1:.$N$820];2;1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3" table:style-name="ce1">
            <text:p>1152203</text:p>
          </table:table-cell>
          <table:table-cell office:value-type="float" office:value="54790950.780073002" table:style-name="ce1">
            <text:p>54790950.78</text:p>
          </table:table-cell>
          <table:table-cell office:value-type="float" office:value="0.17" table:formula="of:=VLOOKUP([.A62];[r_coefficients.$M$1:.$N$820];2;1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3101" table:style-name="ce1">
            <text:p>1153101</text:p>
          </table:table-cell>
          <table:table-cell office:value-type="float" office:value="93619462.150408998" table:style-name="ce1">
            <text:p>93619462.15</text:p>
          </table:table-cell>
          <table:table-cell office:value-type="float" office:value="0.41699999999999998" table:formula="of:=VLOOKUP([.A63];[r_coefficients.$M$1:.$N$820];2;1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2" table:style-name="ce1">
            <text:p>1153102</text:p>
          </table:table-cell>
          <table:table-cell office:value-type="float" office:value="3488114.829618" table:style-name="ce1">
            <text:p>3488114.83</text:p>
          </table:table-cell>
          <table:table-cell office:value-type="float" office:value="0.41699999999999998" table:formula="of:=VLOOKUP([.A64];[r_coefficients.$M$1:.$N$820];2;1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3" table:style-name="ce1">
            <text:p>1153103</text:p>
          </table:table-cell>
          <table:table-cell office:value-type="float" office:value="329816.35277200001" table:style-name="ce1">
            <text:p>329816.3528</text:p>
          </table:table-cell>
          <table:table-cell office:value-type="float" office:value="0.32200000000000001" table:formula="of:=VLOOKUP([.A65];[r_coefficients.$M$1:.$N$820];2;1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211101" table:style-name="ce1">
            <text:p>1211101</text:p>
          </table:table-cell>
          <table:table-cell office:value-type="float" office:value="7003654100911.6699" table:style-name="ce1">
            <text:p>7.00365E+12</text:p>
          </table:table-cell>
          <table:table-cell office:value-type="float" office:value="0.23200000000000001" table:formula="of:=VLOOKUP([.A66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2" table:style-name="ce1">
            <text:p>1211102</text:p>
          </table:table-cell>
          <table:table-cell office:value-type="float" office:value="99180428091.161804" table:style-name="ce1">
            <text:p>99180428091</text:p>
          </table:table-cell>
          <table:table-cell office:value-type="float" office:value="0.23200000000000001" table:formula="of:=VLOOKUP([.A67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3" table:style-name="ce1">
            <text:p>1211103</text:p>
          </table:table-cell>
          <table:table-cell office:value-type="float" office:value="83068625745.061905" table:style-name="ce1">
            <text:p>83068625745</text:p>
          </table:table-cell>
          <table:table-cell office:value-type="float" office:value="0.23200000000000001" table:formula="of:=VLOOKUP([.A68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1" table:style-name="ce1">
            <text:p>1211201</text:p>
          </table:table-cell>
          <table:table-cell office:value-type="float" office:value="3754719825.40974" table:style-name="ce1">
            <text:p>3754719825</text:p>
          </table:table-cell>
          <table:table-cell office:value-type="float" office:value="0.23200000000000001" table:formula="of:=VLOOKUP([.A69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2" table:style-name="ce1">
            <text:p>1211202</text:p>
          </table:table-cell>
          <table:table-cell office:value-type="float" office:value="370530377.21903998" table:style-name="ce1">
            <text:p>370530377.2</text:p>
          </table:table-cell>
          <table:table-cell office:value-type="float" office:value="0.23200000000000001" table:formula="of:=VLOOKUP([.A70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3" table:style-name="ce1">
            <text:p>1211203</text:p>
          </table:table-cell>
          <table:table-cell office:value-type="float" office:value="302955140.04913098" table:style-name="ce1">
            <text:p>302955140</text:p>
          </table:table-cell>
          <table:table-cell office:value-type="float" office:value="0.23200000000000001" table:formula="of:=VLOOKUP([.A71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1" table:style-name="ce1">
            <text:p>1212101</text:p>
          </table:table-cell>
          <table:table-cell office:value-type="float" office:value="1864583720174.26" table:style-name="ce1">
            <text:p>1.86458E+12</text:p>
          </table:table-cell>
          <table:table-cell office:value-type="float" office:value="0.23200000000000001" table:formula="of:=VLOOKUP([.A72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2" table:style-name="ce1">
            <text:p>1212102</text:p>
          </table:table-cell>
          <table:table-cell office:value-type="float" office:value="586462440078.88904" table:style-name="ce1">
            <text:p>5.86462E+11</text:p>
          </table:table-cell>
          <table:table-cell office:value-type="float" office:value="0.23200000000000001" table:formula="of:=VLOOKUP([.A73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3" table:style-name="ce1">
            <text:p>1212103</text:p>
          </table:table-cell>
          <table:table-cell office:value-type="float" office:value="636734453833.48706" table:style-name="ce1">
            <text:p>6.36734E+11</text:p>
          </table:table-cell>
          <table:table-cell office:value-type="float" office:value="0.23200000000000001" table:formula="of:=VLOOKUP([.A74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1" table:style-name="ce1">
            <text:p>1212201</text:p>
          </table:table-cell>
          <table:table-cell office:value-type="float" office:value="2015082850.90536" table:style-name="ce1">
            <text:p>2015082851</text:p>
          </table:table-cell>
          <table:table-cell office:value-type="float" office:value="0.23200000000000001" table:formula="of:=VLOOKUP([.A75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2" table:style-name="ce1">
            <text:p>1212202</text:p>
          </table:table-cell>
          <table:table-cell office:value-type="float" office:value="366331801.72703499" table:style-name="ce1">
            <text:p>366331801.7</text:p>
          </table:table-cell>
          <table:table-cell office:value-type="float" office:value="0.23200000000000001" table:formula="of:=VLOOKUP([.A76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3" table:style-name="ce1">
            <text:p>1212203</text:p>
          </table:table-cell>
          <table:table-cell office:value-type="float" office:value="522618640.312352" table:style-name="ce1">
            <text:p>522618640.3</text:p>
          </table:table-cell>
          <table:table-cell office:value-type="float" office:value="0.23200000000000001" table:formula="of:=VLOOKUP([.A77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1" table:style-name="ce1">
            <text:p>1213101</text:p>
          </table:table-cell>
          <table:table-cell office:value-type="float" office:value="1653841102.6159501" table:style-name="ce1">
            <text:p>1653841103</text:p>
          </table:table-cell>
          <table:table-cell office:value-type="float" office:value="0.23200000000000001" table:formula="of:=VLOOKUP([.A78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2" table:style-name="ce1">
            <text:p>1213102</text:p>
          </table:table-cell>
          <table:table-cell office:value-type="float" office:value="327370.52144799998" table:style-name="ce1">
            <text:p>327370.5214</text:p>
          </table:table-cell>
          <table:table-cell office:value-type="float" office:value="0.23200000000000001" table:formula="of:=VLOOKUP([.A79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3" table:style-name="ce1">
            <text:p>1213103</text:p>
          </table:table-cell>
          <table:table-cell office:value-type="float" office:value="19265.430068999998" table:style-name="ce1">
            <text:p>19265.43007</text:p>
          </table:table-cell>
          <table:table-cell office:value-type="float" office:value="0.23200000000000001" table:formula="of:=VLOOKUP([.A80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21101" table:style-name="ce1">
            <text:p>1221101</text:p>
          </table:table-cell>
          <table:table-cell office:value-type="float" office:value="9817670263855.8203" table:style-name="ce1">
            <text:p>9.81767E+12</text:p>
          </table:table-cell>
          <table:table-cell office:value-type="float" office:value="0.28399999999999997" table:formula="of:=VLOOKUP([.A81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2" table:style-name="ce1">
            <text:p>1221102</text:p>
          </table:table-cell>
          <table:table-cell office:value-type="float" office:value="277055888930.255" table:style-name="ce1">
            <text:p>2.77056E+11</text:p>
          </table:table-cell>
          <table:table-cell office:value-type="float" office:value="0.28399999999999997" table:formula="of:=VLOOKUP([.A82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3" table:style-name="ce1">
            <text:p>1221103</text:p>
          </table:table-cell>
          <table:table-cell office:value-type="float" office:value="242211760117.056" table:style-name="ce1">
            <text:p>2.42212E+11</text:p>
          </table:table-cell>
          <table:table-cell office:value-type="float" office:value="0.28399999999999997" table:formula="of:=VLOOKUP([.A83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1" table:style-name="ce1">
            <text:p>1221201</text:p>
          </table:table-cell>
          <table:table-cell office:value-type="float" office:value="29436763619.566399" table:style-name="ce1">
            <text:p>29436763620</text:p>
          </table:table-cell>
          <table:table-cell office:value-type="float" office:value="0.28399999999999997" table:formula="of:=VLOOKUP([.A84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2" table:style-name="ce1">
            <text:p>1221202</text:p>
          </table:table-cell>
          <table:table-cell office:value-type="float" office:value="2969168420.1435099" table:style-name="ce1">
            <text:p>2969168420</text:p>
          </table:table-cell>
          <table:table-cell office:value-type="float" office:value="0.28399999999999997" table:formula="of:=VLOOKUP([.A85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3" table:style-name="ce1">
            <text:p>1221203</text:p>
          </table:table-cell>
          <table:table-cell office:value-type="float" office:value="2566941829.6103902" table:style-name="ce1">
            <text:p>2566941830</text:p>
          </table:table-cell>
          <table:table-cell office:value-type="float" office:value="0.28399999999999997" table:formula="of:=VLOOKUP([.A86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1" table:style-name="ce1">
            <text:p>1222101</text:p>
          </table:table-cell>
          <table:table-cell office:value-type="float" office:value="553486221467.83899" table:style-name="ce1">
            <text:p>5.53486E+11</text:p>
          </table:table-cell>
          <table:table-cell office:value-type="float" office:value="0.28399999999999997" table:formula="of:=VLOOKUP([.A87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2" table:style-name="ce1">
            <text:p>1222102</text:p>
          </table:table-cell>
          <table:table-cell office:value-type="float" office:value="313036186807.461" table:style-name="ce1">
            <text:p>3.13036E+11</text:p>
          </table:table-cell>
          <table:table-cell office:value-type="float" office:value="0.28399999999999997" table:formula="of:=VLOOKUP([.A88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3" table:style-name="ce1">
            <text:p>1222103</text:p>
          </table:table-cell>
          <table:table-cell office:value-type="float" office:value="1023049341207.62" table:style-name="ce1">
            <text:p>1.02305E+12</text:p>
          </table:table-cell>
          <table:table-cell office:value-type="float" office:value="0.28399999999999997" table:formula="of:=VLOOKUP([.A89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1" table:style-name="ce1">
            <text:p>1222201</text:p>
          </table:table-cell>
          <table:table-cell office:value-type="float" office:value="12530967839.784599" table:style-name="ce1">
            <text:p>12530967840</text:p>
          </table:table-cell>
          <table:table-cell office:value-type="float" office:value="0.28399999999999997" table:formula="of:=VLOOKUP([.A90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2" table:style-name="ce1">
            <text:p>1222202</text:p>
          </table:table-cell>
          <table:table-cell office:value-type="float" office:value="3925330244.62887" table:style-name="ce1">
            <text:p>3925330245</text:p>
          </table:table-cell>
          <table:table-cell office:value-type="float" office:value="0.28399999999999997" table:formula="of:=VLOOKUP([.A91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3" table:style-name="ce1">
            <text:p>1222203</text:p>
          </table:table-cell>
          <table:table-cell office:value-type="float" office:value="4696440907.9553804" table:style-name="ce1">
            <text:p>4696440908</text:p>
          </table:table-cell>
          <table:table-cell office:value-type="float" office:value="0.28399999999999997" table:formula="of:=VLOOKUP([.A92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1" table:style-name="ce1">
            <text:p>1223101</text:p>
          </table:table-cell>
          <table:table-cell office:value-type="float" office:value="6703966556.0396795" table:style-name="ce1">
            <text:p>6703966556</text:p>
          </table:table-cell>
          <table:table-cell office:value-type="float" office:value="0.28399999999999997" table:formula="of:=VLOOKUP([.A93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2" table:style-name="ce1">
            <text:p>1223102</text:p>
          </table:table-cell>
          <table:table-cell office:value-type="float" office:value="2441158076.2336798" table:style-name="ce1">
            <text:p>2441158076</text:p>
          </table:table-cell>
          <table:table-cell office:value-type="float" office:value="0.28399999999999997" table:formula="of:=VLOOKUP([.A94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3" table:style-name="ce1">
            <text:p>1223103</text:p>
          </table:table-cell>
          <table:table-cell office:value-type="float" office:value="1675186027.24863" table:style-name="ce1">
            <text:p>1675186027</text:p>
          </table:table-cell>
          <table:table-cell office:value-type="float" office:value="0.28399999999999997" table:formula="of:=VLOOKUP([.A95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1" table:style-name="ce1">
            <text:p>1223201</text:p>
          </table:table-cell>
          <table:table-cell office:value-type="float" office:value="17490564.149204999" table:style-name="ce1">
            <text:p>17490564.15</text:p>
          </table:table-cell>
          <table:table-cell office:value-type="float" office:value="0.28399999999999997" table:formula="of:=VLOOKUP([.A96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2" table:style-name="ce1">
            <text:p>1223202</text:p>
          </table:table-cell>
          <table:table-cell office:value-type="float" office:value="9634367.1434840001" table:style-name="ce1">
            <text:p>9634367.143</text:p>
          </table:table-cell>
          <table:table-cell office:value-type="float" office:value="0.28399999999999997" table:formula="of:=VLOOKUP([.A97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31101" table:style-name="ce1">
            <text:p>1231101</text:p>
          </table:table-cell>
          <table:table-cell office:value-type="float" office:value="3512508914527.52" table:style-name="ce1">
            <text:p>3.51251E+12</text:p>
          </table:table-cell>
          <table:table-cell office:value-type="float" office:value="0.32300000000000001" table:formula="of:=VLOOKUP([.A98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2" table:style-name="ce1">
            <text:p>1231102</text:p>
          </table:table-cell>
          <table:table-cell office:value-type="float" office:value="135353278649.599" table:style-name="ce1">
            <text:p>1.35353E+11</text:p>
          </table:table-cell>
          <table:table-cell office:value-type="float" office:value="0.32300000000000001" table:formula="of:=VLOOKUP([.A99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3" table:style-name="ce1">
            <text:p>1231103</text:p>
          </table:table-cell>
          <table:table-cell office:value-type="float" office:value="51363777078.551102" table:style-name="ce1">
            <text:p>51363777079</text:p>
          </table:table-cell>
          <table:table-cell office:value-type="float" office:value="0.246" table:formula="of:=VLOOKUP([.A100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1201" table:style-name="ce1">
            <text:p>1231201</text:p>
          </table:table-cell>
          <table:table-cell office:value-type="float" office:value="50797638800.9328" table:style-name="ce1">
            <text:p>50797638801</text:p>
          </table:table-cell>
          <table:table-cell office:value-type="float" office:value="0.32300000000000001" table:formula="of:=VLOOKUP([.A101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2" table:style-name="ce1">
            <text:p>1231202</text:p>
          </table:table-cell>
          <table:table-cell office:value-type="float" office:value="4914032691.0453997" table:style-name="ce1">
            <text:p>4914032691</text:p>
          </table:table-cell>
          <table:table-cell office:value-type="float" office:value="0.32300000000000001" table:formula="of:=VLOOKUP([.A102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3" table:style-name="ce1">
            <text:p>1231203</text:p>
          </table:table-cell>
          <table:table-cell office:value-type="float" office:value="3304796618.18538" table:style-name="ce1">
            <text:p>3304796618</text:p>
          </table:table-cell>
          <table:table-cell office:value-type="float" office:value="0.246" table:formula="of:=VLOOKUP([.A103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101" table:style-name="ce1">
            <text:p>1232101</text:p>
          </table:table-cell>
          <table:table-cell office:value-type="float" office:value="212631059145.577" table:style-name="ce1">
            <text:p>2.12631E+11</text:p>
          </table:table-cell>
          <table:table-cell office:value-type="float" office:value="0.32300000000000001" table:formula="of:=VLOOKUP([.A104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2" table:style-name="ce1">
            <text:p>1232102</text:p>
          </table:table-cell>
          <table:table-cell office:value-type="float" office:value="181539752735.69501" table:style-name="ce1">
            <text:p>1.8154E+11</text:p>
          </table:table-cell>
          <table:table-cell office:value-type="float" office:value="0.32300000000000001" table:formula="of:=VLOOKUP([.A105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3" table:style-name="ce1">
            <text:p>1232103</text:p>
          </table:table-cell>
          <table:table-cell office:value-type="float" office:value="289637934836.25702" table:style-name="ce1">
            <text:p>2.89638E+11</text:p>
          </table:table-cell>
          <table:table-cell office:value-type="float" office:value="0.246" table:formula="of:=VLOOKUP([.A106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201" table:style-name="ce1">
            <text:p>1232201</text:p>
          </table:table-cell>
          <table:table-cell office:value-type="float" office:value="12923870081.659599" table:style-name="ce1">
            <text:p>12923870082</text:p>
          </table:table-cell>
          <table:table-cell office:value-type="float" office:value="0.32300000000000001" table:formula="of:=VLOOKUP([.A107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2" table:style-name="ce1">
            <text:p>1232202</text:p>
          </table:table-cell>
          <table:table-cell office:value-type="float" office:value="4011023809.9594798" table:style-name="ce1">
            <text:p>4011023810</text:p>
          </table:table-cell>
          <table:table-cell office:value-type="float" office:value="0.32300000000000001" table:formula="of:=VLOOKUP([.A108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3" table:style-name="ce1">
            <text:p>1232203</text:p>
          </table:table-cell>
          <table:table-cell office:value-type="float" office:value="2707196132.5254502" table:style-name="ce1">
            <text:p>2707196133</text:p>
          </table:table-cell>
          <table:table-cell office:value-type="float" office:value="0.246" table:formula="of:=VLOOKUP([.A109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101" table:style-name="ce1">
            <text:p>1233101</text:p>
          </table:table-cell>
          <table:table-cell office:value-type="float" office:value="53119003507.488899" table:style-name="ce1">
            <text:p>53119003507</text:p>
          </table:table-cell>
          <table:table-cell office:value-type="float" office:value="0.32300000000000001" table:formula="of:=VLOOKUP([.A110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2" table:style-name="ce1">
            <text:p>1233102</text:p>
          </table:table-cell>
          <table:table-cell office:value-type="float" office:value="56129862925.805298" table:style-name="ce1">
            <text:p>56129862926</text:p>
          </table:table-cell>
          <table:table-cell office:value-type="float" office:value="0.32300000000000001" table:formula="of:=VLOOKUP([.A111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3" table:style-name="ce1">
            <text:p>1233103</text:p>
          </table:table-cell>
          <table:table-cell office:value-type="float" office:value="17772784647.122101" table:style-name="ce1">
            <text:p>17772784647</text:p>
          </table:table-cell>
          <table:table-cell office:value-type="float" office:value="0.246" table:formula="of:=VLOOKUP([.A112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201" table:style-name="ce1">
            <text:p>1233201</text:p>
          </table:table-cell>
          <table:table-cell office:value-type="float" office:value="1988790552.0164499" table:style-name="ce1">
            <text:p>1988790552</text:p>
          </table:table-cell>
          <table:table-cell office:value-type="float" office:value="0.32300000000000001" table:formula="of:=VLOOKUP([.A113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2" table:style-name="ce1">
            <text:p>1233202</text:p>
          </table:table-cell>
          <table:table-cell office:value-type="float" office:value="768585116.70638394" table:style-name="ce1">
            <text:p>768585116.7</text:p>
          </table:table-cell>
          <table:table-cell office:value-type="float" office:value="0.32300000000000001" table:formula="of:=VLOOKUP([.A114];[r_coefficients.$M$1:.$N$820];2;1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3" table:style-name="ce1">
            <text:p>1233203</text:p>
          </table:table-cell>
          <table:table-cell office:value-type="float" office:value="550498984.61973906" table:style-name="ce1">
            <text:p>550498984.6</text:p>
          </table:table-cell>
          <table:table-cell office:value-type="float" office:value="0.246" table:formula="of:=VLOOKUP([.A115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51101" table:style-name="ce1">
            <text:p>1251101</text:p>
          </table:table-cell>
          <table:table-cell office:value-type="float" office:value="129705394267.51801" table:style-name="ce1">
            <text:p>1.29705E+11</text:p>
          </table:table-cell>
          <table:table-cell office:value-type="float" office:value="0.28000000000000003" table:formula="of:=VLOOKUP([.A116];[r_coefficients.$M$1:.$N$820];2;1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2" table:style-name="ce1">
            <text:p>1251102</text:p>
          </table:table-cell>
          <table:table-cell office:value-type="float" office:value="6217852.955449" table:style-name="ce1">
            <text:p>6217852.955</text:p>
          </table:table-cell>
          <table:table-cell office:value-type="float" office:value="0.28000000000000003" table:formula="of:=VLOOKUP([.A117];[r_coefficients.$M$1:.$N$820];2;1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3" table:style-name="ce1">
            <text:p>1251103</text:p>
          </table:table-cell>
          <table:table-cell office:value-type="float" office:value="66273404.049038999" table:style-name="ce1">
            <text:p>66273404.05</text:p>
          </table:table-cell>
          <table:table-cell office:value-type="float" office:value="0.254" table:formula="of:=VLOOKUP([.A118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252101" table:style-name="ce1">
            <text:p>1252101</text:p>
          </table:table-cell>
          <table:table-cell office:value-type="float" office:value="7854175.6386890002" table:style-name="ce1">
            <text:p>7854175.639</text:p>
          </table:table-cell>
          <table:table-cell office:value-type="float" office:value="0.28000000000000003" table:formula="of:=VLOOKUP([.A119];[r_coefficients.$M$1:.$N$820];2;1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2" table:style-name="ce1">
            <text:p>1252102</text:p>
          </table:table-cell>
          <table:table-cell office:value-type="float" office:value="8683744.3631839994" table:style-name="ce1">
            <text:p>8683744.363</text:p>
          </table:table-cell>
          <table:table-cell office:value-type="float" office:value="0.28000000000000003" table:formula="of:=VLOOKUP([.A120];[r_coefficients.$M$1:.$N$820];2;1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3" table:style-name="ce1">
            <text:p>1252103</text:p>
          </table:table-cell>
          <table:table-cell office:value-type="float" office:value="150270081.328563" table:style-name="ce1">
            <text:p>150270081.3</text:p>
          </table:table-cell>
          <table:table-cell office:value-type="float" office:value="0.254" table:formula="of:=VLOOKUP([.A121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311101" table:style-name="ce1">
            <text:p>1311101</text:p>
          </table:table-cell>
          <table:table-cell office:value-type="float" office:value="22494802181308.699" table:style-name="ce1">
            <text:p>2.24948E+13</text:p>
          </table:table-cell>
          <table:table-cell office:value-type="float" office:value="0.33200000000000002" table:formula="of:=VLOOKUP([.A122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2" table:style-name="ce1">
            <text:p>1311102</text:p>
          </table:table-cell>
          <table:table-cell office:value-type="float" office:value="51564818447.503197" table:style-name="ce1">
            <text:p>51564818448</text:p>
          </table:table-cell>
          <table:table-cell office:value-type="float" office:value="0.33200000000000002" table:formula="of:=VLOOKUP([.A123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3" table:style-name="ce1">
            <text:p>1311103</text:p>
          </table:table-cell>
          <table:table-cell office:value-type="float" office:value="9787298300.9407101" table:style-name="ce1">
            <text:p>9787298301</text:p>
          </table:table-cell>
          <table:table-cell office:value-type="float" office:value="0.379" table:formula="of:=VLOOKUP([.A124];[r_coefficients.$M$1:.$N$820];2;1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1201" table:style-name="ce1">
            <text:p>1311201</text:p>
          </table:table-cell>
          <table:table-cell office:value-type="float" office:value="2008197035.9317999" table:style-name="ce1">
            <text:p>2008197036</text:p>
          </table:table-cell>
          <table:table-cell office:value-type="float" office:value="0.33200000000000002" table:formula="of:=VLOOKUP([.A125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2" table:style-name="ce1">
            <text:p>1311202</text:p>
          </table:table-cell>
          <table:table-cell office:value-type="float" office:value="113548095.979431" table:style-name="ce1">
            <text:p>113548096</text:p>
          </table:table-cell>
          <table:table-cell office:value-type="float" office:value="0.33200000000000002" table:formula="of:=VLOOKUP([.A126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3" table:style-name="ce1">
            <text:p>1311203</text:p>
          </table:table-cell>
          <table:table-cell office:value-type="float" office:value="194506.95069999999" table:style-name="ce1">
            <text:p>194506.9507</text:p>
          </table:table-cell>
          <table:table-cell office:value-type="float" office:value="0.379" table:formula="of:=VLOOKUP([.A127];[r_coefficients.$M$1:.$N$820];2;1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101" table:style-name="ce1">
            <text:p>1312101</text:p>
          </table:table-cell>
          <table:table-cell office:value-type="float" office:value="947050784726.91101" table:style-name="ce1">
            <text:p>9.47051E+11</text:p>
          </table:table-cell>
          <table:table-cell office:value-type="float" office:value="0.33200000000000002" table:formula="of:=VLOOKUP([.A128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2" table:style-name="ce1">
            <text:p>1312102</text:p>
          </table:table-cell>
          <table:table-cell office:value-type="float" office:value="120749902814.519" table:style-name="ce1">
            <text:p>1.2075E+11</text:p>
          </table:table-cell>
          <table:table-cell office:value-type="float" office:value="0.33200000000000002" table:formula="of:=VLOOKUP([.A129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3" table:style-name="ce1">
            <text:p>1312103</text:p>
          </table:table-cell>
          <table:table-cell office:value-type="float" office:value="53911859699.941902" table:style-name="ce1">
            <text:p>53911859700</text:p>
          </table:table-cell>
          <table:table-cell office:value-type="float" office:value="0.379" table:formula="of:=VLOOKUP([.A130];[r_coefficients.$M$1:.$N$820];2;1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201" table:style-name="ce1">
            <text:p>1312201</text:p>
          </table:table-cell>
          <table:table-cell office:value-type="float" office:value="3177846023.7632599" table:style-name="ce1">
            <text:p>3177846024</text:p>
          </table:table-cell>
          <table:table-cell office:value-type="float" office:value="0.33200000000000002" table:formula="of:=VLOOKUP([.A131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2" table:style-name="ce1">
            <text:p>1312202</text:p>
          </table:table-cell>
          <table:table-cell office:value-type="float" office:value="680765045.50301397" table:style-name="ce1">
            <text:p>680765045.5</text:p>
          </table:table-cell>
          <table:table-cell office:value-type="float" office:value="0.33200000000000002" table:formula="of:=VLOOKUP([.A132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3" table:style-name="ce1">
            <text:p>1312203</text:p>
          </table:table-cell>
          <table:table-cell office:value-type="float" office:value="97253.532340999998" table:style-name="ce1">
            <text:p>97253.53234</text:p>
          </table:table-cell>
          <table:table-cell office:value-type="float" office:value="0.379" table:formula="of:=VLOOKUP([.A133];[r_coefficients.$M$1:.$N$820];2;1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3101" table:style-name="ce1">
            <text:p>1313101</text:p>
          </table:table-cell>
          <table:table-cell office:value-type="float" office:value="1026181351.77899" table:style-name="ce1">
            <text:p>1026181352</text:p>
          </table:table-cell>
          <table:table-cell office:value-type="float" office:value="0.33200000000000002" table:formula="of:=VLOOKUP([.A134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2" table:style-name="ce1">
            <text:p>1313102</text:p>
          </table:table-cell>
          <table:table-cell office:value-type="float" office:value="200531.750982" table:style-name="ce1">
            <text:p>200531.751</text:p>
          </table:table-cell>
          <table:table-cell office:value-type="float" office:value="0.33200000000000002" table:formula="of:=VLOOKUP([.A135];[r_coefficients.$M$1:.$N$820];2;1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3" table:style-name="ce1">
            <text:p>1313103</text:p>
          </table:table-cell>
          <table:table-cell office:value-type="float" office:value="77250.902090000003" table:style-name="ce1">
            <text:p>77250.90209</text:p>
          </table:table-cell>
          <table:table-cell office:value-type="float" office:value="0.379" table:formula="of:=VLOOKUP([.A136];[r_coefficients.$M$1:.$N$820];2;1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21101" table:style-name="ce1">
            <text:p>1321101</text:p>
          </table:table-cell>
          <table:table-cell office:value-type="float" office:value="8916548720442.4395" table:style-name="ce1">
            <text:p>8.91655E+12</text:p>
          </table:table-cell>
          <table:table-cell office:value-type="float" office:value="0.34100000000000003" table:formula="of:=VLOOKUP([.A137];[r_coefficients.$M$1:.$N$820];2;1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2" table:style-name="ce1">
            <text:p>1321102</text:p>
          </table:table-cell>
          <table:table-cell office:value-type="float" office:value="35224622287.611198" table:style-name="ce1">
            <text:p>35224622288</text:p>
          </table:table-cell>
          <table:table-cell office:value-type="float" office:value="0.34100000000000003" table:formula="of:=VLOOKUP([.A138];[r_coefficients.$M$1:.$N$820];2;1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3" table:style-name="ce1">
            <text:p>1321103</text:p>
          </table:table-cell>
          <table:table-cell office:value-type="float" office:value="7370408727.4328899" table:style-name="ce1">
            <text:p>7370408727</text:p>
          </table:table-cell>
          <table:table-cell office:value-type="float" office:value="0.33100000000000002" table:formula="of:=VLOOKUP([.A139];[r_coefficients.$M$1:.$N$820];2;1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1201" table:style-name="ce1">
            <text:p>1321201</text:p>
          </table:table-cell>
          <table:table-cell office:value-type="float" office:value="8288714742.06917" table:style-name="ce1">
            <text:p>8288714742</text:p>
          </table:table-cell>
          <table:table-cell office:value-type="float" office:value="2.1579999999999999" table:formula="of:=VLOOKUP([.A140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2" table:style-name="ce1">
            <text:p>1321202</text:p>
          </table:table-cell>
          <table:table-cell office:value-type="float" office:value="114208047.04936901" table:style-name="ce1">
            <text:p>114208047</text:p>
          </table:table-cell>
          <table:table-cell office:value-type="float" office:value="2.1579999999999999" table:formula="of:=VLOOKUP([.A141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3" table:style-name="ce1">
            <text:p>1321203</text:p>
          </table:table-cell>
          <table:table-cell office:value-type="float" office:value="10328590.709828001" table:style-name="ce1">
            <text:p>10328590.71</text:p>
          </table:table-cell>
          <table:table-cell office:value-type="float" office:value="2.1579999999999999" table:formula="of:=VLOOKUP([.A142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101" table:style-name="ce1">
            <text:p>1322101</text:p>
          </table:table-cell>
          <table:table-cell office:value-type="float" office:value="555519350667.04297" table:style-name="ce1">
            <text:p>5.55519E+11</text:p>
          </table:table-cell>
          <table:table-cell office:value-type="float" office:value="0.34100000000000003" table:formula="of:=VLOOKUP([.A143];[r_coefficients.$M$1:.$N$820];2;1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2" table:style-name="ce1">
            <text:p>1322102</text:p>
          </table:table-cell>
          <table:table-cell office:value-type="float" office:value="102344627187.20799" table:style-name="ce1">
            <text:p>1.02345E+11</text:p>
          </table:table-cell>
          <table:table-cell office:value-type="float" office:value="0.34100000000000003" table:formula="of:=VLOOKUP([.A144];[r_coefficients.$M$1:.$N$820];2;1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3" table:style-name="ce1">
            <text:p>1322103</text:p>
          </table:table-cell>
          <table:table-cell office:value-type="float" office:value="41749079481.483398" table:style-name="ce1">
            <text:p>41749079481</text:p>
          </table:table-cell>
          <table:table-cell office:value-type="float" office:value="0.33100000000000002" table:formula="of:=VLOOKUP([.A145];[r_coefficients.$M$1:.$N$820];2;1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2201" table:style-name="ce1">
            <text:p>1322201</text:p>
          </table:table-cell>
          <table:table-cell office:value-type="float" office:value="3141719281.6937399" table:style-name="ce1">
            <text:p>3141719282</text:p>
          </table:table-cell>
          <table:table-cell office:value-type="float" office:value="2.1579999999999999" table:formula="of:=VLOOKUP([.A146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2" table:style-name="ce1">
            <text:p>1322202</text:p>
          </table:table-cell>
          <table:table-cell office:value-type="float" office:value="404798646.18752098" table:style-name="ce1">
            <text:p>404798646.2</text:p>
          </table:table-cell>
          <table:table-cell office:value-type="float" office:value="2.1579999999999999" table:formula="of:=VLOOKUP([.A147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3" table:style-name="ce1">
            <text:p>1322203</text:p>
          </table:table-cell>
          <table:table-cell office:value-type="float" office:value="49316777.435354002" table:style-name="ce1">
            <text:p>49316777.44</text:p>
          </table:table-cell>
          <table:table-cell office:value-type="float" office:value="2.1579999999999999" table:formula="of:=VLOOKUP([.A148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101" table:style-name="ce1">
            <text:p>1323101</text:p>
          </table:table-cell>
          <table:table-cell office:value-type="float" office:value="1064283953.67969" table:style-name="ce1">
            <text:p>1064283954</text:p>
          </table:table-cell>
          <table:table-cell office:value-type="float" office:value="0.34100000000000003" table:formula="of:=VLOOKUP([.A149];[r_coefficients.$M$1:.$N$820];2;1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2" table:style-name="ce1">
            <text:p>1323102</text:p>
          </table:table-cell>
          <table:table-cell office:value-type="float" office:value="299043023.745547" table:style-name="ce1">
            <text:p>299043023.7</text:p>
          </table:table-cell>
          <table:table-cell office:value-type="float" office:value="0.34100000000000003" table:formula="of:=VLOOKUP([.A150];[r_coefficients.$M$1:.$N$820];2;1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3" table:style-name="ce1">
            <text:p>1323103</text:p>
          </table:table-cell>
          <table:table-cell office:value-type="float" office:value="147560459.38012901" table:style-name="ce1">
            <text:p>147560459.4</text:p>
          </table:table-cell>
          <table:table-cell office:value-type="float" office:value="0.33100000000000002" table:formula="of:=VLOOKUP([.A151];[r_coefficients.$M$1:.$N$820];2;1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3201" table:style-name="ce1">
            <text:p>1323201</text:p>
          </table:table-cell>
          <table:table-cell office:value-type="float" office:value="1103579.875709" table:style-name="ce1">
            <text:p>1103579.876</text:p>
          </table:table-cell>
          <table:table-cell office:value-type="float" office:value="2.1579999999999999" table:formula="of:=VLOOKUP([.A152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202" table:style-name="ce1">
            <text:p>1323202</text:p>
          </table:table-cell>
          <table:table-cell office:value-type="float" office:value="249750.463865" table:style-name="ce1">
            <text:p>249750.4639</text:p>
          </table:table-cell>
          <table:table-cell office:value-type="float" office:value="2.1579999999999999" table:formula="of:=VLOOKUP([.A153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31101" table:style-name="ce1">
            <text:p>1331101</text:p>
          </table:table-cell>
          <table:table-cell office:value-type="float" office:value="8152269770769.6797" table:style-name="ce1">
            <text:p>8.15227E+12</text:p>
          </table:table-cell>
          <table:table-cell office:value-type="float" office:value="0.38600000000000001" table:formula="of:=VLOOKUP([.A154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2" table:style-name="ce1">
            <text:p>1331102</text:p>
          </table:table-cell>
          <table:table-cell office:value-type="float" office:value="25882832421.726101" table:style-name="ce1">
            <text:p>25882832422</text:p>
          </table:table-cell>
          <table:table-cell office:value-type="float" office:value="0.38600000000000001" table:formula="of:=VLOOKUP([.A155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3" table:style-name="ce1">
            <text:p>1331103</text:p>
          </table:table-cell>
          <table:table-cell office:value-type="float" office:value="7893826703.8945103" table:style-name="ce1">
            <text:p>7893826704</text:p>
          </table:table-cell>
          <table:table-cell office:value-type="float" office:value="0.36199999999999999" table:formula="of:=VLOOKUP([.A156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1201" table:style-name="ce1">
            <text:p>1331201</text:p>
          </table:table-cell>
          <table:table-cell office:value-type="float" office:value="34317076462.102402" table:style-name="ce1">
            <text:p>34317076462</text:p>
          </table:table-cell>
          <table:table-cell office:value-type="float" office:value="0.38600000000000001" table:formula="of:=VLOOKUP([.A157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2" table:style-name="ce1">
            <text:p>1331202</text:p>
          </table:table-cell>
          <table:table-cell office:value-type="float" office:value="1466395570.5455301" table:style-name="ce1">
            <text:p>1466395571</text:p>
          </table:table-cell>
          <table:table-cell office:value-type="float" office:value="0.38600000000000001" table:formula="of:=VLOOKUP([.A158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3" table:style-name="ce1">
            <text:p>1331203</text:p>
          </table:table-cell>
          <table:table-cell office:value-type="float" office:value="405782370.866817" table:style-name="ce1">
            <text:p>405782370.9</text:p>
          </table:table-cell>
          <table:table-cell office:value-type="float" office:value="0.36199999999999999" table:formula="of:=VLOOKUP([.A159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101" table:style-name="ce1">
            <text:p>1332101</text:p>
          </table:table-cell>
          <table:table-cell office:value-type="float" office:value="185105709678.39999" table:style-name="ce1">
            <text:p>1.85106E+11</text:p>
          </table:table-cell>
          <table:table-cell office:value-type="float" office:value="0.38600000000000001" table:formula="of:=VLOOKUP([.A160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2" table:style-name="ce1">
            <text:p>1332102</text:p>
          </table:table-cell>
          <table:table-cell office:value-type="float" office:value="32014432998.9748" table:style-name="ce1">
            <text:p>32014432999</text:p>
          </table:table-cell>
          <table:table-cell office:value-type="float" office:value="0.38600000000000001" table:formula="of:=VLOOKUP([.A161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3" table:style-name="ce1">
            <text:p>1332103</text:p>
          </table:table-cell>
          <table:table-cell office:value-type="float" office:value="15989385530.9259" table:style-name="ce1">
            <text:p>15989385531</text:p>
          </table:table-cell>
          <table:table-cell office:value-type="float" office:value="0.36199999999999999" table:formula="of:=VLOOKUP([.A162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201" table:style-name="ce1">
            <text:p>1332201</text:p>
          </table:table-cell>
          <table:table-cell office:value-type="float" office:value="17495668515.312" table:style-name="ce1">
            <text:p>17495668515</text:p>
          </table:table-cell>
          <table:table-cell office:value-type="float" office:value="0.38600000000000001" table:formula="of:=VLOOKUP([.A163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2" table:style-name="ce1">
            <text:p>1332202</text:p>
          </table:table-cell>
          <table:table-cell office:value-type="float" office:value="3945551785.0578198" table:style-name="ce1">
            <text:p>3945551785</text:p>
          </table:table-cell>
          <table:table-cell office:value-type="float" office:value="0.38600000000000001" table:formula="of:=VLOOKUP([.A164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3" table:style-name="ce1">
            <text:p>1332203</text:p>
          </table:table-cell>
          <table:table-cell office:value-type="float" office:value="1117632684.5597701" table:style-name="ce1">
            <text:p>1117632685</text:p>
          </table:table-cell>
          <table:table-cell office:value-type="float" office:value="0.36199999999999999" table:formula="of:=VLOOKUP([.A165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101" table:style-name="ce1">
            <text:p>1333101</text:p>
          </table:table-cell>
          <table:table-cell office:value-type="float" office:value="7942674933.9071999" table:style-name="ce1">
            <text:p>7942674934</text:p>
          </table:table-cell>
          <table:table-cell office:value-type="float" office:value="0.38600000000000001" table:formula="of:=VLOOKUP([.A166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2" table:style-name="ce1">
            <text:p>1333102</text:p>
          </table:table-cell>
          <table:table-cell office:value-type="float" office:value="1150203022.5769801" table:style-name="ce1">
            <text:p>1150203023</text:p>
          </table:table-cell>
          <table:table-cell office:value-type="float" office:value="0.38600000000000001" table:formula="of:=VLOOKUP([.A167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3" table:style-name="ce1">
            <text:p>1333103</text:p>
          </table:table-cell>
          <table:table-cell office:value-type="float" office:value="366985428.05019897" table:style-name="ce1">
            <text:p>366985428.1</text:p>
          </table:table-cell>
          <table:table-cell office:value-type="float" office:value="0.36199999999999999" table:formula="of:=VLOOKUP([.A168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201" table:style-name="ce1">
            <text:p>1333201</text:p>
          </table:table-cell>
          <table:table-cell office:value-type="float" office:value="253863442.67145601" table:style-name="ce1">
            <text:p>253863442.7</text:p>
          </table:table-cell>
          <table:table-cell office:value-type="float" office:value="0.38600000000000001" table:formula="of:=VLOOKUP([.A169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2" table:style-name="ce1">
            <text:p>1333202</text:p>
          </table:table-cell>
          <table:table-cell office:value-type="float" office:value="95578648.294745997" table:style-name="ce1">
            <text:p>95578648.29</text:p>
          </table:table-cell>
          <table:table-cell office:value-type="float" office:value="0.38600000000000001" table:formula="of:=VLOOKUP([.A170];[r_coefficients.$M$1:.$N$820];2;1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3" table:style-name="ce1">
            <text:p>1333203</text:p>
          </table:table-cell>
          <table:table-cell office:value-type="float" office:value="87914936.795475006" table:style-name="ce1">
            <text:p>87914936.8</text:p>
          </table:table-cell>
          <table:table-cell office:value-type="float" office:value="0.36199999999999999" table:formula="of:=VLOOKUP([.A171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41101" table:style-name="ce1">
            <text:p>1341101</text:p>
          </table:table-cell>
          <table:table-cell office:value-type="float" office:value="435649202920.69702" table:style-name="ce1">
            <text:p>4.35649E+11</text:p>
          </table:table-cell>
          <table:table-cell office:value-type="float" office:value="0.35520000000000002" table:formula="of:=VLOOKUP([.A172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1" table:style-name="ce1">
            <text:p>1351101</text:p>
          </table:table-cell>
          <table:table-cell office:value-type="float" office:value="4843345756112.5898" table:style-name="ce1">
            <text:p>4.84335E+12</text:p>
          </table:table-cell>
          <table:table-cell office:value-type="float" office:value="0.35520000000000002" table:formula="of:=VLOOKUP([.A173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2" table:style-name="ce1">
            <text:p>1351102</text:p>
          </table:table-cell>
          <table:table-cell office:value-type="float" office:value="14158429182.0833" table:style-name="ce1">
            <text:p>14158429182</text:p>
          </table:table-cell>
          <table:table-cell office:value-type="float" office:value="0.35520000000000002" table:formula="of:=VLOOKUP([.A174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3" table:style-name="ce1">
            <text:p>1351103</text:p>
          </table:table-cell>
          <table:table-cell office:value-type="float" office:value="6553470931.92906" table:style-name="ce1">
            <text:p>6553470932</text:p>
          </table:table-cell>
          <table:table-cell office:value-type="float" office:value="0.35299999999999998" table:formula="of:=VLOOKUP([.A175];[r_coefficients.$M$1:.$N$820];2;1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1201" table:style-name="ce1">
            <text:p>1351201</text:p>
          </table:table-cell>
          <table:table-cell office:value-type="float" office:value="193625171.559964" table:style-name="ce1">
            <text:p>193625171.6</text:p>
          </table:table-cell>
          <table:table-cell office:value-type="float" office:value="0.35520000000000002" table:formula="of:=VLOOKUP([.A176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2" table:style-name="ce1">
            <text:p>1351202</text:p>
          </table:table-cell>
          <table:table-cell office:value-type="float" office:value="50219012.453027003" table:style-name="ce1">
            <text:p>50219012.45</text:p>
          </table:table-cell>
          <table:table-cell office:value-type="float" office:value="0.35520000000000002" table:formula="of:=VLOOKUP([.A177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3" table:style-name="ce1">
            <text:p>1351203</text:p>
          </table:table-cell>
          <table:table-cell office:value-type="float" office:value="35810451.667158" table:style-name="ce1">
            <text:p>35810451.67</text:p>
          </table:table-cell>
          <table:table-cell office:value-type="float" office:value="0.35299999999999998" table:formula="of:=VLOOKUP([.A178];[r_coefficients.$M$1:.$N$820];2;1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101" table:style-name="ce1">
            <text:p>1352101</text:p>
          </table:table-cell>
          <table:table-cell office:value-type="float" office:value="91785391549.363403" table:style-name="ce1">
            <text:p>91785391549</text:p>
          </table:table-cell>
          <table:table-cell office:value-type="float" office:value="0.35499999999999998" table:formula="of:=VLOOKUP([.A179];[r_coefficients.$M$1:.$N$820];2;1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2" table:style-name="ce1">
            <text:p>1352102</text:p>
          </table:table-cell>
          <table:table-cell office:value-type="float" office:value="8282001981.4750099" table:style-name="ce1">
            <text:p>8282001981</text:p>
          </table:table-cell>
          <table:table-cell office:value-type="float" office:value="0.35499999999999998" table:formula="of:=VLOOKUP([.A180];[r_coefficients.$M$1:.$N$820];2;1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3" table:style-name="ce1">
            <text:p>1352103</text:p>
          </table:table-cell>
          <table:table-cell office:value-type="float" office:value="4331341375.6299295" table:style-name="ce1">
            <text:p>4331341376</text:p>
          </table:table-cell>
          <table:table-cell office:value-type="float" office:value="0.35299999999999998" table:formula="of:=VLOOKUP([.A181];[r_coefficients.$M$1:.$N$820];2;1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201" table:style-name="ce1">
            <text:p>1352201</text:p>
          </table:table-cell>
          <table:table-cell office:value-type="float" office:value="95711882.143152997" table:style-name="ce1">
            <text:p>95711882.14</text:p>
          </table:table-cell>
          <table:table-cell office:value-type="float" office:value="0.35499999999999998" table:formula="of:=VLOOKUP([.A182];[r_coefficients.$M$1:.$N$820];2;1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2" table:style-name="ce1">
            <text:p>1352202</text:p>
          </table:table-cell>
          <table:table-cell office:value-type="float" office:value="44832552.587416001" table:style-name="ce1">
            <text:p>44832552.59</text:p>
          </table:table-cell>
          <table:table-cell office:value-type="float" office:value="0.35499999999999998" table:formula="of:=VLOOKUP([.A183];[r_coefficients.$M$1:.$N$820];2;1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3" table:style-name="ce1">
            <text:p>1352203</text:p>
          </table:table-cell>
          <table:table-cell office:value-type="float" office:value="35337430.113766" table:style-name="ce1">
            <text:p>35337430.11</text:p>
          </table:table-cell>
          <table:table-cell office:value-type="float" office:value="0.35299999999999998" table:formula="of:=VLOOKUP([.A184];[r_coefficients.$M$1:.$N$820];2;1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3101" table:style-name="ce1">
            <text:p>1353101</text:p>
          </table:table-cell>
          <table:table-cell office:value-type="float" office:value="2037288183.4593899" table:style-name="ce1">
            <text:p>2037288183</text:p>
          </table:table-cell>
          <table:table-cell office:value-type="float" office:value="0.35520000000000002" table:formula="of:=VLOOKUP([.A185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2" table:style-name="ce1">
            <text:p>1353102</text:p>
          </table:table-cell>
          <table:table-cell office:value-type="float" office:value="5931734.7543550003" table:style-name="ce1">
            <text:p>5931734.754</text:p>
          </table:table-cell>
          <table:table-cell office:value-type="float" office:value="0.35520000000000002" table:formula="of:=VLOOKUP([.A186];[r_coefficients.$M$1:.$N$820];2;1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3" table:style-name="ce1">
            <text:p>1353103</text:p>
          </table:table-cell>
          <table:table-cell office:value-type="float" office:value="1852803.2799120001" table:style-name="ce1">
            <text:p>1852803.28</text:p>
          </table:table-cell>
          <table:table-cell office:value-type="float" office:value="0.35299999999999998" table:formula="of:=VLOOKUP([.A187];[r_coefficients.$M$1:.$N$820];2;1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2111101" table:style-name="ce1">
            <text:p>2111101</text:p>
          </table:table-cell>
          <table:table-cell office:value-type="float" office:value="577664460992.59802" table:style-name="ce1">
            <text:p>5.77664E+11</text:p>
          </table:table-cell>
          <table:table-cell office:value-type="float" office:value="0.23200000000000001" table:formula="of:=VLOOKUP([.A188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2" table:style-name="ce1">
            <text:p>2111102</text:p>
          </table:table-cell>
          <table:table-cell office:value-type="float" office:value="893044534.57302701" table:style-name="ce1">
            <text:p>893044534.6</text:p>
          </table:table-cell>
          <table:table-cell office:value-type="float" office:value="0.23200000000000001" table:formula="of:=VLOOKUP([.A189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3" table:style-name="ce1">
            <text:p>2111103</text:p>
          </table:table-cell>
          <table:table-cell office:value-type="float" office:value="37424324.254222997" table:style-name="ce1">
            <text:p>37424324.25</text:p>
          </table:table-cell>
          <table:table-cell office:value-type="float" office:value="0.23200000000000001" table:formula="of:=VLOOKUP([.A190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1" table:style-name="ce1">
            <text:p>2111201</text:p>
          </table:table-cell>
          <table:table-cell office:value-type="float" office:value="856339271.25881398" table:style-name="ce1">
            <text:p>856339271.3</text:p>
          </table:table-cell>
          <table:table-cell office:value-type="float" office:value="0.23200000000000001" table:formula="of:=VLOOKUP([.A191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2" table:style-name="ce1">
            <text:p>2111202</text:p>
          </table:table-cell>
          <table:table-cell office:value-type="float" office:value="20141236.474195" table:style-name="ce1">
            <text:p>20141236.47</text:p>
          </table:table-cell>
          <table:table-cell office:value-type="float" office:value="0.23200000000000001" table:formula="of:=VLOOKUP([.A192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3" table:style-name="ce1">
            <text:p>2111203</text:p>
          </table:table-cell>
          <table:table-cell office:value-type="float" office:value="1887095.093106" table:style-name="ce1">
            <text:p>1887095.093</text:p>
          </table:table-cell>
          <table:table-cell office:value-type="float" office:value="0.23200000000000001" table:formula="of:=VLOOKUP([.A193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1" table:style-name="ce1">
            <text:p>2112101</text:p>
          </table:table-cell>
          <table:table-cell office:value-type="float" office:value="15363134026.353001" table:style-name="ce1">
            <text:p>15363134026</text:p>
          </table:table-cell>
          <table:table-cell office:value-type="float" office:value="0.23200000000000001" table:formula="of:=VLOOKUP([.A194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2" table:style-name="ce1">
            <text:p>2112102</text:p>
          </table:table-cell>
          <table:table-cell office:value-type="float" office:value="1368918183.6649301" table:style-name="ce1">
            <text:p>1368918184</text:p>
          </table:table-cell>
          <table:table-cell office:value-type="float" office:value="0.23200000000000001" table:formula="of:=VLOOKUP([.A195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3" table:style-name="ce1">
            <text:p>2112103</text:p>
          </table:table-cell>
          <table:table-cell office:value-type="float" office:value="124314131.147469" table:style-name="ce1">
            <text:p>124314131.1</text:p>
          </table:table-cell>
          <table:table-cell office:value-type="float" office:value="0.23200000000000001" table:formula="of:=VLOOKUP([.A196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1" table:style-name="ce1">
            <text:p>2112201</text:p>
          </table:table-cell>
          <table:table-cell office:value-type="float" office:value="2162696467.8204398" table:style-name="ce1">
            <text:p>2162696468</text:p>
          </table:table-cell>
          <table:table-cell office:value-type="float" office:value="0.23200000000000001" table:formula="of:=VLOOKUP([.A197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2" table:style-name="ce1">
            <text:p>2112202</text:p>
          </table:table-cell>
          <table:table-cell office:value-type="float" office:value="161997555.14207301" table:style-name="ce1">
            <text:p>161997555.1</text:p>
          </table:table-cell>
          <table:table-cell office:value-type="float" office:value="0.23200000000000001" table:formula="of:=VLOOKUP([.A198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3" table:style-name="ce1">
            <text:p>2112203</text:p>
          </table:table-cell>
          <table:table-cell office:value-type="float" office:value="50574715.937149003" table:style-name="ce1">
            <text:p>50574715.94</text:p>
          </table:table-cell>
          <table:table-cell office:value-type="float" office:value="0.23200000000000001" table:formula="of:=VLOOKUP([.A199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3101" table:style-name="ce1">
            <text:p>2113101</text:p>
          </table:table-cell>
          <table:table-cell office:value-type="float" office:value="294553.04385800002" table:style-name="ce1">
            <text:p>294553.0439</text:p>
          </table:table-cell>
          <table:table-cell office:value-type="float" office:value="0.23200000000000001" table:formula="of:=VLOOKUP([.A200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21101" table:style-name="ce1">
            <text:p>2121101</text:p>
          </table:table-cell>
          <table:table-cell office:value-type="float" office:value="4203155490522.9502" table:style-name="ce1">
            <text:p>4.20316E+12</text:p>
          </table:table-cell>
          <table:table-cell office:value-type="float" office:value="0.17499999999999999" table:formula="of:=VLOOKUP([.A201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2" table:style-name="ce1">
            <text:p>2121102</text:p>
          </table:table-cell>
          <table:table-cell office:value-type="float" office:value="84428363864.744003" table:style-name="ce1">
            <text:p>84428363865</text:p>
          </table:table-cell>
          <table:table-cell office:value-type="float" office:value="0.17499999999999999" table:formula="of:=VLOOKUP([.A202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3" table:style-name="ce1">
            <text:p>2121103</text:p>
          </table:table-cell>
          <table:table-cell office:value-type="float" office:value="106703499576.92599" table:style-name="ce1">
            <text:p>1.06703E+11</text:p>
          </table:table-cell>
          <table:table-cell office:value-type="float" office:value="0.28399999999999997" table:formula="of:=VLOOKUP([.A203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1201" table:style-name="ce1">
            <text:p>2121201</text:p>
          </table:table-cell>
          <table:table-cell office:value-type="float" office:value="33569547695.505901" table:style-name="ce1">
            <text:p>33569547696</text:p>
          </table:table-cell>
          <table:table-cell office:value-type="float" office:value="0.17499999999999999" table:formula="of:=VLOOKUP([.A204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2" table:style-name="ce1">
            <text:p>2121202</text:p>
          </table:table-cell>
          <table:table-cell office:value-type="float" office:value="12789266298.446699" table:style-name="ce1">
            <text:p>12789266298</text:p>
          </table:table-cell>
          <table:table-cell office:value-type="float" office:value="0.17499999999999999" table:formula="of:=VLOOKUP([.A205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3" table:style-name="ce1">
            <text:p>2121203</text:p>
          </table:table-cell>
          <table:table-cell office:value-type="float" office:value="23490562468.114101" table:style-name="ce1">
            <text:p>23490562468</text:p>
          </table:table-cell>
          <table:table-cell office:value-type="float" office:value="0.28399999999999997" table:formula="of:=VLOOKUP([.A206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101" table:style-name="ce1">
            <text:p>2122101</text:p>
          </table:table-cell>
          <table:table-cell office:value-type="float" office:value="47986902821.802803" table:style-name="ce1">
            <text:p>47986902822</text:p>
          </table:table-cell>
          <table:table-cell office:value-type="float" office:value="0.17499999999999999" table:formula="of:=VLOOKUP([.A207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2" table:style-name="ce1">
            <text:p>2122102</text:p>
          </table:table-cell>
          <table:table-cell office:value-type="float" office:value="36752378485.547699" table:style-name="ce1">
            <text:p>36752378486</text:p>
          </table:table-cell>
          <table:table-cell office:value-type="float" office:value="0.17499999999999999" table:formula="of:=VLOOKUP([.A208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3" table:style-name="ce1">
            <text:p>2122103</text:p>
          </table:table-cell>
          <table:table-cell office:value-type="float" office:value="84624433819.313797" table:style-name="ce1">
            <text:p>84624433819</text:p>
          </table:table-cell>
          <table:table-cell office:value-type="float" office:value="0.28399999999999997" table:formula="of:=VLOOKUP([.A209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201" table:style-name="ce1">
            <text:p>2122201</text:p>
          </table:table-cell>
          <table:table-cell office:value-type="float" office:value="11021711800.4527" table:style-name="ce1">
            <text:p>11021711800</text:p>
          </table:table-cell>
          <table:table-cell office:value-type="float" office:value="0.17499999999999999" table:formula="of:=VLOOKUP([.A210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2" table:style-name="ce1">
            <text:p>2122202</text:p>
          </table:table-cell>
          <table:table-cell office:value-type="float" office:value="9605220397.7665405" table:style-name="ce1">
            <text:p>9605220398</text:p>
          </table:table-cell>
          <table:table-cell office:value-type="float" office:value="0.17499999999999999" table:formula="of:=VLOOKUP([.A211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3" table:style-name="ce1">
            <text:p>2122203</text:p>
          </table:table-cell>
          <table:table-cell office:value-type="float" office:value="21086673349.4856" table:style-name="ce1">
            <text:p>21086673349</text:p>
          </table:table-cell>
          <table:table-cell office:value-type="float" office:value="0.28399999999999997" table:formula="of:=VLOOKUP([.A212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101" table:style-name="ce1">
            <text:p>2123101</text:p>
          </table:table-cell>
          <table:table-cell office:value-type="float" office:value="65025704879.754402" table:style-name="ce1">
            <text:p>65025704880</text:p>
          </table:table-cell>
          <table:table-cell office:value-type="float" office:value="0.17499999999999999" table:formula="of:=VLOOKUP([.A213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2" table:style-name="ce1">
            <text:p>2123102</text:p>
          </table:table-cell>
          <table:table-cell office:value-type="float" office:value="50660811109.233902" table:style-name="ce1">
            <text:p>50660811109</text:p>
          </table:table-cell>
          <table:table-cell office:value-type="float" office:value="0.17499999999999999" table:formula="of:=VLOOKUP([.A214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3" table:style-name="ce1">
            <text:p>2123103</text:p>
          </table:table-cell>
          <table:table-cell office:value-type="float" office:value="108591768046.44701" table:style-name="ce1">
            <text:p>1.08592E+11</text:p>
          </table:table-cell>
          <table:table-cell office:value-type="float" office:value="0.28399999999999997" table:formula="of:=VLOOKUP([.A215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201" table:style-name="ce1">
            <text:p>2123201</text:p>
          </table:table-cell>
          <table:table-cell office:value-type="float" office:value="35800870155.302299" table:style-name="ce1">
            <text:p>35800870155</text:p>
          </table:table-cell>
          <table:table-cell office:value-type="float" office:value="0.17499999999999999" table:formula="of:=VLOOKUP([.A216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2" table:style-name="ce1">
            <text:p>2123202</text:p>
          </table:table-cell>
          <table:table-cell office:value-type="float" office:value="31105353884.334599" table:style-name="ce1">
            <text:p>31105353884</text:p>
          </table:table-cell>
          <table:table-cell office:value-type="float" office:value="0.17499999999999999" table:formula="of:=VLOOKUP([.A217];[r_coefficients.$M$1:.$N$820];2;1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3" table:style-name="ce1">
            <text:p>2123203</text:p>
          </table:table-cell>
          <table:table-cell office:value-type="float" office:value="75491793078.288193" table:style-name="ce1">
            <text:p>75491793078</text:p>
          </table:table-cell>
          <table:table-cell office:value-type="float" office:value="0.28399999999999997" table:formula="of:=VLOOKUP([.A218];[r_coefficients.$M$1:.$N$820];2;1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31101" table:style-name="ce1">
            <text:p>2131101</text:p>
          </table:table-cell>
          <table:table-cell office:value-type="float" office:value="5791603459605.2305" table:style-name="ce1">
            <text:p>5.7916E+12</text:p>
          </table:table-cell>
          <table:table-cell office:value-type="float" office:value="0.23" table:formula="of:=VLOOKUP([.A219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2" table:style-name="ce1">
            <text:p>2131102</text:p>
          </table:table-cell>
          <table:table-cell office:value-type="float" office:value="23158646717.1544" table:style-name="ce1">
            <text:p>23158646717</text:p>
          </table:table-cell>
          <table:table-cell office:value-type="float" office:value="0.23" table:formula="of:=VLOOKUP([.A220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3" table:style-name="ce1">
            <text:p>2131103</text:p>
          </table:table-cell>
          <table:table-cell office:value-type="float" office:value="2101564927.0181799" table:style-name="ce1">
            <text:p>2101564927</text:p>
          </table:table-cell>
          <table:table-cell office:value-type="float" office:value="0.246" table:formula="of:=VLOOKUP([.A221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1201" table:style-name="ce1">
            <text:p>2131201</text:p>
          </table:table-cell>
          <table:table-cell office:value-type="float" office:value="8653837720.34021" table:style-name="ce1">
            <text:p>8653837720</text:p>
          </table:table-cell>
          <table:table-cell office:value-type="float" office:value="0.23" table:formula="of:=VLOOKUP([.A222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2" table:style-name="ce1">
            <text:p>2131202</text:p>
          </table:table-cell>
          <table:table-cell office:value-type="float" office:value="1869580907.2074499" table:style-name="ce1">
            <text:p>1869580907</text:p>
          </table:table-cell>
          <table:table-cell office:value-type="float" office:value="0.23" table:formula="of:=VLOOKUP([.A223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3" table:style-name="ce1">
            <text:p>2131203</text:p>
          </table:table-cell>
          <table:table-cell office:value-type="float" office:value="847908729.49905598" table:style-name="ce1">
            <text:p>847908729.5</text:p>
          </table:table-cell>
          <table:table-cell office:value-type="float" office:value="0.246" table:formula="of:=VLOOKUP([.A224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101" table:style-name="ce1">
            <text:p>2132101</text:p>
          </table:table-cell>
          <table:table-cell office:value-type="float" office:value="370823122400.76898" table:style-name="ce1">
            <text:p>3.70823E+11</text:p>
          </table:table-cell>
          <table:table-cell office:value-type="float" office:value="0.23" table:formula="of:=VLOOKUP([.A225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2" table:style-name="ce1">
            <text:p>2132102</text:p>
          </table:table-cell>
          <table:table-cell office:value-type="float" office:value="57311417367.835503" table:style-name="ce1">
            <text:p>57311417368</text:p>
          </table:table-cell>
          <table:table-cell office:value-type="float" office:value="0.23" table:formula="of:=VLOOKUP([.A226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3" table:style-name="ce1">
            <text:p>2132103</text:p>
          </table:table-cell>
          <table:table-cell office:value-type="float" office:value="8285801698.0735798" table:style-name="ce1">
            <text:p>8285801698</text:p>
          </table:table-cell>
          <table:table-cell office:value-type="float" office:value="0.246" table:formula="of:=VLOOKUP([.A227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201" table:style-name="ce1">
            <text:p>2132201</text:p>
          </table:table-cell>
          <table:table-cell office:value-type="float" office:value="4234651445.6099801" table:style-name="ce1">
            <text:p>4234651446</text:p>
          </table:table-cell>
          <table:table-cell office:value-type="float" office:value="0.23" table:formula="of:=VLOOKUP([.A228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2" table:style-name="ce1">
            <text:p>2132202</text:p>
          </table:table-cell>
          <table:table-cell office:value-type="float" office:value="2764661270.31743" table:style-name="ce1">
            <text:p>2764661270</text:p>
          </table:table-cell>
          <table:table-cell office:value-type="float" office:value="0.23" table:formula="of:=VLOOKUP([.A229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3" table:style-name="ce1">
            <text:p>2132203</text:p>
          </table:table-cell>
          <table:table-cell office:value-type="float" office:value="1216462515.9465899" table:style-name="ce1">
            <text:p>1216462516</text:p>
          </table:table-cell>
          <table:table-cell office:value-type="float" office:value="0.246" table:formula="of:=VLOOKUP([.A230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101" table:style-name="ce1">
            <text:p>2133101</text:p>
          </table:table-cell>
          <table:table-cell office:value-type="float" office:value="232387427372.85999" table:style-name="ce1">
            <text:p>2.32387E+11</text:p>
          </table:table-cell>
          <table:table-cell office:value-type="float" office:value="0.23" table:formula="of:=VLOOKUP([.A231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2" table:style-name="ce1">
            <text:p>2133102</text:p>
          </table:table-cell>
          <table:table-cell office:value-type="float" office:value="36802040108.732597" table:style-name="ce1">
            <text:p>36802040109</text:p>
          </table:table-cell>
          <table:table-cell office:value-type="float" office:value="0.23" table:formula="of:=VLOOKUP([.A232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3" table:style-name="ce1">
            <text:p>2133103</text:p>
          </table:table-cell>
          <table:table-cell office:value-type="float" office:value="5221612745.0934696" table:style-name="ce1">
            <text:p>5221612745</text:p>
          </table:table-cell>
          <table:table-cell office:value-type="float" office:value="0.246" table:formula="of:=VLOOKUP([.A233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201" table:style-name="ce1">
            <text:p>2133201</text:p>
          </table:table-cell>
          <table:table-cell office:value-type="float" office:value="9711412195.5906506" table:style-name="ce1">
            <text:p>9711412196</text:p>
          </table:table-cell>
          <table:table-cell office:value-type="float" office:value="0.23" table:formula="of:=VLOOKUP([.A234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2" table:style-name="ce1">
            <text:p>2133202</text:p>
          </table:table-cell>
          <table:table-cell office:value-type="float" office:value="13021182277.8239" table:style-name="ce1">
            <text:p>13021182278</text:p>
          </table:table-cell>
          <table:table-cell office:value-type="float" office:value="0.23" table:formula="of:=VLOOKUP([.A235];[r_coefficients.$M$1:.$N$820];2;1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3" table:style-name="ce1">
            <text:p>2133203</text:p>
          </table:table-cell>
          <table:table-cell office:value-type="float" office:value="6756255883.3663101" table:style-name="ce1">
            <text:p>6756255883</text:p>
          </table:table-cell>
          <table:table-cell office:value-type="float" office:value="0.246" table:formula="of:=VLOOKUP([.A236];[r_coefficients.$M$1:.$N$820];2;1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41101" table:style-name="ce1">
            <text:p>2141101</text:p>
          </table:table-cell>
          <table:table-cell office:value-type="float" office:value="2492732448.1195898" table:style-name="ce1">
            <text:p>2492732448</text:p>
          </table:table-cell>
          <table:table-cell office:value-type="float" office:value="0.21199999999999999" table:formula="of:=VLOOKUP([.A237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1" table:style-name="ce1">
            <text:p>2151101</text:p>
          </table:table-cell>
          <table:table-cell office:value-type="float" office:value="2980802722731.9199" table:style-name="ce1">
            <text:p>2.9808E+12</text:p>
          </table:table-cell>
          <table:table-cell office:value-type="float" office:value="0.21199999999999999" table:formula="of:=VLOOKUP([.A238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2" table:style-name="ce1">
            <text:p>2151102</text:p>
          </table:table-cell>
          <table:table-cell office:value-type="float" office:value="8550726508.6294699" table:style-name="ce1">
            <text:p>8550726509</text:p>
          </table:table-cell>
          <table:table-cell office:value-type="float" office:value="0.21199999999999999" table:formula="of:=VLOOKUP([.A239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3" table:style-name="ce1">
            <text:p>2151103</text:p>
          </table:table-cell>
          <table:table-cell office:value-type="float" office:value="15480996543.7897" table:style-name="ce1">
            <text:p>15480996544</text:p>
          </table:table-cell>
          <table:table-cell office:value-type="float" office:value="0.254" table:formula="of:=VLOOKUP([.A240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1201" table:style-name="ce1">
            <text:p>2151201</text:p>
          </table:table-cell>
          <table:table-cell office:value-type="float" office:value="1954254707.51653" table:style-name="ce1">
            <text:p>1954254708</text:p>
          </table:table-cell>
          <table:table-cell office:value-type="float" office:value="0.21199999999999999" table:formula="of:=VLOOKUP([.A241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2" table:style-name="ce1">
            <text:p>2151202</text:p>
          </table:table-cell>
          <table:table-cell office:value-type="float" office:value="1078475347.4182999" table:style-name="ce1">
            <text:p>1078475347</text:p>
          </table:table-cell>
          <table:table-cell office:value-type="float" office:value="0.21199999999999999" table:formula="of:=VLOOKUP([.A242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3" table:style-name="ce1">
            <text:p>2151203</text:p>
          </table:table-cell>
          <table:table-cell office:value-type="float" office:value="4887101005.6106501" table:style-name="ce1">
            <text:p>4887101006</text:p>
          </table:table-cell>
          <table:table-cell office:value-type="float" office:value="0.254" table:formula="of:=VLOOKUP([.A243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101" table:style-name="ce1">
            <text:p>2152101</text:p>
          </table:table-cell>
          <table:table-cell office:value-type="float" office:value="15208632726.941601" table:style-name="ce1">
            <text:p>15208632727</text:p>
          </table:table-cell>
          <table:table-cell office:value-type="float" office:value="0.21199999999999999" table:formula="of:=VLOOKUP([.A244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2" table:style-name="ce1">
            <text:p>2152102</text:p>
          </table:table-cell>
          <table:table-cell office:value-type="float" office:value="13140982577.8708" table:style-name="ce1">
            <text:p>13140982578</text:p>
          </table:table-cell>
          <table:table-cell office:value-type="float" office:value="0.21199999999999999" table:formula="of:=VLOOKUP([.A245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3" table:style-name="ce1">
            <text:p>2152103</text:p>
          </table:table-cell>
          <table:table-cell office:value-type="float" office:value="85892249498.121399" table:style-name="ce1">
            <text:p>85892249498</text:p>
          </table:table-cell>
          <table:table-cell office:value-type="float" office:value="0.254" table:formula="of:=VLOOKUP([.A246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201" table:style-name="ce1">
            <text:p>2152201</text:p>
          </table:table-cell>
          <table:table-cell office:value-type="float" office:value="1030895651.7790999" table:style-name="ce1">
            <text:p>1030895652</text:p>
          </table:table-cell>
          <table:table-cell office:value-type="float" office:value="0.21199999999999999" table:formula="of:=VLOOKUP([.A247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2" table:style-name="ce1">
            <text:p>2152202</text:p>
          </table:table-cell>
          <table:table-cell office:value-type="float" office:value="556528139.25716305" table:style-name="ce1">
            <text:p>556528139.3</text:p>
          </table:table-cell>
          <table:table-cell office:value-type="float" office:value="0.21199999999999999" table:formula="of:=VLOOKUP([.A248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3" table:style-name="ce1">
            <text:p>2152203</text:p>
          </table:table-cell>
          <table:table-cell office:value-type="float" office:value="3919663196.0993299" table:style-name="ce1">
            <text:p>3919663196</text:p>
          </table:table-cell>
          <table:table-cell office:value-type="float" office:value="0.254" table:formula="of:=VLOOKUP([.A249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101" table:style-name="ce1">
            <text:p>2153101</text:p>
          </table:table-cell>
          <table:table-cell office:value-type="float" office:value="233666062.04067001" table:style-name="ce1">
            <text:p>233666062</text:p>
          </table:table-cell>
          <table:table-cell office:value-type="float" office:value="0.21199999999999999" table:formula="of:=VLOOKUP([.A250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2" table:style-name="ce1">
            <text:p>2153102</text:p>
          </table:table-cell>
          <table:table-cell office:value-type="float" office:value="58369582.123908997" table:style-name="ce1">
            <text:p>58369582.12</text:p>
          </table:table-cell>
          <table:table-cell office:value-type="float" office:value="0.21199999999999999" table:formula="of:=VLOOKUP([.A251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3" table:style-name="ce1">
            <text:p>2153103</text:p>
          </table:table-cell>
          <table:table-cell office:value-type="float" office:value="232854762.91187799" table:style-name="ce1">
            <text:p>232854762.9</text:p>
          </table:table-cell>
          <table:table-cell office:value-type="float" office:value="0.254" table:formula="of:=VLOOKUP([.A252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201" table:style-name="ce1">
            <text:p>2153201</text:p>
          </table:table-cell>
          <table:table-cell office:value-type="float" office:value="222700533.107815" table:style-name="ce1">
            <text:p>222700533.1</text:p>
          </table:table-cell>
          <table:table-cell office:value-type="float" office:value="0.21199999999999999" table:formula="of:=VLOOKUP([.A253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2" table:style-name="ce1">
            <text:p>2153202</text:p>
          </table:table-cell>
          <table:table-cell office:value-type="float" office:value="335640663.654212" table:style-name="ce1">
            <text:p>335640663.7</text:p>
          </table:table-cell>
          <table:table-cell office:value-type="float" office:value="0.21199999999999999" table:formula="of:=VLOOKUP([.A254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3" table:style-name="ce1">
            <text:p>2153203</text:p>
          </table:table-cell>
          <table:table-cell office:value-type="float" office:value="4083287843.3369198" table:style-name="ce1">
            <text:p>4083287843</text:p>
          </table:table-cell>
          <table:table-cell office:value-type="float" office:value="0.254" table:formula="of:=VLOOKUP([.A255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1101" table:style-name="ce1">
            <text:p>2211101</text:p>
          </table:table-cell>
          <table:table-cell office:value-type="float" office:value="1883679448315.78" table:style-name="ce1">
            <text:p>1.88368E+12</text:p>
          </table:table-cell>
          <table:table-cell office:value-type="float" office:value="0.38800000000000001" table:formula="of:=VLOOKUP([.A256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2" table:style-name="ce1">
            <text:p>2211102</text:p>
          </table:table-cell>
          <table:table-cell office:value-type="float" office:value="5718317981.7641001" table:style-name="ce1">
            <text:p>5718317982</text:p>
          </table:table-cell>
          <table:table-cell office:value-type="float" office:value="0.38800000000000001" table:formula="of:=VLOOKUP([.A257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3" table:style-name="ce1">
            <text:p>2211103</text:p>
          </table:table-cell>
          <table:table-cell office:value-type="float" office:value="198575431.08963299" table:style-name="ce1">
            <text:p>198575431.1</text:p>
          </table:table-cell>
          <table:table-cell office:value-type="float" office:value="0.39600000000000002" table:formula="of:=VLOOKUP([.A258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111" table:style-name="ce1">
            <text:p>2211111</text:p>
          </table:table-cell>
          <table:table-cell office:value-type="float" office:value="6427698.4480950003" table:style-name="ce1">
            <text:p>6427698.448</text:p>
          </table:table-cell>
          <table:table-cell office:value-type="float" office:value="0.39600000000000002" table:formula="of:=VLOOKUP([.A259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201" table:style-name="ce1">
            <text:p>2211201</text:p>
          </table:table-cell>
          <table:table-cell office:value-type="float" office:value="3205383145.1345201" table:style-name="ce1">
            <text:p>3205383145</text:p>
          </table:table-cell>
          <table:table-cell office:value-type="float" office:value="0.21199999999999999" table:formula="of:=VLOOKUP([.A260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2" table:style-name="ce1">
            <text:p>2211202</text:p>
          </table:table-cell>
          <table:table-cell office:value-type="float" office:value="449657622.25335699" table:style-name="ce1">
            <text:p>449657622.3</text:p>
          </table:table-cell>
          <table:table-cell office:value-type="float" office:value="0.21199999999999999" table:formula="of:=VLOOKUP([.A261];[r_coefficients.$M$1:.$N$820];2;1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3" table:style-name="ce1">
            <text:p>2211203</text:p>
          </table:table-cell>
          <table:table-cell office:value-type="float" office:value="1427126.8008059999" table:style-name="ce1">
            <text:p>1427126.801</text:p>
          </table:table-cell>
          <table:table-cell office:value-type="float" office:value="0.254" table:formula="of:=VLOOKUP([.A262];[r_coefficients.$M$1:.$N$820];2;1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2101" table:style-name="ce1">
            <text:p>2212101</text:p>
          </table:table-cell>
          <table:table-cell office:value-type="float" office:value="31075813944.097401" table:style-name="ce1">
            <text:p>31075813944</text:p>
          </table:table-cell>
          <table:table-cell office:value-type="float" office:value="0.38800000000000001" table:formula="of:=VLOOKUP([.A263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2" table:style-name="ce1">
            <text:p>2212102</text:p>
          </table:table-cell>
          <table:table-cell office:value-type="float" office:value="3920784826.3235302" table:style-name="ce1">
            <text:p>3920784826</text:p>
          </table:table-cell>
          <table:table-cell office:value-type="float" office:value="0.38800000000000001" table:formula="of:=VLOOKUP([.A264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3" table:style-name="ce1">
            <text:p>2212103</text:p>
          </table:table-cell>
          <table:table-cell office:value-type="float" office:value="328041838.10530001" table:style-name="ce1">
            <text:p>328041838.1</text:p>
          </table:table-cell>
          <table:table-cell office:value-type="float" office:value="0.39600000000000002" table:formula="of:=VLOOKUP([.A265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2201" table:style-name="ce1">
            <text:p>2212201</text:p>
          </table:table-cell>
          <table:table-cell office:value-type="float" office:value="6416088368.5753603" table:style-name="ce1">
            <text:p>6416088369</text:p>
          </table:table-cell>
          <table:table-cell office:value-type="float" office:value="0.38800000000000001" table:formula="of:=VLOOKUP([.A266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2" table:style-name="ce1">
            <text:p>2212202</text:p>
          </table:table-cell>
          <table:table-cell office:value-type="float" office:value="1663043283.7928901" table:style-name="ce1">
            <text:p>1663043284</text:p>
          </table:table-cell>
          <table:table-cell office:value-type="float" office:value="0.38800000000000001" table:formula="of:=VLOOKUP([.A267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3" table:style-name="ce1">
            <text:p>2212203</text:p>
          </table:table-cell>
          <table:table-cell office:value-type="float" office:value="995254.90247800003" table:style-name="ce1">
            <text:p>995254.9025</text:p>
          </table:table-cell>
          <table:table-cell office:value-type="float" office:value="0.39600000000000002" table:formula="of:=VLOOKUP([.A268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3101" table:style-name="ce1">
            <text:p>2213101</text:p>
          </table:table-cell>
          <table:table-cell office:value-type="float" office:value="1430283832.03755" table:style-name="ce1">
            <text:p>1430283832</text:p>
          </table:table-cell>
          <table:table-cell office:value-type="float" office:value="0.38800000000000001" table:formula="of:=VLOOKUP([.A269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2" table:style-name="ce1">
            <text:p>2213102</text:p>
          </table:table-cell>
          <table:table-cell office:value-type="float" office:value="639260980.08854496" table:style-name="ce1">
            <text:p>639260980.1</text:p>
          </table:table-cell>
          <table:table-cell office:value-type="float" office:value="0.38800000000000001" table:formula="of:=VLOOKUP([.A270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3" table:style-name="ce1">
            <text:p>2213103</text:p>
          </table:table-cell>
          <table:table-cell office:value-type="float" office:value="72161587.259728998" table:style-name="ce1">
            <text:p>72161587.26</text:p>
          </table:table-cell>
          <table:table-cell office:value-type="float" office:value="0.39600000000000002" table:formula="of:=VLOOKUP([.A271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21101" table:style-name="ce1">
            <text:p>2221101</text:p>
          </table:table-cell>
          <table:table-cell office:value-type="float" office:value="1479038736715.6299" table:style-name="ce1">
            <text:p>1.47904E+12</text:p>
          </table:table-cell>
          <table:table-cell office:value-type="float" office:value="0.33600000000000002" table:formula="of:=VLOOKUP([.A272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2" table:style-name="ce1">
            <text:p>2221102</text:p>
          </table:table-cell>
          <table:table-cell office:value-type="float" office:value="31456811618.766701" table:style-name="ce1">
            <text:p>31456811619</text:p>
          </table:table-cell>
          <table:table-cell office:value-type="float" office:value="0.33600000000000002" table:formula="of:=VLOOKUP([.A273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3" table:style-name="ce1">
            <text:p>2221103</text:p>
          </table:table-cell>
          <table:table-cell office:value-type="float" office:value="20708743022.856499" table:style-name="ce1">
            <text:p>20708743023</text:p>
          </table:table-cell>
          <table:table-cell office:value-type="float" office:value="0.35199999999999998" table:formula="of:=VLOOKUP([.A274];[r_coefficients.$M$1:.$N$820];2;1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1201" table:style-name="ce1">
            <text:p>2221201</text:p>
          </table:table-cell>
          <table:table-cell office:value-type="float" office:value="15664304777.027399" table:style-name="ce1">
            <text:p>15664304777</text:p>
          </table:table-cell>
          <table:table-cell office:value-type="float" office:value="0.33600000000000002" table:formula="of:=VLOOKUP([.A275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2" table:style-name="ce1">
            <text:p>2221202</text:p>
          </table:table-cell>
          <table:table-cell office:value-type="float" office:value="1254865794.54179" table:style-name="ce1">
            <text:p>1254865795</text:p>
          </table:table-cell>
          <table:table-cell office:value-type="float" office:value="0.33600000000000002" table:formula="of:=VLOOKUP([.A276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3" table:style-name="ce1">
            <text:p>2221203</text:p>
          </table:table-cell>
          <table:table-cell office:value-type="float" office:value="1934636882.3766301" table:style-name="ce1">
            <text:p>1934636882</text:p>
          </table:table-cell>
          <table:table-cell office:value-type="float" office:value="0.35199999999999998" table:formula="of:=VLOOKUP([.A277];[r_coefficients.$M$1:.$N$820];2;1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101" table:style-name="ce1">
            <text:p>2222101</text:p>
          </table:table-cell>
          <table:table-cell office:value-type="float" office:value="59316957326.171997" table:style-name="ce1">
            <text:p>59316957326</text:p>
          </table:table-cell>
          <table:table-cell office:value-type="float" office:value="0.33600000000000002" table:formula="of:=VLOOKUP([.A278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2" table:style-name="ce1">
            <text:p>2222102</text:p>
          </table:table-cell>
          <table:table-cell office:value-type="float" office:value="19634304986.193501" table:style-name="ce1">
            <text:p>19634304986</text:p>
          </table:table-cell>
          <table:table-cell office:value-type="float" office:value="0.33600000000000002" table:formula="of:=VLOOKUP([.A279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3" table:style-name="ce1">
            <text:p>2222103</text:p>
          </table:table-cell>
          <table:table-cell office:value-type="float" office:value="29916177954.236599" table:style-name="ce1">
            <text:p>29916177954</text:p>
          </table:table-cell>
          <table:table-cell office:value-type="float" office:value="0.35199999999999998" table:formula="of:=VLOOKUP([.A280];[r_coefficients.$M$1:.$N$820];2;1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201" table:style-name="ce1">
            <text:p>2222201</text:p>
          </table:table-cell>
          <table:table-cell office:value-type="float" office:value="1838341947.9349101" table:style-name="ce1">
            <text:p>1838341948</text:p>
          </table:table-cell>
          <table:table-cell office:value-type="float" office:value="0.33600000000000002" table:formula="of:=VLOOKUP([.A281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2" table:style-name="ce1">
            <text:p>2222202</text:p>
          </table:table-cell>
          <table:table-cell office:value-type="float" office:value="832001790.13994396" table:style-name="ce1">
            <text:p>832001790.1</text:p>
          </table:table-cell>
          <table:table-cell office:value-type="float" office:value="0.33600000000000002" table:formula="of:=VLOOKUP([.A282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3" table:style-name="ce1">
            <text:p>2222203</text:p>
          </table:table-cell>
          <table:table-cell office:value-type="float" office:value="2757670915.70682" table:style-name="ce1">
            <text:p>2757670916</text:p>
          </table:table-cell>
          <table:table-cell office:value-type="float" office:value="0.35199999999999998" table:formula="of:=VLOOKUP([.A283];[r_coefficients.$M$1:.$N$820];2;1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101" table:style-name="ce1">
            <text:p>2223101</text:p>
          </table:table-cell>
          <table:table-cell office:value-type="float" office:value="130603421624.94501" table:style-name="ce1">
            <text:p>1.30603E+11</text:p>
          </table:table-cell>
          <table:table-cell office:value-type="float" office:value="0.33600000000000002" table:formula="of:=VLOOKUP([.A284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2" table:style-name="ce1">
            <text:p>2223102</text:p>
          </table:table-cell>
          <table:table-cell office:value-type="float" office:value="32090147571.895599" table:style-name="ce1">
            <text:p>32090147572</text:p>
          </table:table-cell>
          <table:table-cell office:value-type="float" office:value="0.33600000000000002" table:formula="of:=VLOOKUP([.A285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3" table:style-name="ce1">
            <text:p>2223103</text:p>
          </table:table-cell>
          <table:table-cell office:value-type="float" office:value="37981372240.798302" table:style-name="ce1">
            <text:p>37981372241</text:p>
          </table:table-cell>
          <table:table-cell office:value-type="float" office:value="0.35199999999999998" table:formula="of:=VLOOKUP([.A286];[r_coefficients.$M$1:.$N$820];2;1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201" table:style-name="ce1">
            <text:p>2223201</text:p>
          </table:table-cell>
          <table:table-cell office:value-type="float" office:value="1293998047.00302" table:style-name="ce1">
            <text:p>1293998047</text:p>
          </table:table-cell>
          <table:table-cell office:value-type="float" office:value="0.33600000000000002" table:formula="of:=VLOOKUP([.A287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2" table:style-name="ce1">
            <text:p>2223202</text:p>
          </table:table-cell>
          <table:table-cell office:value-type="float" office:value="681135691.25963998" table:style-name="ce1">
            <text:p>681135691.3</text:p>
          </table:table-cell>
          <table:table-cell office:value-type="float" office:value="0.33600000000000002" table:formula="of:=VLOOKUP([.A288];[r_coefficients.$M$1:.$N$820];2;1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3" table:style-name="ce1">
            <text:p>2223203</text:p>
          </table:table-cell>
          <table:table-cell office:value-type="float" office:value="1746291376.6395299" table:style-name="ce1">
            <text:p>1746291377</text:p>
          </table:table-cell>
          <table:table-cell office:value-type="float" office:value="0.35199999999999998" table:formula="of:=VLOOKUP([.A289];[r_coefficients.$M$1:.$N$820];2;1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31101" table:style-name="ce1">
            <text:p>2231101</text:p>
          </table:table-cell>
          <table:table-cell office:value-type="float" office:value="3214687841503.21" table:style-name="ce1">
            <text:p>3.21469E+12</text:p>
          </table:table-cell>
          <table:table-cell office:value-type="float" office:value="0.44" table:formula="of:=VLOOKUP([.A290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2" table:style-name="ce1">
            <text:p>2231102</text:p>
          </table:table-cell>
          <table:table-cell office:value-type="float" office:value="37965642107.3955" table:style-name="ce1">
            <text:p>37965642107</text:p>
          </table:table-cell>
          <table:table-cell office:value-type="float" office:value="0.44" table:formula="of:=VLOOKUP([.A291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3" table:style-name="ce1">
            <text:p>2231103</text:p>
          </table:table-cell>
          <table:table-cell office:value-type="float" office:value="25813029219.8694" table:style-name="ce1">
            <text:p>25813029220</text:p>
          </table:table-cell>
          <table:table-cell office:value-type="float" office:value="0.44" table:formula="of:=VLOOKUP([.A292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1" table:style-name="ce1">
            <text:p>2231111</text:p>
          </table:table-cell>
          <table:table-cell office:value-type="float" office:value="815977322.32106698" table:style-name="ce1">
            <text:p>815977322.3</text:p>
          </table:table-cell>
          <table:table-cell office:value-type="float" office:value="0.44" table:formula="of:=VLOOKUP([.A293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2" table:style-name="ce1">
            <text:p>2231112</text:p>
          </table:table-cell>
          <table:table-cell office:value-type="float" office:value="8701609.0997650009" table:style-name="ce1">
            <text:p>8701609.1</text:p>
          </table:table-cell>
          <table:table-cell office:value-type="float" office:value="0.44" table:formula="of:=VLOOKUP([.A294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3" table:style-name="ce1">
            <text:p>2231113</text:p>
          </table:table-cell>
          <table:table-cell office:value-type="float" office:value="36473.255183000001" table:style-name="ce1">
            <text:p>36473.25518</text:p>
          </table:table-cell>
          <table:table-cell office:value-type="float" office:value="0.44" table:formula="of:=VLOOKUP([.A295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1" table:style-name="ce1">
            <text:p>2231201</text:p>
          </table:table-cell>
          <table:table-cell office:value-type="float" office:value="4960860771.9470797" table:style-name="ce1">
            <text:p>4960860772</text:p>
          </table:table-cell>
          <table:table-cell office:value-type="float" office:value="0.44" table:formula="of:=VLOOKUP([.A296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2" table:style-name="ce1">
            <text:p>2231202</text:p>
          </table:table-cell>
          <table:table-cell office:value-type="float" office:value="863157691.75594795" table:style-name="ce1">
            <text:p>863157691.8</text:p>
          </table:table-cell>
          <table:table-cell office:value-type="float" office:value="0.44" table:formula="of:=VLOOKUP([.A297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3" table:style-name="ce1">
            <text:p>2231203</text:p>
          </table:table-cell>
          <table:table-cell office:value-type="float" office:value="1215449123.84834" table:style-name="ce1">
            <text:p>1215449124</text:p>
          </table:table-cell>
          <table:table-cell office:value-type="float" office:value="0.44" table:formula="of:=VLOOKUP([.A298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11" table:style-name="ce1">
            <text:p>2231211</text:p>
          </table:table-cell>
          <table:table-cell office:value-type="float" office:value="939570.68020199996" table:style-name="ce1">
            <text:p>939570.6802</text:p>
          </table:table-cell>
          <table:table-cell office:value-type="float" office:value="0.44" table:formula="of:=VLOOKUP([.A299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1" table:style-name="ce1">
            <text:p>2232101</text:p>
          </table:table-cell>
          <table:table-cell office:value-type="float" office:value="168196496871.44299" table:style-name="ce1">
            <text:p>1.68196E+11</text:p>
          </table:table-cell>
          <table:table-cell office:value-type="float" office:value="0.44" table:formula="of:=VLOOKUP([.A300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2" table:style-name="ce1">
            <text:p>2232102</text:p>
          </table:table-cell>
          <table:table-cell office:value-type="float" office:value="29656147370.631302" table:style-name="ce1">
            <text:p>29656147371</text:p>
          </table:table-cell>
          <table:table-cell office:value-type="float" office:value="0.44" table:formula="of:=VLOOKUP([.A301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3" table:style-name="ce1">
            <text:p>2232103</text:p>
          </table:table-cell>
          <table:table-cell office:value-type="float" office:value="18337637810.544201" table:style-name="ce1">
            <text:p>18337637811</text:p>
          </table:table-cell>
          <table:table-cell office:value-type="float" office:value="0.44" table:formula="of:=VLOOKUP([.A302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1" table:style-name="ce1">
            <text:p>2232111</text:p>
          </table:table-cell>
          <table:table-cell office:value-type="float" office:value="18013174.022394001" table:style-name="ce1">
            <text:p>18013174.02</text:p>
          </table:table-cell>
          <table:table-cell office:value-type="float" office:value="0.44" table:formula="of:=VLOOKUP([.A303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2" table:style-name="ce1">
            <text:p>2232112</text:p>
          </table:table-cell>
          <table:table-cell office:value-type="float" office:value="410936.66953000001" table:style-name="ce1">
            <text:p>410936.6695</text:p>
          </table:table-cell>
          <table:table-cell office:value-type="float" office:value="0.44" table:formula="of:=VLOOKUP([.A304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1" table:style-name="ce1">
            <text:p>2232201</text:p>
          </table:table-cell>
          <table:table-cell office:value-type="float" office:value="2318847185.9471698" table:style-name="ce1">
            <text:p>2318847186</text:p>
          </table:table-cell>
          <table:table-cell office:value-type="float" office:value="0.44" table:formula="of:=VLOOKUP([.A305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2" table:style-name="ce1">
            <text:p>2232202</text:p>
          </table:table-cell>
          <table:table-cell office:value-type="float" office:value="1752046978.5478599" table:style-name="ce1">
            <text:p>1752046979</text:p>
          </table:table-cell>
          <table:table-cell office:value-type="float" office:value="0.44" table:formula="of:=VLOOKUP([.A306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3" table:style-name="ce1">
            <text:p>2232203</text:p>
          </table:table-cell>
          <table:table-cell office:value-type="float" office:value="3165590520.1226602" table:style-name="ce1">
            <text:p>3165590520</text:p>
          </table:table-cell>
          <table:table-cell office:value-type="float" office:value="0.44" table:formula="of:=VLOOKUP([.A307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1" table:style-name="ce1">
            <text:p>2233101</text:p>
          </table:table-cell>
          <table:table-cell office:value-type="float" office:value="272889301791.216" table:style-name="ce1">
            <text:p>2.72889E+11</text:p>
          </table:table-cell>
          <table:table-cell office:value-type="float" office:value="0.44" table:formula="of:=VLOOKUP([.A308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2" table:style-name="ce1">
            <text:p>2233102</text:p>
          </table:table-cell>
          <table:table-cell office:value-type="float" office:value="55824509074.129501" table:style-name="ce1">
            <text:p>55824509074</text:p>
          </table:table-cell>
          <table:table-cell office:value-type="float" office:value="0.44" table:formula="of:=VLOOKUP([.A309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3" table:style-name="ce1">
            <text:p>2233103</text:p>
          </table:table-cell>
          <table:table-cell office:value-type="float" office:value="38472174271.736504" table:style-name="ce1">
            <text:p>38472174272</text:p>
          </table:table-cell>
          <table:table-cell office:value-type="float" office:value="0.44" table:formula="of:=VLOOKUP([.A310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11" table:style-name="ce1">
            <text:p>2233111</text:p>
          </table:table-cell>
          <table:table-cell office:value-type="float" office:value="192581.911636" table:style-name="ce1">
            <text:p>192581.9116</text:p>
          </table:table-cell>
          <table:table-cell office:value-type="float" office:value="0.44" table:formula="of:=VLOOKUP([.A311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1" table:style-name="ce1">
            <text:p>2233201</text:p>
          </table:table-cell>
          <table:table-cell office:value-type="float" office:value="5420585787.5978403" table:style-name="ce1">
            <text:p>5420585788</text:p>
          </table:table-cell>
          <table:table-cell office:value-type="float" office:value="0.44" table:formula="of:=VLOOKUP([.A312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2" table:style-name="ce1">
            <text:p>2233202</text:p>
          </table:table-cell>
          <table:table-cell office:value-type="float" office:value="6182758433.8953199" table:style-name="ce1">
            <text:p>6182758434</text:p>
          </table:table-cell>
          <table:table-cell office:value-type="float" office:value="0.44" table:formula="of:=VLOOKUP([.A313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3" table:style-name="ce1">
            <text:p>2233203</text:p>
          </table:table-cell>
          <table:table-cell office:value-type="float" office:value="8759753010.4774895" table:style-name="ce1">
            <text:p>8759753010</text:p>
          </table:table-cell>
          <table:table-cell office:value-type="float" office:value="0.44" table:formula="of:=VLOOKUP([.A314];[r_coefficients.$M$1:.$N$820];2;1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41101" table:style-name="ce1">
            <text:p>2241101</text:p>
          </table:table-cell>
          <table:table-cell office:value-type="float" office:value="3162294434710.04" table:style-name="ce1">
            <text:p>3.16229E+12</text:p>
          </table:table-cell>
          <table:table-cell office:value-type="float" office:value="0.38800000000000001" table:formula="of:=VLOOKUP([.A315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2" table:style-name="ce1">
            <text:p>2241102</text:p>
          </table:table-cell>
          <table:table-cell office:value-type="float" office:value="14471598808.738001" table:style-name="ce1">
            <text:p>14471598809</text:p>
          </table:table-cell>
          <table:table-cell office:value-type="float" office:value="0.38800000000000001" table:formula="of:=VLOOKUP([.A316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3" table:style-name="ce1">
            <text:p>2241103</text:p>
          </table:table-cell>
          <table:table-cell office:value-type="float" office:value="6749981962.1209402" table:style-name="ce1">
            <text:p>6749981962</text:p>
          </table:table-cell>
          <table:table-cell office:value-type="float" office:value="0.39600000000000002" table:formula="of:=VLOOKUP([.A317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111" table:style-name="ce1">
            <text:p>2241111</text:p>
          </table:table-cell>
          <table:table-cell office:value-type="float" office:value="202834370930.39301" table:style-name="ce1">
            <text:p>2.02834E+11</text:p>
          </table:table-cell>
          <table:table-cell office:value-type="float" office:value="0.38800000000000001" table:formula="of:=VLOOKUP([.A318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2" table:style-name="ce1">
            <text:p>2241112</text:p>
          </table:table-cell>
          <table:table-cell office:value-type="float" office:value="6237370878.82129" table:style-name="ce1">
            <text:p>6237370879</text:p>
          </table:table-cell>
          <table:table-cell office:value-type="float" office:value="0.38800000000000001" table:formula="of:=VLOOKUP([.A319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3" table:style-name="ce1">
            <text:p>2241113</text:p>
          </table:table-cell>
          <table:table-cell office:value-type="float" office:value="3288911002.6644902" table:style-name="ce1">
            <text:p>3288911003</text:p>
          </table:table-cell>
          <table:table-cell office:value-type="float" office:value="0.39600000000000002" table:formula="of:=VLOOKUP([.A320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01" table:style-name="ce1">
            <text:p>2241201</text:p>
          </table:table-cell>
          <table:table-cell office:value-type="float" office:value="92139879335.929306" table:style-name="ce1">
            <text:p>92139879336</text:p>
          </table:table-cell>
          <table:table-cell office:value-type="float" office:value="0.38800000000000001" table:formula="of:=VLOOKUP([.A321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2" table:style-name="ce1">
            <text:p>2241202</text:p>
          </table:table-cell>
          <table:table-cell office:value-type="float" office:value="5360968602.2579298" table:style-name="ce1">
            <text:p>5360968602</text:p>
          </table:table-cell>
          <table:table-cell office:value-type="float" office:value="0.38800000000000001" table:formula="of:=VLOOKUP([.A322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3" table:style-name="ce1">
            <text:p>2241203</text:p>
          </table:table-cell>
          <table:table-cell office:value-type="float" office:value="1962325406.0955601" table:style-name="ce1">
            <text:p>1962325406</text:p>
          </table:table-cell>
          <table:table-cell office:value-type="float" office:value="0.39600000000000002" table:formula="of:=VLOOKUP([.A323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11" table:style-name="ce1">
            <text:p>2241211</text:p>
          </table:table-cell>
          <table:table-cell office:value-type="float" office:value="42423509763.615997" table:style-name="ce1">
            <text:p>42423509764</text:p>
          </table:table-cell>
          <table:table-cell office:value-type="float" office:value="0.38800000000000001" table:formula="of:=VLOOKUP([.A324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2" table:style-name="ce1">
            <text:p>2241212</text:p>
          </table:table-cell>
          <table:table-cell office:value-type="float" office:value="1111452018.81637" table:style-name="ce1">
            <text:p>1111452019</text:p>
          </table:table-cell>
          <table:table-cell office:value-type="float" office:value="0.38800000000000001" table:formula="of:=VLOOKUP([.A325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3" table:style-name="ce1">
            <text:p>2241213</text:p>
          </table:table-cell>
          <table:table-cell office:value-type="float" office:value="411747170.73069298" table:style-name="ce1">
            <text:p>411747170.7</text:p>
          </table:table-cell>
          <table:table-cell office:value-type="float" office:value="0.39600000000000002" table:formula="of:=VLOOKUP([.A326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01" table:style-name="ce1">
            <text:p>2242101</text:p>
          </table:table-cell>
          <table:table-cell office:value-type="float" office:value="22496036314.129799" table:style-name="ce1">
            <text:p>22496036314</text:p>
          </table:table-cell>
          <table:table-cell office:value-type="float" office:value="0.38800000000000001" table:formula="of:=VLOOKUP([.A327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2" table:style-name="ce1">
            <text:p>2242102</text:p>
          </table:table-cell>
          <table:table-cell office:value-type="float" office:value="9685978257.3538303" table:style-name="ce1">
            <text:p>9685978257</text:p>
          </table:table-cell>
          <table:table-cell office:value-type="float" office:value="0.38800000000000001" table:formula="of:=VLOOKUP([.A328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3" table:style-name="ce1">
            <text:p>2242103</text:p>
          </table:table-cell>
          <table:table-cell office:value-type="float" office:value="12353797633.943001" table:style-name="ce1">
            <text:p>12353797634</text:p>
          </table:table-cell>
          <table:table-cell office:value-type="float" office:value="0.39600000000000002" table:formula="of:=VLOOKUP([.A329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11" table:style-name="ce1">
            <text:p>2242111</text:p>
          </table:table-cell>
          <table:table-cell office:value-type="float" office:value="19861387661.818001" table:style-name="ce1">
            <text:p>19861387662</text:p>
          </table:table-cell>
          <table:table-cell office:value-type="float" office:value="0.38800000000000001" table:formula="of:=VLOOKUP([.A330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2" table:style-name="ce1">
            <text:p>2242112</text:p>
          </table:table-cell>
          <table:table-cell office:value-type="float" office:value="8059314103.9008799" table:style-name="ce1">
            <text:p>8059314104</text:p>
          </table:table-cell>
          <table:table-cell office:value-type="float" office:value="0.38800000000000001" table:formula="of:=VLOOKUP([.A331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3" table:style-name="ce1">
            <text:p>2242113</text:p>
          </table:table-cell>
          <table:table-cell office:value-type="float" office:value="7998133141.6568804" table:style-name="ce1">
            <text:p>7998133142</text:p>
          </table:table-cell>
          <table:table-cell office:value-type="float" office:value="0.39600000000000002" table:formula="of:=VLOOKUP([.A332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01" table:style-name="ce1">
            <text:p>2242201</text:p>
          </table:table-cell>
          <table:table-cell office:value-type="float" office:value="8142221444.9507198" table:style-name="ce1">
            <text:p>8142221445</text:p>
          </table:table-cell>
          <table:table-cell office:value-type="float" office:value="0.38800000000000001" table:formula="of:=VLOOKUP([.A333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2" table:style-name="ce1">
            <text:p>2242202</text:p>
          </table:table-cell>
          <table:table-cell office:value-type="float" office:value="2283780190.0557199" table:style-name="ce1">
            <text:p>2283780190</text:p>
          </table:table-cell>
          <table:table-cell office:value-type="float" office:value="0.38800000000000001" table:formula="of:=VLOOKUP([.A334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3" table:style-name="ce1">
            <text:p>2242203</text:p>
          </table:table-cell>
          <table:table-cell office:value-type="float" office:value="1697320081.99317" table:style-name="ce1">
            <text:p>1697320082</text:p>
          </table:table-cell>
          <table:table-cell office:value-type="float" office:value="0.39600000000000002" table:formula="of:=VLOOKUP([.A335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11" table:style-name="ce1">
            <text:p>2242211</text:p>
          </table:table-cell>
          <table:table-cell office:value-type="float" office:value="6068707559.2479401" table:style-name="ce1">
            <text:p>6068707559</text:p>
          </table:table-cell>
          <table:table-cell office:value-type="float" office:value="0.38800000000000001" table:formula="of:=VLOOKUP([.A336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2" table:style-name="ce1">
            <text:p>2242212</text:p>
          </table:table-cell>
          <table:table-cell office:value-type="float" office:value="1426058108.1847701" table:style-name="ce1">
            <text:p>1426058108</text:p>
          </table:table-cell>
          <table:table-cell office:value-type="float" office:value="0.38800000000000001" table:formula="of:=VLOOKUP([.A337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3" table:style-name="ce1">
            <text:p>2242213</text:p>
          </table:table-cell>
          <table:table-cell office:value-type="float" office:value="1082931380.7657399" table:style-name="ce1">
            <text:p>1082931381</text:p>
          </table:table-cell>
          <table:table-cell office:value-type="float" office:value="0.39600000000000002" table:formula="of:=VLOOKUP([.A338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01" table:style-name="ce1">
            <text:p>2243101</text:p>
          </table:table-cell>
          <table:table-cell office:value-type="float" office:value="15504228182.428101" table:style-name="ce1">
            <text:p>15504228182</text:p>
          </table:table-cell>
          <table:table-cell office:value-type="float" office:value="0.38800000000000001" table:formula="of:=VLOOKUP([.A339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2" table:style-name="ce1">
            <text:p>2243102</text:p>
          </table:table-cell>
          <table:table-cell office:value-type="float" office:value="7881224427.9780998" table:style-name="ce1">
            <text:p>7881224428</text:p>
          </table:table-cell>
          <table:table-cell office:value-type="float" office:value="0.38800000000000001" table:formula="of:=VLOOKUP([.A340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3" table:style-name="ce1">
            <text:p>2243103</text:p>
          </table:table-cell>
          <table:table-cell office:value-type="float" office:value="5672830610.1824799" table:style-name="ce1">
            <text:p>5672830610</text:p>
          </table:table-cell>
          <table:table-cell office:value-type="float" office:value="0.39600000000000002" table:formula="of:=VLOOKUP([.A341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11" table:style-name="ce1">
            <text:p>2243111</text:p>
          </table:table-cell>
          <table:table-cell office:value-type="float" office:value="2756830761.4997501" table:style-name="ce1">
            <text:p>2756830761</text:p>
          </table:table-cell>
          <table:table-cell office:value-type="float" office:value="0.38800000000000001" table:formula="of:=VLOOKUP([.A342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2" table:style-name="ce1">
            <text:p>2243112</text:p>
          </table:table-cell>
          <table:table-cell office:value-type="float" office:value="1548594532.67769" table:style-name="ce1">
            <text:p>1548594533</text:p>
          </table:table-cell>
          <table:table-cell office:value-type="float" office:value="0.38800000000000001" table:formula="of:=VLOOKUP([.A343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3" table:style-name="ce1">
            <text:p>2243113</text:p>
          </table:table-cell>
          <table:table-cell office:value-type="float" office:value="989393971.07957494" table:style-name="ce1">
            <text:p>989393971.1</text:p>
          </table:table-cell>
          <table:table-cell office:value-type="float" office:value="0.39600000000000002" table:formula="of:=VLOOKUP([.A344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01" table:style-name="ce1">
            <text:p>2243201</text:p>
          </table:table-cell>
          <table:table-cell office:value-type="float" office:value="17421124963.362499" table:style-name="ce1">
            <text:p>17421124963</text:p>
          </table:table-cell>
          <table:table-cell office:value-type="float" office:value="0.38800000000000001" table:formula="of:=VLOOKUP([.A345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2" table:style-name="ce1">
            <text:p>2243202</text:p>
          </table:table-cell>
          <table:table-cell office:value-type="float" office:value="7606156399.26231" table:style-name="ce1">
            <text:p>7606156399</text:p>
          </table:table-cell>
          <table:table-cell office:value-type="float" office:value="0.38800000000000001" table:formula="of:=VLOOKUP([.A346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3" table:style-name="ce1">
            <text:p>2243203</text:p>
          </table:table-cell>
          <table:table-cell office:value-type="float" office:value="3099715678.9200802" table:style-name="ce1">
            <text:p>3099715679</text:p>
          </table:table-cell>
          <table:table-cell office:value-type="float" office:value="0.39600000000000002" table:formula="of:=VLOOKUP([.A347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11" table:style-name="ce1">
            <text:p>2243211</text:p>
          </table:table-cell>
          <table:table-cell office:value-type="float" office:value="2240875498.61659" table:style-name="ce1">
            <text:p>2240875499</text:p>
          </table:table-cell>
          <table:table-cell office:value-type="float" office:value="0.38800000000000001" table:formula="of:=VLOOKUP([.A348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2" table:style-name="ce1">
            <text:p>2243212</text:p>
          </table:table-cell>
          <table:table-cell office:value-type="float" office:value="1066798913.38068" table:style-name="ce1">
            <text:p>1066798913</text:p>
          </table:table-cell>
          <table:table-cell office:value-type="float" office:value="0.38800000000000001" table:formula="of:=VLOOKUP([.A349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3" table:style-name="ce1">
            <text:p>2243213</text:p>
          </table:table-cell>
          <table:table-cell office:value-type="float" office:value="561442627.51018596" table:style-name="ce1">
            <text:p>561442627.5</text:p>
          </table:table-cell>
          <table:table-cell office:value-type="float" office:value="0.39600000000000002" table:formula="of:=VLOOKUP([.A350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101" table:style-name="ce1">
            <text:p>2251101</text:p>
          </table:table-cell>
          <table:table-cell office:value-type="float" office:value="1065564682833.41" table:style-name="ce1">
            <text:p>1.06556E+12</text:p>
          </table:table-cell>
          <table:table-cell office:value-type="float" office:value="0.38800000000000001" table:formula="of:=VLOOKUP([.A351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2" table:style-name="ce1">
            <text:p>2251102</text:p>
          </table:table-cell>
          <table:table-cell office:value-type="float" office:value="3017171035.8555498" table:style-name="ce1">
            <text:p>3017171036</text:p>
          </table:table-cell>
          <table:table-cell office:value-type="float" office:value="0.38800000000000001" table:formula="of:=VLOOKUP([.A352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3" table:style-name="ce1">
            <text:p>2251103</text:p>
          </table:table-cell>
          <table:table-cell office:value-type="float" office:value="3482260845.1571999" table:style-name="ce1">
            <text:p>3482260845</text:p>
          </table:table-cell>
          <table:table-cell office:value-type="float" office:value="0.39600000000000002" table:formula="of:=VLOOKUP([.A353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201" table:style-name="ce1">
            <text:p>2251201</text:p>
          </table:table-cell>
          <table:table-cell office:value-type="float" office:value="1078691453.41818" table:style-name="ce1">
            <text:p>1078691453</text:p>
          </table:table-cell>
          <table:table-cell office:value-type="float" office:value="0.38800000000000001" table:formula="of:=VLOOKUP([.A354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2" table:style-name="ce1">
            <text:p>2251202</text:p>
          </table:table-cell>
          <table:table-cell office:value-type="float" office:value="256510598.62625301" table:style-name="ce1">
            <text:p>256510598.6</text:p>
          </table:table-cell>
          <table:table-cell office:value-type="float" office:value="0.38800000000000001" table:formula="of:=VLOOKUP([.A355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3" table:style-name="ce1">
            <text:p>2251203</text:p>
          </table:table-cell>
          <table:table-cell office:value-type="float" office:value="544433248.14838099" table:style-name="ce1">
            <text:p>544433248.1</text:p>
          </table:table-cell>
          <table:table-cell office:value-type="float" office:value="0.39600000000000002" table:formula="of:=VLOOKUP([.A356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101" table:style-name="ce1">
            <text:p>2252101</text:p>
          </table:table-cell>
          <table:table-cell office:value-type="float" office:value="11819486139.0972" table:style-name="ce1">
            <text:p>11819486139</text:p>
          </table:table-cell>
          <table:table-cell office:value-type="float" office:value="0.38800000000000001" table:formula="of:=VLOOKUP([.A357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2" table:style-name="ce1">
            <text:p>2252102</text:p>
          </table:table-cell>
          <table:table-cell office:value-type="float" office:value="3973696533.5343499" table:style-name="ce1">
            <text:p>3973696534</text:p>
          </table:table-cell>
          <table:table-cell office:value-type="float" office:value="0.38800000000000001" table:formula="of:=VLOOKUP([.A358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3" table:style-name="ce1">
            <text:p>2252103</text:p>
          </table:table-cell>
          <table:table-cell office:value-type="float" office:value="24950626158.565701" table:style-name="ce1">
            <text:p>24950626159</text:p>
          </table:table-cell>
          <table:table-cell office:value-type="float" office:value="0.39600000000000002" table:formula="of:=VLOOKUP([.A359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201" table:style-name="ce1">
            <text:p>2252201</text:p>
          </table:table-cell>
          <table:table-cell office:value-type="float" office:value="930802450.911412" table:style-name="ce1">
            <text:p>930802450.9</text:p>
          </table:table-cell>
          <table:table-cell office:value-type="float" office:value="0.38800000000000001" table:formula="of:=VLOOKUP([.A360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2" table:style-name="ce1">
            <text:p>2252202</text:p>
          </table:table-cell>
          <table:table-cell office:value-type="float" office:value="560547144.00805998" table:style-name="ce1">
            <text:p>560547144</text:p>
          </table:table-cell>
          <table:table-cell office:value-type="float" office:value="0.38800000000000001" table:formula="of:=VLOOKUP([.A361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3" table:style-name="ce1">
            <text:p>2252203</text:p>
          </table:table-cell>
          <table:table-cell office:value-type="float" office:value="2280431174.3837199" table:style-name="ce1">
            <text:p>2280431174</text:p>
          </table:table-cell>
          <table:table-cell office:value-type="float" office:value="0.39600000000000002" table:formula="of:=VLOOKUP([.A362];[r_coefficients.$M$1:.$N$820];2;1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3101" table:style-name="ce1">
            <text:p>2253101</text:p>
          </table:table-cell>
          <table:table-cell office:value-type="float" office:value="98286472.572571993" table:style-name="ce1">
            <text:p>98286472.57</text:p>
          </table:table-cell>
          <table:table-cell office:value-type="float" office:value="0.38800000000000001" table:formula="of:=VLOOKUP([.A363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3102" table:style-name="ce1">
            <text:p>2253102</text:p>
          </table:table-cell>
          <table:table-cell office:value-type="float" office:value="337152.831565" table:style-name="ce1">
            <text:p>337152.8316</text:p>
          </table:table-cell>
          <table:table-cell office:value-type="float" office:value="0.38800000000000001" table:formula="of:=VLOOKUP([.A364];[r_coefficients.$M$1:.$N$820];2;1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311101" table:style-name="ce1">
            <text:p>2311101</text:p>
          </table:table-cell>
          <table:table-cell office:value-type="float" office:value="1493169219777.8301" table:style-name="ce1">
            <text:p>1.49317E+12</text:p>
          </table:table-cell>
          <table:table-cell office:value-type="float" office:value="1.3380000000000001" table:formula="of:=VLOOKUP([.A365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2" table:style-name="ce1">
            <text:p>2311102</text:p>
          </table:table-cell>
          <table:table-cell office:value-type="float" office:value="38632414.960056998" table:style-name="ce1">
            <text:p>38632414.96</text:p>
          </table:table-cell>
          <table:table-cell office:value-type="float" office:value="1.3380000000000001" table:formula="of:=VLOOKUP([.A366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3" table:style-name="ce1">
            <text:p>2311103</text:p>
          </table:table-cell>
          <table:table-cell office:value-type="float" office:value="7524199.4385050004" table:style-name="ce1">
            <text:p>7524199.439</text:p>
          </table:table-cell>
          <table:table-cell office:value-type="float" office:value="2.1579999999999999" table:formula="of:=VLOOKUP([.A367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2101" table:style-name="ce1">
            <text:p>2312101</text:p>
          </table:table-cell>
          <table:table-cell office:value-type="float" office:value="911786192.09692097" table:style-name="ce1">
            <text:p>911786192.1</text:p>
          </table:table-cell>
          <table:table-cell office:value-type="float" office:value="1.3380000000000001" table:formula="of:=VLOOKUP([.A368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2" table:style-name="ce1">
            <text:p>2312102</text:p>
          </table:table-cell>
          <table:table-cell office:value-type="float" office:value="2437371.6735990001" table:style-name="ce1">
            <text:p>2437371.674</text:p>
          </table:table-cell>
          <table:table-cell office:value-type="float" office:value="1.3380000000000001" table:formula="of:=VLOOKUP([.A369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3" table:style-name="ce1">
            <text:p>2312103</text:p>
          </table:table-cell>
          <table:table-cell office:value-type="float" office:value="1805089.050944" table:style-name="ce1">
            <text:p>1805089.051</text:p>
          </table:table-cell>
          <table:table-cell office:value-type="float" office:value="2.1579999999999999" table:formula="of:=VLOOKUP([.A370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3101" table:style-name="ce1">
            <text:p>2313101</text:p>
          </table:table-cell>
          <table:table-cell office:value-type="float" office:value="176410619.866927" table:style-name="ce1">
            <text:p>176410619.9</text:p>
          </table:table-cell>
          <table:table-cell office:value-type="float" office:value="1.3380000000000001" table:formula="of:=VLOOKUP([.A371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2" table:style-name="ce1">
            <text:p>2313102</text:p>
          </table:table-cell>
          <table:table-cell office:value-type="float" office:value="2024137.0570350001" table:style-name="ce1">
            <text:p>2024137.057</text:p>
          </table:table-cell>
          <table:table-cell office:value-type="float" office:value="1.3380000000000001" table:formula="of:=VLOOKUP([.A372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3" table:style-name="ce1">
            <text:p>2313103</text:p>
          </table:table-cell>
          <table:table-cell office:value-type="float" office:value="4103629.950069" table:style-name="ce1">
            <text:p>4103629.95</text:p>
          </table:table-cell>
          <table:table-cell office:value-type="float" office:value="1.3380000000000001" table:formula="of:=VLOOKUP([.A373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1" table:style-name="ce1">
            <text:p>2321101</text:p>
          </table:table-cell>
          <table:table-cell office:value-type="float" office:value="3708769975433.4902" table:style-name="ce1">
            <text:p>3.70877E+12</text:p>
          </table:table-cell>
          <table:table-cell office:value-type="float" office:value="1.3380000000000001" table:formula="of:=VLOOKUP([.A374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2" table:style-name="ce1">
            <text:p>2321102</text:p>
          </table:table-cell>
          <table:table-cell office:value-type="float" office:value="10104650955.552799" table:style-name="ce1">
            <text:p>10104650956</text:p>
          </table:table-cell>
          <table:table-cell office:value-type="float" office:value="1.3380000000000001" table:formula="of:=VLOOKUP([.A375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3" table:style-name="ce1">
            <text:p>2321103</text:p>
          </table:table-cell>
          <table:table-cell office:value-type="float" office:value="3355652877.9875398" table:style-name="ce1">
            <text:p>3355652878</text:p>
          </table:table-cell>
          <table:table-cell office:value-type="float" office:value="1.3380000000000001" table:formula="of:=VLOOKUP([.A376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1" table:style-name="ce1">
            <text:p>2321201</text:p>
          </table:table-cell>
          <table:table-cell office:value-type="float" office:value="5729050447.25317" table:style-name="ce1">
            <text:p>5729050447</text:p>
          </table:table-cell>
          <table:table-cell office:value-type="float" office:value="1.3380000000000001" table:formula="of:=VLOOKUP([.A377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2" table:style-name="ce1">
            <text:p>2321202</text:p>
          </table:table-cell>
          <table:table-cell office:value-type="float" office:value="118601469.839527" table:style-name="ce1">
            <text:p>118601469.8</text:p>
          </table:table-cell>
          <table:table-cell office:value-type="float" office:value="1.3380000000000001" table:formula="of:=VLOOKUP([.A378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3" table:style-name="ce1">
            <text:p>2321203</text:p>
          </table:table-cell>
          <table:table-cell office:value-type="float" office:value="293660341.71196198" table:style-name="ce1">
            <text:p>293660341.7</text:p>
          </table:table-cell>
          <table:table-cell office:value-type="float" office:value="1.3380000000000001" table:formula="of:=VLOOKUP([.A379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1" table:style-name="ce1">
            <text:p>2322101</text:p>
          </table:table-cell>
          <table:table-cell office:value-type="float" office:value="54752581158.346901" table:style-name="ce1">
            <text:p>54752581158</text:p>
          </table:table-cell>
          <table:table-cell office:value-type="float" office:value="1.3380000000000001" table:formula="of:=VLOOKUP([.A380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2" table:style-name="ce1">
            <text:p>2322102</text:p>
          </table:table-cell>
          <table:table-cell office:value-type="float" office:value="5622343454.0552597" table:style-name="ce1">
            <text:p>5622343454</text:p>
          </table:table-cell>
          <table:table-cell office:value-type="float" office:value="1.3380000000000001" table:formula="of:=VLOOKUP([.A381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3" table:style-name="ce1">
            <text:p>2322103</text:p>
          </table:table-cell>
          <table:table-cell office:value-type="float" office:value="444210887.533225" table:style-name="ce1">
            <text:p>444210887.5</text:p>
          </table:table-cell>
          <table:table-cell office:value-type="float" office:value="1.3380000000000001" table:formula="of:=VLOOKUP([.A382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1" table:style-name="ce1">
            <text:p>2322201</text:p>
          </table:table-cell>
          <table:table-cell office:value-type="float" office:value="161852144.83647999" table:style-name="ce1">
            <text:p>161852144.8</text:p>
          </table:table-cell>
          <table:table-cell office:value-type="float" office:value="1.3380000000000001" table:formula="of:=VLOOKUP([.A383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2" table:style-name="ce1">
            <text:p>2322202</text:p>
          </table:table-cell>
          <table:table-cell office:value-type="float" office:value="26613647.979947999" table:style-name="ce1">
            <text:p>26613647.98</text:p>
          </table:table-cell>
          <table:table-cell office:value-type="float" office:value="1.3380000000000001" table:formula="of:=VLOOKUP([.A384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3" table:style-name="ce1">
            <text:p>2322203</text:p>
          </table:table-cell>
          <table:table-cell office:value-type="float" office:value="62753179.051789999" table:style-name="ce1">
            <text:p>62753179.05</text:p>
          </table:table-cell>
          <table:table-cell office:value-type="float" office:value="1.3380000000000001" table:formula="of:=VLOOKUP([.A385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1" table:style-name="ce1">
            <text:p>2323101</text:p>
          </table:table-cell>
          <table:table-cell office:value-type="float" office:value="69394632611.017303" table:style-name="ce1">
            <text:p>69394632611</text:p>
          </table:table-cell>
          <table:table-cell office:value-type="float" office:value="1.3380000000000001" table:formula="of:=VLOOKUP([.A386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2" table:style-name="ce1">
            <text:p>2323102</text:p>
          </table:table-cell>
          <table:table-cell office:value-type="float" office:value="1491806434.6413" table:style-name="ce1">
            <text:p>1491806435</text:p>
          </table:table-cell>
          <table:table-cell office:value-type="float" office:value="1.3380000000000001" table:formula="of:=VLOOKUP([.A387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3" table:style-name="ce1">
            <text:p>2323103</text:p>
          </table:table-cell>
          <table:table-cell office:value-type="float" office:value="840587214.43884802" table:style-name="ce1">
            <text:p>840587214.4</text:p>
          </table:table-cell>
          <table:table-cell office:value-type="float" office:value="1.3380000000000001" table:formula="of:=VLOOKUP([.A388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1" table:style-name="ce1">
            <text:p>2323201</text:p>
          </table:table-cell>
          <table:table-cell office:value-type="float" office:value="188605184.52857399" table:style-name="ce1">
            <text:p>188605184.5</text:p>
          </table:table-cell>
          <table:table-cell office:value-type="float" office:value="1.3380000000000001" table:formula="of:=VLOOKUP([.A389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2" table:style-name="ce1">
            <text:p>2323202</text:p>
          </table:table-cell>
          <table:table-cell office:value-type="float" office:value="72284801.714439005" table:style-name="ce1">
            <text:p>72284801.71</text:p>
          </table:table-cell>
          <table:table-cell office:value-type="float" office:value="1.3380000000000001" table:formula="of:=VLOOKUP([.A390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3" table:style-name="ce1">
            <text:p>2323203</text:p>
          </table:table-cell>
          <table:table-cell office:value-type="float" office:value="184521283.673902" table:style-name="ce1">
            <text:p>184521283.7</text:p>
          </table:table-cell>
          <table:table-cell office:value-type="float" office:value="1.3380000000000001" table:formula="of:=VLOOKUP([.A391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1" table:style-name="ce1">
            <text:p>2331101</text:p>
          </table:table-cell>
          <table:table-cell office:value-type="float" office:value="2818931436147.8901" table:style-name="ce1">
            <text:p>2.81893E+12</text:p>
          </table:table-cell>
          <table:table-cell office:value-type="float" office:value="1.3380000000000001" table:formula="of:=VLOOKUP([.A392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2" table:style-name="ce1">
            <text:p>2331102</text:p>
          </table:table-cell>
          <table:table-cell office:value-type="float" office:value="1053854982.54494" table:style-name="ce1">
            <text:p>1053854983</text:p>
          </table:table-cell>
          <table:table-cell office:value-type="float" office:value="1.3380000000000001" table:formula="of:=VLOOKUP([.A393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3" table:style-name="ce1">
            <text:p>2331103</text:p>
          </table:table-cell>
          <table:table-cell office:value-type="float" office:value="292469729.716115" table:style-name="ce1">
            <text:p>292469729.7</text:p>
          </table:table-cell>
          <table:table-cell office:value-type="float" office:value="1.3380000000000001" table:formula="of:=VLOOKUP([.A394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201" table:style-name="ce1">
            <text:p>2331201</text:p>
          </table:table-cell>
          <table:table-cell office:value-type="float" office:value="109205857.70412201" table:style-name="ce1">
            <text:p>109205857.7</text:p>
          </table:table-cell>
          <table:table-cell office:value-type="float" office:value="2.1579999999999999" table:formula="of:=VLOOKUP([.A395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2" table:style-name="ce1">
            <text:p>2331202</text:p>
          </table:table-cell>
          <table:table-cell office:value-type="float" office:value="3374947.5652239998" table:style-name="ce1">
            <text:p>3374947.565</text:p>
          </table:table-cell>
          <table:table-cell office:value-type="float" office:value="2.1579999999999999" table:formula="of:=VLOOKUP([.A396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3" table:style-name="ce1">
            <text:p>2331203</text:p>
          </table:table-cell>
          <table:table-cell office:value-type="float" office:value="1276585.4261459999" table:style-name="ce1">
            <text:p>1276585.426</text:p>
          </table:table-cell>
          <table:table-cell office:value-type="float" office:value="2.1579999999999999" table:formula="of:=VLOOKUP([.A397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1" table:style-name="ce1">
            <text:p>2332101</text:p>
          </table:table-cell>
          <table:table-cell office:value-type="float" office:value="2299989819.2376099" table:style-name="ce1">
            <text:p>2299989819</text:p>
          </table:table-cell>
          <table:table-cell office:value-type="float" office:value="2.1579999999999999" table:formula="of:=VLOOKUP([.A398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2" table:style-name="ce1">
            <text:p>2332102</text:p>
          </table:table-cell>
          <table:table-cell office:value-type="float" office:value="131616725.744452" table:style-name="ce1">
            <text:p>131616725.7</text:p>
          </table:table-cell>
          <table:table-cell office:value-type="float" office:value="2.1579999999999999" table:formula="of:=VLOOKUP([.A399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3" table:style-name="ce1">
            <text:p>2332103</text:p>
          </table:table-cell>
          <table:table-cell office:value-type="float" office:value="85957888.587220997" table:style-name="ce1">
            <text:p>85957888.59</text:p>
          </table:table-cell>
          <table:table-cell office:value-type="float" office:value="1.3380000000000001" table:formula="of:=VLOOKUP([.A400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2201" table:style-name="ce1">
            <text:p>2332201</text:p>
          </table:table-cell>
          <table:table-cell office:value-type="float" office:value="18309381.553358" table:style-name="ce1">
            <text:p>18309381.55</text:p>
          </table:table-cell>
          <table:table-cell office:value-type="float" office:value="2.1579999999999999" table:formula="of:=VLOOKUP([.A401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2" table:style-name="ce1">
            <text:p>2332202</text:p>
          </table:table-cell>
          <table:table-cell office:value-type="float" office:value="5670531.8276819997" table:style-name="ce1">
            <text:p>5670531.828</text:p>
          </table:table-cell>
          <table:table-cell office:value-type="float" office:value="2.1579999999999999" table:formula="of:=VLOOKUP([.A402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3" table:style-name="ce1">
            <text:p>2332203</text:p>
          </table:table-cell>
          <table:table-cell office:value-type="float" office:value="4560535.3005640004" table:style-name="ce1">
            <text:p>4560535.301</text:p>
          </table:table-cell>
          <table:table-cell office:value-type="float" office:value="2.1579999999999999" table:formula="of:=VLOOKUP([.A403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101" table:style-name="ce1">
            <text:p>2333101</text:p>
          </table:table-cell>
          <table:table-cell office:value-type="float" office:value="4575052529.1419296" table:style-name="ce1">
            <text:p>4575052529</text:p>
          </table:table-cell>
          <table:table-cell office:value-type="float" office:value="1.3380000000000001" table:formula="of:=VLOOKUP([.A404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2" table:style-name="ce1">
            <text:p>2333102</text:p>
          </table:table-cell>
          <table:table-cell office:value-type="float" office:value="445025047.04714799" table:style-name="ce1">
            <text:p>445025047</text:p>
          </table:table-cell>
          <table:table-cell office:value-type="float" office:value="1.3380000000000001" table:formula="of:=VLOOKUP([.A405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3" table:style-name="ce1">
            <text:p>2333103</text:p>
          </table:table-cell>
          <table:table-cell office:value-type="float" office:value="533866289.74467701" table:style-name="ce1">
            <text:p>533866289.7</text:p>
          </table:table-cell>
          <table:table-cell office:value-type="float" office:value="1.3380000000000001" table:formula="of:=VLOOKUP([.A406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201" table:style-name="ce1">
            <text:p>2333201</text:p>
          </table:table-cell>
          <table:table-cell office:value-type="float" office:value="30534744.837193001" table:style-name="ce1">
            <text:p>30534744.84</text:p>
          </table:table-cell>
          <table:table-cell office:value-type="float" office:value="2.1579999999999999" table:formula="of:=VLOOKUP([.A407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2" table:style-name="ce1">
            <text:p>2333202</text:p>
          </table:table-cell>
          <table:table-cell office:value-type="float" office:value="6896438.158601" table:style-name="ce1">
            <text:p>6896438.159</text:p>
          </table:table-cell>
          <table:table-cell office:value-type="float" office:value="2.1579999999999999" table:formula="of:=VLOOKUP([.A408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3" table:style-name="ce1">
            <text:p>2333203</text:p>
          </table:table-cell>
          <table:table-cell office:value-type="float" office:value="6947989.7758539999" table:style-name="ce1">
            <text:p>6947989.776</text:p>
          </table:table-cell>
          <table:table-cell office:value-type="float" office:value="2.1579999999999999" table:formula="of:=VLOOKUP([.A409];[r_coefficients.$M$1:.$N$820];2;1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41101" table:style-name="ce1">
            <text:p>2341101</text:p>
          </table:table-cell>
          <table:table-cell office:value-type="float" office:value="2312992956.0405002" table:style-name="ce1">
            <text:p>2312992956</text:p>
          </table:table-cell>
          <table:table-cell office:value-type="float" office:value="1.3380000000000001" table:formula="of:=VLOOKUP([.A410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1" table:style-name="ce1">
            <text:p>2351101</text:p>
          </table:table-cell>
          <table:table-cell office:value-type="float" office:value="5062266174863.8896" table:style-name="ce1">
            <text:p>5.06227E+12</text:p>
          </table:table-cell>
          <table:table-cell office:value-type="float" office:value="1.3380000000000001" table:formula="of:=VLOOKUP([.A411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2" table:style-name="ce1">
            <text:p>2351102</text:p>
          </table:table-cell>
          <table:table-cell office:value-type="float" office:value="6806275439.5159502" table:style-name="ce1">
            <text:p>6806275440</text:p>
          </table:table-cell>
          <table:table-cell office:value-type="float" office:value="1.3380000000000001" table:formula="of:=VLOOKUP([.A412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3" table:style-name="ce1">
            <text:p>2351103</text:p>
          </table:table-cell>
          <table:table-cell office:value-type="float" office:value="4062800539.58007" table:style-name="ce1">
            <text:p>4062800540</text:p>
          </table:table-cell>
          <table:table-cell office:value-type="float" office:value="1.3380000000000001" table:formula="of:=VLOOKUP([.A413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1" table:style-name="ce1">
            <text:p>2351201</text:p>
          </table:table-cell>
          <table:table-cell office:value-type="float" office:value="1204542433.32704" table:style-name="ce1">
            <text:p>1204542433</text:p>
          </table:table-cell>
          <table:table-cell office:value-type="float" office:value="1.3380000000000001" table:formula="of:=VLOOKUP([.A414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2" table:style-name="ce1">
            <text:p>2351202</text:p>
          </table:table-cell>
          <table:table-cell office:value-type="float" office:value="332930317.62793303" table:style-name="ce1">
            <text:p>332930317.6</text:p>
          </table:table-cell>
          <table:table-cell office:value-type="float" office:value="1.3380000000000001" table:formula="of:=VLOOKUP([.A415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3" table:style-name="ce1">
            <text:p>2351203</text:p>
          </table:table-cell>
          <table:table-cell office:value-type="float" office:value="325459834.30518699" table:style-name="ce1">
            <text:p>325459834.3</text:p>
          </table:table-cell>
          <table:table-cell office:value-type="float" office:value="1.3380000000000001" table:formula="of:=VLOOKUP([.A416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1" table:style-name="ce1">
            <text:p>2352101</text:p>
          </table:table-cell>
          <table:table-cell office:value-type="float" office:value="159749477772.134" table:style-name="ce1">
            <text:p>1.59749E+11</text:p>
          </table:table-cell>
          <table:table-cell office:value-type="float" office:value="1.3380000000000001" table:formula="of:=VLOOKUP([.A417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2" table:style-name="ce1">
            <text:p>2352102</text:p>
          </table:table-cell>
          <table:table-cell office:value-type="float" office:value="33644858153.191002" table:style-name="ce1">
            <text:p>33644858153</text:p>
          </table:table-cell>
          <table:table-cell office:value-type="float" office:value="1.3380000000000001" table:formula="of:=VLOOKUP([.A418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3" table:style-name="ce1">
            <text:p>2352103</text:p>
          </table:table-cell>
          <table:table-cell office:value-type="float" office:value="19394003777.7775" table:style-name="ce1">
            <text:p>19394003778</text:p>
          </table:table-cell>
          <table:table-cell office:value-type="float" office:value="1.3380000000000001" table:formula="of:=VLOOKUP([.A419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1" table:style-name="ce1">
            <text:p>2352201</text:p>
          </table:table-cell>
          <table:table-cell office:value-type="float" office:value="404932647.27894801" table:style-name="ce1">
            <text:p>404932647.3</text:p>
          </table:table-cell>
          <table:table-cell office:value-type="float" office:value="1.3380000000000001" table:formula="of:=VLOOKUP([.A420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2" table:style-name="ce1">
            <text:p>2352202</text:p>
          </table:table-cell>
          <table:table-cell office:value-type="float" office:value="372536238.04960603" table:style-name="ce1">
            <text:p>372536238</text:p>
          </table:table-cell>
          <table:table-cell office:value-type="float" office:value="1.3380000000000001" table:formula="of:=VLOOKUP([.A421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3" table:style-name="ce1">
            <text:p>2352203</text:p>
          </table:table-cell>
          <table:table-cell office:value-type="float" office:value="752079107.57114601" table:style-name="ce1">
            <text:p>752079107.6</text:p>
          </table:table-cell>
          <table:table-cell office:value-type="float" office:value="1.3380000000000001" table:formula="of:=VLOOKUP([.A422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1" table:style-name="ce1">
            <text:p>2353101</text:p>
          </table:table-cell>
          <table:table-cell office:value-type="float" office:value="136459080.85280901" table:style-name="ce1">
            <text:p>136459080.9</text:p>
          </table:table-cell>
          <table:table-cell office:value-type="float" office:value="1.3380000000000001" table:formula="of:=VLOOKUP([.A423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2" table:style-name="ce1">
            <text:p>2353102</text:p>
          </table:table-cell>
          <table:table-cell office:value-type="float" office:value="137940.697912" table:style-name="ce1">
            <text:p>137940.6979</text:p>
          </table:table-cell>
          <table:table-cell office:value-type="float" office:value="1.3380000000000001" table:formula="of:=VLOOKUP([.A424];[r_coefficients.$M$1:.$N$820];2;1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3121101" table:style-name="ce1">
            <text:p>3121101</text:p>
          </table:table-cell>
          <table:table-cell office:value-type="float" office:value="2096792412650.8799" table:style-name="ce1">
            <text:p>2.09679E+12</text:p>
          </table:table-cell>
          <table:table-cell office:value-type="float" office:value="0.40150000000000002" table:formula="of:=VLOOKUP([.A425];[r_coefficients.$M$1:.$N$820];2;1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2" table:style-name="ce1">
            <text:p>3121102</text:p>
          </table:table-cell>
          <table:table-cell office:value-type="float" office:value="15540087697.245199" table:style-name="ce1">
            <text:p>15540087697</text:p>
          </table:table-cell>
          <table:table-cell office:value-type="float" office:value="0.40150000000000002" table:formula="of:=VLOOKUP([.A426];[r_coefficients.$M$1:.$N$820];2;1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3" table:style-name="ce1">
            <text:p>3121103</text:p>
          </table:table-cell>
          <table:table-cell office:value-type="float" office:value="34133128217.000599" table:style-name="ce1">
            <text:p>34133128217</text:p>
          </table:table-cell>
          <table:table-cell office:value-type="float" office:value="0.26400000000000001" table:formula="of:=VLOOKUP([.A427];[r_coefficients.$M$1:.$N$820];2;1)" table:style-name="ce2">
            <text:p>0.264</text:p>
          </table:table-cell>
          <table:table-cell table:number-columns-repeated="16381"/>
        </table:table-row>
        <table:table-row table:style-name="ro1">
          <table:table-cell office:value-type="float" office:value="3121201" table:style-name="ce1">
            <text:p>3121201</text:p>
          </table:table-cell>
          <table:table-cell office:value-type="float" office:value="908485949.65511203" table:style-name="ce1">
            <text:p>908485949.7</text:p>
          </table:table-cell>
          <table:table-cell office:value-type="float" office:value="0.40150000000000002" table:formula="of:=VLOOKUP([.A428];[r_coefficients.$M$1:.$N$820];2;1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2" table:style-name="ce1">
            <text:p>3121202</text:p>
          </table:table-cell>
          <table:table-cell office:value-type="float" office:value="327687104.602727" table:style-name="ce1">
            <text:p>327687104.6</text:p>
          </table:table-cell>
          <table:table-cell office:value-type="float" office:value="0.40150000000000002" table:formula="of:=VLOOKUP([.A429];[r_coefficients.$M$1:.$N$820];2;1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3" table:style-name="ce1">
            <text:p>3121203</text:p>
          </table:table-cell>
          <table:table-cell office:value-type="float" office:value="896105068.92258203" table:style-name="ce1">
            <text:p>896105068.9</text:p>
          </table:table-cell>
          <table:table-cell office:value-type="float" office:value="0.20300000000000001" table:formula="of:=VLOOKUP([.A430];[r_coefficients.$M$1:.$N$820];2;1)" table:style-name="ce2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22101" table:style-name="ce1">
            <text:p>3122101</text:p>
          </table:table-cell>
          <table:table-cell office:value-type="float" office:value="49473310312.182098" table:style-name="ce1">
            <text:p>49473310312</text:p>
          </table:table-cell>
          <table:table-cell office:value-type="float" office:value="0.46600000000000003" table:formula="of:=VLOOKUP([.A431];[r_coefficients.$M$1:.$N$820];2;1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2" table:style-name="ce1">
            <text:p>3122102</text:p>
          </table:table-cell>
          <table:table-cell office:value-type="float" office:value="23030197509.8871" table:style-name="ce1">
            <text:p>23030197510</text:p>
          </table:table-cell>
          <table:table-cell office:value-type="float" office:value="0.46600000000000003" table:formula="of:=VLOOKUP([.A432];[r_coefficients.$M$1:.$N$820];2;1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3" table:style-name="ce1">
            <text:p>3122103</text:p>
          </table:table-cell>
          <table:table-cell office:value-type="float" office:value="51125587145.720703" table:style-name="ce1">
            <text:p>51125587146</text:p>
          </table:table-cell>
          <table:table-cell office:value-type="float" office:value="0.19" table:formula="of:=VLOOKUP([.A433];[r_coefficients.$M$1:.$N$820];2;1)" table:style-name="ce2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2201" table:style-name="ce1">
            <text:p>3122201</text:p>
          </table:table-cell>
          <table:table-cell office:value-type="float" office:value="196767782.095891" table:style-name="ce1">
            <text:p>196767782.1</text:p>
          </table:table-cell>
          <table:table-cell office:value-type="float" office:value="0.46600000000000003" table:formula="of:=VLOOKUP([.A434];[r_coefficients.$M$1:.$N$820];2;1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2" table:style-name="ce1">
            <text:p>3122202</text:p>
          </table:table-cell>
          <table:table-cell office:value-type="float" office:value="267164421.36489099" table:style-name="ce1">
            <text:p>267164421.4</text:p>
          </table:table-cell>
          <table:table-cell office:value-type="float" office:value="0.46600000000000003" table:formula="of:=VLOOKUP([.A435];[r_coefficients.$M$1:.$N$820];2;1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3" table:style-name="ce1">
            <text:p>3122203</text:p>
          </table:table-cell>
          <table:table-cell office:value-type="float" office:value="493535407.54170901" table:style-name="ce1">
            <text:p>493535407.5</text:p>
          </table:table-cell>
          <table:table-cell office:value-type="float" office:value="0.19" table:formula="of:=VLOOKUP([.A436];[r_coefficients.$M$1:.$N$820];2;1)" table:style-name="ce2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3101" table:style-name="ce1">
            <text:p>3123101</text:p>
          </table:table-cell>
          <table:table-cell office:value-type="float" office:value="2769095076.4113598" table:style-name="ce1">
            <text:p>2769095076</text:p>
          </table:table-cell>
          <table:table-cell office:value-type="float" office:value="0.33700000000000002" table:formula="of:=VLOOKUP([.A437];[r_coefficients.$M$1:.$N$820];2;1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2" table:style-name="ce1">
            <text:p>3123102</text:p>
          </table:table-cell>
          <table:table-cell office:value-type="float" office:value="2016866750.91275" table:style-name="ce1">
            <text:p>2016866751</text:p>
          </table:table-cell>
          <table:table-cell office:value-type="float" office:value="0.33700000000000002" table:formula="of:=VLOOKUP([.A438];[r_coefficients.$M$1:.$N$820];2;1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3" table:style-name="ce1">
            <text:p>3123103</text:p>
          </table:table-cell>
          <table:table-cell office:value-type="float" office:value="11596077727.502001" table:style-name="ce1">
            <text:p>11596077728</text:p>
          </table:table-cell>
          <table:table-cell office:value-type="float" office:value="0.33800000000000002" table:formula="of:=VLOOKUP([.A439];[r_coefficients.$M$1:.$N$820];2;1)" table:style-name="ce2">
            <text:p>0.338</text:p>
          </table:table-cell>
          <table:table-cell table:number-columns-repeated="16381"/>
        </table:table-row>
        <table:table-row table:style-name="ro1">
          <table:table-cell office:value-type="float" office:value="3123201" table:style-name="ce1">
            <text:p>3123201</text:p>
          </table:table-cell>
          <table:table-cell office:value-type="float" office:value="452672711.57812297" table:style-name="ce1">
            <text:p>452672711.6</text:p>
          </table:table-cell>
          <table:table-cell office:value-type="float" office:value="0.33700000000000002" table:formula="of:=VLOOKUP([.A440];[r_coefficients.$M$1:.$N$820];2;1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2" table:style-name="ce1">
            <text:p>3123202</text:p>
          </table:table-cell>
          <table:table-cell office:value-type="float" office:value="324623212.317182" table:style-name="ce1">
            <text:p>324623212.3</text:p>
          </table:table-cell>
          <table:table-cell office:value-type="float" office:value="0.33700000000000002" table:formula="of:=VLOOKUP([.A441];[r_coefficients.$M$1:.$N$820];2;1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3" table:style-name="ce1">
            <text:p>3123203</text:p>
          </table:table-cell>
          <table:table-cell office:value-type="float" office:value="1275239592.18134" table:style-name="ce1">
            <text:p>1275239592</text:p>
          </table:table-cell>
          <table:table-cell office:value-type="float" office:value="0.20300000000000001" table:formula="of:=VLOOKUP([.A442];[r_coefficients.$M$1:.$N$820];2;1)" table:style-name="ce2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41101" table:style-name="ce1">
            <text:p>3141101</text:p>
          </table:table-cell>
          <table:table-cell office:value-type="float" office:value="2499947104266.25" table:style-name="ce1">
            <text:p>2.49995E+12</text:p>
          </table:table-cell>
          <table:table-cell office:value-type="float" office:value="0.27550000000000002" table:formula="of:=VLOOKUP([.A443];[r_coefficients.$M$1:.$N$820];2;1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2" table:style-name="ce1">
            <text:p>3141102</text:p>
          </table:table-cell>
          <table:table-cell office:value-type="float" office:value="22527804025.305099" table:style-name="ce1">
            <text:p>22527804025</text:p>
          </table:table-cell>
          <table:table-cell office:value-type="float" office:value="0.27550000000000002" table:formula="of:=VLOOKUP([.A444];[r_coefficients.$M$1:.$N$820];2;1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3" table:style-name="ce1">
            <text:p>3141103</text:p>
          </table:table-cell>
          <table:table-cell office:value-type="float" office:value="39512924014.973198" table:style-name="ce1">
            <text:p>39512924015</text:p>
          </table:table-cell>
          <table:table-cell office:value-type="float" office:value="0.182" table:formula="of:=VLOOKUP([.A445];[r_coefficients.$M$1:.$N$820];2;1)" table:style-name="ce2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111" table:style-name="ce1">
            <text:p>3141111</text:p>
          </table:table-cell>
          <table:table-cell office:value-type="float" office:value="300598257600.97198" table:style-name="ce1">
            <text:p>3.00598E+11</text:p>
          </table:table-cell>
          <table:table-cell office:value-type="float" office:value="0.27550000000000002" table:formula="of:=VLOOKUP([.A446];[r_coefficients.$M$1:.$N$820];2;1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2" table:style-name="ce1">
            <text:p>3141112</text:p>
          </table:table-cell>
          <table:table-cell office:value-type="float" office:value="8498880215.3748102" table:style-name="ce1">
            <text:p>8498880215</text:p>
          </table:table-cell>
          <table:table-cell office:value-type="float" office:value="0.27550000000000002" table:formula="of:=VLOOKUP([.A447];[r_coefficients.$M$1:.$N$820];2;1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3" table:style-name="ce1">
            <text:p>3141113</text:p>
          </table:table-cell>
          <table:table-cell office:value-type="float" office:value="11328878368.027901" table:style-name="ce1">
            <text:p>11328878368</text:p>
          </table:table-cell>
          <table:table-cell office:value-type="float" office:value="0.182" table:formula="of:=VLOOKUP([.A448];[r_coefficients.$M$1:.$N$820];2;1)" table:style-name="ce2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201" table:style-name="ce1">
            <text:p>3141201</text:p>
          </table:table-cell>
          <table:table-cell office:value-type="float" office:value="74501741723.570801" table:style-name="ce1">
            <text:p>74501741724</text:p>
          </table:table-cell>
          <table:table-cell office:value-type="float" office:value="0.35899999999999999" table:formula="of:=VLOOKUP([.A449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2" table:style-name="ce1">
            <text:p>3141202</text:p>
          </table:table-cell>
          <table:table-cell office:value-type="float" office:value="8165863325.8618298" table:style-name="ce1">
            <text:p>8165863326</text:p>
          </table:table-cell>
          <table:table-cell office:value-type="float" office:value="0.35899999999999999" table:formula="of:=VLOOKUP([.A450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3" table:style-name="ce1">
            <text:p>3141203</text:p>
          </table:table-cell>
          <table:table-cell office:value-type="float" office:value="9760034787.2483101" table:style-name="ce1">
            <text:p>9760034787</text:p>
          </table:table-cell>
          <table:table-cell office:value-type="float" office:value="0.20599999999999999" table:formula="of:=VLOOKUP([.A451];[r_coefficients.$M$1:.$N$820];2;1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1211" table:style-name="ce1">
            <text:p>3141211</text:p>
          </table:table-cell>
          <table:table-cell office:value-type="float" office:value="27058801343.453098" table:style-name="ce1">
            <text:p>27058801343</text:p>
          </table:table-cell>
          <table:table-cell office:value-type="float" office:value="0.35899999999999999" table:formula="of:=VLOOKUP([.A452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2" table:style-name="ce1">
            <text:p>3141212</text:p>
          </table:table-cell>
          <table:table-cell office:value-type="float" office:value="2595336965.29426" table:style-name="ce1">
            <text:p>2595336965</text:p>
          </table:table-cell>
          <table:table-cell office:value-type="float" office:value="0.35899999999999999" table:formula="of:=VLOOKUP([.A453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3" table:style-name="ce1">
            <text:p>3141213</text:p>
          </table:table-cell>
          <table:table-cell office:value-type="float" office:value="6613852785.3053102" table:style-name="ce1">
            <text:p>6613852785</text:p>
          </table:table-cell>
          <table:table-cell office:value-type="float" office:value="0.20599999999999999" table:formula="of:=VLOOKUP([.A454];[r_coefficients.$M$1:.$N$820];2;1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2101" table:style-name="ce1">
            <text:p>3142101</text:p>
          </table:table-cell>
          <table:table-cell office:value-type="float" office:value="10839785230.9774" table:style-name="ce1">
            <text:p>10839785231</text:p>
          </table:table-cell>
          <table:table-cell office:value-type="float" office:value="0.192" table:formula="of:=VLOOKUP([.A455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2" table:style-name="ce1">
            <text:p>3142102</text:p>
          </table:table-cell>
          <table:table-cell office:value-type="float" office:value="6769916552.7259903" table:style-name="ce1">
            <text:p>6769916553</text:p>
          </table:table-cell>
          <table:table-cell office:value-type="float" office:value="0.192" table:formula="of:=VLOOKUP([.A456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3" table:style-name="ce1">
            <text:p>3142103</text:p>
          </table:table-cell>
          <table:table-cell office:value-type="float" office:value="24557268446.0331" table:style-name="ce1">
            <text:p>24557268446</text:p>
          </table:table-cell>
          <table:table-cell office:value-type="float" office:value="0.17199999999999999" table:formula="of:=VLOOKUP([.A457];[r_coefficients.$M$1:.$N$820];2;1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111" table:style-name="ce1">
            <text:p>3142111</text:p>
          </table:table-cell>
          <table:table-cell office:value-type="float" office:value="7313281563.0029497" table:style-name="ce1">
            <text:p>7313281563</text:p>
          </table:table-cell>
          <table:table-cell office:value-type="float" office:value="0.192" table:formula="of:=VLOOKUP([.A458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2" table:style-name="ce1">
            <text:p>3142112</text:p>
          </table:table-cell>
          <table:table-cell office:value-type="float" office:value="4577491602.3306904" table:style-name="ce1">
            <text:p>4577491602</text:p>
          </table:table-cell>
          <table:table-cell office:value-type="float" office:value="0.192" table:formula="of:=VLOOKUP([.A459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3" table:style-name="ce1">
            <text:p>3142113</text:p>
          </table:table-cell>
          <table:table-cell office:value-type="float" office:value="18938259983.344799" table:style-name="ce1">
            <text:p>18938259983</text:p>
          </table:table-cell>
          <table:table-cell office:value-type="float" office:value="0.17199999999999999" table:formula="of:=VLOOKUP([.A460];[r_coefficients.$M$1:.$N$820];2;1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01" table:style-name="ce1">
            <text:p>3142201</text:p>
          </table:table-cell>
          <table:table-cell office:value-type="float" office:value="6069119954.0009098" table:style-name="ce1">
            <text:p>6069119954</text:p>
          </table:table-cell>
          <table:table-cell office:value-type="float" office:value="0.192" table:formula="of:=VLOOKUP([.A461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2" table:style-name="ce1">
            <text:p>3142202</text:p>
          </table:table-cell>
          <table:table-cell office:value-type="float" office:value="4243594300.5239501" table:style-name="ce1">
            <text:p>4243594301</text:p>
          </table:table-cell>
          <table:table-cell office:value-type="float" office:value="0.192" table:formula="of:=VLOOKUP([.A462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3" table:style-name="ce1">
            <text:p>3142203</text:p>
          </table:table-cell>
          <table:table-cell office:value-type="float" office:value="9548994389.1716309" table:style-name="ce1">
            <text:p>9548994389</text:p>
          </table:table-cell>
          <table:table-cell office:value-type="float" office:value="0.17199999999999999" table:formula="of:=VLOOKUP([.A463];[r_coefficients.$M$1:.$N$820];2;1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11" table:style-name="ce1">
            <text:p>3142211</text:p>
          </table:table-cell>
          <table:table-cell office:value-type="float" office:value="4037100705.2733002" table:style-name="ce1">
            <text:p>4037100705</text:p>
          </table:table-cell>
          <table:table-cell office:value-type="float" office:value="0.192" table:formula="of:=VLOOKUP([.A464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2" table:style-name="ce1">
            <text:p>3142212</text:p>
          </table:table-cell>
          <table:table-cell office:value-type="float" office:value="2985030103.4829998" table:style-name="ce1">
            <text:p>2985030103</text:p>
          </table:table-cell>
          <table:table-cell office:value-type="float" office:value="0.192" table:formula="of:=VLOOKUP([.A465];[r_coefficients.$M$1:.$N$820];2;1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3" table:style-name="ce1">
            <text:p>3142213</text:p>
          </table:table-cell>
          <table:table-cell office:value-type="float" office:value="14595014978.0459" table:style-name="ce1">
            <text:p>14595014978</text:p>
          </table:table-cell>
          <table:table-cell office:value-type="float" office:value="0.17199999999999999" table:formula="of:=VLOOKUP([.A466];[r_coefficients.$M$1:.$N$820];2;1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3101" table:style-name="ce1">
            <text:p>3143101</text:p>
          </table:table-cell>
          <table:table-cell office:value-type="float" office:value="11440573892.1861" table:style-name="ce1">
            <text:p>11440573892</text:p>
          </table:table-cell>
          <table:table-cell office:value-type="float" office:value="0.35899999999999999" table:formula="of:=VLOOKUP([.A467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2" table:style-name="ce1">
            <text:p>3143102</text:p>
          </table:table-cell>
          <table:table-cell office:value-type="float" office:value="7110016036.45084" table:style-name="ce1">
            <text:p>7110016036</text:p>
          </table:table-cell>
          <table:table-cell office:value-type="float" office:value="0.35899999999999999" table:formula="of:=VLOOKUP([.A468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3" table:style-name="ce1">
            <text:p>3143103</text:p>
          </table:table-cell>
          <table:table-cell office:value-type="float" office:value="37469146685.720398" table:style-name="ce1">
            <text:p>37469146686</text:p>
          </table:table-cell>
          <table:table-cell office:value-type="float" office:value="0.35899999999999999" table:formula="of:=VLOOKUP([.A469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1" table:style-name="ce1">
            <text:p>3143111</text:p>
          </table:table-cell>
          <table:table-cell office:value-type="float" office:value="657802045.17972398" table:style-name="ce1">
            <text:p>657802045.2</text:p>
          </table:table-cell>
          <table:table-cell office:value-type="float" office:value="0.35899999999999999" table:formula="of:=VLOOKUP([.A470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2" table:style-name="ce1">
            <text:p>3143112</text:p>
          </table:table-cell>
          <table:table-cell office:value-type="float" office:value="340154086.16026902" table:style-name="ce1">
            <text:p>340154086.2</text:p>
          </table:table-cell>
          <table:table-cell office:value-type="float" office:value="0.35899999999999999" table:formula="of:=VLOOKUP([.A471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3" table:style-name="ce1">
            <text:p>3143113</text:p>
          </table:table-cell>
          <table:table-cell office:value-type="float" office:value="1714966383.1912701" table:style-name="ce1">
            <text:p>1714966383</text:p>
          </table:table-cell>
          <table:table-cell office:value-type="float" office:value="0.35899999999999999" table:formula="of:=VLOOKUP([.A472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1" table:style-name="ce1">
            <text:p>3143201</text:p>
          </table:table-cell>
          <table:table-cell office:value-type="float" office:value="7114603284.8024502" table:style-name="ce1">
            <text:p>7114603285</text:p>
          </table:table-cell>
          <table:table-cell office:value-type="float" office:value="0.35899999999999999" table:formula="of:=VLOOKUP([.A473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2" table:style-name="ce1">
            <text:p>3143202</text:p>
          </table:table-cell>
          <table:table-cell office:value-type="float" office:value="5697053420.6094799" table:style-name="ce1">
            <text:p>5697053421</text:p>
          </table:table-cell>
          <table:table-cell office:value-type="float" office:value="0.35899999999999999" table:formula="of:=VLOOKUP([.A474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3" table:style-name="ce1">
            <text:p>3143203</text:p>
          </table:table-cell>
          <table:table-cell office:value-type="float" office:value="7372870676.1388702" table:style-name="ce1">
            <text:p>7372870676</text:p>
          </table:table-cell>
          <table:table-cell office:value-type="float" office:value="0.20599999999999999" table:formula="of:=VLOOKUP([.A475];[r_coefficients.$M$1:.$N$820];2;1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3211" table:style-name="ce1">
            <text:p>3143211</text:p>
          </table:table-cell>
          <table:table-cell office:value-type="float" office:value="682066455.41442299" table:style-name="ce1">
            <text:p>682066455.4</text:p>
          </table:table-cell>
          <table:table-cell office:value-type="float" office:value="0.35899999999999999" table:formula="of:=VLOOKUP([.A476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2" table:style-name="ce1">
            <text:p>3143212</text:p>
          </table:table-cell>
          <table:table-cell office:value-type="float" office:value="554780282.75654101" table:style-name="ce1">
            <text:p>554780282.8</text:p>
          </table:table-cell>
          <table:table-cell office:value-type="float" office:value="0.35899999999999999" table:formula="of:=VLOOKUP([.A477];[r_coefficients.$M$1:.$N$820];2;1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3" table:style-name="ce1">
            <text:p>3143213</text:p>
          </table:table-cell>
          <table:table-cell office:value-type="float" office:value="2662229678.4827299" table:style-name="ce1">
            <text:p>2662229678</text:p>
          </table:table-cell>
          <table:table-cell office:value-type="float" office:value="0.20599999999999999" table:formula="of:=VLOOKUP([.A478];[r_coefficients.$M$1:.$N$820];2;1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51101" table:style-name="ce1">
            <text:p>3151101</text:p>
          </table:table-cell>
          <table:table-cell office:value-type="float" office:value="2088984728515.54" table:style-name="ce1">
            <text:p>2.08898E+12</text:p>
          </table:table-cell>
          <table:table-cell office:value-type="float" office:value="0.21299999999999999" table:formula="of:=VLOOKUP([.A479];[r_coefficients.$M$1:.$N$820];2;1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2" table:style-name="ce1">
            <text:p>3151102</text:p>
          </table:table-cell>
          <table:table-cell office:value-type="float" office:value="4896732873.6919498" table:style-name="ce1">
            <text:p>4896732874</text:p>
          </table:table-cell>
          <table:table-cell office:value-type="float" office:value="0.21299999999999999" table:formula="of:=VLOOKUP([.A480];[r_coefficients.$M$1:.$N$820];2;1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3" table:style-name="ce1">
            <text:p>3151103</text:p>
          </table:table-cell>
          <table:table-cell office:value-type="float" office:value="8015727417.5083904" table:style-name="ce1">
            <text:p>8015727418</text:p>
          </table:table-cell>
          <table:table-cell office:value-type="float" office:value="0.313" table:formula="of:=VLOOKUP([.A481];[r_coefficients.$M$1:.$N$820];2;1)" table:style-name="ce2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1201" table:style-name="ce1">
            <text:p>3151201</text:p>
          </table:table-cell>
          <table:table-cell office:value-type="float" office:value="1179480106.2697301" table:style-name="ce1">
            <text:p>1179480106</text:p>
          </table:table-cell>
          <table:table-cell office:value-type="float" office:value="0.39100000000000001" table:formula="of:=VLOOKUP([.A482];[r_coefficients.$M$1:.$N$820];2;1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2" table:style-name="ce1">
            <text:p>3151202</text:p>
          </table:table-cell>
          <table:table-cell office:value-type="float" office:value="677181796.14651895" table:style-name="ce1">
            <text:p>677181796.1</text:p>
          </table:table-cell>
          <table:table-cell office:value-type="float" office:value="0.39100000000000001" table:formula="of:=VLOOKUP([.A483];[r_coefficients.$M$1:.$N$820];2;1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3" table:style-name="ce1">
            <text:p>3151203</text:p>
          </table:table-cell>
          <table:table-cell office:value-type="float" office:value="2121059011.7535501" table:style-name="ce1">
            <text:p>2121059012</text:p>
          </table:table-cell>
          <table:table-cell office:value-type="float" office:value="0.188" table:formula="of:=VLOOKUP([.A484];[r_coefficients.$M$1:.$N$820];2;1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2101" table:style-name="ce1">
            <text:p>3152101</text:p>
          </table:table-cell>
          <table:table-cell office:value-type="float" office:value="6244840444.1335897" table:style-name="ce1">
            <text:p>6244840444</text:p>
          </table:table-cell>
          <table:table-cell office:value-type="float" office:value="0.21299999999999999" table:formula="of:=VLOOKUP([.A485];[r_coefficients.$M$1:.$N$820];2;1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2" table:style-name="ce1">
            <text:p>3152102</text:p>
          </table:table-cell>
          <table:table-cell office:value-type="float" office:value="4887009742.9330797" table:style-name="ce1">
            <text:p>4887009743</text:p>
          </table:table-cell>
          <table:table-cell office:value-type="float" office:value="0.21299999999999999" table:formula="of:=VLOOKUP([.A486];[r_coefficients.$M$1:.$N$820];2;1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3" table:style-name="ce1">
            <text:p>3152103</text:p>
          </table:table-cell>
          <table:table-cell office:value-type="float" office:value="57369879224.290001" table:style-name="ce1">
            <text:p>57369879224</text:p>
          </table:table-cell>
          <table:table-cell office:value-type="float" office:value="0.313" table:formula="of:=VLOOKUP([.A487];[r_coefficients.$M$1:.$N$820];2;1)" table:style-name="ce2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2201" table:style-name="ce1">
            <text:p>3152201</text:p>
          </table:table-cell>
          <table:table-cell office:value-type="float" office:value="497882986.90580702" table:style-name="ce1">
            <text:p>497882986.9</text:p>
          </table:table-cell>
          <table:table-cell office:value-type="float" office:value="0.39100000000000001" table:formula="of:=VLOOKUP([.A488];[r_coefficients.$M$1:.$N$820];2;1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2" table:style-name="ce1">
            <text:p>3152202</text:p>
          </table:table-cell>
          <table:table-cell office:value-type="float" office:value="579587445.33769798" table:style-name="ce1">
            <text:p>579587445.3</text:p>
          </table:table-cell>
          <table:table-cell office:value-type="float" office:value="0.39100000000000001" table:formula="of:=VLOOKUP([.A489];[r_coefficients.$M$1:.$N$820];2;1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3" table:style-name="ce1">
            <text:p>3152203</text:p>
          </table:table-cell>
          <table:table-cell office:value-type="float" office:value="3691113952.5676799" table:style-name="ce1">
            <text:p>3691113953</text:p>
          </table:table-cell>
          <table:table-cell office:value-type="float" office:value="0.188" table:formula="of:=VLOOKUP([.A490];[r_coefficients.$M$1:.$N$820];2;1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3101" table:style-name="ce1">
            <text:p>3153101</text:p>
          </table:table-cell>
          <table:table-cell office:value-type="float" office:value="164666428.17455801" table:style-name="ce1">
            <text:p>164666428.2</text:p>
          </table:table-cell>
          <table:table-cell office:value-type="float" office:value="0.63400000000000001" table:formula="of:=VLOOKUP([.A491];[r_coefficients.$M$1:.$N$820];2;1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2" table:style-name="ce1">
            <text:p>3153102</text:p>
          </table:table-cell>
          <table:table-cell office:value-type="float" office:value="45179802.694716997" table:style-name="ce1">
            <text:p>45179802.69</text:p>
          </table:table-cell>
          <table:table-cell office:value-type="float" office:value="0.63400000000000001" table:formula="of:=VLOOKUP([.A492];[r_coefficients.$M$1:.$N$820];2;1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3" table:style-name="ce1">
            <text:p>3153103</text:p>
          </table:table-cell>
          <table:table-cell office:value-type="float" office:value="298286941.69509602" table:style-name="ce1">
            <text:p>298286941.7</text:p>
          </table:table-cell>
          <table:table-cell office:value-type="float" office:value="0.29399999999999998" table:formula="of:=VLOOKUP([.A493];[r_coefficients.$M$1:.$N$820];2;1)" table:style-name="ce2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53201" table:style-name="ce1">
            <text:p>3153201</text:p>
          </table:table-cell>
          <table:table-cell office:value-type="float" office:value="71498728.136436999" table:style-name="ce1">
            <text:p>71498728.14</text:p>
          </table:table-cell>
          <table:table-cell office:value-type="float" office:value="0.63400000000000001" table:formula="of:=VLOOKUP([.A494];[r_coefficients.$M$1:.$N$820];2;1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2" table:style-name="ce1">
            <text:p>3153202</text:p>
          </table:table-cell>
          <table:table-cell office:value-type="float" office:value="146136231.35935801" table:style-name="ce1">
            <text:p>146136231.4</text:p>
          </table:table-cell>
          <table:table-cell office:value-type="float" office:value="0.63400000000000001" table:formula="of:=VLOOKUP([.A495];[r_coefficients.$M$1:.$N$820];2;1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3" table:style-name="ce1">
            <text:p>3153203</text:p>
          </table:table-cell>
          <table:table-cell office:value-type="float" office:value="1031419639.56539" table:style-name="ce1">
            <text:p>1031419640</text:p>
          </table:table-cell>
          <table:table-cell office:value-type="float" office:value="0.29399999999999998" table:formula="of:=VLOOKUP([.A496];[r_coefficients.$M$1:.$N$820];2;1)" table:style-name="ce2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61101" table:style-name="ce1">
            <text:p>3161101</text:p>
          </table:table-cell>
          <table:table-cell office:value-type="float" office:value="51137837.108245" table:style-name="ce1">
            <text:p>51137837.11</text:p>
          </table:table-cell>
          <table:table-cell office:value-type="float" office:value="0" table:formula="of:=VLOOKUP([.A497];[r_coefficients.$M$1:.$N$820];2;1)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11101" table:style-name="ce1">
            <text:p>3211101</text:p>
          </table:table-cell>
          <table:table-cell office:value-type="float" office:value="817277623427.68604" table:style-name="ce1">
            <text:p>8.17278E+11</text:p>
          </table:table-cell>
          <table:table-cell office:value-type="float" office:value="0" table:formula="of:=VLOOKUP([.A498];[r_coefficients.$M$1:.$N$820];2;1)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21101" table:style-name="ce1">
            <text:p>3221101</text:p>
          </table:table-cell>
          <table:table-cell office:value-type="float" office:value="5958775228596.0898" table:style-name="ce1">
            <text:p>5.95878E+12</text:p>
          </table:table-cell>
          <table:table-cell office:value-type="float" office:value="0.36199999999999999" table:formula="of:=VLOOKUP([.A499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2" table:style-name="ce1">
            <text:p>3221102</text:p>
          </table:table-cell>
          <table:table-cell office:value-type="float" office:value="189648578852.83099" table:style-name="ce1">
            <text:p>1.89649E+11</text:p>
          </table:table-cell>
          <table:table-cell office:value-type="float" office:value="0.36199999999999999" table:formula="of:=VLOOKUP([.A500];[r_coefficients.$M$1:.$N$820];2;1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3" table:style-name="ce1">
            <text:p>3221103</text:p>
          </table:table-cell>
          <table:table-cell office:value-type="float" office:value="229446500500.755" table:style-name="ce1">
            <text:p>2.29447E+11</text:p>
          </table:table-cell>
          <table:table-cell office:value-type="float" office:value="0.26950000000000002" table:formula="of:=VLOOKUP([.A501];[r_coefficients.$M$1:.$N$820];2;1)" table:style-name="ce2">
            <text:p>0.2695</text:p>
          </table:table-cell>
          <table:table-cell table:number-columns-repeated="16381"/>
        </table:table-row>
        <table:table-row table:style-name="ro1">
          <table:table-cell office:value-type="float" office:value="3221201" table:style-name="ce1">
            <text:p>3221201</text:p>
          </table:table-cell>
          <table:table-cell office:value-type="float" office:value="2369723453.6812501" table:style-name="ce1">
            <text:p>2369723454</text:p>
          </table:table-cell>
          <table:table-cell office:value-type="float" office:value="0.27200000000000002" table:formula="of:=VLOOKUP([.A502];[r_coefficients.$M$1:.$N$820];2;1)" table:style-name="ce2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2" table:style-name="ce1">
            <text:p>3221202</text:p>
          </table:table-cell>
          <table:table-cell office:value-type="float" office:value="119058956.497952" table:style-name="ce1">
            <text:p>119058956.5</text:p>
          </table:table-cell>
          <table:table-cell office:value-type="float" office:value="0.27200000000000002" table:formula="of:=VLOOKUP([.A503];[r_coefficients.$M$1:.$N$820];2;1)" table:style-name="ce2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3" table:style-name="ce1">
            <text:p>3221203</text:p>
          </table:table-cell>
          <table:table-cell office:value-type="float" office:value="133949112.32766099" table:style-name="ce1">
            <text:p>133949112.3</text:p>
          </table:table-cell>
          <table:table-cell office:value-type="float" office:value="0.24" table:formula="of:=VLOOKUP([.A504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3222101" table:style-name="ce1">
            <text:p>3222101</text:p>
          </table:table-cell>
          <table:table-cell office:value-type="float" office:value="127222509651.133" table:style-name="ce1">
            <text:p>1.27223E+11</text:p>
          </table:table-cell>
          <table:table-cell office:value-type="float" office:value="0.48099999999999998" table:formula="of:=VLOOKUP([.A505];[r_coefficients.$M$1:.$N$820];2;1)" table:style-name="ce2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2" table:style-name="ce1">
            <text:p>3222102</text:p>
          </table:table-cell>
          <table:table-cell office:value-type="float" office:value="153553996270.82001" table:style-name="ce1">
            <text:p>1.53554E+11</text:p>
          </table:table-cell>
          <table:table-cell office:value-type="float" office:value="0.48099999999999998" table:formula="of:=VLOOKUP([.A506];[r_coefficients.$M$1:.$N$820];2;1)" table:style-name="ce2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3" table:style-name="ce1">
            <text:p>3222103</text:p>
          </table:table-cell>
          <table:table-cell office:value-type="float" office:value="246328724593.08099" table:style-name="ce1">
            <text:p>2.46329E+11</text:p>
          </table:table-cell>
          <table:table-cell office:value-type="float" office:value="0.27700000000000002" table:formula="of:=VLOOKUP([.A507];[r_coefficients.$M$1:.$N$820];2;1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222201" table:style-name="ce1">
            <text:p>3222201</text:p>
          </table:table-cell>
          <table:table-cell office:value-type="float" office:value="156291275.51738" table:style-name="ce1">
            <text:p>156291275.5</text:p>
          </table:table-cell>
          <table:table-cell office:value-type="float" office:value="0.307" table:formula="of:=VLOOKUP([.A508];[r_coefficients.$M$1:.$N$820];2;1)" table:style-name="ce2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2" table:style-name="ce1">
            <text:p>3222202</text:p>
          </table:table-cell>
          <table:table-cell office:value-type="float" office:value="117663475.787709" table:style-name="ce1">
            <text:p>117663475.8</text:p>
          </table:table-cell>
          <table:table-cell office:value-type="float" office:value="0.307" table:formula="of:=VLOOKUP([.A509];[r_coefficients.$M$1:.$N$820];2;1)" table:style-name="ce2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3" table:style-name="ce1">
            <text:p>3222203</text:p>
          </table:table-cell>
          <table:table-cell office:value-type="float" office:value="218655915.29602501" table:style-name="ce1">
            <text:p>218655915.3</text:p>
          </table:table-cell>
          <table:table-cell office:value-type="float" office:value="0.248" table:formula="of:=VLOOKUP([.A510];[r_coefficients.$M$1:.$N$820];2;1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223101" table:style-name="ce1">
            <text:p>3223101</text:p>
          </table:table-cell>
          <table:table-cell office:value-type="float" office:value="167625544694.37601" table:style-name="ce1">
            <text:p>1.67626E+11</text:p>
          </table:table-cell>
          <table:table-cell office:value-type="float" office:value="0.24299999999999999" table:formula="of:=VLOOKUP([.A511];[r_coefficients.$M$1:.$N$820];2;1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2" table:style-name="ce1">
            <text:p>3223102</text:p>
          </table:table-cell>
          <table:table-cell office:value-type="float" office:value="77247226349.364197" table:style-name="ce1">
            <text:p>77247226349</text:p>
          </table:table-cell>
          <table:table-cell office:value-type="float" office:value="0.24299999999999999" table:formula="of:=VLOOKUP([.A512];[r_coefficients.$M$1:.$N$820];2;1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3" table:style-name="ce1">
            <text:p>3223103</text:p>
          </table:table-cell>
          <table:table-cell office:value-type="float" office:value="73342089857.012405" table:style-name="ce1">
            <text:p>73342089857</text:p>
          </table:table-cell>
          <table:table-cell office:value-type="float" office:value="0.26200000000000001" table:formula="of:=VLOOKUP([.A513];[r_coefficients.$M$1:.$N$820];2;1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23201" table:style-name="ce1">
            <text:p>3223201</text:p>
          </table:table-cell>
          <table:table-cell office:value-type="float" office:value="106217721.22104099" table:style-name="ce1">
            <text:p>106217721.2</text:p>
          </table:table-cell>
          <table:table-cell office:value-type="float" office:value="0.23699999999999999" table:formula="of:=VLOOKUP([.A514];[r_coefficients.$M$1:.$N$820];2;1)" table:style-name="ce2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2" table:style-name="ce1">
            <text:p>3223202</text:p>
          </table:table-cell>
          <table:table-cell office:value-type="float" office:value="29605028.047387" table:style-name="ce1">
            <text:p>29605028.05</text:p>
          </table:table-cell>
          <table:table-cell office:value-type="float" office:value="0.23699999999999999" table:formula="of:=VLOOKUP([.A515];[r_coefficients.$M$1:.$N$820];2;1)" table:style-name="ce2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3" table:style-name="ce1">
            <text:p>3223203</text:p>
          </table:table-cell>
          <table:table-cell office:value-type="float" office:value="30230129.020459" table:style-name="ce1">
            <text:p>30230129.02</text:p>
          </table:table-cell>
          <table:table-cell office:value-type="float" office:value="0.23200000000000001" table:formula="of:=VLOOKUP([.A516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1101" table:style-name="ce1">
            <text:p>3231101</text:p>
          </table:table-cell>
          <table:table-cell office:value-type="float" office:value="9818244812471.6406" table:style-name="ce1">
            <text:p>9.81824E+12</text:p>
          </table:table-cell>
          <table:table-cell office:value-type="float" office:value="0.23399999999999999" table:formula="of:=VLOOKUP([.A517];[r_coefficients.$M$1:.$N$820];2;1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2" table:style-name="ce1">
            <text:p>3231102</text:p>
          </table:table-cell>
          <table:table-cell office:value-type="float" office:value="62780628028.8703" table:style-name="ce1">
            <text:p>62780628029</text:p>
          </table:table-cell>
          <table:table-cell office:value-type="float" office:value="0.23399999999999999" table:formula="of:=VLOOKUP([.A518];[r_coefficients.$M$1:.$N$820];2;1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3" table:style-name="ce1">
            <text:p>3231103</text:p>
          </table:table-cell>
          <table:table-cell office:value-type="float" office:value="39519075420.207397" table:style-name="ce1">
            <text:p>39519075420</text:p>
          </table:table-cell>
          <table:table-cell office:value-type="float" office:value="0.28349999999999997" table:formula="of:=VLOOKUP([.A519];[r_coefficients.$M$1:.$N$820];2;1)" table:style-name="ce2">
            <text:p>0.2835</text:p>
          </table:table-cell>
          <table:table-cell table:number-columns-repeated="16381"/>
        </table:table-row>
        <table:table-row table:style-name="ro1">
          <table:table-cell office:value-type="float" office:value="3231111" table:style-name="ce1">
            <text:p>3231111</text:p>
          </table:table-cell>
          <table:table-cell office:value-type="float" office:value="916061040.51482403" table:style-name="ce1">
            <text:p>916061040.5</text:p>
          </table:table-cell>
          <table:table-cell office:value-type="float" office:value="0.22450000000000001" table:formula="of:=VLOOKUP([.A520];[r_coefficients.$M$1:.$N$820];2;1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231112" table:style-name="ce1">
            <text:p>3231112</text:p>
          </table:table-cell>
          <table:table-cell office:value-type="float" office:value="9162095.4145570006" table:style-name="ce1">
            <text:p>9162095.415</text:p>
          </table:table-cell>
          <table:table-cell office:value-type="float" office:value="0.22450000000000001" table:formula="of:=VLOOKUP([.A521];[r_coefficients.$M$1:.$N$820];2;1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231113" table:style-name="ce1">
            <text:p>3231113</text:p>
          </table:table-cell>
          <table:table-cell office:value-type="float" office:value="2588557.9088980001" table:style-name="ce1">
            <text:p>2588557.909</text:p>
          </table:table-cell>
          <table:table-cell office:value-type="float" office:value="0.26850000000000002" table:formula="of:=VLOOKUP([.A522];[r_coefficients.$M$1:.$N$820];2;1)" table:style-name="ce2">
            <text:p>0.2685</text:p>
          </table:table-cell>
          <table:table-cell table:number-columns-repeated="16381"/>
        </table:table-row>
        <table:table-row table:style-name="ro1">
          <table:table-cell office:value-type="float" office:value="3231201" table:style-name="ce1">
            <text:p>3231201</text:p>
          </table:table-cell>
          <table:table-cell office:value-type="float" office:value="2909337499.8853102" table:style-name="ce1">
            <text:p>2909337500</text:p>
          </table:table-cell>
          <table:table-cell office:value-type="float" office:value="0.35575000000000001" table:formula="of:=VLOOKUP([.A523];[r_coefficients.$M$1:.$N$820];2;1)" table:style-name="ce2">
            <text:p>0.35575</text:p>
          </table:table-cell>
          <table:table-cell table:number-columns-repeated="16381"/>
        </table:table-row>
        <table:table-row table:style-name="ro1">
          <table:table-cell office:value-type="float" office:value="3231202" table:style-name="ce1">
            <text:p>3231202</text:p>
          </table:table-cell>
          <table:table-cell office:value-type="float" office:value="1357416858.9742301" table:style-name="ce1">
            <text:p>1357416859</text:p>
          </table:table-cell>
          <table:table-cell office:value-type="float" office:value="0.35575000000000001" table:formula="of:=VLOOKUP([.A524];[r_coefficients.$M$1:.$N$820];2;1)" table:style-name="ce2">
            <text:p>0.35575</text:p>
          </table:table-cell>
          <table:table-cell table:number-columns-repeated="16381"/>
        </table:table-row>
        <table:table-row table:style-name="ro1">
          <table:table-cell office:value-type="float" office:value="3231203" table:style-name="ce1">
            <text:p>3231203</text:p>
          </table:table-cell>
          <table:table-cell office:value-type="float" office:value="160952442.91633001" table:style-name="ce1">
            <text:p>160952442.9</text:p>
          </table:table-cell>
          <table:table-cell office:value-type="float" office:value="0.31474999999999997" table:formula="of:=VLOOKUP([.A525];[r_coefficients.$M$1:.$N$820];2;1)" table:style-name="ce2">
            <text:p>0.31475</text:p>
          </table:table-cell>
          <table:table-cell table:number-columns-repeated="16381"/>
        </table:table-row>
        <table:table-row table:style-name="ro1">
          <table:table-cell office:value-type="float" office:value="3231211" table:style-name="ce1">
            <text:p>3231211</text:p>
          </table:table-cell>
          <table:table-cell office:value-type="float" office:value="936942.22476600006" table:style-name="ce1">
            <text:p>936942.2248</text:p>
          </table:table-cell>
          <table:table-cell office:value-type="float" office:value="0.31474999999999997" table:formula="of:=VLOOKUP([.A526];[r_coefficients.$M$1:.$N$820];2;1)" table:style-name="ce2">
            <text:p>0.31475</text:p>
          </table:table-cell>
          <table:table-cell table:number-columns-repeated="16381"/>
        </table:table-row>
        <table:table-row table:style-name="ro1">
          <table:table-cell office:value-type="float" office:value="3231212" table:style-name="ce1">
            <text:p>3231212</text:p>
          </table:table-cell>
          <table:table-cell office:value-type="float" office:value="907786.66053600004" table:style-name="ce1">
            <text:p>907786.6605</text:p>
          </table:table-cell>
          <table:table-cell office:value-type="float" office:value="0.31474999999999997" table:formula="of:=VLOOKUP([.A527];[r_coefficients.$M$1:.$N$820];2;1)" table:style-name="ce2">
            <text:p>0.31475</text:p>
          </table:table-cell>
          <table:table-cell table:number-columns-repeated="16381"/>
        </table:table-row>
        <table:table-row table:style-name="ro1">
          <table:table-cell office:value-type="float" office:value="3231213" table:style-name="ce1">
            <text:p>3231213</text:p>
          </table:table-cell>
          <table:table-cell office:value-type="float" office:value="384789.94894799998" table:style-name="ce1">
            <text:p>384789.9489</text:p>
          </table:table-cell>
          <table:table-cell office:value-type="float" office:value="0.31474999999999997" table:formula="of:=VLOOKUP([.A528];[r_coefficients.$M$1:.$N$820];2;1)" table:style-name="ce2">
            <text:p>0.31475</text:p>
          </table:table-cell>
          <table:table-cell table:number-columns-repeated="16381"/>
        </table:table-row>
        <table:table-row table:style-name="ro1">
          <table:table-cell office:value-type="float" office:value="3232101" table:style-name="ce1">
            <text:p>3232101</text:p>
          </table:table-cell>
          <table:table-cell office:value-type="float" office:value="255597046916.061" table:style-name="ce1">
            <text:p>2.55597E+11</text:p>
          </table:table-cell>
          <table:table-cell office:value-type="float" office:value="0.22500000000000001" table:formula="of:=VLOOKUP([.A529];[r_coefficients.$M$1:.$N$820];2;1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2" table:style-name="ce1">
            <text:p>3232102</text:p>
          </table:table-cell>
          <table:table-cell office:value-type="float" office:value="231262632905.90601" table:style-name="ce1">
            <text:p>2.31263E+11</text:p>
          </table:table-cell>
          <table:table-cell office:value-type="float" office:value="0.22500000000000001" table:formula="of:=VLOOKUP([.A530];[r_coefficients.$M$1:.$N$820];2;1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3" table:style-name="ce1">
            <text:p>3232103</text:p>
          </table:table-cell>
          <table:table-cell office:value-type="float" office:value="97364992269.128296" table:style-name="ce1">
            <text:p>97364992269</text:p>
          </table:table-cell>
          <table:table-cell office:value-type="float" office:value="0.30499999999999999" table:formula="of:=VLOOKUP([.A531];[r_coefficients.$M$1:.$N$820];2;1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111" table:style-name="ce1">
            <text:p>3232111</text:p>
          </table:table-cell>
          <table:table-cell office:value-type="float" office:value="29898987.885430001" table:style-name="ce1">
            <text:p>29898987.89</text:p>
          </table:table-cell>
          <table:table-cell office:value-type="float" office:value="0.22500000000000001" table:formula="of:=VLOOKUP([.A532];[r_coefficients.$M$1:.$N$820];2;1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2" table:style-name="ce1">
            <text:p>3232112</text:p>
          </table:table-cell>
          <table:table-cell office:value-type="float" office:value="32973630.693618" table:style-name="ce1">
            <text:p>32973630.69</text:p>
          </table:table-cell>
          <table:table-cell office:value-type="float" office:value="0.22500000000000001" table:formula="of:=VLOOKUP([.A533];[r_coefficients.$M$1:.$N$820];2;1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3" table:style-name="ce1">
            <text:p>3232113</text:p>
          </table:table-cell>
          <table:table-cell office:value-type="float" office:value="21272342.762538999" table:style-name="ce1">
            <text:p>21272342.76</text:p>
          </table:table-cell>
          <table:table-cell office:value-type="float" office:value="0.30499999999999999" table:formula="of:=VLOOKUP([.A534];[r_coefficients.$M$1:.$N$820];2;1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201" table:style-name="ce1">
            <text:p>3232201</text:p>
          </table:table-cell>
          <table:table-cell office:value-type="float" office:value="1785947366.1563799" table:style-name="ce1">
            <text:p>1785947366</text:p>
          </table:table-cell>
          <table:table-cell office:value-type="float" office:value="0.30299999999999999" table:formula="of:=VLOOKUP([.A535];[r_coefficients.$M$1:.$N$820];2;1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2" table:style-name="ce1">
            <text:p>3232202</text:p>
          </table:table-cell>
          <table:table-cell office:value-type="float" office:value="3096465081.55687" table:style-name="ce1">
            <text:p>3096465082</text:p>
          </table:table-cell>
          <table:table-cell office:value-type="float" office:value="0.30299999999999999" table:formula="of:=VLOOKUP([.A536];[r_coefficients.$M$1:.$N$820];2;1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3" table:style-name="ce1">
            <text:p>3232203</text:p>
          </table:table-cell>
          <table:table-cell office:value-type="float" office:value="1583621835.89609" table:style-name="ce1">
            <text:p>1583621836</text:p>
          </table:table-cell>
          <table:table-cell office:value-type="float" office:value="0.221" table:formula="of:=VLOOKUP([.A537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211" table:style-name="ce1">
            <text:p>3232211</text:p>
          </table:table-cell>
          <table:table-cell office:value-type="float" office:value="2275931.1093560001" table:style-name="ce1">
            <text:p>2275931.109</text:p>
          </table:table-cell>
          <table:table-cell office:value-type="float" office:value="0.221" table:formula="of:=VLOOKUP([.A538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212" table:style-name="ce1">
            <text:p>3232212</text:p>
          </table:table-cell>
          <table:table-cell office:value-type="float" office:value="4223249.386527" table:style-name="ce1">
            <text:p>4223249.387</text:p>
          </table:table-cell>
          <table:table-cell office:value-type="float" office:value="0.221" table:formula="of:=VLOOKUP([.A539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213" table:style-name="ce1">
            <text:p>3232213</text:p>
          </table:table-cell>
          <table:table-cell office:value-type="float" office:value="7073393.1959619997" table:style-name="ce1">
            <text:p>7073393.196</text:p>
          </table:table-cell>
          <table:table-cell office:value-type="float" office:value="0.221" table:formula="of:=VLOOKUP([.A540];[r_coefficients.$M$1:.$N$820];2;1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3101" table:style-name="ce1">
            <text:p>3233101</text:p>
          </table:table-cell>
          <table:table-cell office:value-type="float" office:value="51502305497.575302" table:style-name="ce1">
            <text:p>51502305498</text:p>
          </table:table-cell>
          <table:table-cell office:value-type="float" office:value="0.24299999999999999" table:formula="of:=VLOOKUP([.A541];[r_coefficients.$M$1:.$N$820];2;1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2" table:style-name="ce1">
            <text:p>3233102</text:p>
          </table:table-cell>
          <table:table-cell office:value-type="float" office:value="48210633734.0065" table:style-name="ce1">
            <text:p>48210633734</text:p>
          </table:table-cell>
          <table:table-cell office:value-type="float" office:value="0.24299999999999999" table:formula="of:=VLOOKUP([.A542];[r_coefficients.$M$1:.$N$820];2;1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3" table:style-name="ce1">
            <text:p>3233103</text:p>
          </table:table-cell>
          <table:table-cell office:value-type="float" office:value="39000066614.779602" table:style-name="ce1">
            <text:p>39000066615</text:p>
          </table:table-cell>
          <table:table-cell office:value-type="float" office:value="0.26200000000000001" table:formula="of:=VLOOKUP([.A543];[r_coefficients.$M$1:.$N$820];2;1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33201" table:style-name="ce1">
            <text:p>3233201</text:p>
          </table:table-cell>
          <table:table-cell office:value-type="float" office:value="1214859512.03773" table:style-name="ce1">
            <text:p>1214859512</text:p>
          </table:table-cell>
          <table:table-cell office:value-type="float" office:value="0.224" table:formula="of:=VLOOKUP([.A544];[r_coefficients.$M$1:.$N$820];2;1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2" table:style-name="ce1">
            <text:p>3233202</text:p>
          </table:table-cell>
          <table:table-cell office:value-type="float" office:value="1565835995.3257101" table:style-name="ce1">
            <text:p>1565835995</text:p>
          </table:table-cell>
          <table:table-cell office:value-type="float" office:value="0.224" table:formula="of:=VLOOKUP([.A545];[r_coefficients.$M$1:.$N$820];2;1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3" table:style-name="ce1">
            <text:p>3233203</text:p>
          </table:table-cell>
          <table:table-cell office:value-type="float" office:value="262034345.36913699" table:style-name="ce1">
            <text:p>262034345.4</text:p>
          </table:table-cell>
          <table:table-cell office:value-type="float" office:value="0.23200000000000001" table:formula="of:=VLOOKUP([.A546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3211" table:style-name="ce1">
            <text:p>3233211</text:p>
          </table:table-cell>
          <table:table-cell office:value-type="float" office:value="7260.2486170000002" table:style-name="ce1">
            <text:p>7260.248617</text:p>
          </table:table-cell>
          <table:table-cell office:value-type="float" office:value="0.23200000000000001" table:formula="of:=VLOOKUP([.A547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3212" table:style-name="ce1">
            <text:p>3233212</text:p>
          </table:table-cell>
          <table:table-cell office:value-type="float" office:value="682459.157335" table:style-name="ce1">
            <text:p>682459.1573</text:p>
          </table:table-cell>
          <table:table-cell office:value-type="float" office:value="0.23200000000000001" table:formula="of:=VLOOKUP([.A548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3213" table:style-name="ce1">
            <text:p>3233213</text:p>
          </table:table-cell>
          <table:table-cell office:value-type="float" office:value="559062.20128100005" table:style-name="ce1">
            <text:p>559062.2013</text:p>
          </table:table-cell>
          <table:table-cell office:value-type="float" office:value="0.23200000000000001" table:formula="of:=VLOOKUP([.A549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41101" table:style-name="ce1">
            <text:p>3241101</text:p>
          </table:table-cell>
          <table:table-cell office:value-type="float" office:value="2969260625412.7798" table:style-name="ce1">
            <text:p>2.96926E+12</text:p>
          </table:table-cell>
          <table:table-cell office:value-type="float" office:value="0.40849999999999997" table:formula="of:=VLOOKUP([.A550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2" table:style-name="ce1">
            <text:p>3241102</text:p>
          </table:table-cell>
          <table:table-cell office:value-type="float" office:value="85313292321.032806" table:style-name="ce1">
            <text:p>85313292321</text:p>
          </table:table-cell>
          <table:table-cell office:value-type="float" office:value="0.40849999999999997" table:formula="of:=VLOOKUP([.A551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3" table:style-name="ce1">
            <text:p>3241103</text:p>
          </table:table-cell>
          <table:table-cell office:value-type="float" office:value="203465340271.414" table:style-name="ce1">
            <text:p>2.03465E+11</text:p>
          </table:table-cell>
          <table:table-cell office:value-type="float" office:value="0.40849999999999997" table:formula="of:=VLOOKUP([.A552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1" table:style-name="ce1">
            <text:p>3241111</text:p>
          </table:table-cell>
          <table:table-cell office:value-type="float" office:value="347490985142.15198" table:style-name="ce1">
            <text:p>3.47491E+11</text:p>
          </table:table-cell>
          <table:table-cell office:value-type="float" office:value="0.40849999999999997" table:formula="of:=VLOOKUP([.A553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2" table:style-name="ce1">
            <text:p>3241112</text:p>
          </table:table-cell>
          <table:table-cell office:value-type="float" office:value="10072029221.782101" table:style-name="ce1">
            <text:p>10072029222</text:p>
          </table:table-cell>
          <table:table-cell office:value-type="float" office:value="0.40849999999999997" table:formula="of:=VLOOKUP([.A554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3" table:style-name="ce1">
            <text:p>3241113</text:p>
          </table:table-cell>
          <table:table-cell office:value-type="float" office:value="15493127980.567101" table:style-name="ce1">
            <text:p>15493127981</text:p>
          </table:table-cell>
          <table:table-cell office:value-type="float" office:value="0.40849999999999997" table:formula="of:=VLOOKUP([.A555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1" table:style-name="ce1">
            <text:p>3241201</text:p>
          </table:table-cell>
          <table:table-cell office:value-type="float" office:value="19309974287.607498" table:style-name="ce1">
            <text:p>19309974288</text:p>
          </table:table-cell>
          <table:table-cell office:value-type="float" office:value="0.40849999999999997" table:formula="of:=VLOOKUP([.A556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2" table:style-name="ce1">
            <text:p>3241202</text:p>
          </table:table-cell>
          <table:table-cell office:value-type="float" office:value="1551929158.14414" table:style-name="ce1">
            <text:p>1551929158</text:p>
          </table:table-cell>
          <table:table-cell office:value-type="float" office:value="0.40849999999999997" table:formula="of:=VLOOKUP([.A557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3" table:style-name="ce1">
            <text:p>3241203</text:p>
          </table:table-cell>
          <table:table-cell office:value-type="float" office:value="3087641111.6731801" table:style-name="ce1">
            <text:p>3087641112</text:p>
          </table:table-cell>
          <table:table-cell office:value-type="float" office:value="0.40849999999999997" table:formula="of:=VLOOKUP([.A558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1" table:style-name="ce1">
            <text:p>3241211</text:p>
          </table:table-cell>
          <table:table-cell office:value-type="float" office:value="2245394516.7990198" table:style-name="ce1">
            <text:p>2245394517</text:p>
          </table:table-cell>
          <table:table-cell office:value-type="float" office:value="0.40849999999999997" table:formula="of:=VLOOKUP([.A559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2" table:style-name="ce1">
            <text:p>3241212</text:p>
          </table:table-cell>
          <table:table-cell office:value-type="float" office:value="170626411.606727" table:style-name="ce1">
            <text:p>170626411.6</text:p>
          </table:table-cell>
          <table:table-cell office:value-type="float" office:value="0.40849999999999997" table:formula="of:=VLOOKUP([.A560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3" table:style-name="ce1">
            <text:p>3241213</text:p>
          </table:table-cell>
          <table:table-cell office:value-type="float" office:value="197927382.36660999" table:style-name="ce1">
            <text:p>197927382.4</text:p>
          </table:table-cell>
          <table:table-cell office:value-type="float" office:value="0.40849999999999997" table:formula="of:=VLOOKUP([.A561];[r_coefficients.$M$1:.$N$820];2;1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2101" table:style-name="ce1">
            <text:p>3242101</text:p>
          </table:table-cell>
          <table:table-cell office:value-type="float" office:value="82642481495.902405" table:style-name="ce1">
            <text:p>82642481496</text:p>
          </table:table-cell>
          <table:table-cell office:value-type="float" office:value="0.47699999999999998" table:formula="of:=VLOOKUP([.A562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2" table:style-name="ce1">
            <text:p>3242102</text:p>
          </table:table-cell>
          <table:table-cell office:value-type="float" office:value="75180747733.348206" table:style-name="ce1">
            <text:p>75180747733</text:p>
          </table:table-cell>
          <table:table-cell office:value-type="float" office:value="0.47699999999999998" table:formula="of:=VLOOKUP([.A563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3" table:style-name="ce1">
            <text:p>3242103</text:p>
          </table:table-cell>
          <table:table-cell office:value-type="float" office:value="268109334794.435" table:style-name="ce1">
            <text:p>2.68109E+11</text:p>
          </table:table-cell>
          <table:table-cell office:value-type="float" office:value="0.47699999999999998" table:formula="of:=VLOOKUP([.A564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1" table:style-name="ce1">
            <text:p>3242111</text:p>
          </table:table-cell>
          <table:table-cell office:value-type="float" office:value="18101837110.246899" table:style-name="ce1">
            <text:p>18101837110</text:p>
          </table:table-cell>
          <table:table-cell office:value-type="float" office:value="0.47699999999999998" table:formula="of:=VLOOKUP([.A565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2" table:style-name="ce1">
            <text:p>3242112</text:p>
          </table:table-cell>
          <table:table-cell office:value-type="float" office:value="11966097041.890699" table:style-name="ce1">
            <text:p>11966097042</text:p>
          </table:table-cell>
          <table:table-cell office:value-type="float" office:value="0.47699999999999998" table:formula="of:=VLOOKUP([.A566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3" table:style-name="ce1">
            <text:p>3242113</text:p>
          </table:table-cell>
          <table:table-cell office:value-type="float" office:value="25196555837.462002" table:style-name="ce1">
            <text:p>25196555837</text:p>
          </table:table-cell>
          <table:table-cell office:value-type="float" office:value="0.47699999999999998" table:formula="of:=VLOOKUP([.A567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1" table:style-name="ce1">
            <text:p>3242201</text:p>
          </table:table-cell>
          <table:table-cell office:value-type="float" office:value="5088993109.0274401" table:style-name="ce1">
            <text:p>5088993109</text:p>
          </table:table-cell>
          <table:table-cell office:value-type="float" office:value="0.47699999999999998" table:formula="of:=VLOOKUP([.A568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2" table:style-name="ce1">
            <text:p>3242202</text:p>
          </table:table-cell>
          <table:table-cell office:value-type="float" office:value="4518817302.1570501" table:style-name="ce1">
            <text:p>4518817302</text:p>
          </table:table-cell>
          <table:table-cell office:value-type="float" office:value="0.47699999999999998" table:formula="of:=VLOOKUP([.A569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3" table:style-name="ce1">
            <text:p>3242203</text:p>
          </table:table-cell>
          <table:table-cell office:value-type="float" office:value="9688462590.4422302" table:style-name="ce1">
            <text:p>9688462590</text:p>
          </table:table-cell>
          <table:table-cell office:value-type="float" office:value="0.47699999999999998" table:formula="of:=VLOOKUP([.A570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1" table:style-name="ce1">
            <text:p>3242211</text:p>
          </table:table-cell>
          <table:table-cell office:value-type="float" office:value="984949282.173949" table:style-name="ce1">
            <text:p>984949282.2</text:p>
          </table:table-cell>
          <table:table-cell office:value-type="float" office:value="0.47699999999999998" table:formula="of:=VLOOKUP([.A571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2" table:style-name="ce1">
            <text:p>3242212</text:p>
          </table:table-cell>
          <table:table-cell office:value-type="float" office:value="1250811425.9386799" table:style-name="ce1">
            <text:p>1250811426</text:p>
          </table:table-cell>
          <table:table-cell office:value-type="float" office:value="0.47699999999999998" table:formula="of:=VLOOKUP([.A572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3" table:style-name="ce1">
            <text:p>3242213</text:p>
          </table:table-cell>
          <table:table-cell office:value-type="float" office:value="2500499332.0672102" table:style-name="ce1">
            <text:p>2500499332</text:p>
          </table:table-cell>
          <table:table-cell office:value-type="float" office:value="0.47699999999999998" table:formula="of:=VLOOKUP([.A573];[r_coefficients.$M$1:.$N$820];2;1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3101" table:style-name="ce1">
            <text:p>3243101</text:p>
          </table:table-cell>
          <table:table-cell office:value-type="float" office:value="54267653181.457199" table:style-name="ce1">
            <text:p>54267653181</text:p>
          </table:table-cell>
          <table:table-cell office:value-type="float" office:value="0.34" table:formula="of:=VLOOKUP([.A574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2" table:style-name="ce1">
            <text:p>3243102</text:p>
          </table:table-cell>
          <table:table-cell office:value-type="float" office:value="44309294456.826302" table:style-name="ce1">
            <text:p>44309294457</text:p>
          </table:table-cell>
          <table:table-cell office:value-type="float" office:value="0.34" table:formula="of:=VLOOKUP([.A575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3" table:style-name="ce1">
            <text:p>3243103</text:p>
          </table:table-cell>
          <table:table-cell office:value-type="float" office:value="190120146587.33899" table:style-name="ce1">
            <text:p>1.9012E+11</text:p>
          </table:table-cell>
          <table:table-cell office:value-type="float" office:value="0.34" table:formula="of:=VLOOKUP([.A576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1" table:style-name="ce1">
            <text:p>3243111</text:p>
          </table:table-cell>
          <table:table-cell office:value-type="float" office:value="2148443775.22017" table:style-name="ce1">
            <text:p>2148443775</text:p>
          </table:table-cell>
          <table:table-cell office:value-type="float" office:value="0.34" table:formula="of:=VLOOKUP([.A577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2" table:style-name="ce1">
            <text:p>3243112</text:p>
          </table:table-cell>
          <table:table-cell office:value-type="float" office:value="1621209473.9397099" table:style-name="ce1">
            <text:p>1621209474</text:p>
          </table:table-cell>
          <table:table-cell office:value-type="float" office:value="0.34" table:formula="of:=VLOOKUP([.A578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3" table:style-name="ce1">
            <text:p>3243113</text:p>
          </table:table-cell>
          <table:table-cell office:value-type="float" office:value="7030143744.6548996" table:style-name="ce1">
            <text:p>7030143745</text:p>
          </table:table-cell>
          <table:table-cell office:value-type="float" office:value="0.34" table:formula="of:=VLOOKUP([.A579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1" table:style-name="ce1">
            <text:p>3243201</text:p>
          </table:table-cell>
          <table:table-cell office:value-type="float" office:value="412002118.22477001" table:style-name="ce1">
            <text:p>412002118.2</text:p>
          </table:table-cell>
          <table:table-cell office:value-type="float" office:value="0.34" table:formula="of:=VLOOKUP([.A580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2" table:style-name="ce1">
            <text:p>3243202</text:p>
          </table:table-cell>
          <table:table-cell office:value-type="float" office:value="254150807.68328601" table:style-name="ce1">
            <text:p>254150807.7</text:p>
          </table:table-cell>
          <table:table-cell office:value-type="float" office:value="0.34" table:formula="of:=VLOOKUP([.A581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3" table:style-name="ce1">
            <text:p>3243203</text:p>
          </table:table-cell>
          <table:table-cell office:value-type="float" office:value="1156538030.6129401" table:style-name="ce1">
            <text:p>1156538031</text:p>
          </table:table-cell>
          <table:table-cell office:value-type="float" office:value="0.34" table:formula="of:=VLOOKUP([.A582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1" table:style-name="ce1">
            <text:p>3243211</text:p>
          </table:table-cell>
          <table:table-cell office:value-type="float" office:value="10461251.859598" table:style-name="ce1">
            <text:p>10461251.86</text:p>
          </table:table-cell>
          <table:table-cell office:value-type="float" office:value="0.34" table:formula="of:=VLOOKUP([.A583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2" table:style-name="ce1">
            <text:p>3243212</text:p>
          </table:table-cell>
          <table:table-cell office:value-type="float" office:value="12128774.447682001" table:style-name="ce1">
            <text:p>12128774.45</text:p>
          </table:table-cell>
          <table:table-cell office:value-type="float" office:value="0.34" table:formula="of:=VLOOKUP([.A584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3" table:style-name="ce1">
            <text:p>3243213</text:p>
          </table:table-cell>
          <table:table-cell office:value-type="float" office:value="32656695.487337999" table:style-name="ce1">
            <text:p>32656695.49</text:p>
          </table:table-cell>
          <table:table-cell office:value-type="float" office:value="0.34" table:formula="of:=VLOOKUP([.A585];[r_coefficients.$M$1:.$N$820];2;1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521101" table:style-name="ce1">
            <text:p>3521101</text:p>
          </table:table-cell>
          <table:table-cell office:value-type="float" office:value="2432205529618.5898" table:style-name="ce1">
            <text:p>2.43221E+12</text:p>
          </table:table-cell>
          <table:table-cell office:value-type="float" office:value="0.30099999999999999" table:formula="of:=VLOOKUP([.A586];[r_coefficients.$M$1:.$N$820];2;1)" table:style-name="ce2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2" table:style-name="ce1">
            <text:p>3521102</text:p>
          </table:table-cell>
          <table:table-cell office:value-type="float" office:value="80652054361.899506" table:style-name="ce1">
            <text:p>80652054362</text:p>
          </table:table-cell>
          <table:table-cell office:value-type="float" office:value="0.30099999999999999" table:formula="of:=VLOOKUP([.A587];[r_coefficients.$M$1:.$N$820];2;1)" table:style-name="ce2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3" table:style-name="ce1">
            <text:p>3521103</text:p>
          </table:table-cell>
          <table:table-cell office:value-type="float" office:value="171728095926.95599" table:style-name="ce1">
            <text:p>1.71728E+11</text:p>
          </table:table-cell>
          <table:table-cell office:value-type="float" office:value="0.23099999999999998" table:formula="of:=VLOOKUP([.A588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21201" table:style-name="ce1">
            <text:p>3521201</text:p>
          </table:table-cell>
          <table:table-cell office:value-type="float" office:value="3567848139.1929402" table:style-name="ce1">
            <text:p>3567848139</text:p>
          </table:table-cell>
          <table:table-cell office:value-type="float" office:value="0.26700000000000002" table:formula="of:=VLOOKUP([.A589];[r_coefficients.$M$1:.$N$820];2;1)" table:style-name="ce2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2" table:style-name="ce1">
            <text:p>3521202</text:p>
          </table:table-cell>
          <table:table-cell office:value-type="float" office:value="1627162219.19858" table:style-name="ce1">
            <text:p>1627162219</text:p>
          </table:table-cell>
          <table:table-cell office:value-type="float" office:value="0.26700000000000002" table:formula="of:=VLOOKUP([.A590];[r_coefficients.$M$1:.$N$820];2;1)" table:style-name="ce2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3" table:style-name="ce1">
            <text:p>3521203</text:p>
          </table:table-cell>
          <table:table-cell office:value-type="float" office:value="4470220594.1105204" table:style-name="ce1">
            <text:p>4470220594</text:p>
          </table:table-cell>
          <table:table-cell office:value-type="float" office:value="0.27349999999999997" table:formula="of:=VLOOKUP([.A591];[r_coefficients.$M$1:.$N$820];2;1)" table:style-name="ce2">
            <text:p>0.2735</text:p>
          </table:table-cell>
          <table:table-cell table:number-columns-repeated="16381"/>
        </table:table-row>
        <table:table-row table:style-name="ro1">
          <table:table-cell office:value-type="float" office:value="3522101" table:style-name="ce1">
            <text:p>3522101</text:p>
          </table:table-cell>
          <table:table-cell office:value-type="float" office:value="51118962087.135498" table:style-name="ce1">
            <text:p>51118962087</text:p>
          </table:table-cell>
          <table:table-cell office:value-type="float" office:value="0.23200000000000001" table:formula="of:=VLOOKUP([.A592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2" table:style-name="ce1">
            <text:p>3522102</text:p>
          </table:table-cell>
          <table:table-cell office:value-type="float" office:value="47302270214.226898" table:style-name="ce1">
            <text:p>47302270214</text:p>
          </table:table-cell>
          <table:table-cell office:value-type="float" office:value="0.23200000000000001" table:formula="of:=VLOOKUP([.A593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3" table:style-name="ce1">
            <text:p>3522103</text:p>
          </table:table-cell>
          <table:table-cell office:value-type="float" office:value="168850216931.95001" table:style-name="ce1">
            <text:p>1.6885E+11</text:p>
          </table:table-cell>
          <table:table-cell office:value-type="float" office:value="0.245" table:formula="of:=VLOOKUP([.A594];[r_coefficients.$M$1:.$N$820];2;1)" table:style-name="ce2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2201" table:style-name="ce1">
            <text:p>3522201</text:p>
          </table:table-cell>
          <table:table-cell office:value-type="float" office:value="292353667.74541998" table:style-name="ce1">
            <text:p>292353667.7</text:p>
          </table:table-cell>
          <table:table-cell office:value-type="float" office:value="0.23200000000000001" table:formula="of:=VLOOKUP([.A595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2" table:style-name="ce1">
            <text:p>3522202</text:p>
          </table:table-cell>
          <table:table-cell office:value-type="float" office:value="438655945.710594" table:style-name="ce1">
            <text:p>438655945.7</text:p>
          </table:table-cell>
          <table:table-cell office:value-type="float" office:value="0.23200000000000001" table:formula="of:=VLOOKUP([.A596];[r_coefficients.$M$1:.$N$820];2;1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3" table:style-name="ce1">
            <text:p>3522203</text:p>
          </table:table-cell>
          <table:table-cell office:value-type="float" office:value="829338539.60922503" table:style-name="ce1">
            <text:p>829338539.6</text:p>
          </table:table-cell>
          <table:table-cell office:value-type="float" office:value="0.245" table:formula="of:=VLOOKUP([.A597];[r_coefficients.$M$1:.$N$820];2;1)" table:style-name="ce2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3101" table:style-name="ce1">
            <text:p>3523101</text:p>
          </table:table-cell>
          <table:table-cell office:value-type="float" office:value="273219182853.47699" table:style-name="ce1">
            <text:p>2.73219E+11</text:p>
          </table:table-cell>
          <table:table-cell office:value-type="float" office:value="0.37" table:formula="of:=VLOOKUP([.A598];[r_coefficients.$M$1:.$N$820];2;1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2" table:style-name="ce1">
            <text:p>3523102</text:p>
          </table:table-cell>
          <table:table-cell office:value-type="float" office:value="156526121677.61899" table:style-name="ce1">
            <text:p>1.56526E+11</text:p>
          </table:table-cell>
          <table:table-cell office:value-type="float" office:value="0.37" table:formula="of:=VLOOKUP([.A599];[r_coefficients.$M$1:.$N$820];2;1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3" table:style-name="ce1">
            <text:p>3523103</text:p>
          </table:table-cell>
          <table:table-cell office:value-type="float" office:value="551050425374.31201" table:style-name="ce1">
            <text:p>5.5105E+11</text:p>
          </table:table-cell>
          <table:table-cell office:value-type="float" office:value="0.217" table:formula="of:=VLOOKUP([.A600];[r_coefficients.$M$1:.$N$820];2;1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23201" table:style-name="ce1">
            <text:p>3523201</text:p>
          </table:table-cell>
          <table:table-cell office:value-type="float" office:value="4716125588.6974802" table:style-name="ce1">
            <text:p>4716125589</text:p>
          </table:table-cell>
          <table:table-cell office:value-type="float" office:value="0.30199999999999999" table:formula="of:=VLOOKUP([.A601];[r_coefficients.$M$1:.$N$820];2;1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2" table:style-name="ce1">
            <text:p>3523202</text:p>
          </table:table-cell>
          <table:table-cell office:value-type="float" office:value="2997063443.1332998" table:style-name="ce1">
            <text:p>2997063443</text:p>
          </table:table-cell>
          <table:table-cell office:value-type="float" office:value="0.30199999999999999" table:formula="of:=VLOOKUP([.A602];[r_coefficients.$M$1:.$N$820];2;1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3" table:style-name="ce1">
            <text:p>3523203</text:p>
          </table:table-cell>
          <table:table-cell office:value-type="float" office:value="10516035743.916401" table:style-name="ce1">
            <text:p>10516035744</text:p>
          </table:table-cell>
          <table:table-cell office:value-type="float" office:value="0.30199999999999999" table:formula="of:=VLOOKUP([.A603];[r_coefficients.$M$1:.$N$820];2;1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31101" table:style-name="ce1">
            <text:p>3531101</text:p>
          </table:table-cell>
          <table:table-cell office:value-type="float" office:value="4268545797967.8398" table:style-name="ce1">
            <text:p>4.26855E+12</text:p>
          </table:table-cell>
          <table:table-cell office:value-type="float" office:value="0.3715" table:formula="of:=VLOOKUP([.A604];[r_coefficients.$M$1:.$N$820];2;1)" table:style-name="ce2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2" table:style-name="ce1">
            <text:p>3531102</text:p>
          </table:table-cell>
          <table:table-cell office:value-type="float" office:value="37351110499.920799" table:style-name="ce1">
            <text:p>37351110500</text:p>
          </table:table-cell>
          <table:table-cell office:value-type="float" office:value="0.3715" table:formula="of:=VLOOKUP([.A605];[r_coefficients.$M$1:.$N$820];2;1)" table:style-name="ce2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3" table:style-name="ce1">
            <text:p>3531103</text:p>
          </table:table-cell>
          <table:table-cell office:value-type="float" office:value="62154051757.8423" table:style-name="ce1">
            <text:p>62154051758</text:p>
          </table:table-cell>
          <table:table-cell office:value-type="float" office:value="0.27700000000000002" table:formula="of:=VLOOKUP([.A606];[r_coefficients.$M$1:.$N$820];2;1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111" table:style-name="ce1">
            <text:p>3531111</text:p>
          </table:table-cell>
          <table:table-cell office:value-type="float" office:value="14400423.792281" table:style-name="ce1">
            <text:p>14400423.79</text:p>
          </table:table-cell>
          <table:table-cell office:value-type="float" office:value="0.27700000000000002" table:formula="of:=VLOOKUP([.A607];[r_coefficients.$M$1:.$N$820];2;1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112" table:style-name="ce1">
            <text:p>3531112</text:p>
          </table:table-cell>
          <table:table-cell office:value-type="float" office:value="966332.84189299995" table:style-name="ce1">
            <text:p>966332.8419</text:p>
          </table:table-cell>
          <table:table-cell office:value-type="float" office:value="0.27700000000000002" table:formula="of:=VLOOKUP([.A608];[r_coefficients.$M$1:.$N$820];2;1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113" table:style-name="ce1">
            <text:p>3531113</text:p>
          </table:table-cell>
          <table:table-cell office:value-type="float" office:value="2318047.5189809999" table:style-name="ce1">
            <text:p>2318047.519</text:p>
          </table:table-cell>
          <table:table-cell office:value-type="float" office:value="0.27700000000000002" table:formula="of:=VLOOKUP([.A609];[r_coefficients.$M$1:.$N$820];2;1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201" table:style-name="ce1">
            <text:p>3531201</text:p>
          </table:table-cell>
          <table:table-cell office:value-type="float" office:value="2324138422.9509702" table:style-name="ce1">
            <text:p>2324138423</text:p>
          </table:table-cell>
          <table:table-cell office:value-type="float" office:value="0.22750000000000001" table:formula="of:=VLOOKUP([.A610];[r_coefficients.$M$1:.$N$820];2;1)" table:style-name="ce2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2" table:style-name="ce1">
            <text:p>3531202</text:p>
          </table:table-cell>
          <table:table-cell office:value-type="float" office:value="1025179102.89499" table:style-name="ce1">
            <text:p>1025179103</text:p>
          </table:table-cell>
          <table:table-cell office:value-type="float" office:value="0.22750000000000001" table:formula="of:=VLOOKUP([.A611];[r_coefficients.$M$1:.$N$820];2;1)" table:style-name="ce2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3" table:style-name="ce1">
            <text:p>3531203</text:p>
          </table:table-cell>
          <table:table-cell office:value-type="float" office:value="668564111.78465796" table:style-name="ce1">
            <text:p>668564111.8</text:p>
          </table:table-cell>
          <table:table-cell office:value-type="float" office:value="0.23399999999999999" table:formula="of:=VLOOKUP([.A612];[r_coefficients.$M$1:.$N$820];2;1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1211" table:style-name="ce1">
            <text:p>3531211</text:p>
          </table:table-cell>
          <table:table-cell office:value-type="float" office:value="2621079.1727" table:style-name="ce1">
            <text:p>2621079.173</text:p>
          </table:table-cell>
          <table:table-cell office:value-type="float" office:value="0.23399999999999999" table:formula="of:=VLOOKUP([.A613];[r_coefficients.$M$1:.$N$820];2;1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1212" table:style-name="ce1">
            <text:p>3531212</text:p>
          </table:table-cell>
          <table:table-cell office:value-type="float" office:value="58089.307064000001" table:style-name="ce1">
            <text:p>58089.30706</text:p>
          </table:table-cell>
          <table:table-cell office:value-type="float" office:value="0.23399999999999999" table:formula="of:=VLOOKUP([.A614];[r_coefficients.$M$1:.$N$820];2;1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1213" table:style-name="ce1">
            <text:p>3531213</text:p>
          </table:table-cell>
          <table:table-cell office:value-type="float" office:value="65344.24235" table:style-name="ce1">
            <text:p>65344.24235</text:p>
          </table:table-cell>
          <table:table-cell office:value-type="float" office:value="0.23399999999999999" table:formula="of:=VLOOKUP([.A615];[r_coefficients.$M$1:.$N$820];2;1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2101" table:style-name="ce1">
            <text:p>3532101</text:p>
          </table:table-cell>
          <table:table-cell office:value-type="float" office:value="141805795516.76901" table:style-name="ce1">
            <text:p>1.41806E+11</text:p>
          </table:table-cell>
          <table:table-cell office:value-type="float" office:value="0.5" table:formula="of:=VLOOKUP([.A616];[r_coefficients.$M$1:.$N$820];2;1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2" table:style-name="ce1">
            <text:p>3532102</text:p>
          </table:table-cell>
          <table:table-cell office:value-type="float" office:value="55054527964.789597" table:style-name="ce1">
            <text:p>55054527965</text:p>
          </table:table-cell>
          <table:table-cell office:value-type="float" office:value="0.5" table:formula="of:=VLOOKUP([.A617];[r_coefficients.$M$1:.$N$820];2;1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3" table:style-name="ce1">
            <text:p>3532103</text:p>
          </table:table-cell>
          <table:table-cell office:value-type="float" office:value="125900806717.901" table:style-name="ce1">
            <text:p>1.25901E+11</text:p>
          </table:table-cell>
          <table:table-cell office:value-type="float" office:value="0.30299999999999999" table:formula="of:=VLOOKUP([.A618];[r_coefficients.$M$1:.$N$820];2;1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2111" table:style-name="ce1">
            <text:p>3532111</text:p>
          </table:table-cell>
          <table:table-cell office:value-type="float" office:value="2862263.189704" table:style-name="ce1">
            <text:p>2862263.19</text:p>
          </table:table-cell>
          <table:table-cell office:value-type="float" office:value="0.5" table:formula="of:=VLOOKUP([.A619];[r_coefficients.$M$1:.$N$820];2;1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2" table:style-name="ce1">
            <text:p>3532112</text:p>
          </table:table-cell>
          <table:table-cell office:value-type="float" office:value="2382618.8798529999" table:style-name="ce1">
            <text:p>2382618.88</text:p>
          </table:table-cell>
          <table:table-cell office:value-type="float" office:value="0.5" table:formula="of:=VLOOKUP([.A620];[r_coefficients.$M$1:.$N$820];2;1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3" table:style-name="ce1">
            <text:p>3532113</text:p>
          </table:table-cell>
          <table:table-cell office:value-type="float" office:value="15973392.113558" table:style-name="ce1">
            <text:p>15973392.11</text:p>
          </table:table-cell>
          <table:table-cell office:value-type="float" office:value="0.26500000000000001" table:formula="of:=VLOOKUP([.A621];[r_coefficients.$M$1:.$N$820];2;1)" table:style-name="ce2">
            <text:p>0.265</text:p>
          </table:table-cell>
          <table:table-cell table:number-columns-repeated="16381"/>
        </table:table-row>
        <table:table-row table:style-name="ro1">
          <table:table-cell office:value-type="float" office:value="3532201" table:style-name="ce1">
            <text:p>3532201</text:p>
          </table:table-cell>
          <table:table-cell office:value-type="float" office:value="1757852201.36922" table:style-name="ce1">
            <text:p>1757852201</text:p>
          </table:table-cell>
          <table:table-cell office:value-type="float" office:value="0.23100000000000001" table:formula="of:=VLOOKUP([.A622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2" table:style-name="ce1">
            <text:p>3532202</text:p>
          </table:table-cell>
          <table:table-cell office:value-type="float" office:value="6053537830.7526703" table:style-name="ce1">
            <text:p>6053537831</text:p>
          </table:table-cell>
          <table:table-cell office:value-type="float" office:value="0.23100000000000001" table:formula="of:=VLOOKUP([.A623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3" table:style-name="ce1">
            <text:p>3532203</text:p>
          </table:table-cell>
          <table:table-cell office:value-type="float" office:value="8574972439.4323301" table:style-name="ce1">
            <text:p>8574972439</text:p>
          </table:table-cell>
          <table:table-cell office:value-type="float" office:value="0.248" table:formula="of:=VLOOKUP([.A624];[r_coefficients.$M$1:.$N$820];2;1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2211" table:style-name="ce1">
            <text:p>3532211</text:p>
          </table:table-cell>
          <table:table-cell office:value-type="float" office:value="1110936.2302949999" table:style-name="ce1">
            <text:p>1110936.23</text:p>
          </table:table-cell>
          <table:table-cell office:value-type="float" office:value="0.248" table:formula="of:=VLOOKUP([.A625];[r_coefficients.$M$1:.$N$820];2;1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2212" table:style-name="ce1">
            <text:p>3532212</text:p>
          </table:table-cell>
          <table:table-cell office:value-type="float" office:value="784224.538054" table:style-name="ce1">
            <text:p>784224.5381</text:p>
          </table:table-cell>
          <table:table-cell office:value-type="float" office:value="0.23100000000000001" table:formula="of:=VLOOKUP([.A626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3" table:style-name="ce1">
            <text:p>3532213</text:p>
          </table:table-cell>
          <table:table-cell office:value-type="float" office:value="2962738.7748710001" table:style-name="ce1">
            <text:p>2962738.775</text:p>
          </table:table-cell>
          <table:table-cell office:value-type="float" office:value="0.248" table:formula="of:=VLOOKUP([.A627];[r_coefficients.$M$1:.$N$820];2;1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3101" table:style-name="ce1">
            <text:p>3533101</text:p>
          </table:table-cell>
          <table:table-cell office:value-type="float" office:value="90719004575.291" table:style-name="ce1">
            <text:p>90719004575</text:p>
          </table:table-cell>
          <table:table-cell office:value-type="float" office:value="0.24299999999999999" table:formula="of:=VLOOKUP([.A628];[r_coefficients.$M$1:.$N$820];2;1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2" table:style-name="ce1">
            <text:p>3533102</text:p>
          </table:table-cell>
          <table:table-cell office:value-type="float" office:value="31132544042.764702" table:style-name="ce1">
            <text:p>31132544043</text:p>
          </table:table-cell>
          <table:table-cell office:value-type="float" office:value="0.24299999999999999" table:formula="of:=VLOOKUP([.A629];[r_coefficients.$M$1:.$N$820];2;1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3" table:style-name="ce1">
            <text:p>3533103</text:p>
          </table:table-cell>
          <table:table-cell office:value-type="float" office:value="46093012941.6008" table:style-name="ce1">
            <text:p>46093012942</text:p>
          </table:table-cell>
          <table:table-cell office:value-type="float" office:value="0.251" table:formula="of:=VLOOKUP([.A630];[r_coefficients.$M$1:.$N$820];2;1)" table:style-name="ce2">
            <text:p>0.251</text:p>
          </table:table-cell>
          <table:table-cell table:number-columns-repeated="16381"/>
        </table:table-row>
        <table:table-row table:style-name="ro1">
          <table:table-cell office:value-type="float" office:value="3533201" table:style-name="ce1">
            <text:p>3533201</text:p>
          </table:table-cell>
          <table:table-cell office:value-type="float" office:value="1424450233.3529601" table:style-name="ce1">
            <text:p>1424450233</text:p>
          </table:table-cell>
          <table:table-cell office:value-type="float" office:value="0.224" table:formula="of:=VLOOKUP([.A631];[r_coefficients.$M$1:.$N$820];2;1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2" table:style-name="ce1">
            <text:p>3533202</text:p>
          </table:table-cell>
          <table:table-cell office:value-type="float" office:value="4670079575.6623602" table:style-name="ce1">
            <text:p>4670079576</text:p>
          </table:table-cell>
          <table:table-cell office:value-type="float" office:value="0.224" table:formula="of:=VLOOKUP([.A632];[r_coefficients.$M$1:.$N$820];2;1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3" table:style-name="ce1">
            <text:p>3533203</text:p>
          </table:table-cell>
          <table:table-cell office:value-type="float" office:value="4244921380.49508" table:style-name="ce1">
            <text:p>4244921380</text:p>
          </table:table-cell>
          <table:table-cell office:value-type="float" office:value="0.22" table:formula="of:=VLOOKUP([.A633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2" table:style-name="ce1">
            <text:p>3533212</text:p>
          </table:table-cell>
          <table:table-cell office:value-type="float" office:value="130701.918256" table:style-name="ce1">
            <text:p>130701.9183</text:p>
          </table:table-cell>
          <table:table-cell office:value-type="float" office:value="0.22" table:formula="of:=VLOOKUP([.A634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3" table:style-name="ce1">
            <text:p>3533213</text:p>
          </table:table-cell>
          <table:table-cell office:value-type="float" office:value="29045.405330000001" table:style-name="ce1">
            <text:p>29045.40533</text:p>
          </table:table-cell>
          <table:table-cell office:value-type="float" office:value="0.22" table:formula="of:=VLOOKUP([.A635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1101" table:style-name="ce1">
            <text:p>3541101</text:p>
          </table:table-cell>
          <table:table-cell office:value-type="float" office:value="168197286103.48901" table:style-name="ce1">
            <text:p>1.68197E+11</text:p>
          </table:table-cell>
          <table:table-cell office:value-type="float" office:value="0.76249999999999996" table:formula="of:=VLOOKUP([.A636];[r_coefficients.$M$1:.$N$820];2;1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2" table:style-name="ce1">
            <text:p>3541102</text:p>
          </table:table-cell>
          <table:table-cell office:value-type="float" office:value="15372545569.7169" table:style-name="ce1">
            <text:p>15372545570</text:p>
          </table:table-cell>
          <table:table-cell office:value-type="float" office:value="0.76249999999999996" table:formula="of:=VLOOKUP([.A637];[r_coefficients.$M$1:.$N$820];2;1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3" table:style-name="ce1">
            <text:p>3541103</text:p>
          </table:table-cell>
          <table:table-cell office:value-type="float" office:value="66736741755.417" table:style-name="ce1">
            <text:p>66736741755</text:p>
          </table:table-cell>
          <table:table-cell office:value-type="float" office:value="0.30549999999999999" table:formula="of:=VLOOKUP([.A638];[r_coefficients.$M$1:.$N$820];2;1)" table:style-name="ce2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111" table:style-name="ce1">
            <text:p>3541111</text:p>
          </table:table-cell>
          <table:table-cell office:value-type="float" office:value="14073124637.7915" table:style-name="ce1">
            <text:p>14073124638</text:p>
          </table:table-cell>
          <table:table-cell office:value-type="float" office:value="0.76249999999999996" table:formula="of:=VLOOKUP([.A639];[r_coefficients.$M$1:.$N$820];2;1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2" table:style-name="ce1">
            <text:p>3541112</text:p>
          </table:table-cell>
          <table:table-cell office:value-type="float" office:value="1003350291.16562" table:style-name="ce1">
            <text:p>1003350291</text:p>
          </table:table-cell>
          <table:table-cell office:value-type="float" office:value="0.76249999999999996" table:formula="of:=VLOOKUP([.A640];[r_coefficients.$M$1:.$N$820];2;1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3" table:style-name="ce1">
            <text:p>3541113</text:p>
          </table:table-cell>
          <table:table-cell office:value-type="float" office:value="2778337728.5493002" table:style-name="ce1">
            <text:p>2778337729</text:p>
          </table:table-cell>
          <table:table-cell office:value-type="float" office:value="0.30549999999999999" table:formula="of:=VLOOKUP([.A641];[r_coefficients.$M$1:.$N$820];2;1)" table:style-name="ce2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201" table:style-name="ce1">
            <text:p>3541201</text:p>
          </table:table-cell>
          <table:table-cell office:value-type="float" office:value="21291326009.1992" table:style-name="ce1">
            <text:p>21291326009</text:p>
          </table:table-cell>
          <table:table-cell office:value-type="float" office:value="0.6875" table:formula="of:=VLOOKUP([.A642];[r_coefficients.$M$1:.$N$820];2;1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2" table:style-name="ce1">
            <text:p>3541202</text:p>
          </table:table-cell>
          <table:table-cell office:value-type="float" office:value="4316374540.9667702" table:style-name="ce1">
            <text:p>4316374541</text:p>
          </table:table-cell>
          <table:table-cell office:value-type="float" office:value="0.6875" table:formula="of:=VLOOKUP([.A643];[r_coefficients.$M$1:.$N$820];2;1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3" table:style-name="ce1">
            <text:p>3541203</text:p>
          </table:table-cell>
          <table:table-cell office:value-type="float" office:value="14965716581.071899" table:style-name="ce1">
            <text:p>14965716581</text:p>
          </table:table-cell>
          <table:table-cell office:value-type="float" office:value="0.3125" table:formula="of:=VLOOKUP([.A644];[r_coefficients.$M$1:.$N$820];2;1)" table:style-name="ce2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1211" table:style-name="ce1">
            <text:p>3541211</text:p>
          </table:table-cell>
          <table:table-cell office:value-type="float" office:value="3410183557.25876" table:style-name="ce1">
            <text:p>3410183557</text:p>
          </table:table-cell>
          <table:table-cell office:value-type="float" office:value="0.6875" table:formula="of:=VLOOKUP([.A645];[r_coefficients.$M$1:.$N$820];2;1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2" table:style-name="ce1">
            <text:p>3541212</text:p>
          </table:table-cell>
          <table:table-cell office:value-type="float" office:value="482930142.12586099" table:style-name="ce1">
            <text:p>482930142.1</text:p>
          </table:table-cell>
          <table:table-cell office:value-type="float" office:value="0.6875" table:formula="of:=VLOOKUP([.A646];[r_coefficients.$M$1:.$N$820];2;1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3" table:style-name="ce1">
            <text:p>3541213</text:p>
          </table:table-cell>
          <table:table-cell office:value-type="float" office:value="1420753867.75717" table:style-name="ce1">
            <text:p>1420753868</text:p>
          </table:table-cell>
          <table:table-cell office:value-type="float" office:value="0.3125" table:formula="of:=VLOOKUP([.A647];[r_coefficients.$M$1:.$N$820];2;1)" table:style-name="ce2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2101" table:style-name="ce1">
            <text:p>3542101</text:p>
          </table:table-cell>
          <table:table-cell office:value-type="float" office:value="18602363523.8745" table:style-name="ce1">
            <text:p>18602363524</text:p>
          </table:table-cell>
          <table:table-cell office:value-type="float" office:value="1.155" table:formula="of:=VLOOKUP([.A648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2" table:style-name="ce1">
            <text:p>3542102</text:p>
          </table:table-cell>
          <table:table-cell office:value-type="float" office:value="14125334133.3347" table:style-name="ce1">
            <text:p>14125334133</text:p>
          </table:table-cell>
          <table:table-cell office:value-type="float" office:value="1.155" table:formula="of:=VLOOKUP([.A649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3" table:style-name="ce1">
            <text:p>3542103</text:p>
          </table:table-cell>
          <table:table-cell office:value-type="float" office:value="72978650975.170303" table:style-name="ce1">
            <text:p>72978650975</text:p>
          </table:table-cell>
          <table:table-cell office:value-type="float" office:value="0.39400000000000002" table:formula="of:=VLOOKUP([.A650];[r_coefficients.$M$1:.$N$820];2;1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111" table:style-name="ce1">
            <text:p>3542111</text:p>
          </table:table-cell>
          <table:table-cell office:value-type="float" office:value="3693579712.6820998" table:style-name="ce1">
            <text:p>3693579713</text:p>
          </table:table-cell>
          <table:table-cell office:value-type="float" office:value="1.155" table:formula="of:=VLOOKUP([.A651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2" table:style-name="ce1">
            <text:p>3542112</text:p>
          </table:table-cell>
          <table:table-cell office:value-type="float" office:value="2147070703.33565" table:style-name="ce1">
            <text:p>2147070703</text:p>
          </table:table-cell>
          <table:table-cell office:value-type="float" office:value="1.155" table:formula="of:=VLOOKUP([.A652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3" table:style-name="ce1">
            <text:p>3542113</text:p>
          </table:table-cell>
          <table:table-cell office:value-type="float" office:value="5917152555.5723305" table:style-name="ce1">
            <text:p>5917152556</text:p>
          </table:table-cell>
          <table:table-cell office:value-type="float" office:value="0.39400000000000002" table:formula="of:=VLOOKUP([.A653];[r_coefficients.$M$1:.$N$820];2;1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01" table:style-name="ce1">
            <text:p>3542201</text:p>
          </table:table-cell>
          <table:table-cell office:value-type="float" office:value="2854986300.08007" table:style-name="ce1">
            <text:p>2854986300</text:p>
          </table:table-cell>
          <table:table-cell office:value-type="float" office:value="1.155" table:formula="of:=VLOOKUP([.A654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2" table:style-name="ce1">
            <text:p>3542202</text:p>
          </table:table-cell>
          <table:table-cell office:value-type="float" office:value="1972633940.0476" table:style-name="ce1">
            <text:p>1972633940</text:p>
          </table:table-cell>
          <table:table-cell office:value-type="float" office:value="1.155" table:formula="of:=VLOOKUP([.A655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3" table:style-name="ce1">
            <text:p>3542203</text:p>
          </table:table-cell>
          <table:table-cell office:value-type="float" office:value="6788594404.7807398" table:style-name="ce1">
            <text:p>6788594405</text:p>
          </table:table-cell>
          <table:table-cell office:value-type="float" office:value="0.39400000000000002" table:formula="of:=VLOOKUP([.A656];[r_coefficients.$M$1:.$N$820];2;1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11" table:style-name="ce1">
            <text:p>3542211</text:p>
          </table:table-cell>
          <table:table-cell office:value-type="float" office:value="735050967.48021901" table:style-name="ce1">
            <text:p>735050967.5</text:p>
          </table:table-cell>
          <table:table-cell office:value-type="float" office:value="1.155" table:formula="of:=VLOOKUP([.A657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2" table:style-name="ce1">
            <text:p>3542212</text:p>
          </table:table-cell>
          <table:table-cell office:value-type="float" office:value="486190222.90480602" table:style-name="ce1">
            <text:p>486190222.9</text:p>
          </table:table-cell>
          <table:table-cell office:value-type="float" office:value="1.155" table:formula="of:=VLOOKUP([.A658];[r_coefficients.$M$1:.$N$820];2;1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3" table:style-name="ce1">
            <text:p>3542213</text:p>
          </table:table-cell>
          <table:table-cell office:value-type="float" office:value="1295782568.5924301" table:style-name="ce1">
            <text:p>1295782569</text:p>
          </table:table-cell>
          <table:table-cell office:value-type="float" office:value="0.39400000000000002" table:formula="of:=VLOOKUP([.A659];[r_coefficients.$M$1:.$N$820];2;1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3101" table:style-name="ce1">
            <text:p>3543101</text:p>
          </table:table-cell>
          <table:table-cell office:value-type="float" office:value="13933198687.277" table:style-name="ce1">
            <text:p>13933198687</text:p>
          </table:table-cell>
          <table:table-cell office:value-type="float" office:value="0.37" table:formula="of:=VLOOKUP([.A660];[r_coefficients.$M$1:.$N$820];2;1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2" table:style-name="ce1">
            <text:p>3543102</text:p>
          </table:table-cell>
          <table:table-cell office:value-type="float" office:value="6456953571.1899796" table:style-name="ce1">
            <text:p>6456953571</text:p>
          </table:table-cell>
          <table:table-cell office:value-type="float" office:value="0.37" table:formula="of:=VLOOKUP([.A661];[r_coefficients.$M$1:.$N$820];2;1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3" table:style-name="ce1">
            <text:p>3543103</text:p>
          </table:table-cell>
          <table:table-cell office:value-type="float" office:value="63248482494.905403" table:style-name="ce1">
            <text:p>63248482495</text:p>
          </table:table-cell>
          <table:table-cell office:value-type="float" office:value="0.217" table:formula="of:=VLOOKUP([.A662];[r_coefficients.$M$1:.$N$820];2;1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111" table:style-name="ce1">
            <text:p>3543111</text:p>
          </table:table-cell>
          <table:table-cell office:value-type="float" office:value="375181746.44681001" table:style-name="ce1">
            <text:p>375181746.4</text:p>
          </table:table-cell>
          <table:table-cell office:value-type="float" office:value="0.37" table:formula="of:=VLOOKUP([.A663];[r_coefficients.$M$1:.$N$820];2;1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2" table:style-name="ce1">
            <text:p>3543112</text:p>
          </table:table-cell>
          <table:table-cell office:value-type="float" office:value="178637359.18907401" table:style-name="ce1">
            <text:p>178637359.2</text:p>
          </table:table-cell>
          <table:table-cell office:value-type="float" office:value="0.37" table:formula="of:=VLOOKUP([.A664];[r_coefficients.$M$1:.$N$820];2;1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3" table:style-name="ce1">
            <text:p>3543113</text:p>
          </table:table-cell>
          <table:table-cell office:value-type="float" office:value="1892655236.49634" table:style-name="ce1">
            <text:p>1892655236</text:p>
          </table:table-cell>
          <table:table-cell office:value-type="float" office:value="0.217" table:formula="of:=VLOOKUP([.A665];[r_coefficients.$M$1:.$N$820];2;1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201" table:style-name="ce1">
            <text:p>3543201</text:p>
          </table:table-cell>
          <table:table-cell office:value-type="float" office:value="4816724245.0549698" table:style-name="ce1">
            <text:p>4816724245</text:p>
          </table:table-cell>
          <table:table-cell office:value-type="float" office:value="0.22" table:formula="of:=VLOOKUP([.A666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2" table:style-name="ce1">
            <text:p>3543202</text:p>
          </table:table-cell>
          <table:table-cell office:value-type="float" office:value="3546703462.16922" table:style-name="ce1">
            <text:p>3546703462</text:p>
          </table:table-cell>
          <table:table-cell office:value-type="float" office:value="0.22" table:formula="of:=VLOOKUP([.A667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3" table:style-name="ce1">
            <text:p>3543203</text:p>
          </table:table-cell>
          <table:table-cell office:value-type="float" office:value="29734845814.785198" table:style-name="ce1">
            <text:p>29734845815</text:p>
          </table:table-cell>
          <table:table-cell office:value-type="float" office:value="0.23100000000000001" table:formula="of:=VLOOKUP([.A668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43211" table:style-name="ce1">
            <text:p>3543211</text:p>
          </table:table-cell>
          <table:table-cell office:value-type="float" office:value="265304096.22154799" table:style-name="ce1">
            <text:p>265304096.2</text:p>
          </table:table-cell>
          <table:table-cell office:value-type="float" office:value="0.22" table:formula="of:=VLOOKUP([.A669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2" table:style-name="ce1">
            <text:p>3543212</text:p>
          </table:table-cell>
          <table:table-cell office:value-type="float" office:value="182666707.99811599" table:style-name="ce1">
            <text:p>182666708</text:p>
          </table:table-cell>
          <table:table-cell office:value-type="float" office:value="0.22" table:formula="of:=VLOOKUP([.A670];[r_coefficients.$M$1:.$N$820];2;1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3" table:style-name="ce1">
            <text:p>3543213</text:p>
          </table:table-cell>
          <table:table-cell office:value-type="float" office:value="1183694075.26459" table:style-name="ce1">
            <text:p>1183694075</text:p>
          </table:table-cell>
          <table:table-cell office:value-type="float" office:value="0.23100000000000001" table:formula="of:=VLOOKUP([.A671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1101" table:style-name="ce1">
            <text:p>3551101</text:p>
          </table:table-cell>
          <table:table-cell office:value-type="float" office:value="575933269343.03406" table:style-name="ce1">
            <text:p>5.75933E+11</text:p>
          </table:table-cell>
          <table:table-cell office:value-type="float" office:value="0.188" table:formula="of:=VLOOKUP([.A672];[r_coefficients.$M$1:.$N$820];2;1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2" table:style-name="ce1">
            <text:p>3551102</text:p>
          </table:table-cell>
          <table:table-cell office:value-type="float" office:value="4534639418.8102198" table:style-name="ce1">
            <text:p>4534639419</text:p>
          </table:table-cell>
          <table:table-cell office:value-type="float" office:value="0.188" table:formula="of:=VLOOKUP([.A673];[r_coefficients.$M$1:.$N$820];2;1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3" table:style-name="ce1">
            <text:p>3551103</text:p>
          </table:table-cell>
          <table:table-cell office:value-type="float" office:value="8457554216.83395" table:style-name="ce1">
            <text:p>8457554217</text:p>
          </table:table-cell>
          <table:table-cell office:value-type="float" office:value="0.21299999999999999" table:formula="of:=VLOOKUP([.A674];[r_coefficients.$M$1:.$N$820];2;1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551201" table:style-name="ce1">
            <text:p>3551201</text:p>
          </table:table-cell>
          <table:table-cell office:value-type="float" office:value="403184287.25281101" table:style-name="ce1">
            <text:p>403184287.3</text:p>
          </table:table-cell>
          <table:table-cell office:value-type="float" office:value="0.26200000000000001" table:formula="of:=VLOOKUP([.A675];[r_coefficients.$M$1:.$N$820];2;1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2" table:style-name="ce1">
            <text:p>3551202</text:p>
          </table:table-cell>
          <table:table-cell office:value-type="float" office:value="259827232.63660499" table:style-name="ce1">
            <text:p>259827232.6</text:p>
          </table:table-cell>
          <table:table-cell office:value-type="float" office:value="0.26200000000000001" table:formula="of:=VLOOKUP([.A676];[r_coefficients.$M$1:.$N$820];2;1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3" table:style-name="ce1">
            <text:p>3551203</text:p>
          </table:table-cell>
          <table:table-cell office:value-type="float" office:value="427818447.49368799" table:style-name="ce1">
            <text:p>427818447.5</text:p>
          </table:table-cell>
          <table:table-cell office:value-type="float" office:value="0.22450000000000001" table:formula="of:=VLOOKUP([.A677];[r_coefficients.$M$1:.$N$820];2;1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552101" table:style-name="ce1">
            <text:p>3552101</text:p>
          </table:table-cell>
          <table:table-cell office:value-type="float" office:value="15522693908.6395" table:style-name="ce1">
            <text:p>15522693909</text:p>
          </table:table-cell>
          <table:table-cell office:value-type="float" office:value="0.14499999999999999" table:formula="of:=VLOOKUP([.A678];[r_coefficients.$M$1:.$N$820];2;1)" table:style-name="ce2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2" table:style-name="ce1">
            <text:p>3552102</text:p>
          </table:table-cell>
          <table:table-cell office:value-type="float" office:value="12206644459.048401" table:style-name="ce1">
            <text:p>12206644459</text:p>
          </table:table-cell>
          <table:table-cell office:value-type="float" office:value="0.14499999999999999" table:formula="of:=VLOOKUP([.A679];[r_coefficients.$M$1:.$N$820];2;1)" table:style-name="ce2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3" table:style-name="ce1">
            <text:p>3552103</text:p>
          </table:table-cell>
          <table:table-cell office:value-type="float" office:value="87055192092.655304" table:style-name="ce1">
            <text:p>87055192093</text:p>
          </table:table-cell>
          <table:table-cell office:value-type="float" office:value="0.30199999999999999" table:formula="of:=VLOOKUP([.A680];[r_coefficients.$M$1:.$N$820];2;1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52201" table:style-name="ce1">
            <text:p>3552201</text:p>
          </table:table-cell>
          <table:table-cell office:value-type="float" office:value="479317075.11347097" table:style-name="ce1">
            <text:p>479317075.1</text:p>
          </table:table-cell>
          <table:table-cell office:value-type="float" office:value="0.23100000000000001" table:formula="of:=VLOOKUP([.A681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2" table:style-name="ce1">
            <text:p>3552202</text:p>
          </table:table-cell>
          <table:table-cell office:value-type="float" office:value="628006272.49554801" table:style-name="ce1">
            <text:p>628006272.5</text:p>
          </table:table-cell>
          <table:table-cell office:value-type="float" office:value="0.23100000000000001" table:formula="of:=VLOOKUP([.A682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3" table:style-name="ce1">
            <text:p>3552203</text:p>
          </table:table-cell>
          <table:table-cell office:value-type="float" office:value="2259466438.4267998" table:style-name="ce1">
            <text:p>2259466438</text:p>
          </table:table-cell>
          <table:table-cell office:value-type="float" office:value="0.248" table:formula="of:=VLOOKUP([.A683];[r_coefficients.$M$1:.$N$820];2;1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53101" table:style-name="ce1">
            <text:p>3553101</text:p>
          </table:table-cell>
          <table:table-cell office:value-type="float" office:value="116548208.83739799" table:style-name="ce1">
            <text:p>116548208.8</text:p>
          </table:table-cell>
          <table:table-cell office:value-type="float" office:value="0.23100000000000001" table:formula="of:=VLOOKUP([.A684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2" table:style-name="ce1">
            <text:p>3553102</text:p>
          </table:table-cell>
          <table:table-cell office:value-type="float" office:value="37365472.898225002" table:style-name="ce1">
            <text:p>37365472.9</text:p>
          </table:table-cell>
          <table:table-cell office:value-type="float" office:value="0.23100000000000001" table:formula="of:=VLOOKUP([.A685];[r_coefficients.$M$1:.$N$820];2;1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3" table:style-name="ce1">
            <text:p>3553103</text:p>
          </table:table-cell>
          <table:table-cell office:value-type="float" office:value="144024324.22686201" table:style-name="ce1">
            <text:p>144024324.2</text:p>
          </table:table-cell>
          <table:table-cell office:value-type="float" office:value="0.124" table:formula="of:=VLOOKUP([.A686];[r_coefficients.$M$1:.$N$820];2;1)" table:style-name="ce2">
            <text:p>0.124</text:p>
          </table:table-cell>
          <table:table-cell table:number-columns-repeated="16381"/>
        </table:table-row>
        <table:table-row table:style-name="ro1">
          <table:table-cell office:value-type="float" office:value="3553201" table:style-name="ce1">
            <text:p>3553201</text:p>
          </table:table-cell>
          <table:table-cell office:value-type="float" office:value="925982.64768199995" table:style-name="ce1">
            <text:p>925982.6477</text:p>
          </table:table-cell>
          <table:table-cell office:value-type="float" office:value="0.29299999999999998" table:formula="of:=VLOOKUP([.A687];[r_coefficients.$M$1:.$N$820];2;1)" table:style-name="ce2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2" table:style-name="ce1">
            <text:p>3553202</text:p>
          </table:table-cell>
          <table:table-cell office:value-type="float" office:value="1298342.5214800001" table:style-name="ce1">
            <text:p>1298342.521</text:p>
          </table:table-cell>
          <table:table-cell office:value-type="float" office:value="0.29299999999999998" table:formula="of:=VLOOKUP([.A688];[r_coefficients.$M$1:.$N$820];2;1)" table:style-name="ce2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3" table:style-name="ce1">
            <text:p>3553203</text:p>
          </table:table-cell>
          <table:table-cell office:value-type="float" office:value="35166831.971487999" table:style-name="ce1">
            <text:p>35166831.97</text:p>
          </table:table-cell>
          <table:table-cell office:value-type="float" office:value="0.20100000000000001" table:formula="of:=VLOOKUP([.A689];[r_coefficients.$M$1:.$N$820];2;1)" table:style-name="ce2">
            <text:p>0.201</text:p>
          </table:table-cell>
          <table:table-cell table:number-columns-repeated="16381"/>
        </table:table-row>
        <table:table-row table:style-name="ro1">
          <table:table-cell office:value-type="float" office:value="4011101" table:style-name="ce1">
            <text:p>4011101</text:p>
          </table:table-cell>
          <table:table-cell office:value-type="float" office:value="2121285901772.1201" table:style-name="ce1">
            <text:p>2.12129E+12</text:p>
          </table:table-cell>
          <table:table-cell office:value-type="float" office:value="0" table:formula="of:=VLOOKUP([.A690];[r_coefficients.$M$1:.$N$820];2;1)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012101" table:style-name="ce1">
            <text:p>4012101</text:p>
          </table:table-cell>
          <table:table-cell office:value-type="float" office:value="56482807.842101999" table:style-name="ce1">
            <text:p>56482807.84</text:p>
          </table:table-cell>
          <table:table-cell office:value-type="float" office:value="0" table:formula="of:=VLOOKUP([.A691];[r_coefficients.$M$1:.$N$820];2;1)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021101" table:style-name="ce1">
            <text:p>4021101</text:p>
          </table:table-cell>
          <table:table-cell office:value-type="float" office:value="18788655435613.5" table:style-name="ce1">
            <text:p>1.87887E+13</text:p>
          </table:table-cell>
          <table:table-cell office:value-type="float" office:value="0.39" table:formula="of:=VLOOKUP([.A692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102" table:style-name="ce1">
            <text:p>4021102</text:p>
          </table:table-cell>
          <table:table-cell office:value-type="float" office:value="298808333195.58398" table:style-name="ce1">
            <text:p>2.98808E+11</text:p>
          </table:table-cell>
          <table:table-cell office:value-type="float" office:value="0.24" table:formula="of:=VLOOKUP([.A693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103" table:style-name="ce1">
            <text:p>4021103</text:p>
          </table:table-cell>
          <table:table-cell office:value-type="float" office:value="136419770373.076" table:style-name="ce1">
            <text:p>1.3642E+11</text:p>
          </table:table-cell>
          <table:table-cell office:value-type="float" office:value="0.24" table:formula="of:=VLOOKUP([.A694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1" table:style-name="ce1">
            <text:p>4022101</text:p>
          </table:table-cell>
          <table:table-cell office:value-type="float" office:value="44070421013.151497" table:style-name="ce1">
            <text:p>44070421013</text:p>
          </table:table-cell>
          <table:table-cell office:value-type="float" office:value="0.39" table:formula="of:=VLOOKUP([.A695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2102" table:style-name="ce1">
            <text:p>4022102</text:p>
          </table:table-cell>
          <table:table-cell office:value-type="float" office:value="45157029902.0047" table:style-name="ce1">
            <text:p>45157029902</text:p>
          </table:table-cell>
          <table:table-cell office:value-type="float" office:value="0.24" table:formula="of:=VLOOKUP([.A696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3" table:style-name="ce1">
            <text:p>4022103</text:p>
          </table:table-cell>
          <table:table-cell office:value-type="float" office:value="67848334375.0084" table:style-name="ce1">
            <text:p>67848334375</text:p>
          </table:table-cell>
          <table:table-cell office:value-type="float" office:value="0.24" table:formula="of:=VLOOKUP([.A697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1" table:style-name="ce1">
            <text:p>4023101</text:p>
          </table:table-cell>
          <table:table-cell office:value-type="float" office:value="2040555649219.8601" table:style-name="ce1">
            <text:p>2.04056E+12</text:p>
          </table:table-cell>
          <table:table-cell office:value-type="float" office:value="0.39" table:formula="of:=VLOOKUP([.A698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3102" table:style-name="ce1">
            <text:p>4023102</text:p>
          </table:table-cell>
          <table:table-cell office:value-type="float" office:value="674412176403.27295" table:style-name="ce1">
            <text:p>6.74412E+11</text:p>
          </table:table-cell>
          <table:table-cell office:value-type="float" office:value="0.24" table:formula="of:=VLOOKUP([.A699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3" table:style-name="ce1">
            <text:p>4023103</text:p>
          </table:table-cell>
          <table:table-cell office:value-type="float" office:value="274206715362.694" table:style-name="ce1">
            <text:p>2.74207E+11</text:p>
          </table:table-cell>
          <table:table-cell office:value-type="float" office:value="0.24" table:formula="of:=VLOOKUP([.A700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1" table:style-name="ce1">
            <text:p>4031101</text:p>
          </table:table-cell>
          <table:table-cell office:value-type="float" office:value="9607946848605.3496" table:style-name="ce1">
            <text:p>9.60795E+12</text:p>
          </table:table-cell>
          <table:table-cell office:value-type="float" office:value="0.39" table:formula="of:=VLOOKUP([.A701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1102" table:style-name="ce1">
            <text:p>4031102</text:p>
          </table:table-cell>
          <table:table-cell office:value-type="float" office:value="332085094582.45099" table:style-name="ce1">
            <text:p>3.32085E+11</text:p>
          </table:table-cell>
          <table:table-cell office:value-type="float" office:value="0.24" table:formula="of:=VLOOKUP([.A702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3" table:style-name="ce1">
            <text:p>4031103</text:p>
          </table:table-cell>
          <table:table-cell office:value-type="float" office:value="373832951098.18201" table:style-name="ce1">
            <text:p>3.73833E+11</text:p>
          </table:table-cell>
          <table:table-cell office:value-type="float" office:value="0.24" table:formula="of:=VLOOKUP([.A703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1" table:style-name="ce1">
            <text:p>4032101</text:p>
          </table:table-cell>
          <table:table-cell office:value-type="float" office:value="208810320623.82901" table:style-name="ce1">
            <text:p>2.0881E+11</text:p>
          </table:table-cell>
          <table:table-cell office:value-type="float" office:value="0.39" table:formula="of:=VLOOKUP([.A704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2102" table:style-name="ce1">
            <text:p>4032102</text:p>
          </table:table-cell>
          <table:table-cell office:value-type="float" office:value="158302366839.05099" table:style-name="ce1">
            <text:p>1.58302E+11</text:p>
          </table:table-cell>
          <table:table-cell office:value-type="float" office:value="0.24" table:formula="of:=VLOOKUP([.A705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3" table:style-name="ce1">
            <text:p>4032103</text:p>
          </table:table-cell>
          <table:table-cell office:value-type="float" office:value="212277815815.98001" table:style-name="ce1">
            <text:p>2.12278E+11</text:p>
          </table:table-cell>
          <table:table-cell office:value-type="float" office:value="0.24" table:formula="of:=VLOOKUP([.A706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1" table:style-name="ce1">
            <text:p>4033101</text:p>
          </table:table-cell>
          <table:table-cell office:value-type="float" office:value="3677875405208.1299" table:style-name="ce1">
            <text:p>3.67788E+12</text:p>
          </table:table-cell>
          <table:table-cell office:value-type="float" office:value="0.39" table:formula="of:=VLOOKUP([.A707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3102" table:style-name="ce1">
            <text:p>4033102</text:p>
          </table:table-cell>
          <table:table-cell office:value-type="float" office:value="1278977907551.5901" table:style-name="ce1">
            <text:p>1.27898E+12</text:p>
          </table:table-cell>
          <table:table-cell office:value-type="float" office:value="0.24" table:formula="of:=VLOOKUP([.A708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3" table:style-name="ce1">
            <text:p>4033103</text:p>
          </table:table-cell>
          <table:table-cell office:value-type="float" office:value="1132673823698.23" table:style-name="ce1">
            <text:p>1.13267E+12</text:p>
          </table:table-cell>
          <table:table-cell office:value-type="float" office:value="0.24" table:formula="of:=VLOOKUP([.A709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1" table:style-name="ce1">
            <text:p>4041101</text:p>
          </table:table-cell>
          <table:table-cell office:value-type="float" office:value="5520087024428.3301" table:style-name="ce1">
            <text:p>5.52009E+12</text:p>
          </table:table-cell>
          <table:table-cell office:value-type="float" office:value="0.39" table:formula="of:=VLOOKUP([.A710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02" table:style-name="ce1">
            <text:p>4041102</text:p>
          </table:table-cell>
          <table:table-cell office:value-type="float" office:value="175680290363.509" table:style-name="ce1">
            <text:p>1.7568E+11</text:p>
          </table:table-cell>
          <table:table-cell office:value-type="float" office:value="0.24" table:formula="of:=VLOOKUP([.A711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3" table:style-name="ce1">
            <text:p>4041103</text:p>
          </table:table-cell>
          <table:table-cell office:value-type="float" office:value="290998606989.85901" table:style-name="ce1">
            <text:p>2.90999E+11</text:p>
          </table:table-cell>
          <table:table-cell office:value-type="float" office:value="0.24" table:formula="of:=VLOOKUP([.A712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1" table:style-name="ce1">
            <text:p>4041111</text:p>
          </table:table-cell>
          <table:table-cell office:value-type="float" office:value="67525411.488244995" table:style-name="ce1">
            <text:p>67525411.49</text:p>
          </table:table-cell>
          <table:table-cell office:value-type="float" office:value="0.39" table:formula="of:=VLOOKUP([.A713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12" table:style-name="ce1">
            <text:p>4041112</text:p>
          </table:table-cell>
          <table:table-cell office:value-type="float" office:value="326889.32300400001" table:style-name="ce1">
            <text:p>326889.323</text:p>
          </table:table-cell>
          <table:table-cell office:value-type="float" office:value="0.24" table:formula="of:=VLOOKUP([.A714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3" table:style-name="ce1">
            <text:p>4041113</text:p>
          </table:table-cell>
          <table:table-cell office:value-type="float" office:value="619560.90014599997" table:style-name="ce1">
            <text:p>619560.9001</text:p>
          </table:table-cell>
          <table:table-cell office:value-type="float" office:value="0.24" table:formula="of:=VLOOKUP([.A715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1" table:style-name="ce1">
            <text:p>4041201</text:p>
          </table:table-cell>
          <table:table-cell office:value-type="float" office:value="7263998473.8340902" table:style-name="ce1">
            <text:p>7263998474</text:p>
          </table:table-cell>
          <table:table-cell office:value-type="float" office:value="0.39" table:formula="of:=VLOOKUP([.A716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02" table:style-name="ce1">
            <text:p>4041202</text:p>
          </table:table-cell>
          <table:table-cell office:value-type="float" office:value="318055052.58891898" table:style-name="ce1">
            <text:p>318055052.6</text:p>
          </table:table-cell>
          <table:table-cell office:value-type="float" office:value="0.24" table:formula="of:=VLOOKUP([.A717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3" table:style-name="ce1">
            <text:p>4041203</text:p>
          </table:table-cell>
          <table:table-cell office:value-type="float" office:value="246022132.81495601" table:style-name="ce1">
            <text:p>246022132.8</text:p>
          </table:table-cell>
          <table:table-cell office:value-type="float" office:value="0.24" table:formula="of:=VLOOKUP([.A718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1" table:style-name="ce1">
            <text:p>4041211</text:p>
          </table:table-cell>
          <table:table-cell office:value-type="float" office:value="19729415.717744999" table:style-name="ce1">
            <text:p>19729415.72</text:p>
          </table:table-cell>
          <table:table-cell office:value-type="float" office:value="0.39" table:formula="of:=VLOOKUP([.A719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12" table:style-name="ce1">
            <text:p>4041212</text:p>
          </table:table-cell>
          <table:table-cell office:value-type="float" office:value="1888133.875434" table:style-name="ce1">
            <text:p>1888133.875</text:p>
          </table:table-cell>
          <table:table-cell office:value-type="float" office:value="0.24" table:formula="of:=VLOOKUP([.A720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3" table:style-name="ce1">
            <text:p>4041213</text:p>
          </table:table-cell>
          <table:table-cell office:value-type="float" office:value="2499571.9586370001" table:style-name="ce1">
            <text:p>2499571.959</text:p>
          </table:table-cell>
          <table:table-cell office:value-type="float" office:value="0.24" table:formula="of:=VLOOKUP([.A721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1" table:style-name="ce1">
            <text:p>4042101</text:p>
          </table:table-cell>
          <table:table-cell office:value-type="float" office:value="65280424291.460098" table:style-name="ce1">
            <text:p>65280424291</text:p>
          </table:table-cell>
          <table:table-cell office:value-type="float" office:value="0.39" table:formula="of:=VLOOKUP([.A722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102" table:style-name="ce1">
            <text:p>4042102</text:p>
          </table:table-cell>
          <table:table-cell office:value-type="float" office:value="58287918423.822502" table:style-name="ce1">
            <text:p>58287918424</text:p>
          </table:table-cell>
          <table:table-cell office:value-type="float" office:value="0.24" table:formula="of:=VLOOKUP([.A723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3" table:style-name="ce1">
            <text:p>4042103</text:p>
          </table:table-cell>
          <table:table-cell office:value-type="float" office:value="218512416666.77499" table:style-name="ce1">
            <text:p>2.18512E+11</text:p>
          </table:table-cell>
          <table:table-cell office:value-type="float" office:value="0.24" table:formula="of:=VLOOKUP([.A724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12" table:style-name="ce1">
            <text:p>4042112</text:p>
          </table:table-cell>
          <table:table-cell office:value-type="float" office:value="15886.042103" table:style-name="ce1">
            <text:p>15886.0421</text:p>
          </table:table-cell>
          <table:table-cell office:value-type="float" office:value="0.24" table:formula="of:=VLOOKUP([.A725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1" table:style-name="ce1">
            <text:p>4042201</text:p>
          </table:table-cell>
          <table:table-cell office:value-type="float" office:value="16592661.768332001" table:style-name="ce1">
            <text:p>16592661.77</text:p>
          </table:table-cell>
          <table:table-cell office:value-type="float" office:value="0.24" table:formula="of:=VLOOKUP([.A726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2" table:style-name="ce1">
            <text:p>4042202</text:p>
          </table:table-cell>
          <table:table-cell office:value-type="float" office:value="8000924.1362079997" table:style-name="ce1">
            <text:p>8000924.136</text:p>
          </table:table-cell>
          <table:table-cell office:value-type="float" office:value="0.24" table:formula="of:=VLOOKUP([.A727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3" table:style-name="ce1">
            <text:p>4042203</text:p>
          </table:table-cell>
          <table:table-cell office:value-type="float" office:value="6053648.4757599998" table:style-name="ce1">
            <text:p>6053648.476</text:p>
          </table:table-cell>
          <table:table-cell office:value-type="float" office:value="0.24" table:formula="of:=VLOOKUP([.A728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01" table:style-name="ce1">
            <text:p>4043101</text:p>
          </table:table-cell>
          <table:table-cell office:value-type="float" office:value="273355735522.983" table:style-name="ce1">
            <text:p>2.73356E+11</text:p>
          </table:table-cell>
          <table:table-cell office:value-type="float" office:value="0.39" table:formula="of:=VLOOKUP([.A729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02" table:style-name="ce1">
            <text:p>4043102</text:p>
          </table:table-cell>
          <table:table-cell office:value-type="float" office:value="468190095540.58301" table:style-name="ce1">
            <text:p>4.6819E+11</text:p>
          </table:table-cell>
          <table:table-cell office:value-type="float" office:value="0.24" table:formula="of:=VLOOKUP([.A730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03" table:style-name="ce1">
            <text:p>4043103</text:p>
          </table:table-cell>
          <table:table-cell office:value-type="float" office:value="306454009780.26599" table:style-name="ce1">
            <text:p>3.06454E+11</text:p>
          </table:table-cell>
          <table:table-cell office:value-type="float" office:value="0.24" table:formula="of:=VLOOKUP([.A731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1" table:style-name="ce1">
            <text:p>4043111</text:p>
          </table:table-cell>
          <table:table-cell office:value-type="float" office:value="421799.95420099999" table:style-name="ce1">
            <text:p>421799.9542</text:p>
          </table:table-cell>
          <table:table-cell office:value-type="float" office:value="0.24" table:formula="of:=VLOOKUP([.A732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2" table:style-name="ce1">
            <text:p>4043112</text:p>
          </table:table-cell>
          <table:table-cell office:value-type="float" office:value="164335.47175699999" table:style-name="ce1">
            <text:p>164335.4718</text:p>
          </table:table-cell>
          <table:table-cell office:value-type="float" office:value="0.24" table:formula="of:=VLOOKUP([.A733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3" table:style-name="ce1">
            <text:p>4043113</text:p>
          </table:table-cell>
          <table:table-cell office:value-type="float" office:value="42809.966109000001" table:style-name="ce1">
            <text:p>42809.96611</text:p>
          </table:table-cell>
          <table:table-cell office:value-type="float" office:value="0.24" table:formula="of:=VLOOKUP([.A734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1" table:style-name="ce1">
            <text:p>4043201</text:p>
          </table:table-cell>
          <table:table-cell office:value-type="float" office:value="640012635.60427105" table:style-name="ce1">
            <text:p>640012635.6</text:p>
          </table:table-cell>
          <table:table-cell office:value-type="float" office:value="0.24" table:formula="of:=VLOOKUP([.A735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2" table:style-name="ce1">
            <text:p>4043202</text:p>
          </table:table-cell>
          <table:table-cell office:value-type="float" office:value="475367141.40038699" table:style-name="ce1">
            <text:p>475367141.4</text:p>
          </table:table-cell>
          <table:table-cell office:value-type="float" office:value="0.24" table:formula="of:=VLOOKUP([.A736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3" table:style-name="ce1">
            <text:p>4043203</text:p>
          </table:table-cell>
          <table:table-cell office:value-type="float" office:value="857491492.96073496" table:style-name="ce1">
            <text:p>857491493</text:p>
          </table:table-cell>
          <table:table-cell office:value-type="float" office:value="0.24" table:formula="of:=VLOOKUP([.A737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1" table:style-name="ce1">
            <text:p>4043211</text:p>
          </table:table-cell>
          <table:table-cell office:value-type="float" office:value="5958643.8697610004" table:style-name="ce1">
            <text:p>5958643.87</text:p>
          </table:table-cell>
          <table:table-cell office:value-type="float" office:value="0.24" table:formula="of:=VLOOKUP([.A738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2" table:style-name="ce1">
            <text:p>4043212</text:p>
          </table:table-cell>
          <table:table-cell office:value-type="float" office:value="4216047.5678300001" table:style-name="ce1">
            <text:p>4216047.568</text:p>
          </table:table-cell>
          <table:table-cell office:value-type="float" office:value="0.24" table:formula="of:=VLOOKUP([.A739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3" table:style-name="ce1">
            <text:p>4043213</text:p>
          </table:table-cell>
          <table:table-cell office:value-type="float" office:value="9590505.8362399992" table:style-name="ce1">
            <text:p>9590505.836</text:p>
          </table:table-cell>
          <table:table-cell office:value-type="float" office:value="0.24" table:formula="of:=VLOOKUP([.A740];[r_coefficients.$M$1:.$N$820];2;1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1101" table:style-name="ce1">
            <text:p>4051101</text:p>
          </table:table-cell>
          <table:table-cell office:value-type="float" office:value="1790473300914.5601" table:style-name="ce1">
            <text:p>1.79047E+12</text:p>
          </table:table-cell>
          <table:table-cell office:value-type="float" office:value="0.39" table:formula="of:=VLOOKUP([.A741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2101" table:style-name="ce1">
            <text:p>4052101</text:p>
          </table:table-cell>
          <table:table-cell office:value-type="float" office:value="32832234.467163999" table:style-name="ce1">
            <text:p>32832234.47</text:p>
          </table:table-cell>
          <table:table-cell office:value-type="float" office:value="0.39" table:formula="of:=VLOOKUP([.A742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3101" table:style-name="ce1">
            <text:p>4053101</text:p>
          </table:table-cell>
          <table:table-cell office:value-type="float" office:value="1202244.953335" table:style-name="ce1">
            <text:p>1202244.953</text:p>
          </table:table-cell>
          <table:table-cell office:value-type="float" office:value="0.39" table:formula="of:=VLOOKUP([.A743];[r_coefficients.$M$1:.$N$820];2;1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61101" table:style-name="ce1">
            <text:p>4061101</text:p>
          </table:table-cell>
          <table:table-cell office:value-type="float" office:value="335875888331.94098" table:style-name="ce1">
            <text:p>3.35876E+11</text:p>
          </table:table-cell>
          <table:table-cell office:value-type="float" office:value="0.24" table:formula="of:=VLOOKUP([.A744];[r_coefficients.$M$1:.$N$820];2;1)" table:style-name="ce2">
            <text:p>0.24</text:p>
          </table:table-cell>
          <table:table-cell table:number-columns-repeated="16381"/>
        </table:table-row>
        <table:table-row table:number-rows-repeated="1047832" table:style-name="ro2">
          <table:table-cell table:number-columns-repeated="16384"/>
        </table:table-row>
      </table:table>
      <table:table table:name="r_coefficients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3"/>
        <table:table-column table:style-name="co5" table:default-cell-style-name="ce1"/>
        <table:table-column table:style-name="co18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3">
            <text:p>gez</text:p>
          </table:table-cell>
          <table:table-cell office:value-type="string" table:style-name="ce3">
            <text:p>gez_val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continent_val</text:p>
          </table:table-cell>
          <table:table-cell office:value-type="string" table:style-name="ce3">
            <text:p>esa_lc</text:p>
          </table:table-cell>
          <table:table-cell office:value-type="string" table:style-name="ce3">
            <text:p>esa_lc_val</text:p>
          </table:table-cell>
          <table:table-cell office:value-type="string" table:style-name="ce3">
            <text:p>plantation</text:p>
          </table:table-cell>
          <table:table-cell office:value-type="string" table:style-name="ce3">
            <text:p>plantation_val</text:p>
          </table:table-cell>
          <table:table-cell office:value-type="string" table:style-name="ce3">
            <text:p>quercus</text:p>
          </table:table-cell>
          <table:table-cell office:value-type="string" table:style-name="ce3">
            <text:p>quercus_val</text:p>
          </table:table-cell>
          <table:table-cell office:value-type="string" table:style-name="ce3">
            <text:p>agb</text:p>
          </table:table-cell>
          <table:table-cell office:value-type="string" table:style-name="ce3">
            <text:p>agb_val</text:p>
          </table:table-cell>
          <table:table-cell office:value-type="string" table:style-name="ce4">
            <text:p>FINAL_VAL</text:p>
          </table:table-cell>
          <table:table-cell office:value-type="string" table:style-name="ce3">
            <text:p>rcoeff</text:p>
          </table:table-cell>
          <table:table-cell office:value-type="string" table:style-name="ce3">
            <text:p>notes</text:p>
          </table:table-cell>
          <table:table-cell table:number-columns-repeated="16369" table:style-name="ce3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];[reclass_tables.K$2:.L$4];2;0)" table:style-name="ce1">
            <text:p>1</text:p>
          </table:table-cell>
          <table:table-cell office:value-type="float" office:value="1111101" table:formula="of:=[.B2]+[.D2]+[.F2]+[.H2]+[.J2]+[.L2]" table:style-name="ce5">
            <text:p>1111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];[reclass_tables.K$2:.L$4];2;0)" table:style-name="ce1">
            <text:p>2</text:p>
          </table:table-cell>
          <table:table-cell office:value-type="float" office:value="1111102" table:formula="of:=[.B3]+[.D3]+[.F3]+[.H3]+[.J3]+[.L3]" table:style-name="ce5">
            <text:p>1111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];[reclass_tables.K$2:.L$4];2;0)" table:style-name="ce1">
            <text:p>3</text:p>
          </table:table-cell>
          <table:table-cell office:value-type="float" office:value="1111103" table:formula="of:=[.B4]+[.D4]+[.F4]+[.H4]+[.J4]+[.L4]" table:style-name="ce5">
            <text:p>1111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];[reclass_tables.K$2:.L$4];2;0)" table:style-name="ce1">
            <text:p>1</text:p>
          </table:table-cell>
          <table:table-cell office:value-type="float" office:value="1111201" table:formula="of:=[.B5]+[.D5]+[.F5]+[.H5]+[.J5]+[.L5]" table:style-name="ce5">
            <text:p>1111201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];[reclass_tables.K$2:.L$4];2;0)" table:style-name="ce1">
            <text:p>2</text:p>
          </table:table-cell>
          <table:table-cell office:value-type="float" office:value="1111202" table:formula="of:=[.B6]+[.D6]+[.F6]+[.H6]+[.J6]+[.L6]" table:style-name="ce5">
            <text:p>1111202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7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];[reclass_tables.K$2:.L$4];2;0)" table:style-name="ce1">
            <text:p>3</text:p>
          </table:table-cell>
          <table:table-cell office:value-type="float" office:value="1111203" table:formula="of:=[.B7]+[.D7]+[.F7]+[.H7]+[.J7]+[.L7]" table:style-name="ce5">
            <text:p>1111203</text:p>
          </table:table-cell>
          <table:table-cell office:value-type="float" office:value="0.53200000000000003" table:style-name="ce7">
            <text:p>0.5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8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];[reclass_tables.K$2:.L$4];2;0)" table:style-name="ce1">
            <text:p>1</text:p>
          </table:table-cell>
          <table:table-cell office:value-type="float" office:value="1112101" table:formula="of:=[.B8]+[.D8]+[.F8]+[.H8]+[.J8]+[.L8]" table:style-name="ce5">
            <text:p>1112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9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];[reclass_tables.K$2:.L$4];2;0)" table:style-name="ce1">
            <text:p>2</text:p>
          </table:table-cell>
          <table:table-cell office:value-type="float" office:value="1112102" table:formula="of:=[.B9]+[.D9]+[.F9]+[.H9]+[.J9]+[.L9]" table:style-name="ce5">
            <text:p>1112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0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];[reclass_tables.K$2:.L$4];2;0)" table:style-name="ce1">
            <text:p>3</text:p>
          </table:table-cell>
          <table:table-cell office:value-type="float" office:value="1112103" table:formula="of:=[.B10]+[.D10]+[.F10]+[.H10]+[.J10]+[.L10]" table:style-name="ce5">
            <text:p>1112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1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];[reclass_tables.K$2:.L$4];2;0)" table:style-name="ce1">
            <text:p>1</text:p>
          </table:table-cell>
          <table:table-cell office:value-type="float" office:value="1112201" table:formula="of:=[.B11]+[.D11]+[.F11]+[.H11]+[.J11]+[.L11]" table:style-name="ce5">
            <text:p>1112201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];[reclass_tables.K$2:.L$4];2;0)" table:style-name="ce1">
            <text:p>2</text:p>
          </table:table-cell>
          <table:table-cell office:value-type="float" office:value="1112202" table:formula="of:=[.B12]+[.D12]+[.F12]+[.H12]+[.J12]+[.L12]" table:style-name="ce5">
            <text:p>1112202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];[reclass_tables.K$2:.L$4];2;0)" table:style-name="ce1">
            <text:p>3</text:p>
          </table:table-cell>
          <table:table-cell office:value-type="float" office:value="1112203" table:formula="of:=[.B13]+[.D13]+[.F13]+[.H13]+[.J13]+[.L13]" table:style-name="ce5">
            <text:p>1112203</text:p>
          </table:table-cell>
          <table:table-cell office:value-type="float" office:value="0.53200000000000003" table:style-name="ce7">
            <text:p>0.5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];[reclass_tables.K$2:.L$4];2;0)" table:style-name="ce1">
            <text:p>1</text:p>
          </table:table-cell>
          <table:table-cell office:value-type="float" office:value="1113101" table:formula="of:=[.B14]+[.D14]+[.F14]+[.H14]+[.J14]+[.L14]" table:style-name="ce5">
            <text:p>1113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5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];[reclass_tables.K$2:.L$4];2;0)" table:style-name="ce1">
            <text:p>2</text:p>
          </table:table-cell>
          <table:table-cell office:value-type="float" office:value="1113102" table:formula="of:=[.B15]+[.D15]+[.F15]+[.H15]+[.J15]+[.L15]" table:style-name="ce5">
            <text:p>1113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];[reclass_tables.K$2:.L$4];2;0)" table:style-name="ce1">
            <text:p>3</text:p>
          </table:table-cell>
          <table:table-cell office:value-type="float" office:value="1113103" table:formula="of:=[.B16]+[.D16]+[.F16]+[.H16]+[.J16]+[.L16]" table:style-name="ce5">
            <text:p>1113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];[reclass_tables.K$2:.L$4];2;0)" table:style-name="ce1">
            <text:p>1</text:p>
          </table:table-cell>
          <table:table-cell office:value-type="float" office:value="1121101" table:formula="of:=[.B17]+[.D17]+[.F17]+[.H17]+[.J17]+[.L17]" table:style-name="ce5">
            <text:p>1121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];[reclass_tables.K$2:.L$4];2;0)" table:style-name="ce1">
            <text:p>2</text:p>
          </table:table-cell>
          <table:table-cell office:value-type="float" office:value="1121102" table:formula="of:=[.B18]+[.D18]+[.F18]+[.H18]+[.J18]+[.L18]" table:style-name="ce5">
            <text:p>1121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];[reclass_tables.K$2:.L$4];2;0)" table:style-name="ce1">
            <text:p>3</text:p>
          </table:table-cell>
          <table:table-cell office:value-type="float" office:value="1121103" table:formula="of:=[.B19]+[.D19]+[.F19]+[.H19]+[.J19]+[.L19]" table:style-name="ce5">
            <text:p>1121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];[reclass_tables.K$2:.L$4];2;0)" table:style-name="ce1">
            <text:p>1</text:p>
          </table:table-cell>
          <table:table-cell office:value-type="float" office:value="1121201" table:formula="of:=[.B20]+[.D20]+[.F20]+[.H20]+[.J20]+[.L20]" table:style-name="ce5">
            <text:p>1121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];[reclass_tables.K$2:.L$4];2;0)" table:style-name="ce1">
            <text:p>2</text:p>
          </table:table-cell>
          <table:table-cell office:value-type="float" office:value="1121202" table:formula="of:=[.B21]+[.D21]+[.F21]+[.H21]+[.J21]+[.L21]" table:style-name="ce5">
            <text:p>1121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];[reclass_tables.K$2:.L$4];2;0)" table:style-name="ce1">
            <text:p>3</text:p>
          </table:table-cell>
          <table:table-cell office:value-type="float" office:value="1121203" table:formula="of:=[.B22]+[.D22]+[.F22]+[.H22]+[.J22]+[.L22]" table:style-name="ce5">
            <text:p>1121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];[reclass_tables.K$2:.L$4];2;0)" table:style-name="ce1">
            <text:p>1</text:p>
          </table:table-cell>
          <table:table-cell office:value-type="float" office:value="1122101" table:formula="of:=[.B23]+[.D23]+[.F23]+[.H23]+[.J23]+[.L23]" table:style-name="ce5">
            <text:p>1122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];[reclass_tables.K$2:.L$4];2;0)" table:style-name="ce1">
            <text:p>2</text:p>
          </table:table-cell>
          <table:table-cell office:value-type="float" office:value="1122102" table:formula="of:=[.B24]+[.D24]+[.F24]+[.H24]+[.J24]+[.L24]" table:style-name="ce5">
            <text:p>1122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5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];[reclass_tables.K$2:.L$4];2;0)" table:style-name="ce1">
            <text:p>3</text:p>
          </table:table-cell>
          <table:table-cell office:value-type="float" office:value="1122103" table:formula="of:=[.B25]+[.D25]+[.F25]+[.H25]+[.J25]+[.L25]" table:style-name="ce5">
            <text:p>1122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6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];[reclass_tables.K$2:.L$4];2;0)" table:style-name="ce1">
            <text:p>1</text:p>
          </table:table-cell>
          <table:table-cell office:value-type="float" office:value="1122201" table:formula="of:=[.B26]+[.D26]+[.F26]+[.H26]+[.J26]+[.L26]" table:style-name="ce5">
            <text:p>1122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];[reclass_tables.K$2:.L$4];2;0)" table:style-name="ce1">
            <text:p>2</text:p>
          </table:table-cell>
          <table:table-cell office:value-type="float" office:value="1122202" table:formula="of:=[.B27]+[.D27]+[.F27]+[.H27]+[.J27]+[.L27]" table:style-name="ce5">
            <text:p>1122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];[reclass_tables.K$2:.L$4];2;0)" table:style-name="ce1">
            <text:p>3</text:p>
          </table:table-cell>
          <table:table-cell office:value-type="float" office:value="1122203" table:formula="of:=[.B28]+[.D28]+[.F28]+[.H28]+[.J28]+[.L28]" table:style-name="ce5">
            <text:p>1122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];[reclass_tables.K$2:.L$4];2;0)" table:style-name="ce1">
            <text:p>1</text:p>
          </table:table-cell>
          <table:table-cell office:value-type="float" office:value="1123101" table:formula="of:=[.B29]+[.D29]+[.F29]+[.H29]+[.J29]+[.L29]" table:style-name="ce5">
            <text:p>1123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];[reclass_tables.K$2:.L$4];2;0)" table:style-name="ce1">
            <text:p>2</text:p>
          </table:table-cell>
          <table:table-cell office:value-type="float" office:value="1123102" table:formula="of:=[.B30]+[.D30]+[.F30]+[.H30]+[.J30]+[.L30]" table:style-name="ce5">
            <text:p>1123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];[reclass_tables.K$2:.L$4];2;0)" table:style-name="ce1">
            <text:p>3</text:p>
          </table:table-cell>
          <table:table-cell office:value-type="float" office:value="1123103" table:formula="of:=[.B31]+[.D31]+[.F31]+[.H31]+[.J31]+[.L31]" table:style-name="ce5">
            <text:p>1123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];[reclass_tables.K$2:.L$4];2;0)" table:style-name="ce1">
            <text:p>1</text:p>
          </table:table-cell>
          <table:table-cell office:value-type="float" office:value="1123201" table:formula="of:=[.B32]+[.D32]+[.F32]+[.H32]+[.J32]+[.L32]" table:style-name="ce5">
            <text:p>1123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];[reclass_tables.K$2:.L$4];2;0)" table:style-name="ce1">
            <text:p>2</text:p>
          </table:table-cell>
          <table:table-cell office:value-type="float" office:value="1123202" table:formula="of:=[.B33]+[.D33]+[.F33]+[.H33]+[.J33]+[.L33]" table:style-name="ce5">
            <text:p>1123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];[reclass_tables.K$2:.L$4];2;0)" table:style-name="ce1">
            <text:p>3</text:p>
          </table:table-cell>
          <table:table-cell office:value-type="float" office:value="1123203" table:formula="of:=[.B34]+[.D34]+[.F34]+[.H34]+[.J34]+[.L34]" table:style-name="ce5">
            <text:p>1123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];[reclass_tables.K$2:.L$4];2;0)" table:style-name="ce1">
            <text:p>1</text:p>
          </table:table-cell>
          <table:table-cell office:value-type="float" office:value="1131101" table:formula="of:=[.B35]+[.D35]+[.F35]+[.H35]+[.J35]+[.L35]" table:style-name="ce5">
            <text:p>1131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];[reclass_tables.K$2:.L$4];2;0)" table:style-name="ce1">
            <text:p>2</text:p>
          </table:table-cell>
          <table:table-cell office:value-type="float" office:value="1131102" table:formula="of:=[.B36]+[.D36]+[.F36]+[.H36]+[.J36]+[.L36]" table:style-name="ce5">
            <text:p>1131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];[reclass_tables.K$2:.L$4];2;0)" table:style-name="ce1">
            <text:p>3</text:p>
          </table:table-cell>
          <table:table-cell office:value-type="float" office:value="1131103" table:formula="of:=[.B37]+[.D37]+[.F37]+[.H37]+[.J37]+[.L37]" table:style-name="ce5">
            <text:p>1131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];[reclass_tables.K$2:.L$4];2;0)" table:style-name="ce1">
            <text:p>1</text:p>
          </table:table-cell>
          <table:table-cell office:value-type="float" office:value="1131201" table:formula="of:=[.B38]+[.D38]+[.F38]+[.H38]+[.J38]+[.L38]" table:style-name="ce5">
            <text:p>1131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];[reclass_tables.K$2:.L$4];2;0)" table:style-name="ce1">
            <text:p>2</text:p>
          </table:table-cell>
          <table:table-cell office:value-type="float" office:value="1131202" table:formula="of:=[.B39]+[.D39]+[.F39]+[.H39]+[.J39]+[.L39]" table:style-name="ce5">
            <text:p>1131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];[reclass_tables.K$2:.L$4];2;0)" table:style-name="ce1">
            <text:p>3</text:p>
          </table:table-cell>
          <table:table-cell office:value-type="float" office:value="1131203" table:formula="of:=[.B40]+[.D40]+[.F40]+[.H40]+[.J40]+[.L40]" table:style-name="ce5">
            <text:p>1131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8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];[reclass_tables.K$2:.L$4];2;0)" table:style-name="ce1">
            <text:p>1</text:p>
          </table:table-cell>
          <table:table-cell office:value-type="float" office:value="1132101" table:formula="of:=[.B41]+[.D41]+[.F41]+[.H41]+[.J41]+[.L41]" table:style-name="ce5">
            <text:p>1132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];[reclass_tables.K$2:.L$4];2;0)" table:style-name="ce1">
            <text:p>2</text:p>
          </table:table-cell>
          <table:table-cell office:value-type="float" office:value="1132102" table:formula="of:=[.B42]+[.D42]+[.F42]+[.H42]+[.J42]+[.L42]" table:style-name="ce5">
            <text:p>1132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3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];[reclass_tables.K$2:.L$4];2;0)" table:style-name="ce1">
            <text:p>3</text:p>
          </table:table-cell>
          <table:table-cell office:value-type="float" office:value="1132103" table:formula="of:=[.B43]+[.D43]+[.F43]+[.H43]+[.J43]+[.L43]" table:style-name="ce5">
            <text:p>1132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4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];[reclass_tables.K$2:.L$4];2;0)" table:style-name="ce1">
            <text:p>1</text:p>
          </table:table-cell>
          <table:table-cell office:value-type="float" office:value="1132201" table:formula="of:=[.B44]+[.D44]+[.F44]+[.H44]+[.J44]+[.L44]" table:style-name="ce5">
            <text:p>1132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];[reclass_tables.K$2:.L$4];2;0)" table:style-name="ce1">
            <text:p>2</text:p>
          </table:table-cell>
          <table:table-cell office:value-type="float" office:value="1132202" table:formula="of:=[.B45]+[.D45]+[.F45]+[.H45]+[.J45]+[.L45]" table:style-name="ce5">
            <text:p>1132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];[reclass_tables.K$2:.L$4];2;0)" table:style-name="ce1">
            <text:p>3</text:p>
          </table:table-cell>
          <table:table-cell office:value-type="float" office:value="1132203" table:formula="of:=[.B46]+[.D46]+[.F46]+[.H46]+[.J46]+[.L46]" table:style-name="ce5">
            <text:p>1132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8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];[reclass_tables.K$2:.L$4];2;0)" table:style-name="ce1">
            <text:p>1</text:p>
          </table:table-cell>
          <table:table-cell office:value-type="float" office:value="1133101" table:formula="of:=[.B47]+[.D47]+[.F47]+[.H47]+[.J47]+[.L47]" table:style-name="ce5">
            <text:p>1133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];[reclass_tables.K$2:.L$4];2;0)" table:style-name="ce1">
            <text:p>2</text:p>
          </table:table-cell>
          <table:table-cell office:value-type="float" office:value="1133102" table:formula="of:=[.B48]+[.D48]+[.F48]+[.H48]+[.J48]+[.L48]" table:style-name="ce5">
            <text:p>1133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];[reclass_tables.K$2:.L$4];2;0)" table:style-name="ce1">
            <text:p>3</text:p>
          </table:table-cell>
          <table:table-cell office:value-type="float" office:value="1133103" table:formula="of:=[.B49]+[.D49]+[.F49]+[.H49]+[.J49]+[.L49]" table:style-name="ce5">
            <text:p>1133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];[reclass_tables.K$2:.L$4];2;0)" table:style-name="ce1">
            <text:p>1</text:p>
          </table:table-cell>
          <table:table-cell office:value-type="float" office:value="1133201" table:formula="of:=[.B50]+[.D50]+[.F50]+[.H50]+[.J50]+[.L50]" table:style-name="ce5">
            <text:p>1133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];[reclass_tables.K$2:.L$4];2;0)" table:style-name="ce1">
            <text:p>2</text:p>
          </table:table-cell>
          <table:table-cell office:value-type="float" office:value="1133202" table:formula="of:=[.B51]+[.D51]+[.F51]+[.H51]+[.J51]+[.L51]" table:style-name="ce5">
            <text:p>1133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];[reclass_tables.K$2:.L$4];2;0)" table:style-name="ce1">
            <text:p>3</text:p>
          </table:table-cell>
          <table:table-cell office:value-type="float" office:value="1133203" table:formula="of:=[.B52]+[.D52]+[.F52]+[.H52]+[.J52]+[.L52]" table:style-name="ce5">
            <text:p>1133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6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];[reclass_tables.K$2:.L$4];2;0)" table:style-name="ce1">
            <text:p>1</text:p>
          </table:table-cell>
          <table:table-cell office:value-type="float" office:value="1151101" table:formula="of:=[.B53]+[.D53]+[.F53]+[.H53]+[.J53]+[.L53]" table:style-name="ce5">
            <text:p>1151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];[reclass_tables.K$2:.L$4];2;0)" table:style-name="ce1">
            <text:p>2</text:p>
          </table:table-cell>
          <table:table-cell office:value-type="float" office:value="1151102" table:formula="of:=[.B54]+[.D54]+[.F54]+[.H54]+[.J54]+[.L54]" table:style-name="ce5">
            <text:p>1151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];[reclass_tables.K$2:.L$4];2;0)" table:style-name="ce1">
            <text:p>3</text:p>
          </table:table-cell>
          <table:table-cell office:value-type="float" office:value="1151103" table:formula="of:=[.B55]+[.D55]+[.F55]+[.H55]+[.J55]+[.L55]" table:style-name="ce5">
            <text:p>1151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];[reclass_tables.K$2:.L$4];2;0)" table:style-name="ce1">
            <text:p>1</text:p>
          </table:table-cell>
          <table:table-cell office:value-type="float" office:value="1151201" table:formula="of:=[.B56]+[.D56]+[.F56]+[.H56]+[.J56]+[.L56]" table:style-name="ce5">
            <text:p>1151201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];[reclass_tables.K$2:.L$4];2;0)" table:style-name="ce1">
            <text:p>2</text:p>
          </table:table-cell>
          <table:table-cell office:value-type="float" office:value="1151202" table:formula="of:=[.B57]+[.D57]+[.F57]+[.H57]+[.J57]+[.L57]" table:style-name="ce5">
            <text:p>1151202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8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];[reclass_tables.K$2:.L$4];2;0)" table:style-name="ce1">
            <text:p>3</text:p>
          </table:table-cell>
          <table:table-cell office:value-type="float" office:value="1151203" table:formula="of:=[.B58]+[.D58]+[.F58]+[.H58]+[.J58]+[.L58]" table:style-name="ce5">
            <text:p>1151203</text:p>
          </table:table-cell>
          <table:table-cell office:value-type="float" office:value="0.17" table:style-name="ce7">
            <text:p>0.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9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];[reclass_tables.K$2:.L$4];2;0)" table:style-name="ce1">
            <text:p>1</text:p>
          </table:table-cell>
          <table:table-cell office:value-type="float" office:value="1152101" table:formula="of:=[.B59]+[.D59]+[.F59]+[.H59]+[.J59]+[.L59]" table:style-name="ce5">
            <text:p>1152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0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];[reclass_tables.K$2:.L$4];2;0)" table:style-name="ce1">
            <text:p>2</text:p>
          </table:table-cell>
          <table:table-cell office:value-type="float" office:value="1152102" table:formula="of:=[.B60]+[.D60]+[.F60]+[.H60]+[.J60]+[.L60]" table:style-name="ce5">
            <text:p>1152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1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];[reclass_tables.K$2:.L$4];2;0)" table:style-name="ce1">
            <text:p>3</text:p>
          </table:table-cell>
          <table:table-cell office:value-type="float" office:value="1152103" table:formula="of:=[.B61]+[.D61]+[.F61]+[.H61]+[.J61]+[.L61]" table:style-name="ce5">
            <text:p>1152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2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];[reclass_tables.K$2:.L$4];2;0)" table:style-name="ce1">
            <text:p>1</text:p>
          </table:table-cell>
          <table:table-cell office:value-type="float" office:value="1152201" table:formula="of:=[.B62]+[.D62]+[.F62]+[.H62]+[.J62]+[.L62]" table:style-name="ce5">
            <text:p>1152201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];[reclass_tables.K$2:.L$4];2;0)" table:style-name="ce1">
            <text:p>2</text:p>
          </table:table-cell>
          <table:table-cell office:value-type="float" office:value="1152202" table:formula="of:=[.B63]+[.D63]+[.F63]+[.H63]+[.J63]+[.L63]" table:style-name="ce5">
            <text:p>1152202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];[reclass_tables.K$2:.L$4];2;0)" table:style-name="ce1">
            <text:p>3</text:p>
          </table:table-cell>
          <table:table-cell office:value-type="float" office:value="1152203" table:formula="of:=[.B64]+[.D64]+[.F64]+[.H64]+[.J64]+[.L64]" table:style-name="ce5">
            <text:p>1152203</text:p>
          </table:table-cell>
          <table:table-cell office:value-type="float" office:value="0.17" table:style-name="ce7">
            <text:p>0.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];[reclass_tables.K$2:.L$4];2;0)" table:style-name="ce1">
            <text:p>1</text:p>
          </table:table-cell>
          <table:table-cell office:value-type="float" office:value="1153101" table:formula="of:=[.B65]+[.D65]+[.F65]+[.H65]+[.J65]+[.L65]" table:style-name="ce5">
            <text:p>1153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];[reclass_tables.K$2:.L$4];2;0)" table:style-name="ce1">
            <text:p>2</text:p>
          </table:table-cell>
          <table:table-cell office:value-type="float" office:value="1153102" table:formula="of:=[.B66]+[.D66]+[.F66]+[.H66]+[.J66]+[.L66]" table:style-name="ce5">
            <text:p>1153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];[reclass_tables.K$2:.L$4];2;0)" table:style-name="ce1">
            <text:p>3</text:p>
          </table:table-cell>
          <table:table-cell office:value-type="float" office:value="1153103" table:formula="of:=[.B67]+[.D67]+[.F67]+[.H67]+[.J67]+[.L67]" table:style-name="ce5">
            <text:p>1153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8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8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68];[reclass_tables.K$2:.L$4];2;0)" table:style-name="ce1">
            <text:p>#N/A</text:p>
          </table:table-cell>
          <table:table-cell office:value-type="float" office:value="0" table:formula="of:=[.B68]+[.D68]+[.F68]+[.H68]+[.J68]+[.L6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9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9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];[reclass_tables.K$2:.L$4];2;0)" table:style-name="ce1">
            <text:p>1</text:p>
          </table:table-cell>
          <table:table-cell office:value-type="float" office:value="1161101" table:formula="of:=[.B69]+[.D69]+[.F69]+[.H69]+[.J69]+[.L69]" table:style-name="ce5">
            <text:p>1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];[reclass_tables.K$2:.L$4];2;0)" table:style-name="ce1">
            <text:p>1</text:p>
          </table:table-cell>
          <table:table-cell office:value-type="float" office:value="1211101" table:formula="of:=[.B70]+[.D70]+[.F70]+[.H70]+[.J70]+[.L70]" table:style-name="ce5">
            <text:p>1211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];[reclass_tables.K$2:.L$4];2;0)" table:style-name="ce1">
            <text:p>2</text:p>
          </table:table-cell>
          <table:table-cell office:value-type="float" office:value="1211102" table:formula="of:=[.B71]+[.D71]+[.F71]+[.H71]+[.J71]+[.L71]" table:style-name="ce5">
            <text:p>1211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];[reclass_tables.K$2:.L$4];2;0)" table:style-name="ce1">
            <text:p>3</text:p>
          </table:table-cell>
          <table:table-cell office:value-type="float" office:value="1211103" table:formula="of:=[.B72]+[.D72]+[.F72]+[.H72]+[.J72]+[.L72]" table:style-name="ce5">
            <text:p>1211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];[reclass_tables.K$2:.L$4];2;0)" table:style-name="ce1">
            <text:p>1</text:p>
          </table:table-cell>
          <table:table-cell office:value-type="float" office:value="1211201" table:formula="of:=[.B73]+[.D73]+[.F73]+[.H73]+[.J73]+[.L73]" table:style-name="ce5">
            <text:p>1211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];[reclass_tables.K$2:.L$4];2;0)" table:style-name="ce1">
            <text:p>2</text:p>
          </table:table-cell>
          <table:table-cell office:value-type="float" office:value="1211202" table:formula="of:=[.B74]+[.D74]+[.F74]+[.H74]+[.J74]+[.L74]" table:style-name="ce5">
            <text:p>1211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5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];[reclass_tables.K$2:.L$4];2;0)" table:style-name="ce1">
            <text:p>3</text:p>
          </table:table-cell>
          <table:table-cell office:value-type="float" office:value="1211203" table:formula="of:=[.B75]+[.D75]+[.F75]+[.H75]+[.J75]+[.L75]" table:style-name="ce5">
            <text:p>1211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6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];[reclass_tables.K$2:.L$4];2;0)" table:style-name="ce1">
            <text:p>1</text:p>
          </table:table-cell>
          <table:table-cell office:value-type="float" office:value="1212101" table:formula="of:=[.B76]+[.D76]+[.F76]+[.H76]+[.J76]+[.L76]" table:style-name="ce5">
            <text:p>121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7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];[reclass_tables.K$2:.L$4];2;0)" table:style-name="ce1">
            <text:p>2</text:p>
          </table:table-cell>
          <table:table-cell office:value-type="float" office:value="1212102" table:formula="of:=[.B77]+[.D77]+[.F77]+[.H77]+[.J77]+[.L77]" table:style-name="ce5">
            <text:p>121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8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];[reclass_tables.K$2:.L$4];2;0)" table:style-name="ce1">
            <text:p>3</text:p>
          </table:table-cell>
          <table:table-cell office:value-type="float" office:value="1212103" table:formula="of:=[.B78]+[.D78]+[.F78]+[.H78]+[.J78]+[.L78]" table:style-name="ce5">
            <text:p>1212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9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];[reclass_tables.K$2:.L$4];2;0)" table:style-name="ce1">
            <text:p>1</text:p>
          </table:table-cell>
          <table:table-cell office:value-type="float" office:value="1212201" table:formula="of:=[.B79]+[.D79]+[.F79]+[.H79]+[.J79]+[.L79]" table:style-name="ce5">
            <text:p>121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];[reclass_tables.K$2:.L$4];2;0)" table:style-name="ce1">
            <text:p>2</text:p>
          </table:table-cell>
          <table:table-cell office:value-type="float" office:value="1212202" table:formula="of:=[.B80]+[.D80]+[.F80]+[.H80]+[.J80]+[.L80]" table:style-name="ce5">
            <text:p>121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];[reclass_tables.K$2:.L$4];2;0)" table:style-name="ce1">
            <text:p>3</text:p>
          </table:table-cell>
          <table:table-cell office:value-type="float" office:value="1212203" table:formula="of:=[.B81]+[.D81]+[.F81]+[.H81]+[.J81]+[.L81]" table:style-name="ce5">
            <text:p>1212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];[reclass_tables.K$2:.L$4];2;0)" table:style-name="ce1">
            <text:p>1</text:p>
          </table:table-cell>
          <table:table-cell office:value-type="float" office:value="1213101" table:formula="of:=[.B82]+[.D82]+[.F82]+[.H82]+[.J82]+[.L82]" table:style-name="ce5">
            <text:p>1213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3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];[reclass_tables.K$2:.L$4];2;0)" table:style-name="ce1">
            <text:p>2</text:p>
          </table:table-cell>
          <table:table-cell office:value-type="float" office:value="1213102" table:formula="of:=[.B83]+[.D83]+[.F83]+[.H83]+[.J83]+[.L83]" table:style-name="ce5">
            <text:p>1213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4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];[reclass_tables.K$2:.L$4];2;0)" table:style-name="ce1">
            <text:p>1</text:p>
          </table:table-cell>
          <table:table-cell office:value-type="float" office:value="1221101" table:formula="of:=[.B84]+[.D84]+[.F84]+[.H84]+[.J84]+[.L84]" table:style-name="ce5">
            <text:p>1221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5];[reclass_tables.K$2:.L$4];2;0)" table:style-name="ce1">
            <text:p>2</text:p>
          </table:table-cell>
          <table:table-cell office:value-type="float" office:value="1221102" table:formula="of:=[.B85]+[.D85]+[.F85]+[.H85]+[.J85]+[.L85]" table:style-name="ce5">
            <text:p>1221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6];[reclass_tables.K$2:.L$4];2;0)" table:style-name="ce1">
            <text:p>3</text:p>
          </table:table-cell>
          <table:table-cell office:value-type="float" office:value="1221103" table:formula="of:=[.B86]+[.D86]+[.F86]+[.H86]+[.J86]+[.L86]" table:style-name="ce5">
            <text:p>1221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7];[reclass_tables.K$2:.L$4];2;0)" table:style-name="ce1">
            <text:p>1</text:p>
          </table:table-cell>
          <table:table-cell office:value-type="float" office:value="1221201" table:formula="of:=[.B87]+[.D87]+[.F87]+[.H87]+[.J87]+[.L87]" table:style-name="ce5">
            <text:p>1221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8];[reclass_tables.K$2:.L$4];2;0)" table:style-name="ce1">
            <text:p>2</text:p>
          </table:table-cell>
          <table:table-cell office:value-type="float" office:value="1221202" table:formula="of:=[.B88]+[.D88]+[.F88]+[.H88]+[.J88]+[.L88]" table:style-name="ce5">
            <text:p>1221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9];[reclass_tables.K$2:.L$4];2;0)" table:style-name="ce1">
            <text:p>3</text:p>
          </table:table-cell>
          <table:table-cell office:value-type="float" office:value="1221203" table:formula="of:=[.B89]+[.D89]+[.F89]+[.H89]+[.J89]+[.L89]" table:style-name="ce5">
            <text:p>1221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0];[reclass_tables.K$2:.L$4];2;0)" table:style-name="ce1">
            <text:p>1</text:p>
          </table:table-cell>
          <table:table-cell office:value-type="float" office:value="1222101" table:formula="of:=[.B90]+[.D90]+[.F90]+[.H90]+[.J90]+[.L90]" table:style-name="ce5">
            <text:p>1222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1];[reclass_tables.K$2:.L$4];2;0)" table:style-name="ce1">
            <text:p>2</text:p>
          </table:table-cell>
          <table:table-cell office:value-type="float" office:value="1222102" table:formula="of:=[.B91]+[.D91]+[.F91]+[.H91]+[.J91]+[.L91]" table:style-name="ce5">
            <text:p>1222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2];[reclass_tables.K$2:.L$4];2;0)" table:style-name="ce1">
            <text:p>3</text:p>
          </table:table-cell>
          <table:table-cell office:value-type="float" office:value="1222103" table:formula="of:=[.B92]+[.D92]+[.F92]+[.H92]+[.J92]+[.L92]" table:style-name="ce5">
            <text:p>1222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3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3];[reclass_tables.K$2:.L$4];2;0)" table:style-name="ce1">
            <text:p>1</text:p>
          </table:table-cell>
          <table:table-cell office:value-type="float" office:value="1222201" table:formula="of:=[.B93]+[.D93]+[.F93]+[.H93]+[.J93]+[.L93]" table:style-name="ce5">
            <text:p>1222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4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4];[reclass_tables.K$2:.L$4];2;0)" table:style-name="ce1">
            <text:p>2</text:p>
          </table:table-cell>
          <table:table-cell office:value-type="float" office:value="1222202" table:formula="of:=[.B94]+[.D94]+[.F94]+[.H94]+[.J94]+[.L94]" table:style-name="ce5">
            <text:p>1222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5];[reclass_tables.K$2:.L$4];2;0)" table:style-name="ce1">
            <text:p>3</text:p>
          </table:table-cell>
          <table:table-cell office:value-type="float" office:value="1222203" table:formula="of:=[.B95]+[.D95]+[.F95]+[.H95]+[.J95]+[.L95]" table:style-name="ce5">
            <text:p>1222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6];[reclass_tables.K$2:.L$4];2;0)" table:style-name="ce1">
            <text:p>1</text:p>
          </table:table-cell>
          <table:table-cell office:value-type="float" office:value="1223101" table:formula="of:=[.B96]+[.D96]+[.F96]+[.H96]+[.J96]+[.L96]" table:style-name="ce5">
            <text:p>1223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7];[reclass_tables.K$2:.L$4];2;0)" table:style-name="ce1">
            <text:p>2</text:p>
          </table:table-cell>
          <table:table-cell office:value-type="float" office:value="1223102" table:formula="of:=[.B97]+[.D97]+[.F97]+[.H97]+[.J97]+[.L97]" table:style-name="ce5">
            <text:p>1223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8];[reclass_tables.K$2:.L$4];2;0)" table:style-name="ce1">
            <text:p>3</text:p>
          </table:table-cell>
          <table:table-cell office:value-type="float" office:value="1223103" table:formula="of:=[.B98]+[.D98]+[.F98]+[.H98]+[.J98]+[.L98]" table:style-name="ce5">
            <text:p>1223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9];[reclass_tables.K$2:.L$4];2;0)" table:style-name="ce1">
            <text:p>1</text:p>
          </table:table-cell>
          <table:table-cell office:value-type="float" office:value="1223201" table:formula="of:=[.B99]+[.D99]+[.F99]+[.H99]+[.J99]+[.L99]" table:style-name="ce5">
            <text:p>1223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0];[reclass_tables.K$2:.L$4];2;0)" table:style-name="ce1">
            <text:p>2</text:p>
          </table:table-cell>
          <table:table-cell office:value-type="float" office:value="1223202" table:formula="of:=[.B100]+[.D100]+[.F100]+[.H100]+[.J100]+[.L100]" table:style-name="ce5">
            <text:p>1223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1];[reclass_tables.K$2:.L$4];2;0)" table:style-name="ce1">
            <text:p>3</text:p>
          </table:table-cell>
          <table:table-cell office:value-type="float" office:value="1223203" table:formula="of:=[.B101]+[.D101]+[.F101]+[.H101]+[.J101]+[.L101]" table:style-name="ce5">
            <text:p>1223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2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2];[reclass_tables.K$2:.L$4];2;0)" table:style-name="ce1">
            <text:p>1</text:p>
          </table:table-cell>
          <table:table-cell office:value-type="float" office:value="1231101" table:formula="of:=[.B102]+[.D102]+[.F102]+[.H102]+[.J102]+[.L102]" table:style-name="ce5">
            <text:p>1231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3];[reclass_tables.K$2:.L$4];2;0)" table:style-name="ce1">
            <text:p>2</text:p>
          </table:table-cell>
          <table:table-cell office:value-type="float" office:value="1231102" table:formula="of:=[.B103]+[.D103]+[.F103]+[.H103]+[.J103]+[.L103]" table:style-name="ce5">
            <text:p>1231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4];[reclass_tables.K$2:.L$4];2;0)" table:style-name="ce1">
            <text:p>3</text:p>
          </table:table-cell>
          <table:table-cell office:value-type="float" office:value="1231103" table:formula="of:=[.B104]+[.D104]+[.F104]+[.H104]+[.J104]+[.L104]" table:style-name="ce5">
            <text:p>1231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5];[reclass_tables.K$2:.L$4];2;0)" table:style-name="ce1">
            <text:p>1</text:p>
          </table:table-cell>
          <table:table-cell office:value-type="float" office:value="1231201" table:formula="of:=[.B105]+[.D105]+[.F105]+[.H105]+[.J105]+[.L105]" table:style-name="ce5">
            <text:p>1231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6];[reclass_tables.K$2:.L$4];2;0)" table:style-name="ce1">
            <text:p>2</text:p>
          </table:table-cell>
          <table:table-cell office:value-type="float" office:value="1231202" table:formula="of:=[.B106]+[.D106]+[.F106]+[.H106]+[.J106]+[.L106]" table:style-name="ce5">
            <text:p>1231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7];[reclass_tables.K$2:.L$4];2;0)" table:style-name="ce1">
            <text:p>3</text:p>
          </table:table-cell>
          <table:table-cell office:value-type="float" office:value="1231203" table:formula="of:=[.B107]+[.D107]+[.F107]+[.H107]+[.J107]+[.L107]" table:style-name="ce5">
            <text:p>1231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8];[reclass_tables.K$2:.L$4];2;0)" table:style-name="ce1">
            <text:p>1</text:p>
          </table:table-cell>
          <table:table-cell office:value-type="float" office:value="1232101" table:formula="of:=[.B108]+[.D108]+[.F108]+[.H108]+[.J108]+[.L108]" table:style-name="ce5">
            <text:p>1232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9];[reclass_tables.K$2:.L$4];2;0)" table:style-name="ce1">
            <text:p>2</text:p>
          </table:table-cell>
          <table:table-cell office:value-type="float" office:value="1232102" table:formula="of:=[.B109]+[.D109]+[.F109]+[.H109]+[.J109]+[.L109]" table:style-name="ce5">
            <text:p>1232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0];[reclass_tables.K$2:.L$4];2;0)" table:style-name="ce1">
            <text:p>3</text:p>
          </table:table-cell>
          <table:table-cell office:value-type="float" office:value="1232103" table:formula="of:=[.B110]+[.D110]+[.F110]+[.H110]+[.J110]+[.L110]" table:style-name="ce5">
            <text:p>1232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1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1];[reclass_tables.K$2:.L$4];2;0)" table:style-name="ce1">
            <text:p>1</text:p>
          </table:table-cell>
          <table:table-cell office:value-type="float" office:value="1232201" table:formula="of:=[.B111]+[.D111]+[.F111]+[.H111]+[.J111]+[.L111]" table:style-name="ce5">
            <text:p>1232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2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2];[reclass_tables.K$2:.L$4];2;0)" table:style-name="ce1">
            <text:p>2</text:p>
          </table:table-cell>
          <table:table-cell office:value-type="float" office:value="1232202" table:formula="of:=[.B112]+[.D112]+[.F112]+[.H112]+[.J112]+[.L112]" table:style-name="ce5">
            <text:p>1232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3];[reclass_tables.K$2:.L$4];2;0)" table:style-name="ce1">
            <text:p>3</text:p>
          </table:table-cell>
          <table:table-cell office:value-type="float" office:value="1232203" table:formula="of:=[.B113]+[.D113]+[.F113]+[.H113]+[.J113]+[.L113]" table:style-name="ce5">
            <text:p>1232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4];[reclass_tables.K$2:.L$4];2;0)" table:style-name="ce1">
            <text:p>1</text:p>
          </table:table-cell>
          <table:table-cell office:value-type="float" office:value="1233101" table:formula="of:=[.B114]+[.D114]+[.F114]+[.H114]+[.J114]+[.L114]" table:style-name="ce5">
            <text:p>1233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5];[reclass_tables.K$2:.L$4];2;0)" table:style-name="ce1">
            <text:p>2</text:p>
          </table:table-cell>
          <table:table-cell office:value-type="float" office:value="1233102" table:formula="of:=[.B115]+[.D115]+[.F115]+[.H115]+[.J115]+[.L115]" table:style-name="ce5">
            <text:p>1233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6];[reclass_tables.K$2:.L$4];2;0)" table:style-name="ce1">
            <text:p>3</text:p>
          </table:table-cell>
          <table:table-cell office:value-type="float" office:value="1233103" table:formula="of:=[.B116]+[.D116]+[.F116]+[.H116]+[.J116]+[.L116]" table:style-name="ce5">
            <text:p>1233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7];[reclass_tables.K$2:.L$4];2;0)" table:style-name="ce1">
            <text:p>1</text:p>
          </table:table-cell>
          <table:table-cell office:value-type="float" office:value="1233201" table:formula="of:=[.B117]+[.D117]+[.F117]+[.H117]+[.J117]+[.L117]" table:style-name="ce5">
            <text:p>1233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8];[reclass_tables.K$2:.L$4];2;0)" table:style-name="ce1">
            <text:p>2</text:p>
          </table:table-cell>
          <table:table-cell office:value-type="float" office:value="1233202" table:formula="of:=[.B118]+[.D118]+[.F118]+[.H118]+[.J118]+[.L118]" table:style-name="ce5">
            <text:p>1233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9];[reclass_tables.K$2:.L$4];2;0)" table:style-name="ce1">
            <text:p>3</text:p>
          </table:table-cell>
          <table:table-cell office:value-type="float" office:value="1233203" table:formula="of:=[.B119]+[.D119]+[.F119]+[.H119]+[.J119]+[.L119]" table:style-name="ce5">
            <text:p>1233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0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0];[reclass_tables.K$2:.L$4];2;0)" table:style-name="ce1">
            <text:p>1</text:p>
          </table:table-cell>
          <table:table-cell office:value-type="float" office:value="1251101" table:formula="of:=[.B120]+[.D120]+[.F120]+[.H120]+[.J120]+[.L120]" table:style-name="ce5">
            <text:p>1251101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1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1];[reclass_tables.K$2:.L$4];2;0)" table:style-name="ce1">
            <text:p>2</text:p>
          </table:table-cell>
          <table:table-cell office:value-type="float" office:value="1251102" table:formula="of:=[.B121]+[.D121]+[.F121]+[.H121]+[.J121]+[.L121]" table:style-name="ce5">
            <text:p>1251102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2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2];[reclass_tables.K$2:.L$4];2;0)" table:style-name="ce1">
            <text:p>3</text:p>
          </table:table-cell>
          <table:table-cell office:value-type="float" office:value="1251103" table:formula="of:=[.B122]+[.D122]+[.F122]+[.H122]+[.J122]+[.L122]" table:style-name="ce5">
            <text:p>1251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3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3];[reclass_tables.K$2:.L$4];2;0)" table:style-name="ce1">
            <text:p>1</text:p>
          </table:table-cell>
          <table:table-cell office:value-type="float" office:value="1252101" table:formula="of:=[.B123]+[.D123]+[.F123]+[.H123]+[.J123]+[.L123]" table:style-name="ce5">
            <text:p>1252101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4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4];[reclass_tables.K$2:.L$4];2;0)" table:style-name="ce1">
            <text:p>2</text:p>
          </table:table-cell>
          <table:table-cell office:value-type="float" office:value="1252102" table:formula="of:=[.B124]+[.D124]+[.F124]+[.H124]+[.J124]+[.L124]" table:style-name="ce5">
            <text:p>1252102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5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5];[reclass_tables.K$2:.L$4];2;0)" table:style-name="ce1">
            <text:p>3</text:p>
          </table:table-cell>
          <table:table-cell office:value-type="float" office:value="1252103" table:formula="of:=[.B125]+[.D125]+[.F125]+[.H125]+[.J125]+[.L125]" table:style-name="ce5">
            <text:p>1252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6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6];[reclass_tables.K$2:.L$4];2;0)" table:style-name="ce1">
            <text:p>1</text:p>
          </table:table-cell>
          <table:table-cell office:value-type="float" office:value="1311101" table:formula="of:=[.B126]+[.D126]+[.F126]+[.H126]+[.J126]+[.L126]" table:style-name="ce5">
            <text:p>1311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7];[reclass_tables.K$2:.L$4];2;0)" table:style-name="ce1">
            <text:p>2</text:p>
          </table:table-cell>
          <table:table-cell office:value-type="float" office:value="1311102" table:formula="of:=[.B127]+[.D127]+[.F127]+[.H127]+[.J127]+[.L127]" table:style-name="ce5">
            <text:p>1311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8];[reclass_tables.K$2:.L$4];2;0)" table:style-name="ce1">
            <text:p>3</text:p>
          </table:table-cell>
          <table:table-cell office:value-type="float" office:value="1311103" table:formula="of:=[.B128]+[.D128]+[.F128]+[.H128]+[.J128]+[.L128]" table:style-name="ce5">
            <text:p>1311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9];[reclass_tables.K$2:.L$4];2;0)" table:style-name="ce1">
            <text:p>1</text:p>
          </table:table-cell>
          <table:table-cell office:value-type="float" office:value="1311201" table:formula="of:=[.B129]+[.D129]+[.F129]+[.H129]+[.J129]+[.L129]" table:style-name="ce5">
            <text:p>1311201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0];[reclass_tables.K$2:.L$4];2;0)" table:style-name="ce1">
            <text:p>2</text:p>
          </table:table-cell>
          <table:table-cell office:value-type="float" office:value="1311202" table:formula="of:=[.B130]+[.D130]+[.F130]+[.H130]+[.J130]+[.L130]" table:style-name="ce5">
            <text:p>1311202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1];[reclass_tables.K$2:.L$4];2;0)" table:style-name="ce1">
            <text:p>3</text:p>
          </table:table-cell>
          <table:table-cell office:value-type="float" office:value="1311203" table:formula="of:=[.B131]+[.D131]+[.F131]+[.H131]+[.J131]+[.L131]" table:style-name="ce5">
            <text:p>1311203</text:p>
          </table:table-cell>
          <table:table-cell office:value-type="float" office:value="0.379" table:style-name="ce7">
            <text:p>0.379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2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2];[reclass_tables.K$2:.L$4];2;0)" table:style-name="ce1">
            <text:p>1</text:p>
          </table:table-cell>
          <table:table-cell office:value-type="float" office:value="1312101" table:formula="of:=[.B132]+[.D132]+[.F132]+[.H132]+[.J132]+[.L132]" table:style-name="ce5">
            <text:p>1312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3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3];[reclass_tables.K$2:.L$4];2;0)" table:style-name="ce1">
            <text:p>2</text:p>
          </table:table-cell>
          <table:table-cell office:value-type="float" office:value="1312102" table:formula="of:=[.B133]+[.D133]+[.F133]+[.H133]+[.J133]+[.L133]" table:style-name="ce5">
            <text:p>1312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4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4];[reclass_tables.K$2:.L$4];2;0)" table:style-name="ce1">
            <text:p>3</text:p>
          </table:table-cell>
          <table:table-cell office:value-type="float" office:value="1312103" table:formula="of:=[.B134]+[.D134]+[.F134]+[.H134]+[.J134]+[.L134]" table:style-name="ce5">
            <text:p>1312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5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5];[reclass_tables.K$2:.L$4];2;0)" table:style-name="ce1">
            <text:p>1</text:p>
          </table:table-cell>
          <table:table-cell office:value-type="float" office:value="1312201" table:formula="of:=[.B135]+[.D135]+[.F135]+[.H135]+[.J135]+[.L135]" table:style-name="ce5">
            <text:p>1312201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6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6];[reclass_tables.K$2:.L$4];2;0)" table:style-name="ce1">
            <text:p>2</text:p>
          </table:table-cell>
          <table:table-cell office:value-type="float" office:value="1312202" table:formula="of:=[.B136]+[.D136]+[.F136]+[.H136]+[.J136]+[.L136]" table:style-name="ce5">
            <text:p>1312202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7];[reclass_tables.K$2:.L$4];2;0)" table:style-name="ce1">
            <text:p>3</text:p>
          </table:table-cell>
          <table:table-cell office:value-type="float" office:value="1312203" table:formula="of:=[.B137]+[.D137]+[.F137]+[.H137]+[.J137]+[.L137]" table:style-name="ce5">
            <text:p>1312203</text:p>
          </table:table-cell>
          <table:table-cell office:value-type="float" office:value="0.379" table:style-name="ce7">
            <text:p>0.379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8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3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8];[reclass_tables.K$2:.L$4];2;0)" table:style-name="ce1">
            <text:p>1</text:p>
          </table:table-cell>
          <table:table-cell office:value-type="float" office:value="1313101" table:formula="of:=[.B138]+[.D138]+[.F138]+[.H138]+[.J138]+[.L138]" table:style-name="ce5">
            <text:p>1313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9];[reclass_tables.K$2:.L$4];2;0)" table:style-name="ce1">
            <text:p>2</text:p>
          </table:table-cell>
          <table:table-cell office:value-type="float" office:value="1313102" table:formula="of:=[.B139]+[.D139]+[.F139]+[.H139]+[.J139]+[.L139]" table:style-name="ce5">
            <text:p>1313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0];[reclass_tables.K$2:.L$4];2;0)" table:style-name="ce1">
            <text:p>3</text:p>
          </table:table-cell>
          <table:table-cell office:value-type="float" office:value="1313103" table:formula="of:=[.B140]+[.D140]+[.F140]+[.H140]+[.J140]+[.L140]" table:style-name="ce5">
            <text:p>1313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1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1];[reclass_tables.K$2:.L$4];2;0)" table:style-name="ce1">
            <text:p>1</text:p>
          </table:table-cell>
          <table:table-cell office:value-type="float" office:value="1321101" table:formula="of:=[.B141]+[.D141]+[.F141]+[.H141]+[.J141]+[.L141]" table:style-name="ce5">
            <text:p>1321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2];[reclass_tables.K$2:.L$4];2;0)" table:style-name="ce1">
            <text:p>2</text:p>
          </table:table-cell>
          <table:table-cell office:value-type="float" office:value="1321102" table:formula="of:=[.B142]+[.D142]+[.F142]+[.H142]+[.J142]+[.L142]" table:style-name="ce5">
            <text:p>1321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3];[reclass_tables.K$2:.L$4];2;0)" table:style-name="ce1">
            <text:p>3</text:p>
          </table:table-cell>
          <table:table-cell office:value-type="float" office:value="1321103" table:formula="of:=[.B143]+[.D143]+[.F143]+[.H143]+[.J143]+[.L143]" table:style-name="ce5">
            <text:p>1321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4];[reclass_tables.K$2:.L$4];2;0)" table:style-name="ce1">
            <text:p>1</text:p>
          </table:table-cell>
          <table:table-cell office:value-type="float" office:value="1321201" table:formula="of:=[.B144]+[.D144]+[.F144]+[.H144]+[.J144]+[.L144]" table:style-name="ce5">
            <text:p>1321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5];[reclass_tables.K$2:.L$4];2;0)" table:style-name="ce1">
            <text:p>2</text:p>
          </table:table-cell>
          <table:table-cell office:value-type="float" office:value="1321202" table:formula="of:=[.B145]+[.D145]+[.F145]+[.H145]+[.J145]+[.L145]" table:style-name="ce5">
            <text:p>1321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6];[reclass_tables.K$2:.L$4];2;0)" table:style-name="ce1">
            <text:p>3</text:p>
          </table:table-cell>
          <table:table-cell office:value-type="float" office:value="1321203" table:formula="of:=[.B146]+[.D146]+[.F146]+[.H146]+[.J146]+[.L146]" table:style-name="ce5">
            <text:p>1321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7];[reclass_tables.K$2:.L$4];2;0)" table:style-name="ce1">
            <text:p>1</text:p>
          </table:table-cell>
          <table:table-cell office:value-type="float" office:value="1322101" table:formula="of:=[.B147]+[.D147]+[.F147]+[.H147]+[.J147]+[.L147]" table:style-name="ce5">
            <text:p>1322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8];[reclass_tables.K$2:.L$4];2;0)" table:style-name="ce1">
            <text:p>2</text:p>
          </table:table-cell>
          <table:table-cell office:value-type="float" office:value="1322102" table:formula="of:=[.B148]+[.D148]+[.F148]+[.H148]+[.J148]+[.L148]" table:style-name="ce5">
            <text:p>1322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9];[reclass_tables.K$2:.L$4];2;0)" table:style-name="ce1">
            <text:p>3</text:p>
          </table:table-cell>
          <table:table-cell office:value-type="float" office:value="1322103" table:formula="of:=[.B149]+[.D149]+[.F149]+[.H149]+[.J149]+[.L149]" table:style-name="ce5">
            <text:p>1322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0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0];[reclass_tables.K$2:.L$4];2;0)" table:style-name="ce1">
            <text:p>1</text:p>
          </table:table-cell>
          <table:table-cell office:value-type="float" office:value="1322201" table:formula="of:=[.B150]+[.D150]+[.F150]+[.H150]+[.J150]+[.L150]" table:style-name="ce5">
            <text:p>1322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1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1];[reclass_tables.K$2:.L$4];2;0)" table:style-name="ce1">
            <text:p>2</text:p>
          </table:table-cell>
          <table:table-cell office:value-type="float" office:value="1322202" table:formula="of:=[.B151]+[.D151]+[.F151]+[.H151]+[.J151]+[.L151]" table:style-name="ce5">
            <text:p>1322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2];[reclass_tables.K$2:.L$4];2;0)" table:style-name="ce1">
            <text:p>3</text:p>
          </table:table-cell>
          <table:table-cell office:value-type="float" office:value="1322203" table:formula="of:=[.B152]+[.D152]+[.F152]+[.H152]+[.J152]+[.L152]" table:style-name="ce5">
            <text:p>1322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3];[reclass_tables.K$2:.L$4];2;0)" table:style-name="ce1">
            <text:p>1</text:p>
          </table:table-cell>
          <table:table-cell office:value-type="float" office:value="1323101" table:formula="of:=[.B153]+[.D153]+[.F153]+[.H153]+[.J153]+[.L153]" table:style-name="ce5">
            <text:p>1323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4];[reclass_tables.K$2:.L$4];2;0)" table:style-name="ce1">
            <text:p>2</text:p>
          </table:table-cell>
          <table:table-cell office:value-type="float" office:value="1323102" table:formula="of:=[.B154]+[.D154]+[.F154]+[.H154]+[.J154]+[.L154]" table:style-name="ce5">
            <text:p>1323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5];[reclass_tables.K$2:.L$4];2;0)" table:style-name="ce1">
            <text:p>3</text:p>
          </table:table-cell>
          <table:table-cell office:value-type="float" office:value="1323103" table:formula="of:=[.B155]+[.D155]+[.F155]+[.H155]+[.J155]+[.L155]" table:style-name="ce5">
            <text:p>1323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6];[reclass_tables.K$2:.L$4];2;0)" table:style-name="ce1">
            <text:p>1</text:p>
          </table:table-cell>
          <table:table-cell office:value-type="float" office:value="1323201" table:formula="of:=[.B156]+[.D156]+[.F156]+[.H156]+[.J156]+[.L156]" table:style-name="ce5">
            <text:p>1323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7];[reclass_tables.K$2:.L$4];2;0)" table:style-name="ce1">
            <text:p>2</text:p>
          </table:table-cell>
          <table:table-cell office:value-type="float" office:value="1323202" table:formula="of:=[.B157]+[.D157]+[.F157]+[.H157]+[.J157]+[.L157]" table:style-name="ce5">
            <text:p>1323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8];[reclass_tables.K$2:.L$4];2;0)" table:style-name="ce1">
            <text:p>3</text:p>
          </table:table-cell>
          <table:table-cell office:value-type="float" office:value="1323203" table:formula="of:=[.B158]+[.D158]+[.F158]+[.H158]+[.J158]+[.L158]" table:style-name="ce5">
            <text:p>1323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9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5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5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9];[reclass_tables.K$2:.L$4];2;0)" table:style-name="ce1">
            <text:p>1</text:p>
          </table:table-cell>
          <table:table-cell office:value-type="float" office:value="1331101" table:formula="of:=[.B159]+[.D159]+[.F159]+[.H159]+[.J159]+[.L159]" table:style-name="ce5">
            <text:p>1331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0];[reclass_tables.K$2:.L$4];2;0)" table:style-name="ce1">
            <text:p>2</text:p>
          </table:table-cell>
          <table:table-cell office:value-type="float" office:value="1331102" table:formula="of:=[.B160]+[.D160]+[.F160]+[.H160]+[.J160]+[.L160]" table:style-name="ce5">
            <text:p>1331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1];[reclass_tables.K$2:.L$4];2;0)" table:style-name="ce1">
            <text:p>3</text:p>
          </table:table-cell>
          <table:table-cell office:value-type="float" office:value="1331103" table:formula="of:=[.B161]+[.D161]+[.F161]+[.H161]+[.J161]+[.L161]" table:style-name="ce5">
            <text:p>1331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2];[reclass_tables.K$2:.L$4];2;0)" table:style-name="ce1">
            <text:p>1</text:p>
          </table:table-cell>
          <table:table-cell office:value-type="float" office:value="1331201" table:formula="of:=[.B162]+[.D162]+[.F162]+[.H162]+[.J162]+[.L162]" table:style-name="ce5">
            <text:p>1331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3];[reclass_tables.K$2:.L$4];2;0)" table:style-name="ce1">
            <text:p>2</text:p>
          </table:table-cell>
          <table:table-cell office:value-type="float" office:value="1331202" table:formula="of:=[.B163]+[.D163]+[.F163]+[.H163]+[.J163]+[.L163]" table:style-name="ce5">
            <text:p>1331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4];[reclass_tables.K$2:.L$4];2;0)" table:style-name="ce1">
            <text:p>3</text:p>
          </table:table-cell>
          <table:table-cell office:value-type="float" office:value="1331203" table:formula="of:=[.B164]+[.D164]+[.F164]+[.H164]+[.J164]+[.L164]" table:style-name="ce5">
            <text:p>1331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5];[reclass_tables.K$2:.L$4];2;0)" table:style-name="ce1">
            <text:p>1</text:p>
          </table:table-cell>
          <table:table-cell office:value-type="float" office:value="1332101" table:formula="of:=[.B165]+[.D165]+[.F165]+[.H165]+[.J165]+[.L165]" table:style-name="ce5">
            <text:p>1332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6];[reclass_tables.K$2:.L$4];2;0)" table:style-name="ce1">
            <text:p>2</text:p>
          </table:table-cell>
          <table:table-cell office:value-type="float" office:value="1332102" table:formula="of:=[.B166]+[.D166]+[.F166]+[.H166]+[.J166]+[.L166]" table:style-name="ce5">
            <text:p>1332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7];[reclass_tables.K$2:.L$4];2;0)" table:style-name="ce1">
            <text:p>3</text:p>
          </table:table-cell>
          <table:table-cell office:value-type="float" office:value="1332103" table:formula="of:=[.B167]+[.D167]+[.F167]+[.H167]+[.J167]+[.L167]" table:style-name="ce5">
            <text:p>1332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8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8];[reclass_tables.K$2:.L$4];2;0)" table:style-name="ce1">
            <text:p>1</text:p>
          </table:table-cell>
          <table:table-cell office:value-type="float" office:value="1332201" table:formula="of:=[.B168]+[.D168]+[.F168]+[.H168]+[.J168]+[.L168]" table:style-name="ce5">
            <text:p>1332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9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9];[reclass_tables.K$2:.L$4];2;0)" table:style-name="ce1">
            <text:p>2</text:p>
          </table:table-cell>
          <table:table-cell office:value-type="float" office:value="1332202" table:formula="of:=[.B169]+[.D169]+[.F169]+[.H169]+[.J169]+[.L169]" table:style-name="ce5">
            <text:p>1332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0];[reclass_tables.K$2:.L$4];2;0)" table:style-name="ce1">
            <text:p>3</text:p>
          </table:table-cell>
          <table:table-cell office:value-type="float" office:value="1332203" table:formula="of:=[.B170]+[.D170]+[.F170]+[.H170]+[.J170]+[.L170]" table:style-name="ce5">
            <text:p>1332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1];[reclass_tables.K$2:.L$4];2;0)" table:style-name="ce1">
            <text:p>1</text:p>
          </table:table-cell>
          <table:table-cell office:value-type="float" office:value="1333101" table:formula="of:=[.B171]+[.D171]+[.F171]+[.H171]+[.J171]+[.L171]" table:style-name="ce5">
            <text:p>1333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2];[reclass_tables.K$2:.L$4];2;0)" table:style-name="ce1">
            <text:p>2</text:p>
          </table:table-cell>
          <table:table-cell office:value-type="float" office:value="1333102" table:formula="of:=[.B172]+[.D172]+[.F172]+[.H172]+[.J172]+[.L172]" table:style-name="ce5">
            <text:p>1333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3];[reclass_tables.K$2:.L$4];2;0)" table:style-name="ce1">
            <text:p>3</text:p>
          </table:table-cell>
          <table:table-cell office:value-type="float" office:value="1333103" table:formula="of:=[.B173]+[.D173]+[.F173]+[.H173]+[.J173]+[.L173]" table:style-name="ce5">
            <text:p>1333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4];[reclass_tables.K$2:.L$4];2;0)" table:style-name="ce1">
            <text:p>1</text:p>
          </table:table-cell>
          <table:table-cell office:value-type="float" office:value="1333201" table:formula="of:=[.B174]+[.D174]+[.F174]+[.H174]+[.J174]+[.L174]" table:style-name="ce5">
            <text:p>1333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5];[reclass_tables.K$2:.L$4];2;0)" table:style-name="ce1">
            <text:p>2</text:p>
          </table:table-cell>
          <table:table-cell office:value-type="float" office:value="1333202" table:formula="of:=[.B175]+[.D175]+[.F175]+[.H175]+[.J175]+[.L175]" table:style-name="ce5">
            <text:p>1333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6];[reclass_tables.K$2:.L$4];2;0)" table:style-name="ce1">
            <text:p>3</text:p>
          </table:table-cell>
          <table:table-cell office:value-type="float" office:value="1333203" table:formula="of:=[.B176]+[.D176]+[.F176]+[.H176]+[.J176]+[.L176]" table:style-name="ce5">
            <text:p>1333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7];[reclass_tables.A$2:.B$11];2;0)" table:style-name="ce1">
            <text:p>1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17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7];[reclass_tables.K$2:.L$4];2;0)" table:style-name="ce1">
            <text:p>1</text:p>
          </table:table-cell>
          <table:table-cell office:value-type="float" office:value="1341101" table:formula="of:=[.B177]+[.D177]+[.F177]+[.H177]+[.J177]+[.L177]" table:style-name="ce5">
            <text:p>1341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8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7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8];[reclass_tables.K$2:.L$4];2;0)" table:style-name="ce1">
            <text:p>1</text:p>
          </table:table-cell>
          <table:table-cell office:value-type="float" office:value="1351101" table:formula="of:=[.B178]+[.D178]+[.F178]+[.H178]+[.J178]+[.L178]" table:style-name="ce5">
            <text:p>1351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7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9];[reclass_tables.K$2:.L$4];2;0)" table:style-name="ce1">
            <text:p>2</text:p>
          </table:table-cell>
          <table:table-cell office:value-type="float" office:value="1351102" table:formula="of:=[.B179]+[.D179]+[.F179]+[.H179]+[.J179]+[.L179]" table:style-name="ce5">
            <text:p>13511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0];[reclass_tables.K$2:.L$4];2;0)" table:style-name="ce1">
            <text:p>3</text:p>
          </table:table-cell>
          <table:table-cell office:value-type="float" office:value="1351103" table:formula="of:=[.B180]+[.D180]+[.F180]+[.H180]+[.J180]+[.L180]" table:style-name="ce5">
            <text:p>1351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1];[reclass_tables.K$2:.L$4];2;0)" table:style-name="ce1">
            <text:p>1</text:p>
          </table:table-cell>
          <table:table-cell office:value-type="float" office:value="1351201" table:formula="of:=[.B181]+[.D181]+[.F181]+[.H181]+[.J181]+[.L181]" table:style-name="ce5">
            <text:p>13512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2];[reclass_tables.K$2:.L$4];2;0)" table:style-name="ce1">
            <text:p>2</text:p>
          </table:table-cell>
          <table:table-cell office:value-type="float" office:value="1351202" table:formula="of:=[.B182]+[.D182]+[.F182]+[.H182]+[.J182]+[.L182]" table:style-name="ce5">
            <text:p>13512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3];[reclass_tables.K$2:.L$4];2;0)" table:style-name="ce1">
            <text:p>3</text:p>
          </table:table-cell>
          <table:table-cell office:value-type="float" office:value="1351203" table:formula="of:=[.B183]+[.D183]+[.F183]+[.H183]+[.J183]+[.L183]" table:style-name="ce5">
            <text:p>13512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4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4];[reclass_tables.K$2:.L$4];2;0)" table:style-name="ce1">
            <text:p>1</text:p>
          </table:table-cell>
          <table:table-cell office:value-type="float" office:value="1352101" table:formula="of:=[.B184]+[.D184]+[.F184]+[.H184]+[.J184]+[.L184]" table:style-name="ce5">
            <text:p>1352101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5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5];[reclass_tables.K$2:.L$4];2;0)" table:style-name="ce1">
            <text:p>2</text:p>
          </table:table-cell>
          <table:table-cell office:value-type="float" office:value="1352102" table:formula="of:=[.B185]+[.D185]+[.F185]+[.H185]+[.J185]+[.L185]" table:style-name="ce5">
            <text:p>1352102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6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6];[reclass_tables.K$2:.L$4];2;0)" table:style-name="ce1">
            <text:p>3</text:p>
          </table:table-cell>
          <table:table-cell office:value-type="float" office:value="1352103" table:formula="of:=[.B186]+[.D186]+[.F186]+[.H186]+[.J186]+[.L186]" table:style-name="ce5">
            <text:p>1352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7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7];[reclass_tables.K$2:.L$4];2;0)" table:style-name="ce1">
            <text:p>1</text:p>
          </table:table-cell>
          <table:table-cell office:value-type="float" office:value="1352201" table:formula="of:=[.B187]+[.D187]+[.F187]+[.H187]+[.J187]+[.L187]" table:style-name="ce5">
            <text:p>1352201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8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8];[reclass_tables.K$2:.L$4];2;0)" table:style-name="ce1">
            <text:p>2</text:p>
          </table:table-cell>
          <table:table-cell office:value-type="float" office:value="1352202" table:formula="of:=[.B188]+[.D188]+[.F188]+[.H188]+[.J188]+[.L188]" table:style-name="ce5">
            <text:p>1352202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9];[reclass_tables.K$2:.L$4];2;0)" table:style-name="ce1">
            <text:p>3</text:p>
          </table:table-cell>
          <table:table-cell office:value-type="float" office:value="1352203" table:formula="of:=[.B189]+[.D189]+[.F189]+[.H189]+[.J189]+[.L189]" table:style-name="ce5">
            <text:p>13522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0];[reclass_tables.K$2:.L$4];2;0)" table:style-name="ce1">
            <text:p>1</text:p>
          </table:table-cell>
          <table:table-cell office:value-type="float" office:value="1353101" table:formula="of:=[.B190]+[.D190]+[.F190]+[.H190]+[.J190]+[.L190]" table:style-name="ce5">
            <text:p>1353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1];[reclass_tables.K$2:.L$4];2;0)" table:style-name="ce1">
            <text:p>2</text:p>
          </table:table-cell>
          <table:table-cell office:value-type="float" office:value="1353102" table:formula="of:=[.B191]+[.D191]+[.F191]+[.H191]+[.J191]+[.L191]" table:style-name="ce5">
            <text:p>13531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2];[reclass_tables.K$2:.L$4];2;0)" table:style-name="ce1">
            <text:p>3</text:p>
          </table:table-cell>
          <table:table-cell office:value-type="float" office:value="1353103" table:formula="of:=[.B192]+[.D192]+[.F192]+[.H192]+[.J192]+[.L192]" table:style-name="ce5">
            <text:p>1353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3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3];[reclass_tables.K$2:.L$4];2;0)" table:style-name="ce1">
            <text:p>1</text:p>
          </table:table-cell>
          <table:table-cell office:value-type="float" office:value="2111101" table:formula="of:=[.B193]+[.D193]+[.F193]+[.H193]+[.J193]+[.L193]" table:style-name="ce5">
            <text:p>2111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4];[reclass_tables.K$2:.L$4];2;0)" table:style-name="ce1">
            <text:p>2</text:p>
          </table:table-cell>
          <table:table-cell office:value-type="float" office:value="2111102" table:formula="of:=[.B194]+[.D194]+[.F194]+[.H194]+[.J194]+[.L194]" table:style-name="ce5">
            <text:p>2111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5];[reclass_tables.K$2:.L$4];2;0)" table:style-name="ce1">
            <text:p>3</text:p>
          </table:table-cell>
          <table:table-cell office:value-type="float" office:value="2111103" table:formula="of:=[.B195]+[.D195]+[.F195]+[.H195]+[.J195]+[.L195]" table:style-name="ce5">
            <text:p>2111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6];[reclass_tables.K$2:.L$4];2;0)" table:style-name="ce1">
            <text:p>1</text:p>
          </table:table-cell>
          <table:table-cell office:value-type="float" office:value="2111201" table:formula="of:=[.B196]+[.D196]+[.F196]+[.H196]+[.J196]+[.L196]" table:style-name="ce5">
            <text:p>2111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7];[reclass_tables.K$2:.L$4];2;0)" table:style-name="ce1">
            <text:p>2</text:p>
          </table:table-cell>
          <table:table-cell office:value-type="float" office:value="2111202" table:formula="of:=[.B197]+[.D197]+[.F197]+[.H197]+[.J197]+[.L197]" table:style-name="ce5">
            <text:p>2111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8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8];[reclass_tables.K$2:.L$4];2;0)" table:style-name="ce1">
            <text:p>3</text:p>
          </table:table-cell>
          <table:table-cell office:value-type="float" office:value="2111203" table:formula="of:=[.B198]+[.D198]+[.F198]+[.H198]+[.J198]+[.L198]" table:style-name="ce5">
            <text:p>2111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9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9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9];[reclass_tables.K$2:.L$4];2;0)" table:style-name="ce1">
            <text:p>1</text:p>
          </table:table-cell>
          <table:table-cell office:value-type="float" office:value="2112101" table:formula="of:=[.B199]+[.D199]+[.F199]+[.H199]+[.J199]+[.L199]" table:style-name="ce5">
            <text:p>211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0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0];[reclass_tables.K$2:.L$4];2;0)" table:style-name="ce1">
            <text:p>2</text:p>
          </table:table-cell>
          <table:table-cell office:value-type="float" office:value="2112102" table:formula="of:=[.B200]+[.D200]+[.F200]+[.H200]+[.J200]+[.L200]" table:style-name="ce5">
            <text:p>211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1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1];[reclass_tables.K$2:.L$4];2;0)" table:style-name="ce1">
            <text:p>3</text:p>
          </table:table-cell>
          <table:table-cell office:value-type="float" office:value="2112103" table:formula="of:=[.B201]+[.D201]+[.F201]+[.H201]+[.J201]+[.L201]" table:style-name="ce5">
            <text:p>2112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2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2];[reclass_tables.K$2:.L$4];2;0)" table:style-name="ce1">
            <text:p>1</text:p>
          </table:table-cell>
          <table:table-cell office:value-type="float" office:value="2112201" table:formula="of:=[.B202]+[.D202]+[.F202]+[.H202]+[.J202]+[.L202]" table:style-name="ce5">
            <text:p>211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3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3];[reclass_tables.K$2:.L$4];2;0)" table:style-name="ce1">
            <text:p>2</text:p>
          </table:table-cell>
          <table:table-cell office:value-type="float" office:value="2112202" table:formula="of:=[.B203]+[.D203]+[.F203]+[.H203]+[.J203]+[.L203]" table:style-name="ce5">
            <text:p>211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4];[reclass_tables.K$2:.L$4];2;0)" table:style-name="ce1">
            <text:p>3</text:p>
          </table:table-cell>
          <table:table-cell office:value-type="float" office:value="2112203" table:formula="of:=[.B204]+[.D204]+[.F204]+[.H204]+[.J204]+[.L204]" table:style-name="ce5">
            <text:p>2112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5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5];[reclass_tables.K$2:.L$4];2;0)" table:style-name="ce1">
            <text:p>1</text:p>
          </table:table-cell>
          <table:table-cell office:value-type="float" office:value="2113101" table:formula="of:=[.B205]+[.D205]+[.F205]+[.H205]+[.J205]+[.L205]" table:style-name="ce5">
            <text:p>2113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6];[reclass_tables.K$2:.L$4];2;0)" table:style-name="ce1">
            <text:p>2</text:p>
          </table:table-cell>
          <table:table-cell office:value-type="float" office:value="2113102" table:formula="of:=[.B206]+[.D206]+[.F206]+[.H206]+[.J206]+[.L206]" table:style-name="ce5">
            <text:p>2113102</text:p>
          </table:table-cell>
          <table:table-cell office:value-type="float" office:value="0.23200000000000001" table:style-name="ce1">
            <text:p>0.2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7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7];[reclass_tables.K$2:.L$4];2;0)" table:style-name="ce1">
            <text:p>1</text:p>
          </table:table-cell>
          <table:table-cell office:value-type="float" office:value="2121101" table:formula="of:=[.B207]+[.D207]+[.F207]+[.H207]+[.J207]+[.L207]" table:style-name="ce5">
            <text:p>2121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8];[reclass_tables.K$2:.L$4];2;0)" table:style-name="ce1">
            <text:p>2</text:p>
          </table:table-cell>
          <table:table-cell office:value-type="float" office:value="2121102" table:formula="of:=[.B208]+[.D208]+[.F208]+[.H208]+[.J208]+[.L208]" table:style-name="ce5">
            <text:p>2121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9];[reclass_tables.K$2:.L$4];2;0)" table:style-name="ce1">
            <text:p>3</text:p>
          </table:table-cell>
          <table:table-cell office:value-type="float" office:value="2121103" table:formula="of:=[.B209]+[.D209]+[.F209]+[.H209]+[.J209]+[.L209]" table:style-name="ce5">
            <text:p>2121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0];[reclass_tables.K$2:.L$4];2;0)" table:style-name="ce1">
            <text:p>1</text:p>
          </table:table-cell>
          <table:table-cell office:value-type="float" office:value="2121201" table:formula="of:=[.B210]+[.D210]+[.F210]+[.H210]+[.J210]+[.L210]" table:style-name="ce5">
            <text:p>2121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1];[reclass_tables.K$2:.L$4];2;0)" table:style-name="ce1">
            <text:p>2</text:p>
          </table:table-cell>
          <table:table-cell office:value-type="float" office:value="2121202" table:formula="of:=[.B211]+[.D211]+[.F211]+[.H211]+[.J211]+[.L211]" table:style-name="ce5">
            <text:p>2121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2];[reclass_tables.K$2:.L$4];2;0)" table:style-name="ce1">
            <text:p>3</text:p>
          </table:table-cell>
          <table:table-cell office:value-type="float" office:value="2121203" table:formula="of:=[.B212]+[.D212]+[.F212]+[.H212]+[.J212]+[.L212]" table:style-name="ce5">
            <text:p>2121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3];[reclass_tables.K$2:.L$4];2;0)" table:style-name="ce1">
            <text:p>1</text:p>
          </table:table-cell>
          <table:table-cell office:value-type="float" office:value="2122101" table:formula="of:=[.B213]+[.D213]+[.F213]+[.H213]+[.J213]+[.L213]" table:style-name="ce5">
            <text:p>2122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4];[reclass_tables.K$2:.L$4];2;0)" table:style-name="ce1">
            <text:p>2</text:p>
          </table:table-cell>
          <table:table-cell office:value-type="float" office:value="2122102" table:formula="of:=[.B214]+[.D214]+[.F214]+[.H214]+[.J214]+[.L214]" table:style-name="ce5">
            <text:p>2122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5];[reclass_tables.K$2:.L$4];2;0)" table:style-name="ce1">
            <text:p>3</text:p>
          </table:table-cell>
          <table:table-cell office:value-type="float" office:value="2122103" table:formula="of:=[.B215]+[.D215]+[.F215]+[.H215]+[.J215]+[.L215]" table:style-name="ce5">
            <text:p>2122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6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6];[reclass_tables.K$2:.L$4];2;0)" table:style-name="ce1">
            <text:p>1</text:p>
          </table:table-cell>
          <table:table-cell office:value-type="float" office:value="2122201" table:formula="of:=[.B216]+[.D216]+[.F216]+[.H216]+[.J216]+[.L216]" table:style-name="ce5">
            <text:p>2122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7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7];[reclass_tables.K$2:.L$4];2;0)" table:style-name="ce1">
            <text:p>2</text:p>
          </table:table-cell>
          <table:table-cell office:value-type="float" office:value="2122202" table:formula="of:=[.B217]+[.D217]+[.F217]+[.H217]+[.J217]+[.L217]" table:style-name="ce5">
            <text:p>2122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8];[reclass_tables.K$2:.L$4];2;0)" table:style-name="ce1">
            <text:p>3</text:p>
          </table:table-cell>
          <table:table-cell office:value-type="float" office:value="2122203" table:formula="of:=[.B218]+[.D218]+[.F218]+[.H218]+[.J218]+[.L218]" table:style-name="ce5">
            <text:p>2122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1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9];[reclass_tables.K$2:.L$4];2;0)" table:style-name="ce1">
            <text:p>1</text:p>
          </table:table-cell>
          <table:table-cell office:value-type="float" office:value="2123101" table:formula="of:=[.B219]+[.D219]+[.F219]+[.H219]+[.J219]+[.L219]" table:style-name="ce5">
            <text:p>2123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0];[reclass_tables.K$2:.L$4];2;0)" table:style-name="ce1">
            <text:p>2</text:p>
          </table:table-cell>
          <table:table-cell office:value-type="float" office:value="2123102" table:formula="of:=[.B220]+[.D220]+[.F220]+[.H220]+[.J220]+[.L220]" table:style-name="ce5">
            <text:p>2123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1];[reclass_tables.K$2:.L$4];2;0)" table:style-name="ce1">
            <text:p>3</text:p>
          </table:table-cell>
          <table:table-cell office:value-type="float" office:value="2123103" table:formula="of:=[.B221]+[.D221]+[.F221]+[.H221]+[.J221]+[.L221]" table:style-name="ce5">
            <text:p>2123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2];[reclass_tables.K$2:.L$4];2;0)" table:style-name="ce1">
            <text:p>1</text:p>
          </table:table-cell>
          <table:table-cell office:value-type="float" office:value="2123201" table:formula="of:=[.B222]+[.D222]+[.F222]+[.H222]+[.J222]+[.L222]" table:style-name="ce5">
            <text:p>2123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3];[reclass_tables.K$2:.L$4];2;0)" table:style-name="ce1">
            <text:p>2</text:p>
          </table:table-cell>
          <table:table-cell office:value-type="float" office:value="2123202" table:formula="of:=[.B223]+[.D223]+[.F223]+[.H223]+[.J223]+[.L223]" table:style-name="ce5">
            <text:p>2123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4];[reclass_tables.K$2:.L$4];2;0)" table:style-name="ce1">
            <text:p>3</text:p>
          </table:table-cell>
          <table:table-cell office:value-type="float" office:value="2123203" table:formula="of:=[.B224]+[.D224]+[.F224]+[.H224]+[.J224]+[.L224]" table:style-name="ce5">
            <text:p>2123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5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5];[reclass_tables.K$2:.L$4];2;0)" table:style-name="ce1">
            <text:p>1</text:p>
          </table:table-cell>
          <table:table-cell office:value-type="float" office:value="2131101" table:formula="of:=[.B225]+[.D225]+[.F225]+[.H225]+[.J225]+[.L225]" table:style-name="ce5">
            <text:p>2131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6];[reclass_tables.K$2:.L$4];2;0)" table:style-name="ce1">
            <text:p>2</text:p>
          </table:table-cell>
          <table:table-cell office:value-type="float" office:value="2131102" table:formula="of:=[.B226]+[.D226]+[.F226]+[.H226]+[.J226]+[.L226]" table:style-name="ce5">
            <text:p>2131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7];[reclass_tables.K$2:.L$4];2;0)" table:style-name="ce1">
            <text:p>3</text:p>
          </table:table-cell>
          <table:table-cell office:value-type="float" office:value="2131103" table:formula="of:=[.B227]+[.D227]+[.F227]+[.H227]+[.J227]+[.L227]" table:style-name="ce5">
            <text:p>2131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8];[reclass_tables.K$2:.L$4];2;0)" table:style-name="ce1">
            <text:p>1</text:p>
          </table:table-cell>
          <table:table-cell office:value-type="float" office:value="2131201" table:formula="of:=[.B228]+[.D228]+[.F228]+[.H228]+[.J228]+[.L228]" table:style-name="ce5">
            <text:p>2131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9];[reclass_tables.K$2:.L$4];2;0)" table:style-name="ce1">
            <text:p>2</text:p>
          </table:table-cell>
          <table:table-cell office:value-type="float" office:value="2131202" table:formula="of:=[.B229]+[.D229]+[.F229]+[.H229]+[.J229]+[.L229]" table:style-name="ce5">
            <text:p>2131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0];[reclass_tables.K$2:.L$4];2;0)" table:style-name="ce1">
            <text:p>3</text:p>
          </table:table-cell>
          <table:table-cell office:value-type="float" office:value="2131203" table:formula="of:=[.B230]+[.D230]+[.F230]+[.H230]+[.J230]+[.L230]" table:style-name="ce5">
            <text:p>2131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1];[reclass_tables.K$2:.L$4];2;0)" table:style-name="ce1">
            <text:p>1</text:p>
          </table:table-cell>
          <table:table-cell office:value-type="float" office:value="2132101" table:formula="of:=[.B231]+[.D231]+[.F231]+[.H231]+[.J231]+[.L231]" table:style-name="ce5">
            <text:p>2132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2];[reclass_tables.K$2:.L$4];2;0)" table:style-name="ce1">
            <text:p>2</text:p>
          </table:table-cell>
          <table:table-cell office:value-type="float" office:value="2132102" table:formula="of:=[.B232]+[.D232]+[.F232]+[.H232]+[.J232]+[.L232]" table:style-name="ce5">
            <text:p>2132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3];[reclass_tables.K$2:.L$4];2;0)" table:style-name="ce1">
            <text:p>3</text:p>
          </table:table-cell>
          <table:table-cell office:value-type="float" office:value="2132103" table:formula="of:=[.B233]+[.D233]+[.F233]+[.H233]+[.J233]+[.L233]" table:style-name="ce5">
            <text:p>2132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4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4];[reclass_tables.K$2:.L$4];2;0)" table:style-name="ce1">
            <text:p>1</text:p>
          </table:table-cell>
          <table:table-cell office:value-type="float" office:value="2132201" table:formula="of:=[.B234]+[.D234]+[.F234]+[.H234]+[.J234]+[.L234]" table:style-name="ce5">
            <text:p>2132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5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5];[reclass_tables.K$2:.L$4];2;0)" table:style-name="ce1">
            <text:p>2</text:p>
          </table:table-cell>
          <table:table-cell office:value-type="float" office:value="2132202" table:formula="of:=[.B235]+[.D235]+[.F235]+[.H235]+[.J235]+[.L235]" table:style-name="ce5">
            <text:p>2132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6];[reclass_tables.K$2:.L$4];2;0)" table:style-name="ce1">
            <text:p>3</text:p>
          </table:table-cell>
          <table:table-cell office:value-type="float" office:value="2132203" table:formula="of:=[.B236]+[.D236]+[.F236]+[.H236]+[.J236]+[.L236]" table:style-name="ce5">
            <text:p>2132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7];[reclass_tables.K$2:.L$4];2;0)" table:style-name="ce1">
            <text:p>1</text:p>
          </table:table-cell>
          <table:table-cell office:value-type="float" office:value="2133101" table:formula="of:=[.B237]+[.D237]+[.F237]+[.H237]+[.J237]+[.L237]" table:style-name="ce5">
            <text:p>2133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8];[reclass_tables.K$2:.L$4];2;0)" table:style-name="ce1">
            <text:p>2</text:p>
          </table:table-cell>
          <table:table-cell office:value-type="float" office:value="2133102" table:formula="of:=[.B238]+[.D238]+[.F238]+[.H238]+[.J238]+[.L238]" table:style-name="ce5">
            <text:p>2133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9];[reclass_tables.K$2:.L$4];2;0)" table:style-name="ce1">
            <text:p>3</text:p>
          </table:table-cell>
          <table:table-cell office:value-type="float" office:value="2133103" table:formula="of:=[.B239]+[.D239]+[.F239]+[.H239]+[.J239]+[.L239]" table:style-name="ce5">
            <text:p>2133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0];[reclass_tables.K$2:.L$4];2;0)" table:style-name="ce1">
            <text:p>1</text:p>
          </table:table-cell>
          <table:table-cell office:value-type="float" office:value="2133201" table:formula="of:=[.B240]+[.D240]+[.F240]+[.H240]+[.J240]+[.L240]" table:style-name="ce5">
            <text:p>2133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1];[reclass_tables.K$2:.L$4];2;0)" table:style-name="ce1">
            <text:p>2</text:p>
          </table:table-cell>
          <table:table-cell office:value-type="float" office:value="2133202" table:formula="of:=[.B241]+[.D241]+[.F241]+[.H241]+[.J241]+[.L241]" table:style-name="ce5">
            <text:p>2133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2];[reclass_tables.K$2:.L$4];2;0)" table:style-name="ce1">
            <text:p>3</text:p>
          </table:table-cell>
          <table:table-cell office:value-type="float" office:value="2133203" table:formula="of:=[.B242]+[.D242]+[.F242]+[.H242]+[.J242]+[.L242]" table:style-name="ce5">
            <text:p>2133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3];[reclass_tables.A$2:.B$11];2;0)" table:style-name="ce1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24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3];[reclass_tables.K$2:.L$4];2;0)" table:style-name="ce1">
            <text:p>1</text:p>
          </table:table-cell>
          <table:table-cell office:value-type="float" office:value="2141101" table:formula="of:=[.B243]+[.D243]+[.F243]+[.H243]+[.J243]+[.L243]" table:style-name="ce5">
            <text:p>2141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4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4];[reclass_tables.K$2:.L$4];2;0)" table:style-name="ce1">
            <text:p>1</text:p>
          </table:table-cell>
          <table:table-cell office:value-type="float" office:value="2151101" table:formula="of:=[.B244]+[.D244]+[.F244]+[.H244]+[.J244]+[.L244]" table:style-name="ce5">
            <text:p>2151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5];[reclass_tables.K$2:.L$4];2;0)" table:style-name="ce1">
            <text:p>2</text:p>
          </table:table-cell>
          <table:table-cell office:value-type="float" office:value="2151102" table:formula="of:=[.B245]+[.D245]+[.F245]+[.H245]+[.J245]+[.L245]" table:style-name="ce5">
            <text:p>2151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6];[reclass_tables.K$2:.L$4];2;0)" table:style-name="ce1">
            <text:p>3</text:p>
          </table:table-cell>
          <table:table-cell office:value-type="float" office:value="2151103" table:formula="of:=[.B246]+[.D246]+[.F246]+[.H246]+[.J246]+[.L246]" table:style-name="ce5">
            <text:p>2151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7];[reclass_tables.K$2:.L$4];2;0)" table:style-name="ce1">
            <text:p>1</text:p>
          </table:table-cell>
          <table:table-cell office:value-type="float" office:value="2151201" table:formula="of:=[.B247]+[.D247]+[.F247]+[.H247]+[.J247]+[.L247]" table:style-name="ce5">
            <text:p>2151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8];[reclass_tables.K$2:.L$4];2;0)" table:style-name="ce1">
            <text:p>2</text:p>
          </table:table-cell>
          <table:table-cell office:value-type="float" office:value="2151202" table:formula="of:=[.B248]+[.D248]+[.F248]+[.H248]+[.J248]+[.L248]" table:style-name="ce5">
            <text:p>2151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9];[reclass_tables.K$2:.L$4];2;0)" table:style-name="ce1">
            <text:p>3</text:p>
          </table:table-cell>
          <table:table-cell office:value-type="float" office:value="2151203" table:formula="of:=[.B249]+[.D249]+[.F249]+[.H249]+[.J249]+[.L249]" table:style-name="ce5">
            <text:p>2151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0];[reclass_tables.K$2:.L$4];2;0)" table:style-name="ce1">
            <text:p>1</text:p>
          </table:table-cell>
          <table:table-cell office:value-type="float" office:value="2152101" table:formula="of:=[.B250]+[.D250]+[.F250]+[.H250]+[.J250]+[.L250]" table:style-name="ce5">
            <text:p>2152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1];[reclass_tables.K$2:.L$4];2;0)" table:style-name="ce1">
            <text:p>2</text:p>
          </table:table-cell>
          <table:table-cell office:value-type="float" office:value="2152102" table:formula="of:=[.B251]+[.D251]+[.F251]+[.H251]+[.J251]+[.L251]" table:style-name="ce5">
            <text:p>2152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2];[reclass_tables.K$2:.L$4];2;0)" table:style-name="ce1">
            <text:p>3</text:p>
          </table:table-cell>
          <table:table-cell office:value-type="float" office:value="2152103" table:formula="of:=[.B252]+[.D252]+[.F252]+[.H252]+[.J252]+[.L252]" table:style-name="ce5">
            <text:p>2152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3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3];[reclass_tables.K$2:.L$4];2;0)" table:style-name="ce1">
            <text:p>1</text:p>
          </table:table-cell>
          <table:table-cell office:value-type="float" office:value="2152201" table:formula="of:=[.B253]+[.D253]+[.F253]+[.H253]+[.J253]+[.L253]" table:style-name="ce5">
            <text:p>2152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4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4];[reclass_tables.K$2:.L$4];2;0)" table:style-name="ce1">
            <text:p>2</text:p>
          </table:table-cell>
          <table:table-cell office:value-type="float" office:value="2152202" table:formula="of:=[.B254]+[.D254]+[.F254]+[.H254]+[.J254]+[.L254]" table:style-name="ce5">
            <text:p>2152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5];[reclass_tables.K$2:.L$4];2;0)" table:style-name="ce1">
            <text:p>3</text:p>
          </table:table-cell>
          <table:table-cell office:value-type="float" office:value="2152203" table:formula="of:=[.B255]+[.D255]+[.F255]+[.H255]+[.J255]+[.L255]" table:style-name="ce5">
            <text:p>2152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6];[reclass_tables.K$2:.L$4];2;0)" table:style-name="ce1">
            <text:p>1</text:p>
          </table:table-cell>
          <table:table-cell office:value-type="float" office:value="2153101" table:formula="of:=[.B256]+[.D256]+[.F256]+[.H256]+[.J256]+[.L256]" table:style-name="ce5">
            <text:p>2153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7];[reclass_tables.K$2:.L$4];2;0)" table:style-name="ce1">
            <text:p>2</text:p>
          </table:table-cell>
          <table:table-cell office:value-type="float" office:value="2153102" table:formula="of:=[.B257]+[.D257]+[.F257]+[.H257]+[.J257]+[.L257]" table:style-name="ce5">
            <text:p>2153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8];[reclass_tables.K$2:.L$4];2;0)" table:style-name="ce1">
            <text:p>3</text:p>
          </table:table-cell>
          <table:table-cell office:value-type="float" office:value="2153103" table:formula="of:=[.B258]+[.D258]+[.F258]+[.H258]+[.J258]+[.L258]" table:style-name="ce5">
            <text:p>2153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9];[reclass_tables.K$2:.L$4];2;0)" table:style-name="ce1">
            <text:p>1</text:p>
          </table:table-cell>
          <table:table-cell office:value-type="float" office:value="2153201" table:formula="of:=[.B259]+[.D259]+[.F259]+[.H259]+[.J259]+[.L259]" table:style-name="ce5">
            <text:p>2153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0];[reclass_tables.K$2:.L$4];2;0)" table:style-name="ce1">
            <text:p>2</text:p>
          </table:table-cell>
          <table:table-cell office:value-type="float" office:value="2153202" table:formula="of:=[.B260]+[.D260]+[.F260]+[.H260]+[.J260]+[.L260]" table:style-name="ce5">
            <text:p>2153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1];[reclass_tables.K$2:.L$4];2;0)" table:style-name="ce1">
            <text:p>3</text:p>
          </table:table-cell>
          <table:table-cell office:value-type="float" office:value="2153203" table:formula="of:=[.B261]+[.D261]+[.F261]+[.H261]+[.J261]+[.L261]" table:style-name="ce5">
            <text:p>2153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2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2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2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262];[reclass_tables.K$2:.L$4];2;0)" table:style-name="ce1">
            <text:p>#N/A</text:p>
          </table:table-cell>
          <table:table-cell office:value-type="float" office:value="0" table:formula="of:=[.B262]+[.D262]+[.F262]+[.H262]+[.J262]+[.L262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3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3];[reclass_tables.K$2:.L$4];2;0)" table:style-name="ce1">
            <text:p>1</text:p>
          </table:table-cell>
          <table:table-cell office:value-type="float" office:value="2161101" table:formula="of:=[.B263]+[.D263]+[.F263]+[.H263]+[.J263]+[.L263]" table:style-name="ce5">
            <text:p>2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4];[reclass_tables.K$2:.L$4];2;0)" table:style-name="ce1">
            <text:p>1</text:p>
          </table:table-cell>
          <table:table-cell office:value-type="float" office:value="2211101" table:formula="of:=[.B264]+[.D264]+[.F264]+[.H264]+[.J264]+[.L264]" table:style-name="ce5">
            <text:p>221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5];[reclass_tables.K$2:.L$4];2;0)" table:style-name="ce1">
            <text:p>2</text:p>
          </table:table-cell>
          <table:table-cell office:value-type="float" office:value="2211102" table:formula="of:=[.B265]+[.D265]+[.F265]+[.H265]+[.J265]+[.L265]" table:style-name="ce5">
            <text:p>221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6];[reclass_tables.K$2:.L$4];2;0)" table:style-name="ce1">
            <text:p>3</text:p>
          </table:table-cell>
          <table:table-cell office:value-type="float" office:value="2211103" table:formula="of:=[.B266]+[.D266]+[.F266]+[.H266]+[.J266]+[.L266]" table:style-name="ce5">
            <text:p>221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7];[reclass_tables.K$2:.L$4];2;0)" table:style-name="ce1">
            <text:p>1</text:p>
          </table:table-cell>
          <table:table-cell office:value-type="float" office:value="2211201" table:formula="of:=[.B267]+[.D267]+[.F267]+[.H267]+[.J267]+[.L267]" table:style-name="ce5">
            <text:p>2211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8];[reclass_tables.K$2:.L$4];2;0)" table:style-name="ce1">
            <text:p>2</text:p>
          </table:table-cell>
          <table:table-cell office:value-type="float" office:value="2211202" table:formula="of:=[.B268]+[.D268]+[.F268]+[.H268]+[.J268]+[.L268]" table:style-name="ce5">
            <text:p>2211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9];[reclass_tables.K$2:.L$4];2;0)" table:style-name="ce1">
            <text:p>3</text:p>
          </table:table-cell>
          <table:table-cell office:value-type="float" office:value="2211203" table:formula="of:=[.B269]+[.D269]+[.F269]+[.H269]+[.J269]+[.L269]" table:style-name="ce5">
            <text:p>2211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0];[reclass_tables.K$2:.L$4];2;0)" table:style-name="ce1">
            <text:p>1</text:p>
          </table:table-cell>
          <table:table-cell office:value-type="float" office:value="2212101" table:formula="of:=[.B270]+[.D270]+[.F270]+[.H270]+[.J270]+[.L270]" table:style-name="ce5">
            <text:p>221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1];[reclass_tables.K$2:.L$4];2;0)" table:style-name="ce1">
            <text:p>2</text:p>
          </table:table-cell>
          <table:table-cell office:value-type="float" office:value="2212102" table:formula="of:=[.B271]+[.D271]+[.F271]+[.H271]+[.J271]+[.L271]" table:style-name="ce5">
            <text:p>221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2];[reclass_tables.K$2:.L$4];2;0)" table:style-name="ce1">
            <text:p>3</text:p>
          </table:table-cell>
          <table:table-cell office:value-type="float" office:value="2212103" table:formula="of:=[.B272]+[.D272]+[.F272]+[.H272]+[.J272]+[.L272]" table:style-name="ce5">
            <text:p>221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3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3];[reclass_tables.K$2:.L$4];2;0)" table:style-name="ce1">
            <text:p>1</text:p>
          </table:table-cell>
          <table:table-cell office:value-type="float" office:value="2212201" table:formula="of:=[.B273]+[.D273]+[.F273]+[.H273]+[.J273]+[.L273]" table:style-name="ce5">
            <text:p>221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4];[reclass_tables.K$2:.L$4];2;0)" table:style-name="ce1">
            <text:p>2</text:p>
          </table:table-cell>
          <table:table-cell office:value-type="float" office:value="2212202" table:formula="of:=[.B274]+[.D274]+[.F274]+[.H274]+[.J274]+[.L274]" table:style-name="ce5">
            <text:p>221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5];[reclass_tables.K$2:.L$4];2;0)" table:style-name="ce1">
            <text:p>3</text:p>
          </table:table-cell>
          <table:table-cell office:value-type="float" office:value="2212203" table:formula="of:=[.B275]+[.D275]+[.F275]+[.H275]+[.J275]+[.L275]" table:style-name="ce5">
            <text:p>221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7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6];[reclass_tables.K$2:.L$4];2;0)" table:style-name="ce1">
            <text:p>1</text:p>
          </table:table-cell>
          <table:table-cell office:value-type="float" office:value="2213101" table:formula="of:=[.B276]+[.D276]+[.F276]+[.H276]+[.J276]+[.L276]" table:style-name="ce5">
            <text:p>221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7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7];[reclass_tables.K$2:.L$4];2;0)" table:style-name="ce1">
            <text:p>2</text:p>
          </table:table-cell>
          <table:table-cell office:value-type="float" office:value="2213102" table:formula="of:=[.B277]+[.D277]+[.F277]+[.H277]+[.J277]+[.L277]" table:style-name="ce5">
            <text:p>221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8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7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8];[reclass_tables.K$2:.L$4];2;0)" table:style-name="ce1">
            <text:p>3</text:p>
          </table:table-cell>
          <table:table-cell office:value-type="float" office:value="2213103" table:formula="of:=[.B278]+[.D278]+[.F278]+[.H278]+[.J278]+[.L278]" table:style-name="ce5">
            <text:p>221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7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9];[reclass_tables.K$2:.L$4];2;0)" table:style-name="ce1">
            <text:p>1</text:p>
          </table:table-cell>
          <table:table-cell office:value-type="float" office:value="2221101" table:formula="of:=[.B279]+[.D279]+[.F279]+[.H279]+[.J279]+[.L279]" table:style-name="ce5">
            <text:p>2221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0];[reclass_tables.K$2:.L$4];2;0)" table:style-name="ce1">
            <text:p>2</text:p>
          </table:table-cell>
          <table:table-cell office:value-type="float" office:value="2221102" table:formula="of:=[.B280]+[.D280]+[.F280]+[.H280]+[.J280]+[.L280]" table:style-name="ce5">
            <text:p>2221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1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1];[reclass_tables.K$2:.L$4];2;0)" table:style-name="ce1">
            <text:p>3</text:p>
          </table:table-cell>
          <table:table-cell office:value-type="float" office:value="2221103" table:formula="of:=[.B281]+[.D281]+[.F281]+[.H281]+[.J281]+[.L281]" table:style-name="ce5">
            <text:p>2221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2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2];[reclass_tables.K$2:.L$4];2;0)" table:style-name="ce1">
            <text:p>1</text:p>
          </table:table-cell>
          <table:table-cell office:value-type="float" office:value="2221201" table:formula="of:=[.B282]+[.D282]+[.F282]+[.H282]+[.J282]+[.L282]" table:style-name="ce5">
            <text:p>2221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3];[reclass_tables.K$2:.L$4];2;0)" table:style-name="ce1">
            <text:p>2</text:p>
          </table:table-cell>
          <table:table-cell office:value-type="float" office:value="2221202" table:formula="of:=[.B283]+[.D283]+[.F283]+[.H283]+[.J283]+[.L283]" table:style-name="ce5">
            <text:p>2221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4];[reclass_tables.K$2:.L$4];2;0)" table:style-name="ce1">
            <text:p>3</text:p>
          </table:table-cell>
          <table:table-cell office:value-type="float" office:value="2221203" table:formula="of:=[.B284]+[.D284]+[.F284]+[.H284]+[.J284]+[.L284]" table:style-name="ce5">
            <text:p>2221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5];[reclass_tables.K$2:.L$4];2;0)" table:style-name="ce1">
            <text:p>1</text:p>
          </table:table-cell>
          <table:table-cell office:value-type="float" office:value="2222101" table:formula="of:=[.B285]+[.D285]+[.F285]+[.H285]+[.J285]+[.L285]" table:style-name="ce5">
            <text:p>2222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6];[reclass_tables.K$2:.L$4];2;0)" table:style-name="ce1">
            <text:p>2</text:p>
          </table:table-cell>
          <table:table-cell office:value-type="float" office:value="2222102" table:formula="of:=[.B286]+[.D286]+[.F286]+[.H286]+[.J286]+[.L286]" table:style-name="ce5">
            <text:p>2222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7];[reclass_tables.K$2:.L$4];2;0)" table:style-name="ce1">
            <text:p>3</text:p>
          </table:table-cell>
          <table:table-cell office:value-type="float" office:value="2222103" table:formula="of:=[.B287]+[.D287]+[.F287]+[.H287]+[.J287]+[.L287]" table:style-name="ce5">
            <text:p>2222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8];[reclass_tables.K$2:.L$4];2;0)" table:style-name="ce1">
            <text:p>1</text:p>
          </table:table-cell>
          <table:table-cell office:value-type="float" office:value="2222201" table:formula="of:=[.B288]+[.D288]+[.F288]+[.H288]+[.J288]+[.L288]" table:style-name="ce5">
            <text:p>2222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9];[reclass_tables.K$2:.L$4];2;0)" table:style-name="ce1">
            <text:p>2</text:p>
          </table:table-cell>
          <table:table-cell office:value-type="float" office:value="2222202" table:formula="of:=[.B289]+[.D289]+[.F289]+[.H289]+[.J289]+[.L289]" table:style-name="ce5">
            <text:p>2222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0];[reclass_tables.K$2:.L$4];2;0)" table:style-name="ce1">
            <text:p>3</text:p>
          </table:table-cell>
          <table:table-cell office:value-type="float" office:value="2222203" table:formula="of:=[.B290]+[.D290]+[.F290]+[.H290]+[.J290]+[.L290]" table:style-name="ce5">
            <text:p>2222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1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1];[reclass_tables.K$2:.L$4];2;0)" table:style-name="ce1">
            <text:p>1</text:p>
          </table:table-cell>
          <table:table-cell office:value-type="float" office:value="2223101" table:formula="of:=[.B291]+[.D291]+[.F291]+[.H291]+[.J291]+[.L291]" table:style-name="ce5">
            <text:p>2223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2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2];[reclass_tables.K$2:.L$4];2;0)" table:style-name="ce1">
            <text:p>2</text:p>
          </table:table-cell>
          <table:table-cell office:value-type="float" office:value="2223102" table:formula="of:=[.B292]+[.D292]+[.F292]+[.H292]+[.J292]+[.L292]" table:style-name="ce5">
            <text:p>2223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3];[reclass_tables.K$2:.L$4];2;0)" table:style-name="ce1">
            <text:p>3</text:p>
          </table:table-cell>
          <table:table-cell office:value-type="float" office:value="2223103" table:formula="of:=[.B293]+[.D293]+[.F293]+[.H293]+[.J293]+[.L293]" table:style-name="ce5">
            <text:p>2223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4];[reclass_tables.K$2:.L$4];2;0)" table:style-name="ce1">
            <text:p>1</text:p>
          </table:table-cell>
          <table:table-cell office:value-type="float" office:value="2223201" table:formula="of:=[.B294]+[.D294]+[.F294]+[.H294]+[.J294]+[.L294]" table:style-name="ce5">
            <text:p>2223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5];[reclass_tables.K$2:.L$4];2;0)" table:style-name="ce1">
            <text:p>2</text:p>
          </table:table-cell>
          <table:table-cell office:value-type="float" office:value="2223202" table:formula="of:=[.B295]+[.D295]+[.F295]+[.H295]+[.J295]+[.L295]" table:style-name="ce5">
            <text:p>2223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6];[reclass_tables.K$2:.L$4];2;0)" table:style-name="ce1">
            <text:p>3</text:p>
          </table:table-cell>
          <table:table-cell office:value-type="float" office:value="2223203" table:formula="of:=[.B296]+[.D296]+[.F296]+[.H296]+[.J296]+[.L296]" table:style-name="ce5">
            <text:p>2223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9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9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7];[reclass_tables.K$2:.L$4];2;0)" table:style-name="ce1">
            <text:p>1</text:p>
          </table:table-cell>
          <table:table-cell office:value-type="float" office:value="2231101" table:formula="of:=[.B297]+[.D297]+[.F297]+[.H297]+[.J297]+[.L297]" table:style-name="ce5">
            <text:p>2231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9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9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8];[reclass_tables.K$2:.L$4];2;0)" table:style-name="ce1">
            <text:p>2</text:p>
          </table:table-cell>
          <table:table-cell office:value-type="float" office:value="2231102" table:formula="of:=[.B298]+[.D298]+[.F298]+[.H298]+[.J298]+[.L298]" table:style-name="ce5">
            <text:p>2231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9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9];[reclass_tables.K$2:.L$4];2;0)" table:style-name="ce1">
            <text:p>3</text:p>
          </table:table-cell>
          <table:table-cell office:value-type="float" office:value="2231103" table:formula="of:=[.B299]+[.D299]+[.F299]+[.H299]+[.J299]+[.L299]" table:style-name="ce5">
            <text:p>2231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0];[reclass_tables.K$2:.L$4];2;0)" table:style-name="ce1">
            <text:p>1</text:p>
          </table:table-cell>
          <table:table-cell office:value-type="float" office:value="2231111" table:formula="of:=[.B300]+[.D300]+[.F300]+[.H300]+[.J300]+[.L300]" table:style-name="ce5">
            <text:p>223111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1];[reclass_tables.K$2:.L$4];2;0)" table:style-name="ce1">
            <text:p>2</text:p>
          </table:table-cell>
          <table:table-cell office:value-type="float" office:value="2231112" table:formula="of:=[.B301]+[.D301]+[.F301]+[.H301]+[.J301]+[.L301]" table:style-name="ce5">
            <text:p>223111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2];[reclass_tables.K$2:.L$4];2;0)" table:style-name="ce1">
            <text:p>3</text:p>
          </table:table-cell>
          <table:table-cell office:value-type="float" office:value="2231113" table:formula="of:=[.B302]+[.D302]+[.F302]+[.H302]+[.J302]+[.L302]" table:style-name="ce5">
            <text:p>223111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3];[reclass_tables.K$2:.L$4];2;0)" table:style-name="ce1">
            <text:p>1</text:p>
          </table:table-cell>
          <table:table-cell office:value-type="float" office:value="2231201" table:formula="of:=[.B303]+[.D303]+[.F303]+[.H303]+[.J303]+[.L303]" table:style-name="ce5">
            <text:p>2231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4];[reclass_tables.K$2:.L$4];2;0)" table:style-name="ce1">
            <text:p>2</text:p>
          </table:table-cell>
          <table:table-cell office:value-type="float" office:value="2231202" table:formula="of:=[.B304]+[.D304]+[.F304]+[.H304]+[.J304]+[.L304]" table:style-name="ce5">
            <text:p>2231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5];[reclass_tables.K$2:.L$4];2;0)" table:style-name="ce1">
            <text:p>3</text:p>
          </table:table-cell>
          <table:table-cell office:value-type="float" office:value="2231203" table:formula="of:=[.B305]+[.D305]+[.F305]+[.H305]+[.J305]+[.L305]" table:style-name="ce5">
            <text:p>2231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6];[reclass_tables.K$2:.L$4];2;0)" table:style-name="ce1">
            <text:p>1</text:p>
          </table:table-cell>
          <table:table-cell office:value-type="float" office:value="2231211" table:formula="of:=[.B306]+[.D306]+[.F306]+[.H306]+[.J306]+[.L306]" table:style-name="ce5">
            <text:p>223121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0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7];[reclass_tables.K$2:.L$4];2;0)" table:style-name="ce1">
            <text:p>1</text:p>
          </table:table-cell>
          <table:table-cell office:value-type="float" office:value="2232101" table:formula="of:=[.B307]+[.D307]+[.F307]+[.H307]+[.J307]+[.L307]" table:style-name="ce5">
            <text:p>2232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0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8];[reclass_tables.K$2:.L$4];2;0)" table:style-name="ce1">
            <text:p>2</text:p>
          </table:table-cell>
          <table:table-cell office:value-type="float" office:value="2232102" table:formula="of:=[.B308]+[.D308]+[.F308]+[.H308]+[.J308]+[.L308]" table:style-name="ce5">
            <text:p>2232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9];[reclass_tables.K$2:.L$4];2;0)" table:style-name="ce1">
            <text:p>3</text:p>
          </table:table-cell>
          <table:table-cell office:value-type="float" office:value="2232103" table:formula="of:=[.B309]+[.D309]+[.F309]+[.H309]+[.J309]+[.L309]" table:style-name="ce5">
            <text:p>2232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0];[reclass_tables.K$2:.L$4];2;0)" table:style-name="ce1">
            <text:p>1</text:p>
          </table:table-cell>
          <table:table-cell office:value-type="float" office:value="2232111" table:formula="of:=[.B310]+[.D310]+[.F310]+[.H310]+[.J310]+[.L310]" table:style-name="ce5">
            <text:p>223211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1];[reclass_tables.K$2:.L$4];2;0)" table:style-name="ce1">
            <text:p>2</text:p>
          </table:table-cell>
          <table:table-cell office:value-type="float" office:value="2232112" table:formula="of:=[.B311]+[.D311]+[.F311]+[.H311]+[.J311]+[.L311]" table:style-name="ce5">
            <text:p>223211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2];[reclass_tables.K$2:.L$4];2;0)" table:style-name="ce1">
            <text:p>3</text:p>
          </table:table-cell>
          <table:table-cell office:value-type="float" office:value="2232113" table:formula="of:=[.B312]+[.D312]+[.F312]+[.H312]+[.J312]+[.L312]" table:style-name="ce5">
            <text:p>223211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3];[reclass_tables.K$2:.L$4];2;0)" table:style-name="ce1">
            <text:p>1</text:p>
          </table:table-cell>
          <table:table-cell office:value-type="float" office:value="2232201" table:formula="of:=[.B313]+[.D313]+[.F313]+[.H313]+[.J313]+[.L313]" table:style-name="ce5">
            <text:p>2232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4];[reclass_tables.K$2:.L$4];2;0)" table:style-name="ce1">
            <text:p>2</text:p>
          </table:table-cell>
          <table:table-cell office:value-type="float" office:value="2232202" table:formula="of:=[.B314]+[.D314]+[.F314]+[.H314]+[.J314]+[.L314]" table:style-name="ce5">
            <text:p>2232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5];[reclass_tables.K$2:.L$4];2;0)" table:style-name="ce1">
            <text:p>3</text:p>
          </table:table-cell>
          <table:table-cell office:value-type="float" office:value="2232203" table:formula="of:=[.B315]+[.D315]+[.F315]+[.H315]+[.J315]+[.L315]" table:style-name="ce5">
            <text:p>2232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6];[reclass_tables.K$2:.L$4];2;0)" table:style-name="ce1">
            <text:p>1</text:p>
          </table:table-cell>
          <table:table-cell office:value-type="float" office:value="2233101" table:formula="of:=[.B316]+[.D316]+[.F316]+[.H316]+[.J316]+[.L316]" table:style-name="ce5">
            <text:p>2233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7];[reclass_tables.K$2:.L$4];2;0)" table:style-name="ce1">
            <text:p>2</text:p>
          </table:table-cell>
          <table:table-cell office:value-type="float" office:value="2233102" table:formula="of:=[.B317]+[.D317]+[.F317]+[.H317]+[.J317]+[.L317]" table:style-name="ce5">
            <text:p>2233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8];[reclass_tables.K$2:.L$4];2;0)" table:style-name="ce1">
            <text:p>3</text:p>
          </table:table-cell>
          <table:table-cell office:value-type="float" office:value="2233103" table:formula="of:=[.B318]+[.D318]+[.F318]+[.H318]+[.J318]+[.L318]" table:style-name="ce5">
            <text:p>2233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9];[reclass_tables.K$2:.L$4];2;0)" table:style-name="ce1">
            <text:p>1</text:p>
          </table:table-cell>
          <table:table-cell office:value-type="float" office:value="2233201" table:formula="of:=[.B319]+[.D319]+[.F319]+[.H319]+[.J319]+[.L319]" table:style-name="ce5">
            <text:p>2233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0];[reclass_tables.K$2:.L$4];2;0)" table:style-name="ce1">
            <text:p>2</text:p>
          </table:table-cell>
          <table:table-cell office:value-type="float" office:value="2233202" table:formula="of:=[.B320]+[.D320]+[.F320]+[.H320]+[.J320]+[.L320]" table:style-name="ce5">
            <text:p>2233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1];[reclass_tables.K$2:.L$4];2;0)" table:style-name="ce1">
            <text:p>3</text:p>
          </table:table-cell>
          <table:table-cell office:value-type="float" office:value="2233203" table:formula="of:=[.B321]+[.D321]+[.F321]+[.H321]+[.J321]+[.L321]" table:style-name="ce5">
            <text:p>2233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2];[reclass_tables.K$2:.L$4];2;0)" table:style-name="ce1">
            <text:p>1</text:p>
          </table:table-cell>
          <table:table-cell office:value-type="float" office:value="2241101" table:formula="of:=[.B322]+[.D322]+[.F322]+[.H322]+[.J322]+[.L322]" table:style-name="ce5">
            <text:p>224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3];[reclass_tables.K$2:.L$4];2;0)" table:style-name="ce1">
            <text:p>2</text:p>
          </table:table-cell>
          <table:table-cell office:value-type="float" office:value="2241102" table:formula="of:=[.B323]+[.D323]+[.F323]+[.H323]+[.J323]+[.L323]" table:style-name="ce5">
            <text:p>224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4];[reclass_tables.K$2:.L$4];2;0)" table:style-name="ce1">
            <text:p>3</text:p>
          </table:table-cell>
          <table:table-cell office:value-type="float" office:value="2241103" table:formula="of:=[.B324]+[.D324]+[.F324]+[.H324]+[.J324]+[.L324]" table:style-name="ce5">
            <text:p>224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5];[reclass_tables.K$2:.L$4];2;0)" table:style-name="ce1">
            <text:p>1</text:p>
          </table:table-cell>
          <table:table-cell office:value-type="float" office:value="2241111" table:formula="of:=[.B325]+[.D325]+[.F325]+[.H325]+[.J325]+[.L325]" table:style-name="ce5">
            <text:p>2241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6];[reclass_tables.K$2:.L$4];2;0)" table:style-name="ce1">
            <text:p>2</text:p>
          </table:table-cell>
          <table:table-cell office:value-type="float" office:value="2241112" table:formula="of:=[.B326]+[.D326]+[.F326]+[.H326]+[.J326]+[.L326]" table:style-name="ce5">
            <text:p>2241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7];[reclass_tables.K$2:.L$4];2;0)" table:style-name="ce1">
            <text:p>3</text:p>
          </table:table-cell>
          <table:table-cell office:value-type="float" office:value="2241113" table:formula="of:=[.B327]+[.D327]+[.F327]+[.H327]+[.J327]+[.L327]" table:style-name="ce5">
            <text:p>2241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8];[reclass_tables.K$2:.L$4];2;0)" table:style-name="ce1">
            <text:p>1</text:p>
          </table:table-cell>
          <table:table-cell office:value-type="float" office:value="2241201" table:formula="of:=[.B328]+[.D328]+[.F328]+[.H328]+[.J328]+[.L328]" table:style-name="ce5">
            <text:p>2241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9];[reclass_tables.K$2:.L$4];2;0)" table:style-name="ce1">
            <text:p>2</text:p>
          </table:table-cell>
          <table:table-cell office:value-type="float" office:value="2241202" table:formula="of:=[.B329]+[.D329]+[.F329]+[.H329]+[.J329]+[.L329]" table:style-name="ce5">
            <text:p>2241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0];[reclass_tables.K$2:.L$4];2;0)" table:style-name="ce1">
            <text:p>3</text:p>
          </table:table-cell>
          <table:table-cell office:value-type="float" office:value="2241203" table:formula="of:=[.B330]+[.D330]+[.F330]+[.H330]+[.J330]+[.L330]" table:style-name="ce5">
            <text:p>2241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1];[reclass_tables.K$2:.L$4];2;0)" table:style-name="ce1">
            <text:p>1</text:p>
          </table:table-cell>
          <table:table-cell office:value-type="float" office:value="2241211" table:formula="of:=[.B331]+[.D331]+[.F331]+[.H331]+[.J331]+[.L331]" table:style-name="ce5">
            <text:p>2241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2];[reclass_tables.K$2:.L$4];2;0)" table:style-name="ce1">
            <text:p>2</text:p>
          </table:table-cell>
          <table:table-cell office:value-type="float" office:value="2241212" table:formula="of:=[.B332]+[.D332]+[.F332]+[.H332]+[.J332]+[.L332]" table:style-name="ce5">
            <text:p>2241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3];[reclass_tables.K$2:.L$4];2;0)" table:style-name="ce1">
            <text:p>3</text:p>
          </table:table-cell>
          <table:table-cell office:value-type="float" office:value="2241213" table:formula="of:=[.B333]+[.D333]+[.F333]+[.H333]+[.J333]+[.L333]" table:style-name="ce5">
            <text:p>2241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4];[reclass_tables.K$2:.L$4];2;0)" table:style-name="ce1">
            <text:p>1</text:p>
          </table:table-cell>
          <table:table-cell office:value-type="float" office:value="2242101" table:formula="of:=[.B334]+[.D334]+[.F334]+[.H334]+[.J334]+[.L334]" table:style-name="ce5">
            <text:p>224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5];[reclass_tables.K$2:.L$4];2;0)" table:style-name="ce1">
            <text:p>2</text:p>
          </table:table-cell>
          <table:table-cell office:value-type="float" office:value="2242102" table:formula="of:=[.B335]+[.D335]+[.F335]+[.H335]+[.J335]+[.L335]" table:style-name="ce5">
            <text:p>224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6];[reclass_tables.K$2:.L$4];2;0)" table:style-name="ce1">
            <text:p>3</text:p>
          </table:table-cell>
          <table:table-cell office:value-type="float" office:value="2242103" table:formula="of:=[.B336]+[.D336]+[.F336]+[.H336]+[.J336]+[.L336]" table:style-name="ce5">
            <text:p>224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3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7];[reclass_tables.K$2:.L$4];2;0)" table:style-name="ce1">
            <text:p>1</text:p>
          </table:table-cell>
          <table:table-cell office:value-type="float" office:value="2242111" table:formula="of:=[.B337]+[.D337]+[.F337]+[.H337]+[.J337]+[.L337]" table:style-name="ce5">
            <text:p>2242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3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8];[reclass_tables.K$2:.L$4];2;0)" table:style-name="ce1">
            <text:p>2</text:p>
          </table:table-cell>
          <table:table-cell office:value-type="float" office:value="2242112" table:formula="of:=[.B338]+[.D338]+[.F338]+[.H338]+[.J338]+[.L338]" table:style-name="ce5">
            <text:p>2242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3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9];[reclass_tables.K$2:.L$4];2;0)" table:style-name="ce1">
            <text:p>3</text:p>
          </table:table-cell>
          <table:table-cell office:value-type="float" office:value="2242113" table:formula="of:=[.B339]+[.D339]+[.F339]+[.H339]+[.J339]+[.L339]" table:style-name="ce5">
            <text:p>2242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0];[reclass_tables.K$2:.L$4];2;0)" table:style-name="ce1">
            <text:p>1</text:p>
          </table:table-cell>
          <table:table-cell office:value-type="float" office:value="2242201" table:formula="of:=[.B340]+[.D340]+[.F340]+[.H340]+[.J340]+[.L340]" table:style-name="ce5">
            <text:p>224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1];[reclass_tables.K$2:.L$4];2;0)" table:style-name="ce1">
            <text:p>2</text:p>
          </table:table-cell>
          <table:table-cell office:value-type="float" office:value="2242202" table:formula="of:=[.B341]+[.D341]+[.F341]+[.H341]+[.J341]+[.L341]" table:style-name="ce5">
            <text:p>224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2];[reclass_tables.K$2:.L$4];2;0)" table:style-name="ce1">
            <text:p>3</text:p>
          </table:table-cell>
          <table:table-cell office:value-type="float" office:value="2242203" table:formula="of:=[.B342]+[.D342]+[.F342]+[.H342]+[.J342]+[.L342]" table:style-name="ce5">
            <text:p>224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3];[reclass_tables.K$2:.L$4];2;0)" table:style-name="ce1">
            <text:p>1</text:p>
          </table:table-cell>
          <table:table-cell office:value-type="float" office:value="2242211" table:formula="of:=[.B343]+[.D343]+[.F343]+[.H343]+[.J343]+[.L343]" table:style-name="ce5">
            <text:p>2242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4];[reclass_tables.K$2:.L$4];2;0)" table:style-name="ce1">
            <text:p>2</text:p>
          </table:table-cell>
          <table:table-cell office:value-type="float" office:value="2242212" table:formula="of:=[.B344]+[.D344]+[.F344]+[.H344]+[.J344]+[.L344]" table:style-name="ce5">
            <text:p>2242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5];[reclass_tables.K$2:.L$4];2;0)" table:style-name="ce1">
            <text:p>3</text:p>
          </table:table-cell>
          <table:table-cell office:value-type="float" office:value="2242213" table:formula="of:=[.B345]+[.D345]+[.F345]+[.H345]+[.J345]+[.L345]" table:style-name="ce5">
            <text:p>2242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6];[reclass_tables.K$2:.L$4];2;0)" table:style-name="ce1">
            <text:p>1</text:p>
          </table:table-cell>
          <table:table-cell office:value-type="float" office:value="2243101" table:formula="of:=[.B346]+[.D346]+[.F346]+[.H346]+[.J346]+[.L346]" table:style-name="ce5">
            <text:p>224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7];[reclass_tables.K$2:.L$4];2;0)" table:style-name="ce1">
            <text:p>2</text:p>
          </table:table-cell>
          <table:table-cell office:value-type="float" office:value="2243102" table:formula="of:=[.B347]+[.D347]+[.F347]+[.H347]+[.J347]+[.L347]" table:style-name="ce5">
            <text:p>224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8];[reclass_tables.K$2:.L$4];2;0)" table:style-name="ce1">
            <text:p>3</text:p>
          </table:table-cell>
          <table:table-cell office:value-type="float" office:value="2243103" table:formula="of:=[.B348]+[.D348]+[.F348]+[.H348]+[.J348]+[.L348]" table:style-name="ce5">
            <text:p>224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9];[reclass_tables.K$2:.L$4];2;0)" table:style-name="ce1">
            <text:p>1</text:p>
          </table:table-cell>
          <table:table-cell office:value-type="float" office:value="2243111" table:formula="of:=[.B349]+[.D349]+[.F349]+[.H349]+[.J349]+[.L349]" table:style-name="ce5">
            <text:p>2243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0];[reclass_tables.K$2:.L$4];2;0)" table:style-name="ce1">
            <text:p>2</text:p>
          </table:table-cell>
          <table:table-cell office:value-type="float" office:value="2243112" table:formula="of:=[.B350]+[.D350]+[.F350]+[.H350]+[.J350]+[.L350]" table:style-name="ce5">
            <text:p>2243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1];[reclass_tables.K$2:.L$4];2;0)" table:style-name="ce1">
            <text:p>3</text:p>
          </table:table-cell>
          <table:table-cell office:value-type="float" office:value="2243113" table:formula="of:=[.B351]+[.D351]+[.F351]+[.H351]+[.J351]+[.L351]" table:style-name="ce5">
            <text:p>2243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2];[reclass_tables.K$2:.L$4];2;0)" table:style-name="ce1">
            <text:p>1</text:p>
          </table:table-cell>
          <table:table-cell office:value-type="float" office:value="2243201" table:formula="of:=[.B352]+[.D352]+[.F352]+[.H352]+[.J352]+[.L352]" table:style-name="ce5">
            <text:p>2243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3];[reclass_tables.K$2:.L$4];2;0)" table:style-name="ce1">
            <text:p>2</text:p>
          </table:table-cell>
          <table:table-cell office:value-type="float" office:value="2243202" table:formula="of:=[.B353]+[.D353]+[.F353]+[.H353]+[.J353]+[.L353]" table:style-name="ce5">
            <text:p>2243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4];[reclass_tables.K$2:.L$4];2;0)" table:style-name="ce1">
            <text:p>3</text:p>
          </table:table-cell>
          <table:table-cell office:value-type="float" office:value="2243203" table:formula="of:=[.B354]+[.D354]+[.F354]+[.H354]+[.J354]+[.L354]" table:style-name="ce5">
            <text:p>2243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5];[reclass_tables.K$2:.L$4];2;0)" table:style-name="ce1">
            <text:p>1</text:p>
          </table:table-cell>
          <table:table-cell office:value-type="float" office:value="2243211" table:formula="of:=[.B355]+[.D355]+[.F355]+[.H355]+[.J355]+[.L355]" table:style-name="ce5">
            <text:p>2243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6];[reclass_tables.K$2:.L$4];2;0)" table:style-name="ce1">
            <text:p>2</text:p>
          </table:table-cell>
          <table:table-cell office:value-type="float" office:value="2243212" table:formula="of:=[.B356]+[.D356]+[.F356]+[.H356]+[.J356]+[.L356]" table:style-name="ce5">
            <text:p>2243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7];[reclass_tables.K$2:.L$4];2;0)" table:style-name="ce1">
            <text:p>3</text:p>
          </table:table-cell>
          <table:table-cell office:value-type="float" office:value="2243213" table:formula="of:=[.B357]+[.D357]+[.F357]+[.H357]+[.J357]+[.L357]" table:style-name="ce5">
            <text:p>2243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5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5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8];[reclass_tables.K$2:.L$4];2;0)" table:style-name="ce1">
            <text:p>1</text:p>
          </table:table-cell>
          <table:table-cell office:value-type="float" office:value="2251101" table:formula="of:=[.B358]+[.D358]+[.F358]+[.H358]+[.J358]+[.L358]" table:style-name="ce5">
            <text:p>225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5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5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9];[reclass_tables.K$2:.L$4];2;0)" table:style-name="ce1">
            <text:p>2</text:p>
          </table:table-cell>
          <table:table-cell office:value-type="float" office:value="2251102" table:formula="of:=[.B359]+[.D359]+[.F359]+[.H359]+[.J359]+[.L359]" table:style-name="ce5">
            <text:p>225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0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0];[reclass_tables.K$2:.L$4];2;0)" table:style-name="ce1">
            <text:p>3</text:p>
          </table:table-cell>
          <table:table-cell office:value-type="float" office:value="2251103" table:formula="of:=[.B360]+[.D360]+[.F360]+[.H360]+[.J360]+[.L360]" table:style-name="ce5">
            <text:p>225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1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1];[reclass_tables.K$2:.L$4];2;0)" table:style-name="ce1">
            <text:p>1</text:p>
          </table:table-cell>
          <table:table-cell office:value-type="float" office:value="2251201" table:formula="of:=[.B361]+[.D361]+[.F361]+[.H361]+[.J361]+[.L361]" table:style-name="ce5">
            <text:p>2251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2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2];[reclass_tables.K$2:.L$4];2;0)" table:style-name="ce1">
            <text:p>2</text:p>
          </table:table-cell>
          <table:table-cell office:value-type="float" office:value="2251202" table:formula="of:=[.B362]+[.D362]+[.F362]+[.H362]+[.J362]+[.L362]" table:style-name="ce5">
            <text:p>2251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3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3];[reclass_tables.K$2:.L$4];2;0)" table:style-name="ce1">
            <text:p>3</text:p>
          </table:table-cell>
          <table:table-cell office:value-type="float" office:value="2251203" table:formula="of:=[.B363]+[.D363]+[.F363]+[.H363]+[.J363]+[.L363]" table:style-name="ce5">
            <text:p>2251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4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6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4];[reclass_tables.K$2:.L$4];2;0)" table:style-name="ce1">
            <text:p>1</text:p>
          </table:table-cell>
          <table:table-cell office:value-type="float" office:value="2252101" table:formula="of:=[.B364]+[.D364]+[.F364]+[.H364]+[.J364]+[.L364]" table:style-name="ce5">
            <text:p>225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5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6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5];[reclass_tables.K$2:.L$4];2;0)" table:style-name="ce1">
            <text:p>2</text:p>
          </table:table-cell>
          <table:table-cell office:value-type="float" office:value="2252102" table:formula="of:=[.B365]+[.D365]+[.F365]+[.H365]+[.J365]+[.L365]" table:style-name="ce5">
            <text:p>225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6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6];[reclass_tables.K$2:.L$4];2;0)" table:style-name="ce1">
            <text:p>3</text:p>
          </table:table-cell>
          <table:table-cell office:value-type="float" office:value="2252103" table:formula="of:=[.B366]+[.D366]+[.F366]+[.H366]+[.J366]+[.L366]" table:style-name="ce5">
            <text:p>225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7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6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7];[reclass_tables.K$2:.L$4];2;0)" table:style-name="ce1">
            <text:p>1</text:p>
          </table:table-cell>
          <table:table-cell office:value-type="float" office:value="2252201" table:formula="of:=[.B367]+[.D367]+[.F367]+[.H367]+[.J367]+[.L367]" table:style-name="ce5">
            <text:p>225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6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8];[reclass_tables.K$2:.L$4];2;0)" table:style-name="ce1">
            <text:p>2</text:p>
          </table:table-cell>
          <table:table-cell office:value-type="float" office:value="2252202" table:formula="of:=[.B368]+[.D368]+[.F368]+[.H368]+[.J368]+[.L368]" table:style-name="ce5">
            <text:p>225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6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9];[reclass_tables.K$2:.L$4];2;0)" table:style-name="ce1">
            <text:p>3</text:p>
          </table:table-cell>
          <table:table-cell office:value-type="float" office:value="2252203" table:formula="of:=[.B369]+[.D369]+[.F369]+[.H369]+[.J369]+[.L369]" table:style-name="ce5">
            <text:p>225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0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0];[reclass_tables.K$2:.L$4];2;0)" table:style-name="ce1">
            <text:p>1</text:p>
          </table:table-cell>
          <table:table-cell office:value-type="float" office:value="2253101" table:formula="of:=[.B370]+[.D370]+[.F370]+[.H370]+[.J370]+[.L370]" table:style-name="ce5">
            <text:p>225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1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1];[reclass_tables.K$2:.L$4];2;0)" table:style-name="ce1">
            <text:p>2</text:p>
          </table:table-cell>
          <table:table-cell office:value-type="float" office:value="2253102" table:formula="of:=[.B371]+[.D371]+[.F371]+[.H371]+[.J371]+[.L371]" table:style-name="ce5">
            <text:p>225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2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2];[reclass_tables.K$2:.L$4];2;0)" table:style-name="ce1">
            <text:p>3</text:p>
          </table:table-cell>
          <table:table-cell office:value-type="float" office:value="2253103" table:formula="of:=[.B372]+[.D372]+[.F372]+[.H372]+[.J372]+[.L372]" table:style-name="ce5">
            <text:p>225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3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7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373];[reclass_tables.K$2:.L$4];2;0)" table:style-name="ce1">
            <text:p>#N/A</text:p>
          </table:table-cell>
          <table:table-cell office:value-type="float" office:value="0" table:formula="of:=[.B373]+[.D373]+[.F373]+[.H373]+[.J373]+[.L373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4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74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4];[reclass_tables.K$2:.L$4];2;0)" table:style-name="ce1">
            <text:p>1</text:p>
          </table:table-cell>
          <table:table-cell office:value-type="float" office:value="2261101" table:formula="of:=[.B374]+[.D374]+[.F374]+[.H374]+[.J374]+[.L374]" table:style-name="ce5">
            <text:p>22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75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7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5];[reclass_tables.K$2:.L$4];2;0)" table:style-name="ce1">
            <text:p>1</text:p>
          </table:table-cell>
          <table:table-cell office:value-type="float" office:value="2311101" table:formula="of:=[.B375]+[.D375]+[.F375]+[.H375]+[.J375]+[.L375]" table:style-name="ce5">
            <text:p>231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76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7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6];[reclass_tables.K$2:.L$4];2;0)" table:style-name="ce1">
            <text:p>2</text:p>
          </table:table-cell>
          <table:table-cell office:value-type="float" office:value="2311102" table:formula="of:=[.B376]+[.D376]+[.F376]+[.H376]+[.J376]+[.L376]" table:style-name="ce5">
            <text:p>231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77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7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7];[reclass_tables.K$2:.L$4];2;0)" table:style-name="ce1">
            <text:p>3</text:p>
          </table:table-cell>
          <table:table-cell office:value-type="float" office:value="2311103" table:formula="of:=[.B377]+[.D377]+[.F377]+[.H377]+[.J377]+[.L377]" table:style-name="ce5">
            <text:p>23111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78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8];[reclass_tables.K$2:.L$4];2;0)" table:style-name="ce1">
            <text:p>1</text:p>
          </table:table-cell>
          <table:table-cell office:value-type="float" office:value="2312101" table:formula="of:=[.B378]+[.D378]+[.F378]+[.H378]+[.J378]+[.L378]" table:style-name="ce5">
            <text:p>2312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79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9];[reclass_tables.K$2:.L$4];2;0)" table:style-name="ce1">
            <text:p>2</text:p>
          </table:table-cell>
          <table:table-cell office:value-type="float" office:value="2312102" table:formula="of:=[.B379]+[.D379]+[.F379]+[.H379]+[.J379]+[.L379]" table:style-name="ce5">
            <text:p>2312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0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0];[reclass_tables.K$2:.L$4];2;0)" table:style-name="ce1">
            <text:p>3</text:p>
          </table:table-cell>
          <table:table-cell office:value-type="float" office:value="2312103" table:formula="of:=[.B380]+[.D380]+[.F380]+[.H380]+[.J380]+[.L380]" table:style-name="ce5">
            <text:p>23121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1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1];[reclass_tables.K$2:.L$4];2;0)" table:style-name="ce1">
            <text:p>1</text:p>
          </table:table-cell>
          <table:table-cell office:value-type="float" office:value="2313101" table:formula="of:=[.B381]+[.D381]+[.F381]+[.H381]+[.J381]+[.L381]" table:style-name="ce5">
            <text:p>231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2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2];[reclass_tables.K$2:.L$4];2;0)" table:style-name="ce1">
            <text:p>2</text:p>
          </table:table-cell>
          <table:table-cell office:value-type="float" office:value="2313102" table:formula="of:=[.B382]+[.D382]+[.F382]+[.H382]+[.J382]+[.L382]" table:style-name="ce5">
            <text:p>231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3];[reclass_tables.K$2:.L$4];2;0)" table:style-name="ce1">
            <text:p>1</text:p>
          </table:table-cell>
          <table:table-cell office:value-type="float" office:value="2321101" table:formula="of:=[.B383]+[.D383]+[.F383]+[.H383]+[.J383]+[.L383]" table:style-name="ce5">
            <text:p>2321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4];[reclass_tables.K$2:.L$4];2;0)" table:style-name="ce1">
            <text:p>2</text:p>
          </table:table-cell>
          <table:table-cell office:value-type="float" office:value="2321102" table:formula="of:=[.B384]+[.D384]+[.F384]+[.H384]+[.J384]+[.L384]" table:style-name="ce5">
            <text:p>2321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5];[reclass_tables.K$2:.L$4];2;0)" table:style-name="ce1">
            <text:p>3</text:p>
          </table:table-cell>
          <table:table-cell office:value-type="float" office:value="2321103" table:formula="of:=[.B385]+[.D385]+[.F385]+[.H385]+[.J385]+[.L385]" table:style-name="ce5">
            <text:p>2321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6];[reclass_tables.K$2:.L$4];2;0)" table:style-name="ce1">
            <text:p>1</text:p>
          </table:table-cell>
          <table:table-cell office:value-type="float" office:value="2321201" table:formula="of:=[.B386]+[.D386]+[.F386]+[.H386]+[.J386]+[.L386]" table:style-name="ce5">
            <text:p>2321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7];[reclass_tables.K$2:.L$4];2;0)" table:style-name="ce1">
            <text:p>2</text:p>
          </table:table-cell>
          <table:table-cell office:value-type="float" office:value="2321202" table:formula="of:=[.B387]+[.D387]+[.F387]+[.H387]+[.J387]+[.L387]" table:style-name="ce5">
            <text:p>2321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8];[reclass_tables.K$2:.L$4];2;0)" table:style-name="ce1">
            <text:p>3</text:p>
          </table:table-cell>
          <table:table-cell office:value-type="float" office:value="2321203" table:formula="of:=[.B388]+[.D388]+[.F388]+[.H388]+[.J388]+[.L388]" table:style-name="ce5">
            <text:p>2321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9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8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9];[reclass_tables.K$2:.L$4];2;0)" table:style-name="ce1">
            <text:p>1</text:p>
          </table:table-cell>
          <table:table-cell office:value-type="float" office:value="2322101" table:formula="of:=[.B389]+[.D389]+[.F389]+[.H389]+[.J389]+[.L389]" table:style-name="ce5">
            <text:p>2322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0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0];[reclass_tables.K$2:.L$4];2;0)" table:style-name="ce1">
            <text:p>2</text:p>
          </table:table-cell>
          <table:table-cell office:value-type="float" office:value="2322102" table:formula="of:=[.B390]+[.D390]+[.F390]+[.H390]+[.J390]+[.L390]" table:style-name="ce5">
            <text:p>2322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1];[reclass_tables.K$2:.L$4];2;0)" table:style-name="ce1">
            <text:p>3</text:p>
          </table:table-cell>
          <table:table-cell office:value-type="float" office:value="2322103" table:formula="of:=[.B391]+[.D391]+[.F391]+[.H391]+[.J391]+[.L391]" table:style-name="ce5">
            <text:p>2322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2];[reclass_tables.K$2:.L$4];2;0)" table:style-name="ce1">
            <text:p>1</text:p>
          </table:table-cell>
          <table:table-cell office:value-type="float" office:value="2322201" table:formula="of:=[.B392]+[.D392]+[.F392]+[.H392]+[.J392]+[.L392]" table:style-name="ce5">
            <text:p>2322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3];[reclass_tables.K$2:.L$4];2;0)" table:style-name="ce1">
            <text:p>2</text:p>
          </table:table-cell>
          <table:table-cell office:value-type="float" office:value="2322202" table:formula="of:=[.B393]+[.D393]+[.F393]+[.H393]+[.J393]+[.L393]" table:style-name="ce5">
            <text:p>2322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4];[reclass_tables.K$2:.L$4];2;0)" table:style-name="ce1">
            <text:p>3</text:p>
          </table:table-cell>
          <table:table-cell office:value-type="float" office:value="2322203" table:formula="of:=[.B394]+[.D394]+[.F394]+[.H394]+[.J394]+[.L394]" table:style-name="ce5">
            <text:p>2322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5];[reclass_tables.K$2:.L$4];2;0)" table:style-name="ce1">
            <text:p>1</text:p>
          </table:table-cell>
          <table:table-cell office:value-type="float" office:value="2323101" table:formula="of:=[.B395]+[.D395]+[.F395]+[.H395]+[.J395]+[.L395]" table:style-name="ce5">
            <text:p>2323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6];[reclass_tables.K$2:.L$4];2;0)" table:style-name="ce1">
            <text:p>2</text:p>
          </table:table-cell>
          <table:table-cell office:value-type="float" office:value="2323102" table:formula="of:=[.B396]+[.D396]+[.F396]+[.H396]+[.J396]+[.L396]" table:style-name="ce5">
            <text:p>2323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7];[reclass_tables.K$2:.L$4];2;0)" table:style-name="ce1">
            <text:p>3</text:p>
          </table:table-cell>
          <table:table-cell office:value-type="float" office:value="2323103" table:formula="of:=[.B397]+[.D397]+[.F397]+[.H397]+[.J397]+[.L397]" table:style-name="ce5">
            <text:p>232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8];[reclass_tables.K$2:.L$4];2;0)" table:style-name="ce1">
            <text:p>1</text:p>
          </table:table-cell>
          <table:table-cell office:value-type="float" office:value="2323201" table:formula="of:=[.B398]+[.D398]+[.F398]+[.H398]+[.J398]+[.L398]" table:style-name="ce5">
            <text:p>2323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9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9];[reclass_tables.K$2:.L$4];2;0)" table:style-name="ce1">
            <text:p>2</text:p>
          </table:table-cell>
          <table:table-cell office:value-type="float" office:value="2323202" table:formula="of:=[.B399]+[.D399]+[.F399]+[.H399]+[.J399]+[.L399]" table:style-name="ce5">
            <text:p>2323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0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0];[reclass_tables.K$2:.L$4];2;0)" table:style-name="ce1">
            <text:p>3</text:p>
          </table:table-cell>
          <table:table-cell office:value-type="float" office:value="2323203" table:formula="of:=[.B400]+[.D400]+[.F400]+[.H400]+[.J400]+[.L400]" table:style-name="ce5">
            <text:p>2323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1];[reclass_tables.K$2:.L$4];2;0)" table:style-name="ce1">
            <text:p>1</text:p>
          </table:table-cell>
          <table:table-cell office:value-type="float" office:value="2331101" table:formula="of:=[.B401]+[.D401]+[.F401]+[.H401]+[.J401]+[.L401]" table:style-name="ce5">
            <text:p>233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2];[reclass_tables.K$2:.L$4];2;0)" table:style-name="ce1">
            <text:p>2</text:p>
          </table:table-cell>
          <table:table-cell office:value-type="float" office:value="2331102" table:formula="of:=[.B402]+[.D402]+[.F402]+[.H402]+[.J402]+[.L402]" table:style-name="ce5">
            <text:p>233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3];[reclass_tables.K$2:.L$4];2;0)" table:style-name="ce1">
            <text:p>3</text:p>
          </table:table-cell>
          <table:table-cell office:value-type="float" office:value="2331103" table:formula="of:=[.B403]+[.D403]+[.F403]+[.H403]+[.J403]+[.L403]" table:style-name="ce5">
            <text:p>2331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4];[reclass_tables.K$2:.L$4];2;0)" table:style-name="ce1">
            <text:p>1</text:p>
          </table:table-cell>
          <table:table-cell office:value-type="float" office:value="2331201" table:formula="of:=[.B404]+[.D404]+[.F404]+[.H404]+[.J404]+[.L404]" table:style-name="ce5">
            <text:p>2331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5];[reclass_tables.K$2:.L$4];2;0)" table:style-name="ce1">
            <text:p>2</text:p>
          </table:table-cell>
          <table:table-cell office:value-type="float" office:value="2331202" table:formula="of:=[.B405]+[.D405]+[.F405]+[.H405]+[.J405]+[.L405]" table:style-name="ce5">
            <text:p>2331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6];[reclass_tables.K$2:.L$4];2;0)" table:style-name="ce1">
            <text:p>3</text:p>
          </table:table-cell>
          <table:table-cell office:value-type="float" office:value="2331203" table:formula="of:=[.B406]+[.D406]+[.F406]+[.H406]+[.J406]+[.L406]" table:style-name="ce5">
            <text:p>2331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7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7];[reclass_tables.K$2:.L$4];2;0)" table:style-name="ce1">
            <text:p>1</text:p>
          </table:table-cell>
          <table:table-cell office:value-type="float" office:value="2332101" table:formula="of:=[.B407]+[.D407]+[.F407]+[.H407]+[.J407]+[.L407]" table:style-name="ce5">
            <text:p>2332101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8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8];[reclass_tables.K$2:.L$4];2;0)" table:style-name="ce1">
            <text:p>2</text:p>
          </table:table-cell>
          <table:table-cell office:value-type="float" office:value="2332102" table:formula="of:=[.B408]+[.D408]+[.F408]+[.H408]+[.J408]+[.L408]" table:style-name="ce5">
            <text:p>2332102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9];[reclass_tables.K$2:.L$4];2;0)" table:style-name="ce1">
            <text:p>3</text:p>
          </table:table-cell>
          <table:table-cell office:value-type="float" office:value="2332103" table:formula="of:=[.B409]+[.D409]+[.F409]+[.H409]+[.J409]+[.L409]" table:style-name="ce5">
            <text:p>2332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0];[reclass_tables.K$2:.L$4];2;0)" table:style-name="ce1">
            <text:p>1</text:p>
          </table:table-cell>
          <table:table-cell office:value-type="float" office:value="2332201" table:formula="of:=[.B410]+[.D410]+[.F410]+[.H410]+[.J410]+[.L410]" table:style-name="ce5">
            <text:p>2332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1];[reclass_tables.K$2:.L$4];2;0)" table:style-name="ce1">
            <text:p>2</text:p>
          </table:table-cell>
          <table:table-cell office:value-type="float" office:value="2332202" table:formula="of:=[.B411]+[.D411]+[.F411]+[.H411]+[.J411]+[.L411]" table:style-name="ce5">
            <text:p>2332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2];[reclass_tables.K$2:.L$4];2;0)" table:style-name="ce1">
            <text:p>3</text:p>
          </table:table-cell>
          <table:table-cell office:value-type="float" office:value="2332203" table:formula="of:=[.B412]+[.D412]+[.F412]+[.H412]+[.J412]+[.L412]" table:style-name="ce5">
            <text:p>2332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3];[reclass_tables.K$2:.L$4];2;0)" table:style-name="ce1">
            <text:p>1</text:p>
          </table:table-cell>
          <table:table-cell office:value-type="float" office:value="2333101" table:formula="of:=[.B413]+[.D413]+[.F413]+[.H413]+[.J413]+[.L413]" table:style-name="ce5">
            <text:p>233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4];[reclass_tables.K$2:.L$4];2;0)" table:style-name="ce1">
            <text:p>2</text:p>
          </table:table-cell>
          <table:table-cell office:value-type="float" office:value="2333102" table:formula="of:=[.B414]+[.D414]+[.F414]+[.H414]+[.J414]+[.L414]" table:style-name="ce5">
            <text:p>233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5];[reclass_tables.K$2:.L$4];2;0)" table:style-name="ce1">
            <text:p>3</text:p>
          </table:table-cell>
          <table:table-cell office:value-type="float" office:value="2333103" table:formula="of:=[.B415]+[.D415]+[.F415]+[.H415]+[.J415]+[.L415]" table:style-name="ce5">
            <text:p>2333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6];[reclass_tables.K$2:.L$4];2;0)" table:style-name="ce1">
            <text:p>1</text:p>
          </table:table-cell>
          <table:table-cell office:value-type="float" office:value="2333201" table:formula="of:=[.B416]+[.D416]+[.F416]+[.H416]+[.J416]+[.L416]" table:style-name="ce5">
            <text:p>2333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7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7];[reclass_tables.K$2:.L$4];2;0)" table:style-name="ce1">
            <text:p>2</text:p>
          </table:table-cell>
          <table:table-cell office:value-type="float" office:value="2333202" table:formula="of:=[.B417]+[.D417]+[.F417]+[.H417]+[.J417]+[.L417]" table:style-name="ce5">
            <text:p>2333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8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8];[reclass_tables.K$2:.L$4];2;0)" table:style-name="ce1">
            <text:p>3</text:p>
          </table:table-cell>
          <table:table-cell office:value-type="float" office:value="2333203" table:formula="of:=[.B418]+[.D418]+[.F418]+[.H418]+[.J418]+[.L418]" table:style-name="ce5">
            <text:p>2333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9];[reclass_tables.A$2:.B$11];2;0)" table:style-name="ce1">
            <text:p>2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1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9];[reclass_tables.K$2:.L$4];2;0)" table:style-name="ce1">
            <text:p>1</text:p>
          </table:table-cell>
          <table:table-cell office:value-type="float" office:value="2341101" table:formula="of:=[.B419]+[.D419]+[.F419]+[.H419]+[.J419]+[.L419]" table:style-name="ce5">
            <text:p>234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0];[reclass_tables.K$2:.L$4];2;0)" table:style-name="ce1">
            <text:p>1</text:p>
          </table:table-cell>
          <table:table-cell office:value-type="float" office:value="2351101" table:formula="of:=[.B420]+[.D420]+[.F420]+[.H420]+[.J420]+[.L420]" table:style-name="ce5">
            <text:p>235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1];[reclass_tables.K$2:.L$4];2;0)" table:style-name="ce1">
            <text:p>2</text:p>
          </table:table-cell>
          <table:table-cell office:value-type="float" office:value="2351102" table:formula="of:=[.B421]+[.D421]+[.F421]+[.H421]+[.J421]+[.L421]" table:style-name="ce5">
            <text:p>235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2];[reclass_tables.K$2:.L$4];2;0)" table:style-name="ce1">
            <text:p>3</text:p>
          </table:table-cell>
          <table:table-cell office:value-type="float" office:value="2351103" table:formula="of:=[.B422]+[.D422]+[.F422]+[.H422]+[.J422]+[.L422]" table:style-name="ce5">
            <text:p>2351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3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3];[reclass_tables.K$2:.L$4];2;0)" table:style-name="ce1">
            <text:p>1</text:p>
          </table:table-cell>
          <table:table-cell office:value-type="float" office:value="2351201" table:formula="of:=[.B423]+[.D423]+[.F423]+[.H423]+[.J423]+[.L423]" table:style-name="ce5">
            <text:p>2351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4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4];[reclass_tables.K$2:.L$4];2;0)" table:style-name="ce1">
            <text:p>2</text:p>
          </table:table-cell>
          <table:table-cell office:value-type="float" office:value="2351202" table:formula="of:=[.B424]+[.D424]+[.F424]+[.H424]+[.J424]+[.L424]" table:style-name="ce5">
            <text:p>2351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5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5];[reclass_tables.K$2:.L$4];2;0)" table:style-name="ce1">
            <text:p>3</text:p>
          </table:table-cell>
          <table:table-cell office:value-type="float" office:value="2351203" table:formula="of:=[.B425]+[.D425]+[.F425]+[.H425]+[.J425]+[.L425]" table:style-name="ce5">
            <text:p>2351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6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6];[reclass_tables.K$2:.L$4];2;0)" table:style-name="ce1">
            <text:p>1</text:p>
          </table:table-cell>
          <table:table-cell office:value-type="float" office:value="2352101" table:formula="of:=[.B426]+[.D426]+[.F426]+[.H426]+[.J426]+[.L426]" table:style-name="ce5">
            <text:p>2352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7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7];[reclass_tables.K$2:.L$4];2;0)" table:style-name="ce1">
            <text:p>2</text:p>
          </table:table-cell>
          <table:table-cell office:value-type="float" office:value="2352102" table:formula="of:=[.B427]+[.D427]+[.F427]+[.H427]+[.J427]+[.L427]" table:style-name="ce5">
            <text:p>2352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8];[reclass_tables.K$2:.L$4];2;0)" table:style-name="ce1">
            <text:p>3</text:p>
          </table:table-cell>
          <table:table-cell office:value-type="float" office:value="2352103" table:formula="of:=[.B428]+[.D428]+[.F428]+[.H428]+[.J428]+[.L428]" table:style-name="ce5">
            <text:p>2352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9];[reclass_tables.K$2:.L$4];2;0)" table:style-name="ce1">
            <text:p>1</text:p>
          </table:table-cell>
          <table:table-cell office:value-type="float" office:value="2352201" table:formula="of:=[.B429]+[.D429]+[.F429]+[.H429]+[.J429]+[.L429]" table:style-name="ce5">
            <text:p>2352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0];[reclass_tables.K$2:.L$4];2;0)" table:style-name="ce1">
            <text:p>2</text:p>
          </table:table-cell>
          <table:table-cell office:value-type="float" office:value="2352202" table:formula="of:=[.B430]+[.D430]+[.F430]+[.H430]+[.J430]+[.L430]" table:style-name="ce5">
            <text:p>2352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1];[reclass_tables.K$2:.L$4];2;0)" table:style-name="ce1">
            <text:p>3</text:p>
          </table:table-cell>
          <table:table-cell office:value-type="float" office:value="2352203" table:formula="of:=[.B431]+[.D431]+[.F431]+[.H431]+[.J431]+[.L431]" table:style-name="ce5">
            <text:p>2352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2];[reclass_tables.K$2:.L$4];2;0)" table:style-name="ce1">
            <text:p>1</text:p>
          </table:table-cell>
          <table:table-cell office:value-type="float" office:value="2353101" table:formula="of:=[.B432]+[.D432]+[.F432]+[.H432]+[.J432]+[.L432]" table:style-name="ce5">
            <text:p>235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3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3];[reclass_tables.K$2:.L$4];2;0)" table:style-name="ce1">
            <text:p>2</text:p>
          </table:table-cell>
          <table:table-cell office:value-type="float" office:value="2353102" table:formula="of:=[.B433]+[.D433]+[.F433]+[.H433]+[.J433]+[.L433]" table:style-name="ce5">
            <text:p>235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4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3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4];[reclass_tables.K$2:.L$4];2;0)" table:style-name="ce1">
            <text:p>3</text:p>
          </table:table-cell>
          <table:table-cell office:value-type="float" office:value="2353103" table:formula="of:=[.B434]+[.D434]+[.F434]+[.H434]+[.J434]+[.L434]" table:style-name="ce5">
            <text:p>235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3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3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5];[reclass_tables.K$2:.L$4];2;0)" table:style-name="ce1">
            <text:p>1</text:p>
          </table:table-cell>
          <table:table-cell office:value-type="float" office:value="3121101" table:formula="of:=[.B435]+[.D435]+[.F435]+[.H435]+[.J435]+[.L435]" table:style-name="ce5">
            <text:p>3121101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3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3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6];[reclass_tables.K$2:.L$4];2;0)" table:style-name="ce1">
            <text:p>2</text:p>
          </table:table-cell>
          <table:table-cell office:value-type="float" office:value="3121102" table:formula="of:=[.B436]+[.D436]+[.F436]+[.H436]+[.J436]+[.L436]" table:style-name="ce5">
            <text:p>3121102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3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3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7];[reclass_tables.K$2:.L$4];2;0)" table:style-name="ce1">
            <text:p>3</text:p>
          </table:table-cell>
          <table:table-cell office:value-type="float" office:value="3121103" table:formula="of:=[.B437]+[.D437]+[.F437]+[.H437]+[.J437]+[.L437]" table:style-name="ce5">
            <text:p>3121103</text:p>
          </table:table-cell>
          <table:table-cell office:value-type="float" office:value="0.26400000000000001" table:style-name="ce7">
            <text:p>0.26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3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3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8];[reclass_tables.K$2:.L$4];2;0)" table:style-name="ce1">
            <text:p>1</text:p>
          </table:table-cell>
          <table:table-cell office:value-type="float" office:value="3121201" table:formula="of:=[.B438]+[.D438]+[.F438]+[.H438]+[.J438]+[.L438]" table:style-name="ce5">
            <text:p>3121201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3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3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9];[reclass_tables.K$2:.L$4];2;0)" table:style-name="ce1">
            <text:p>2</text:p>
          </table:table-cell>
          <table:table-cell office:value-type="float" office:value="3121202" table:formula="of:=[.B439]+[.D439]+[.F439]+[.H439]+[.J439]+[.L439]" table:style-name="ce5">
            <text:p>3121202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0];[reclass_tables.K$2:.L$4];2;0)" table:style-name="ce1">
            <text:p>3</text:p>
          </table:table-cell>
          <table:table-cell office:value-type="float" office:value="3121203" table:formula="of:=[.B440]+[.D440]+[.F440]+[.H440]+[.J440]+[.L440]" table:style-name="ce5">
            <text:p>3121203</text:p>
          </table:table-cell>
          <table:table-cell office:value-type="float" office:value="0.20300000000000001" table:style-name="ce7">
            <text:p>0.203</text:p>
          </table:table-cell>
          <table:table-cell office:value-type="string" table:style-name="ce6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1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1];[reclass_tables.K$2:.L$4];2;0)" table:style-name="ce1">
            <text:p>1</text:p>
          </table:table-cell>
          <table:table-cell office:value-type="float" office:value="3122101" table:formula="of:=[.B441]+[.D441]+[.F441]+[.H441]+[.J441]+[.L441]" table:style-name="ce5">
            <text:p>3122101</text:p>
          </table:table-cell>
          <table:table-cell office:value-type="float" office:value="0.46600000000000003" table:style-name="ce1">
            <text:p>0.46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2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2];[reclass_tables.K$2:.L$4];2;0)" table:style-name="ce1">
            <text:p>2</text:p>
          </table:table-cell>
          <table:table-cell office:value-type="float" office:value="3122102" table:formula="of:=[.B442]+[.D442]+[.F442]+[.H442]+[.J442]+[.L442]" table:style-name="ce5">
            <text:p>3122102</text:p>
          </table:table-cell>
          <table:table-cell office:value-type="float" office:value="0.46600000000000003" table:style-name="ce1">
            <text:p>0.46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3];[reclass_tables.K$2:.L$4];2;0)" table:style-name="ce1">
            <text:p>3</text:p>
          </table:table-cell>
          <table:table-cell office:value-type="float" office:value="3122103" table:formula="of:=[.B443]+[.D443]+[.F443]+[.H443]+[.J443]+[.L443]" table:style-name="ce5">
            <text:p>3122103</text:p>
          </table:table-cell>
          <table:table-cell office:value-type="float" office:value="0.19" table:style-name="ce1">
            <text:p>0.1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4];[reclass_tables.K$2:.L$4];2;0)" table:style-name="ce1">
            <text:p>1</text:p>
          </table:table-cell>
          <table:table-cell office:value-type="float" office:value="3122201" table:formula="of:=[.B444]+[.D444]+[.F444]+[.H444]+[.J444]+[.L444]" table:style-name="ce5">
            <text:p>3122201</text:p>
          </table:table-cell>
          <table:table-cell office:value-type="float" office:value="0.46600000000000003" table:style-name="ce7">
            <text:p>0.46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5];[reclass_tables.K$2:.L$4];2;0)" table:style-name="ce1">
            <text:p>2</text:p>
          </table:table-cell>
          <table:table-cell office:value-type="float" office:value="3122202" table:formula="of:=[.B445]+[.D445]+[.F445]+[.H445]+[.J445]+[.L445]" table:style-name="ce5">
            <text:p>3122202</text:p>
          </table:table-cell>
          <table:table-cell office:value-type="float" office:value="0.46600000000000003" table:style-name="ce7">
            <text:p>0.46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6];[reclass_tables.K$2:.L$4];2;0)" table:style-name="ce1">
            <text:p>3</text:p>
          </table:table-cell>
          <table:table-cell office:value-type="float" office:value="3122203" table:formula="of:=[.B446]+[.D446]+[.F446]+[.H446]+[.J446]+[.L446]" table:style-name="ce5">
            <text:p>3122203</text:p>
          </table:table-cell>
          <table:table-cell office:value-type="float" office:value="0.19" table:style-name="ce7">
            <text:p>0.19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7];[reclass_tables.K$2:.L$4];2;0)" table:style-name="ce1">
            <text:p>1</text:p>
          </table:table-cell>
          <table:table-cell office:value-type="float" office:value="3123101" table:formula="of:=[.B447]+[.D447]+[.F447]+[.H447]+[.J447]+[.L447]" table:style-name="ce5">
            <text:p>3123101</text:p>
          </table:table-cell>
          <table:table-cell office:value-type="float" office:value="0.33700000000000002" table:style-name="ce1">
            <text:p>0.3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8];[reclass_tables.K$2:.L$4];2;0)" table:style-name="ce1">
            <text:p>2</text:p>
          </table:table-cell>
          <table:table-cell office:value-type="float" office:value="3123102" table:formula="of:=[.B448]+[.D448]+[.F448]+[.H448]+[.J448]+[.L448]" table:style-name="ce5">
            <text:p>3123102</text:p>
          </table:table-cell>
          <table:table-cell office:value-type="float" office:value="0.33700000000000002" table:style-name="ce1">
            <text:p>0.3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9];[reclass_tables.K$2:.L$4];2;0)" table:style-name="ce1">
            <text:p>3</text:p>
          </table:table-cell>
          <table:table-cell office:value-type="float" office:value="3123103" table:formula="of:=[.B449]+[.D449]+[.F449]+[.H449]+[.J449]+[.L449]" table:style-name="ce5">
            <text:p>3123103</text:p>
          </table:table-cell>
          <table:table-cell office:value-type="float" office:value="0.33800000000000002" table:style-name="ce1">
            <text:p>0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0];[reclass_tables.K$2:.L$4];2;0)" table:style-name="ce1">
            <text:p>1</text:p>
          </table:table-cell>
          <table:table-cell office:value-type="float" office:value="3123201" table:formula="of:=[.B450]+[.D450]+[.F450]+[.H450]+[.J450]+[.L450]" table:style-name="ce5">
            <text:p>3123201</text:p>
          </table:table-cell>
          <table:table-cell office:value-type="float" office:value="0.33700000000000002" table:style-name="ce7">
            <text:p>0.337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1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1];[reclass_tables.K$2:.L$4];2;0)" table:style-name="ce1">
            <text:p>2</text:p>
          </table:table-cell>
          <table:table-cell office:value-type="float" office:value="3123202" table:formula="of:=[.B451]+[.D451]+[.F451]+[.H451]+[.J451]+[.L451]" table:style-name="ce5">
            <text:p>3123202</text:p>
          </table:table-cell>
          <table:table-cell office:value-type="float" office:value="0.33700000000000002" table:style-name="ce7">
            <text:p>0.337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2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2];[reclass_tables.K$2:.L$4];2;0)" table:style-name="ce1">
            <text:p>3</text:p>
          </table:table-cell>
          <table:table-cell office:value-type="float" office:value="3123203" table:formula="of:=[.B452]+[.D452]+[.F452]+[.H452]+[.J452]+[.L452]" table:style-name="ce5">
            <text:p>3123203</text:p>
          </table:table-cell>
          <table:table-cell office:value-type="float" office:value="0.20300000000000001" table:style-name="ce1">
            <text:p>0.2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3];[reclass_tables.K$2:.L$4];2;0)" table:style-name="ce1">
            <text:p>1</text:p>
          </table:table-cell>
          <table:table-cell office:value-type="float" office:value="3141101" table:formula="of:=[.B453]+[.D453]+[.F453]+[.H453]+[.J453]+[.L453]" table:style-name="ce5">
            <text:p>3141101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4];[reclass_tables.K$2:.L$4];2;0)" table:style-name="ce1">
            <text:p>2</text:p>
          </table:table-cell>
          <table:table-cell office:value-type="float" office:value="3141102" table:formula="of:=[.B454]+[.D454]+[.F454]+[.H454]+[.J454]+[.L454]" table:style-name="ce5">
            <text:p>3141102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5];[reclass_tables.K$2:.L$4];2;0)" table:style-name="ce1">
            <text:p>3</text:p>
          </table:table-cell>
          <table:table-cell office:value-type="float" office:value="3141103" table:formula="of:=[.B455]+[.D455]+[.F455]+[.H455]+[.J455]+[.L455]" table:style-name="ce5">
            <text:p>3141103</text:p>
          </table:table-cell>
          <table:table-cell office:value-type="float" office:value="0.182" table:style-name="ce7">
            <text:p>0.18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5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6];[reclass_tables.K$2:.L$4];2;0)" table:style-name="ce1">
            <text:p>1</text:p>
          </table:table-cell>
          <table:table-cell office:value-type="float" office:value="3141111" table:formula="of:=[.B456]+[.D456]+[.F456]+[.H456]+[.J456]+[.L456]" table:style-name="ce5">
            <text:p>3141111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5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7];[reclass_tables.K$2:.L$4];2;0)" table:style-name="ce1">
            <text:p>2</text:p>
          </table:table-cell>
          <table:table-cell office:value-type="float" office:value="3141112" table:formula="of:=[.B457]+[.D457]+[.F457]+[.H457]+[.J457]+[.L457]" table:style-name="ce5">
            <text:p>3141112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5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8];[reclass_tables.K$2:.L$4];2;0)" table:style-name="ce1">
            <text:p>3</text:p>
          </table:table-cell>
          <table:table-cell office:value-type="float" office:value="3141113" table:formula="of:=[.B458]+[.D458]+[.F458]+[.H458]+[.J458]+[.L458]" table:style-name="ce5">
            <text:p>3141113</text:p>
          </table:table-cell>
          <table:table-cell office:value-type="float" office:value="0.182" table:style-name="ce7">
            <text:p>0.18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5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5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9];[reclass_tables.K$2:.L$4];2;0)" table:style-name="ce1">
            <text:p>1</text:p>
          </table:table-cell>
          <table:table-cell office:value-type="float" office:value="3141201" table:formula="of:=[.B459]+[.D459]+[.F459]+[.H459]+[.J459]+[.L459]" table:style-name="ce5">
            <text:p>3141201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0];[reclass_tables.K$2:.L$4];2;0)" table:style-name="ce1">
            <text:p>2</text:p>
          </table:table-cell>
          <table:table-cell office:value-type="float" office:value="3141202" table:formula="of:=[.B460]+[.D460]+[.F460]+[.H460]+[.J460]+[.L460]" table:style-name="ce5">
            <text:p>3141202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1];[reclass_tables.K$2:.L$4];2;0)" table:style-name="ce1">
            <text:p>3</text:p>
          </table:table-cell>
          <table:table-cell office:value-type="float" office:value="3141203" table:formula="of:=[.B461]+[.D461]+[.F461]+[.H461]+[.J461]+[.L461]" table:style-name="ce5">
            <text:p>3141203</text:p>
          </table:table-cell>
          <table:table-cell office:value-type="float" office:value="0.20599999999999999" table:style-name="ce7">
            <text:p>0.206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2];[reclass_tables.K$2:.L$4];2;0)" table:style-name="ce1">
            <text:p>1</text:p>
          </table:table-cell>
          <table:table-cell office:value-type="float" office:value="3141211" table:formula="of:=[.B462]+[.D462]+[.F462]+[.H462]+[.J462]+[.L462]" table:style-name="ce5">
            <text:p>3141211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3];[reclass_tables.K$2:.L$4];2;0)" table:style-name="ce1">
            <text:p>2</text:p>
          </table:table-cell>
          <table:table-cell office:value-type="float" office:value="3141212" table:formula="of:=[.B463]+[.D463]+[.F463]+[.H463]+[.J463]+[.L463]" table:style-name="ce5">
            <text:p>3141212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4];[reclass_tables.K$2:.L$4];2;0)" table:style-name="ce1">
            <text:p>3</text:p>
          </table:table-cell>
          <table:table-cell office:value-type="float" office:value="3141213" table:formula="of:=[.B464]+[.D464]+[.F464]+[.H464]+[.J464]+[.L464]" table:style-name="ce5">
            <text:p>3141213</text:p>
          </table:table-cell>
          <table:table-cell office:value-type="float" office:value="0.20599999999999999" table:style-name="ce7">
            <text:p>0.206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5];[reclass_tables.K$2:.L$4];2;0)" table:style-name="ce1">
            <text:p>1</text:p>
          </table:table-cell>
          <table:table-cell office:value-type="float" office:value="3142101" table:formula="of:=[.B465]+[.D465]+[.F465]+[.H465]+[.J465]+[.L465]" table:style-name="ce5">
            <text:p>314210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6];[reclass_tables.K$2:.L$4];2;0)" table:style-name="ce1">
            <text:p>2</text:p>
          </table:table-cell>
          <table:table-cell office:value-type="float" office:value="3142102" table:formula="of:=[.B466]+[.D466]+[.F466]+[.H466]+[.J466]+[.L466]" table:style-name="ce5">
            <text:p>314210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7];[reclass_tables.K$2:.L$4];2;0)" table:style-name="ce1">
            <text:p>3</text:p>
          </table:table-cell>
          <table:table-cell office:value-type="float" office:value="3142103" table:formula="of:=[.B467]+[.D467]+[.F467]+[.H467]+[.J467]+[.L467]" table:style-name="ce5">
            <text:p>3142103</text:p>
          </table:table-cell>
          <table:table-cell office:value-type="float" office:value="0.17199999999999999" table:style-name="ce1">
            <text:p>0.17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8];[reclass_tables.K$2:.L$4];2;0)" table:style-name="ce1">
            <text:p>1</text:p>
          </table:table-cell>
          <table:table-cell office:value-type="float" office:value="3142111" table:formula="of:=[.B468]+[.D468]+[.F468]+[.H468]+[.J468]+[.L468]" table:style-name="ce5">
            <text:p>314211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9];[reclass_tables.K$2:.L$4];2;0)" table:style-name="ce1">
            <text:p>2</text:p>
          </table:table-cell>
          <table:table-cell office:value-type="float" office:value="3142112" table:formula="of:=[.B469]+[.D469]+[.F469]+[.H469]+[.J469]+[.L469]" table:style-name="ce5">
            <text:p>314211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0];[reclass_tables.K$2:.L$4];2;0)" table:style-name="ce1">
            <text:p>3</text:p>
          </table:table-cell>
          <table:table-cell office:value-type="float" office:value="3142113" table:formula="of:=[.B470]+[.D470]+[.F470]+[.H470]+[.J470]+[.L470]" table:style-name="ce5">
            <text:p>3142113</text:p>
          </table:table-cell>
          <table:table-cell office:value-type="float" office:value="0.17199999999999999" table:style-name="ce1">
            <text:p>0.17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1];[reclass_tables.K$2:.L$4];2;0)" table:style-name="ce1">
            <text:p>1</text:p>
          </table:table-cell>
          <table:table-cell office:value-type="float" office:value="3142201" table:formula="of:=[.B471]+[.D471]+[.F471]+[.H471]+[.J471]+[.L471]" table:style-name="ce5">
            <text:p>314220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2];[reclass_tables.K$2:.L$4];2;0)" table:style-name="ce1">
            <text:p>2</text:p>
          </table:table-cell>
          <table:table-cell office:value-type="float" office:value="3142202" table:formula="of:=[.B472]+[.D472]+[.F472]+[.H472]+[.J472]+[.L472]" table:style-name="ce5">
            <text:p>314220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3];[reclass_tables.K$2:.L$4];2;0)" table:style-name="ce1">
            <text:p>3</text:p>
          </table:table-cell>
          <table:table-cell office:value-type="float" office:value="3142203" table:formula="of:=[.B473]+[.D473]+[.F473]+[.H473]+[.J473]+[.L473]" table:style-name="ce5">
            <text:p>3142203</text:p>
          </table:table-cell>
          <table:table-cell office:value-type="float" office:value="0.17199999999999999" table:style-name="ce7">
            <text:p>0.17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4];[reclass_tables.K$2:.L$4];2;0)" table:style-name="ce1">
            <text:p>1</text:p>
          </table:table-cell>
          <table:table-cell office:value-type="float" office:value="3142211" table:formula="of:=[.B474]+[.D474]+[.F474]+[.H474]+[.J474]+[.L474]" table:style-name="ce5">
            <text:p>314221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5];[reclass_tables.K$2:.L$4];2;0)" table:style-name="ce1">
            <text:p>2</text:p>
          </table:table-cell>
          <table:table-cell office:value-type="float" office:value="3142212" table:formula="of:=[.B475]+[.D475]+[.F475]+[.H475]+[.J475]+[.L475]" table:style-name="ce5">
            <text:p>314221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6];[reclass_tables.K$2:.L$4];2;0)" table:style-name="ce1">
            <text:p>3</text:p>
          </table:table-cell>
          <table:table-cell office:value-type="float" office:value="3142213" table:formula="of:=[.B476]+[.D476]+[.F476]+[.H476]+[.J476]+[.L476]" table:style-name="ce5">
            <text:p>3142213</text:p>
          </table:table-cell>
          <table:table-cell office:value-type="float" office:value="0.17199999999999999" table:style-name="ce7">
            <text:p>0.17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7];[reclass_tables.K$2:.L$4];2;0)" table:style-name="ce1">
            <text:p>1</text:p>
          </table:table-cell>
          <table:table-cell office:value-type="float" office:value="3143101" table:formula="of:=[.B477]+[.D477]+[.F477]+[.H477]+[.J477]+[.L477]" table:style-name="ce5">
            <text:p>314310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8];[reclass_tables.K$2:.L$4];2;0)" table:style-name="ce1">
            <text:p>2</text:p>
          </table:table-cell>
          <table:table-cell office:value-type="float" office:value="3143102" table:formula="of:=[.B478]+[.D478]+[.F478]+[.H478]+[.J478]+[.L478]" table:style-name="ce5">
            <text:p>314310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9];[reclass_tables.K$2:.L$4];2;0)" table:style-name="ce1">
            <text:p>3</text:p>
          </table:table-cell>
          <table:table-cell office:value-type="float" office:value="3143103" table:formula="of:=[.B479]+[.D479]+[.F479]+[.H479]+[.J479]+[.L479]" table:style-name="ce5">
            <text:p>3143103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0];[reclass_tables.K$2:.L$4];2;0)" table:style-name="ce1">
            <text:p>1</text:p>
          </table:table-cell>
          <table:table-cell office:value-type="float" office:value="3143111" table:formula="of:=[.B480]+[.D480]+[.F480]+[.H480]+[.J480]+[.L480]" table:style-name="ce5">
            <text:p>314311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1];[reclass_tables.K$2:.L$4];2;0)" table:style-name="ce1">
            <text:p>2</text:p>
          </table:table-cell>
          <table:table-cell office:value-type="float" office:value="3143112" table:formula="of:=[.B481]+[.D481]+[.F481]+[.H481]+[.J481]+[.L481]" table:style-name="ce5">
            <text:p>314311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2];[reclass_tables.K$2:.L$4];2;0)" table:style-name="ce1">
            <text:p>3</text:p>
          </table:table-cell>
          <table:table-cell office:value-type="float" office:value="3143113" table:formula="of:=[.B482]+[.D482]+[.F482]+[.H482]+[.J482]+[.L482]" table:style-name="ce5">
            <text:p>3143113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3];[reclass_tables.K$2:.L$4];2;0)" table:style-name="ce1">
            <text:p>1</text:p>
          </table:table-cell>
          <table:table-cell office:value-type="float" office:value="3143201" table:formula="of:=[.B483]+[.D483]+[.F483]+[.H483]+[.J483]+[.L483]" table:style-name="ce5">
            <text:p>314320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4];[reclass_tables.K$2:.L$4];2;0)" table:style-name="ce1">
            <text:p>2</text:p>
          </table:table-cell>
          <table:table-cell office:value-type="float" office:value="3143202" table:formula="of:=[.B484]+[.D484]+[.F484]+[.H484]+[.J484]+[.L484]" table:style-name="ce5">
            <text:p>314320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5];[reclass_tables.K$2:.L$4];2;0)" table:style-name="ce1">
            <text:p>3</text:p>
          </table:table-cell>
          <table:table-cell office:value-type="float" office:value="3143203" table:formula="of:=[.B485]+[.D485]+[.F485]+[.H485]+[.J485]+[.L485]" table:style-name="ce5">
            <text:p>3143203</text:p>
          </table:table-cell>
          <table:table-cell office:value-type="float" office:value="0.20599999999999999" table:style-name="ce1">
            <text:p>0.20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6];[reclass_tables.K$2:.L$4];2;0)" table:style-name="ce1">
            <text:p>1</text:p>
          </table:table-cell>
          <table:table-cell office:value-type="float" office:value="3143211" table:formula="of:=[.B486]+[.D486]+[.F486]+[.H486]+[.J486]+[.L486]" table:style-name="ce5">
            <text:p>314321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7];[reclass_tables.K$2:.L$4];2;0)" table:style-name="ce1">
            <text:p>2</text:p>
          </table:table-cell>
          <table:table-cell office:value-type="float" office:value="3143212" table:formula="of:=[.B487]+[.D487]+[.F487]+[.H487]+[.J487]+[.L487]" table:style-name="ce5">
            <text:p>314321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8];[reclass_tables.K$2:.L$4];2;0)" table:style-name="ce1">
            <text:p>3</text:p>
          </table:table-cell>
          <table:table-cell office:value-type="float" office:value="3143213" table:formula="of:=[.B488]+[.D488]+[.F488]+[.H488]+[.J488]+[.L488]" table:style-name="ce5">
            <text:p>3143213</text:p>
          </table:table-cell>
          <table:table-cell office:value-type="float" office:value="0.20599999999999999" table:style-name="ce1">
            <text:p>0.20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8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8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9];[reclass_tables.K$2:.L$4];2;0)" table:style-name="ce1">
            <text:p>1</text:p>
          </table:table-cell>
          <table:table-cell office:value-type="float" office:value="3151101" table:formula="of:=[.B489]+[.D489]+[.F489]+[.H489]+[.J489]+[.L489]" table:style-name="ce5">
            <text:p>3151101</text:p>
          </table:table-cell>
          <table:table-cell office:value-type="float" office:value="0.21299999999999999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0];[reclass_tables.K$2:.L$4];2;0)" table:style-name="ce1">
            <text:p>2</text:p>
          </table:table-cell>
          <table:table-cell office:value-type="float" office:value="3151102" table:formula="of:=[.B490]+[.D490]+[.F490]+[.H490]+[.J490]+[.L490]" table:style-name="ce5">
            <text:p>3151102</text:p>
          </table:table-cell>
          <table:table-cell office:value-type="float" office:value="0.21299999999999999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1];[reclass_tables.K$2:.L$4];2;0)" table:style-name="ce1">
            <text:p>3</text:p>
          </table:table-cell>
          <table:table-cell office:value-type="float" office:value="3151103" table:formula="of:=[.B491]+[.D491]+[.F491]+[.H491]+[.J491]+[.L491]" table:style-name="ce5">
            <text:p>3151103</text:p>
          </table:table-cell>
          <table:table-cell office:value-type="float" office:value="0.313" table:style-name="ce7">
            <text:p>0.3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2];[reclass_tables.K$2:.L$4];2;0)" table:style-name="ce1">
            <text:p>1</text:p>
          </table:table-cell>
          <table:table-cell office:value-type="float" office:value="3151201" table:formula="of:=[.B492]+[.D492]+[.F492]+[.H492]+[.J492]+[.L492]" table:style-name="ce5">
            <text:p>3151201</text:p>
          </table:table-cell>
          <table:table-cell office:value-type="float" office:value="0.39100000000000001" table:style-name="ce7">
            <text:p>0.39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3];[reclass_tables.K$2:.L$4];2;0)" table:style-name="ce1">
            <text:p>2</text:p>
          </table:table-cell>
          <table:table-cell office:value-type="float" office:value="3151202" table:formula="of:=[.B493]+[.D493]+[.F493]+[.H493]+[.J493]+[.L493]" table:style-name="ce5">
            <text:p>3151202</text:p>
          </table:table-cell>
          <table:table-cell office:value-type="float" office:value="0.39100000000000001" table:style-name="ce7">
            <text:p>0.39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4];[reclass_tables.K$2:.L$4];2;0)" table:style-name="ce1">
            <text:p>3</text:p>
          </table:table-cell>
          <table:table-cell office:value-type="float" office:value="3151203" table:formula="of:=[.B494]+[.D494]+[.F494]+[.H494]+[.J494]+[.L494]" table:style-name="ce5">
            <text:p>3151203</text:p>
          </table:table-cell>
          <table:table-cell office:value-type="float" office:value="0.188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5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5];[reclass_tables.K$2:.L$4];2;0)" table:style-name="ce1">
            <text:p>1</text:p>
          </table:table-cell>
          <table:table-cell office:value-type="float" office:value="3152101" table:formula="of:=[.B495]+[.D495]+[.F495]+[.H495]+[.J495]+[.L495]" table:style-name="ce5">
            <text:p>3152101</text:p>
          </table:table-cell>
          <table:table-cell office:value-type="float" office:value="0.21299999999999999" table:style-name="ce1">
            <text:p>0.2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6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6];[reclass_tables.K$2:.L$4];2;0)" table:style-name="ce1">
            <text:p>2</text:p>
          </table:table-cell>
          <table:table-cell office:value-type="float" office:value="3152102" table:formula="of:=[.B496]+[.D496]+[.F496]+[.H496]+[.J496]+[.L496]" table:style-name="ce5">
            <text:p>3152102</text:p>
          </table:table-cell>
          <table:table-cell office:value-type="float" office:value="0.21299999999999999" table:style-name="ce1">
            <text:p>0.2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7];[reclass_tables.K$2:.L$4];2;0)" table:style-name="ce1">
            <text:p>3</text:p>
          </table:table-cell>
          <table:table-cell office:value-type="float" office:value="3152103" table:formula="of:=[.B497]+[.D497]+[.F497]+[.H497]+[.J497]+[.L497]" table:style-name="ce5">
            <text:p>3152103</text:p>
          </table:table-cell>
          <table:table-cell office:value-type="float" office:value="0.313" table:style-name="ce1">
            <text:p>0.3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8];[reclass_tables.K$2:.L$4];2;0)" table:style-name="ce1">
            <text:p>1</text:p>
          </table:table-cell>
          <table:table-cell office:value-type="float" office:value="3152201" table:formula="of:=[.B498]+[.D498]+[.F498]+[.H498]+[.J498]+[.L498]" table:style-name="ce5">
            <text:p>3152201</text:p>
          </table:table-cell>
          <table:table-cell office:value-type="float" office:value="0.39100000000000001" table:style-name="ce1">
            <text:p>0.39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9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9];[reclass_tables.K$2:.L$4];2;0)" table:style-name="ce1">
            <text:p>2</text:p>
          </table:table-cell>
          <table:table-cell office:value-type="float" office:value="3152202" table:formula="of:=[.B499]+[.D499]+[.F499]+[.H499]+[.J499]+[.L499]" table:style-name="ce5">
            <text:p>3152202</text:p>
          </table:table-cell>
          <table:table-cell office:value-type="float" office:value="0.39100000000000001" table:style-name="ce1">
            <text:p>0.39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0];[reclass_tables.K$2:.L$4];2;0)" table:style-name="ce1">
            <text:p>3</text:p>
          </table:table-cell>
          <table:table-cell office:value-type="float" office:value="3152203" table:formula="of:=[.B500]+[.D500]+[.F500]+[.H500]+[.J500]+[.L500]" table:style-name="ce5">
            <text:p>3152203</text:p>
          </table:table-cell>
          <table:table-cell office:value-type="float" office:value="0.188" table:style-name="ce1">
            <text:p>0.18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1];[reclass_tables.K$2:.L$4];2;0)" table:style-name="ce1">
            <text:p>1</text:p>
          </table:table-cell>
          <table:table-cell office:value-type="float" office:value="3153101" table:formula="of:=[.B501]+[.D501]+[.F501]+[.H501]+[.J501]+[.L501]" table:style-name="ce5">
            <text:p>3153101</text:p>
          </table:table-cell>
          <table:table-cell office:value-type="float" office:value="0.63400000000000001" table:style-name="ce7">
            <text:p>0.6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2];[reclass_tables.K$2:.L$4];2;0)" table:style-name="ce1">
            <text:p>2</text:p>
          </table:table-cell>
          <table:table-cell office:value-type="float" office:value="3153102" table:formula="of:=[.B502]+[.D502]+[.F502]+[.H502]+[.J502]+[.L502]" table:style-name="ce5">
            <text:p>3153102</text:p>
          </table:table-cell>
          <table:table-cell office:value-type="float" office:value="0.63400000000000001" table:style-name="ce7">
            <text:p>0.6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3];[reclass_tables.K$2:.L$4];2;0)" table:style-name="ce1">
            <text:p>3</text:p>
          </table:table-cell>
          <table:table-cell office:value-type="float" office:value="3153103" table:formula="of:=[.B503]+[.D503]+[.F503]+[.H503]+[.J503]+[.L503]" table:style-name="ce5">
            <text:p>3153103</text:p>
          </table:table-cell>
          <table:table-cell office:value-type="float" office:value="0.29399999999999998" table:style-name="ce7">
            <text:p>0.29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4];[reclass_tables.K$2:.L$4];2;0)" table:style-name="ce1">
            <text:p>1</text:p>
          </table:table-cell>
          <table:table-cell office:value-type="float" office:value="3153201" table:formula="of:=[.B504]+[.D504]+[.F504]+[.H504]+[.J504]+[.L504]" table:style-name="ce5">
            <text:p>3153201</text:p>
          </table:table-cell>
          <table:table-cell office:value-type="float" office:value="0.63400000000000001" table:style-name="ce1">
            <text:p>0.6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5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5];[reclass_tables.K$2:.L$4];2;0)" table:style-name="ce1">
            <text:p>2</text:p>
          </table:table-cell>
          <table:table-cell office:value-type="float" office:value="3153202" table:formula="of:=[.B505]+[.D505]+[.F505]+[.H505]+[.J505]+[.L505]" table:style-name="ce5">
            <text:p>3153202</text:p>
          </table:table-cell>
          <table:table-cell office:value-type="float" office:value="0.63400000000000001" table:style-name="ce1">
            <text:p>0.6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6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6];[reclass_tables.K$2:.L$4];2;0)" table:style-name="ce1">
            <text:p>3</text:p>
          </table:table-cell>
          <table:table-cell office:value-type="float" office:value="3153203" table:formula="of:=[.B506]+[.D506]+[.F506]+[.H506]+[.J506]+[.L506]" table:style-name="ce5">
            <text:p>3153203</text:p>
          </table:table-cell>
          <table:table-cell office:value-type="float" office:value="0.29399999999999998" table:style-name="ce1">
            <text:p>0.29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7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07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7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507];[reclass_tables.K$2:.L$4];2;0)" table:style-name="ce1">
            <text:p>#N/A</text:p>
          </table:table-cell>
          <table:table-cell office:value-type="float" office:value="0" table:formula="of:=[.B507]+[.D507]+[.F507]+[.H507]+[.J507]+[.L507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8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08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8];[reclass_tables.K$2:.L$4];2;0)" table:style-name="ce1">
            <text:p>1</text:p>
          </table:table-cell>
          <table:table-cell office:value-type="float" office:value="3161101" table:formula="of:=[.B508]+[.D508]+[.F508]+[.H508]+[.J508]+[.L508]" table:style-name="ce5">
            <text:p>3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0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9];[reclass_tables.K$2:.L$4];2;0)" table:style-name="ce1">
            <text:p>1</text:p>
          </table:table-cell>
          <table:table-cell office:value-type="float" office:value="3221101" table:formula="of:=[.B509]+[.D509]+[.F509]+[.H509]+[.J509]+[.L509]" table:style-name="ce5">
            <text:p>3221101</text:p>
          </table:table-cell>
          <table:table-cell office:value-type="float" office:value="0.36199999999999999" table:formula="of:=AVERAGE([.N515];[.N521])" table:style-name="ce7">
            <text:p>0.3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0];[reclass_tables.K$2:.L$4];2;0)" table:style-name="ce1">
            <text:p>2</text:p>
          </table:table-cell>
          <table:table-cell office:value-type="float" office:value="3221102" table:formula="of:=[.B510]+[.D510]+[.F510]+[.H510]+[.J510]+[.L510]" table:style-name="ce5">
            <text:p>3221102</text:p>
          </table:table-cell>
          <table:table-cell office:value-type="float" office:value="0.36199999999999999" table:formula="of:=AVERAGE([.N521];[.N516])" table:style-name="ce7">
            <text:p>0.3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1];[reclass_tables.K$2:.L$4];2;0)" table:style-name="ce1">
            <text:p>3</text:p>
          </table:table-cell>
          <table:table-cell office:value-type="float" office:value="3221103" table:formula="of:=[.B511]+[.D511]+[.F511]+[.H511]+[.J511]+[.L511]" table:style-name="ce5">
            <text:p>3221103</text:p>
          </table:table-cell>
          <table:table-cell office:value-type="float" office:value="0.26950000000000002" table:formula="of:=AVERAGE([.N523];[.N517])" table:style-name="ce7">
            <text:p>0.269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2];[reclass_tables.K$2:.L$4];2;0)" table:style-name="ce1">
            <text:p>1</text:p>
          </table:table-cell>
          <table:table-cell office:value-type="float" office:value="3221201" table:formula="of:=[.B512]+[.D512]+[.F512]+[.H512]+[.J512]+[.L512]" table:style-name="ce5">
            <text:p>3221201</text:p>
          </table:table-cell>
          <table:table-cell office:value-type="float" office:value="0.27200000000000002" table:formula="of:=AVERAGE([.N524];[.N518])" table:style-name="ce7">
            <text:p>0.27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3];[reclass_tables.K$2:.L$4];2;0)" table:style-name="ce1">
            <text:p>2</text:p>
          </table:table-cell>
          <table:table-cell office:value-type="float" office:value="3221202" table:formula="of:=[.B513]+[.D513]+[.F513]+[.H513]+[.J513]+[.L513]" table:style-name="ce5">
            <text:p>3221202</text:p>
          </table:table-cell>
          <table:table-cell office:value-type="float" office:value="0.27200000000000002" table:formula="of:=AVERAGE([.N525];[.N519])" table:style-name="ce7">
            <text:p>0.27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4];[reclass_tables.K$2:.L$4];2;0)" table:style-name="ce1">
            <text:p>3</text:p>
          </table:table-cell>
          <table:table-cell office:value-type="float" office:value="3221203" table:formula="of:=[.B514]+[.D514]+[.F514]+[.H514]+[.J514]+[.L514]" table:style-name="ce5">
            <text:p>3221203</text:p>
          </table:table-cell>
          <table:table-cell office:value-type="float" office:value="0.24" table:formula="of:=AVERAGE([.N526];[.N520])" table:style-name="ce7">
            <text:p>0.2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5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5];[reclass_tables.K$2:.L$4];2;0)" table:style-name="ce1">
            <text:p>1</text:p>
          </table:table-cell>
          <table:table-cell office:value-type="float" office:value="3222101" table:formula="of:=[.B515]+[.D515]+[.F515]+[.H515]+[.J515]+[.L515]" table:style-name="ce5">
            <text:p>3222101</text:p>
          </table:table-cell>
          <table:table-cell office:value-type="float" office:value="0.48099999999999998" table:style-name="ce1">
            <text:p>0.48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6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6];[reclass_tables.K$2:.L$4];2;0)" table:style-name="ce1">
            <text:p>2</text:p>
          </table:table-cell>
          <table:table-cell office:value-type="float" office:value="3222102" table:formula="of:=[.B516]+[.D516]+[.F516]+[.H516]+[.J516]+[.L516]" table:style-name="ce5">
            <text:p>3222102</text:p>
          </table:table-cell>
          <table:table-cell office:value-type="float" office:value="0.48099999999999998" table:style-name="ce1">
            <text:p>0.48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7];[reclass_tables.K$2:.L$4];2;0)" table:style-name="ce1">
            <text:p>3</text:p>
          </table:table-cell>
          <table:table-cell office:value-type="float" office:value="3222103" table:formula="of:=[.B517]+[.D517]+[.F517]+[.H517]+[.J517]+[.L517]" table:style-name="ce5">
            <text:p>3222103</text:p>
          </table:table-cell>
          <table:table-cell office:value-type="float" office:value="0.27700000000000002" table:style-name="ce1">
            <text:p>0.27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8];[reclass_tables.K$2:.L$4];2;0)" table:style-name="ce1">
            <text:p>1</text:p>
          </table:table-cell>
          <table:table-cell office:value-type="float" office:value="3222201" table:formula="of:=[.B518]+[.D518]+[.F518]+[.H518]+[.J518]+[.L518]" table:style-name="ce5">
            <text:p>3222201</text:p>
          </table:table-cell>
          <table:table-cell office:value-type="float" office:value="0.307" table:style-name="ce12">
            <text:p>0.3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9];[reclass_tables.K$2:.L$4];2;0)" table:style-name="ce1">
            <text:p>2</text:p>
          </table:table-cell>
          <table:table-cell office:value-type="float" office:value="3222202" table:formula="of:=[.B519]+[.D519]+[.F519]+[.H519]+[.J519]+[.L519]" table:style-name="ce5">
            <text:p>3222202</text:p>
          </table:table-cell>
          <table:table-cell office:value-type="float" office:value="0.307" table:style-name="ce12">
            <text:p>0.3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0];[reclass_tables.K$2:.L$4];2;0)" table:style-name="ce1">
            <text:p>3</text:p>
          </table:table-cell>
          <table:table-cell office:value-type="float" office:value="3222203" table:formula="of:=[.B520]+[.D520]+[.F520]+[.H520]+[.J520]+[.L520]" table:style-name="ce5">
            <text:p>3222203</text:p>
          </table:table-cell>
          <table:table-cell office:value-type="float" office:value="0.248" table:style-name="ce12">
            <text:p>0.24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1];[reclass_tables.K$2:.L$4];2;0)" table:style-name="ce1">
            <text:p>1</text:p>
          </table:table-cell>
          <table:table-cell office:value-type="float" office:value="3223101" table:formula="of:=[.B521]+[.D521]+[.F521]+[.H521]+[.J521]+[.L521]" table:style-name="ce5">
            <text:p>3223101</text:p>
          </table:table-cell>
          <table:table-cell office:value-type="float" office:value="0.24299999999999999" table:style-name="ce12">
            <text:p>0.243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2];[reclass_tables.K$2:.L$4];2;0)" table:style-name="ce1">
            <text:p>2</text:p>
          </table:table-cell>
          <table:table-cell office:value-type="float" office:value="3223102" table:formula="of:=[.B522]+[.D522]+[.F522]+[.H522]+[.J522]+[.L522]" table:style-name="ce5">
            <text:p>3223102</text:p>
          </table:table-cell>
          <table:table-cell office:value-type="float" office:value="0.24299999999999999" table:style-name="ce12">
            <text:p>0.243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3];[reclass_tables.K$2:.L$4];2;0)" table:style-name="ce1">
            <text:p>3</text:p>
          </table:table-cell>
          <table:table-cell office:value-type="float" office:value="3223103" table:formula="of:=[.B523]+[.D523]+[.F523]+[.H523]+[.J523]+[.L523]" table:style-name="ce5">
            <text:p>3223103</text:p>
          </table:table-cell>
          <table:table-cell office:value-type="float" office:value="0.26200000000000001" table:style-name="ce12">
            <text:p>0.262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4];[reclass_tables.K$2:.L$4];2;0)" table:style-name="ce1">
            <text:p>1</text:p>
          </table:table-cell>
          <table:table-cell office:value-type="float" office:value="3223201" table:formula="of:=[.B524]+[.D524]+[.F524]+[.H524]+[.J524]+[.L524]" table:style-name="ce5">
            <text:p>3223201</text:p>
          </table:table-cell>
          <table:table-cell office:value-type="float" office:value="0.23699999999999999" table:style-name="ce1">
            <text:p>0.2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5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5];[reclass_tables.K$2:.L$4];2;0)" table:style-name="ce1">
            <text:p>2</text:p>
          </table:table-cell>
          <table:table-cell office:value-type="float" office:value="3223202" table:formula="of:=[.B525]+[.D525]+[.F525]+[.H525]+[.J525]+[.L525]" table:style-name="ce5">
            <text:p>3223202</text:p>
          </table:table-cell>
          <table:table-cell office:value-type="float" office:value="0.23699999999999999" table:style-name="ce1">
            <text:p>0.2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6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6];[reclass_tables.K$2:.L$4];2;0)" table:style-name="ce1">
            <text:p>3</text:p>
          </table:table-cell>
          <table:table-cell office:value-type="float" office:value="3223203" table:formula="of:=[.B526]+[.D526]+[.F526]+[.H526]+[.J526]+[.L526]" table:style-name="ce5">
            <text:p>3223203</text:p>
          </table:table-cell>
          <table:table-cell office:value-type="float" office:value="0.23200000000000001" table:style-name="ce12">
            <text:p>0.232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7];[reclass_tables.K$2:.L$4];2;0)" table:style-name="ce1">
            <text:p>1</text:p>
          </table:table-cell>
          <table:table-cell office:value-type="float" office:value="3231101" table:formula="of:=[.B527]+[.D527]+[.F527]+[.H527]+[.J527]+[.L527]" table:style-name="ce5">
            <text:p>3231101</text:p>
          </table:table-cell>
          <table:table-cell office:value-type="float" office:value="0.23399999999999999" table:formula="of:=AVERAGE([.N536];[.N545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8];[reclass_tables.K$2:.L$4];2;0)" table:style-name="ce1">
            <text:p>2</text:p>
          </table:table-cell>
          <table:table-cell office:value-type="float" office:value="3231102" table:formula="of:=[.B528]+[.D528]+[.F528]+[.H528]+[.J528]+[.L528]" table:style-name="ce5">
            <text:p>3231102</text:p>
          </table:table-cell>
          <table:table-cell office:value-type="float" office:value="0.23399999999999999" table:formula="of:=AVERAGE([.N537];[.N546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9];[reclass_tables.K$2:.L$4];2;0)" table:style-name="ce1">
            <text:p>3</text:p>
          </table:table-cell>
          <table:table-cell office:value-type="float" office:value="3231103" table:formula="of:=[.B529]+[.D529]+[.F529]+[.H529]+[.J529]+[.L529]" table:style-name="ce5">
            <text:p>3231103</text:p>
          </table:table-cell>
          <table:table-cell office:value-type="float" office:value="0.28349999999999997" table:formula="of:=AVERAGE([.N538];[.N547])" table:style-name="ce7">
            <text:p>0.283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0];[reclass_tables.K$2:.L$4];2;0)" table:style-name="ce1">
            <text:p>1</text:p>
          </table:table-cell>
          <table:table-cell office:value-type="float" office:value="3231111" table:formula="of:=[.B530]+[.D530]+[.F530]+[.H530]+[.J530]+[.L530]" table:style-name="ce5">
            <text:p>3231111</text:p>
          </table:table-cell>
          <table:table-cell office:value-type="float" office:value="0.22450000000000001" table:formula="of:=AVERAGE([.N539];[.N548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1];[reclass_tables.K$2:.L$4];2;0)" table:style-name="ce1">
            <text:p>2</text:p>
          </table:table-cell>
          <table:table-cell office:value-type="float" office:value="3231112" table:formula="of:=[.B531]+[.D531]+[.F531]+[.H531]+[.J531]+[.L531]" table:style-name="ce5">
            <text:p>3231112</text:p>
          </table:table-cell>
          <table:table-cell office:value-type="float" office:value="0.22450000000000001" table:formula="of:=AVERAGE([.N540];[.N549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2];[reclass_tables.K$2:.L$4];2;0)" table:style-name="ce1">
            <text:p>3</text:p>
          </table:table-cell>
          <table:table-cell office:value-type="float" office:value="3231113" table:formula="of:=[.B532]+[.D532]+[.F532]+[.H532]+[.J532]+[.L532]" table:style-name="ce5">
            <text:p>3231113</text:p>
          </table:table-cell>
          <table:table-cell office:value-type="float" office:value="0.26850000000000002" table:formula="of:=AVERAGE([.N541];[.N550])" table:style-name="ce7">
            <text:p>0.26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3];[reclass_tables.K$2:.L$4];2;0)" table:style-name="ce1">
            <text:p>1</text:p>
          </table:table-cell>
          <table:table-cell office:value-type="float" office:value="3231201" table:formula="of:=[.B533]+[.D533]+[.F533]+[.H533]+[.J533]+[.L533]" table:style-name="ce5">
            <text:p>3231201</text:p>
          </table:table-cell>
          <table:table-cell office:value-type="float" office:value="0.35575000000000001" table:formula="of:=AVERAGE([.N542];[.N551])" table:style-name="ce7">
            <text:p>0.355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4];[reclass_tables.K$2:.L$4];2;0)" table:style-name="ce1">
            <text:p>2</text:p>
          </table:table-cell>
          <table:table-cell office:value-type="float" office:value="3231202" table:formula="of:=[.B534]+[.D534]+[.F534]+[.H534]+[.J534]+[.L534]" table:style-name="ce5">
            <text:p>3231202</text:p>
          </table:table-cell>
          <table:table-cell office:value-type="float" office:value="0.35575000000000001" table:formula="of:=AVERAGE([.N543];[.N552])" table:style-name="ce7">
            <text:p>0.355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5];[reclass_tables.K$2:.L$4];2;0)" table:style-name="ce1">
            <text:p>3</text:p>
          </table:table-cell>
          <table:table-cell office:value-type="float" office:value="3231203" table:formula="of:=[.B535]+[.D535]+[.F535]+[.H535]+[.J535]+[.L535]" table:style-name="ce5">
            <text:p>3231203</text:p>
          </table:table-cell>
          <table:table-cell office:value-type="float" office:value="0.31474999999999997" table:formula="of:=AVERAGE([.N544];[.N553])" table:style-name="ce7">
            <text:p>0.314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6];[reclass_tables.K$2:.L$4];2;0)" table:style-name="ce1">
            <text:p>1</text:p>
          </table:table-cell>
          <table:table-cell office:value-type="float" office:value="3232101" table:formula="of:=[.B536]+[.D536]+[.F536]+[.H536]+[.J536]+[.L536]" table:style-name="ce5">
            <text:p>3232101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7];[reclass_tables.K$2:.L$4];2;0)" table:style-name="ce1">
            <text:p>2</text:p>
          </table:table-cell>
          <table:table-cell office:value-type="float" office:value="3232102" table:formula="of:=[.B537]+[.D537]+[.F537]+[.H537]+[.J537]+[.L537]" table:style-name="ce5">
            <text:p>3232102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8];[reclass_tables.K$2:.L$4];2;0)" table:style-name="ce1">
            <text:p>3</text:p>
          </table:table-cell>
          <table:table-cell office:value-type="float" office:value="3232103" table:formula="of:=[.B538]+[.D538]+[.F538]+[.H538]+[.J538]+[.L538]" table:style-name="ce5">
            <text:p>3232103</text:p>
          </table:table-cell>
          <table:table-cell office:value-type="float" office:value="0.30499999999999999" table:style-name="ce1">
            <text:p>0.30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3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9];[reclass_tables.K$2:.L$4];2;0)" table:style-name="ce1">
            <text:p>1</text:p>
          </table:table-cell>
          <table:table-cell office:value-type="float" office:value="3232111" table:formula="of:=[.B539]+[.D539]+[.F539]+[.H539]+[.J539]+[.L539]" table:style-name="ce5">
            <text:p>3232111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0];[reclass_tables.K$2:.L$4];2;0)" table:style-name="ce1">
            <text:p>2</text:p>
          </table:table-cell>
          <table:table-cell office:value-type="float" office:value="3232112" table:formula="of:=[.B540]+[.D540]+[.F540]+[.H540]+[.J540]+[.L540]" table:style-name="ce5">
            <text:p>3232112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1];[reclass_tables.K$2:.L$4];2;0)" table:style-name="ce1">
            <text:p>3</text:p>
          </table:table-cell>
          <table:table-cell office:value-type="float" office:value="3232113" table:formula="of:=[.B541]+[.D541]+[.F541]+[.H541]+[.J541]+[.L541]" table:style-name="ce5">
            <text:p>3232113</text:p>
          </table:table-cell>
          <table:table-cell office:value-type="float" office:value="0.30499999999999999" table:style-name="ce1">
            <text:p>0.30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2];[reclass_tables.K$2:.L$4];2;0)" table:style-name="ce1">
            <text:p>1</text:p>
          </table:table-cell>
          <table:table-cell office:value-type="float" office:value="3232201" table:formula="of:=[.B542]+[.D542]+[.F542]+[.H542]+[.J542]+[.L542]" table:style-name="ce5">
            <text:p>3232201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3];[reclass_tables.K$2:.L$4];2;0)" table:style-name="ce1">
            <text:p>2</text:p>
          </table:table-cell>
          <table:table-cell office:value-type="float" office:value="3232202" table:formula="of:=[.B543]+[.D543]+[.F543]+[.H543]+[.J543]+[.L543]" table:style-name="ce5">
            <text:p>3232202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4];[reclass_tables.K$2:.L$4];2;0)" table:style-name="ce1">
            <text:p>3</text:p>
          </table:table-cell>
          <table:table-cell office:value-type="float" office:value="3232203" table:formula="of:=[.B544]+[.D544]+[.F544]+[.H544]+[.J544]+[.L544]" table:style-name="ce5">
            <text:p>32322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5];[reclass_tables.K$2:.L$4];2;0)" table:style-name="ce1">
            <text:p>1</text:p>
          </table:table-cell>
          <table:table-cell office:value-type="float" office:value="3233101" table:formula="of:=[.B545]+[.D545]+[.F545]+[.H545]+[.J545]+[.L545]" table:style-name="ce5">
            <text:p>3233101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6];[reclass_tables.K$2:.L$4];2;0)" table:style-name="ce1">
            <text:p>2</text:p>
          </table:table-cell>
          <table:table-cell office:value-type="float" office:value="3233102" table:formula="of:=[.B546]+[.D546]+[.F546]+[.H546]+[.J546]+[.L546]" table:style-name="ce5">
            <text:p>3233102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7];[reclass_tables.K$2:.L$4];2;0)" table:style-name="ce1">
            <text:p>3</text:p>
          </table:table-cell>
          <table:table-cell office:value-type="float" office:value="3233103" table:formula="of:=[.B547]+[.D547]+[.F547]+[.H547]+[.J547]+[.L547]" table:style-name="ce5">
            <text:p>3233103</text:p>
          </table:table-cell>
          <table:table-cell office:value-type="float" office:value="0.26200000000000001" table:style-name="ce1">
            <text:p>0.2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8];[reclass_tables.K$2:.L$4];2;0)" table:style-name="ce1">
            <text:p>1</text:p>
          </table:table-cell>
          <table:table-cell office:value-type="float" office:value="3233201" table:formula="of:=[.B548]+[.D548]+[.F548]+[.H548]+[.J548]+[.L548]" table:style-name="ce5">
            <text:p>3233201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4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9];[reclass_tables.K$2:.L$4];2;0)" table:style-name="ce1">
            <text:p>2</text:p>
          </table:table-cell>
          <table:table-cell office:value-type="float" office:value="3233202" table:formula="of:=[.B549]+[.D549]+[.F549]+[.H549]+[.J549]+[.L549]" table:style-name="ce5">
            <text:p>3233202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0];[reclass_tables.K$2:.L$4];2;0)" table:style-name="ce1">
            <text:p>3</text:p>
          </table:table-cell>
          <table:table-cell office:value-type="float" office:value="3233203" table:formula="of:=[.B550]+[.D550]+[.F550]+[.H550]+[.J550]+[.L550]" table:style-name="ce5">
            <text:p>32332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1];[reclass_tables.K$2:.L$4];2;0)" table:style-name="ce1">
            <text:p>1</text:p>
          </table:table-cell>
          <table:table-cell office:value-type="float" office:value="3241101" table:formula="of:=[.B551]+[.D551]+[.F551]+[.H551]+[.J551]+[.L551]" table:style-name="ce5">
            <text:p>324110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2];[reclass_tables.K$2:.L$4];2;0)" table:style-name="ce1">
            <text:p>2</text:p>
          </table:table-cell>
          <table:table-cell office:value-type="float" office:value="3241102" table:formula="of:=[.B552]+[.D552]+[.F552]+[.H552]+[.J552]+[.L552]" table:style-name="ce5">
            <text:p>324110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3];[reclass_tables.K$2:.L$4];2;0)" table:style-name="ce1">
            <text:p>3</text:p>
          </table:table-cell>
          <table:table-cell office:value-type="float" office:value="3241103" table:formula="of:=[.B553]+[.D553]+[.F553]+[.H553]+[.J553]+[.L553]" table:style-name="ce5">
            <text:p>324110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4];[reclass_tables.K$2:.L$4];2;0)" table:style-name="ce1">
            <text:p>1</text:p>
          </table:table-cell>
          <table:table-cell office:value-type="float" office:value="3241111" table:formula="of:=[.B554]+[.D554]+[.F554]+[.H554]+[.J554]+[.L554]" table:style-name="ce5">
            <text:p>324111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5];[reclass_tables.K$2:.L$4];2;0)" table:style-name="ce1">
            <text:p>2</text:p>
          </table:table-cell>
          <table:table-cell office:value-type="float" office:value="3241112" table:formula="of:=[.B555]+[.D555]+[.F555]+[.H555]+[.J555]+[.L555]" table:style-name="ce5">
            <text:p>324111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6];[reclass_tables.K$2:.L$4];2;0)" table:style-name="ce1">
            <text:p>3</text:p>
          </table:table-cell>
          <table:table-cell office:value-type="float" office:value="3241113" table:formula="of:=[.B556]+[.D556]+[.F556]+[.H556]+[.J556]+[.L556]" table:style-name="ce5">
            <text:p>324111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7];[reclass_tables.K$2:.L$4];2;0)" table:style-name="ce1">
            <text:p>1</text:p>
          </table:table-cell>
          <table:table-cell office:value-type="float" office:value="3241201" table:formula="of:=[.B557]+[.D557]+[.F557]+[.H557]+[.J557]+[.L557]" table:style-name="ce5">
            <text:p>324120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8];[reclass_tables.K$2:.L$4];2;0)" table:style-name="ce1">
            <text:p>2</text:p>
          </table:table-cell>
          <table:table-cell office:value-type="float" office:value="3241202" table:formula="of:=[.B558]+[.D558]+[.F558]+[.H558]+[.J558]+[.L558]" table:style-name="ce5">
            <text:p>324120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5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9];[reclass_tables.K$2:.L$4];2;0)" table:style-name="ce1">
            <text:p>3</text:p>
          </table:table-cell>
          <table:table-cell office:value-type="float" office:value="3241203" table:formula="of:=[.B559]+[.D559]+[.F559]+[.H559]+[.J559]+[.L559]" table:style-name="ce5">
            <text:p>324120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0];[reclass_tables.K$2:.L$4];2;0)" table:style-name="ce1">
            <text:p>1</text:p>
          </table:table-cell>
          <table:table-cell office:value-type="float" office:value="3241211" table:formula="of:=[.B560]+[.D560]+[.F560]+[.H560]+[.J560]+[.L560]" table:style-name="ce5">
            <text:p>324121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1];[reclass_tables.K$2:.L$4];2;0)" table:style-name="ce1">
            <text:p>2</text:p>
          </table:table-cell>
          <table:table-cell office:value-type="float" office:value="3241212" table:formula="of:=[.B561]+[.D561]+[.F561]+[.H561]+[.J561]+[.L561]" table:style-name="ce5">
            <text:p>324121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2];[reclass_tables.K$2:.L$4];2;0)" table:style-name="ce1">
            <text:p>3</text:p>
          </table:table-cell>
          <table:table-cell office:value-type="float" office:value="3241213" table:formula="of:=[.B562]+[.D562]+[.F562]+[.H562]+[.J562]+[.L562]" table:style-name="ce5">
            <text:p>324121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3];[reclass_tables.K$2:.L$4];2;0)" table:style-name="ce1">
            <text:p>1</text:p>
          </table:table-cell>
          <table:table-cell office:value-type="float" office:value="3242101" table:formula="of:=[.B563]+[.D563]+[.F563]+[.H563]+[.J563]+[.L563]" table:style-name="ce5">
            <text:p>324210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4];[reclass_tables.K$2:.L$4];2;0)" table:style-name="ce1">
            <text:p>2</text:p>
          </table:table-cell>
          <table:table-cell office:value-type="float" office:value="3242102" table:formula="of:=[.B564]+[.D564]+[.F564]+[.H564]+[.J564]+[.L564]" table:style-name="ce5">
            <text:p>324210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5];[reclass_tables.K$2:.L$4];2;0)" table:style-name="ce1">
            <text:p>3</text:p>
          </table:table-cell>
          <table:table-cell office:value-type="float" office:value="3242103" table:formula="of:=[.B565]+[.D565]+[.F565]+[.H565]+[.J565]+[.L565]" table:style-name="ce5">
            <text:p>324210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6];[reclass_tables.K$2:.L$4];2;0)" table:style-name="ce1">
            <text:p>1</text:p>
          </table:table-cell>
          <table:table-cell office:value-type="float" office:value="3242111" table:formula="of:=[.B566]+[.D566]+[.F566]+[.H566]+[.J566]+[.L566]" table:style-name="ce5">
            <text:p>324211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7];[reclass_tables.K$2:.L$4];2;0)" table:style-name="ce1">
            <text:p>2</text:p>
          </table:table-cell>
          <table:table-cell office:value-type="float" office:value="3242112" table:formula="of:=[.B567]+[.D567]+[.F567]+[.H567]+[.J567]+[.L567]" table:style-name="ce5">
            <text:p>324211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8];[reclass_tables.K$2:.L$4];2;0)" table:style-name="ce1">
            <text:p>3</text:p>
          </table:table-cell>
          <table:table-cell office:value-type="float" office:value="3242113" table:formula="of:=[.B568]+[.D568]+[.F568]+[.H568]+[.J568]+[.L568]" table:style-name="ce5">
            <text:p>3242113</text:p>
          </table:table-cell>
          <table:table-cell office:value-type="float" office:value="0.47699999999999998" table:style-name="ce1">
            <text:p>0.47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6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9];[reclass_tables.K$2:.L$4];2;0)" table:style-name="ce1">
            <text:p>1</text:p>
          </table:table-cell>
          <table:table-cell office:value-type="float" office:value="3242201" table:formula="of:=[.B569]+[.D569]+[.F569]+[.H569]+[.J569]+[.L569]" table:style-name="ce5">
            <text:p>324220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7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0];[reclass_tables.K$2:.L$4];2;0)" table:style-name="ce1">
            <text:p>2</text:p>
          </table:table-cell>
          <table:table-cell office:value-type="float" office:value="3242202" table:formula="of:=[.B570]+[.D570]+[.F570]+[.H570]+[.J570]+[.L570]" table:style-name="ce5">
            <text:p>324220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7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1];[reclass_tables.K$2:.L$4];2;0)" table:style-name="ce1">
            <text:p>3</text:p>
          </table:table-cell>
          <table:table-cell office:value-type="float" office:value="3242203" table:formula="of:=[.B571]+[.D571]+[.F571]+[.H571]+[.J571]+[.L571]" table:style-name="ce5">
            <text:p>324220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7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2];[reclass_tables.K$2:.L$4];2;0)" table:style-name="ce1">
            <text:p>1</text:p>
          </table:table-cell>
          <table:table-cell office:value-type="float" office:value="3242211" table:formula="of:=[.B572]+[.D572]+[.F572]+[.H572]+[.J572]+[.L572]" table:style-name="ce5">
            <text:p>324221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7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3];[reclass_tables.K$2:.L$4];2;0)" table:style-name="ce1">
            <text:p>2</text:p>
          </table:table-cell>
          <table:table-cell office:value-type="float" office:value="3242212" table:formula="of:=[.B573]+[.D573]+[.F573]+[.H573]+[.J573]+[.L573]" table:style-name="ce5">
            <text:p>324221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4];[reclass_tables.K$2:.L$4];2;0)" table:style-name="ce1">
            <text:p>3</text:p>
          </table:table-cell>
          <table:table-cell office:value-type="float" office:value="3242213" table:formula="of:=[.B574]+[.D574]+[.F574]+[.H574]+[.J574]+[.L574]" table:style-name="ce5">
            <text:p>324221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5];[reclass_tables.K$2:.L$4];2;0)" table:style-name="ce1">
            <text:p>1</text:p>
          </table:table-cell>
          <table:table-cell office:value-type="float" office:value="3243101" table:formula="of:=[.B575]+[.D575]+[.F575]+[.H575]+[.J575]+[.L575]" table:style-name="ce5">
            <text:p>3243101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6];[reclass_tables.K$2:.L$4];2;0)" table:style-name="ce1">
            <text:p>2</text:p>
          </table:table-cell>
          <table:table-cell office:value-type="float" office:value="3243102" table:formula="of:=[.B576]+[.D576]+[.F576]+[.H576]+[.J576]+[.L576]" table:style-name="ce5">
            <text:p>3243102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7];[reclass_tables.K$2:.L$4];2;0)" table:style-name="ce1">
            <text:p>3</text:p>
          </table:table-cell>
          <table:table-cell office:value-type="float" office:value="3243103" table:formula="of:=[.B577]+[.D577]+[.F577]+[.H577]+[.J577]+[.L577]" table:style-name="ce5">
            <text:p>324310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8];[reclass_tables.K$2:.L$4];2;0)" table:style-name="ce1">
            <text:p>1</text:p>
          </table:table-cell>
          <table:table-cell office:value-type="float" office:value="3243111" table:formula="of:=[.B578]+[.D578]+[.F578]+[.H578]+[.J578]+[.L578]" table:style-name="ce5">
            <text:p>3243111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9];[reclass_tables.K$2:.L$4];2;0)" table:style-name="ce1">
            <text:p>2</text:p>
          </table:table-cell>
          <table:table-cell office:value-type="float" office:value="3243112" table:formula="of:=[.B579]+[.D579]+[.F579]+[.H579]+[.J579]+[.L579]" table:style-name="ce5">
            <text:p>3243112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0];[reclass_tables.K$2:.L$4];2;0)" table:style-name="ce1">
            <text:p>3</text:p>
          </table:table-cell>
          <table:table-cell office:value-type="float" office:value="3243113" table:formula="of:=[.B580]+[.D580]+[.F580]+[.H580]+[.J580]+[.L580]" table:style-name="ce5">
            <text:p>324311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1];[reclass_tables.K$2:.L$4];2;0)" table:style-name="ce1">
            <text:p>1</text:p>
          </table:table-cell>
          <table:table-cell office:value-type="float" office:value="3243201" table:formula="of:=[.B581]+[.D581]+[.F581]+[.H581]+[.J581]+[.L581]" table:style-name="ce5">
            <text:p>3243201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2];[reclass_tables.K$2:.L$4];2;0)" table:style-name="ce1">
            <text:p>2</text:p>
          </table:table-cell>
          <table:table-cell office:value-type="float" office:value="3243202" table:formula="of:=[.B582]+[.D582]+[.F582]+[.H582]+[.J582]+[.L582]" table:style-name="ce5">
            <text:p>3243202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3];[reclass_tables.K$2:.L$4];2;0)" table:style-name="ce1">
            <text:p>3</text:p>
          </table:table-cell>
          <table:table-cell office:value-type="float" office:value="3243203" table:formula="of:=[.B583]+[.D583]+[.F583]+[.H583]+[.J583]+[.L583]" table:style-name="ce5">
            <text:p>324320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4];[reclass_tables.K$2:.L$4];2;0)" table:style-name="ce1">
            <text:p>1</text:p>
          </table:table-cell>
          <table:table-cell office:value-type="float" office:value="3243211" table:formula="of:=[.B584]+[.D584]+[.F584]+[.H584]+[.J584]+[.L584]" table:style-name="ce5">
            <text:p>3243211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5];[reclass_tables.K$2:.L$4];2;0)" table:style-name="ce1">
            <text:p>2</text:p>
          </table:table-cell>
          <table:table-cell office:value-type="float" office:value="3243212" table:formula="of:=[.B585]+[.D585]+[.F585]+[.H585]+[.J585]+[.L585]" table:style-name="ce5">
            <text:p>3243212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8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6];[reclass_tables.K$2:.L$4];2;0)" table:style-name="ce1">
            <text:p>3</text:p>
          </table:table-cell>
          <table:table-cell office:value-type="float" office:value="3243213" table:formula="of:=[.B586]+[.D586]+[.F586]+[.H586]+[.J586]+[.L586]" table:style-name="ce5">
            <text:p>324321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8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7];[reclass_tables.K$2:.L$4];2;0)" table:style-name="ce1">
            <text:p>1</text:p>
          </table:table-cell>
          <table:table-cell office:value-type="float" office:value="3521101" table:formula="of:=[.B587]+[.D587]+[.F587]+[.H587]+[.J587]+[.L587]" table:style-name="ce5">
            <text:p>3521101</text:p>
          </table:table-cell>
          <table:table-cell office:value-type="float" office:value="0.30099999999999999" table:formula="of:=AVERAGE([.N593];[.N599])" table:style-name="ce7">
            <text:p>0.30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8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8];[reclass_tables.K$2:.L$4];2;0)" table:style-name="ce1">
            <text:p>2</text:p>
          </table:table-cell>
          <table:table-cell office:value-type="float" office:value="3521102" table:formula="of:=[.B588]+[.D588]+[.F588]+[.H588]+[.J588]+[.L588]" table:style-name="ce5">
            <text:p>3521102</text:p>
          </table:table-cell>
          <table:table-cell office:value-type="float" office:value="0.30099999999999999" table:formula="of:=AVERAGE([.N594];[.N600])" table:style-name="ce7">
            <text:p>0.30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8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8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9];[reclass_tables.K$2:.L$4];2;0)" table:style-name="ce1">
            <text:p>3</text:p>
          </table:table-cell>
          <table:table-cell office:value-type="float" office:value="3521103" table:formula="of:=[.B589]+[.D589]+[.F589]+[.H589]+[.J589]+[.L589]" table:style-name="ce5">
            <text:p>3521103</text:p>
          </table:table-cell>
          <table:table-cell office:value-type="float" office:value="0.23099999999999998" table:formula="of:=AVERAGE([.N595];[.N601])" table:style-name="ce7">
            <text:p>0.23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9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0];[reclass_tables.K$2:.L$4];2;0)" table:style-name="ce1">
            <text:p>1</text:p>
          </table:table-cell>
          <table:table-cell office:value-type="float" office:value="3521201" table:formula="of:=[.B590]+[.D590]+[.F590]+[.H590]+[.J590]+[.L590]" table:style-name="ce5">
            <text:p>3521201</text:p>
          </table:table-cell>
          <table:table-cell office:value-type="float" office:value="0.26700000000000002" table:formula="of:=AVERAGE([.N596];[.N602])" table:style-name="ce7">
            <text:p>0.26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9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1];[reclass_tables.K$2:.L$4];2;0)" table:style-name="ce1">
            <text:p>2</text:p>
          </table:table-cell>
          <table:table-cell office:value-type="float" office:value="3521202" table:formula="of:=[.B591]+[.D591]+[.F591]+[.H591]+[.J591]+[.L591]" table:style-name="ce5">
            <text:p>3521202</text:p>
          </table:table-cell>
          <table:table-cell office:value-type="float" office:value="0.26700000000000002" table:formula="of:=AVERAGE([.N597];[.N603])" table:style-name="ce7">
            <text:p>0.26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2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9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2];[reclass_tables.K$2:.L$4];2;0)" table:style-name="ce1">
            <text:p>3</text:p>
          </table:table-cell>
          <table:table-cell office:value-type="float" office:value="3521203" table:formula="of:=[.B592]+[.D592]+[.F592]+[.H592]+[.J592]+[.L592]" table:style-name="ce5">
            <text:p>3521203</text:p>
          </table:table-cell>
          <table:table-cell office:value-type="float" office:value="0.27349999999999997" table:formula="of:=AVERAGE([.N598];[.N604])" table:style-name="ce7">
            <text:p>0.273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3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3];[reclass_tables.K$2:.L$4];2;0)" table:style-name="ce1">
            <text:p>1</text:p>
          </table:table-cell>
          <table:table-cell office:value-type="float" office:value="3522101" table:formula="of:=[.B593]+[.D593]+[.F593]+[.H593]+[.J593]+[.L593]" table:style-name="ce5">
            <text:p>352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4];[reclass_tables.K$2:.L$4];2;0)" table:style-name="ce1">
            <text:p>2</text:p>
          </table:table-cell>
          <table:table-cell office:value-type="float" office:value="3522102" table:formula="of:=[.B594]+[.D594]+[.F594]+[.H594]+[.J594]+[.L594]" table:style-name="ce5">
            <text:p>352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5];[reclass_tables.K$2:.L$4];2;0)" table:style-name="ce1">
            <text:p>3</text:p>
          </table:table-cell>
          <table:table-cell office:value-type="float" office:value="3522103" table:formula="of:=[.B595]+[.D595]+[.F595]+[.H595]+[.J595]+[.L595]" table:style-name="ce5">
            <text:p>3522103</text:p>
          </table:table-cell>
          <table:table-cell office:value-type="float" office:value="0.245" table:style-name="ce1">
            <text:p>0.2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6];[reclass_tables.K$2:.L$4];2;0)" table:style-name="ce1">
            <text:p>1</text:p>
          </table:table-cell>
          <table:table-cell office:value-type="float" office:value="3522201" table:formula="of:=[.B596]+[.D596]+[.F596]+[.H596]+[.J596]+[.L596]" table:style-name="ce5">
            <text:p>352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7];[reclass_tables.K$2:.L$4];2;0)" table:style-name="ce1">
            <text:p>2</text:p>
          </table:table-cell>
          <table:table-cell office:value-type="float" office:value="3522202" table:formula="of:=[.B597]+[.D597]+[.F597]+[.H597]+[.J597]+[.L597]" table:style-name="ce5">
            <text:p>352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8];[reclass_tables.K$2:.L$4];2;0)" table:style-name="ce1">
            <text:p>3</text:p>
          </table:table-cell>
          <table:table-cell office:value-type="float" office:value="3522203" table:formula="of:=[.B598]+[.D598]+[.F598]+[.H598]+[.J598]+[.L598]" table:style-name="ce5">
            <text:p>3522203</text:p>
          </table:table-cell>
          <table:table-cell office:value-type="float" office:value="0.245" table:style-name="ce7">
            <text:p>0.24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59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9];[reclass_tables.K$2:.L$4];2;0)" table:style-name="ce1">
            <text:p>1</text:p>
          </table:table-cell>
          <table:table-cell office:value-type="float" office:value="3523101" table:formula="of:=[.B599]+[.D599]+[.F599]+[.H599]+[.J599]+[.L599]" table:style-name="ce5">
            <text:p>3523101</text:p>
          </table:table-cell>
          <table:table-cell office:value-type="float" office:value="0.37" table:style-name="ce1">
            <text:p>0.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0];[reclass_tables.K$2:.L$4];2;0)" table:style-name="ce1">
            <text:p>2</text:p>
          </table:table-cell>
          <table:table-cell office:value-type="float" office:value="3523102" table:formula="of:=[.B600]+[.D600]+[.F600]+[.H600]+[.J600]+[.L600]" table:style-name="ce5">
            <text:p>3523102</text:p>
          </table:table-cell>
          <table:table-cell office:value-type="float" office:value="0.37" table:style-name="ce1">
            <text:p>0.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1];[reclass_tables.K$2:.L$4];2;0)" table:style-name="ce1">
            <text:p>3</text:p>
          </table:table-cell>
          <table:table-cell office:value-type="float" office:value="3523103" table:formula="of:=[.B601]+[.D601]+[.F601]+[.H601]+[.J601]+[.L601]" table:style-name="ce5">
            <text:p>3523103</text:p>
          </table:table-cell>
          <table:table-cell office:value-type="float" office:value="0.217" table:style-name="ce1">
            <text:p>0.2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2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2];[reclass_tables.K$2:.L$4];2;0)" table:style-name="ce1">
            <text:p>1</text:p>
          </table:table-cell>
          <table:table-cell office:value-type="float" office:value="3523201" table:formula="of:=[.B602]+[.D602]+[.F602]+[.H602]+[.J602]+[.L602]" table:style-name="ce5">
            <text:p>3523201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3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3];[reclass_tables.K$2:.L$4];2;0)" table:style-name="ce1">
            <text:p>2</text:p>
          </table:table-cell>
          <table:table-cell office:value-type="float" office:value="3523202" table:formula="of:=[.B603]+[.D603]+[.F603]+[.H603]+[.J603]+[.L603]" table:style-name="ce5">
            <text:p>3523202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4];[reclass_tables.K$2:.L$4];2;0)" table:style-name="ce1">
            <text:p>3</text:p>
          </table:table-cell>
          <table:table-cell office:value-type="float" office:value="3523203" table:formula="of:=[.B604]+[.D604]+[.F604]+[.H604]+[.J604]+[.L604]" table:style-name="ce5">
            <text:p>3523203</text:p>
          </table:table-cell>
          <table:table-cell office:value-type="float" office:value="0.30199999999999999" table:style-name="ce7">
            <text:p>0.302</text:p>
          </table:table-cell>
          <table:table-cell office:value-type="string" table:style-name="ce10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5];[reclass_tables.K$2:.L$4];2;0)" table:style-name="ce1">
            <text:p>1</text:p>
          </table:table-cell>
          <table:table-cell office:value-type="float" office:value="3531101" table:formula="of:=[.B605]+[.D605]+[.F605]+[.H605]+[.J605]+[.L605]" table:style-name="ce5">
            <text:p>3531101</text:p>
          </table:table-cell>
          <table:table-cell office:value-type="float" office:value="0.3715" table:formula="of:=AVERAGE([.N611];[.N622])" table:style-name="ce7">
            <text:p>0.37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6];[reclass_tables.K$2:.L$4];2;0)" table:style-name="ce1">
            <text:p>2</text:p>
          </table:table-cell>
          <table:table-cell office:value-type="float" office:value="3531102" table:formula="of:=[.B606]+[.D606]+[.F606]+[.H606]+[.J606]+[.L606]" table:style-name="ce5">
            <text:p>3531102</text:p>
          </table:table-cell>
          <table:table-cell office:value-type="float" office:value="0.3715" table:formula="of:=AVERAGE([.N612];[.N623])" table:style-name="ce7">
            <text:p>0.37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7];[reclass_tables.K$2:.L$4];2;0)" table:style-name="ce1">
            <text:p>3</text:p>
          </table:table-cell>
          <table:table-cell office:value-type="float" office:value="3531103" table:formula="of:=[.B607]+[.D607]+[.F607]+[.H607]+[.J607]+[.L607]" table:style-name="ce5">
            <text:p>3531103</text:p>
          </table:table-cell>
          <table:table-cell office:value-type="float" office:value="0.27700000000000002" table:formula="of:=AVERAGE([.N613];[.N624])" table:style-name="ce7">
            <text:p>0.27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8];[reclass_tables.K$2:.L$4];2;0)" table:style-name="ce1">
            <text:p>1</text:p>
          </table:table-cell>
          <table:table-cell office:value-type="float" office:value="3531201" table:formula="of:=[.B608]+[.D608]+[.F608]+[.H608]+[.J608]+[.L608]" table:style-name="ce5">
            <text:p>3531201</text:p>
          </table:table-cell>
          <table:table-cell office:value-type="float" office:value="0.22750000000000001" table:formula="of:=AVERAGE([.N617];[.N625])" table:style-name="ce7">
            <text:p>0.22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0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9];[reclass_tables.K$2:.L$4];2;0)" table:style-name="ce1">
            <text:p>2</text:p>
          </table:table-cell>
          <table:table-cell office:value-type="float" office:value="3531202" table:formula="of:=[.B609]+[.D609]+[.F609]+[.H609]+[.J609]+[.L609]" table:style-name="ce5">
            <text:p>3531202</text:p>
          </table:table-cell>
          <table:table-cell office:value-type="float" office:value="0.22750000000000001" table:formula="of:=AVERAGE([.N618];[.N626])" table:style-name="ce7">
            <text:p>0.22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0];[reclass_tables.K$2:.L$4];2;0)" table:style-name="ce1">
            <text:p>3</text:p>
          </table:table-cell>
          <table:table-cell office:value-type="float" office:value="3531203" table:formula="of:=[.B610]+[.D610]+[.F610]+[.H610]+[.J610]+[.L610]" table:style-name="ce5">
            <text:p>3531203</text:p>
          </table:table-cell>
          <table:table-cell office:value-type="float" office:value="0.23399999999999999" table:formula="of:=AVERAGE([.N619];[.N627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1];[reclass_tables.K$2:.L$4];2;0)" table:style-name="ce1">
            <text:p>1</text:p>
          </table:table-cell>
          <table:table-cell office:value-type="float" office:value="3532101" table:formula="of:=[.B611]+[.D611]+[.F611]+[.H611]+[.J611]+[.L611]" table:style-name="ce5">
            <text:p>3532101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2];[reclass_tables.K$2:.L$4];2;0)" table:style-name="ce1">
            <text:p>2</text:p>
          </table:table-cell>
          <table:table-cell office:value-type="float" office:value="3532102" table:formula="of:=[.B612]+[.D612]+[.F612]+[.H612]+[.J612]+[.L612]" table:style-name="ce5">
            <text:p>3532102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3];[reclass_tables.K$2:.L$4];2;0)" table:style-name="ce1">
            <text:p>3</text:p>
          </table:table-cell>
          <table:table-cell office:value-type="float" office:value="3532103" table:formula="of:=[.B613]+[.D613]+[.F613]+[.H613]+[.J613]+[.L613]" table:style-name="ce5">
            <text:p>3532103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1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4];[reclass_tables.K$2:.L$4];2;0)" table:style-name="ce1">
            <text:p>1</text:p>
          </table:table-cell>
          <table:table-cell office:value-type="float" office:value="3532111" table:formula="of:=[.B614]+[.D614]+[.F614]+[.H614]+[.J614]+[.L614]" table:style-name="ce5">
            <text:p>3532111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1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5];[reclass_tables.K$2:.L$4];2;0)" table:style-name="ce1">
            <text:p>2</text:p>
          </table:table-cell>
          <table:table-cell office:value-type="float" office:value="3532112" table:formula="of:=[.B615]+[.D615]+[.F615]+[.H615]+[.J615]+[.L615]" table:style-name="ce5">
            <text:p>3532112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1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6];[reclass_tables.K$2:.L$4];2;0)" table:style-name="ce1">
            <text:p>3</text:p>
          </table:table-cell>
          <table:table-cell office:value-type="float" office:value="3532113" table:formula="of:=[.B616]+[.D616]+[.F616]+[.H616]+[.J616]+[.L616]" table:style-name="ce5">
            <text:p>3532113</text:p>
          </table:table-cell>
          <table:table-cell office:value-type="float" office:value="0.26500000000000001" table:style-name="ce1">
            <text:p>0.26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7];[reclass_tables.K$2:.L$4];2;0)" table:style-name="ce1">
            <text:p>1</text:p>
          </table:table-cell>
          <table:table-cell office:value-type="float" office:value="3532201" table:formula="of:=[.B617]+[.D617]+[.F617]+[.H617]+[.J617]+[.L617]" table:style-name="ce5">
            <text:p>3532201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8];[reclass_tables.K$2:.L$4];2;0)" table:style-name="ce1">
            <text:p>2</text:p>
          </table:table-cell>
          <table:table-cell office:value-type="float" office:value="3532202" table:formula="of:=[.B618]+[.D618]+[.F618]+[.H618]+[.J618]+[.L618]" table:style-name="ce5">
            <text:p>3532202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9];[reclass_tables.K$2:.L$4];2;0)" table:style-name="ce1">
            <text:p>3</text:p>
          </table:table-cell>
          <table:table-cell office:value-type="float" office:value="3532203" table:formula="of:=[.B619]+[.D619]+[.F619]+[.H619]+[.J619]+[.L619]" table:style-name="ce5">
            <text:p>3532203</text:p>
          </table:table-cell>
          <table:table-cell office:value-type="float" office:value="0.248" table:style-name="ce1">
            <text:p>0.24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0];[reclass_tables.K$2:.L$4];2;0)" table:style-name="ce1">
            <text:p>2</text:p>
          </table:table-cell>
          <table:table-cell office:value-type="float" office:value="3532212" table:formula="of:=[.B620]+[.D620]+[.F620]+[.H620]+[.J620]+[.L620]" table:style-name="ce5">
            <text:p>3532212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1];[reclass_tables.K$2:.L$4];2;0)" table:style-name="ce1">
            <text:p>3</text:p>
          </table:table-cell>
          <table:table-cell office:value-type="float" office:value="3532213" table:formula="of:=[.B621]+[.D621]+[.F621]+[.H621]+[.J621]+[.L621]" table:style-name="ce5">
            <text:p>3532213</text:p>
          </table:table-cell>
          <table:table-cell office:value-type="float" office:value="0.248" table:style-name="ce1">
            <text:p>0.24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2];[reclass_tables.K$2:.L$4];2;0)" table:style-name="ce1">
            <text:p>1</text:p>
          </table:table-cell>
          <table:table-cell office:value-type="float" office:value="3533101" table:formula="of:=[.B622]+[.D622]+[.F622]+[.H622]+[.J622]+[.L622]" table:style-name="ce5">
            <text:p>3533101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3];[reclass_tables.K$2:.L$4];2;0)" table:style-name="ce1">
            <text:p>2</text:p>
          </table:table-cell>
          <table:table-cell office:value-type="float" office:value="3533102" table:formula="of:=[.B623]+[.D623]+[.F623]+[.H623]+[.J623]+[.L623]" table:style-name="ce5">
            <text:p>3533102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4];[reclass_tables.K$2:.L$4];2;0)" table:style-name="ce1">
            <text:p>3</text:p>
          </table:table-cell>
          <table:table-cell office:value-type="float" office:value="3533103" table:formula="of:=[.B624]+[.D624]+[.F624]+[.H624]+[.J624]+[.L624]" table:style-name="ce5">
            <text:p>3533103</text:p>
          </table:table-cell>
          <table:table-cell office:value-type="float" office:value="0.251" table:style-name="ce1">
            <text:p>0.25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5];[reclass_tables.K$2:.L$4];2;0)" table:style-name="ce1">
            <text:p>1</text:p>
          </table:table-cell>
          <table:table-cell office:value-type="float" office:value="3533201" table:formula="of:=[.B625]+[.D625]+[.F625]+[.H625]+[.J625]+[.L625]" table:style-name="ce5">
            <text:p>3533201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6];[reclass_tables.K$2:.L$4];2;0)" table:style-name="ce1">
            <text:p>2</text:p>
          </table:table-cell>
          <table:table-cell office:value-type="float" office:value="3533202" table:formula="of:=[.B626]+[.D626]+[.F626]+[.H626]+[.J626]+[.L626]" table:style-name="ce5">
            <text:p>3533202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7];[reclass_tables.K$2:.L$4];2;0)" table:style-name="ce1">
            <text:p>3</text:p>
          </table:table-cell>
          <table:table-cell office:value-type="float" office:value="3533203" table:formula="of:=[.B627]+[.D627]+[.F627]+[.H627]+[.J627]+[.L627]" table:style-name="ce5">
            <text:p>3533203</text:p>
          </table:table-cell>
          <table:table-cell office:value-type="float" office:value="0.22" table:style-name="ce1">
            <text:p>0.2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2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8];[reclass_tables.K$2:.L$4];2;0)" table:style-name="ce1">
            <text:p>1</text:p>
          </table:table-cell>
          <table:table-cell office:value-type="float" office:value="3541101" table:formula="of:=[.B628]+[.D628]+[.F628]+[.H628]+[.J628]+[.L628]" table:style-name="ce5">
            <text:p>3541101</text:p>
          </table:table-cell>
          <table:table-cell office:value-type="float" office:value="0.76249999999999996" table:formula="of:=AVERAGE([.N640];[.N652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2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9];[reclass_tables.K$2:.L$4];2;0)" table:style-name="ce1">
            <text:p>2</text:p>
          </table:table-cell>
          <table:table-cell office:value-type="float" office:value="3541102" table:formula="of:=[.B629]+[.D629]+[.F629]+[.H629]+[.J629]+[.L629]" table:style-name="ce5">
            <text:p>3541102</text:p>
          </table:table-cell>
          <table:table-cell office:value-type="float" office:value="0.76249999999999996" table:formula="of:=AVERAGE([.N641];[.N653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0];[reclass_tables.K$2:.L$4];2;0)" table:style-name="ce1">
            <text:p>3</text:p>
          </table:table-cell>
          <table:table-cell office:value-type="float" office:value="3541103" table:formula="of:=[.B630]+[.D630]+[.F630]+[.H630]+[.J630]+[.L630]" table:style-name="ce5">
            <text:p>3541103</text:p>
          </table:table-cell>
          <table:table-cell office:value-type="float" office:value="0.30549999999999999" table:formula="of:=AVERAGE([.N642];[.N654])" table:style-name="ce7">
            <text:p>0.30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1];[reclass_tables.K$2:.L$4];2;0)" table:style-name="ce1">
            <text:p>1</text:p>
          </table:table-cell>
          <table:table-cell office:value-type="float" office:value="3541111" table:formula="of:=[.B631]+[.D631]+[.F631]+[.H631]+[.J631]+[.L631]" table:style-name="ce5">
            <text:p>3541111</text:p>
          </table:table-cell>
          <table:table-cell office:value-type="float" office:value="0.76249999999999996" table:formula="of:=AVERAGE([.N643];[.N655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2];[reclass_tables.K$2:.L$4];2;0)" table:style-name="ce1">
            <text:p>2</text:p>
          </table:table-cell>
          <table:table-cell office:value-type="float" office:value="3541112" table:formula="of:=[.B632]+[.D632]+[.F632]+[.H632]+[.J632]+[.L632]" table:style-name="ce5">
            <text:p>3541112</text:p>
          </table:table-cell>
          <table:table-cell office:value-type="float" office:value="0.76249999999999996" table:formula="of:=AVERAGE([.N644];[.N656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3];[reclass_tables.K$2:.L$4];2;0)" table:style-name="ce1">
            <text:p>3</text:p>
          </table:table-cell>
          <table:table-cell office:value-type="float" office:value="3541113" table:formula="of:=[.B633]+[.D633]+[.F633]+[.H633]+[.J633]+[.L633]" table:style-name="ce5">
            <text:p>3541113</text:p>
          </table:table-cell>
          <table:table-cell office:value-type="float" office:value="0.30549999999999999" table:formula="of:=AVERAGE([.N645];[.N657])" table:style-name="ce7">
            <text:p>0.30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4];[reclass_tables.K$2:.L$4];2;0)" table:style-name="ce1">
            <text:p>1</text:p>
          </table:table-cell>
          <table:table-cell office:value-type="float" office:value="3541201" table:formula="of:=[.B634]+[.D634]+[.F634]+[.H634]+[.J634]+[.L634]" table:style-name="ce5">
            <text:p>3541201</text:p>
          </table:table-cell>
          <table:table-cell office:value-type="float" office:value="0.6875" table:formula="of:=AVERAGE([.N646];[.N658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5];[reclass_tables.K$2:.L$4];2;0)" table:style-name="ce1">
            <text:p>2</text:p>
          </table:table-cell>
          <table:table-cell office:value-type="float" office:value="3541202" table:formula="of:=[.B635]+[.D635]+[.F635]+[.H635]+[.J635]+[.L635]" table:style-name="ce5">
            <text:p>3541202</text:p>
          </table:table-cell>
          <table:table-cell office:value-type="float" office:value="0.6875" table:formula="of:=AVERAGE([.N647];[.N659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6];[reclass_tables.K$2:.L$4];2;0)" table:style-name="ce1">
            <text:p>3</text:p>
          </table:table-cell>
          <table:table-cell office:value-type="float" office:value="3541203" table:formula="of:=[.B636]+[.D636]+[.F636]+[.H636]+[.J636]+[.L636]" table:style-name="ce5">
            <text:p>3541203</text:p>
          </table:table-cell>
          <table:table-cell office:value-type="float" office:value="0.3125" table:formula="of:=AVERAGE([.N648];[.N660])" table:style-name="ce7">
            <text:p>0.31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7];[reclass_tables.K$2:.L$4];2;0)" table:style-name="ce1">
            <text:p>1</text:p>
          </table:table-cell>
          <table:table-cell office:value-type="float" office:value="3541211" table:formula="of:=[.B637]+[.D637]+[.F637]+[.H637]+[.J637]+[.L637]" table:style-name="ce5">
            <text:p>3541211</text:p>
          </table:table-cell>
          <table:table-cell office:value-type="float" office:value="0.6875" table:formula="of:=AVERAGE([.N649];[.N661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8];[reclass_tables.K$2:.L$4];2;0)" table:style-name="ce1">
            <text:p>2</text:p>
          </table:table-cell>
          <table:table-cell office:value-type="float" office:value="3541212" table:formula="of:=[.B638]+[.D638]+[.F638]+[.H638]+[.J638]+[.L638]" table:style-name="ce5">
            <text:p>3541212</text:p>
          </table:table-cell>
          <table:table-cell office:value-type="float" office:value="0.6875" table:formula="of:=AVERAGE([.N650];[.N662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3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9];[reclass_tables.K$2:.L$4];2;0)" table:style-name="ce1">
            <text:p>3</text:p>
          </table:table-cell>
          <table:table-cell office:value-type="float" office:value="3541213" table:formula="of:=[.B639]+[.D639]+[.F639]+[.H639]+[.J639]+[.L639]" table:style-name="ce5">
            <text:p>3541213</text:p>
          </table:table-cell>
          <table:table-cell office:value-type="float" office:value="0.3125" table:formula="of:=AVERAGE([.N651];[.N663])" table:style-name="ce7">
            <text:p>0.31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0];[reclass_tables.K$2:.L$4];2;0)" table:style-name="ce1">
            <text:p>1</text:p>
          </table:table-cell>
          <table:table-cell office:value-type="float" office:value="3542101" table:formula="of:=[.B640]+[.D640]+[.F640]+[.H640]+[.J640]+[.L640]" table:style-name="ce5">
            <text:p>354210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1];[reclass_tables.K$2:.L$4];2;0)" table:style-name="ce1">
            <text:p>2</text:p>
          </table:table-cell>
          <table:table-cell office:value-type="float" office:value="3542102" table:formula="of:=[.B641]+[.D641]+[.F641]+[.H641]+[.J641]+[.L641]" table:style-name="ce5">
            <text:p>354210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2];[reclass_tables.K$2:.L$4];2;0)" table:style-name="ce1">
            <text:p>3</text:p>
          </table:table-cell>
          <table:table-cell office:value-type="float" office:value="3542103" table:formula="of:=[.B642]+[.D642]+[.F642]+[.H642]+[.J642]+[.L642]" table:style-name="ce5">
            <text:p>354210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3];[reclass_tables.K$2:.L$4];2;0)" table:style-name="ce1">
            <text:p>1</text:p>
          </table:table-cell>
          <table:table-cell office:value-type="float" office:value="3542111" table:formula="of:=[.B643]+[.D643]+[.F643]+[.H643]+[.J643]+[.L643]" table:style-name="ce5">
            <text:p>3542111</text:p>
          </table:table-cell>
          <table:table-cell office:value-type="float" office:value="1.155" table:style-name="ce1">
            <text:p>1.15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4];[reclass_tables.K$2:.L$4];2;0)" table:style-name="ce1">
            <text:p>2</text:p>
          </table:table-cell>
          <table:table-cell office:value-type="float" office:value="3542112" table:formula="of:=[.B644]+[.D644]+[.F644]+[.H644]+[.J644]+[.L644]" table:style-name="ce5">
            <text:p>3542112</text:p>
          </table:table-cell>
          <table:table-cell office:value-type="float" office:value="1.155" table:style-name="ce1">
            <text:p>1.15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5];[reclass_tables.K$2:.L$4];2;0)" table:style-name="ce1">
            <text:p>3</text:p>
          </table:table-cell>
          <table:table-cell office:value-type="float" office:value="3542113" table:formula="of:=[.B645]+[.D645]+[.F645]+[.H645]+[.J645]+[.L645]" table:style-name="ce5">
            <text:p>3542113</text:p>
          </table:table-cell>
          <table:table-cell office:value-type="float" office:value="0.39400000000000002" table:style-name="ce1">
            <text:p>0.39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6];[reclass_tables.K$2:.L$4];2;0)" table:style-name="ce1">
            <text:p>1</text:p>
          </table:table-cell>
          <table:table-cell office:value-type="float" office:value="3542201" table:formula="of:=[.B646]+[.D646]+[.F646]+[.H646]+[.J646]+[.L646]" table:style-name="ce5">
            <text:p>354220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7];[reclass_tables.K$2:.L$4];2;0)" table:style-name="ce1">
            <text:p>2</text:p>
          </table:table-cell>
          <table:table-cell office:value-type="float" office:value="3542202" table:formula="of:=[.B647]+[.D647]+[.F647]+[.H647]+[.J647]+[.L647]" table:style-name="ce5">
            <text:p>354220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8];[reclass_tables.K$2:.L$4];2;0)" table:style-name="ce1">
            <text:p>3</text:p>
          </table:table-cell>
          <table:table-cell office:value-type="float" office:value="3542203" table:formula="of:=[.B648]+[.D648]+[.F648]+[.H648]+[.J648]+[.L648]" table:style-name="ce5">
            <text:p>354220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4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9];[reclass_tables.K$2:.L$4];2;0)" table:style-name="ce1">
            <text:p>1</text:p>
          </table:table-cell>
          <table:table-cell office:value-type="float" office:value="3542211" table:formula="of:=[.B649]+[.D649]+[.F649]+[.H649]+[.J649]+[.L649]" table:style-name="ce5">
            <text:p>354221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0];[reclass_tables.K$2:.L$4];2;0)" table:style-name="ce1">
            <text:p>2</text:p>
          </table:table-cell>
          <table:table-cell office:value-type="float" office:value="3542212" table:formula="of:=[.B650]+[.D650]+[.F650]+[.H650]+[.J650]+[.L650]" table:style-name="ce5">
            <text:p>354221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1];[reclass_tables.K$2:.L$4];2;0)" table:style-name="ce1">
            <text:p>3</text:p>
          </table:table-cell>
          <table:table-cell office:value-type="float" office:value="3542213" table:formula="of:=[.B651]+[.D651]+[.F651]+[.H651]+[.J651]+[.L651]" table:style-name="ce5">
            <text:p>354221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2];[reclass_tables.K$2:.L$4];2;0)" table:style-name="ce1">
            <text:p>1</text:p>
          </table:table-cell>
          <table:table-cell office:value-type="float" office:value="3543101" table:formula="of:=[.B652]+[.D652]+[.F652]+[.H652]+[.J652]+[.L652]" table:style-name="ce5">
            <text:p>3543101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3];[reclass_tables.K$2:.L$4];2;0)" table:style-name="ce1">
            <text:p>2</text:p>
          </table:table-cell>
          <table:table-cell office:value-type="float" office:value="3543102" table:formula="of:=[.B653]+[.D653]+[.F653]+[.H653]+[.J653]+[.L653]" table:style-name="ce5">
            <text:p>3543102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4];[reclass_tables.K$2:.L$4];2;0)" table:style-name="ce1">
            <text:p>3</text:p>
          </table:table-cell>
          <table:table-cell office:value-type="float" office:value="3543103" table:formula="of:=[.B654]+[.D654]+[.F654]+[.H654]+[.J654]+[.L654]" table:style-name="ce5">
            <text:p>3543103</text:p>
          </table:table-cell>
          <table:table-cell office:value-type="float" office:value="0.217" table:style-name="ce7">
            <text:p>0.21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5];[reclass_tables.K$2:.L$4];2;0)" table:style-name="ce1">
            <text:p>1</text:p>
          </table:table-cell>
          <table:table-cell office:value-type="float" office:value="3543111" table:formula="of:=[.B655]+[.D655]+[.F655]+[.H655]+[.J655]+[.L655]" table:style-name="ce5">
            <text:p>3543111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6];[reclass_tables.K$2:.L$4];2;0)" table:style-name="ce1">
            <text:p>2</text:p>
          </table:table-cell>
          <table:table-cell office:value-type="float" office:value="3543112" table:formula="of:=[.B656]+[.D656]+[.F656]+[.H656]+[.J656]+[.L656]" table:style-name="ce5">
            <text:p>3543112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7];[reclass_tables.K$2:.L$4];2;0)" table:style-name="ce1">
            <text:p>3</text:p>
          </table:table-cell>
          <table:table-cell office:value-type="float" office:value="3543113" table:formula="of:=[.B657]+[.D657]+[.F657]+[.H657]+[.J657]+[.L657]" table:style-name="ce5">
            <text:p>3543113</text:p>
          </table:table-cell>
          <table:table-cell office:value-type="float" office:value="0.217" table:style-name="ce7">
            <text:p>0.21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8];[reclass_tables.K$2:.L$4];2;0)" table:style-name="ce1">
            <text:p>1</text:p>
          </table:table-cell>
          <table:table-cell office:value-type="float" office:value="3543201" table:formula="of:=[.B658]+[.D658]+[.F658]+[.H658]+[.J658]+[.L658]" table:style-name="ce5">
            <text:p>3543201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9];[reclass_tables.K$2:.L$4];2;0)" table:style-name="ce1">
            <text:p>2</text:p>
          </table:table-cell>
          <table:table-cell office:value-type="float" office:value="3543202" table:formula="of:=[.B659]+[.D659]+[.F659]+[.H659]+[.J659]+[.L659]" table:style-name="ce5">
            <text:p>3543202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0];[reclass_tables.K$2:.L$4];2;0)" table:style-name="ce1">
            <text:p>3</text:p>
          </table:table-cell>
          <table:table-cell office:value-type="float" office:value="3543203" table:formula="of:=[.B660]+[.D660]+[.F660]+[.H660]+[.J660]+[.L660]" table:style-name="ce5">
            <text:p>3543203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1];[reclass_tables.K$2:.L$4];2;0)" table:style-name="ce1">
            <text:p>1</text:p>
          </table:table-cell>
          <table:table-cell office:value-type="float" office:value="3543211" table:formula="of:=[.B661]+[.D661]+[.F661]+[.H661]+[.J661]+[.L661]" table:style-name="ce5">
            <text:p>3543211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2];[reclass_tables.K$2:.L$4];2;0)" table:style-name="ce1">
            <text:p>2</text:p>
          </table:table-cell>
          <table:table-cell office:value-type="float" office:value="3543212" table:formula="of:=[.B662]+[.D662]+[.F662]+[.H662]+[.J662]+[.L662]" table:style-name="ce5">
            <text:p>3543212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3];[reclass_tables.K$2:.L$4];2;0)" table:style-name="ce1">
            <text:p>3</text:p>
          </table:table-cell>
          <table:table-cell office:value-type="float" office:value="3543213" table:formula="of:=[.B663]+[.D663]+[.F663]+[.H663]+[.J663]+[.L663]" table:style-name="ce5">
            <text:p>3543213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4];[reclass_tables.K$2:.L$4];2;0)" table:style-name="ce1">
            <text:p>1</text:p>
          </table:table-cell>
          <table:table-cell office:value-type="float" office:value="3551101" table:formula="of:=[.B664]+[.D664]+[.F664]+[.H664]+[.J664]+[.L664]" table:style-name="ce5">
            <text:p>3551101</text:p>
          </table:table-cell>
          <table:table-cell office:value-type="float" office:value="0.188" table:formula="of:=AVERAGE([.N670];[.N676])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5];[reclass_tables.K$2:.L$4];2;0)" table:style-name="ce1">
            <text:p>2</text:p>
          </table:table-cell>
          <table:table-cell office:value-type="float" office:value="3551102" table:formula="of:=[.B665]+[.D665]+[.F665]+[.H665]+[.J665]+[.L665]" table:style-name="ce5">
            <text:p>3551102</text:p>
          </table:table-cell>
          <table:table-cell office:value-type="float" office:value="0.188" table:formula="of:=AVERAGE([.N671];[.N677])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6];[reclass_tables.K$2:.L$4];2;0)" table:style-name="ce1">
            <text:p>3</text:p>
          </table:table-cell>
          <table:table-cell office:value-type="float" office:value="3551103" table:formula="of:=[.B666]+[.D666]+[.F666]+[.H666]+[.J666]+[.L666]" table:style-name="ce5">
            <text:p>3551103</text:p>
          </table:table-cell>
          <table:table-cell office:value-type="float" office:value="0.21299999999999999" table:formula="of:=AVERAGE([.N672];[.N678])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7];[reclass_tables.K$2:.L$4];2;0)" table:style-name="ce1">
            <text:p>1</text:p>
          </table:table-cell>
          <table:table-cell office:value-type="float" office:value="3551201" table:formula="of:=[.B667]+[.D667]+[.F667]+[.H667]+[.J667]+[.L667]" table:style-name="ce5">
            <text:p>3551201</text:p>
          </table:table-cell>
          <table:table-cell office:value-type="float" office:value="0.26200000000000001" table:formula="of:=AVERAGE([.N673];[.N679])" table:style-name="ce7">
            <text:p>0.2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8];[reclass_tables.K$2:.L$4];2;0)" table:style-name="ce1">
            <text:p>2</text:p>
          </table:table-cell>
          <table:table-cell office:value-type="float" office:value="3551202" table:formula="of:=[.B668]+[.D668]+[.F668]+[.H668]+[.J668]+[.L668]" table:style-name="ce5">
            <text:p>3551202</text:p>
          </table:table-cell>
          <table:table-cell office:value-type="float" office:value="0.26200000000000001" table:formula="of:=AVERAGE([.N674];[.N680])" table:style-name="ce7">
            <text:p>0.2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9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9];[reclass_tables.K$2:.L$4];2;0)" table:style-name="ce1">
            <text:p>3</text:p>
          </table:table-cell>
          <table:table-cell office:value-type="float" office:value="3551203" table:formula="of:=[.B669]+[.D669]+[.F669]+[.H669]+[.J669]+[.L669]" table:style-name="ce5">
            <text:p>3551203</text:p>
          </table:table-cell>
          <table:table-cell office:value-type="float" office:value="0.22450000000000001" table:formula="of:=AVERAGE([.N675];[.N681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0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0];[reclass_tables.K$2:.L$4];2;0)" table:style-name="ce1">
            <text:p>1</text:p>
          </table:table-cell>
          <table:table-cell office:value-type="float" office:value="3552101" table:formula="of:=[.B670]+[.D670]+[.F670]+[.H670]+[.J670]+[.L670]" table:style-name="ce5">
            <text:p>3552101</text:p>
          </table:table-cell>
          <table:table-cell office:value-type="float" office:value="0.14499999999999999" table:style-name="ce1">
            <text:p>0.1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1];[reclass_tables.K$2:.L$4];2;0)" table:style-name="ce1">
            <text:p>2</text:p>
          </table:table-cell>
          <table:table-cell office:value-type="float" office:value="3552102" table:formula="of:=[.B671]+[.D671]+[.F671]+[.H671]+[.J671]+[.L671]" table:style-name="ce5">
            <text:p>3552102</text:p>
          </table:table-cell>
          <table:table-cell office:value-type="float" office:value="0.14499999999999999" table:style-name="ce1">
            <text:p>0.1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2];[reclass_tables.K$2:.L$4];2;0)" table:style-name="ce1">
            <text:p>3</text:p>
          </table:table-cell>
          <table:table-cell office:value-type="float" office:value="3552103" table:formula="of:=[.B672]+[.D672]+[.F672]+[.H672]+[.J672]+[.L672]" table:style-name="ce5">
            <text:p>3552103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3];[reclass_tables.K$2:.L$4];2;0)" table:style-name="ce1">
            <text:p>1</text:p>
          </table:table-cell>
          <table:table-cell office:value-type="float" office:value="3552201" table:formula="of:=[.B673]+[.D673]+[.F673]+[.H673]+[.J673]+[.L673]" table:style-name="ce5">
            <text:p>355220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4];[reclass_tables.K$2:.L$4];2;0)" table:style-name="ce1">
            <text:p>2</text:p>
          </table:table-cell>
          <table:table-cell office:value-type="float" office:value="3552202" table:formula="of:=[.B674]+[.D674]+[.F674]+[.H674]+[.J674]+[.L674]" table:style-name="ce5">
            <text:p>3552202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5];[reclass_tables.K$2:.L$4];2;0)" table:style-name="ce1">
            <text:p>3</text:p>
          </table:table-cell>
          <table:table-cell office:value-type="float" office:value="3552203" table:formula="of:=[.B675]+[.D675]+[.F675]+[.H675]+[.J675]+[.L675]" table:style-name="ce5">
            <text:p>3552203</text:p>
          </table:table-cell>
          <table:table-cell office:value-type="float" office:value="0.248" table:style-name="ce7">
            <text:p>0.248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6];[reclass_tables.K$2:.L$4];2;0)" table:style-name="ce1">
            <text:p>1</text:p>
          </table:table-cell>
          <table:table-cell office:value-type="float" office:value="3553101" table:formula="of:=[.B676]+[.D676]+[.F676]+[.H676]+[.J676]+[.L676]" table:style-name="ce5">
            <text:p>355310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7];[reclass_tables.K$2:.L$4];2;0)" table:style-name="ce1">
            <text:p>2</text:p>
          </table:table-cell>
          <table:table-cell office:value-type="float" office:value="3553102" table:formula="of:=[.B677]+[.D677]+[.F677]+[.H677]+[.J677]+[.L677]" table:style-name="ce5">
            <text:p>3553102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8];[reclass_tables.K$2:.L$4];2;0)" table:style-name="ce1">
            <text:p>3</text:p>
          </table:table-cell>
          <table:table-cell office:value-type="float" office:value="3553103" table:formula="of:=[.B678]+[.D678]+[.F678]+[.H678]+[.J678]+[.L678]" table:style-name="ce5">
            <text:p>3553103</text:p>
          </table:table-cell>
          <table:table-cell office:value-type="float" office:value="0.124" table:style-name="ce1">
            <text:p>0.1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9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9];[reclass_tables.K$2:.L$4];2;0)" table:style-name="ce1">
            <text:p>1</text:p>
          </table:table-cell>
          <table:table-cell office:value-type="float" office:value="3553201" table:formula="of:=[.B679]+[.D679]+[.F679]+[.H679]+[.J679]+[.L679]" table:style-name="ce5">
            <text:p>3553201</text:p>
          </table:table-cell>
          <table:table-cell office:value-type="float" office:value="0.29299999999999998" table:style-name="ce1">
            <text:p>0.29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0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8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0];[reclass_tables.K$2:.L$4];2;0)" table:style-name="ce1">
            <text:p>2</text:p>
          </table:table-cell>
          <table:table-cell office:value-type="float" office:value="3553202" table:formula="of:=[.B680]+[.D680]+[.F680]+[.H680]+[.J680]+[.L680]" table:style-name="ce5">
            <text:p>3553202</text:p>
          </table:table-cell>
          <table:table-cell office:value-type="float" office:value="0.29299999999999998" table:style-name="ce1">
            <text:p>0.29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8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1];[reclass_tables.K$2:.L$4];2;0)" table:style-name="ce1">
            <text:p>3</text:p>
          </table:table-cell>
          <table:table-cell office:value-type="float" office:value="3553203" table:formula="of:=[.B681]+[.D681]+[.F681]+[.H681]+[.J681]+[.L681]" table:style-name="ce5">
            <text:p>3553203</text:p>
          </table:table-cell>
          <table:table-cell office:value-type="float" office:value="0.20100000000000001" table:style-name="ce1">
            <text:p>0.20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2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82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2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682];[reclass_tables.K$2:.L$4];2;0)" table:style-name="ce1">
            <text:p>#N/A</text:p>
          </table:table-cell>
          <table:table-cell office:value-type="float" office:value="0" table:formula="of:=[.B682]+[.D682]+[.F682]+[.H682]+[.J682]+[.L682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3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8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3];[reclass_tables.K$2:.L$4];2;0)" table:style-name="ce1">
            <text:p>1</text:p>
          </table:table-cell>
          <table:table-cell office:value-type="float" office:value="3561101" table:formula="of:=[.B683]+[.D683]+[.F683]+[.H683]+[.J683]+[.L683]" table:style-name="ce5">
            <text:p>35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8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8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4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684];[reclass_tables.K$2:.L$4];2;0)" table:style-name="ce1">
            <text:p>#N/A</text:p>
          </table:table-cell>
          <table:table-cell office:value-type="float" office:value="0" table:formula="of:=[.B684]+[.D684]+[.F684]+[.H684]+[.J684]+[.L684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8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5];[reclass_tables.K$2:.L$4];2;0)" table:style-name="ce1">
            <text:p>1</text:p>
          </table:table-cell>
          <table:table-cell office:value-type="float" office:value="4021101" table:formula="of:=[.B685]+[.D685]+[.F685]+[.H685]+[.J685]+[.L685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8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6];[reclass_tables.K$2:.L$4];2;0)" table:style-name="ce1">
            <text:p>2</text:p>
          </table:table-cell>
          <table:table-cell office:value-type="float" office:value="4021102" table:formula="of:=[.B686]+[.D686]+[.F686]+[.H686]+[.J686]+[.L686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8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7];[reclass_tables.K$2:.L$4];2;0)" table:style-name="ce1">
            <text:p>3</text:p>
          </table:table-cell>
          <table:table-cell office:value-type="float" office:value="4021103" table:formula="of:=[.B687]+[.D687]+[.F687]+[.H687]+[.J687]+[.L687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8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8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8];[reclass_tables.K$2:.L$4];2;0)" table:style-name="ce1">
            <text:p>1</text:p>
          </table:table-cell>
          <table:table-cell office:value-type="float" office:value="4022101" table:formula="of:=[.B688]+[.D688]+[.F688]+[.H688]+[.J688]+[.L688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8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8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8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9];[reclass_tables.K$2:.L$4];2;0)" table:style-name="ce1">
            <text:p>2</text:p>
          </table:table-cell>
          <table:table-cell office:value-type="float" office:value="4022102" table:formula="of:=[.B689]+[.D689]+[.F689]+[.H689]+[.J689]+[.L689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9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0];[reclass_tables.K$2:.L$4];2;0)" table:style-name="ce1">
            <text:p>3</text:p>
          </table:table-cell>
          <table:table-cell office:value-type="float" office:value="4022103" table:formula="of:=[.B690]+[.D690]+[.F690]+[.H690]+[.J690]+[.L690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9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1];[reclass_tables.K$2:.L$4];2;0)" table:style-name="ce1">
            <text:p>1</text:p>
          </table:table-cell>
          <table:table-cell office:value-type="float" office:value="4023101" table:formula="of:=[.B691]+[.D691]+[.F691]+[.H691]+[.J691]+[.L691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9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2];[reclass_tables.K$2:.L$4];2;0)" table:style-name="ce1">
            <text:p>2</text:p>
          </table:table-cell>
          <table:table-cell office:value-type="float" office:value="4023102" table:formula="of:=[.B692]+[.D692]+[.F692]+[.H692]+[.J692]+[.L692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9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3];[reclass_tables.K$2:.L$4];2;0)" table:style-name="ce1">
            <text:p>3</text:p>
          </table:table-cell>
          <table:table-cell office:value-type="float" office:value="4023103" table:formula="of:=[.B693]+[.D693]+[.F693]+[.H693]+[.J693]+[.L693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9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4];[reclass_tables.K$2:.L$4];2;0)" table:style-name="ce1">
            <text:p>1</text:p>
          </table:table-cell>
          <table:table-cell office:value-type="float" office:value="4031101" table:formula="of:=[.B694]+[.D694]+[.F694]+[.H694]+[.J694]+[.L694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9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5];[reclass_tables.K$2:.L$4];2;0)" table:style-name="ce1">
            <text:p>2</text:p>
          </table:table-cell>
          <table:table-cell office:value-type="float" office:value="4031102" table:formula="of:=[.B695]+[.D695]+[.F695]+[.H695]+[.J695]+[.L695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9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6];[reclass_tables.K$2:.L$4];2;0)" table:style-name="ce1">
            <text:p>3</text:p>
          </table:table-cell>
          <table:table-cell office:value-type="float" office:value="4031103" table:formula="of:=[.B696]+[.D696]+[.F696]+[.H696]+[.J696]+[.L696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9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7];[reclass_tables.K$2:.L$4];2;0)" table:style-name="ce1">
            <text:p>1</text:p>
          </table:table-cell>
          <table:table-cell office:value-type="float" office:value="4032101" table:formula="of:=[.B697]+[.D697]+[.F697]+[.H697]+[.J697]+[.L697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9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8];[reclass_tables.K$2:.L$4];2;0)" table:style-name="ce1">
            <text:p>2</text:p>
          </table:table-cell>
          <table:table-cell office:value-type="float" office:value="4032102" table:formula="of:=[.B698]+[.D698]+[.F698]+[.H698]+[.J698]+[.L698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69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9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9];[reclass_tables.K$2:.L$4];2;0)" table:style-name="ce1">
            <text:p>3</text:p>
          </table:table-cell>
          <table:table-cell office:value-type="float" office:value="4032103" table:formula="of:=[.B699]+[.D699]+[.F699]+[.H699]+[.J699]+[.L699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0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0];[reclass_tables.K$2:.L$4];2;0)" table:style-name="ce1">
            <text:p>1</text:p>
          </table:table-cell>
          <table:table-cell office:value-type="float" office:value="4033101" table:formula="of:=[.B700]+[.D700]+[.F700]+[.H700]+[.J700]+[.L700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0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1];[reclass_tables.K$2:.L$4];2;0)" table:style-name="ce1">
            <text:p>2</text:p>
          </table:table-cell>
          <table:table-cell office:value-type="float" office:value="4033102" table:formula="of:=[.B701]+[.D701]+[.F701]+[.H701]+[.J701]+[.L701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0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2];[reclass_tables.K$2:.L$4];2;0)" table:style-name="ce1">
            <text:p>3</text:p>
          </table:table-cell>
          <table:table-cell office:value-type="float" office:value="4033103" table:formula="of:=[.B702]+[.D702]+[.F702]+[.H702]+[.J702]+[.L702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3];[reclass_tables.K$2:.L$4];2;0)" table:style-name="ce1">
            <text:p>1</text:p>
          </table:table-cell>
          <table:table-cell office:value-type="float" office:value="4041101" table:formula="of:=[.B703]+[.D703]+[.F703]+[.H703]+[.J703]+[.L703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4];[reclass_tables.K$2:.L$4];2;0)" table:style-name="ce1">
            <text:p>2</text:p>
          </table:table-cell>
          <table:table-cell office:value-type="float" office:value="4041102" table:formula="of:=[.B704]+[.D704]+[.F704]+[.H704]+[.J704]+[.L704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5];[reclass_tables.K$2:.L$4];2;0)" table:style-name="ce1">
            <text:p>3</text:p>
          </table:table-cell>
          <table:table-cell office:value-type="float" office:value="4041103" table:formula="of:=[.B705]+[.D705]+[.F705]+[.H705]+[.J705]+[.L705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0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6];[reclass_tables.K$2:.L$4];2;0)" table:style-name="ce1">
            <text:p>1</text:p>
          </table:table-cell>
          <table:table-cell office:value-type="float" office:value="4041111" table:formula="of:=[.B706]+[.D706]+[.F706]+[.H706]+[.J706]+[.L706]" table:style-name="ce5">
            <text:p>4041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0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7];[reclass_tables.K$2:.L$4];2;0)" table:style-name="ce1">
            <text:p>2</text:p>
          </table:table-cell>
          <table:table-cell office:value-type="float" office:value="4041112" table:formula="of:=[.B707]+[.D707]+[.F707]+[.H707]+[.J707]+[.L707]" table:style-name="ce5">
            <text:p>4041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0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8];[reclass_tables.K$2:.L$4];2;0)" table:style-name="ce1">
            <text:p>3</text:p>
          </table:table-cell>
          <table:table-cell office:value-type="float" office:value="4041113" table:formula="of:=[.B708]+[.D708]+[.F708]+[.H708]+[.J708]+[.L708]" table:style-name="ce5">
            <text:p>4041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0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0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9];[reclass_tables.K$2:.L$4];2;0)" table:style-name="ce1">
            <text:p>1</text:p>
          </table:table-cell>
          <table:table-cell office:value-type="float" office:value="4041201" table:formula="of:=[.B709]+[.D709]+[.F709]+[.H709]+[.J709]+[.L709]" table:style-name="ce5">
            <text:p>4041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0];[reclass_tables.K$2:.L$4];2;0)" table:style-name="ce1">
            <text:p>2</text:p>
          </table:table-cell>
          <table:table-cell office:value-type="float" office:value="4041202" table:formula="of:=[.B710]+[.D710]+[.F710]+[.H710]+[.J710]+[.L710]" table:style-name="ce5">
            <text:p>4041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1];[reclass_tables.K$2:.L$4];2;0)" table:style-name="ce1">
            <text:p>3</text:p>
          </table:table-cell>
          <table:table-cell office:value-type="float" office:value="4041203" table:formula="of:=[.B711]+[.D711]+[.F711]+[.H711]+[.J711]+[.L711]" table:style-name="ce5">
            <text:p>4041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1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2];[reclass_tables.K$2:.L$4];2;0)" table:style-name="ce1">
            <text:p>1</text:p>
          </table:table-cell>
          <table:table-cell office:value-type="float" office:value="4041211" table:formula="of:=[.B712]+[.D712]+[.F712]+[.H712]+[.J712]+[.L712]" table:style-name="ce5">
            <text:p>4041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1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3];[reclass_tables.K$2:.L$4];2;0)" table:style-name="ce1">
            <text:p>2</text:p>
          </table:table-cell>
          <table:table-cell office:value-type="float" office:value="4041212" table:formula="of:=[.B713]+[.D713]+[.F713]+[.H713]+[.J713]+[.L713]" table:style-name="ce5">
            <text:p>40412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1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1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4];[reclass_tables.K$2:.L$4];2;0)" table:style-name="ce1">
            <text:p>3</text:p>
          </table:table-cell>
          <table:table-cell office:value-type="float" office:value="4041213" table:formula="of:=[.B714]+[.D714]+[.F714]+[.H714]+[.J714]+[.L714]" table:style-name="ce5">
            <text:p>40412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5];[reclass_tables.K$2:.L$4];2;0)" table:style-name="ce1">
            <text:p>1</text:p>
          </table:table-cell>
          <table:table-cell office:value-type="float" office:value="4042101" table:formula="of:=[.B715]+[.D715]+[.F715]+[.H715]+[.J715]+[.L715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6];[reclass_tables.K$2:.L$4];2;0)" table:style-name="ce1">
            <text:p>2</text:p>
          </table:table-cell>
          <table:table-cell office:value-type="float" office:value="4042102" table:formula="of:=[.B716]+[.D716]+[.F716]+[.H716]+[.J716]+[.L716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7];[reclass_tables.K$2:.L$4];2;0)" table:style-name="ce1">
            <text:p>3</text:p>
          </table:table-cell>
          <table:table-cell office:value-type="float" office:value="4042103" table:formula="of:=[.B717]+[.D717]+[.F717]+[.H717]+[.J717]+[.L717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1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8];[reclass_tables.K$2:.L$4];2;0)" table:style-name="ce1">
            <text:p>1</text:p>
          </table:table-cell>
          <table:table-cell office:value-type="float" office:value="4042111" table:formula="of:=[.B718]+[.D718]+[.F718]+[.H718]+[.J718]+[.L718]" table:style-name="ce5">
            <text:p>4042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1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1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9];[reclass_tables.K$2:.L$4];2;0)" table:style-name="ce1">
            <text:p>2</text:p>
          </table:table-cell>
          <table:table-cell office:value-type="float" office:value="4042112" table:formula="of:=[.B719]+[.D719]+[.F719]+[.H719]+[.J719]+[.L719]" table:style-name="ce5">
            <text:p>4042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0];[reclass_tables.K$2:.L$4];2;0)" table:style-name="ce1">
            <text:p>1</text:p>
          </table:table-cell>
          <table:table-cell office:value-type="float" office:value="4042201" table:formula="of:=[.B720]+[.D720]+[.F720]+[.H720]+[.J720]+[.L720]" table:style-name="ce5">
            <text:p>4042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1];[reclass_tables.K$2:.L$4];2;0)" table:style-name="ce1">
            <text:p>2</text:p>
          </table:table-cell>
          <table:table-cell office:value-type="float" office:value="4042202" table:formula="of:=[.B721]+[.D721]+[.F721]+[.H721]+[.J721]+[.L721]" table:style-name="ce5">
            <text:p>4042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2];[reclass_tables.K$2:.L$4];2;0)" table:style-name="ce1">
            <text:p>3</text:p>
          </table:table-cell>
          <table:table-cell office:value-type="float" office:value="4042203" table:formula="of:=[.B722]+[.D722]+[.F722]+[.H722]+[.J722]+[.L722]" table:style-name="ce5">
            <text:p>4042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3];[reclass_tables.K$2:.L$4];2;0)" table:style-name="ce1">
            <text:p>1</text:p>
          </table:table-cell>
          <table:table-cell office:value-type="float" office:value="4043101" table:formula="of:=[.B723]+[.D723]+[.F723]+[.H723]+[.J723]+[.L723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4];[reclass_tables.K$2:.L$4];2;0)" table:style-name="ce1">
            <text:p>2</text:p>
          </table:table-cell>
          <table:table-cell office:value-type="float" office:value="4043102" table:formula="of:=[.B724]+[.D724]+[.F724]+[.H724]+[.J724]+[.L724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5];[reclass_tables.K$2:.L$4];2;0)" table:style-name="ce1">
            <text:p>3</text:p>
          </table:table-cell>
          <table:table-cell office:value-type="float" office:value="4043103" table:formula="of:=[.B725]+[.D725]+[.F725]+[.H725]+[.J725]+[.L725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2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6];[reclass_tables.K$2:.L$4];2;0)" table:style-name="ce1">
            <text:p>1</text:p>
          </table:table-cell>
          <table:table-cell office:value-type="float" office:value="4043111" table:formula="of:=[.B726]+[.D726]+[.F726]+[.H726]+[.J726]+[.L726]" table:style-name="ce5">
            <text:p>4043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2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7];[reclass_tables.K$2:.L$4];2;0)" table:style-name="ce1">
            <text:p>2</text:p>
          </table:table-cell>
          <table:table-cell office:value-type="float" office:value="4043112" table:formula="of:=[.B727]+[.D727]+[.F727]+[.H727]+[.J727]+[.L727]" table:style-name="ce5">
            <text:p>4043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2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8];[reclass_tables.K$2:.L$4];2;0)" table:style-name="ce1">
            <text:p>3</text:p>
          </table:table-cell>
          <table:table-cell office:value-type="float" office:value="4043113" table:formula="of:=[.B728]+[.D728]+[.F728]+[.H728]+[.J728]+[.L728]" table:style-name="ce5">
            <text:p>4043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2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9];[reclass_tables.K$2:.L$4];2;0)" table:style-name="ce1">
            <text:p>1</text:p>
          </table:table-cell>
          <table:table-cell office:value-type="float" office:value="4043201" table:formula="of:=[.B729]+[.D729]+[.F729]+[.H729]+[.J729]+[.L729]" table:style-name="ce5">
            <text:p>4043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3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0];[reclass_tables.K$2:.L$4];2;0)" table:style-name="ce1">
            <text:p>2</text:p>
          </table:table-cell>
          <table:table-cell office:value-type="float" office:value="4043202" table:formula="of:=[.B730]+[.D730]+[.F730]+[.H730]+[.J730]+[.L730]" table:style-name="ce5">
            <text:p>4043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3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1];[reclass_tables.K$2:.L$4];2;0)" table:style-name="ce1">
            <text:p>3</text:p>
          </table:table-cell>
          <table:table-cell office:value-type="float" office:value="4043203" table:formula="of:=[.B731]+[.D731]+[.F731]+[.H731]+[.J731]+[.L731]" table:style-name="ce5">
            <text:p>4043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2];[reclass_tables.K$2:.L$4];2;0)" table:style-name="ce1">
            <text:p>1</text:p>
          </table:table-cell>
          <table:table-cell office:value-type="float" office:value="4043211" table:formula="of:=[.B732]+[.D732]+[.F732]+[.H732]+[.J732]+[.L732]" table:style-name="ce5">
            <text:p>4043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3];[reclass_tables.K$2:.L$4];2;0)" table:style-name="ce1">
            <text:p>2</text:p>
          </table:table-cell>
          <table:table-cell office:value-type="float" office:value="4043212" table:formula="of:=[.B733]+[.D733]+[.F733]+[.H733]+[.J733]+[.L733]" table:style-name="ce5">
            <text:p>40432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4];[reclass_tables.K$2:.L$4];2;0)" table:style-name="ce1">
            <text:p>3</text:p>
          </table:table-cell>
          <table:table-cell office:value-type="float" office:value="4043213" table:formula="of:=[.B734]+[.D734]+[.F734]+[.H734]+[.J734]+[.L734]" table:style-name="ce5">
            <text:p>40432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5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3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5];[reclass_tables.K$2:.L$4];2;0)" table:style-name="ce1">
            <text:p>1</text:p>
          </table:table-cell>
          <table:table-cell office:value-type="float" office:value="4011101" table:formula="of:=[.B735]+[.D735]+[.F735]+[.H735]+[.J735]+[.L735]" table:style-name="ce5">
            <text:p>401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6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3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6];[reclass_tables.K$2:.L$4];2;0)" table:style-name="ce1">
            <text:p>1</text:p>
          </table:table-cell>
          <table:table-cell office:value-type="float" office:value="4012101" table:formula="of:=[.B736]+[.D736]+[.F736]+[.H736]+[.J736]+[.L736]" table:style-name="ce5">
            <text:p>401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7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37];[reclass_tables.K$2:.L$4];2;0)" table:style-name="ce1">
            <text:p>#N/A</text:p>
          </table:table-cell>
          <table:table-cell office:value-type="float" office:value="0" table:formula="of:=[.B737]+[.D737]+[.F737]+[.H737]+[.J737]+[.L737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8];[reclass_tables.K$2:.L$4];2;0)" table:style-name="ce1">
            <text:p>1</text:p>
          </table:table-cell>
          <table:table-cell office:value-type="float" office:value="4021101" table:formula="of:=[.B738]+[.D738]+[.F738]+[.H738]+[.J738]+[.L738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3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9];[reclass_tables.K$2:.L$4];2;0)" table:style-name="ce1">
            <text:p>2</text:p>
          </table:table-cell>
          <table:table-cell office:value-type="float" office:value="4021102" table:formula="of:=[.B739]+[.D739]+[.F739]+[.H739]+[.J739]+[.L739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0];[reclass_tables.K$2:.L$4];2;0)" table:style-name="ce1">
            <text:p>3</text:p>
          </table:table-cell>
          <table:table-cell office:value-type="float" office:value="4021103" table:formula="of:=[.B740]+[.D740]+[.F740]+[.H740]+[.J740]+[.L740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1];[reclass_tables.K$2:.L$4];2;0)" table:style-name="ce1">
            <text:p>1</text:p>
          </table:table-cell>
          <table:table-cell office:value-type="float" office:value="4022101" table:formula="of:=[.B741]+[.D741]+[.F741]+[.H741]+[.J741]+[.L741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2];[reclass_tables.K$2:.L$4];2;0)" table:style-name="ce1">
            <text:p>2</text:p>
          </table:table-cell>
          <table:table-cell office:value-type="float" office:value="4022102" table:formula="of:=[.B742]+[.D742]+[.F742]+[.H742]+[.J742]+[.L742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3];[reclass_tables.K$2:.L$4];2;0)" table:style-name="ce1">
            <text:p>3</text:p>
          </table:table-cell>
          <table:table-cell office:value-type="float" office:value="4022103" table:formula="of:=[.B743]+[.D743]+[.F743]+[.H743]+[.J743]+[.L743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4];[reclass_tables.K$2:.L$4];2;0)" table:style-name="ce1">
            <text:p>1</text:p>
          </table:table-cell>
          <table:table-cell office:value-type="float" office:value="4023101" table:formula="of:=[.B744]+[.D744]+[.F744]+[.H744]+[.J744]+[.L744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5];[reclass_tables.K$2:.L$4];2;0)" table:style-name="ce1">
            <text:p>2</text:p>
          </table:table-cell>
          <table:table-cell office:value-type="float" office:value="4023102" table:formula="of:=[.B745]+[.D745]+[.F745]+[.H745]+[.J745]+[.L745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4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6];[reclass_tables.K$2:.L$4];2;0)" table:style-name="ce1">
            <text:p>3</text:p>
          </table:table-cell>
          <table:table-cell office:value-type="float" office:value="4023103" table:formula="of:=[.B746]+[.D746]+[.F746]+[.H746]+[.J746]+[.L746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7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47];[reclass_tables.K$2:.L$4];2;0)" table:style-name="ce1">
            <text:p>#N/A</text:p>
          </table:table-cell>
          <table:table-cell office:value-type="float" office:value="0" table:formula="of:=[.B747]+[.D747]+[.F747]+[.H747]+[.J747]+[.L747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8];[reclass_tables.K$2:.L$4];2;0)" table:style-name="ce1">
            <text:p>1</text:p>
          </table:table-cell>
          <table:table-cell office:value-type="float" office:value="4031101" table:formula="of:=[.B748]+[.D748]+[.F748]+[.H748]+[.J748]+[.L748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4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9];[reclass_tables.K$2:.L$4];2;0)" table:style-name="ce1">
            <text:p>2</text:p>
          </table:table-cell>
          <table:table-cell office:value-type="float" office:value="4031102" table:formula="of:=[.B749]+[.D749]+[.F749]+[.H749]+[.J749]+[.L749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0];[reclass_tables.K$2:.L$4];2;0)" table:style-name="ce1">
            <text:p>3</text:p>
          </table:table-cell>
          <table:table-cell office:value-type="float" office:value="4031103" table:formula="of:=[.B750]+[.D750]+[.F750]+[.H750]+[.J750]+[.L750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1];[reclass_tables.K$2:.L$4];2;0)" table:style-name="ce1">
            <text:p>1</text:p>
          </table:table-cell>
          <table:table-cell office:value-type="float" office:value="4032101" table:formula="of:=[.B751]+[.D751]+[.F751]+[.H751]+[.J751]+[.L751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2];[reclass_tables.K$2:.L$4];2;0)" table:style-name="ce1">
            <text:p>2</text:p>
          </table:table-cell>
          <table:table-cell office:value-type="float" office:value="4032102" table:formula="of:=[.B752]+[.D752]+[.F752]+[.H752]+[.J752]+[.L752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5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3];[reclass_tables.K$2:.L$4];2;0)" table:style-name="ce1">
            <text:p>3</text:p>
          </table:table-cell>
          <table:table-cell office:value-type="float" office:value="4032103" table:formula="of:=[.B753]+[.D753]+[.F753]+[.H753]+[.J753]+[.L753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4];[reclass_tables.K$2:.L$4];2;0)" table:style-name="ce1">
            <text:p>1</text:p>
          </table:table-cell>
          <table:table-cell office:value-type="float" office:value="4033101" table:formula="of:=[.B754]+[.D754]+[.F754]+[.H754]+[.J754]+[.L754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5];[reclass_tables.K$2:.L$4];2;0)" table:style-name="ce1">
            <text:p>2</text:p>
          </table:table-cell>
          <table:table-cell office:value-type="float" office:value="4033102" table:formula="of:=[.B755]+[.D755]+[.F755]+[.H755]+[.J755]+[.L755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5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6];[reclass_tables.K$2:.L$4];2;0)" table:style-name="ce1">
            <text:p>3</text:p>
          </table:table-cell>
          <table:table-cell office:value-type="float" office:value="4033103" table:formula="of:=[.B756]+[.D756]+[.F756]+[.H756]+[.J756]+[.L756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7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57];[reclass_tables.K$2:.L$4];2;0)" table:style-name="ce1">
            <text:p>#N/A</text:p>
          </table:table-cell>
          <table:table-cell office:value-type="float" office:value="0" table:formula="of:=[.B757]+[.D757]+[.F757]+[.H757]+[.J757]+[.L757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8];[reclass_tables.K$2:.L$4];2;0)" table:style-name="ce1">
            <text:p>1</text:p>
          </table:table-cell>
          <table:table-cell office:value-type="float" office:value="4041101" table:formula="of:=[.B758]+[.D758]+[.F758]+[.H758]+[.J758]+[.L758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9];[reclass_tables.K$2:.L$4];2;0)" table:style-name="ce1">
            <text:p>2</text:p>
          </table:table-cell>
          <table:table-cell office:value-type="float" office:value="4041102" table:formula="of:=[.B759]+[.D759]+[.F759]+[.H759]+[.J759]+[.L759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0];[reclass_tables.K$2:.L$4];2;0)" table:style-name="ce1">
            <text:p>3</text:p>
          </table:table-cell>
          <table:table-cell office:value-type="float" office:value="4041103" table:formula="of:=[.B760]+[.D760]+[.F760]+[.H760]+[.J760]+[.L760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1];[reclass_tables.K$2:.L$4];2;0)" table:style-name="ce1">
            <text:p>1</text:p>
          </table:table-cell>
          <table:table-cell office:value-type="float" office:value="4042101" table:formula="of:=[.B761]+[.D761]+[.F761]+[.H761]+[.J761]+[.L761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2];[reclass_tables.K$2:.L$4];2;0)" table:style-name="ce1">
            <text:p>2</text:p>
          </table:table-cell>
          <table:table-cell office:value-type="float" office:value="4042102" table:formula="of:=[.B762]+[.D762]+[.F762]+[.H762]+[.J762]+[.L762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3];[reclass_tables.K$2:.L$4];2;0)" table:style-name="ce1">
            <text:p>3</text:p>
          </table:table-cell>
          <table:table-cell office:value-type="float" office:value="4042103" table:formula="of:=[.B763]+[.D763]+[.F763]+[.H763]+[.J763]+[.L763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4];[reclass_tables.K$2:.L$4];2;0)" table:style-name="ce1">
            <text:p>1</text:p>
          </table:table-cell>
          <table:table-cell office:value-type="float" office:value="4043101" table:formula="of:=[.B764]+[.D764]+[.F764]+[.H764]+[.J764]+[.L764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5];[reclass_tables.K$2:.L$4];2;0)" table:style-name="ce1">
            <text:p>2</text:p>
          </table:table-cell>
          <table:table-cell office:value-type="float" office:value="4043102" table:formula="of:=[.B765]+[.D765]+[.F765]+[.H765]+[.J765]+[.L765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6];[reclass_tables.K$2:.L$4];2;0)" table:style-name="ce1">
            <text:p>3</text:p>
          </table:table-cell>
          <table:table-cell office:value-type="float" office:value="4043103" table:formula="of:=[.B766]+[.D766]+[.F766]+[.H766]+[.J766]+[.L766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7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6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7];[reclass_tables.K$2:.L$4];2;0)" table:style-name="ce1">
            <text:p>1</text:p>
          </table:table-cell>
          <table:table-cell office:value-type="float" office:value="4051101" table:formula="of:=[.B767]+[.D767]+[.F767]+[.H767]+[.J767]+[.L767]" table:style-name="ce5">
            <text:p>405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8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6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8];[reclass_tables.K$2:.L$4];2;0)" table:style-name="ce1">
            <text:p>1</text:p>
          </table:table-cell>
          <table:table-cell office:value-type="float" office:value="4052101" table:formula="of:=[.B768]+[.D768]+[.F768]+[.H768]+[.J768]+[.L768]" table:style-name="ce5">
            <text:p>405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9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6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9];[reclass_tables.K$2:.L$4];2;0)" table:style-name="ce1">
            <text:p>1</text:p>
          </table:table-cell>
          <table:table-cell office:value-type="float" office:value="4053101" table:formula="of:=[.B769]+[.D769]+[.F769]+[.H769]+[.J769]+[.L769]" table:style-name="ce5">
            <text:p>405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0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70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0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70];[reclass_tables.K$2:.L$4];2;0)" table:style-name="ce1">
            <text:p>#N/A</text:p>
          </table:table-cell>
          <table:table-cell office:value-type="float" office:value="0" table:formula="of:=[.B770]+[.D770]+[.F770]+[.H770]+[.J770]+[.L770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1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71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1];[reclass_tables.K$2:.L$4];2;0)" table:style-name="ce1">
            <text:p>1</text:p>
          </table:table-cell>
          <table:table-cell office:value-type="float" office:value="4061101" table:formula="of:=[.B771]+[.D771]+[.F771]+[.H771]+[.J771]+[.L771]" table:style-name="ce5">
            <text:p>406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2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72];[reclass_tables.K$2:.L$4];2;0)" table:style-name="ce1">
            <text:p>#N/A</text:p>
          </table:table-cell>
          <table:table-cell office:value-type="float" office:value="0" table:formula="of:=[.B772]+[.D772]+[.F772]+[.H772]+[.J772]+[.L772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3];[reclass_tables.K$2:.L$4];2;0)" table:style-name="ce1">
            <text:p>1</text:p>
          </table:table-cell>
          <table:table-cell office:value-type="float" office:value="4021101" table:formula="of:=[.B773]+[.D773]+[.F773]+[.H773]+[.J773]+[.L773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4];[reclass_tables.K$2:.L$4];2;0)" table:style-name="ce1">
            <text:p>2</text:p>
          </table:table-cell>
          <table:table-cell office:value-type="float" office:value="4021102" table:formula="of:=[.B774]+[.D774]+[.F774]+[.H774]+[.J774]+[.L774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5];[reclass_tables.K$2:.L$4];2;0)" table:style-name="ce1">
            <text:p>3</text:p>
          </table:table-cell>
          <table:table-cell office:value-type="float" office:value="4021103" table:formula="of:=[.B775]+[.D775]+[.F775]+[.H775]+[.J775]+[.L775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6];[reclass_tables.K$2:.L$4];2;0)" table:style-name="ce1">
            <text:p>1</text:p>
          </table:table-cell>
          <table:table-cell office:value-type="float" office:value="4022101" table:formula="of:=[.B776]+[.D776]+[.F776]+[.H776]+[.J776]+[.L776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7];[reclass_tables.K$2:.L$4];2;0)" table:style-name="ce1">
            <text:p>2</text:p>
          </table:table-cell>
          <table:table-cell office:value-type="float" office:value="4022102" table:formula="of:=[.B777]+[.D777]+[.F777]+[.H777]+[.J777]+[.L777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8];[reclass_tables.K$2:.L$4];2;0)" table:style-name="ce1">
            <text:p>3</text:p>
          </table:table-cell>
          <table:table-cell office:value-type="float" office:value="4022103" table:formula="of:=[.B778]+[.D778]+[.F778]+[.H778]+[.J778]+[.L778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9];[reclass_tables.K$2:.L$4];2;0)" table:style-name="ce1">
            <text:p>1</text:p>
          </table:table-cell>
          <table:table-cell office:value-type="float" office:value="4023101" table:formula="of:=[.B779]+[.D779]+[.F779]+[.H779]+[.J779]+[.L779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8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0];[reclass_tables.K$2:.L$4];2;0)" table:style-name="ce1">
            <text:p>2</text:p>
          </table:table-cell>
          <table:table-cell office:value-type="float" office:value="4023102" table:formula="of:=[.B780]+[.D780]+[.F780]+[.H780]+[.J780]+[.L780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8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1];[reclass_tables.K$2:.L$4];2;0)" table:style-name="ce1">
            <text:p>3</text:p>
          </table:table-cell>
          <table:table-cell office:value-type="float" office:value="4023103" table:formula="of:=[.B781]+[.D781]+[.F781]+[.H781]+[.J781]+[.L781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2];[reclass_tables.K$2:.L$4];2;0)" table:style-name="ce1">
            <text:p>1</text:p>
          </table:table-cell>
          <table:table-cell office:value-type="float" office:value="4031101" table:formula="of:=[.B782]+[.D782]+[.F782]+[.H782]+[.J782]+[.L782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3];[reclass_tables.K$2:.L$4];2;0)" table:style-name="ce1">
            <text:p>2</text:p>
          </table:table-cell>
          <table:table-cell office:value-type="float" office:value="4031102" table:formula="of:=[.B783]+[.D783]+[.F783]+[.H783]+[.J783]+[.L783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4];[reclass_tables.K$2:.L$4];2;0)" table:style-name="ce1">
            <text:p>3</text:p>
          </table:table-cell>
          <table:table-cell office:value-type="float" office:value="4031103" table:formula="of:=[.B784]+[.D784]+[.F784]+[.H784]+[.J784]+[.L784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5];[reclass_tables.K$2:.L$4];2;0)" table:style-name="ce1">
            <text:p>1</text:p>
          </table:table-cell>
          <table:table-cell office:value-type="float" office:value="4032101" table:formula="of:=[.B785]+[.D785]+[.F785]+[.H785]+[.J785]+[.L785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6];[reclass_tables.K$2:.L$4];2;0)" table:style-name="ce1">
            <text:p>2</text:p>
          </table:table-cell>
          <table:table-cell office:value-type="float" office:value="4032102" table:formula="of:=[.B786]+[.D786]+[.F786]+[.H786]+[.J786]+[.L786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7];[reclass_tables.K$2:.L$4];2;0)" table:style-name="ce1">
            <text:p>3</text:p>
          </table:table-cell>
          <table:table-cell office:value-type="float" office:value="4032103" table:formula="of:=[.B787]+[.D787]+[.F787]+[.H787]+[.J787]+[.L787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8];[reclass_tables.K$2:.L$4];2;0)" table:style-name="ce1">
            <text:p>1</text:p>
          </table:table-cell>
          <table:table-cell office:value-type="float" office:value="4033101" table:formula="of:=[.B788]+[.D788]+[.F788]+[.H788]+[.J788]+[.L788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9];[reclass_tables.K$2:.L$4];2;0)" table:style-name="ce1">
            <text:p>2</text:p>
          </table:table-cell>
          <table:table-cell office:value-type="float" office:value="4033102" table:formula="of:=[.B789]+[.D789]+[.F789]+[.H789]+[.J789]+[.L789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9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0];[reclass_tables.K$2:.L$4];2;0)" table:style-name="ce1">
            <text:p>3</text:p>
          </table:table-cell>
          <table:table-cell office:value-type="float" office:value="4033103" table:formula="of:=[.B790]+[.D790]+[.F790]+[.H790]+[.J790]+[.L790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1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91];[reclass_tables.K$2:.L$4];2;0)" table:style-name="ce1">
            <text:p>#N/A</text:p>
          </table:table-cell>
          <table:table-cell office:value-type="float" office:value="0" table:formula="of:=[.B791]+[.D791]+[.F791]+[.H791]+[.J791]+[.L791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2];[reclass_tables.K$2:.L$4];2;0)" table:style-name="ce1">
            <text:p>1</text:p>
          </table:table-cell>
          <table:table-cell office:value-type="float" office:value="4041101" table:formula="of:=[.B792]+[.D792]+[.F792]+[.H792]+[.J792]+[.L792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3];[reclass_tables.K$2:.L$4];2;0)" table:style-name="ce1">
            <text:p>2</text:p>
          </table:table-cell>
          <table:table-cell office:value-type="float" office:value="4041102" table:formula="of:=[.B793]+[.D793]+[.F793]+[.H793]+[.J793]+[.L793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4];[reclass_tables.K$2:.L$4];2;0)" table:style-name="ce1">
            <text:p>3</text:p>
          </table:table-cell>
          <table:table-cell office:value-type="float" office:value="4041103" table:formula="of:=[.B794]+[.D794]+[.F794]+[.H794]+[.J794]+[.L794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5];[reclass_tables.K$2:.L$4];2;0)" table:style-name="ce1">
            <text:p>1</text:p>
          </table:table-cell>
          <table:table-cell office:value-type="float" office:value="4041111" table:formula="of:=[.B795]+[.D795]+[.F795]+[.H795]+[.J795]+[.L795]" table:style-name="ce5">
            <text:p>4041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6];[reclass_tables.K$2:.L$4];2;0)" table:style-name="ce1">
            <text:p>2</text:p>
          </table:table-cell>
          <table:table-cell office:value-type="float" office:value="4041112" table:formula="of:=[.B796]+[.D796]+[.F796]+[.H796]+[.J796]+[.L796]" table:style-name="ce5">
            <text:p>4041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9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7];[reclass_tables.K$2:.L$4];2;0)" table:style-name="ce1">
            <text:p>3</text:p>
          </table:table-cell>
          <table:table-cell office:value-type="float" office:value="4041113" table:formula="of:=[.B797]+[.D797]+[.F797]+[.H797]+[.J797]+[.L797]" table:style-name="ce5">
            <text:p>4041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8];[reclass_tables.K$2:.L$4];2;0)" table:style-name="ce1">
            <text:p>1</text:p>
          </table:table-cell>
          <table:table-cell office:value-type="float" office:value="4041201" table:formula="of:=[.B798]+[.D798]+[.F798]+[.H798]+[.J798]+[.L798]" table:style-name="ce5">
            <text:p>4041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9];[reclass_tables.K$2:.L$4];2;0)" table:style-name="ce1">
            <text:p>2</text:p>
          </table:table-cell>
          <table:table-cell office:value-type="float" office:value="4041202" table:formula="of:=[.B799]+[.D799]+[.F799]+[.H799]+[.J799]+[.L799]" table:style-name="ce5">
            <text:p>4041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0];[reclass_tables.K$2:.L$4];2;0)" table:style-name="ce1">
            <text:p>3</text:p>
          </table:table-cell>
          <table:table-cell office:value-type="float" office:value="4041203" table:formula="of:=[.B800]+[.D800]+[.F800]+[.H800]+[.J800]+[.L800]" table:style-name="ce5">
            <text:p>4041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0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1];[reclass_tables.K$2:.L$4];2;0)" table:style-name="ce1">
            <text:p>1</text:p>
          </table:table-cell>
          <table:table-cell office:value-type="float" office:value="4041211" table:formula="of:=[.B801]+[.D801]+[.F801]+[.H801]+[.J801]+[.L801]" table:style-name="ce5">
            <text:p>4041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2];[reclass_tables.K$2:.L$4];2;0)" table:style-name="ce1">
            <text:p>1</text:p>
          </table:table-cell>
          <table:table-cell office:value-type="float" office:value="4042101" table:formula="of:=[.B802]+[.D802]+[.F802]+[.H802]+[.J802]+[.L802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3];[reclass_tables.K$2:.L$4];2;0)" table:style-name="ce1">
            <text:p>2</text:p>
          </table:table-cell>
          <table:table-cell office:value-type="float" office:value="4042102" table:formula="of:=[.B803]+[.D803]+[.F803]+[.H803]+[.J803]+[.L803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4];[reclass_tables.K$2:.L$4];2;0)" table:style-name="ce1">
            <text:p>3</text:p>
          </table:table-cell>
          <table:table-cell office:value-type="float" office:value="4042103" table:formula="of:=[.B804]+[.D804]+[.F804]+[.H804]+[.J804]+[.L804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0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5];[reclass_tables.K$2:.L$4];2;0)" table:style-name="ce1">
            <text:p>1</text:p>
          </table:table-cell>
          <table:table-cell office:value-type="float" office:value="4042111" table:formula="of:=[.B805]+[.D805]+[.F805]+[.H805]+[.J805]+[.L805]" table:style-name="ce5">
            <text:p>4042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0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6];[reclass_tables.K$2:.L$4];2;0)" table:style-name="ce1">
            <text:p>2</text:p>
          </table:table-cell>
          <table:table-cell office:value-type="float" office:value="4042112" table:formula="of:=[.B806]+[.D806]+[.F806]+[.H806]+[.J806]+[.L806]" table:style-name="ce5">
            <text:p>4042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0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7];[reclass_tables.K$2:.L$4];2;0)" table:style-name="ce1">
            <text:p>3</text:p>
          </table:table-cell>
          <table:table-cell office:value-type="float" office:value="4042113" table:formula="of:=[.B807]+[.D807]+[.F807]+[.H807]+[.J807]+[.L807]" table:style-name="ce5">
            <text:p>4042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8];[reclass_tables.K$2:.L$4];2;0)" table:style-name="ce1">
            <text:p>1</text:p>
          </table:table-cell>
          <table:table-cell office:value-type="float" office:value="4042201" table:formula="of:=[.B808]+[.D808]+[.F808]+[.H808]+[.J808]+[.L808]" table:style-name="ce5">
            <text:p>4042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0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9];[reclass_tables.K$2:.L$4];2;0)" table:style-name="ce1">
            <text:p>2</text:p>
          </table:table-cell>
          <table:table-cell office:value-type="float" office:value="4042202" table:formula="of:=[.B809]+[.D809]+[.F809]+[.H809]+[.J809]+[.L809]" table:style-name="ce5">
            <text:p>4042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0];[reclass_tables.K$2:.L$4];2;0)" table:style-name="ce1">
            <text:p>3</text:p>
          </table:table-cell>
          <table:table-cell office:value-type="float" office:value="4042203" table:formula="of:=[.B810]+[.D810]+[.F810]+[.H810]+[.J810]+[.L810]" table:style-name="ce5">
            <text:p>4042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1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1];[reclass_tables.K$2:.L$4];2;0)" table:style-name="ce1">
            <text:p>1</text:p>
          </table:table-cell>
          <table:table-cell office:value-type="float" office:value="4042211" table:formula="of:=[.B811]+[.D811]+[.F811]+[.H811]+[.J811]+[.L811]" table:style-name="ce5">
            <text:p>4042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2];[reclass_tables.K$2:.L$4];2;0)" table:style-name="ce1">
            <text:p>1</text:p>
          </table:table-cell>
          <table:table-cell office:value-type="float" office:value="4043101" table:formula="of:=[.B812]+[.D812]+[.F812]+[.H812]+[.J812]+[.L812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3];[reclass_tables.K$2:.L$4];2;0)" table:style-name="ce1">
            <text:p>2</text:p>
          </table:table-cell>
          <table:table-cell office:value-type="float" office:value="4043102" table:formula="of:=[.B813]+[.D813]+[.F813]+[.H813]+[.J813]+[.L813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4];[reclass_tables.K$2:.L$4];2;0)" table:style-name="ce1">
            <text:p>3</text:p>
          </table:table-cell>
          <table:table-cell office:value-type="float" office:value="4043103" table:formula="of:=[.B814]+[.D814]+[.F814]+[.H814]+[.J814]+[.L814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1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5];[reclass_tables.K$2:.L$4];2;0)" table:style-name="ce1">
            <text:p>1</text:p>
          </table:table-cell>
          <table:table-cell office:value-type="float" office:value="4043111" table:formula="of:=[.B815]+[.D815]+[.F815]+[.H815]+[.J815]+[.L815]" table:style-name="ce5">
            <text:p>4043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1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6];[reclass_tables.K$2:.L$4];2;0)" table:style-name="ce1">
            <text:p>2</text:p>
          </table:table-cell>
          <table:table-cell office:value-type="float" office:value="4043112" table:formula="of:=[.B816]+[.D816]+[.F816]+[.H816]+[.J816]+[.L816]" table:style-name="ce5">
            <text:p>4043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1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7];[reclass_tables.K$2:.L$4];2;0)" table:style-name="ce1">
            <text:p>3</text:p>
          </table:table-cell>
          <table:table-cell office:value-type="float" office:value="4043113" table:formula="of:=[.B817]+[.D817]+[.F817]+[.H817]+[.J817]+[.L817]" table:style-name="ce5">
            <text:p>4043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8];[reclass_tables.K$2:.L$4];2;0)" table:style-name="ce1">
            <text:p>1</text:p>
          </table:table-cell>
          <table:table-cell office:value-type="float" office:value="4043201" table:formula="of:=[.B818]+[.D818]+[.F818]+[.H818]+[.J818]+[.L818]" table:style-name="ce5">
            <text:p>4043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1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9];[reclass_tables.K$2:.L$4];2;0)" table:style-name="ce1">
            <text:p>2</text:p>
          </table:table-cell>
          <table:table-cell office:value-type="float" office:value="4043202" table:formula="of:=[.B819]+[.D819]+[.F819]+[.H819]+[.J819]+[.L819]" table:style-name="ce5">
            <text:p>4043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0];[reclass_tables.K$2:.L$4];2;0)" table:style-name="ce1">
            <text:p>3</text:p>
          </table:table-cell>
          <table:table-cell office:value-type="float" office:value="4043203" table:formula="of:=[.B820]+[.D820]+[.F820]+[.H820]+[.J820]+[.L820]" table:style-name="ce5">
            <text:p>4043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number-rows-repeated="1047756" table:style-name="ro2">
          <table:table-cell table:number-columns-repeated="16384"/>
        </table:table-row>
        <table:named-expressions>
          <table:named-range table:name="rcross_areas_20190806" table:cell-range-address="r_coefficients.$A$2:r_coefficients.$L$820" table:base-cell-address="r_coefficients.$A$1"/>
        </table:named-expressions>
      </table:table>
      <table:table table:name="reclass_tables" table:style-name="ta1">
        <table:table-column table:style-name="co19" table:default-cell-style-name="ce1"/>
        <table:table-column table:style-name="co5" table:number-columns-repeated="3" table:default-cell-style-name="ce1"/>
        <table:table-column table:style-name="co20" table:default-cell-style-name="ce1"/>
        <table:table-column table:style-name="co5" table:number-columns-repeated="7" table:default-cell-style-name="ce1"/>
        <table:table-column table:style-name="co21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25">
            <text:p>gez_class</text:p>
          </table:table-cell>
          <table:table-cell office:value-type="string" table:style-name="ce26">
            <text:p>class</text:p>
          </table:table-cell>
          <table:table-cell office:value-type="string" table:style-name="ce16">
            <text:p>continent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esa_lc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origin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quercus</text:p>
          </table:table-cell>
          <table:table-cell office:value-type="string" table:style-name="ce16">
            <text:p>class</text:p>
          </table:table-cell>
          <table:table-cell office:value-type="string" table:style-name="ce14">
            <text:p>agb_val</text:p>
          </table:table-cell>
          <table:table-cell office:value-type="string" table:style-name="ce15">
            <text:p>class</text:p>
          </table:table-cell>
          <table:table-cell table:number-columns-repeated="16372"/>
        </table:table-row>
        <table:table-row table:style-name="ro1">
          <table:table-cell office:value-type="string" table:style-name="ce27">
            <text:p>Tropical Rainforest</text:p>
          </table:table-cell>
          <table:table-cell office:value-type="float" office:value="1100000" table:style-name="ce28">
            <text:p>1100000</text:p>
          </table:table-cell>
          <table:table-cell office:value-type="string" table:style-name="ce19">
            <text:p>Africa</text:p>
          </table:table-cell>
          <table:table-cell office:value-type="float" office:value="10000" table:style-name="ce18">
            <text:p>10000</text:p>
          </table:table-cell>
          <table:table-cell office:value-type="string" table:style-name="ce17">
            <text:p>Mosaic</text:p>
          </table:table-cell>
          <table:table-cell office:value-type="float" office:value="1000" table:style-name="ce18">
            <text:p>1000</text:p>
          </table:table-cell>
          <table:table-cell office:value-type="string" table:style-name="ce17">
            <text:p>Natural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Yes</text:p>
          </table:table-cell>
          <table:table-cell office:value-type="float" office:value="10" table:style-name="ce19">
            <text:p>10</text:p>
          </table:table-cell>
          <table:table-cell office:value-type="string" table:style-name="ce17">
            <text:p>&lt;75</text:p>
          </table:table-cell>
          <table:table-cell office:value-type="float" office:value="1" table:style-name="ce18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7">
            <text:p>Tropical Moist Decidious Forest</text:p>
          </table:table-cell>
          <table:table-cell office:value-type="float" office:value="1200000" table:style-name="ce28">
            <text:p>1200000</text:p>
          </table:table-cell>
          <table:table-cell office:value-type="string" table:style-name="ce19">
            <text:p>Americas</text:p>
          </table:table-cell>
          <table:table-cell office:value-type="float" office:value="20000" table:style-name="ce18">
            <text:p>20000</text:p>
          </table:table-cell>
          <table:table-cell office:value-type="string" table:style-name="ce17">
            <text:p>BroadLeaf</text:p>
          </table:table-cell>
          <table:table-cell office:value-type="float" office:value="2000" table:style-name="ce18">
            <text:p>2000</text:p>
          </table:table-cell>
          <table:table-cell office:value-type="string" table:style-name="ce20">
            <text:p>Planted</text:p>
          </table:table-cell>
          <table:table-cell office:value-type="float" office:value="200" table:style-name="ce21">
            <text:p>200</text:p>
          </table:table-cell>
          <table:table-cell office:value-type="string" table:style-name="ce20">
            <text:p>No</text:p>
          </table:table-cell>
          <table:table-cell office:value-type="float" office:value="0" table:style-name="ce22">
            <text:p>0</text:p>
          </table:table-cell>
          <table:table-cell office:value-type="string" table:style-name="ce17">
            <text:p>75-125</text:p>
          </table:table-cell>
          <table:table-cell office:value-type="float" office:value="2" table:style-name="ce18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7">
            <text:p>Tropical Dry Forest</text:p>
          </table:table-cell>
          <table:table-cell office:value-type="float" office:value="1300000" table:style-name="ce28">
            <text:p>1300000</text:p>
          </table:table-cell>
          <table:table-cell office:value-type="string" table:style-name="ce19">
            <text:p>Asia</text:p>
          </table:table-cell>
          <table:table-cell office:value-type="float" office:value="30000" table:style-name="ce18">
            <text:p>30000</text:p>
          </table:table-cell>
          <table:table-cell office:value-type="string" table:style-name="ce20">
            <text:p>NeedleLeaf</text:p>
          </table:table-cell>
          <table:table-cell office:value-type="float" office:value="3000" table:style-name="ce21">
            <text:p>3000</text:p>
          </table:table-cell>
          <table:table-cell table:number-columns-repeated="4" table:style-name="ce1"/>
          <table:table-cell office:value-type="string" table:style-name="ce17">
            <text:p>&gt;125</text:p>
          </table:table-cell>
          <table:table-cell office:value-type="float" office:value="3" table:style-name="ce18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27">
            <text:p>Subtropical Humid Forest</text:p>
          </table:table-cell>
          <table:table-cell office:value-type="float" office:value="2100000" table:style-name="ce28">
            <text:p>2100000</text:p>
          </table:table-cell>
          <table:table-cell office:value-type="string" table:style-name="ce19">
            <text:p>Europe</text:p>
          </table:table-cell>
          <table:table-cell office:value-type="float" office:value="40000" table:style-name="ce18">
            <text:p>40000</text:p>
          </table:table-cell>
          <table:table-cell table:number-columns-repeated="6" table:style-name="ce1"/>
          <table:table-cell table:style-name="ce23"/>
          <table:table-cell table:style-name="ce24"/>
          <table:table-cell table:number-columns-repeated="16372"/>
        </table:table-row>
        <table:table-row table:style-name="ro1">
          <table:table-cell office:value-type="string" table:style-name="ce27">
            <text:p>Subtropical Dry Forest</text:p>
          </table:table-cell>
          <table:table-cell office:value-type="float" office:value="2200000" table:style-name="ce28">
            <text:p>2200000</text:p>
          </table:table-cell>
          <table:table-cell office:value-type="string" table:style-name="ce19">
            <text:p>Oceania</text:p>
          </table:table-cell>
          <table:table-cell office:value-type="float" office:value="50000" table:style-name="ce18">
            <text:p>5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7">
            <text:p>Subtropical Steppe</text:p>
          </table:table-cell>
          <table:table-cell office:value-type="float" office:value="2300000" table:style-name="ce28">
            <text:p>2300000</text:p>
          </table:table-cell>
          <table:table-cell office:value-type="string" table:style-name="ce22">
            <text:p>Antartica</text:p>
          </table:table-cell>
          <table:table-cell office:value-type="float" office:value="60000" table:style-name="ce21">
            <text:p>6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7">
            <text:p>Temperate Oceanic Forest</text:p>
          </table:table-cell>
          <table:table-cell office:value-type="float" office:value="3100000" table:style-name="ce28">
            <text:p>31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7">
            <text:p>Temperate Continental Forest</text:p>
          </table:table-cell>
          <table:table-cell office:value-type="float" office:value="3200000" table:style-name="ce28">
            <text:p>32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7">
            <text:p>Temperate Mountain System</text:p>
          </table:table-cell>
          <table:table-cell office:value-type="float" office:value="3500000" table:style-name="ce28">
            <text:p>35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9">
            <text:p>Boreal</text:p>
          </table:table-cell>
          <table:table-cell office:value-type="float" office:value="4000000" table:style-name="ce30">
            <text:p>400000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2" table:style-name="ce19"/>
          <table:table-cell table:number-columns-repeated="16382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recode_file" table:style-name="ta1">
        <table:table-column table:style-name="co22" table:default-cell-style-name="ce1"/>
        <table:table-column table:style-name="co5" table:number-columns-repeated="16383" table:default-cell-style-name="ce1"/>
        <table:table-row table:style-name="ro1">
          <table:table-cell office:value-type="string" office:string-value="1111101:1111101:0.825:0.825" table:formula="of:=CONCATENATE([rcl_cross_stats.A1];&quot;:&quot;;[rcl_cross_stats.A1];&quot;:&quot;;[rcl_cross_stats.C1];&quot;:&quot;;[rcl_cross_stats.C1])" table:style-name="ce1">
            <text:p>1111101:1111101:0.825:0.825</text:p>
          </table:table-cell>
          <table:table-cell table:number-columns-repeated="16383"/>
        </table:table-row>
        <table:table-row table:style-name="ro1">
          <table:table-cell office:value-type="string" office:string-value="1111102:1111102:0.825:0.825" table:formula="of:=CONCATENATE([rcl_cross_stats.A2];&quot;:&quot;;[rcl_cross_stats.A2];&quot;:&quot;;[rcl_cross_stats.C2];&quot;:&quot;;[rcl_cross_stats.C2])" table:style-name="ce1">
            <text:p>1111102:1111102:0.825:0.825</text:p>
          </table:table-cell>
          <table:table-cell table:number-columns-repeated="16383"/>
        </table:table-row>
        <table:table-row table:style-name="ro1">
          <table:table-cell office:value-type="string" office:string-value="1111103:1111103:0.532:0.532" table:formula="of:=CONCATENATE([rcl_cross_stats.A3];&quot;:&quot;;[rcl_cross_stats.A3];&quot;:&quot;;[rcl_cross_stats.C3];&quot;:&quot;;[rcl_cross_stats.C3])" table:style-name="ce1">
            <text:p>1111103:1111103:0.532:0.532</text:p>
          </table:table-cell>
          <table:table-cell table:number-columns-repeated="16383"/>
        </table:table-row>
        <table:table-row table:style-name="ro1">
          <table:table-cell office:value-type="string" office:string-value="1111201:1111201:0.825:0.825" table:formula="of:=CONCATENATE([rcl_cross_stats.A4];&quot;:&quot;;[rcl_cross_stats.A4];&quot;:&quot;;[rcl_cross_stats.C4];&quot;:&quot;;[rcl_cross_stats.C4])" table:style-name="ce1">
            <text:p>1111201:1111201:0.825:0.825</text:p>
          </table:table-cell>
          <table:table-cell table:number-columns-repeated="16383"/>
        </table:table-row>
        <table:table-row table:style-name="ro1">
          <table:table-cell office:value-type="string" office:string-value="1111202:1111202:0.825:0.825" table:formula="of:=CONCATENATE([rcl_cross_stats.A5];&quot;:&quot;;[rcl_cross_stats.A5];&quot;:&quot;;[rcl_cross_stats.C5];&quot;:&quot;;[rcl_cross_stats.C5])" table:style-name="ce1">
            <text:p>1111202:1111202:0.825:0.825</text:p>
          </table:table-cell>
          <table:table-cell table:number-columns-repeated="16383"/>
        </table:table-row>
        <table:table-row table:style-name="ro1">
          <table:table-cell office:value-type="string" office:string-value="1111203:1111203:0.532:0.532" table:formula="of:=CONCATENATE([rcl_cross_stats.A6];&quot;:&quot;;[rcl_cross_stats.A6];&quot;:&quot;;[rcl_cross_stats.C6];&quot;:&quot;;[rcl_cross_stats.C6])" table:style-name="ce1">
            <text:p>1111203:1111203:0.532:0.532</text:p>
          </table:table-cell>
          <table:table-cell table:number-columns-repeated="16383"/>
        </table:table-row>
        <table:table-row table:style-name="ro1">
          <table:table-cell office:value-type="string" office:string-value="1112101:1112101:0.825:0.825" table:formula="of:=CONCATENATE([rcl_cross_stats.A7];&quot;:&quot;;[rcl_cross_stats.A7];&quot;:&quot;;[rcl_cross_stats.C7];&quot;:&quot;;[rcl_cross_stats.C7])" table:style-name="ce1">
            <text:p>1112101:1112101:0.825:0.825</text:p>
          </table:table-cell>
          <table:table-cell table:number-columns-repeated="16383"/>
        </table:table-row>
        <table:table-row table:style-name="ro1">
          <table:table-cell office:value-type="string" office:string-value="1112102:1112102:0.825:0.825" table:formula="of:=CONCATENATE([rcl_cross_stats.A8];&quot;:&quot;;[rcl_cross_stats.A8];&quot;:&quot;;[rcl_cross_stats.C8];&quot;:&quot;;[rcl_cross_stats.C8])" table:style-name="ce1">
            <text:p>1112102:1112102:0.825:0.825</text:p>
          </table:table-cell>
          <table:table-cell table:number-columns-repeated="16383"/>
        </table:table-row>
        <table:table-row table:style-name="ro1">
          <table:table-cell office:value-type="string" office:string-value="1112103:1112103:0.532:0.532" table:formula="of:=CONCATENATE([rcl_cross_stats.A9];&quot;:&quot;;[rcl_cross_stats.A9];&quot;:&quot;;[rcl_cross_stats.C9];&quot;:&quot;;[rcl_cross_stats.C9])" table:style-name="ce1">
            <text:p>1112103:1112103:0.532:0.532</text:p>
          </table:table-cell>
          <table:table-cell table:number-columns-repeated="16383"/>
        </table:table-row>
        <table:table-row table:style-name="ro1">
          <table:table-cell office:value-type="string" office:string-value="1112201:1112201:0.825:0.825" table:formula="of:=CONCATENATE([rcl_cross_stats.A10];&quot;:&quot;;[rcl_cross_stats.A10];&quot;:&quot;;[rcl_cross_stats.C10];&quot;:&quot;;[rcl_cross_stats.C10])" table:style-name="ce1">
            <text:p>1112201:1112201:0.825:0.825</text:p>
          </table:table-cell>
          <table:table-cell table:number-columns-repeated="16383"/>
        </table:table-row>
        <table:table-row table:style-name="ro1">
          <table:table-cell office:value-type="string" office:string-value="1112202:1112202:0.825:0.825" table:formula="of:=CONCATENATE([rcl_cross_stats.A11];&quot;:&quot;;[rcl_cross_stats.A11];&quot;:&quot;;[rcl_cross_stats.C11];&quot;:&quot;;[rcl_cross_stats.C11])" table:style-name="ce1">
            <text:p>1112202:1112202:0.825:0.825</text:p>
          </table:table-cell>
          <table:table-cell table:number-columns-repeated="16383"/>
        </table:table-row>
        <table:table-row table:style-name="ro1">
          <table:table-cell office:value-type="string" office:string-value="1112203:1112203:0.532:0.532" table:formula="of:=CONCATENATE([rcl_cross_stats.A12];&quot;:&quot;;[rcl_cross_stats.A12];&quot;:&quot;;[rcl_cross_stats.C12];&quot;:&quot;;[rcl_cross_stats.C12])" table:style-name="ce1">
            <text:p>1112203:1112203:0.532:0.532</text:p>
          </table:table-cell>
          <table:table-cell table:number-columns-repeated="16383"/>
        </table:table-row>
        <table:table-row table:style-name="ro1">
          <table:table-cell office:value-type="string" office:string-value="1113101:1113101:0.825:0.825" table:formula="of:=CONCATENATE([rcl_cross_stats.A13];&quot;:&quot;;[rcl_cross_stats.A13];&quot;:&quot;;[rcl_cross_stats.C13];&quot;:&quot;;[rcl_cross_stats.C13])" table:style-name="ce1">
            <text:p>1113101:1113101:0.825:0.825</text:p>
          </table:table-cell>
          <table:table-cell table:number-columns-repeated="16383"/>
        </table:table-row>
        <table:table-row table:style-name="ro1">
          <table:table-cell office:value-type="string" office:string-value="1113102:1113102:0.825:0.825" table:formula="of:=CONCATENATE([rcl_cross_stats.A14];&quot;:&quot;;[rcl_cross_stats.A14];&quot;:&quot;;[rcl_cross_stats.C14];&quot;:&quot;;[rcl_cross_stats.C14])" table:style-name="ce1">
            <text:p>1113102:1113102:0.825:0.825</text:p>
          </table:table-cell>
          <table:table-cell table:number-columns-repeated="16383"/>
        </table:table-row>
        <table:table-row table:style-name="ro1">
          <table:table-cell office:value-type="string" office:string-value="1121101:1121101:0.221:0.221" table:formula="of:=CONCATENATE([rcl_cross_stats.A15];&quot;:&quot;;[rcl_cross_stats.A15];&quot;:&quot;;[rcl_cross_stats.C15];&quot;:&quot;;[rcl_cross_stats.C15])" table:style-name="ce1">
            <text:p>1121101:1121101:0.221:0.221</text:p>
          </table:table-cell>
          <table:table-cell table:number-columns-repeated="16383"/>
        </table:table-row>
        <table:table-row table:style-name="ro1">
          <table:table-cell office:value-type="string" office:string-value="1121102:1121102:0.221:0.221" table:formula="of:=CONCATENATE([rcl_cross_stats.A16];&quot;:&quot;;[rcl_cross_stats.A16];&quot;:&quot;;[rcl_cross_stats.C16];&quot;:&quot;;[rcl_cross_stats.C16])" table:style-name="ce1">
            <text:p>1121102:1121102:0.221:0.221</text:p>
          </table:table-cell>
          <table:table-cell table:number-columns-repeated="16383"/>
        </table:table-row>
        <table:table-row table:style-name="ro1">
          <table:table-cell office:value-type="string" office:string-value="1121103:1121103:0.221:0.221" table:formula="of:=CONCATENATE([rcl_cross_stats.A17];&quot;:&quot;;[rcl_cross_stats.A17];&quot;:&quot;;[rcl_cross_stats.C17];&quot;:&quot;;[rcl_cross_stats.C17])" table:style-name="ce1">
            <text:p>1121103:1121103:0.221:0.221</text:p>
          </table:table-cell>
          <table:table-cell table:number-columns-repeated="16383"/>
        </table:table-row>
        <table:table-row table:style-name="ro1">
          <table:table-cell office:value-type="string" office:string-value="1121201:1121201:0.17:0.17" table:formula="of:=CONCATENATE([rcl_cross_stats.A18];&quot;:&quot;;[rcl_cross_stats.A18];&quot;:&quot;;[rcl_cross_stats.C18];&quot;:&quot;;[rcl_cross_stats.C18])" table:style-name="ce1">
            <text:p>1121201:1121201:0.17:0.17</text:p>
          </table:table-cell>
          <table:table-cell table:number-columns-repeated="16383"/>
        </table:table-row>
        <table:table-row table:style-name="ro1">
          <table:table-cell office:value-type="string" office:string-value="1121202:1121202:0.17:0.17" table:formula="of:=CONCATENATE([rcl_cross_stats.A19];&quot;:&quot;;[rcl_cross_stats.A19];&quot;:&quot;;[rcl_cross_stats.C19];&quot;:&quot;;[rcl_cross_stats.C19])" table:style-name="ce1">
            <text:p>1121202:1121202:0.17:0.17</text:p>
          </table:table-cell>
          <table:table-cell table:number-columns-repeated="16383"/>
        </table:table-row>
        <table:table-row table:style-name="ro1">
          <table:table-cell office:value-type="string" office:string-value="1121203:1121203:0.17:0.17" table:formula="of:=CONCATENATE([rcl_cross_stats.A20];&quot;:&quot;;[rcl_cross_stats.A20];&quot;:&quot;;[rcl_cross_stats.C20];&quot;:&quot;;[rcl_cross_stats.C20])" table:style-name="ce1">
            <text:p>1121203:1121203:0.17:0.17</text:p>
          </table:table-cell>
          <table:table-cell table:number-columns-repeated="16383"/>
        </table:table-row>
        <table:table-row table:style-name="ro1">
          <table:table-cell office:value-type="string" office:string-value="1122101:1122101:0.221:0.221" table:formula="of:=CONCATENATE([rcl_cross_stats.A21];&quot;:&quot;;[rcl_cross_stats.A21];&quot;:&quot;;[rcl_cross_stats.C21];&quot;:&quot;;[rcl_cross_stats.C21])" table:style-name="ce1">
            <text:p>1122101:1122101:0.221:0.221</text:p>
          </table:table-cell>
          <table:table-cell table:number-columns-repeated="16383"/>
        </table:table-row>
        <table:table-row table:style-name="ro1">
          <table:table-cell office:value-type="string" office:string-value="1122102:1122102:0.221:0.221" table:formula="of:=CONCATENATE([rcl_cross_stats.A22];&quot;:&quot;;[rcl_cross_stats.A22];&quot;:&quot;;[rcl_cross_stats.C22];&quot;:&quot;;[rcl_cross_stats.C22])" table:style-name="ce1">
            <text:p>1122102:1122102:0.221:0.221</text:p>
          </table:table-cell>
          <table:table-cell table:number-columns-repeated="16383"/>
        </table:table-row>
        <table:table-row table:style-name="ro1">
          <table:table-cell office:value-type="string" office:string-value="1122103:1122103:0.221:0.221" table:formula="of:=CONCATENATE([rcl_cross_stats.A23];&quot;:&quot;;[rcl_cross_stats.A23];&quot;:&quot;;[rcl_cross_stats.C23];&quot;:&quot;;[rcl_cross_stats.C23])" table:style-name="ce1">
            <text:p>1122103:1122103:0.221:0.221</text:p>
          </table:table-cell>
          <table:table-cell table:number-columns-repeated="16383"/>
        </table:table-row>
        <table:table-row table:style-name="ro1">
          <table:table-cell office:value-type="string" office:string-value="1122201:1122201:0.17:0.17" table:formula="of:=CONCATENATE([rcl_cross_stats.A24];&quot;:&quot;;[rcl_cross_stats.A24];&quot;:&quot;;[rcl_cross_stats.C24];&quot;:&quot;;[rcl_cross_stats.C24])" table:style-name="ce1">
            <text:p>1122201:1122201:0.17:0.17</text:p>
          </table:table-cell>
          <table:table-cell table:number-columns-repeated="16383"/>
        </table:table-row>
        <table:table-row table:style-name="ro1">
          <table:table-cell office:value-type="string" office:string-value="1122202:1122202:0.17:0.17" table:formula="of:=CONCATENATE([rcl_cross_stats.A25];&quot;:&quot;;[rcl_cross_stats.A25];&quot;:&quot;;[rcl_cross_stats.C25];&quot;:&quot;;[rcl_cross_stats.C25])" table:style-name="ce1">
            <text:p>1122202:1122202:0.17:0.17</text:p>
          </table:table-cell>
          <table:table-cell table:number-columns-repeated="16383"/>
        </table:table-row>
        <table:table-row table:style-name="ro1">
          <table:table-cell office:value-type="string" office:string-value="1122203:1122203:0.17:0.17" table:formula="of:=CONCATENATE([rcl_cross_stats.A26];&quot;:&quot;;[rcl_cross_stats.A26];&quot;:&quot;;[rcl_cross_stats.C26];&quot;:&quot;;[rcl_cross_stats.C26])" table:style-name="ce1">
            <text:p>1122203:1122203:0.17:0.17</text:p>
          </table:table-cell>
          <table:table-cell table:number-columns-repeated="16383"/>
        </table:table-row>
        <table:table-row table:style-name="ro1">
          <table:table-cell office:value-type="string" office:string-value="1123101:1123101:0.221:0.221" table:formula="of:=CONCATENATE([rcl_cross_stats.A27];&quot;:&quot;;[rcl_cross_stats.A27];&quot;:&quot;;[rcl_cross_stats.C27];&quot;:&quot;;[rcl_cross_stats.C27])" table:style-name="ce1">
            <text:p>1123101:1123101:0.221:0.221</text:p>
          </table:table-cell>
          <table:table-cell table:number-columns-repeated="16383"/>
        </table:table-row>
        <table:table-row table:style-name="ro1">
          <table:table-cell office:value-type="string" office:string-value="1123102:1123102:0.221:0.221" table:formula="of:=CONCATENATE([rcl_cross_stats.A28];&quot;:&quot;;[rcl_cross_stats.A28];&quot;:&quot;;[rcl_cross_stats.C28];&quot;:&quot;;[rcl_cross_stats.C28])" table:style-name="ce1">
            <text:p>1123102:1123102:0.221:0.221</text:p>
          </table:table-cell>
          <table:table-cell table:number-columns-repeated="16383"/>
        </table:table-row>
        <table:table-row table:style-name="ro1">
          <table:table-cell office:value-type="string" office:string-value="1123103:1123103:0.221:0.221" table:formula="of:=CONCATENATE([rcl_cross_stats.A29];&quot;:&quot;;[rcl_cross_stats.A29];&quot;:&quot;;[rcl_cross_stats.C29];&quot;:&quot;;[rcl_cross_stats.C29])" table:style-name="ce1">
            <text:p>1123103:1123103:0.221:0.221</text:p>
          </table:table-cell>
          <table:table-cell table:number-columns-repeated="16383"/>
        </table:table-row>
        <table:table-row table:style-name="ro1">
          <table:table-cell office:value-type="string" office:string-value="1123201:1123201:0.17:0.17" table:formula="of:=CONCATENATE([rcl_cross_stats.A30];&quot;:&quot;;[rcl_cross_stats.A30];&quot;:&quot;;[rcl_cross_stats.C30];&quot;:&quot;;[rcl_cross_stats.C30])" table:style-name="ce1">
            <text:p>1123201:1123201:0.17:0.17</text:p>
          </table:table-cell>
          <table:table-cell table:number-columns-repeated="16383"/>
        </table:table-row>
        <table:table-row table:style-name="ro1">
          <table:table-cell office:value-type="string" office:string-value="1123202:1123202:0.17:0.17" table:formula="of:=CONCATENATE([rcl_cross_stats.A31];&quot;:&quot;;[rcl_cross_stats.A31];&quot;:&quot;;[rcl_cross_stats.C31];&quot;:&quot;;[rcl_cross_stats.C31])" table:style-name="ce1">
            <text:p>1123202:1123202:0.17:0.17</text:p>
          </table:table-cell>
          <table:table-cell table:number-columns-repeated="16383"/>
        </table:table-row>
        <table:table-row table:style-name="ro1">
          <table:table-cell office:value-type="string" office:string-value="1123203:1123203:0.17:0.17" table:formula="of:=CONCATENATE([rcl_cross_stats.A32];&quot;:&quot;;[rcl_cross_stats.A32];&quot;:&quot;;[rcl_cross_stats.C32];&quot;:&quot;;[rcl_cross_stats.C32])" table:style-name="ce1">
            <text:p>1123203:1123203:0.17:0.17</text:p>
          </table:table-cell>
          <table:table-cell table:number-columns-repeated="16383"/>
        </table:table-row>
        <table:table-row table:style-name="ro1">
          <table:table-cell office:value-type="string" office:string-value="1131101:1131101:0.207:0.207" table:formula="of:=CONCATENATE([rcl_cross_stats.A33];&quot;:&quot;;[rcl_cross_stats.A33];&quot;:&quot;;[rcl_cross_stats.C33];&quot;:&quot;;[rcl_cross_stats.C33])" table:style-name="ce1">
            <text:p>1131101:1131101:0.207:0.207</text:p>
          </table:table-cell>
          <table:table-cell table:number-columns-repeated="16383"/>
        </table:table-row>
        <table:table-row table:style-name="ro1">
          <table:table-cell office:value-type="string" office:string-value="1131102:1131102:0.207:0.207" table:formula="of:=CONCATENATE([rcl_cross_stats.A34];&quot;:&quot;;[rcl_cross_stats.A34];&quot;:&quot;;[rcl_cross_stats.C34];&quot;:&quot;;[rcl_cross_stats.C34])" table:style-name="ce1">
            <text:p>1131102:1131102:0.207:0.207</text:p>
          </table:table-cell>
          <table:table-cell table:number-columns-repeated="16383"/>
        </table:table-row>
        <table:table-row table:style-name="ro1">
          <table:table-cell office:value-type="string" office:string-value="1131103:1131103:0.212:0.212" table:formula="of:=CONCATENATE([rcl_cross_stats.A35];&quot;:&quot;;[rcl_cross_stats.A35];&quot;:&quot;;[rcl_cross_stats.C35];&quot;:&quot;;[rcl_cross_stats.C35])" table:style-name="ce1">
            <text:p>1131103:1131103:0.212:0.212</text:p>
          </table:table-cell>
          <table:table-cell table:number-columns-repeated="16383"/>
        </table:table-row>
        <table:table-row table:style-name="ro1">
          <table:table-cell office:value-type="string" office:string-value="1131201:1131201:0.325:0.325" table:formula="of:=CONCATENATE([rcl_cross_stats.A36];&quot;:&quot;;[rcl_cross_stats.A36];&quot;:&quot;;[rcl_cross_stats.C36];&quot;:&quot;;[rcl_cross_stats.C36])" table:style-name="ce1">
            <text:p>1131201:1131201:0.325:0.325</text:p>
          </table:table-cell>
          <table:table-cell table:number-columns-repeated="16383"/>
        </table:table-row>
        <table:table-row table:style-name="ro1">
          <table:table-cell office:value-type="string" office:string-value="1131202:1131202:0.325:0.325" table:formula="of:=CONCATENATE([rcl_cross_stats.A37];&quot;:&quot;;[rcl_cross_stats.A37];&quot;:&quot;;[rcl_cross_stats.C37];&quot;:&quot;;[rcl_cross_stats.C37])" table:style-name="ce1">
            <text:p>1131202:1131202:0.325:0.325</text:p>
          </table:table-cell>
          <table:table-cell table:number-columns-repeated="16383"/>
        </table:table-row>
        <table:table-row table:style-name="ro1">
          <table:table-cell office:value-type="string" office:string-value="1131203:1131203:0.325:0.325" table:formula="of:=CONCATENATE([rcl_cross_stats.A38];&quot;:&quot;;[rcl_cross_stats.A38];&quot;:&quot;;[rcl_cross_stats.C38];&quot;:&quot;;[rcl_cross_stats.C38])" table:style-name="ce1">
            <text:p>1131203:1131203:0.325:0.325</text:p>
          </table:table-cell>
          <table:table-cell table:number-columns-repeated="16383"/>
        </table:table-row>
        <table:table-row table:style-name="ro1">
          <table:table-cell office:value-type="string" office:string-value="1132101:1132101:0.207:0.207" table:formula="of:=CONCATENATE([rcl_cross_stats.A39];&quot;:&quot;;[rcl_cross_stats.A39];&quot;:&quot;;[rcl_cross_stats.C39];&quot;:&quot;;[rcl_cross_stats.C39])" table:style-name="ce1">
            <text:p>1132101:1132101:0.207:0.207</text:p>
          </table:table-cell>
          <table:table-cell table:number-columns-repeated="16383"/>
        </table:table-row>
        <table:table-row table:style-name="ro1">
          <table:table-cell office:value-type="string" office:string-value="1132102:1132102:0.207:0.207" table:formula="of:=CONCATENATE([rcl_cross_stats.A40];&quot;:&quot;;[rcl_cross_stats.A40];&quot;:&quot;;[rcl_cross_stats.C40];&quot;:&quot;;[rcl_cross_stats.C40])" table:style-name="ce1">
            <text:p>1132102:1132102:0.207:0.207</text:p>
          </table:table-cell>
          <table:table-cell table:number-columns-repeated="16383"/>
        </table:table-row>
        <table:table-row table:style-name="ro1">
          <table:table-cell office:value-type="string" office:string-value="1132103:1132103:0.212:0.212" table:formula="of:=CONCATENATE([rcl_cross_stats.A41];&quot;:&quot;;[rcl_cross_stats.A41];&quot;:&quot;;[rcl_cross_stats.C41];&quot;:&quot;;[rcl_cross_stats.C41])" table:style-name="ce1">
            <text:p>1132103:1132103:0.212:0.212</text:p>
          </table:table-cell>
          <table:table-cell table:number-columns-repeated="16383"/>
        </table:table-row>
        <table:table-row table:style-name="ro1">
          <table:table-cell office:value-type="string" office:string-value="1132201:1132201:0.325:0.325" table:formula="of:=CONCATENATE([rcl_cross_stats.A42];&quot;:&quot;;[rcl_cross_stats.A42];&quot;:&quot;;[rcl_cross_stats.C42];&quot;:&quot;;[rcl_cross_stats.C42])" table:style-name="ce1">
            <text:p>1132201:1132201:0.325:0.325</text:p>
          </table:table-cell>
          <table:table-cell table:number-columns-repeated="16383"/>
        </table:table-row>
        <table:table-row table:style-name="ro1">
          <table:table-cell office:value-type="string" office:string-value="1132202:1132202:0.325:0.325" table:formula="of:=CONCATENATE([rcl_cross_stats.A43];&quot;:&quot;;[rcl_cross_stats.A43];&quot;:&quot;;[rcl_cross_stats.C43];&quot;:&quot;;[rcl_cross_stats.C43])" table:style-name="ce1">
            <text:p>1132202:1132202:0.325:0.325</text:p>
          </table:table-cell>
          <table:table-cell table:number-columns-repeated="16383"/>
        </table:table-row>
        <table:table-row table:style-name="ro1">
          <table:table-cell office:value-type="string" office:string-value="1132203:1132203:0.325:0.325" table:formula="of:=CONCATENATE([rcl_cross_stats.A44];&quot;:&quot;;[rcl_cross_stats.A44];&quot;:&quot;;[rcl_cross_stats.C44];&quot;:&quot;;[rcl_cross_stats.C44])" table:style-name="ce1">
            <text:p>1132203:1132203:0.325:0.325</text:p>
          </table:table-cell>
          <table:table-cell table:number-columns-repeated="16383"/>
        </table:table-row>
        <table:table-row table:style-name="ro1">
          <table:table-cell office:value-type="string" office:string-value="1133101:1133101:0.207:0.207" table:formula="of:=CONCATENATE([rcl_cross_stats.A45];&quot;:&quot;;[rcl_cross_stats.A45];&quot;:&quot;;[rcl_cross_stats.C45];&quot;:&quot;;[rcl_cross_stats.C45])" table:style-name="ce1">
            <text:p>1133101:1133101:0.207:0.207</text:p>
          </table:table-cell>
          <table:table-cell table:number-columns-repeated="16383"/>
        </table:table-row>
        <table:table-row table:style-name="ro1">
          <table:table-cell office:value-type="string" office:string-value="1133102:1133102:0.207:0.207" table:formula="of:=CONCATENATE([rcl_cross_stats.A46];&quot;:&quot;;[rcl_cross_stats.A46];&quot;:&quot;;[rcl_cross_stats.C46];&quot;:&quot;;[rcl_cross_stats.C46])" table:style-name="ce1">
            <text:p>1133102:1133102:0.207:0.207</text:p>
          </table:table-cell>
          <table:table-cell table:number-columns-repeated="16383"/>
        </table:table-row>
        <table:table-row table:style-name="ro1">
          <table:table-cell office:value-type="string" office:string-value="1133103:1133103:0.212:0.212" table:formula="of:=CONCATENATE([rcl_cross_stats.A47];&quot;:&quot;;[rcl_cross_stats.A47];&quot;:&quot;;[rcl_cross_stats.C47];&quot;:&quot;;[rcl_cross_stats.C47])" table:style-name="ce1">
            <text:p>1133103:1133103:0.212:0.212</text:p>
          </table:table-cell>
          <table:table-cell table:number-columns-repeated="16383"/>
        </table:table-row>
        <table:table-row table:style-name="ro1">
          <table:table-cell office:value-type="string" office:string-value="1133201:1133201:0.325:0.325" table:formula="of:=CONCATENATE([rcl_cross_stats.A48];&quot;:&quot;;[rcl_cross_stats.A48];&quot;:&quot;;[rcl_cross_stats.C48];&quot;:&quot;;[rcl_cross_stats.C48])" table:style-name="ce1">
            <text:p>1133201:1133201:0.325:0.325</text:p>
          </table:table-cell>
          <table:table-cell table:number-columns-repeated="16383"/>
        </table:table-row>
        <table:table-row table:style-name="ro1">
          <table:table-cell office:value-type="string" office:string-value="1133202:1133202:0.325:0.325" table:formula="of:=CONCATENATE([rcl_cross_stats.A49];&quot;:&quot;;[rcl_cross_stats.A49];&quot;:&quot;;[rcl_cross_stats.C49];&quot;:&quot;;[rcl_cross_stats.C49])" table:style-name="ce1">
            <text:p>1133202:1133202:0.325:0.325</text:p>
          </table:table-cell>
          <table:table-cell table:number-columns-repeated="16383"/>
        </table:table-row>
        <table:table-row table:style-name="ro1">
          <table:table-cell office:value-type="string" office:string-value="1133203:1133203:0.325:0.325" table:formula="of:=CONCATENATE([rcl_cross_stats.A50];&quot;:&quot;;[rcl_cross_stats.A50];&quot;:&quot;;[rcl_cross_stats.C50];&quot;:&quot;;[rcl_cross_stats.C50])" table:style-name="ce1">
            <text:p>1133203:1133203:0.325:0.325</text:p>
          </table:table-cell>
          <table:table-cell table:number-columns-repeated="16383"/>
        </table:table-row>
        <table:table-row table:style-name="ro1">
          <table:table-cell office:value-type="string" office:string-value="1151101:1151101:0.417:0.417" table:formula="of:=CONCATENATE([rcl_cross_stats.A51];&quot;:&quot;;[rcl_cross_stats.A51];&quot;:&quot;;[rcl_cross_stats.C51];&quot;:&quot;;[rcl_cross_stats.C51])" table:style-name="ce1">
            <text:p>1151101:1151101:0.417:0.417</text:p>
          </table:table-cell>
          <table:table-cell table:number-columns-repeated="16383"/>
        </table:table-row>
        <table:table-row table:style-name="ro1">
          <table:table-cell office:value-type="string" office:string-value="1151102:1151102:0.417:0.417" table:formula="of:=CONCATENATE([rcl_cross_stats.A52];&quot;:&quot;;[rcl_cross_stats.A52];&quot;:&quot;;[rcl_cross_stats.C52];&quot;:&quot;;[rcl_cross_stats.C52])" table:style-name="ce1">
            <text:p>1151102:1151102:0.417:0.417</text:p>
          </table:table-cell>
          <table:table-cell table:number-columns-repeated="16383"/>
        </table:table-row>
        <table:table-row table:style-name="ro1">
          <table:table-cell office:value-type="string" office:string-value="1151103:1151103:0.322:0.322" table:formula="of:=CONCATENATE([rcl_cross_stats.A53];&quot;:&quot;;[rcl_cross_stats.A53];&quot;:&quot;;[rcl_cross_stats.C53];&quot;:&quot;;[rcl_cross_stats.C53])" table:style-name="ce1">
            <text:p>1151103:1151103:0.322:0.322</text:p>
          </table:table-cell>
          <table:table-cell table:number-columns-repeated="16383"/>
        </table:table-row>
        <table:table-row table:style-name="ro1">
          <table:table-cell office:value-type="string" office:string-value="1151201:1151201:0.247:0.247" table:formula="of:=CONCATENATE([rcl_cross_stats.A54];&quot;:&quot;;[rcl_cross_stats.A54];&quot;:&quot;;[rcl_cross_stats.C54];&quot;:&quot;;[rcl_cross_stats.C54])" table:style-name="ce1">
            <text:p>1151201:1151201:0.247:0.247</text:p>
          </table:table-cell>
          <table:table-cell table:number-columns-repeated="16383"/>
        </table:table-row>
        <table:table-row table:style-name="ro1">
          <table:table-cell office:value-type="string" office:string-value="1151202:1151202:0.247:0.247" table:formula="of:=CONCATENATE([rcl_cross_stats.A55];&quot;:&quot;;[rcl_cross_stats.A55];&quot;:&quot;;[rcl_cross_stats.C55];&quot;:&quot;;[rcl_cross_stats.C55])" table:style-name="ce1">
            <text:p>1151202:1151202:0.247:0.247</text:p>
          </table:table-cell>
          <table:table-cell table:number-columns-repeated="16383"/>
        </table:table-row>
        <table:table-row table:style-name="ro1">
          <table:table-cell office:value-type="string" office:string-value="1151203:1151203:0.17:0.17" table:formula="of:=CONCATENATE([rcl_cross_stats.A56];&quot;:&quot;;[rcl_cross_stats.A56];&quot;:&quot;;[rcl_cross_stats.C56];&quot;:&quot;;[rcl_cross_stats.C56])" table:style-name="ce1">
            <text:p>1151203:1151203:0.17:0.17</text:p>
          </table:table-cell>
          <table:table-cell table:number-columns-repeated="16383"/>
        </table:table-row>
        <table:table-row table:style-name="ro1">
          <table:table-cell office:value-type="string" office:string-value="1152101:1152101:0.417:0.417" table:formula="of:=CONCATENATE([rcl_cross_stats.A57];&quot;:&quot;;[rcl_cross_stats.A57];&quot;:&quot;;[rcl_cross_stats.C57];&quot;:&quot;;[rcl_cross_stats.C57])" table:style-name="ce1">
            <text:p>1152101:1152101:0.417:0.417</text:p>
          </table:table-cell>
          <table:table-cell table:number-columns-repeated="16383"/>
        </table:table-row>
        <table:table-row table:style-name="ro1">
          <table:table-cell office:value-type="string" office:string-value="1152102:1152102:0.417:0.417" table:formula="of:=CONCATENATE([rcl_cross_stats.A58];&quot;:&quot;;[rcl_cross_stats.A58];&quot;:&quot;;[rcl_cross_stats.C58];&quot;:&quot;;[rcl_cross_stats.C58])" table:style-name="ce1">
            <text:p>1152102:1152102:0.417:0.417</text:p>
          </table:table-cell>
          <table:table-cell table:number-columns-repeated="16383"/>
        </table:table-row>
        <table:table-row table:style-name="ro1">
          <table:table-cell office:value-type="string" office:string-value="1152103:1152103:0.322:0.322" table:formula="of:=CONCATENATE([rcl_cross_stats.A59];&quot;:&quot;;[rcl_cross_stats.A59];&quot;:&quot;;[rcl_cross_stats.C59];&quot;:&quot;;[rcl_cross_stats.C59])" table:style-name="ce1">
            <text:p>1152103:1152103:0.322:0.322</text:p>
          </table:table-cell>
          <table:table-cell table:number-columns-repeated="16383"/>
        </table:table-row>
        <table:table-row table:style-name="ro1">
          <table:table-cell office:value-type="string" office:string-value="1152201:1152201:0.247:0.247" table:formula="of:=CONCATENATE([rcl_cross_stats.A60];&quot;:&quot;;[rcl_cross_stats.A60];&quot;:&quot;;[rcl_cross_stats.C60];&quot;:&quot;;[rcl_cross_stats.C60])" table:style-name="ce1">
            <text:p>1152201:1152201:0.247:0.247</text:p>
          </table:table-cell>
          <table:table-cell table:number-columns-repeated="16383"/>
        </table:table-row>
        <table:table-row table:style-name="ro1">
          <table:table-cell office:value-type="string" office:string-value="1152202:1152202:0.247:0.247" table:formula="of:=CONCATENATE([rcl_cross_stats.A61];&quot;:&quot;;[rcl_cross_stats.A61];&quot;:&quot;;[rcl_cross_stats.C61];&quot;:&quot;;[rcl_cross_stats.C61])" table:style-name="ce1">
            <text:p>1152202:1152202:0.247:0.247</text:p>
          </table:table-cell>
          <table:table-cell table:number-columns-repeated="16383"/>
        </table:table-row>
        <table:table-row table:style-name="ro1">
          <table:table-cell office:value-type="string" office:string-value="1152203:1152203:0.17:0.17" table:formula="of:=CONCATENATE([rcl_cross_stats.A62];&quot;:&quot;;[rcl_cross_stats.A62];&quot;:&quot;;[rcl_cross_stats.C62];&quot;:&quot;;[rcl_cross_stats.C62])" table:style-name="ce1">
            <text:p>1152203:1152203:0.17:0.17</text:p>
          </table:table-cell>
          <table:table-cell table:number-columns-repeated="16383"/>
        </table:table-row>
        <table:table-row table:style-name="ro1">
          <table:table-cell office:value-type="string" office:string-value="1153101:1153101:0.417:0.417" table:formula="of:=CONCATENATE([rcl_cross_stats.A63];&quot;:&quot;;[rcl_cross_stats.A63];&quot;:&quot;;[rcl_cross_stats.C63];&quot;:&quot;;[rcl_cross_stats.C63])" table:style-name="ce1">
            <text:p>1153101:1153101:0.417:0.417</text:p>
          </table:table-cell>
          <table:table-cell table:number-columns-repeated="16383"/>
        </table:table-row>
        <table:table-row table:style-name="ro1">
          <table:table-cell office:value-type="string" office:string-value="1153102:1153102:0.417:0.417" table:formula="of:=CONCATENATE([rcl_cross_stats.A64];&quot;:&quot;;[rcl_cross_stats.A64];&quot;:&quot;;[rcl_cross_stats.C64];&quot;:&quot;;[rcl_cross_stats.C64])" table:style-name="ce1">
            <text:p>1153102:1153102:0.417:0.417</text:p>
          </table:table-cell>
          <table:table-cell table:number-columns-repeated="16383"/>
        </table:table-row>
        <table:table-row table:style-name="ro1">
          <table:table-cell office:value-type="string" office:string-value="1153103:1153103:0.322:0.322" table:formula="of:=CONCATENATE([rcl_cross_stats.A65];&quot;:&quot;;[rcl_cross_stats.A65];&quot;:&quot;;[rcl_cross_stats.C65];&quot;:&quot;;[rcl_cross_stats.C65])" table:style-name="ce1">
            <text:p>1153103:1153103:0.322:0.322</text:p>
          </table:table-cell>
          <table:table-cell table:number-columns-repeated="16383"/>
        </table:table-row>
        <table:table-row table:style-name="ro1">
          <table:table-cell office:value-type="string" office:string-value="1211101:1211101:0.232:0.232" table:formula="of:=CONCATENATE([rcl_cross_stats.A66];&quot;:&quot;;[rcl_cross_stats.A66];&quot;:&quot;;[rcl_cross_stats.C66];&quot;:&quot;;[rcl_cross_stats.C66])" table:style-name="ce1">
            <text:p>1211101:1211101:0.232:0.232</text:p>
          </table:table-cell>
          <table:table-cell table:number-columns-repeated="16383"/>
        </table:table-row>
        <table:table-row table:style-name="ro1">
          <table:table-cell office:value-type="string" office:string-value="1211102:1211102:0.232:0.232" table:formula="of:=CONCATENATE([rcl_cross_stats.A67];&quot;:&quot;;[rcl_cross_stats.A67];&quot;:&quot;;[rcl_cross_stats.C67];&quot;:&quot;;[rcl_cross_stats.C67])" table:style-name="ce1">
            <text:p>1211102:1211102:0.232:0.232</text:p>
          </table:table-cell>
          <table:table-cell table:number-columns-repeated="16383"/>
        </table:table-row>
        <table:table-row table:style-name="ro1">
          <table:table-cell office:value-type="string" office:string-value="1211103:1211103:0.232:0.232" table:formula="of:=CONCATENATE([rcl_cross_stats.A68];&quot;:&quot;;[rcl_cross_stats.A68];&quot;:&quot;;[rcl_cross_stats.C68];&quot;:&quot;;[rcl_cross_stats.C68])" table:style-name="ce1">
            <text:p>1211103:1211103:0.232:0.232</text:p>
          </table:table-cell>
          <table:table-cell table:number-columns-repeated="16383"/>
        </table:table-row>
        <table:table-row table:style-name="ro1">
          <table:table-cell office:value-type="string" office:string-value="1211201:1211201:0.232:0.232" table:formula="of:=CONCATENATE([rcl_cross_stats.A69];&quot;:&quot;;[rcl_cross_stats.A69];&quot;:&quot;;[rcl_cross_stats.C69];&quot;:&quot;;[rcl_cross_stats.C69])" table:style-name="ce1">
            <text:p>1211201:1211201:0.232:0.232</text:p>
          </table:table-cell>
          <table:table-cell table:number-columns-repeated="16383"/>
        </table:table-row>
        <table:table-row table:style-name="ro1">
          <table:table-cell office:value-type="string" office:string-value="1211202:1211202:0.232:0.232" table:formula="of:=CONCATENATE([rcl_cross_stats.A70];&quot;:&quot;;[rcl_cross_stats.A70];&quot;:&quot;;[rcl_cross_stats.C70];&quot;:&quot;;[rcl_cross_stats.C70])" table:style-name="ce1">
            <text:p>1211202:1211202:0.232:0.232</text:p>
          </table:table-cell>
          <table:table-cell table:number-columns-repeated="16383"/>
        </table:table-row>
        <table:table-row table:style-name="ro1">
          <table:table-cell office:value-type="string" office:string-value="1211203:1211203:0.232:0.232" table:formula="of:=CONCATENATE([rcl_cross_stats.A71];&quot;:&quot;;[rcl_cross_stats.A71];&quot;:&quot;;[rcl_cross_stats.C71];&quot;:&quot;;[rcl_cross_stats.C71])" table:style-name="ce1">
            <text:p>1211203:1211203:0.232:0.232</text:p>
          </table:table-cell>
          <table:table-cell table:number-columns-repeated="16383"/>
        </table:table-row>
        <table:table-row table:style-name="ro1">
          <table:table-cell office:value-type="string" office:string-value="1212101:1212101:0.232:0.232" table:formula="of:=CONCATENATE([rcl_cross_stats.A72];&quot;:&quot;;[rcl_cross_stats.A72];&quot;:&quot;;[rcl_cross_stats.C72];&quot;:&quot;;[rcl_cross_stats.C72])" table:style-name="ce1">
            <text:p>1212101:1212101:0.232:0.232</text:p>
          </table:table-cell>
          <table:table-cell table:number-columns-repeated="16383"/>
        </table:table-row>
        <table:table-row table:style-name="ro1">
          <table:table-cell office:value-type="string" office:string-value="1212102:1212102:0.232:0.232" table:formula="of:=CONCATENATE([rcl_cross_stats.A73];&quot;:&quot;;[rcl_cross_stats.A73];&quot;:&quot;;[rcl_cross_stats.C73];&quot;:&quot;;[rcl_cross_stats.C73])" table:style-name="ce1">
            <text:p>1212102:1212102:0.232:0.232</text:p>
          </table:table-cell>
          <table:table-cell table:number-columns-repeated="16383"/>
        </table:table-row>
        <table:table-row table:style-name="ro1">
          <table:table-cell office:value-type="string" office:string-value="1212103:1212103:0.232:0.232" table:formula="of:=CONCATENATE([rcl_cross_stats.A74];&quot;:&quot;;[rcl_cross_stats.A74];&quot;:&quot;;[rcl_cross_stats.C74];&quot;:&quot;;[rcl_cross_stats.C74])" table:style-name="ce1">
            <text:p>1212103:1212103:0.232:0.232</text:p>
          </table:table-cell>
          <table:table-cell table:number-columns-repeated="16383"/>
        </table:table-row>
        <table:table-row table:style-name="ro1">
          <table:table-cell office:value-type="string" office:string-value="1212201:1212201:0.232:0.232" table:formula="of:=CONCATENATE([rcl_cross_stats.A75];&quot;:&quot;;[rcl_cross_stats.A75];&quot;:&quot;;[rcl_cross_stats.C75];&quot;:&quot;;[rcl_cross_stats.C75])" table:style-name="ce1">
            <text:p>1212201:1212201:0.232:0.232</text:p>
          </table:table-cell>
          <table:table-cell table:number-columns-repeated="16383"/>
        </table:table-row>
        <table:table-row table:style-name="ro1">
          <table:table-cell office:value-type="string" office:string-value="1212202:1212202:0.232:0.232" table:formula="of:=CONCATENATE([rcl_cross_stats.A76];&quot;:&quot;;[rcl_cross_stats.A76];&quot;:&quot;;[rcl_cross_stats.C76];&quot;:&quot;;[rcl_cross_stats.C76])" table:style-name="ce1">
            <text:p>1212202:1212202:0.232:0.232</text:p>
          </table:table-cell>
          <table:table-cell table:number-columns-repeated="16383"/>
        </table:table-row>
        <table:table-row table:style-name="ro1">
          <table:table-cell office:value-type="string" office:string-value="1212203:1212203:0.232:0.232" table:formula="of:=CONCATENATE([rcl_cross_stats.A77];&quot;:&quot;;[rcl_cross_stats.A77];&quot;:&quot;;[rcl_cross_stats.C77];&quot;:&quot;;[rcl_cross_stats.C77])" table:style-name="ce1">
            <text:p>1212203:1212203:0.232:0.232</text:p>
          </table:table-cell>
          <table:table-cell table:number-columns-repeated="16383"/>
        </table:table-row>
        <table:table-row table:style-name="ro1">
          <table:table-cell office:value-type="string" office:string-value="1213101:1213101:0.232:0.232" table:formula="of:=CONCATENATE([rcl_cross_stats.A78];&quot;:&quot;;[rcl_cross_stats.A78];&quot;:&quot;;[rcl_cross_stats.C78];&quot;:&quot;;[rcl_cross_stats.C78])" table:style-name="ce1">
            <text:p>1213101:1213101:0.232:0.232</text:p>
          </table:table-cell>
          <table:table-cell table:number-columns-repeated="16383"/>
        </table:table-row>
        <table:table-row table:style-name="ro1">
          <table:table-cell office:value-type="string" office:string-value="1213102:1213102:0.232:0.232" table:formula="of:=CONCATENATE([rcl_cross_stats.A79];&quot;:&quot;;[rcl_cross_stats.A79];&quot;:&quot;;[rcl_cross_stats.C79];&quot;:&quot;;[rcl_cross_stats.C79])" table:style-name="ce1">
            <text:p>1213102:1213102:0.232:0.232</text:p>
          </table:table-cell>
          <table:table-cell table:number-columns-repeated="16383"/>
        </table:table-row>
        <table:table-row table:style-name="ro1">
          <table:table-cell office:value-type="string" office:string-value="1213103:1213103:0.232:0.232" table:formula="of:=CONCATENATE([rcl_cross_stats.A80];&quot;:&quot;;[rcl_cross_stats.A80];&quot;:&quot;;[rcl_cross_stats.C80];&quot;:&quot;;[rcl_cross_stats.C80])" table:style-name="ce1">
            <text:p>1213103:1213103:0.232:0.232</text:p>
          </table:table-cell>
          <table:table-cell table:number-columns-repeated="16383"/>
        </table:table-row>
        <table:table-row table:style-name="ro1">
          <table:table-cell office:value-type="string" office:string-value="1221101:1221101:0.284:0.284" table:formula="of:=CONCATENATE([rcl_cross_stats.A81];&quot;:&quot;;[rcl_cross_stats.A81];&quot;:&quot;;[rcl_cross_stats.C81];&quot;:&quot;;[rcl_cross_stats.C81])" table:style-name="ce1">
            <text:p>1221101:1221101:0.284:0.284</text:p>
          </table:table-cell>
          <table:table-cell table:number-columns-repeated="16383"/>
        </table:table-row>
        <table:table-row table:style-name="ro1">
          <table:table-cell office:value-type="string" office:string-value="1221102:1221102:0.284:0.284" table:formula="of:=CONCATENATE([rcl_cross_stats.A82];&quot;:&quot;;[rcl_cross_stats.A82];&quot;:&quot;;[rcl_cross_stats.C82];&quot;:&quot;;[rcl_cross_stats.C82])" table:style-name="ce1">
            <text:p>1221102:1221102:0.284:0.284</text:p>
          </table:table-cell>
          <table:table-cell table:number-columns-repeated="16383"/>
        </table:table-row>
        <table:table-row table:style-name="ro1">
          <table:table-cell office:value-type="string" office:string-value="1221103:1221103:0.284:0.284" table:formula="of:=CONCATENATE([rcl_cross_stats.A83];&quot;:&quot;;[rcl_cross_stats.A83];&quot;:&quot;;[rcl_cross_stats.C83];&quot;:&quot;;[rcl_cross_stats.C83])" table:style-name="ce1">
            <text:p>1221103:1221103:0.284:0.284</text:p>
          </table:table-cell>
          <table:table-cell table:number-columns-repeated="16383"/>
        </table:table-row>
        <table:table-row table:style-name="ro1">
          <table:table-cell office:value-type="string" office:string-value="1221201:1221201:0.284:0.284" table:formula="of:=CONCATENATE([rcl_cross_stats.A84];&quot;:&quot;;[rcl_cross_stats.A84];&quot;:&quot;;[rcl_cross_stats.C84];&quot;:&quot;;[rcl_cross_stats.C84])" table:style-name="ce1">
            <text:p>1221201:1221201:0.284:0.284</text:p>
          </table:table-cell>
          <table:table-cell table:number-columns-repeated="16383"/>
        </table:table-row>
        <table:table-row table:style-name="ro1">
          <table:table-cell office:value-type="string" office:string-value="1221202:1221202:0.284:0.284" table:formula="of:=CONCATENATE([rcl_cross_stats.A85];&quot;:&quot;;[rcl_cross_stats.A85];&quot;:&quot;;[rcl_cross_stats.C85];&quot;:&quot;;[rcl_cross_stats.C85])" table:style-name="ce1">
            <text:p>1221202:1221202:0.284:0.284</text:p>
          </table:table-cell>
          <table:table-cell table:number-columns-repeated="16383"/>
        </table:table-row>
        <table:table-row table:style-name="ro1">
          <table:table-cell office:value-type="string" office:string-value="1221203:1221203:0.284:0.284" table:formula="of:=CONCATENATE([rcl_cross_stats.A86];&quot;:&quot;;[rcl_cross_stats.A86];&quot;:&quot;;[rcl_cross_stats.C86];&quot;:&quot;;[rcl_cross_stats.C86])" table:style-name="ce1">
            <text:p>1221203:1221203:0.284:0.284</text:p>
          </table:table-cell>
          <table:table-cell table:number-columns-repeated="16383"/>
        </table:table-row>
        <table:table-row table:style-name="ro1">
          <table:table-cell office:value-type="string" office:string-value="1222101:1222101:0.284:0.284" table:formula="of:=CONCATENATE([rcl_cross_stats.A87];&quot;:&quot;;[rcl_cross_stats.A87];&quot;:&quot;;[rcl_cross_stats.C87];&quot;:&quot;;[rcl_cross_stats.C87])" table:style-name="ce1">
            <text:p>1222101:1222101:0.284:0.284</text:p>
          </table:table-cell>
          <table:table-cell table:number-columns-repeated="16383"/>
        </table:table-row>
        <table:table-row table:style-name="ro1">
          <table:table-cell office:value-type="string" office:string-value="1222102:1222102:0.284:0.284" table:formula="of:=CONCATENATE([rcl_cross_stats.A88];&quot;:&quot;;[rcl_cross_stats.A88];&quot;:&quot;;[rcl_cross_stats.C88];&quot;:&quot;;[rcl_cross_stats.C88])" table:style-name="ce1">
            <text:p>1222102:1222102:0.284:0.284</text:p>
          </table:table-cell>
          <table:table-cell table:number-columns-repeated="16383"/>
        </table:table-row>
        <table:table-row table:style-name="ro1">
          <table:table-cell office:value-type="string" office:string-value="1222103:1222103:0.284:0.284" table:formula="of:=CONCATENATE([rcl_cross_stats.A89];&quot;:&quot;;[rcl_cross_stats.A89];&quot;:&quot;;[rcl_cross_stats.C89];&quot;:&quot;;[rcl_cross_stats.C89])" table:style-name="ce1">
            <text:p>1222103:1222103:0.284:0.284</text:p>
          </table:table-cell>
          <table:table-cell table:number-columns-repeated="16383"/>
        </table:table-row>
        <table:table-row table:style-name="ro1">
          <table:table-cell office:value-type="string" office:string-value="1222201:1222201:0.284:0.284" table:formula="of:=CONCATENATE([rcl_cross_stats.A90];&quot;:&quot;;[rcl_cross_stats.A90];&quot;:&quot;;[rcl_cross_stats.C90];&quot;:&quot;;[rcl_cross_stats.C90])" table:style-name="ce1">
            <text:p>1222201:1222201:0.284:0.284</text:p>
          </table:table-cell>
          <table:table-cell table:number-columns-repeated="16383"/>
        </table:table-row>
        <table:table-row table:style-name="ro1">
          <table:table-cell office:value-type="string" office:string-value="1222202:1222202:0.284:0.284" table:formula="of:=CONCATENATE([rcl_cross_stats.A91];&quot;:&quot;;[rcl_cross_stats.A91];&quot;:&quot;;[rcl_cross_stats.C91];&quot;:&quot;;[rcl_cross_stats.C91])" table:style-name="ce1">
            <text:p>1222202:1222202:0.284:0.284</text:p>
          </table:table-cell>
          <table:table-cell table:number-columns-repeated="16383"/>
        </table:table-row>
        <table:table-row table:style-name="ro1">
          <table:table-cell office:value-type="string" office:string-value="1222203:1222203:0.284:0.284" table:formula="of:=CONCATENATE([rcl_cross_stats.A92];&quot;:&quot;;[rcl_cross_stats.A92];&quot;:&quot;;[rcl_cross_stats.C92];&quot;:&quot;;[rcl_cross_stats.C92])" table:style-name="ce1">
            <text:p>1222203:1222203:0.284:0.284</text:p>
          </table:table-cell>
          <table:table-cell table:number-columns-repeated="16383"/>
        </table:table-row>
        <table:table-row table:style-name="ro1">
          <table:table-cell office:value-type="string" office:string-value="1223101:1223101:0.284:0.284" table:formula="of:=CONCATENATE([rcl_cross_stats.A93];&quot;:&quot;;[rcl_cross_stats.A93];&quot;:&quot;;[rcl_cross_stats.C93];&quot;:&quot;;[rcl_cross_stats.C93])" table:style-name="ce1">
            <text:p>1223101:1223101:0.284:0.284</text:p>
          </table:table-cell>
          <table:table-cell table:number-columns-repeated="16383"/>
        </table:table-row>
        <table:table-row table:style-name="ro1">
          <table:table-cell office:value-type="string" office:string-value="1223102:1223102:0.284:0.284" table:formula="of:=CONCATENATE([rcl_cross_stats.A94];&quot;:&quot;;[rcl_cross_stats.A94];&quot;:&quot;;[rcl_cross_stats.C94];&quot;:&quot;;[rcl_cross_stats.C94])" table:style-name="ce1">
            <text:p>1223102:1223102:0.284:0.284</text:p>
          </table:table-cell>
          <table:table-cell table:number-columns-repeated="16383"/>
        </table:table-row>
        <table:table-row table:style-name="ro1">
          <table:table-cell office:value-type="string" office:string-value="1223103:1223103:0.284:0.284" table:formula="of:=CONCATENATE([rcl_cross_stats.A95];&quot;:&quot;;[rcl_cross_stats.A95];&quot;:&quot;;[rcl_cross_stats.C95];&quot;:&quot;;[rcl_cross_stats.C95])" table:style-name="ce1">
            <text:p>1223103:1223103:0.284:0.284</text:p>
          </table:table-cell>
          <table:table-cell table:number-columns-repeated="16383"/>
        </table:table-row>
        <table:table-row table:style-name="ro1">
          <table:table-cell office:value-type="string" office:string-value="1223201:1223201:0.284:0.284" table:formula="of:=CONCATENATE([rcl_cross_stats.A96];&quot;:&quot;;[rcl_cross_stats.A96];&quot;:&quot;;[rcl_cross_stats.C96];&quot;:&quot;;[rcl_cross_stats.C96])" table:style-name="ce1">
            <text:p>1223201:1223201:0.284:0.284</text:p>
          </table:table-cell>
          <table:table-cell table:number-columns-repeated="16383"/>
        </table:table-row>
        <table:table-row table:style-name="ro1">
          <table:table-cell office:value-type="string" office:string-value="1223202:1223202:0.284:0.284" table:formula="of:=CONCATENATE([rcl_cross_stats.A97];&quot;:&quot;;[rcl_cross_stats.A97];&quot;:&quot;;[rcl_cross_stats.C97];&quot;:&quot;;[rcl_cross_stats.C97])" table:style-name="ce1">
            <text:p>1223202:1223202:0.284:0.284</text:p>
          </table:table-cell>
          <table:table-cell table:number-columns-repeated="16383"/>
        </table:table-row>
        <table:table-row table:style-name="ro1">
          <table:table-cell office:value-type="string" office:string-value="1231101:1231101:0.323:0.323" table:formula="of:=CONCATENATE([rcl_cross_stats.A98];&quot;:&quot;;[rcl_cross_stats.A98];&quot;:&quot;;[rcl_cross_stats.C98];&quot;:&quot;;[rcl_cross_stats.C98])" table:style-name="ce1">
            <text:p>1231101:1231101:0.323:0.323</text:p>
          </table:table-cell>
          <table:table-cell table:number-columns-repeated="16383"/>
        </table:table-row>
        <table:table-row table:style-name="ro1">
          <table:table-cell office:value-type="string" office:string-value="1231102:1231102:0.323:0.323" table:formula="of:=CONCATENATE([rcl_cross_stats.A99];&quot;:&quot;;[rcl_cross_stats.A99];&quot;:&quot;;[rcl_cross_stats.C99];&quot;:&quot;;[rcl_cross_stats.C99])" table:style-name="ce1">
            <text:p>1231102:1231102:0.323:0.323</text:p>
          </table:table-cell>
          <table:table-cell table:number-columns-repeated="16383"/>
        </table:table-row>
        <table:table-row table:style-name="ro1">
          <table:table-cell office:value-type="string" office:string-value="1231103:1231103:0.246:0.246" table:formula="of:=CONCATENATE([rcl_cross_stats.A100];&quot;:&quot;;[rcl_cross_stats.A100];&quot;:&quot;;[rcl_cross_stats.C100];&quot;:&quot;;[rcl_cross_stats.C100])" table:style-name="ce1">
            <text:p>1231103:1231103:0.246:0.246</text:p>
          </table:table-cell>
          <table:table-cell table:number-columns-repeated="16383"/>
        </table:table-row>
        <table:table-row table:style-name="ro1">
          <table:table-cell office:value-type="string" office:string-value="1231201:1231201:0.323:0.323" table:formula="of:=CONCATENATE([rcl_cross_stats.A101];&quot;:&quot;;[rcl_cross_stats.A101];&quot;:&quot;;[rcl_cross_stats.C101];&quot;:&quot;;[rcl_cross_stats.C101])" table:style-name="ce1">
            <text:p>1231201:1231201:0.323:0.323</text:p>
          </table:table-cell>
          <table:table-cell table:number-columns-repeated="16383"/>
        </table:table-row>
        <table:table-row table:style-name="ro1">
          <table:table-cell office:value-type="string" office:string-value="1231202:1231202:0.323:0.323" table:formula="of:=CONCATENATE([rcl_cross_stats.A102];&quot;:&quot;;[rcl_cross_stats.A102];&quot;:&quot;;[rcl_cross_stats.C102];&quot;:&quot;;[rcl_cross_stats.C102])" table:style-name="ce1">
            <text:p>1231202:1231202:0.323:0.323</text:p>
          </table:table-cell>
          <table:table-cell table:number-columns-repeated="16383"/>
        </table:table-row>
        <table:table-row table:style-name="ro1">
          <table:table-cell office:value-type="string" office:string-value="1231203:1231203:0.246:0.246" table:formula="of:=CONCATENATE([rcl_cross_stats.A103];&quot;:&quot;;[rcl_cross_stats.A103];&quot;:&quot;;[rcl_cross_stats.C103];&quot;:&quot;;[rcl_cross_stats.C103])" table:style-name="ce1">
            <text:p>1231203:1231203:0.246:0.246</text:p>
          </table:table-cell>
          <table:table-cell table:number-columns-repeated="16383"/>
        </table:table-row>
        <table:table-row table:style-name="ro1">
          <table:table-cell office:value-type="string" office:string-value="1232101:1232101:0.323:0.323" table:formula="of:=CONCATENATE([rcl_cross_stats.A104];&quot;:&quot;;[rcl_cross_stats.A104];&quot;:&quot;;[rcl_cross_stats.C104];&quot;:&quot;;[rcl_cross_stats.C104])" table:style-name="ce1">
            <text:p>1232101:1232101:0.323:0.323</text:p>
          </table:table-cell>
          <table:table-cell table:number-columns-repeated="16383"/>
        </table:table-row>
        <table:table-row table:style-name="ro1">
          <table:table-cell office:value-type="string" office:string-value="1232102:1232102:0.323:0.323" table:formula="of:=CONCATENATE([rcl_cross_stats.A105];&quot;:&quot;;[rcl_cross_stats.A105];&quot;:&quot;;[rcl_cross_stats.C105];&quot;:&quot;;[rcl_cross_stats.C105])" table:style-name="ce1">
            <text:p>1232102:1232102:0.323:0.323</text:p>
          </table:table-cell>
          <table:table-cell table:number-columns-repeated="16383"/>
        </table:table-row>
        <table:table-row table:style-name="ro1">
          <table:table-cell office:value-type="string" office:string-value="1232103:1232103:0.246:0.246" table:formula="of:=CONCATENATE([rcl_cross_stats.A106];&quot;:&quot;;[rcl_cross_stats.A106];&quot;:&quot;;[rcl_cross_stats.C106];&quot;:&quot;;[rcl_cross_stats.C106])" table:style-name="ce1">
            <text:p>1232103:1232103:0.246:0.246</text:p>
          </table:table-cell>
          <table:table-cell table:number-columns-repeated="16383"/>
        </table:table-row>
        <table:table-row table:style-name="ro1">
          <table:table-cell office:value-type="string" office:string-value="1232201:1232201:0.323:0.323" table:formula="of:=CONCATENATE([rcl_cross_stats.A107];&quot;:&quot;;[rcl_cross_stats.A107];&quot;:&quot;;[rcl_cross_stats.C107];&quot;:&quot;;[rcl_cross_stats.C107])" table:style-name="ce1">
            <text:p>1232201:1232201:0.323:0.323</text:p>
          </table:table-cell>
          <table:table-cell table:number-columns-repeated="16383"/>
        </table:table-row>
        <table:table-row table:style-name="ro1">
          <table:table-cell office:value-type="string" office:string-value="1232202:1232202:0.323:0.323" table:formula="of:=CONCATENATE([rcl_cross_stats.A108];&quot;:&quot;;[rcl_cross_stats.A108];&quot;:&quot;;[rcl_cross_stats.C108];&quot;:&quot;;[rcl_cross_stats.C108])" table:style-name="ce1">
            <text:p>1232202:1232202:0.323:0.323</text:p>
          </table:table-cell>
          <table:table-cell table:number-columns-repeated="16383"/>
        </table:table-row>
        <table:table-row table:style-name="ro1">
          <table:table-cell office:value-type="string" office:string-value="1232203:1232203:0.246:0.246" table:formula="of:=CONCATENATE([rcl_cross_stats.A109];&quot;:&quot;;[rcl_cross_stats.A109];&quot;:&quot;;[rcl_cross_stats.C109];&quot;:&quot;;[rcl_cross_stats.C109])" table:style-name="ce1">
            <text:p>1232203:1232203:0.246:0.246</text:p>
          </table:table-cell>
          <table:table-cell table:number-columns-repeated="16383"/>
        </table:table-row>
        <table:table-row table:style-name="ro1">
          <table:table-cell office:value-type="string" office:string-value="1233101:1233101:0.323:0.323" table:formula="of:=CONCATENATE([rcl_cross_stats.A110];&quot;:&quot;;[rcl_cross_stats.A110];&quot;:&quot;;[rcl_cross_stats.C110];&quot;:&quot;;[rcl_cross_stats.C110])" table:style-name="ce1">
            <text:p>1233101:1233101:0.323:0.323</text:p>
          </table:table-cell>
          <table:table-cell table:number-columns-repeated="16383"/>
        </table:table-row>
        <table:table-row table:style-name="ro1">
          <table:table-cell office:value-type="string" office:string-value="1233102:1233102:0.323:0.323" table:formula="of:=CONCATENATE([rcl_cross_stats.A111];&quot;:&quot;;[rcl_cross_stats.A111];&quot;:&quot;;[rcl_cross_stats.C111];&quot;:&quot;;[rcl_cross_stats.C111])" table:style-name="ce1">
            <text:p>1233102:1233102:0.323:0.323</text:p>
          </table:table-cell>
          <table:table-cell table:number-columns-repeated="16383"/>
        </table:table-row>
        <table:table-row table:style-name="ro1">
          <table:table-cell office:value-type="string" office:string-value="1233103:1233103:0.246:0.246" table:formula="of:=CONCATENATE([rcl_cross_stats.A112];&quot;:&quot;;[rcl_cross_stats.A112];&quot;:&quot;;[rcl_cross_stats.C112];&quot;:&quot;;[rcl_cross_stats.C112])" table:style-name="ce1">
            <text:p>1233103:1233103:0.246:0.246</text:p>
          </table:table-cell>
          <table:table-cell table:number-columns-repeated="16383"/>
        </table:table-row>
        <table:table-row table:style-name="ro1">
          <table:table-cell office:value-type="string" office:string-value="1233201:1233201:0.323:0.323" table:formula="of:=CONCATENATE([rcl_cross_stats.A113];&quot;:&quot;;[rcl_cross_stats.A113];&quot;:&quot;;[rcl_cross_stats.C113];&quot;:&quot;;[rcl_cross_stats.C113])" table:style-name="ce1">
            <text:p>1233201:1233201:0.323:0.323</text:p>
          </table:table-cell>
          <table:table-cell table:number-columns-repeated="16383"/>
        </table:table-row>
        <table:table-row table:style-name="ro1">
          <table:table-cell office:value-type="string" office:string-value="1233202:1233202:0.323:0.323" table:formula="of:=CONCATENATE([rcl_cross_stats.A114];&quot;:&quot;;[rcl_cross_stats.A114];&quot;:&quot;;[rcl_cross_stats.C114];&quot;:&quot;;[rcl_cross_stats.C114])" table:style-name="ce1">
            <text:p>1233202:1233202:0.323:0.323</text:p>
          </table:table-cell>
          <table:table-cell table:number-columns-repeated="16383"/>
        </table:table-row>
        <table:table-row table:style-name="ro1">
          <table:table-cell office:value-type="string" office:string-value="1233203:1233203:0.246:0.246" table:formula="of:=CONCATENATE([rcl_cross_stats.A115];&quot;:&quot;;[rcl_cross_stats.A115];&quot;:&quot;;[rcl_cross_stats.C115];&quot;:&quot;;[rcl_cross_stats.C115])" table:style-name="ce1">
            <text:p>1233203:1233203:0.246:0.246</text:p>
          </table:table-cell>
          <table:table-cell table:number-columns-repeated="16383"/>
        </table:table-row>
        <table:table-row table:style-name="ro1">
          <table:table-cell office:value-type="string" office:string-value="1251101:1251101:0.28:0.28" table:formula="of:=CONCATENATE([rcl_cross_stats.A116];&quot;:&quot;;[rcl_cross_stats.A116];&quot;:&quot;;[rcl_cross_stats.C116];&quot;:&quot;;[rcl_cross_stats.C116])" table:style-name="ce1">
            <text:p>1251101:1251101:0.28:0.28</text:p>
          </table:table-cell>
          <table:table-cell table:number-columns-repeated="16383"/>
        </table:table-row>
        <table:table-row table:style-name="ro1">
          <table:table-cell office:value-type="string" office:string-value="1251102:1251102:0.28:0.28" table:formula="of:=CONCATENATE([rcl_cross_stats.A117];&quot;:&quot;;[rcl_cross_stats.A117];&quot;:&quot;;[rcl_cross_stats.C117];&quot;:&quot;;[rcl_cross_stats.C117])" table:style-name="ce1">
            <text:p>1251102:1251102:0.28:0.28</text:p>
          </table:table-cell>
          <table:table-cell table:number-columns-repeated="16383"/>
        </table:table-row>
        <table:table-row table:style-name="ro1">
          <table:table-cell office:value-type="string" office:string-value="1251103:1251103:0.254:0.254" table:formula="of:=CONCATENATE([rcl_cross_stats.A118];&quot;:&quot;;[rcl_cross_stats.A118];&quot;:&quot;;[rcl_cross_stats.C118];&quot;:&quot;;[rcl_cross_stats.C118])" table:style-name="ce1">
            <text:p>1251103:1251103:0.254:0.254</text:p>
          </table:table-cell>
          <table:table-cell table:number-columns-repeated="16383"/>
        </table:table-row>
        <table:table-row table:style-name="ro1">
          <table:table-cell office:value-type="string" office:string-value="1252101:1252101:0.28:0.28" table:formula="of:=CONCATENATE([rcl_cross_stats.A119];&quot;:&quot;;[rcl_cross_stats.A119];&quot;:&quot;;[rcl_cross_stats.C119];&quot;:&quot;;[rcl_cross_stats.C119])" table:style-name="ce1">
            <text:p>1252101:1252101:0.28:0.28</text:p>
          </table:table-cell>
          <table:table-cell table:number-columns-repeated="16383"/>
        </table:table-row>
        <table:table-row table:style-name="ro1">
          <table:table-cell office:value-type="string" office:string-value="1252102:1252102:0.28:0.28" table:formula="of:=CONCATENATE([rcl_cross_stats.A120];&quot;:&quot;;[rcl_cross_stats.A120];&quot;:&quot;;[rcl_cross_stats.C120];&quot;:&quot;;[rcl_cross_stats.C120])" table:style-name="ce1">
            <text:p>1252102:1252102:0.28:0.28</text:p>
          </table:table-cell>
          <table:table-cell table:number-columns-repeated="16383"/>
        </table:table-row>
        <table:table-row table:style-name="ro1">
          <table:table-cell office:value-type="string" office:string-value="1252103:1252103:0.254:0.254" table:formula="of:=CONCATENATE([rcl_cross_stats.A121];&quot;:&quot;;[rcl_cross_stats.A121];&quot;:&quot;;[rcl_cross_stats.C121];&quot;:&quot;;[rcl_cross_stats.C121])" table:style-name="ce1">
            <text:p>1252103:1252103:0.254:0.254</text:p>
          </table:table-cell>
          <table:table-cell table:number-columns-repeated="16383"/>
        </table:table-row>
        <table:table-row table:style-name="ro1">
          <table:table-cell office:value-type="string" office:string-value="1311101:1311101:0.332:0.332" table:formula="of:=CONCATENATE([rcl_cross_stats.A122];&quot;:&quot;;[rcl_cross_stats.A122];&quot;:&quot;;[rcl_cross_stats.C122];&quot;:&quot;;[rcl_cross_stats.C122])" table:style-name="ce1">
            <text:p>1311101:1311101:0.332:0.332</text:p>
          </table:table-cell>
          <table:table-cell table:number-columns-repeated="16383"/>
        </table:table-row>
        <table:table-row table:style-name="ro1">
          <table:table-cell office:value-type="string" office:string-value="1311102:1311102:0.332:0.332" table:formula="of:=CONCATENATE([rcl_cross_stats.A123];&quot;:&quot;;[rcl_cross_stats.A123];&quot;:&quot;;[rcl_cross_stats.C123];&quot;:&quot;;[rcl_cross_stats.C123])" table:style-name="ce1">
            <text:p>1311102:1311102:0.332:0.332</text:p>
          </table:table-cell>
          <table:table-cell table:number-columns-repeated="16383"/>
        </table:table-row>
        <table:table-row table:style-name="ro1">
          <table:table-cell office:value-type="string" office:string-value="1311103:1311103:0.379:0.379" table:formula="of:=CONCATENATE([rcl_cross_stats.A124];&quot;:&quot;;[rcl_cross_stats.A124];&quot;:&quot;;[rcl_cross_stats.C124];&quot;:&quot;;[rcl_cross_stats.C124])" table:style-name="ce1">
            <text:p>1311103:1311103:0.379:0.379</text:p>
          </table:table-cell>
          <table:table-cell table:number-columns-repeated="16383"/>
        </table:table-row>
        <table:table-row table:style-name="ro1">
          <table:table-cell office:value-type="string" office:string-value="1311201:1311201:0.332:0.332" table:formula="of:=CONCATENATE([rcl_cross_stats.A125];&quot;:&quot;;[rcl_cross_stats.A125];&quot;:&quot;;[rcl_cross_stats.C125];&quot;:&quot;;[rcl_cross_stats.C125])" table:style-name="ce1">
            <text:p>1311201:1311201:0.332:0.332</text:p>
          </table:table-cell>
          <table:table-cell table:number-columns-repeated="16383"/>
        </table:table-row>
        <table:table-row table:style-name="ro1">
          <table:table-cell office:value-type="string" office:string-value="1311202:1311202:0.332:0.332" table:formula="of:=CONCATENATE([rcl_cross_stats.A126];&quot;:&quot;;[rcl_cross_stats.A126];&quot;:&quot;;[rcl_cross_stats.C126];&quot;:&quot;;[rcl_cross_stats.C126])" table:style-name="ce1">
            <text:p>1311202:1311202:0.332:0.332</text:p>
          </table:table-cell>
          <table:table-cell table:number-columns-repeated="16383"/>
        </table:table-row>
        <table:table-row table:style-name="ro1">
          <table:table-cell office:value-type="string" office:string-value="1311203:1311203:0.379:0.379" table:formula="of:=CONCATENATE([rcl_cross_stats.A127];&quot;:&quot;;[rcl_cross_stats.A127];&quot;:&quot;;[rcl_cross_stats.C127];&quot;:&quot;;[rcl_cross_stats.C127])" table:style-name="ce1">
            <text:p>1311203:1311203:0.379:0.379</text:p>
          </table:table-cell>
          <table:table-cell table:number-columns-repeated="16383"/>
        </table:table-row>
        <table:table-row table:style-name="ro1">
          <table:table-cell office:value-type="string" office:string-value="1312101:1312101:0.332:0.332" table:formula="of:=CONCATENATE([rcl_cross_stats.A128];&quot;:&quot;;[rcl_cross_stats.A128];&quot;:&quot;;[rcl_cross_stats.C128];&quot;:&quot;;[rcl_cross_stats.C128])" table:style-name="ce1">
            <text:p>1312101:1312101:0.332:0.332</text:p>
          </table:table-cell>
          <table:table-cell table:number-columns-repeated="16383"/>
        </table:table-row>
        <table:table-row table:style-name="ro1">
          <table:table-cell office:value-type="string" office:string-value="1312102:1312102:0.332:0.332" table:formula="of:=CONCATENATE([rcl_cross_stats.A129];&quot;:&quot;;[rcl_cross_stats.A129];&quot;:&quot;;[rcl_cross_stats.C129];&quot;:&quot;;[rcl_cross_stats.C129])" table:style-name="ce1">
            <text:p>1312102:1312102:0.332:0.332</text:p>
          </table:table-cell>
          <table:table-cell table:number-columns-repeated="16383"/>
        </table:table-row>
        <table:table-row table:style-name="ro1">
          <table:table-cell office:value-type="string" office:string-value="1312103:1312103:0.379:0.379" table:formula="of:=CONCATENATE([rcl_cross_stats.A130];&quot;:&quot;;[rcl_cross_stats.A130];&quot;:&quot;;[rcl_cross_stats.C130];&quot;:&quot;;[rcl_cross_stats.C130])" table:style-name="ce1">
            <text:p>1312103:1312103:0.379:0.379</text:p>
          </table:table-cell>
          <table:table-cell table:number-columns-repeated="16383"/>
        </table:table-row>
        <table:table-row table:style-name="ro1">
          <table:table-cell office:value-type="string" office:string-value="1312201:1312201:0.332:0.332" table:formula="of:=CONCATENATE([rcl_cross_stats.A131];&quot;:&quot;;[rcl_cross_stats.A131];&quot;:&quot;;[rcl_cross_stats.C131];&quot;:&quot;;[rcl_cross_stats.C131])" table:style-name="ce1">
            <text:p>1312201:1312201:0.332:0.332</text:p>
          </table:table-cell>
          <table:table-cell table:number-columns-repeated="16383"/>
        </table:table-row>
        <table:table-row table:style-name="ro1">
          <table:table-cell office:value-type="string" office:string-value="1312202:1312202:0.332:0.332" table:formula="of:=CONCATENATE([rcl_cross_stats.A132];&quot;:&quot;;[rcl_cross_stats.A132];&quot;:&quot;;[rcl_cross_stats.C132];&quot;:&quot;;[rcl_cross_stats.C132])" table:style-name="ce1">
            <text:p>1312202:1312202:0.332:0.332</text:p>
          </table:table-cell>
          <table:table-cell table:number-columns-repeated="16383"/>
        </table:table-row>
        <table:table-row table:style-name="ro1">
          <table:table-cell office:value-type="string" office:string-value="1312203:1312203:0.379:0.379" table:formula="of:=CONCATENATE([rcl_cross_stats.A133];&quot;:&quot;;[rcl_cross_stats.A133];&quot;:&quot;;[rcl_cross_stats.C133];&quot;:&quot;;[rcl_cross_stats.C133])" table:style-name="ce1">
            <text:p>1312203:1312203:0.379:0.379</text:p>
          </table:table-cell>
          <table:table-cell table:number-columns-repeated="16383"/>
        </table:table-row>
        <table:table-row table:style-name="ro1">
          <table:table-cell office:value-type="string" office:string-value="1313101:1313101:0.332:0.332" table:formula="of:=CONCATENATE([rcl_cross_stats.A134];&quot;:&quot;;[rcl_cross_stats.A134];&quot;:&quot;;[rcl_cross_stats.C134];&quot;:&quot;;[rcl_cross_stats.C134])" table:style-name="ce1">
            <text:p>1313101:1313101:0.332:0.332</text:p>
          </table:table-cell>
          <table:table-cell table:number-columns-repeated="16383"/>
        </table:table-row>
        <table:table-row table:style-name="ro1">
          <table:table-cell office:value-type="string" office:string-value="1313102:1313102:0.332:0.332" table:formula="of:=CONCATENATE([rcl_cross_stats.A135];&quot;:&quot;;[rcl_cross_stats.A135];&quot;:&quot;;[rcl_cross_stats.C135];&quot;:&quot;;[rcl_cross_stats.C135])" table:style-name="ce1">
            <text:p>1313102:1313102:0.332:0.332</text:p>
          </table:table-cell>
          <table:table-cell table:number-columns-repeated="16383"/>
        </table:table-row>
        <table:table-row table:style-name="ro1">
          <table:table-cell office:value-type="string" office:string-value="1313103:1313103:0.379:0.379" table:formula="of:=CONCATENATE([rcl_cross_stats.A136];&quot;:&quot;;[rcl_cross_stats.A136];&quot;:&quot;;[rcl_cross_stats.C136];&quot;:&quot;;[rcl_cross_stats.C136])" table:style-name="ce1">
            <text:p>1313103:1313103:0.379:0.379</text:p>
          </table:table-cell>
          <table:table-cell table:number-columns-repeated="16383"/>
        </table:table-row>
        <table:table-row table:style-name="ro1">
          <table:table-cell office:value-type="string" office:string-value="1321101:1321101:0.341:0.341" table:formula="of:=CONCATENATE([rcl_cross_stats.A137];&quot;:&quot;;[rcl_cross_stats.A137];&quot;:&quot;;[rcl_cross_stats.C137];&quot;:&quot;;[rcl_cross_stats.C137])" table:style-name="ce1">
            <text:p>1321101:1321101:0.341:0.341</text:p>
          </table:table-cell>
          <table:table-cell table:number-columns-repeated="16383"/>
        </table:table-row>
        <table:table-row table:style-name="ro1">
          <table:table-cell office:value-type="string" office:string-value="1321102:1321102:0.341:0.341" table:formula="of:=CONCATENATE([rcl_cross_stats.A138];&quot;:&quot;;[rcl_cross_stats.A138];&quot;:&quot;;[rcl_cross_stats.C138];&quot;:&quot;;[rcl_cross_stats.C138])" table:style-name="ce1">
            <text:p>1321102:1321102:0.341:0.341</text:p>
          </table:table-cell>
          <table:table-cell table:number-columns-repeated="16383"/>
        </table:table-row>
        <table:table-row table:style-name="ro1">
          <table:table-cell office:value-type="string" office:string-value="1321103:1321103:0.331:0.331" table:formula="of:=CONCATENATE([rcl_cross_stats.A139];&quot;:&quot;;[rcl_cross_stats.A139];&quot;:&quot;;[rcl_cross_stats.C139];&quot;:&quot;;[rcl_cross_stats.C139])" table:style-name="ce1">
            <text:p>1321103:1321103:0.331:0.331</text:p>
          </table:table-cell>
          <table:table-cell table:number-columns-repeated="16383"/>
        </table:table-row>
        <table:table-row table:style-name="ro1">
          <table:table-cell office:value-type="string" office:string-value="1321201:1321201:2.158:2.158" table:formula="of:=CONCATENATE([rcl_cross_stats.A140];&quot;:&quot;;[rcl_cross_stats.A140];&quot;:&quot;;[rcl_cross_stats.C140];&quot;:&quot;;[rcl_cross_stats.C140])" table:style-name="ce1">
            <text:p>1321201:1321201:2.158:2.158</text:p>
          </table:table-cell>
          <table:table-cell table:number-columns-repeated="16383"/>
        </table:table-row>
        <table:table-row table:style-name="ro1">
          <table:table-cell office:value-type="string" office:string-value="1321202:1321202:2.158:2.158" table:formula="of:=CONCATENATE([rcl_cross_stats.A141];&quot;:&quot;;[rcl_cross_stats.A141];&quot;:&quot;;[rcl_cross_stats.C141];&quot;:&quot;;[rcl_cross_stats.C141])" table:style-name="ce1">
            <text:p>1321202:1321202:2.158:2.158</text:p>
          </table:table-cell>
          <table:table-cell table:number-columns-repeated="16383"/>
        </table:table-row>
        <table:table-row table:style-name="ro1">
          <table:table-cell office:value-type="string" office:string-value="1321203:1321203:2.158:2.158" table:formula="of:=CONCATENATE([rcl_cross_stats.A142];&quot;:&quot;;[rcl_cross_stats.A142];&quot;:&quot;;[rcl_cross_stats.C142];&quot;:&quot;;[rcl_cross_stats.C142])" table:style-name="ce1">
            <text:p>1321203:1321203:2.158:2.158</text:p>
          </table:table-cell>
          <table:table-cell table:number-columns-repeated="16383"/>
        </table:table-row>
        <table:table-row table:style-name="ro1">
          <table:table-cell office:value-type="string" office:string-value="1322101:1322101:0.341:0.341" table:formula="of:=CONCATENATE([rcl_cross_stats.A143];&quot;:&quot;;[rcl_cross_stats.A143];&quot;:&quot;;[rcl_cross_stats.C143];&quot;:&quot;;[rcl_cross_stats.C143])" table:style-name="ce1">
            <text:p>1322101:1322101:0.341:0.341</text:p>
          </table:table-cell>
          <table:table-cell table:number-columns-repeated="16383"/>
        </table:table-row>
        <table:table-row table:style-name="ro1">
          <table:table-cell office:value-type="string" office:string-value="1322102:1322102:0.341:0.341" table:formula="of:=CONCATENATE([rcl_cross_stats.A144];&quot;:&quot;;[rcl_cross_stats.A144];&quot;:&quot;;[rcl_cross_stats.C144];&quot;:&quot;;[rcl_cross_stats.C144])" table:style-name="ce1">
            <text:p>1322102:1322102:0.341:0.341</text:p>
          </table:table-cell>
          <table:table-cell table:number-columns-repeated="16383"/>
        </table:table-row>
        <table:table-row table:style-name="ro1">
          <table:table-cell office:value-type="string" office:string-value="1322103:1322103:0.331:0.331" table:formula="of:=CONCATENATE([rcl_cross_stats.A145];&quot;:&quot;;[rcl_cross_stats.A145];&quot;:&quot;;[rcl_cross_stats.C145];&quot;:&quot;;[rcl_cross_stats.C145])" table:style-name="ce1">
            <text:p>1322103:1322103:0.331:0.331</text:p>
          </table:table-cell>
          <table:table-cell table:number-columns-repeated="16383"/>
        </table:table-row>
        <table:table-row table:style-name="ro1">
          <table:table-cell office:value-type="string" office:string-value="1322201:1322201:2.158:2.158" table:formula="of:=CONCATENATE([rcl_cross_stats.A146];&quot;:&quot;;[rcl_cross_stats.A146];&quot;:&quot;;[rcl_cross_stats.C146];&quot;:&quot;;[rcl_cross_stats.C146])" table:style-name="ce1">
            <text:p>1322201:1322201:2.158:2.158</text:p>
          </table:table-cell>
          <table:table-cell table:number-columns-repeated="16383"/>
        </table:table-row>
        <table:table-row table:style-name="ro1">
          <table:table-cell office:value-type="string" office:string-value="1322202:1322202:2.158:2.158" table:formula="of:=CONCATENATE([rcl_cross_stats.A147];&quot;:&quot;;[rcl_cross_stats.A147];&quot;:&quot;;[rcl_cross_stats.C147];&quot;:&quot;;[rcl_cross_stats.C147])" table:style-name="ce1">
            <text:p>1322202:1322202:2.158:2.158</text:p>
          </table:table-cell>
          <table:table-cell table:number-columns-repeated="16383"/>
        </table:table-row>
        <table:table-row table:style-name="ro1">
          <table:table-cell office:value-type="string" office:string-value="1322203:1322203:2.158:2.158" table:formula="of:=CONCATENATE([rcl_cross_stats.A148];&quot;:&quot;;[rcl_cross_stats.A148];&quot;:&quot;;[rcl_cross_stats.C148];&quot;:&quot;;[rcl_cross_stats.C148])" table:style-name="ce1">
            <text:p>1322203:1322203:2.158:2.158</text:p>
          </table:table-cell>
          <table:table-cell table:number-columns-repeated="16383"/>
        </table:table-row>
        <table:table-row table:style-name="ro1">
          <table:table-cell office:value-type="string" office:string-value="1323101:1323101:0.341:0.341" table:formula="of:=CONCATENATE([rcl_cross_stats.A149];&quot;:&quot;;[rcl_cross_stats.A149];&quot;:&quot;;[rcl_cross_stats.C149];&quot;:&quot;;[rcl_cross_stats.C149])" table:style-name="ce1">
            <text:p>1323101:1323101:0.341:0.341</text:p>
          </table:table-cell>
          <table:table-cell table:number-columns-repeated="16383"/>
        </table:table-row>
        <table:table-row table:style-name="ro1">
          <table:table-cell office:value-type="string" office:string-value="1323102:1323102:0.341:0.341" table:formula="of:=CONCATENATE([rcl_cross_stats.A150];&quot;:&quot;;[rcl_cross_stats.A150];&quot;:&quot;;[rcl_cross_stats.C150];&quot;:&quot;;[rcl_cross_stats.C150])" table:style-name="ce1">
            <text:p>1323102:1323102:0.341:0.341</text:p>
          </table:table-cell>
          <table:table-cell table:number-columns-repeated="16383"/>
        </table:table-row>
        <table:table-row table:style-name="ro1">
          <table:table-cell office:value-type="string" office:string-value="1323103:1323103:0.331:0.331" table:formula="of:=CONCATENATE([rcl_cross_stats.A151];&quot;:&quot;;[rcl_cross_stats.A151];&quot;:&quot;;[rcl_cross_stats.C151];&quot;:&quot;;[rcl_cross_stats.C151])" table:style-name="ce1">
            <text:p>1323103:1323103:0.331:0.331</text:p>
          </table:table-cell>
          <table:table-cell table:number-columns-repeated="16383"/>
        </table:table-row>
        <table:table-row table:style-name="ro1">
          <table:table-cell office:value-type="string" office:string-value="1323201:1323201:2.158:2.158" table:formula="of:=CONCATENATE([rcl_cross_stats.A152];&quot;:&quot;;[rcl_cross_stats.A152];&quot;:&quot;;[rcl_cross_stats.C152];&quot;:&quot;;[rcl_cross_stats.C152])" table:style-name="ce1">
            <text:p>1323201:1323201:2.158:2.158</text:p>
          </table:table-cell>
          <table:table-cell table:number-columns-repeated="16383"/>
        </table:table-row>
        <table:table-row table:style-name="ro1">
          <table:table-cell office:value-type="string" office:string-value="1323202:1323202:2.158:2.158" table:formula="of:=CONCATENATE([rcl_cross_stats.A153];&quot;:&quot;;[rcl_cross_stats.A153];&quot;:&quot;;[rcl_cross_stats.C153];&quot;:&quot;;[rcl_cross_stats.C153])" table:style-name="ce1">
            <text:p>1323202:1323202:2.158:2.158</text:p>
          </table:table-cell>
          <table:table-cell table:number-columns-repeated="16383"/>
        </table:table-row>
        <table:table-row table:style-name="ro1">
          <table:table-cell office:value-type="string" office:string-value="1331101:1331101:0.386:0.386" table:formula="of:=CONCATENATE([rcl_cross_stats.A154];&quot;:&quot;;[rcl_cross_stats.A154];&quot;:&quot;;[rcl_cross_stats.C154];&quot;:&quot;;[rcl_cross_stats.C154])" table:style-name="ce1">
            <text:p>1331101:1331101:0.386:0.386</text:p>
          </table:table-cell>
          <table:table-cell table:number-columns-repeated="16383"/>
        </table:table-row>
        <table:table-row table:style-name="ro1">
          <table:table-cell office:value-type="string" office:string-value="1331102:1331102:0.386:0.386" table:formula="of:=CONCATENATE([rcl_cross_stats.A155];&quot;:&quot;;[rcl_cross_stats.A155];&quot;:&quot;;[rcl_cross_stats.C155];&quot;:&quot;;[rcl_cross_stats.C155])" table:style-name="ce1">
            <text:p>1331102:1331102:0.386:0.386</text:p>
          </table:table-cell>
          <table:table-cell table:number-columns-repeated="16383"/>
        </table:table-row>
        <table:table-row table:style-name="ro1">
          <table:table-cell office:value-type="string" office:string-value="1331103:1331103:0.362:0.362" table:formula="of:=CONCATENATE([rcl_cross_stats.A156];&quot;:&quot;;[rcl_cross_stats.A156];&quot;:&quot;;[rcl_cross_stats.C156];&quot;:&quot;;[rcl_cross_stats.C156])" table:style-name="ce1">
            <text:p>1331103:1331103:0.362:0.362</text:p>
          </table:table-cell>
          <table:table-cell table:number-columns-repeated="16383"/>
        </table:table-row>
        <table:table-row table:style-name="ro1">
          <table:table-cell office:value-type="string" office:string-value="1331201:1331201:0.386:0.386" table:formula="of:=CONCATENATE([rcl_cross_stats.A157];&quot;:&quot;;[rcl_cross_stats.A157];&quot;:&quot;;[rcl_cross_stats.C157];&quot;:&quot;;[rcl_cross_stats.C157])" table:style-name="ce1">
            <text:p>1331201:1331201:0.386:0.386</text:p>
          </table:table-cell>
          <table:table-cell table:number-columns-repeated="16383"/>
        </table:table-row>
        <table:table-row table:style-name="ro1">
          <table:table-cell office:value-type="string" office:string-value="1331202:1331202:0.386:0.386" table:formula="of:=CONCATENATE([rcl_cross_stats.A158];&quot;:&quot;;[rcl_cross_stats.A158];&quot;:&quot;;[rcl_cross_stats.C158];&quot;:&quot;;[rcl_cross_stats.C158])" table:style-name="ce1">
            <text:p>1331202:1331202:0.386:0.386</text:p>
          </table:table-cell>
          <table:table-cell table:number-columns-repeated="16383"/>
        </table:table-row>
        <table:table-row table:style-name="ro1">
          <table:table-cell office:value-type="string" office:string-value="1331203:1331203:0.362:0.362" table:formula="of:=CONCATENATE([rcl_cross_stats.A159];&quot;:&quot;;[rcl_cross_stats.A159];&quot;:&quot;;[rcl_cross_stats.C159];&quot;:&quot;;[rcl_cross_stats.C159])" table:style-name="ce1">
            <text:p>1331203:1331203:0.362:0.362</text:p>
          </table:table-cell>
          <table:table-cell table:number-columns-repeated="16383"/>
        </table:table-row>
        <table:table-row table:style-name="ro1">
          <table:table-cell office:value-type="string" office:string-value="1332101:1332101:0.386:0.386" table:formula="of:=CONCATENATE([rcl_cross_stats.A160];&quot;:&quot;;[rcl_cross_stats.A160];&quot;:&quot;;[rcl_cross_stats.C160];&quot;:&quot;;[rcl_cross_stats.C160])" table:style-name="ce1">
            <text:p>1332101:1332101:0.386:0.386</text:p>
          </table:table-cell>
          <table:table-cell table:number-columns-repeated="16383"/>
        </table:table-row>
        <table:table-row table:style-name="ro1">
          <table:table-cell office:value-type="string" office:string-value="1332102:1332102:0.386:0.386" table:formula="of:=CONCATENATE([rcl_cross_stats.A161];&quot;:&quot;;[rcl_cross_stats.A161];&quot;:&quot;;[rcl_cross_stats.C161];&quot;:&quot;;[rcl_cross_stats.C161])" table:style-name="ce1">
            <text:p>1332102:1332102:0.386:0.386</text:p>
          </table:table-cell>
          <table:table-cell table:number-columns-repeated="16383"/>
        </table:table-row>
        <table:table-row table:style-name="ro1">
          <table:table-cell office:value-type="string" office:string-value="1332103:1332103:0.362:0.362" table:formula="of:=CONCATENATE([rcl_cross_stats.A162];&quot;:&quot;;[rcl_cross_stats.A162];&quot;:&quot;;[rcl_cross_stats.C162];&quot;:&quot;;[rcl_cross_stats.C162])" table:style-name="ce1">
            <text:p>1332103:1332103:0.362:0.362</text:p>
          </table:table-cell>
          <table:table-cell table:number-columns-repeated="16383"/>
        </table:table-row>
        <table:table-row table:style-name="ro1">
          <table:table-cell office:value-type="string" office:string-value="1332201:1332201:0.386:0.386" table:formula="of:=CONCATENATE([rcl_cross_stats.A163];&quot;:&quot;;[rcl_cross_stats.A163];&quot;:&quot;;[rcl_cross_stats.C163];&quot;:&quot;;[rcl_cross_stats.C163])" table:style-name="ce1">
            <text:p>1332201:1332201:0.386:0.386</text:p>
          </table:table-cell>
          <table:table-cell table:number-columns-repeated="16383"/>
        </table:table-row>
        <table:table-row table:style-name="ro1">
          <table:table-cell office:value-type="string" office:string-value="1332202:1332202:0.386:0.386" table:formula="of:=CONCATENATE([rcl_cross_stats.A164];&quot;:&quot;;[rcl_cross_stats.A164];&quot;:&quot;;[rcl_cross_stats.C164];&quot;:&quot;;[rcl_cross_stats.C164])" table:style-name="ce1">
            <text:p>1332202:1332202:0.386:0.386</text:p>
          </table:table-cell>
          <table:table-cell table:number-columns-repeated="16383"/>
        </table:table-row>
        <table:table-row table:style-name="ro1">
          <table:table-cell office:value-type="string" office:string-value="1332203:1332203:0.362:0.362" table:formula="of:=CONCATENATE([rcl_cross_stats.A165];&quot;:&quot;;[rcl_cross_stats.A165];&quot;:&quot;;[rcl_cross_stats.C165];&quot;:&quot;;[rcl_cross_stats.C165])" table:style-name="ce1">
            <text:p>1332203:1332203:0.362:0.362</text:p>
          </table:table-cell>
          <table:table-cell table:number-columns-repeated="16383"/>
        </table:table-row>
        <table:table-row table:style-name="ro1">
          <table:table-cell office:value-type="string" office:string-value="1333101:1333101:0.386:0.386" table:formula="of:=CONCATENATE([rcl_cross_stats.A166];&quot;:&quot;;[rcl_cross_stats.A166];&quot;:&quot;;[rcl_cross_stats.C166];&quot;:&quot;;[rcl_cross_stats.C166])" table:style-name="ce1">
            <text:p>1333101:1333101:0.386:0.386</text:p>
          </table:table-cell>
          <table:table-cell table:number-columns-repeated="16383"/>
        </table:table-row>
        <table:table-row table:style-name="ro1">
          <table:table-cell office:value-type="string" office:string-value="1333102:1333102:0.386:0.386" table:formula="of:=CONCATENATE([rcl_cross_stats.A167];&quot;:&quot;;[rcl_cross_stats.A167];&quot;:&quot;;[rcl_cross_stats.C167];&quot;:&quot;;[rcl_cross_stats.C167])" table:style-name="ce1">
            <text:p>1333102:1333102:0.386:0.386</text:p>
          </table:table-cell>
          <table:table-cell table:number-columns-repeated="16383"/>
        </table:table-row>
        <table:table-row table:style-name="ro1">
          <table:table-cell office:value-type="string" office:string-value="1333103:1333103:0.362:0.362" table:formula="of:=CONCATENATE([rcl_cross_stats.A168];&quot;:&quot;;[rcl_cross_stats.A168];&quot;:&quot;;[rcl_cross_stats.C168];&quot;:&quot;;[rcl_cross_stats.C168])" table:style-name="ce1">
            <text:p>1333103:1333103:0.362:0.362</text:p>
          </table:table-cell>
          <table:table-cell table:number-columns-repeated="16383"/>
        </table:table-row>
        <table:table-row table:style-name="ro1">
          <table:table-cell office:value-type="string" office:string-value="1333201:1333201:0.386:0.386" table:formula="of:=CONCATENATE([rcl_cross_stats.A169];&quot;:&quot;;[rcl_cross_stats.A169];&quot;:&quot;;[rcl_cross_stats.C169];&quot;:&quot;;[rcl_cross_stats.C169])" table:style-name="ce1">
            <text:p>1333201:1333201:0.386:0.386</text:p>
          </table:table-cell>
          <table:table-cell table:number-columns-repeated="16383"/>
        </table:table-row>
        <table:table-row table:style-name="ro1">
          <table:table-cell office:value-type="string" office:string-value="1333202:1333202:0.386:0.386" table:formula="of:=CONCATENATE([rcl_cross_stats.A170];&quot;:&quot;;[rcl_cross_stats.A170];&quot;:&quot;;[rcl_cross_stats.C170];&quot;:&quot;;[rcl_cross_stats.C170])" table:style-name="ce1">
            <text:p>1333202:1333202:0.386:0.386</text:p>
          </table:table-cell>
          <table:table-cell table:number-columns-repeated="16383"/>
        </table:table-row>
        <table:table-row table:style-name="ro1">
          <table:table-cell office:value-type="string" office:string-value="1333203:1333203:0.362:0.362" table:formula="of:=CONCATENATE([rcl_cross_stats.A171];&quot;:&quot;;[rcl_cross_stats.A171];&quot;:&quot;;[rcl_cross_stats.C171];&quot;:&quot;;[rcl_cross_stats.C171])" table:style-name="ce1">
            <text:p>1333203:1333203:0.362:0.362</text:p>
          </table:table-cell>
          <table:table-cell table:number-columns-repeated="16383"/>
        </table:table-row>
        <table:table-row table:style-name="ro1">
          <table:table-cell office:value-type="string" office:string-value="1341101:1341101:0.3552:0.3552" table:formula="of:=CONCATENATE([rcl_cross_stats.A172];&quot;:&quot;;[rcl_cross_stats.A172];&quot;:&quot;;[rcl_cross_stats.C172];&quot;:&quot;;[rcl_cross_stats.C172])" table:style-name="ce1">
            <text:p>1341101:134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1:1351101:0.3552:0.3552" table:formula="of:=CONCATENATE([rcl_cross_stats.A173];&quot;:&quot;;[rcl_cross_stats.A173];&quot;:&quot;;[rcl_cross_stats.C173];&quot;:&quot;;[rcl_cross_stats.C173])" table:style-name="ce1">
            <text:p>1351101:135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2:1351102:0.3552:0.3552" table:formula="of:=CONCATENATE([rcl_cross_stats.A174];&quot;:&quot;;[rcl_cross_stats.A174];&quot;:&quot;;[rcl_cross_stats.C174];&quot;:&quot;;[rcl_cross_stats.C174])" table:style-name="ce1">
            <text:p>1351102:1351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3:1351103:0.353:0.353" table:formula="of:=CONCATENATE([rcl_cross_stats.A175];&quot;:&quot;;[rcl_cross_stats.A175];&quot;:&quot;;[rcl_cross_stats.C175];&quot;:&quot;;[rcl_cross_stats.C175])" table:style-name="ce1">
            <text:p>1351103:1351103:0.353:0.353</text:p>
          </table:table-cell>
          <table:table-cell table:number-columns-repeated="16383"/>
        </table:table-row>
        <table:table-row table:style-name="ro1">
          <table:table-cell office:value-type="string" office:string-value="1351201:1351201:0.3552:0.3552" table:formula="of:=CONCATENATE([rcl_cross_stats.A176];&quot;:&quot;;[rcl_cross_stats.A176];&quot;:&quot;;[rcl_cross_stats.C176];&quot;:&quot;;[rcl_cross_stats.C176])" table:style-name="ce1">
            <text:p>1351201:13512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2:1351202:0.3552:0.3552" table:formula="of:=CONCATENATE([rcl_cross_stats.A177];&quot;:&quot;;[rcl_cross_stats.A177];&quot;:&quot;;[rcl_cross_stats.C177];&quot;:&quot;;[rcl_cross_stats.C177])" table:style-name="ce1">
            <text:p>1351202:13512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3:1351203:0.353:0.353" table:formula="of:=CONCATENATE([rcl_cross_stats.A178];&quot;:&quot;;[rcl_cross_stats.A178];&quot;:&quot;;[rcl_cross_stats.C178];&quot;:&quot;;[rcl_cross_stats.C178])" table:style-name="ce1">
            <text:p>1351203:1351203:0.353:0.353</text:p>
          </table:table-cell>
          <table:table-cell table:number-columns-repeated="16383"/>
        </table:table-row>
        <table:table-row table:style-name="ro1">
          <table:table-cell office:value-type="string" office:string-value="1352101:1352101:0.355:0.355" table:formula="of:=CONCATENATE([rcl_cross_stats.A179];&quot;:&quot;;[rcl_cross_stats.A179];&quot;:&quot;;[rcl_cross_stats.C179];&quot;:&quot;;[rcl_cross_stats.C179])" table:style-name="ce1">
            <text:p>1352101:1352101:0.355:0.355</text:p>
          </table:table-cell>
          <table:table-cell table:number-columns-repeated="16383"/>
        </table:table-row>
        <table:table-row table:style-name="ro1">
          <table:table-cell office:value-type="string" office:string-value="1352102:1352102:0.355:0.355" table:formula="of:=CONCATENATE([rcl_cross_stats.A180];&quot;:&quot;;[rcl_cross_stats.A180];&quot;:&quot;;[rcl_cross_stats.C180];&quot;:&quot;;[rcl_cross_stats.C180])" table:style-name="ce1">
            <text:p>1352102:1352102:0.355:0.355</text:p>
          </table:table-cell>
          <table:table-cell table:number-columns-repeated="16383"/>
        </table:table-row>
        <table:table-row table:style-name="ro1">
          <table:table-cell office:value-type="string" office:string-value="1352103:1352103:0.353:0.353" table:formula="of:=CONCATENATE([rcl_cross_stats.A181];&quot;:&quot;;[rcl_cross_stats.A181];&quot;:&quot;;[rcl_cross_stats.C181];&quot;:&quot;;[rcl_cross_stats.C181])" table:style-name="ce1">
            <text:p>1352103:1352103:0.353:0.353</text:p>
          </table:table-cell>
          <table:table-cell table:number-columns-repeated="16383"/>
        </table:table-row>
        <table:table-row table:style-name="ro1">
          <table:table-cell office:value-type="string" office:string-value="1352201:1352201:0.355:0.355" table:formula="of:=CONCATENATE([rcl_cross_stats.A182];&quot;:&quot;;[rcl_cross_stats.A182];&quot;:&quot;;[rcl_cross_stats.C182];&quot;:&quot;;[rcl_cross_stats.C182])" table:style-name="ce1">
            <text:p>1352201:1352201:0.355:0.355</text:p>
          </table:table-cell>
          <table:table-cell table:number-columns-repeated="16383"/>
        </table:table-row>
        <table:table-row table:style-name="ro1">
          <table:table-cell office:value-type="string" office:string-value="1352202:1352202:0.355:0.355" table:formula="of:=CONCATENATE([rcl_cross_stats.A183];&quot;:&quot;;[rcl_cross_stats.A183];&quot;:&quot;;[rcl_cross_stats.C183];&quot;:&quot;;[rcl_cross_stats.C183])" table:style-name="ce1">
            <text:p>1352202:1352202:0.355:0.355</text:p>
          </table:table-cell>
          <table:table-cell table:number-columns-repeated="16383"/>
        </table:table-row>
        <table:table-row table:style-name="ro1">
          <table:table-cell office:value-type="string" office:string-value="1352203:1352203:0.353:0.353" table:formula="of:=CONCATENATE([rcl_cross_stats.A184];&quot;:&quot;;[rcl_cross_stats.A184];&quot;:&quot;;[rcl_cross_stats.C184];&quot;:&quot;;[rcl_cross_stats.C184])" table:style-name="ce1">
            <text:p>1352203:1352203:0.353:0.353</text:p>
          </table:table-cell>
          <table:table-cell table:number-columns-repeated="16383"/>
        </table:table-row>
        <table:table-row table:style-name="ro1">
          <table:table-cell office:value-type="string" office:string-value="1353101:1353101:0.3552:0.3552" table:formula="of:=CONCATENATE([rcl_cross_stats.A185];&quot;:&quot;;[rcl_cross_stats.A185];&quot;:&quot;;[rcl_cross_stats.C185];&quot;:&quot;;[rcl_cross_stats.C185])" table:style-name="ce1">
            <text:p>1353101:1353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2:1353102:0.3552:0.3552" table:formula="of:=CONCATENATE([rcl_cross_stats.A186];&quot;:&quot;;[rcl_cross_stats.A186];&quot;:&quot;;[rcl_cross_stats.C186];&quot;:&quot;;[rcl_cross_stats.C186])" table:style-name="ce1">
            <text:p>1353102:1353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3:1353103:0.353:0.353" table:formula="of:=CONCATENATE([rcl_cross_stats.A187];&quot;:&quot;;[rcl_cross_stats.A187];&quot;:&quot;;[rcl_cross_stats.C187];&quot;:&quot;;[rcl_cross_stats.C187])" table:style-name="ce1">
            <text:p>1353103:1353103:0.353:0.353</text:p>
          </table:table-cell>
          <table:table-cell table:number-columns-repeated="16383"/>
        </table:table-row>
        <table:table-row table:style-name="ro1">
          <table:table-cell office:value-type="string" office:string-value="2111101:2111101:0.232:0.232" table:formula="of:=CONCATENATE([rcl_cross_stats.A188];&quot;:&quot;;[rcl_cross_stats.A188];&quot;:&quot;;[rcl_cross_stats.C188];&quot;:&quot;;[rcl_cross_stats.C188])" table:style-name="ce1">
            <text:p>2111101:2111101:0.232:0.232</text:p>
          </table:table-cell>
          <table:table-cell table:number-columns-repeated="16383"/>
        </table:table-row>
        <table:table-row table:style-name="ro1">
          <table:table-cell office:value-type="string" office:string-value="2111102:2111102:0.232:0.232" table:formula="of:=CONCATENATE([rcl_cross_stats.A189];&quot;:&quot;;[rcl_cross_stats.A189];&quot;:&quot;;[rcl_cross_stats.C189];&quot;:&quot;;[rcl_cross_stats.C189])" table:style-name="ce1">
            <text:p>2111102:2111102:0.232:0.232</text:p>
          </table:table-cell>
          <table:table-cell table:number-columns-repeated="16383"/>
        </table:table-row>
        <table:table-row table:style-name="ro1">
          <table:table-cell office:value-type="string" office:string-value="2111103:2111103:0.232:0.232" table:formula="of:=CONCATENATE([rcl_cross_stats.A190];&quot;:&quot;;[rcl_cross_stats.A190];&quot;:&quot;;[rcl_cross_stats.C190];&quot;:&quot;;[rcl_cross_stats.C190])" table:style-name="ce1">
            <text:p>2111103:2111103:0.232:0.232</text:p>
          </table:table-cell>
          <table:table-cell table:number-columns-repeated="16383"/>
        </table:table-row>
        <table:table-row table:style-name="ro1">
          <table:table-cell office:value-type="string" office:string-value="2111201:2111201:0.232:0.232" table:formula="of:=CONCATENATE([rcl_cross_stats.A191];&quot;:&quot;;[rcl_cross_stats.A191];&quot;:&quot;;[rcl_cross_stats.C191];&quot;:&quot;;[rcl_cross_stats.C191])" table:style-name="ce1">
            <text:p>2111201:2111201:0.232:0.232</text:p>
          </table:table-cell>
          <table:table-cell table:number-columns-repeated="16383"/>
        </table:table-row>
        <table:table-row table:style-name="ro1">
          <table:table-cell office:value-type="string" office:string-value="2111202:2111202:0.232:0.232" table:formula="of:=CONCATENATE([rcl_cross_stats.A192];&quot;:&quot;;[rcl_cross_stats.A192];&quot;:&quot;;[rcl_cross_stats.C192];&quot;:&quot;;[rcl_cross_stats.C192])" table:style-name="ce1">
            <text:p>2111202:2111202:0.232:0.232</text:p>
          </table:table-cell>
          <table:table-cell table:number-columns-repeated="16383"/>
        </table:table-row>
        <table:table-row table:style-name="ro1">
          <table:table-cell office:value-type="string" office:string-value="2111203:2111203:0.232:0.232" table:formula="of:=CONCATENATE([rcl_cross_stats.A193];&quot;:&quot;;[rcl_cross_stats.A193];&quot;:&quot;;[rcl_cross_stats.C193];&quot;:&quot;;[rcl_cross_stats.C193])" table:style-name="ce1">
            <text:p>2111203:2111203:0.232:0.232</text:p>
          </table:table-cell>
          <table:table-cell table:number-columns-repeated="16383"/>
        </table:table-row>
        <table:table-row table:style-name="ro1">
          <table:table-cell office:value-type="string" office:string-value="2112101:2112101:0.232:0.232" table:formula="of:=CONCATENATE([rcl_cross_stats.A194];&quot;:&quot;;[rcl_cross_stats.A194];&quot;:&quot;;[rcl_cross_stats.C194];&quot;:&quot;;[rcl_cross_stats.C194])" table:style-name="ce1">
            <text:p>2112101:2112101:0.232:0.232</text:p>
          </table:table-cell>
          <table:table-cell table:number-columns-repeated="16383"/>
        </table:table-row>
        <table:table-row table:style-name="ro1">
          <table:table-cell office:value-type="string" office:string-value="2112102:2112102:0.232:0.232" table:formula="of:=CONCATENATE([rcl_cross_stats.A195];&quot;:&quot;;[rcl_cross_stats.A195];&quot;:&quot;;[rcl_cross_stats.C195];&quot;:&quot;;[rcl_cross_stats.C195])" table:style-name="ce1">
            <text:p>2112102:2112102:0.232:0.232</text:p>
          </table:table-cell>
          <table:table-cell table:number-columns-repeated="16383"/>
        </table:table-row>
        <table:table-row table:style-name="ro1">
          <table:table-cell office:value-type="string" office:string-value="2112103:2112103:0.232:0.232" table:formula="of:=CONCATENATE([rcl_cross_stats.A196];&quot;:&quot;;[rcl_cross_stats.A196];&quot;:&quot;;[rcl_cross_stats.C196];&quot;:&quot;;[rcl_cross_stats.C196])" table:style-name="ce1">
            <text:p>2112103:2112103:0.232:0.232</text:p>
          </table:table-cell>
          <table:table-cell table:number-columns-repeated="16383"/>
        </table:table-row>
        <table:table-row table:style-name="ro1">
          <table:table-cell office:value-type="string" office:string-value="2112201:2112201:0.232:0.232" table:formula="of:=CONCATENATE([rcl_cross_stats.A197];&quot;:&quot;;[rcl_cross_stats.A197];&quot;:&quot;;[rcl_cross_stats.C197];&quot;:&quot;;[rcl_cross_stats.C197])" table:style-name="ce1">
            <text:p>2112201:2112201:0.232:0.232</text:p>
          </table:table-cell>
          <table:table-cell table:number-columns-repeated="16383"/>
        </table:table-row>
        <table:table-row table:style-name="ro1">
          <table:table-cell office:value-type="string" office:string-value="2112202:2112202:0.232:0.232" table:formula="of:=CONCATENATE([rcl_cross_stats.A198];&quot;:&quot;;[rcl_cross_stats.A198];&quot;:&quot;;[rcl_cross_stats.C198];&quot;:&quot;;[rcl_cross_stats.C198])" table:style-name="ce1">
            <text:p>2112202:2112202:0.232:0.232</text:p>
          </table:table-cell>
          <table:table-cell table:number-columns-repeated="16383"/>
        </table:table-row>
        <table:table-row table:style-name="ro1">
          <table:table-cell office:value-type="string" office:string-value="2112203:2112203:0.232:0.232" table:formula="of:=CONCATENATE([rcl_cross_stats.A199];&quot;:&quot;;[rcl_cross_stats.A199];&quot;:&quot;;[rcl_cross_stats.C199];&quot;:&quot;;[rcl_cross_stats.C199])" table:style-name="ce1">
            <text:p>2112203:2112203:0.232:0.232</text:p>
          </table:table-cell>
          <table:table-cell table:number-columns-repeated="16383"/>
        </table:table-row>
        <table:table-row table:style-name="ro1">
          <table:table-cell office:value-type="string" office:string-value="2113101:2113101:0.232:0.232" table:formula="of:=CONCATENATE([rcl_cross_stats.A200];&quot;:&quot;;[rcl_cross_stats.A200];&quot;:&quot;;[rcl_cross_stats.C200];&quot;:&quot;;[rcl_cross_stats.C200])" table:style-name="ce1">
            <text:p>2113101:2113101:0.232:0.232</text:p>
          </table:table-cell>
          <table:table-cell table:number-columns-repeated="16383"/>
        </table:table-row>
        <table:table-row table:style-name="ro1">
          <table:table-cell office:value-type="string" office:string-value="2121101:2121101:0.175:0.175" table:formula="of:=CONCATENATE([rcl_cross_stats.A201];&quot;:&quot;;[rcl_cross_stats.A201];&quot;:&quot;;[rcl_cross_stats.C201];&quot;:&quot;;[rcl_cross_stats.C201])" table:style-name="ce1">
            <text:p>2121101:2121101:0.175:0.175</text:p>
          </table:table-cell>
          <table:table-cell table:number-columns-repeated="16383"/>
        </table:table-row>
        <table:table-row table:style-name="ro1">
          <table:table-cell office:value-type="string" office:string-value="2121102:2121102:0.175:0.175" table:formula="of:=CONCATENATE([rcl_cross_stats.A202];&quot;:&quot;;[rcl_cross_stats.A202];&quot;:&quot;;[rcl_cross_stats.C202];&quot;:&quot;;[rcl_cross_stats.C202])" table:style-name="ce1">
            <text:p>2121102:2121102:0.175:0.175</text:p>
          </table:table-cell>
          <table:table-cell table:number-columns-repeated="16383"/>
        </table:table-row>
        <table:table-row table:style-name="ro1">
          <table:table-cell office:value-type="string" office:string-value="2121103:2121103:0.284:0.284" table:formula="of:=CONCATENATE([rcl_cross_stats.A203];&quot;:&quot;;[rcl_cross_stats.A203];&quot;:&quot;;[rcl_cross_stats.C203];&quot;:&quot;;[rcl_cross_stats.C203])" table:style-name="ce1">
            <text:p>2121103:2121103:0.284:0.284</text:p>
          </table:table-cell>
          <table:table-cell table:number-columns-repeated="16383"/>
        </table:table-row>
        <table:table-row table:style-name="ro1">
          <table:table-cell office:value-type="string" office:string-value="2121201:2121201:0.175:0.175" table:formula="of:=CONCATENATE([rcl_cross_stats.A204];&quot;:&quot;;[rcl_cross_stats.A204];&quot;:&quot;;[rcl_cross_stats.C204];&quot;:&quot;;[rcl_cross_stats.C204])" table:style-name="ce1">
            <text:p>2121201:2121201:0.175:0.175</text:p>
          </table:table-cell>
          <table:table-cell table:number-columns-repeated="16383"/>
        </table:table-row>
        <table:table-row table:style-name="ro1">
          <table:table-cell office:value-type="string" office:string-value="2121202:2121202:0.175:0.175" table:formula="of:=CONCATENATE([rcl_cross_stats.A205];&quot;:&quot;;[rcl_cross_stats.A205];&quot;:&quot;;[rcl_cross_stats.C205];&quot;:&quot;;[rcl_cross_stats.C205])" table:style-name="ce1">
            <text:p>2121202:2121202:0.175:0.175</text:p>
          </table:table-cell>
          <table:table-cell table:number-columns-repeated="16383"/>
        </table:table-row>
        <table:table-row table:style-name="ro1">
          <table:table-cell office:value-type="string" office:string-value="2121203:2121203:0.284:0.284" table:formula="of:=CONCATENATE([rcl_cross_stats.A206];&quot;:&quot;;[rcl_cross_stats.A206];&quot;:&quot;;[rcl_cross_stats.C206];&quot;:&quot;;[rcl_cross_stats.C206])" table:style-name="ce1">
            <text:p>2121203:2121203:0.284:0.284</text:p>
          </table:table-cell>
          <table:table-cell table:number-columns-repeated="16383"/>
        </table:table-row>
        <table:table-row table:style-name="ro1">
          <table:table-cell office:value-type="string" office:string-value="2122101:2122101:0.175:0.175" table:formula="of:=CONCATENATE([rcl_cross_stats.A207];&quot;:&quot;;[rcl_cross_stats.A207];&quot;:&quot;;[rcl_cross_stats.C207];&quot;:&quot;;[rcl_cross_stats.C207])" table:style-name="ce1">
            <text:p>2122101:2122101:0.175:0.175</text:p>
          </table:table-cell>
          <table:table-cell table:number-columns-repeated="16383"/>
        </table:table-row>
        <table:table-row table:style-name="ro1">
          <table:table-cell office:value-type="string" office:string-value="2122102:2122102:0.175:0.175" table:formula="of:=CONCATENATE([rcl_cross_stats.A208];&quot;:&quot;;[rcl_cross_stats.A208];&quot;:&quot;;[rcl_cross_stats.C208];&quot;:&quot;;[rcl_cross_stats.C208])" table:style-name="ce1">
            <text:p>2122102:2122102:0.175:0.175</text:p>
          </table:table-cell>
          <table:table-cell table:number-columns-repeated="16383"/>
        </table:table-row>
        <table:table-row table:style-name="ro1">
          <table:table-cell office:value-type="string" office:string-value="2122103:2122103:0.284:0.284" table:formula="of:=CONCATENATE([rcl_cross_stats.A209];&quot;:&quot;;[rcl_cross_stats.A209];&quot;:&quot;;[rcl_cross_stats.C209];&quot;:&quot;;[rcl_cross_stats.C209])" table:style-name="ce1">
            <text:p>2122103:2122103:0.284:0.284</text:p>
          </table:table-cell>
          <table:table-cell table:number-columns-repeated="16383"/>
        </table:table-row>
        <table:table-row table:style-name="ro1">
          <table:table-cell office:value-type="string" office:string-value="2122201:2122201:0.175:0.175" table:formula="of:=CONCATENATE([rcl_cross_stats.A210];&quot;:&quot;;[rcl_cross_stats.A210];&quot;:&quot;;[rcl_cross_stats.C210];&quot;:&quot;;[rcl_cross_stats.C210])" table:style-name="ce1">
            <text:p>2122201:2122201:0.175:0.175</text:p>
          </table:table-cell>
          <table:table-cell table:number-columns-repeated="16383"/>
        </table:table-row>
        <table:table-row table:style-name="ro1">
          <table:table-cell office:value-type="string" office:string-value="2122202:2122202:0.175:0.175" table:formula="of:=CONCATENATE([rcl_cross_stats.A211];&quot;:&quot;;[rcl_cross_stats.A211];&quot;:&quot;;[rcl_cross_stats.C211];&quot;:&quot;;[rcl_cross_stats.C211])" table:style-name="ce1">
            <text:p>2122202:2122202:0.175:0.175</text:p>
          </table:table-cell>
          <table:table-cell table:number-columns-repeated="16383"/>
        </table:table-row>
        <table:table-row table:style-name="ro1">
          <table:table-cell office:value-type="string" office:string-value="2122203:2122203:0.284:0.284" table:formula="of:=CONCATENATE([rcl_cross_stats.A212];&quot;:&quot;;[rcl_cross_stats.A212];&quot;:&quot;;[rcl_cross_stats.C212];&quot;:&quot;;[rcl_cross_stats.C212])" table:style-name="ce1">
            <text:p>2122203:2122203:0.284:0.284</text:p>
          </table:table-cell>
          <table:table-cell table:number-columns-repeated="16383"/>
        </table:table-row>
        <table:table-row table:style-name="ro1">
          <table:table-cell office:value-type="string" office:string-value="2123101:2123101:0.175:0.175" table:formula="of:=CONCATENATE([rcl_cross_stats.A213];&quot;:&quot;;[rcl_cross_stats.A213];&quot;:&quot;;[rcl_cross_stats.C213];&quot;:&quot;;[rcl_cross_stats.C213])" table:style-name="ce1">
            <text:p>2123101:2123101:0.175:0.175</text:p>
          </table:table-cell>
          <table:table-cell table:number-columns-repeated="16383"/>
        </table:table-row>
        <table:table-row table:style-name="ro1">
          <table:table-cell office:value-type="string" office:string-value="2123102:2123102:0.175:0.175" table:formula="of:=CONCATENATE([rcl_cross_stats.A214];&quot;:&quot;;[rcl_cross_stats.A214];&quot;:&quot;;[rcl_cross_stats.C214];&quot;:&quot;;[rcl_cross_stats.C214])" table:style-name="ce1">
            <text:p>2123102:2123102:0.175:0.175</text:p>
          </table:table-cell>
          <table:table-cell table:number-columns-repeated="16383"/>
        </table:table-row>
        <table:table-row table:style-name="ro1">
          <table:table-cell office:value-type="string" office:string-value="2123103:2123103:0.284:0.284" table:formula="of:=CONCATENATE([rcl_cross_stats.A215];&quot;:&quot;;[rcl_cross_stats.A215];&quot;:&quot;;[rcl_cross_stats.C215];&quot;:&quot;;[rcl_cross_stats.C215])" table:style-name="ce1">
            <text:p>2123103:2123103:0.284:0.284</text:p>
          </table:table-cell>
          <table:table-cell table:number-columns-repeated="16383"/>
        </table:table-row>
        <table:table-row table:style-name="ro1">
          <table:table-cell office:value-type="string" office:string-value="2123201:2123201:0.175:0.175" table:formula="of:=CONCATENATE([rcl_cross_stats.A216];&quot;:&quot;;[rcl_cross_stats.A216];&quot;:&quot;;[rcl_cross_stats.C216];&quot;:&quot;;[rcl_cross_stats.C216])" table:style-name="ce1">
            <text:p>2123201:2123201:0.175:0.175</text:p>
          </table:table-cell>
          <table:table-cell table:number-columns-repeated="16383"/>
        </table:table-row>
        <table:table-row table:style-name="ro1">
          <table:table-cell office:value-type="string" office:string-value="2123202:2123202:0.175:0.175" table:formula="of:=CONCATENATE([rcl_cross_stats.A217];&quot;:&quot;;[rcl_cross_stats.A217];&quot;:&quot;;[rcl_cross_stats.C217];&quot;:&quot;;[rcl_cross_stats.C217])" table:style-name="ce1">
            <text:p>2123202:2123202:0.175:0.175</text:p>
          </table:table-cell>
          <table:table-cell table:number-columns-repeated="16383"/>
        </table:table-row>
        <table:table-row table:style-name="ro1">
          <table:table-cell office:value-type="string" office:string-value="2123203:2123203:0.284:0.284" table:formula="of:=CONCATENATE([rcl_cross_stats.A218];&quot;:&quot;;[rcl_cross_stats.A218];&quot;:&quot;;[rcl_cross_stats.C218];&quot;:&quot;;[rcl_cross_stats.C218])" table:style-name="ce1">
            <text:p>2123203:2123203:0.284:0.284</text:p>
          </table:table-cell>
          <table:table-cell table:number-columns-repeated="16383"/>
        </table:table-row>
        <table:table-row table:style-name="ro1">
          <table:table-cell office:value-type="string" office:string-value="2131101:2131101:0.23:0.23" table:formula="of:=CONCATENATE([rcl_cross_stats.A219];&quot;:&quot;;[rcl_cross_stats.A219];&quot;:&quot;;[rcl_cross_stats.C219];&quot;:&quot;;[rcl_cross_stats.C219])" table:style-name="ce1">
            <text:p>2131101:2131101:0.23:0.23</text:p>
          </table:table-cell>
          <table:table-cell table:number-columns-repeated="16383"/>
        </table:table-row>
        <table:table-row table:style-name="ro1">
          <table:table-cell office:value-type="string" office:string-value="2131102:2131102:0.23:0.23" table:formula="of:=CONCATENATE([rcl_cross_stats.A220];&quot;:&quot;;[rcl_cross_stats.A220];&quot;:&quot;;[rcl_cross_stats.C220];&quot;:&quot;;[rcl_cross_stats.C220])" table:style-name="ce1">
            <text:p>2131102:2131102:0.23:0.23</text:p>
          </table:table-cell>
          <table:table-cell table:number-columns-repeated="16383"/>
        </table:table-row>
        <table:table-row table:style-name="ro1">
          <table:table-cell office:value-type="string" office:string-value="2131103:2131103:0.246:0.246" table:formula="of:=CONCATENATE([rcl_cross_stats.A221];&quot;:&quot;;[rcl_cross_stats.A221];&quot;:&quot;;[rcl_cross_stats.C221];&quot;:&quot;;[rcl_cross_stats.C221])" table:style-name="ce1">
            <text:p>2131103:2131103:0.246:0.246</text:p>
          </table:table-cell>
          <table:table-cell table:number-columns-repeated="16383"/>
        </table:table-row>
        <table:table-row table:style-name="ro1">
          <table:table-cell office:value-type="string" office:string-value="2131201:2131201:0.23:0.23" table:formula="of:=CONCATENATE([rcl_cross_stats.A222];&quot;:&quot;;[rcl_cross_stats.A222];&quot;:&quot;;[rcl_cross_stats.C222];&quot;:&quot;;[rcl_cross_stats.C222])" table:style-name="ce1">
            <text:p>2131201:2131201:0.23:0.23</text:p>
          </table:table-cell>
          <table:table-cell table:number-columns-repeated="16383"/>
        </table:table-row>
        <table:table-row table:style-name="ro1">
          <table:table-cell office:value-type="string" office:string-value="2131202:2131202:0.23:0.23" table:formula="of:=CONCATENATE([rcl_cross_stats.A223];&quot;:&quot;;[rcl_cross_stats.A223];&quot;:&quot;;[rcl_cross_stats.C223];&quot;:&quot;;[rcl_cross_stats.C223])" table:style-name="ce1">
            <text:p>2131202:2131202:0.23:0.23</text:p>
          </table:table-cell>
          <table:table-cell table:number-columns-repeated="16383"/>
        </table:table-row>
        <table:table-row table:style-name="ro1">
          <table:table-cell office:value-type="string" office:string-value="2131203:2131203:0.246:0.246" table:formula="of:=CONCATENATE([rcl_cross_stats.A224];&quot;:&quot;;[rcl_cross_stats.A224];&quot;:&quot;;[rcl_cross_stats.C224];&quot;:&quot;;[rcl_cross_stats.C224])" table:style-name="ce1">
            <text:p>2131203:2131203:0.246:0.246</text:p>
          </table:table-cell>
          <table:table-cell table:number-columns-repeated="16383"/>
        </table:table-row>
        <table:table-row table:style-name="ro1">
          <table:table-cell office:value-type="string" office:string-value="2132101:2132101:0.23:0.23" table:formula="of:=CONCATENATE([rcl_cross_stats.A225];&quot;:&quot;;[rcl_cross_stats.A225];&quot;:&quot;;[rcl_cross_stats.C225];&quot;:&quot;;[rcl_cross_stats.C225])" table:style-name="ce1">
            <text:p>2132101:2132101:0.23:0.23</text:p>
          </table:table-cell>
          <table:table-cell table:number-columns-repeated="16383"/>
        </table:table-row>
        <table:table-row table:style-name="ro1">
          <table:table-cell office:value-type="string" office:string-value="2132102:2132102:0.23:0.23" table:formula="of:=CONCATENATE([rcl_cross_stats.A226];&quot;:&quot;;[rcl_cross_stats.A226];&quot;:&quot;;[rcl_cross_stats.C226];&quot;:&quot;;[rcl_cross_stats.C226])" table:style-name="ce1">
            <text:p>2132102:2132102:0.23:0.23</text:p>
          </table:table-cell>
          <table:table-cell table:number-columns-repeated="16383"/>
        </table:table-row>
        <table:table-row table:style-name="ro1">
          <table:table-cell office:value-type="string" office:string-value="2132103:2132103:0.246:0.246" table:formula="of:=CONCATENATE([rcl_cross_stats.A227];&quot;:&quot;;[rcl_cross_stats.A227];&quot;:&quot;;[rcl_cross_stats.C227];&quot;:&quot;;[rcl_cross_stats.C227])" table:style-name="ce1">
            <text:p>2132103:2132103:0.246:0.246</text:p>
          </table:table-cell>
          <table:table-cell table:number-columns-repeated="16383"/>
        </table:table-row>
        <table:table-row table:style-name="ro1">
          <table:table-cell office:value-type="string" office:string-value="2132201:2132201:0.23:0.23" table:formula="of:=CONCATENATE([rcl_cross_stats.A228];&quot;:&quot;;[rcl_cross_stats.A228];&quot;:&quot;;[rcl_cross_stats.C228];&quot;:&quot;;[rcl_cross_stats.C228])" table:style-name="ce1">
            <text:p>2132201:2132201:0.23:0.23</text:p>
          </table:table-cell>
          <table:table-cell table:number-columns-repeated="16383"/>
        </table:table-row>
        <table:table-row table:style-name="ro1">
          <table:table-cell office:value-type="string" office:string-value="2132202:2132202:0.23:0.23" table:formula="of:=CONCATENATE([rcl_cross_stats.A229];&quot;:&quot;;[rcl_cross_stats.A229];&quot;:&quot;;[rcl_cross_stats.C229];&quot;:&quot;;[rcl_cross_stats.C229])" table:style-name="ce1">
            <text:p>2132202:2132202:0.23:0.23</text:p>
          </table:table-cell>
          <table:table-cell table:number-columns-repeated="16383"/>
        </table:table-row>
        <table:table-row table:style-name="ro1">
          <table:table-cell office:value-type="string" office:string-value="2132203:2132203:0.246:0.246" table:formula="of:=CONCATENATE([rcl_cross_stats.A230];&quot;:&quot;;[rcl_cross_stats.A230];&quot;:&quot;;[rcl_cross_stats.C230];&quot;:&quot;;[rcl_cross_stats.C230])" table:style-name="ce1">
            <text:p>2132203:2132203:0.246:0.246</text:p>
          </table:table-cell>
          <table:table-cell table:number-columns-repeated="16383"/>
        </table:table-row>
        <table:table-row table:style-name="ro1">
          <table:table-cell office:value-type="string" office:string-value="2133101:2133101:0.23:0.23" table:formula="of:=CONCATENATE([rcl_cross_stats.A231];&quot;:&quot;;[rcl_cross_stats.A231];&quot;:&quot;;[rcl_cross_stats.C231];&quot;:&quot;;[rcl_cross_stats.C231])" table:style-name="ce1">
            <text:p>2133101:2133101:0.23:0.23</text:p>
          </table:table-cell>
          <table:table-cell table:number-columns-repeated="16383"/>
        </table:table-row>
        <table:table-row table:style-name="ro1">
          <table:table-cell office:value-type="string" office:string-value="2133102:2133102:0.23:0.23" table:formula="of:=CONCATENATE([rcl_cross_stats.A232];&quot;:&quot;;[rcl_cross_stats.A232];&quot;:&quot;;[rcl_cross_stats.C232];&quot;:&quot;;[rcl_cross_stats.C232])" table:style-name="ce1">
            <text:p>2133102:2133102:0.23:0.23</text:p>
          </table:table-cell>
          <table:table-cell table:number-columns-repeated="16383"/>
        </table:table-row>
        <table:table-row table:style-name="ro1">
          <table:table-cell office:value-type="string" office:string-value="2133103:2133103:0.246:0.246" table:formula="of:=CONCATENATE([rcl_cross_stats.A233];&quot;:&quot;;[rcl_cross_stats.A233];&quot;:&quot;;[rcl_cross_stats.C233];&quot;:&quot;;[rcl_cross_stats.C233])" table:style-name="ce1">
            <text:p>2133103:2133103:0.246:0.246</text:p>
          </table:table-cell>
          <table:table-cell table:number-columns-repeated="16383"/>
        </table:table-row>
        <table:table-row table:style-name="ro1">
          <table:table-cell office:value-type="string" office:string-value="2133201:2133201:0.23:0.23" table:formula="of:=CONCATENATE([rcl_cross_stats.A234];&quot;:&quot;;[rcl_cross_stats.A234];&quot;:&quot;;[rcl_cross_stats.C234];&quot;:&quot;;[rcl_cross_stats.C234])" table:style-name="ce1">
            <text:p>2133201:2133201:0.23:0.23</text:p>
          </table:table-cell>
          <table:table-cell table:number-columns-repeated="16383"/>
        </table:table-row>
        <table:table-row table:style-name="ro1">
          <table:table-cell office:value-type="string" office:string-value="2133202:2133202:0.23:0.23" table:formula="of:=CONCATENATE([rcl_cross_stats.A235];&quot;:&quot;;[rcl_cross_stats.A235];&quot;:&quot;;[rcl_cross_stats.C235];&quot;:&quot;;[rcl_cross_stats.C235])" table:style-name="ce1">
            <text:p>2133202:2133202:0.23:0.23</text:p>
          </table:table-cell>
          <table:table-cell table:number-columns-repeated="16383"/>
        </table:table-row>
        <table:table-row table:style-name="ro1">
          <table:table-cell office:value-type="string" office:string-value="2133203:2133203:0.246:0.246" table:formula="of:=CONCATENATE([rcl_cross_stats.A236];&quot;:&quot;;[rcl_cross_stats.A236];&quot;:&quot;;[rcl_cross_stats.C236];&quot;:&quot;;[rcl_cross_stats.C236])" table:style-name="ce1">
            <text:p>2133203:2133203:0.246:0.246</text:p>
          </table:table-cell>
          <table:table-cell table:number-columns-repeated="16383"/>
        </table:table-row>
        <table:table-row table:style-name="ro1">
          <table:table-cell office:value-type="string" office:string-value="2141101:2141101:0.212:0.212" table:formula="of:=CONCATENATE([rcl_cross_stats.A237];&quot;:&quot;;[rcl_cross_stats.A237];&quot;:&quot;;[rcl_cross_stats.C237];&quot;:&quot;;[rcl_cross_stats.C237])" table:style-name="ce1">
            <text:p>2141101:214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1:2151101:0.212:0.212" table:formula="of:=CONCATENATE([rcl_cross_stats.A238];&quot;:&quot;;[rcl_cross_stats.A238];&quot;:&quot;;[rcl_cross_stats.C238];&quot;:&quot;;[rcl_cross_stats.C238])" table:style-name="ce1">
            <text:p>2151101:215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2:2151102:0.212:0.212" table:formula="of:=CONCATENATE([rcl_cross_stats.A239];&quot;:&quot;;[rcl_cross_stats.A239];&quot;:&quot;;[rcl_cross_stats.C239];&quot;:&quot;;[rcl_cross_stats.C239])" table:style-name="ce1">
            <text:p>2151102:2151102:0.212:0.212</text:p>
          </table:table-cell>
          <table:table-cell table:number-columns-repeated="16383"/>
        </table:table-row>
        <table:table-row table:style-name="ro1">
          <table:table-cell office:value-type="string" office:string-value="2151103:2151103:0.254:0.254" table:formula="of:=CONCATENATE([rcl_cross_stats.A240];&quot;:&quot;;[rcl_cross_stats.A240];&quot;:&quot;;[rcl_cross_stats.C240];&quot;:&quot;;[rcl_cross_stats.C240])" table:style-name="ce1">
            <text:p>2151103:2151103:0.254:0.254</text:p>
          </table:table-cell>
          <table:table-cell table:number-columns-repeated="16383"/>
        </table:table-row>
        <table:table-row table:style-name="ro1">
          <table:table-cell office:value-type="string" office:string-value="2151201:2151201:0.212:0.212" table:formula="of:=CONCATENATE([rcl_cross_stats.A241];&quot;:&quot;;[rcl_cross_stats.A241];&quot;:&quot;;[rcl_cross_stats.C241];&quot;:&quot;;[rcl_cross_stats.C241])" table:style-name="ce1">
            <text:p>2151201:2151201:0.212:0.212</text:p>
          </table:table-cell>
          <table:table-cell table:number-columns-repeated="16383"/>
        </table:table-row>
        <table:table-row table:style-name="ro1">
          <table:table-cell office:value-type="string" office:string-value="2151202:2151202:0.212:0.212" table:formula="of:=CONCATENATE([rcl_cross_stats.A242];&quot;:&quot;;[rcl_cross_stats.A242];&quot;:&quot;;[rcl_cross_stats.C242];&quot;:&quot;;[rcl_cross_stats.C242])" table:style-name="ce1">
            <text:p>2151202:2151202:0.212:0.212</text:p>
          </table:table-cell>
          <table:table-cell table:number-columns-repeated="16383"/>
        </table:table-row>
        <table:table-row table:style-name="ro1">
          <table:table-cell office:value-type="string" office:string-value="2151203:2151203:0.254:0.254" table:formula="of:=CONCATENATE([rcl_cross_stats.A243];&quot;:&quot;;[rcl_cross_stats.A243];&quot;:&quot;;[rcl_cross_stats.C243];&quot;:&quot;;[rcl_cross_stats.C243])" table:style-name="ce1">
            <text:p>2151203:2151203:0.254:0.254</text:p>
          </table:table-cell>
          <table:table-cell table:number-columns-repeated="16383"/>
        </table:table-row>
        <table:table-row table:style-name="ro1">
          <table:table-cell office:value-type="string" office:string-value="2152101:2152101:0.212:0.212" table:formula="of:=CONCATENATE([rcl_cross_stats.A244];&quot;:&quot;;[rcl_cross_stats.A244];&quot;:&quot;;[rcl_cross_stats.C244];&quot;:&quot;;[rcl_cross_stats.C244])" table:style-name="ce1">
            <text:p>2152101:2152101:0.212:0.212</text:p>
          </table:table-cell>
          <table:table-cell table:number-columns-repeated="16383"/>
        </table:table-row>
        <table:table-row table:style-name="ro1">
          <table:table-cell office:value-type="string" office:string-value="2152102:2152102:0.212:0.212" table:formula="of:=CONCATENATE([rcl_cross_stats.A245];&quot;:&quot;;[rcl_cross_stats.A245];&quot;:&quot;;[rcl_cross_stats.C245];&quot;:&quot;;[rcl_cross_stats.C245])" table:style-name="ce1">
            <text:p>2152102:2152102:0.212:0.212</text:p>
          </table:table-cell>
          <table:table-cell table:number-columns-repeated="16383"/>
        </table:table-row>
        <table:table-row table:style-name="ro1">
          <table:table-cell office:value-type="string" office:string-value="2152103:2152103:0.254:0.254" table:formula="of:=CONCATENATE([rcl_cross_stats.A246];&quot;:&quot;;[rcl_cross_stats.A246];&quot;:&quot;;[rcl_cross_stats.C246];&quot;:&quot;;[rcl_cross_stats.C246])" table:style-name="ce1">
            <text:p>2152103:2152103:0.254:0.254</text:p>
          </table:table-cell>
          <table:table-cell table:number-columns-repeated="16383"/>
        </table:table-row>
        <table:table-row table:style-name="ro1">
          <table:table-cell office:value-type="string" office:string-value="2152201:2152201:0.212:0.212" table:formula="of:=CONCATENATE([rcl_cross_stats.A247];&quot;:&quot;;[rcl_cross_stats.A247];&quot;:&quot;;[rcl_cross_stats.C247];&quot;:&quot;;[rcl_cross_stats.C247])" table:style-name="ce1">
            <text:p>2152201:2152201:0.212:0.212</text:p>
          </table:table-cell>
          <table:table-cell table:number-columns-repeated="16383"/>
        </table:table-row>
        <table:table-row table:style-name="ro1">
          <table:table-cell office:value-type="string" office:string-value="2152202:2152202:0.212:0.212" table:formula="of:=CONCATENATE([rcl_cross_stats.A248];&quot;:&quot;;[rcl_cross_stats.A248];&quot;:&quot;;[rcl_cross_stats.C248];&quot;:&quot;;[rcl_cross_stats.C248])" table:style-name="ce1">
            <text:p>2152202:2152202:0.212:0.212</text:p>
          </table:table-cell>
          <table:table-cell table:number-columns-repeated="16383"/>
        </table:table-row>
        <table:table-row table:style-name="ro1">
          <table:table-cell office:value-type="string" office:string-value="2152203:2152203:0.254:0.254" table:formula="of:=CONCATENATE([rcl_cross_stats.A249];&quot;:&quot;;[rcl_cross_stats.A249];&quot;:&quot;;[rcl_cross_stats.C249];&quot;:&quot;;[rcl_cross_stats.C249])" table:style-name="ce1">
            <text:p>2152203:2152203:0.254:0.254</text:p>
          </table:table-cell>
          <table:table-cell table:number-columns-repeated="16383"/>
        </table:table-row>
        <table:table-row table:style-name="ro1">
          <table:table-cell office:value-type="string" office:string-value="2153101:2153101:0.212:0.212" table:formula="of:=CONCATENATE([rcl_cross_stats.A250];&quot;:&quot;;[rcl_cross_stats.A250];&quot;:&quot;;[rcl_cross_stats.C250];&quot;:&quot;;[rcl_cross_stats.C250])" table:style-name="ce1">
            <text:p>2153101:2153101:0.212:0.212</text:p>
          </table:table-cell>
          <table:table-cell table:number-columns-repeated="16383"/>
        </table:table-row>
        <table:table-row table:style-name="ro1">
          <table:table-cell office:value-type="string" office:string-value="2153102:2153102:0.212:0.212" table:formula="of:=CONCATENATE([rcl_cross_stats.A251];&quot;:&quot;;[rcl_cross_stats.A251];&quot;:&quot;;[rcl_cross_stats.C251];&quot;:&quot;;[rcl_cross_stats.C251])" table:style-name="ce1">
            <text:p>2153102:2153102:0.212:0.212</text:p>
          </table:table-cell>
          <table:table-cell table:number-columns-repeated="16383"/>
        </table:table-row>
        <table:table-row table:style-name="ro1">
          <table:table-cell office:value-type="string" office:string-value="2153103:2153103:0.254:0.254" table:formula="of:=CONCATENATE([rcl_cross_stats.A252];&quot;:&quot;;[rcl_cross_stats.A252];&quot;:&quot;;[rcl_cross_stats.C252];&quot;:&quot;;[rcl_cross_stats.C252])" table:style-name="ce1">
            <text:p>2153103:2153103:0.254:0.254</text:p>
          </table:table-cell>
          <table:table-cell table:number-columns-repeated="16383"/>
        </table:table-row>
        <table:table-row table:style-name="ro1">
          <table:table-cell office:value-type="string" office:string-value="2153201:2153201:0.212:0.212" table:formula="of:=CONCATENATE([rcl_cross_stats.A253];&quot;:&quot;;[rcl_cross_stats.A253];&quot;:&quot;;[rcl_cross_stats.C253];&quot;:&quot;;[rcl_cross_stats.C253])" table:style-name="ce1">
            <text:p>2153201:2153201:0.212:0.212</text:p>
          </table:table-cell>
          <table:table-cell table:number-columns-repeated="16383"/>
        </table:table-row>
        <table:table-row table:style-name="ro1">
          <table:table-cell office:value-type="string" office:string-value="2153202:2153202:0.212:0.212" table:formula="of:=CONCATENATE([rcl_cross_stats.A254];&quot;:&quot;;[rcl_cross_stats.A254];&quot;:&quot;;[rcl_cross_stats.C254];&quot;:&quot;;[rcl_cross_stats.C254])" table:style-name="ce1">
            <text:p>2153202:2153202:0.212:0.212</text:p>
          </table:table-cell>
          <table:table-cell table:number-columns-repeated="16383"/>
        </table:table-row>
        <table:table-row table:style-name="ro1">
          <table:table-cell office:value-type="string" office:string-value="2153203:2153203:0.254:0.254" table:formula="of:=CONCATENATE([rcl_cross_stats.A255];&quot;:&quot;;[rcl_cross_stats.A255];&quot;:&quot;;[rcl_cross_stats.C255];&quot;:&quot;;[rcl_cross_stats.C255])" table:style-name="ce1">
            <text:p>2153203:2153203:0.254:0.254</text:p>
          </table:table-cell>
          <table:table-cell table:number-columns-repeated="16383"/>
        </table:table-row>
        <table:table-row table:style-name="ro1">
          <table:table-cell office:value-type="string" office:string-value="2211101:2211101:0.388:0.388" table:formula="of:=CONCATENATE([rcl_cross_stats.A256];&quot;:&quot;;[rcl_cross_stats.A256];&quot;:&quot;;[rcl_cross_stats.C256];&quot;:&quot;;[rcl_cross_stats.C256])" table:style-name="ce1">
            <text:p>2211101:2211101:0.388:0.388</text:p>
          </table:table-cell>
          <table:table-cell table:number-columns-repeated="16383"/>
        </table:table-row>
        <table:table-row table:style-name="ro1">
          <table:table-cell office:value-type="string" office:string-value="2211102:2211102:0.388:0.388" table:formula="of:=CONCATENATE([rcl_cross_stats.A257];&quot;:&quot;;[rcl_cross_stats.A257];&quot;:&quot;;[rcl_cross_stats.C257];&quot;:&quot;;[rcl_cross_stats.C257])" table:style-name="ce1">
            <text:p>2211102:2211102:0.388:0.388</text:p>
          </table:table-cell>
          <table:table-cell table:number-columns-repeated="16383"/>
        </table:table-row>
        <table:table-row table:style-name="ro1">
          <table:table-cell office:value-type="string" office:string-value="2211103:2211103:0.396:0.396" table:formula="of:=CONCATENATE([rcl_cross_stats.A258];&quot;:&quot;;[rcl_cross_stats.A258];&quot;:&quot;;[rcl_cross_stats.C258];&quot;:&quot;;[rcl_cross_stats.C258])" table:style-name="ce1">
            <text:p>2211103:2211103:0.396:0.396</text:p>
          </table:table-cell>
          <table:table-cell table:number-columns-repeated="16383"/>
        </table:table-row>
        <table:table-row table:style-name="ro1">
          <table:table-cell office:value-type="string" office:string-value="2211111:2211111:0.396:0.396" table:formula="of:=CONCATENATE([rcl_cross_stats.A259];&quot;:&quot;;[rcl_cross_stats.A259];&quot;:&quot;;[rcl_cross_stats.C259];&quot;:&quot;;[rcl_cross_stats.C259])" table:style-name="ce1">
            <text:p>2211111:2211111:0.396:0.396</text:p>
          </table:table-cell>
          <table:table-cell table:number-columns-repeated="16383"/>
        </table:table-row>
        <table:table-row table:style-name="ro1">
          <table:table-cell office:value-type="string" office:string-value="2211201:2211201:0.212:0.212" table:formula="of:=CONCATENATE([rcl_cross_stats.A260];&quot;:&quot;;[rcl_cross_stats.A260];&quot;:&quot;;[rcl_cross_stats.C260];&quot;:&quot;;[rcl_cross_stats.C260])" table:style-name="ce1">
            <text:p>2211201:2211201:0.212:0.212</text:p>
          </table:table-cell>
          <table:table-cell table:number-columns-repeated="16383"/>
        </table:table-row>
        <table:table-row table:style-name="ro1">
          <table:table-cell office:value-type="string" office:string-value="2211202:2211202:0.212:0.212" table:formula="of:=CONCATENATE([rcl_cross_stats.A261];&quot;:&quot;;[rcl_cross_stats.A261];&quot;:&quot;;[rcl_cross_stats.C261];&quot;:&quot;;[rcl_cross_stats.C261])" table:style-name="ce1">
            <text:p>2211202:2211202:0.212:0.212</text:p>
          </table:table-cell>
          <table:table-cell table:number-columns-repeated="16383"/>
        </table:table-row>
        <table:table-row table:style-name="ro1">
          <table:table-cell office:value-type="string" office:string-value="2211203:2211203:0.254:0.254" table:formula="of:=CONCATENATE([rcl_cross_stats.A262];&quot;:&quot;;[rcl_cross_stats.A262];&quot;:&quot;;[rcl_cross_stats.C262];&quot;:&quot;;[rcl_cross_stats.C262])" table:style-name="ce1">
            <text:p>2211203:2211203:0.254:0.254</text:p>
          </table:table-cell>
          <table:table-cell table:number-columns-repeated="16383"/>
        </table:table-row>
        <table:table-row table:style-name="ro1">
          <table:table-cell office:value-type="string" office:string-value="2212101:2212101:0.388:0.388" table:formula="of:=CONCATENATE([rcl_cross_stats.A263];&quot;:&quot;;[rcl_cross_stats.A263];&quot;:&quot;;[rcl_cross_stats.C263];&quot;:&quot;;[rcl_cross_stats.C263])" table:style-name="ce1">
            <text:p>2212101:2212101:0.388:0.388</text:p>
          </table:table-cell>
          <table:table-cell table:number-columns-repeated="16383"/>
        </table:table-row>
        <table:table-row table:style-name="ro1">
          <table:table-cell office:value-type="string" office:string-value="2212102:2212102:0.388:0.388" table:formula="of:=CONCATENATE([rcl_cross_stats.A264];&quot;:&quot;;[rcl_cross_stats.A264];&quot;:&quot;;[rcl_cross_stats.C264];&quot;:&quot;;[rcl_cross_stats.C264])" table:style-name="ce1">
            <text:p>2212102:2212102:0.388:0.388</text:p>
          </table:table-cell>
          <table:table-cell table:number-columns-repeated="16383"/>
        </table:table-row>
        <table:table-row table:style-name="ro1">
          <table:table-cell office:value-type="string" office:string-value="2212103:2212103:0.396:0.396" table:formula="of:=CONCATENATE([rcl_cross_stats.A265];&quot;:&quot;;[rcl_cross_stats.A265];&quot;:&quot;;[rcl_cross_stats.C265];&quot;:&quot;;[rcl_cross_stats.C265])" table:style-name="ce1">
            <text:p>2212103:2212103:0.396:0.396</text:p>
          </table:table-cell>
          <table:table-cell table:number-columns-repeated="16383"/>
        </table:table-row>
        <table:table-row table:style-name="ro1">
          <table:table-cell office:value-type="string" office:string-value="2212201:2212201:0.388:0.388" table:formula="of:=CONCATENATE([rcl_cross_stats.A266];&quot;:&quot;;[rcl_cross_stats.A266];&quot;:&quot;;[rcl_cross_stats.C266];&quot;:&quot;;[rcl_cross_stats.C266])" table:style-name="ce1">
            <text:p>2212201:2212201:0.388:0.388</text:p>
          </table:table-cell>
          <table:table-cell table:number-columns-repeated="16383"/>
        </table:table-row>
        <table:table-row table:style-name="ro1">
          <table:table-cell office:value-type="string" office:string-value="2212202:2212202:0.388:0.388" table:formula="of:=CONCATENATE([rcl_cross_stats.A267];&quot;:&quot;;[rcl_cross_stats.A267];&quot;:&quot;;[rcl_cross_stats.C267];&quot;:&quot;;[rcl_cross_stats.C267])" table:style-name="ce1">
            <text:p>2212202:2212202:0.388:0.388</text:p>
          </table:table-cell>
          <table:table-cell table:number-columns-repeated="16383"/>
        </table:table-row>
        <table:table-row table:style-name="ro1">
          <table:table-cell office:value-type="string" office:string-value="2212203:2212203:0.396:0.396" table:formula="of:=CONCATENATE([rcl_cross_stats.A268];&quot;:&quot;;[rcl_cross_stats.A268];&quot;:&quot;;[rcl_cross_stats.C268];&quot;:&quot;;[rcl_cross_stats.C268])" table:style-name="ce1">
            <text:p>2212203:2212203:0.396:0.396</text:p>
          </table:table-cell>
          <table:table-cell table:number-columns-repeated="16383"/>
        </table:table-row>
        <table:table-row table:style-name="ro1">
          <table:table-cell office:value-type="string" office:string-value="2213101:2213101:0.388:0.388" table:formula="of:=CONCATENATE([rcl_cross_stats.A269];&quot;:&quot;;[rcl_cross_stats.A269];&quot;:&quot;;[rcl_cross_stats.C269];&quot;:&quot;;[rcl_cross_stats.C269])" table:style-name="ce1">
            <text:p>2213101:2213101:0.388:0.388</text:p>
          </table:table-cell>
          <table:table-cell table:number-columns-repeated="16383"/>
        </table:table-row>
        <table:table-row table:style-name="ro1">
          <table:table-cell office:value-type="string" office:string-value="2213102:2213102:0.388:0.388" table:formula="of:=CONCATENATE([rcl_cross_stats.A270];&quot;:&quot;;[rcl_cross_stats.A270];&quot;:&quot;;[rcl_cross_stats.C270];&quot;:&quot;;[rcl_cross_stats.C270])" table:style-name="ce1">
            <text:p>2213102:2213102:0.388:0.388</text:p>
          </table:table-cell>
          <table:table-cell table:number-columns-repeated="16383"/>
        </table:table-row>
        <table:table-row table:style-name="ro1">
          <table:table-cell office:value-type="string" office:string-value="2213103:2213103:0.396:0.396" table:formula="of:=CONCATENATE([rcl_cross_stats.A271];&quot;:&quot;;[rcl_cross_stats.A271];&quot;:&quot;;[rcl_cross_stats.C271];&quot;:&quot;;[rcl_cross_stats.C271])" table:style-name="ce1">
            <text:p>2213103:2213103:0.396:0.396</text:p>
          </table:table-cell>
          <table:table-cell table:number-columns-repeated="16383"/>
        </table:table-row>
        <table:table-row table:style-name="ro1">
          <table:table-cell office:value-type="string" office:string-value="2221101:2221101:0.336:0.336" table:formula="of:=CONCATENATE([rcl_cross_stats.A272];&quot;:&quot;;[rcl_cross_stats.A272];&quot;:&quot;;[rcl_cross_stats.C272];&quot;:&quot;;[rcl_cross_stats.C272])" table:style-name="ce1">
            <text:p>2221101:2221101:0.336:0.336</text:p>
          </table:table-cell>
          <table:table-cell table:number-columns-repeated="16383"/>
        </table:table-row>
        <table:table-row table:style-name="ro1">
          <table:table-cell office:value-type="string" office:string-value="2221102:2221102:0.336:0.336" table:formula="of:=CONCATENATE([rcl_cross_stats.A273];&quot;:&quot;;[rcl_cross_stats.A273];&quot;:&quot;;[rcl_cross_stats.C273];&quot;:&quot;;[rcl_cross_stats.C273])" table:style-name="ce1">
            <text:p>2221102:2221102:0.336:0.336</text:p>
          </table:table-cell>
          <table:table-cell table:number-columns-repeated="16383"/>
        </table:table-row>
        <table:table-row table:style-name="ro1">
          <table:table-cell office:value-type="string" office:string-value="2221103:2221103:0.352:0.352" table:formula="of:=CONCATENATE([rcl_cross_stats.A274];&quot;:&quot;;[rcl_cross_stats.A274];&quot;:&quot;;[rcl_cross_stats.C274];&quot;:&quot;;[rcl_cross_stats.C274])" table:style-name="ce1">
            <text:p>2221103:2221103:0.352:0.352</text:p>
          </table:table-cell>
          <table:table-cell table:number-columns-repeated="16383"/>
        </table:table-row>
        <table:table-row table:style-name="ro1">
          <table:table-cell office:value-type="string" office:string-value="2221201:2221201:0.336:0.336" table:formula="of:=CONCATENATE([rcl_cross_stats.A275];&quot;:&quot;;[rcl_cross_stats.A275];&quot;:&quot;;[rcl_cross_stats.C275];&quot;:&quot;;[rcl_cross_stats.C275])" table:style-name="ce1">
            <text:p>2221201:2221201:0.336:0.336</text:p>
          </table:table-cell>
          <table:table-cell table:number-columns-repeated="16383"/>
        </table:table-row>
        <table:table-row table:style-name="ro1">
          <table:table-cell office:value-type="string" office:string-value="2221202:2221202:0.336:0.336" table:formula="of:=CONCATENATE([rcl_cross_stats.A276];&quot;:&quot;;[rcl_cross_stats.A276];&quot;:&quot;;[rcl_cross_stats.C276];&quot;:&quot;;[rcl_cross_stats.C276])" table:style-name="ce1">
            <text:p>2221202:2221202:0.336:0.336</text:p>
          </table:table-cell>
          <table:table-cell table:number-columns-repeated="16383"/>
        </table:table-row>
        <table:table-row table:style-name="ro1">
          <table:table-cell office:value-type="string" office:string-value="2221203:2221203:0.352:0.352" table:formula="of:=CONCATENATE([rcl_cross_stats.A277];&quot;:&quot;;[rcl_cross_stats.A277];&quot;:&quot;;[rcl_cross_stats.C277];&quot;:&quot;;[rcl_cross_stats.C277])" table:style-name="ce1">
            <text:p>2221203:2221203:0.352:0.352</text:p>
          </table:table-cell>
          <table:table-cell table:number-columns-repeated="16383"/>
        </table:table-row>
        <table:table-row table:style-name="ro1">
          <table:table-cell office:value-type="string" office:string-value="2222101:2222101:0.336:0.336" table:formula="of:=CONCATENATE([rcl_cross_stats.A278];&quot;:&quot;;[rcl_cross_stats.A278];&quot;:&quot;;[rcl_cross_stats.C278];&quot;:&quot;;[rcl_cross_stats.C278])" table:style-name="ce1">
            <text:p>2222101:2222101:0.336:0.336</text:p>
          </table:table-cell>
          <table:table-cell table:number-columns-repeated="16383"/>
        </table:table-row>
        <table:table-row table:style-name="ro1">
          <table:table-cell office:value-type="string" office:string-value="2222102:2222102:0.336:0.336" table:formula="of:=CONCATENATE([rcl_cross_stats.A279];&quot;:&quot;;[rcl_cross_stats.A279];&quot;:&quot;;[rcl_cross_stats.C279];&quot;:&quot;;[rcl_cross_stats.C279])" table:style-name="ce1">
            <text:p>2222102:2222102:0.336:0.336</text:p>
          </table:table-cell>
          <table:table-cell table:number-columns-repeated="16383"/>
        </table:table-row>
        <table:table-row table:style-name="ro1">
          <table:table-cell office:value-type="string" office:string-value="2222103:2222103:0.352:0.352" table:formula="of:=CONCATENATE([rcl_cross_stats.A280];&quot;:&quot;;[rcl_cross_stats.A280];&quot;:&quot;;[rcl_cross_stats.C280];&quot;:&quot;;[rcl_cross_stats.C280])" table:style-name="ce1">
            <text:p>2222103:2222103:0.352:0.352</text:p>
          </table:table-cell>
          <table:table-cell table:number-columns-repeated="16383"/>
        </table:table-row>
        <table:table-row table:style-name="ro1">
          <table:table-cell office:value-type="string" office:string-value="2222201:2222201:0.336:0.336" table:formula="of:=CONCATENATE([rcl_cross_stats.A281];&quot;:&quot;;[rcl_cross_stats.A281];&quot;:&quot;;[rcl_cross_stats.C281];&quot;:&quot;;[rcl_cross_stats.C281])" table:style-name="ce1">
            <text:p>2222201:2222201:0.336:0.336</text:p>
          </table:table-cell>
          <table:table-cell table:number-columns-repeated="16383"/>
        </table:table-row>
        <table:table-row table:style-name="ro1">
          <table:table-cell office:value-type="string" office:string-value="2222202:2222202:0.336:0.336" table:formula="of:=CONCATENATE([rcl_cross_stats.A282];&quot;:&quot;;[rcl_cross_stats.A282];&quot;:&quot;;[rcl_cross_stats.C282];&quot;:&quot;;[rcl_cross_stats.C282])" table:style-name="ce1">
            <text:p>2222202:2222202:0.336:0.336</text:p>
          </table:table-cell>
          <table:table-cell table:number-columns-repeated="16383"/>
        </table:table-row>
        <table:table-row table:style-name="ro1">
          <table:table-cell office:value-type="string" office:string-value="2222203:2222203:0.352:0.352" table:formula="of:=CONCATENATE([rcl_cross_stats.A283];&quot;:&quot;;[rcl_cross_stats.A283];&quot;:&quot;;[rcl_cross_stats.C283];&quot;:&quot;;[rcl_cross_stats.C283])" table:style-name="ce1">
            <text:p>2222203:2222203:0.352:0.352</text:p>
          </table:table-cell>
          <table:table-cell table:number-columns-repeated="16383"/>
        </table:table-row>
        <table:table-row table:style-name="ro1">
          <table:table-cell office:value-type="string" office:string-value="2223101:2223101:0.336:0.336" table:formula="of:=CONCATENATE([rcl_cross_stats.A284];&quot;:&quot;;[rcl_cross_stats.A284];&quot;:&quot;;[rcl_cross_stats.C284];&quot;:&quot;;[rcl_cross_stats.C284])" table:style-name="ce1">
            <text:p>2223101:2223101:0.336:0.336</text:p>
          </table:table-cell>
          <table:table-cell table:number-columns-repeated="16383"/>
        </table:table-row>
        <table:table-row table:style-name="ro1">
          <table:table-cell office:value-type="string" office:string-value="2223102:2223102:0.336:0.336" table:formula="of:=CONCATENATE([rcl_cross_stats.A285];&quot;:&quot;;[rcl_cross_stats.A285];&quot;:&quot;;[rcl_cross_stats.C285];&quot;:&quot;;[rcl_cross_stats.C285])" table:style-name="ce1">
            <text:p>2223102:2223102:0.336:0.336</text:p>
          </table:table-cell>
          <table:table-cell table:number-columns-repeated="16383"/>
        </table:table-row>
        <table:table-row table:style-name="ro1">
          <table:table-cell office:value-type="string" office:string-value="2223103:2223103:0.352:0.352" table:formula="of:=CONCATENATE([rcl_cross_stats.A286];&quot;:&quot;;[rcl_cross_stats.A286];&quot;:&quot;;[rcl_cross_stats.C286];&quot;:&quot;;[rcl_cross_stats.C286])" table:style-name="ce1">
            <text:p>2223103:2223103:0.352:0.352</text:p>
          </table:table-cell>
          <table:table-cell table:number-columns-repeated="16383"/>
        </table:table-row>
        <table:table-row table:style-name="ro1">
          <table:table-cell office:value-type="string" office:string-value="2223201:2223201:0.336:0.336" table:formula="of:=CONCATENATE([rcl_cross_stats.A287];&quot;:&quot;;[rcl_cross_stats.A287];&quot;:&quot;;[rcl_cross_stats.C287];&quot;:&quot;;[rcl_cross_stats.C287])" table:style-name="ce1">
            <text:p>2223201:2223201:0.336:0.336</text:p>
          </table:table-cell>
          <table:table-cell table:number-columns-repeated="16383"/>
        </table:table-row>
        <table:table-row table:style-name="ro1">
          <table:table-cell office:value-type="string" office:string-value="2223202:2223202:0.336:0.336" table:formula="of:=CONCATENATE([rcl_cross_stats.A288];&quot;:&quot;;[rcl_cross_stats.A288];&quot;:&quot;;[rcl_cross_stats.C288];&quot;:&quot;;[rcl_cross_stats.C288])" table:style-name="ce1">
            <text:p>2223202:2223202:0.336:0.336</text:p>
          </table:table-cell>
          <table:table-cell table:number-columns-repeated="16383"/>
        </table:table-row>
        <table:table-row table:style-name="ro1">
          <table:table-cell office:value-type="string" office:string-value="2223203:2223203:0.352:0.352" table:formula="of:=CONCATENATE([rcl_cross_stats.A289];&quot;:&quot;;[rcl_cross_stats.A289];&quot;:&quot;;[rcl_cross_stats.C289];&quot;:&quot;;[rcl_cross_stats.C289])" table:style-name="ce1">
            <text:p>2223203:2223203:0.352:0.352</text:p>
          </table:table-cell>
          <table:table-cell table:number-columns-repeated="16383"/>
        </table:table-row>
        <table:table-row table:style-name="ro1">
          <table:table-cell office:value-type="string" office:string-value="2231101:2231101:0.44:0.44" table:formula="of:=CONCATENATE([rcl_cross_stats.A290];&quot;:&quot;;[rcl_cross_stats.A290];&quot;:&quot;;[rcl_cross_stats.C290];&quot;:&quot;;[rcl_cross_stats.C290])" table:style-name="ce1">
            <text:p>2231101:2231101:0.44:0.44</text:p>
          </table:table-cell>
          <table:table-cell table:number-columns-repeated="16383"/>
        </table:table-row>
        <table:table-row table:style-name="ro1">
          <table:table-cell office:value-type="string" office:string-value="2231102:2231102:0.44:0.44" table:formula="of:=CONCATENATE([rcl_cross_stats.A291];&quot;:&quot;;[rcl_cross_stats.A291];&quot;:&quot;;[rcl_cross_stats.C291];&quot;:&quot;;[rcl_cross_stats.C291])" table:style-name="ce1">
            <text:p>2231102:2231102:0.44:0.44</text:p>
          </table:table-cell>
          <table:table-cell table:number-columns-repeated="16383"/>
        </table:table-row>
        <table:table-row table:style-name="ro1">
          <table:table-cell office:value-type="string" office:string-value="2231103:2231103:0.44:0.44" table:formula="of:=CONCATENATE([rcl_cross_stats.A292];&quot;:&quot;;[rcl_cross_stats.A292];&quot;:&quot;;[rcl_cross_stats.C292];&quot;:&quot;;[rcl_cross_stats.C292])" table:style-name="ce1">
            <text:p>2231103:2231103:0.44:0.44</text:p>
          </table:table-cell>
          <table:table-cell table:number-columns-repeated="16383"/>
        </table:table-row>
        <table:table-row table:style-name="ro1">
          <table:table-cell office:value-type="string" office:string-value="2231111:2231111:0.44:0.44" table:formula="of:=CONCATENATE([rcl_cross_stats.A293];&quot;:&quot;;[rcl_cross_stats.A293];&quot;:&quot;;[rcl_cross_stats.C293];&quot;:&quot;;[rcl_cross_stats.C293])" table:style-name="ce1">
            <text:p>2231111:2231111:0.44:0.44</text:p>
          </table:table-cell>
          <table:table-cell table:number-columns-repeated="16383"/>
        </table:table-row>
        <table:table-row table:style-name="ro1">
          <table:table-cell office:value-type="string" office:string-value="2231112:2231112:0.44:0.44" table:formula="of:=CONCATENATE([rcl_cross_stats.A294];&quot;:&quot;;[rcl_cross_stats.A294];&quot;:&quot;;[rcl_cross_stats.C294];&quot;:&quot;;[rcl_cross_stats.C294])" table:style-name="ce1">
            <text:p>2231112:2231112:0.44:0.44</text:p>
          </table:table-cell>
          <table:table-cell table:number-columns-repeated="16383"/>
        </table:table-row>
        <table:table-row table:style-name="ro1">
          <table:table-cell office:value-type="string" office:string-value="2231113:2231113:0.44:0.44" table:formula="of:=CONCATENATE([rcl_cross_stats.A295];&quot;:&quot;;[rcl_cross_stats.A295];&quot;:&quot;;[rcl_cross_stats.C295];&quot;:&quot;;[rcl_cross_stats.C295])" table:style-name="ce1">
            <text:p>2231113:2231113:0.44:0.44</text:p>
          </table:table-cell>
          <table:table-cell table:number-columns-repeated="16383"/>
        </table:table-row>
        <table:table-row table:style-name="ro1">
          <table:table-cell office:value-type="string" office:string-value="2231201:2231201:0.44:0.44" table:formula="of:=CONCATENATE([rcl_cross_stats.A296];&quot;:&quot;;[rcl_cross_stats.A296];&quot;:&quot;;[rcl_cross_stats.C296];&quot;:&quot;;[rcl_cross_stats.C296])" table:style-name="ce1">
            <text:p>2231201:2231201:0.44:0.44</text:p>
          </table:table-cell>
          <table:table-cell table:number-columns-repeated="16383"/>
        </table:table-row>
        <table:table-row table:style-name="ro1">
          <table:table-cell office:value-type="string" office:string-value="2231202:2231202:0.44:0.44" table:formula="of:=CONCATENATE([rcl_cross_stats.A297];&quot;:&quot;;[rcl_cross_stats.A297];&quot;:&quot;;[rcl_cross_stats.C297];&quot;:&quot;;[rcl_cross_stats.C297])" table:style-name="ce1">
            <text:p>2231202:2231202:0.44:0.44</text:p>
          </table:table-cell>
          <table:table-cell table:number-columns-repeated="16383"/>
        </table:table-row>
        <table:table-row table:style-name="ro1">
          <table:table-cell office:value-type="string" office:string-value="2231203:2231203:0.44:0.44" table:formula="of:=CONCATENATE([rcl_cross_stats.A298];&quot;:&quot;;[rcl_cross_stats.A298];&quot;:&quot;;[rcl_cross_stats.C298];&quot;:&quot;;[rcl_cross_stats.C298])" table:style-name="ce1">
            <text:p>2231203:2231203:0.44:0.44</text:p>
          </table:table-cell>
          <table:table-cell table:number-columns-repeated="16383"/>
        </table:table-row>
        <table:table-row table:style-name="ro1">
          <table:table-cell office:value-type="string" office:string-value="2231211:2231211:0.44:0.44" table:formula="of:=CONCATENATE([rcl_cross_stats.A299];&quot;:&quot;;[rcl_cross_stats.A299];&quot;:&quot;;[rcl_cross_stats.C299];&quot;:&quot;;[rcl_cross_stats.C299])" table:style-name="ce1">
            <text:p>2231211:2231211:0.44:0.44</text:p>
          </table:table-cell>
          <table:table-cell table:number-columns-repeated="16383"/>
        </table:table-row>
        <table:table-row table:style-name="ro1">
          <table:table-cell office:value-type="string" office:string-value="2232101:2232101:0.44:0.44" table:formula="of:=CONCATENATE([rcl_cross_stats.A300];&quot;:&quot;;[rcl_cross_stats.A300];&quot;:&quot;;[rcl_cross_stats.C300];&quot;:&quot;;[rcl_cross_stats.C300])" table:style-name="ce1">
            <text:p>2232101:2232101:0.44:0.44</text:p>
          </table:table-cell>
          <table:table-cell table:number-columns-repeated="16383"/>
        </table:table-row>
        <table:table-row table:style-name="ro1">
          <table:table-cell office:value-type="string" office:string-value="2232102:2232102:0.44:0.44" table:formula="of:=CONCATENATE([rcl_cross_stats.A301];&quot;:&quot;;[rcl_cross_stats.A301];&quot;:&quot;;[rcl_cross_stats.C301];&quot;:&quot;;[rcl_cross_stats.C301])" table:style-name="ce1">
            <text:p>2232102:2232102:0.44:0.44</text:p>
          </table:table-cell>
          <table:table-cell table:number-columns-repeated="16383"/>
        </table:table-row>
        <table:table-row table:style-name="ro1">
          <table:table-cell office:value-type="string" office:string-value="2232103:2232103:0.44:0.44" table:formula="of:=CONCATENATE([rcl_cross_stats.A302];&quot;:&quot;;[rcl_cross_stats.A302];&quot;:&quot;;[rcl_cross_stats.C302];&quot;:&quot;;[rcl_cross_stats.C302])" table:style-name="ce1">
            <text:p>2232103:2232103:0.44:0.44</text:p>
          </table:table-cell>
          <table:table-cell table:number-columns-repeated="16383"/>
        </table:table-row>
        <table:table-row table:style-name="ro1">
          <table:table-cell office:value-type="string" office:string-value="2232111:2232111:0.44:0.44" table:formula="of:=CONCATENATE([rcl_cross_stats.A303];&quot;:&quot;;[rcl_cross_stats.A303];&quot;:&quot;;[rcl_cross_stats.C303];&quot;:&quot;;[rcl_cross_stats.C303])" table:style-name="ce1">
            <text:p>2232111:2232111:0.44:0.44</text:p>
          </table:table-cell>
          <table:table-cell table:number-columns-repeated="16383"/>
        </table:table-row>
        <table:table-row table:style-name="ro1">
          <table:table-cell office:value-type="string" office:string-value="2232112:2232112:0.44:0.44" table:formula="of:=CONCATENATE([rcl_cross_stats.A304];&quot;:&quot;;[rcl_cross_stats.A304];&quot;:&quot;;[rcl_cross_stats.C304];&quot;:&quot;;[rcl_cross_stats.C304])" table:style-name="ce1">
            <text:p>2232112:2232112:0.44:0.44</text:p>
          </table:table-cell>
          <table:table-cell table:number-columns-repeated="16383"/>
        </table:table-row>
        <table:table-row table:style-name="ro1">
          <table:table-cell office:value-type="string" office:string-value="2232201:2232201:0.44:0.44" table:formula="of:=CONCATENATE([rcl_cross_stats.A305];&quot;:&quot;;[rcl_cross_stats.A305];&quot;:&quot;;[rcl_cross_stats.C305];&quot;:&quot;;[rcl_cross_stats.C305])" table:style-name="ce1">
            <text:p>2232201:2232201:0.44:0.44</text:p>
          </table:table-cell>
          <table:table-cell table:number-columns-repeated="16383"/>
        </table:table-row>
        <table:table-row table:style-name="ro1">
          <table:table-cell office:value-type="string" office:string-value="2232202:2232202:0.44:0.44" table:formula="of:=CONCATENATE([rcl_cross_stats.A306];&quot;:&quot;;[rcl_cross_stats.A306];&quot;:&quot;;[rcl_cross_stats.C306];&quot;:&quot;;[rcl_cross_stats.C306])" table:style-name="ce1">
            <text:p>2232202:2232202:0.44:0.44</text:p>
          </table:table-cell>
          <table:table-cell table:number-columns-repeated="16383"/>
        </table:table-row>
        <table:table-row table:style-name="ro1">
          <table:table-cell office:value-type="string" office:string-value="2232203:2232203:0.44:0.44" table:formula="of:=CONCATENATE([rcl_cross_stats.A307];&quot;:&quot;;[rcl_cross_stats.A307];&quot;:&quot;;[rcl_cross_stats.C307];&quot;:&quot;;[rcl_cross_stats.C307])" table:style-name="ce1">
            <text:p>2232203:2232203:0.44:0.44</text:p>
          </table:table-cell>
          <table:table-cell table:number-columns-repeated="16383"/>
        </table:table-row>
        <table:table-row table:style-name="ro1">
          <table:table-cell office:value-type="string" office:string-value="2233101:2233101:0.44:0.44" table:formula="of:=CONCATENATE([rcl_cross_stats.A308];&quot;:&quot;;[rcl_cross_stats.A308];&quot;:&quot;;[rcl_cross_stats.C308];&quot;:&quot;;[rcl_cross_stats.C308])" table:style-name="ce1">
            <text:p>2233101:2233101:0.44:0.44</text:p>
          </table:table-cell>
          <table:table-cell table:number-columns-repeated="16383"/>
        </table:table-row>
        <table:table-row table:style-name="ro1">
          <table:table-cell office:value-type="string" office:string-value="2233102:2233102:0.44:0.44" table:formula="of:=CONCATENATE([rcl_cross_stats.A309];&quot;:&quot;;[rcl_cross_stats.A309];&quot;:&quot;;[rcl_cross_stats.C309];&quot;:&quot;;[rcl_cross_stats.C309])" table:style-name="ce1">
            <text:p>2233102:2233102:0.44:0.44</text:p>
          </table:table-cell>
          <table:table-cell table:number-columns-repeated="16383"/>
        </table:table-row>
        <table:table-row table:style-name="ro1">
          <table:table-cell office:value-type="string" office:string-value="2233103:2233103:0.44:0.44" table:formula="of:=CONCATENATE([rcl_cross_stats.A310];&quot;:&quot;;[rcl_cross_stats.A310];&quot;:&quot;;[rcl_cross_stats.C310];&quot;:&quot;;[rcl_cross_stats.C310])" table:style-name="ce1">
            <text:p>2233103:2233103:0.44:0.44</text:p>
          </table:table-cell>
          <table:table-cell table:number-columns-repeated="16383"/>
        </table:table-row>
        <table:table-row table:style-name="ro1">
          <table:table-cell office:value-type="string" office:string-value="2233111:2233111:0.44:0.44" table:formula="of:=CONCATENATE([rcl_cross_stats.A311];&quot;:&quot;;[rcl_cross_stats.A311];&quot;:&quot;;[rcl_cross_stats.C311];&quot;:&quot;;[rcl_cross_stats.C311])" table:style-name="ce1">
            <text:p>2233111:2233111:0.44:0.44</text:p>
          </table:table-cell>
          <table:table-cell table:number-columns-repeated="16383"/>
        </table:table-row>
        <table:table-row table:style-name="ro1">
          <table:table-cell office:value-type="string" office:string-value="2233201:2233201:0.44:0.44" table:formula="of:=CONCATENATE([rcl_cross_stats.A312];&quot;:&quot;;[rcl_cross_stats.A312];&quot;:&quot;;[rcl_cross_stats.C312];&quot;:&quot;;[rcl_cross_stats.C312])" table:style-name="ce1">
            <text:p>2233201:2233201:0.44:0.44</text:p>
          </table:table-cell>
          <table:table-cell table:number-columns-repeated="16383"/>
        </table:table-row>
        <table:table-row table:style-name="ro1">
          <table:table-cell office:value-type="string" office:string-value="2233202:2233202:0.44:0.44" table:formula="of:=CONCATENATE([rcl_cross_stats.A313];&quot;:&quot;;[rcl_cross_stats.A313];&quot;:&quot;;[rcl_cross_stats.C313];&quot;:&quot;;[rcl_cross_stats.C313])" table:style-name="ce1">
            <text:p>2233202:2233202:0.44:0.44</text:p>
          </table:table-cell>
          <table:table-cell table:number-columns-repeated="16383"/>
        </table:table-row>
        <table:table-row table:style-name="ro1">
          <table:table-cell office:value-type="string" office:string-value="2233203:2233203:0.44:0.44" table:formula="of:=CONCATENATE([rcl_cross_stats.A314];&quot;:&quot;;[rcl_cross_stats.A314];&quot;:&quot;;[rcl_cross_stats.C314];&quot;:&quot;;[rcl_cross_stats.C314])" table:style-name="ce1">
            <text:p>2233203:2233203:0.44:0.44</text:p>
          </table:table-cell>
          <table:table-cell table:number-columns-repeated="16383"/>
        </table:table-row>
        <table:table-row table:style-name="ro1">
          <table:table-cell office:value-type="string" office:string-value="2241101:2241101:0.388:0.388" table:formula="of:=CONCATENATE([rcl_cross_stats.A315];&quot;:&quot;;[rcl_cross_stats.A315];&quot;:&quot;;[rcl_cross_stats.C315];&quot;:&quot;;[rcl_cross_stats.C315])" table:style-name="ce1">
            <text:p>2241101:2241101:0.388:0.388</text:p>
          </table:table-cell>
          <table:table-cell table:number-columns-repeated="16383"/>
        </table:table-row>
        <table:table-row table:style-name="ro1">
          <table:table-cell office:value-type="string" office:string-value="2241102:2241102:0.388:0.388" table:formula="of:=CONCATENATE([rcl_cross_stats.A316];&quot;:&quot;;[rcl_cross_stats.A316];&quot;:&quot;;[rcl_cross_stats.C316];&quot;:&quot;;[rcl_cross_stats.C316])" table:style-name="ce1">
            <text:p>2241102:2241102:0.388:0.388</text:p>
          </table:table-cell>
          <table:table-cell table:number-columns-repeated="16383"/>
        </table:table-row>
        <table:table-row table:style-name="ro1">
          <table:table-cell office:value-type="string" office:string-value="2241103:2241103:0.396:0.396" table:formula="of:=CONCATENATE([rcl_cross_stats.A317];&quot;:&quot;;[rcl_cross_stats.A317];&quot;:&quot;;[rcl_cross_stats.C317];&quot;:&quot;;[rcl_cross_stats.C317])" table:style-name="ce1">
            <text:p>2241103:2241103:0.396:0.396</text:p>
          </table:table-cell>
          <table:table-cell table:number-columns-repeated="16383"/>
        </table:table-row>
        <table:table-row table:style-name="ro1">
          <table:table-cell office:value-type="string" office:string-value="2241111:2241111:0.388:0.388" table:formula="of:=CONCATENATE([rcl_cross_stats.A318];&quot;:&quot;;[rcl_cross_stats.A318];&quot;:&quot;;[rcl_cross_stats.C318];&quot;:&quot;;[rcl_cross_stats.C318])" table:style-name="ce1">
            <text:p>2241111:2241111:0.388:0.388</text:p>
          </table:table-cell>
          <table:table-cell table:number-columns-repeated="16383"/>
        </table:table-row>
        <table:table-row table:style-name="ro1">
          <table:table-cell office:value-type="string" office:string-value="2241112:2241112:0.388:0.388" table:formula="of:=CONCATENATE([rcl_cross_stats.A319];&quot;:&quot;;[rcl_cross_stats.A319];&quot;:&quot;;[rcl_cross_stats.C319];&quot;:&quot;;[rcl_cross_stats.C319])" table:style-name="ce1">
            <text:p>2241112:2241112:0.388:0.388</text:p>
          </table:table-cell>
          <table:table-cell table:number-columns-repeated="16383"/>
        </table:table-row>
        <table:table-row table:style-name="ro1">
          <table:table-cell office:value-type="string" office:string-value="2241113:2241113:0.396:0.396" table:formula="of:=CONCATENATE([rcl_cross_stats.A320];&quot;:&quot;;[rcl_cross_stats.A320];&quot;:&quot;;[rcl_cross_stats.C320];&quot;:&quot;;[rcl_cross_stats.C320])" table:style-name="ce1">
            <text:p>2241113:2241113:0.396:0.396</text:p>
          </table:table-cell>
          <table:table-cell table:number-columns-repeated="16383"/>
        </table:table-row>
        <table:table-row table:style-name="ro1">
          <table:table-cell office:value-type="string" office:string-value="2241201:2241201:0.388:0.388" table:formula="of:=CONCATENATE([rcl_cross_stats.A321];&quot;:&quot;;[rcl_cross_stats.A321];&quot;:&quot;;[rcl_cross_stats.C321];&quot;:&quot;;[rcl_cross_stats.C321])" table:style-name="ce1">
            <text:p>2241201:2241201:0.388:0.388</text:p>
          </table:table-cell>
          <table:table-cell table:number-columns-repeated="16383"/>
        </table:table-row>
        <table:table-row table:style-name="ro1">
          <table:table-cell office:value-type="string" office:string-value="2241202:2241202:0.388:0.388" table:formula="of:=CONCATENATE([rcl_cross_stats.A322];&quot;:&quot;;[rcl_cross_stats.A322];&quot;:&quot;;[rcl_cross_stats.C322];&quot;:&quot;;[rcl_cross_stats.C322])" table:style-name="ce1">
            <text:p>2241202:2241202:0.388:0.388</text:p>
          </table:table-cell>
          <table:table-cell table:number-columns-repeated="16383"/>
        </table:table-row>
        <table:table-row table:style-name="ro1">
          <table:table-cell office:value-type="string" office:string-value="2241203:2241203:0.396:0.396" table:formula="of:=CONCATENATE([rcl_cross_stats.A323];&quot;:&quot;;[rcl_cross_stats.A323];&quot;:&quot;;[rcl_cross_stats.C323];&quot;:&quot;;[rcl_cross_stats.C323])" table:style-name="ce1">
            <text:p>2241203:2241203:0.396:0.396</text:p>
          </table:table-cell>
          <table:table-cell table:number-columns-repeated="16383"/>
        </table:table-row>
        <table:table-row table:style-name="ro1">
          <table:table-cell office:value-type="string" office:string-value="2241211:2241211:0.388:0.388" table:formula="of:=CONCATENATE([rcl_cross_stats.A324];&quot;:&quot;;[rcl_cross_stats.A324];&quot;:&quot;;[rcl_cross_stats.C324];&quot;:&quot;;[rcl_cross_stats.C324])" table:style-name="ce1">
            <text:p>2241211:2241211:0.388:0.388</text:p>
          </table:table-cell>
          <table:table-cell table:number-columns-repeated="16383"/>
        </table:table-row>
        <table:table-row table:style-name="ro1">
          <table:table-cell office:value-type="string" office:string-value="2241212:2241212:0.388:0.388" table:formula="of:=CONCATENATE([rcl_cross_stats.A325];&quot;:&quot;;[rcl_cross_stats.A325];&quot;:&quot;;[rcl_cross_stats.C325];&quot;:&quot;;[rcl_cross_stats.C325])" table:style-name="ce1">
            <text:p>2241212:2241212:0.388:0.388</text:p>
          </table:table-cell>
          <table:table-cell table:number-columns-repeated="16383"/>
        </table:table-row>
        <table:table-row table:style-name="ro1">
          <table:table-cell office:value-type="string" office:string-value="2241213:2241213:0.396:0.396" table:formula="of:=CONCATENATE([rcl_cross_stats.A326];&quot;:&quot;;[rcl_cross_stats.A326];&quot;:&quot;;[rcl_cross_stats.C326];&quot;:&quot;;[rcl_cross_stats.C326])" table:style-name="ce1">
            <text:p>2241213:2241213:0.396:0.396</text:p>
          </table:table-cell>
          <table:table-cell table:number-columns-repeated="16383"/>
        </table:table-row>
        <table:table-row table:style-name="ro1">
          <table:table-cell office:value-type="string" office:string-value="2242101:2242101:0.388:0.388" table:formula="of:=CONCATENATE([rcl_cross_stats.A327];&quot;:&quot;;[rcl_cross_stats.A327];&quot;:&quot;;[rcl_cross_stats.C327];&quot;:&quot;;[rcl_cross_stats.C327])" table:style-name="ce1">
            <text:p>2242101:2242101:0.388:0.388</text:p>
          </table:table-cell>
          <table:table-cell table:number-columns-repeated="16383"/>
        </table:table-row>
        <table:table-row table:style-name="ro1">
          <table:table-cell office:value-type="string" office:string-value="2242102:2242102:0.388:0.388" table:formula="of:=CONCATENATE([rcl_cross_stats.A328];&quot;:&quot;;[rcl_cross_stats.A328];&quot;:&quot;;[rcl_cross_stats.C328];&quot;:&quot;;[rcl_cross_stats.C328])" table:style-name="ce1">
            <text:p>2242102:2242102:0.388:0.388</text:p>
          </table:table-cell>
          <table:table-cell table:number-columns-repeated="16383"/>
        </table:table-row>
        <table:table-row table:style-name="ro1">
          <table:table-cell office:value-type="string" office:string-value="2242103:2242103:0.396:0.396" table:formula="of:=CONCATENATE([rcl_cross_stats.A329];&quot;:&quot;;[rcl_cross_stats.A329];&quot;:&quot;;[rcl_cross_stats.C329];&quot;:&quot;;[rcl_cross_stats.C329])" table:style-name="ce1">
            <text:p>2242103:2242103:0.396:0.396</text:p>
          </table:table-cell>
          <table:table-cell table:number-columns-repeated="16383"/>
        </table:table-row>
        <table:table-row table:style-name="ro1">
          <table:table-cell office:value-type="string" office:string-value="2242111:2242111:0.388:0.388" table:formula="of:=CONCATENATE([rcl_cross_stats.A330];&quot;:&quot;;[rcl_cross_stats.A330];&quot;:&quot;;[rcl_cross_stats.C330];&quot;:&quot;;[rcl_cross_stats.C330])" table:style-name="ce1">
            <text:p>2242111:2242111:0.388:0.388</text:p>
          </table:table-cell>
          <table:table-cell table:number-columns-repeated="16383"/>
        </table:table-row>
        <table:table-row table:style-name="ro1">
          <table:table-cell office:value-type="string" office:string-value="2242112:2242112:0.388:0.388" table:formula="of:=CONCATENATE([rcl_cross_stats.A331];&quot;:&quot;;[rcl_cross_stats.A331];&quot;:&quot;;[rcl_cross_stats.C331];&quot;:&quot;;[rcl_cross_stats.C331])" table:style-name="ce1">
            <text:p>2242112:2242112:0.388:0.388</text:p>
          </table:table-cell>
          <table:table-cell table:number-columns-repeated="16383"/>
        </table:table-row>
        <table:table-row table:style-name="ro1">
          <table:table-cell office:value-type="string" office:string-value="2242113:2242113:0.396:0.396" table:formula="of:=CONCATENATE([rcl_cross_stats.A332];&quot;:&quot;;[rcl_cross_stats.A332];&quot;:&quot;;[rcl_cross_stats.C332];&quot;:&quot;;[rcl_cross_stats.C332])" table:style-name="ce1">
            <text:p>2242113:2242113:0.396:0.396</text:p>
          </table:table-cell>
          <table:table-cell table:number-columns-repeated="16383"/>
        </table:table-row>
        <table:table-row table:style-name="ro1">
          <table:table-cell office:value-type="string" office:string-value="2242201:2242201:0.388:0.388" table:formula="of:=CONCATENATE([rcl_cross_stats.A333];&quot;:&quot;;[rcl_cross_stats.A333];&quot;:&quot;;[rcl_cross_stats.C333];&quot;:&quot;;[rcl_cross_stats.C333])" table:style-name="ce1">
            <text:p>2242201:2242201:0.388:0.388</text:p>
          </table:table-cell>
          <table:table-cell table:number-columns-repeated="16383"/>
        </table:table-row>
        <table:table-row table:style-name="ro1">
          <table:table-cell office:value-type="string" office:string-value="2242202:2242202:0.388:0.388" table:formula="of:=CONCATENATE([rcl_cross_stats.A334];&quot;:&quot;;[rcl_cross_stats.A334];&quot;:&quot;;[rcl_cross_stats.C334];&quot;:&quot;;[rcl_cross_stats.C334])" table:style-name="ce1">
            <text:p>2242202:2242202:0.388:0.388</text:p>
          </table:table-cell>
          <table:table-cell table:number-columns-repeated="16383"/>
        </table:table-row>
        <table:table-row table:style-name="ro1">
          <table:table-cell office:value-type="string" office:string-value="2242203:2242203:0.396:0.396" table:formula="of:=CONCATENATE([rcl_cross_stats.A335];&quot;:&quot;;[rcl_cross_stats.A335];&quot;:&quot;;[rcl_cross_stats.C335];&quot;:&quot;;[rcl_cross_stats.C335])" table:style-name="ce1">
            <text:p>2242203:2242203:0.396:0.396</text:p>
          </table:table-cell>
          <table:table-cell table:number-columns-repeated="16383"/>
        </table:table-row>
        <table:table-row table:style-name="ro1">
          <table:table-cell office:value-type="string" office:string-value="2242211:2242211:0.388:0.388" table:formula="of:=CONCATENATE([rcl_cross_stats.A336];&quot;:&quot;;[rcl_cross_stats.A336];&quot;:&quot;;[rcl_cross_stats.C336];&quot;:&quot;;[rcl_cross_stats.C336])" table:style-name="ce1">
            <text:p>2242211:2242211:0.388:0.388</text:p>
          </table:table-cell>
          <table:table-cell table:number-columns-repeated="16383"/>
        </table:table-row>
        <table:table-row table:style-name="ro1">
          <table:table-cell office:value-type="string" office:string-value="2242212:2242212:0.388:0.388" table:formula="of:=CONCATENATE([rcl_cross_stats.A337];&quot;:&quot;;[rcl_cross_stats.A337];&quot;:&quot;;[rcl_cross_stats.C337];&quot;:&quot;;[rcl_cross_stats.C337])" table:style-name="ce1">
            <text:p>2242212:2242212:0.388:0.388</text:p>
          </table:table-cell>
          <table:table-cell table:number-columns-repeated="16383"/>
        </table:table-row>
        <table:table-row table:style-name="ro1">
          <table:table-cell office:value-type="string" office:string-value="2242213:2242213:0.396:0.396" table:formula="of:=CONCATENATE([rcl_cross_stats.A338];&quot;:&quot;;[rcl_cross_stats.A338];&quot;:&quot;;[rcl_cross_stats.C338];&quot;:&quot;;[rcl_cross_stats.C338])" table:style-name="ce1">
            <text:p>2242213:2242213:0.396:0.396</text:p>
          </table:table-cell>
          <table:table-cell table:number-columns-repeated="16383"/>
        </table:table-row>
        <table:table-row table:style-name="ro1">
          <table:table-cell office:value-type="string" office:string-value="2243101:2243101:0.388:0.388" table:formula="of:=CONCATENATE([rcl_cross_stats.A339];&quot;:&quot;;[rcl_cross_stats.A339];&quot;:&quot;;[rcl_cross_stats.C339];&quot;:&quot;;[rcl_cross_stats.C339])" table:style-name="ce1">
            <text:p>2243101:2243101:0.388:0.388</text:p>
          </table:table-cell>
          <table:table-cell table:number-columns-repeated="16383"/>
        </table:table-row>
        <table:table-row table:style-name="ro1">
          <table:table-cell office:value-type="string" office:string-value="2243102:2243102:0.388:0.388" table:formula="of:=CONCATENATE([rcl_cross_stats.A340];&quot;:&quot;;[rcl_cross_stats.A340];&quot;:&quot;;[rcl_cross_stats.C340];&quot;:&quot;;[rcl_cross_stats.C340])" table:style-name="ce1">
            <text:p>2243102:2243102:0.388:0.388</text:p>
          </table:table-cell>
          <table:table-cell table:number-columns-repeated="16383"/>
        </table:table-row>
        <table:table-row table:style-name="ro1">
          <table:table-cell office:value-type="string" office:string-value="2243103:2243103:0.396:0.396" table:formula="of:=CONCATENATE([rcl_cross_stats.A341];&quot;:&quot;;[rcl_cross_stats.A341];&quot;:&quot;;[rcl_cross_stats.C341];&quot;:&quot;;[rcl_cross_stats.C341])" table:style-name="ce1">
            <text:p>2243103:2243103:0.396:0.396</text:p>
          </table:table-cell>
          <table:table-cell table:number-columns-repeated="16383"/>
        </table:table-row>
        <table:table-row table:style-name="ro1">
          <table:table-cell office:value-type="string" office:string-value="2243111:2243111:0.388:0.388" table:formula="of:=CONCATENATE([rcl_cross_stats.A342];&quot;:&quot;;[rcl_cross_stats.A342];&quot;:&quot;;[rcl_cross_stats.C342];&quot;:&quot;;[rcl_cross_stats.C342])" table:style-name="ce1">
            <text:p>2243111:2243111:0.388:0.388</text:p>
          </table:table-cell>
          <table:table-cell table:number-columns-repeated="16383"/>
        </table:table-row>
        <table:table-row table:style-name="ro1">
          <table:table-cell office:value-type="string" office:string-value="2243112:2243112:0.388:0.388" table:formula="of:=CONCATENATE([rcl_cross_stats.A343];&quot;:&quot;;[rcl_cross_stats.A343];&quot;:&quot;;[rcl_cross_stats.C343];&quot;:&quot;;[rcl_cross_stats.C343])" table:style-name="ce1">
            <text:p>2243112:2243112:0.388:0.388</text:p>
          </table:table-cell>
          <table:table-cell table:number-columns-repeated="16383"/>
        </table:table-row>
        <table:table-row table:style-name="ro1">
          <table:table-cell office:value-type="string" office:string-value="2243113:2243113:0.396:0.396" table:formula="of:=CONCATENATE([rcl_cross_stats.A344];&quot;:&quot;;[rcl_cross_stats.A344];&quot;:&quot;;[rcl_cross_stats.C344];&quot;:&quot;;[rcl_cross_stats.C344])" table:style-name="ce1">
            <text:p>2243113:2243113:0.396:0.396</text:p>
          </table:table-cell>
          <table:table-cell table:number-columns-repeated="16383"/>
        </table:table-row>
        <table:table-row table:style-name="ro1">
          <table:table-cell office:value-type="string" office:string-value="2243201:2243201:0.388:0.388" table:formula="of:=CONCATENATE([rcl_cross_stats.A345];&quot;:&quot;;[rcl_cross_stats.A345];&quot;:&quot;;[rcl_cross_stats.C345];&quot;:&quot;;[rcl_cross_stats.C345])" table:style-name="ce1">
            <text:p>2243201:2243201:0.388:0.388</text:p>
          </table:table-cell>
          <table:table-cell table:number-columns-repeated="16383"/>
        </table:table-row>
        <table:table-row table:style-name="ro1">
          <table:table-cell office:value-type="string" office:string-value="2243202:2243202:0.388:0.388" table:formula="of:=CONCATENATE([rcl_cross_stats.A346];&quot;:&quot;;[rcl_cross_stats.A346];&quot;:&quot;;[rcl_cross_stats.C346];&quot;:&quot;;[rcl_cross_stats.C346])" table:style-name="ce1">
            <text:p>2243202:2243202:0.388:0.388</text:p>
          </table:table-cell>
          <table:table-cell table:number-columns-repeated="16383"/>
        </table:table-row>
        <table:table-row table:style-name="ro1">
          <table:table-cell office:value-type="string" office:string-value="2243203:2243203:0.396:0.396" table:formula="of:=CONCATENATE([rcl_cross_stats.A347];&quot;:&quot;;[rcl_cross_stats.A347];&quot;:&quot;;[rcl_cross_stats.C347];&quot;:&quot;;[rcl_cross_stats.C347])" table:style-name="ce1">
            <text:p>2243203:2243203:0.396:0.396</text:p>
          </table:table-cell>
          <table:table-cell table:number-columns-repeated="16383"/>
        </table:table-row>
        <table:table-row table:style-name="ro1">
          <table:table-cell office:value-type="string" office:string-value="2243211:2243211:0.388:0.388" table:formula="of:=CONCATENATE([rcl_cross_stats.A348];&quot;:&quot;;[rcl_cross_stats.A348];&quot;:&quot;;[rcl_cross_stats.C348];&quot;:&quot;;[rcl_cross_stats.C348])" table:style-name="ce1">
            <text:p>2243211:2243211:0.388:0.388</text:p>
          </table:table-cell>
          <table:table-cell table:number-columns-repeated="16383"/>
        </table:table-row>
        <table:table-row table:style-name="ro1">
          <table:table-cell office:value-type="string" office:string-value="2243212:2243212:0.388:0.388" table:formula="of:=CONCATENATE([rcl_cross_stats.A349];&quot;:&quot;;[rcl_cross_stats.A349];&quot;:&quot;;[rcl_cross_stats.C349];&quot;:&quot;;[rcl_cross_stats.C349])" table:style-name="ce1">
            <text:p>2243212:2243212:0.388:0.388</text:p>
          </table:table-cell>
          <table:table-cell table:number-columns-repeated="16383"/>
        </table:table-row>
        <table:table-row table:style-name="ro1">
          <table:table-cell office:value-type="string" office:string-value="2243213:2243213:0.396:0.396" table:formula="of:=CONCATENATE([rcl_cross_stats.A350];&quot;:&quot;;[rcl_cross_stats.A350];&quot;:&quot;;[rcl_cross_stats.C350];&quot;:&quot;;[rcl_cross_stats.C350])" table:style-name="ce1">
            <text:p>2243213:2243213:0.396:0.396</text:p>
          </table:table-cell>
          <table:table-cell table:number-columns-repeated="16383"/>
        </table:table-row>
        <table:table-row table:style-name="ro1">
          <table:table-cell office:value-type="string" office:string-value="2251101:2251101:0.388:0.388" table:formula="of:=CONCATENATE([rcl_cross_stats.A351];&quot;:&quot;;[rcl_cross_stats.A351];&quot;:&quot;;[rcl_cross_stats.C351];&quot;:&quot;;[rcl_cross_stats.C351])" table:style-name="ce1">
            <text:p>2251101:2251101:0.388:0.388</text:p>
          </table:table-cell>
          <table:table-cell table:number-columns-repeated="16383"/>
        </table:table-row>
        <table:table-row table:style-name="ro1">
          <table:table-cell office:value-type="string" office:string-value="2251102:2251102:0.388:0.388" table:formula="of:=CONCATENATE([rcl_cross_stats.A352];&quot;:&quot;;[rcl_cross_stats.A352];&quot;:&quot;;[rcl_cross_stats.C352];&quot;:&quot;;[rcl_cross_stats.C352])" table:style-name="ce1">
            <text:p>2251102:2251102:0.388:0.388</text:p>
          </table:table-cell>
          <table:table-cell table:number-columns-repeated="16383"/>
        </table:table-row>
        <table:table-row table:style-name="ro1">
          <table:table-cell office:value-type="string" office:string-value="2251103:2251103:0.396:0.396" table:formula="of:=CONCATENATE([rcl_cross_stats.A353];&quot;:&quot;;[rcl_cross_stats.A353];&quot;:&quot;;[rcl_cross_stats.C353];&quot;:&quot;;[rcl_cross_stats.C353])" table:style-name="ce1">
            <text:p>2251103:2251103:0.396:0.396</text:p>
          </table:table-cell>
          <table:table-cell table:number-columns-repeated="16383"/>
        </table:table-row>
        <table:table-row table:style-name="ro1">
          <table:table-cell office:value-type="string" office:string-value="2251201:2251201:0.388:0.388" table:formula="of:=CONCATENATE([rcl_cross_stats.A354];&quot;:&quot;;[rcl_cross_stats.A354];&quot;:&quot;;[rcl_cross_stats.C354];&quot;:&quot;;[rcl_cross_stats.C354])" table:style-name="ce1">
            <text:p>2251201:2251201:0.388:0.388</text:p>
          </table:table-cell>
          <table:table-cell table:number-columns-repeated="16383"/>
        </table:table-row>
        <table:table-row table:style-name="ro1">
          <table:table-cell office:value-type="string" office:string-value="2251202:2251202:0.388:0.388" table:formula="of:=CONCATENATE([rcl_cross_stats.A355];&quot;:&quot;;[rcl_cross_stats.A355];&quot;:&quot;;[rcl_cross_stats.C355];&quot;:&quot;;[rcl_cross_stats.C355])" table:style-name="ce1">
            <text:p>2251202:2251202:0.388:0.388</text:p>
          </table:table-cell>
          <table:table-cell table:number-columns-repeated="16383"/>
        </table:table-row>
        <table:table-row table:style-name="ro1">
          <table:table-cell office:value-type="string" office:string-value="2251203:2251203:0.396:0.396" table:formula="of:=CONCATENATE([rcl_cross_stats.A356];&quot;:&quot;;[rcl_cross_stats.A356];&quot;:&quot;;[rcl_cross_stats.C356];&quot;:&quot;;[rcl_cross_stats.C356])" table:style-name="ce1">
            <text:p>2251203:2251203:0.396:0.396</text:p>
          </table:table-cell>
          <table:table-cell table:number-columns-repeated="16383"/>
        </table:table-row>
        <table:table-row table:style-name="ro1">
          <table:table-cell office:value-type="string" office:string-value="2252101:2252101:0.388:0.388" table:formula="of:=CONCATENATE([rcl_cross_stats.A357];&quot;:&quot;;[rcl_cross_stats.A357];&quot;:&quot;;[rcl_cross_stats.C357];&quot;:&quot;;[rcl_cross_stats.C357])" table:style-name="ce1">
            <text:p>2252101:2252101:0.388:0.388</text:p>
          </table:table-cell>
          <table:table-cell table:number-columns-repeated="16383"/>
        </table:table-row>
        <table:table-row table:style-name="ro1">
          <table:table-cell office:value-type="string" office:string-value="2252102:2252102:0.388:0.388" table:formula="of:=CONCATENATE([rcl_cross_stats.A358];&quot;:&quot;;[rcl_cross_stats.A358];&quot;:&quot;;[rcl_cross_stats.C358];&quot;:&quot;;[rcl_cross_stats.C358])" table:style-name="ce1">
            <text:p>2252102:2252102:0.388:0.388</text:p>
          </table:table-cell>
          <table:table-cell table:number-columns-repeated="16383"/>
        </table:table-row>
        <table:table-row table:style-name="ro1">
          <table:table-cell office:value-type="string" office:string-value="2252103:2252103:0.396:0.396" table:formula="of:=CONCATENATE([rcl_cross_stats.A359];&quot;:&quot;;[rcl_cross_stats.A359];&quot;:&quot;;[rcl_cross_stats.C359];&quot;:&quot;;[rcl_cross_stats.C359])" table:style-name="ce1">
            <text:p>2252103:2252103:0.396:0.396</text:p>
          </table:table-cell>
          <table:table-cell table:number-columns-repeated="16383"/>
        </table:table-row>
        <table:table-row table:style-name="ro1">
          <table:table-cell office:value-type="string" office:string-value="2252201:2252201:0.388:0.388" table:formula="of:=CONCATENATE([rcl_cross_stats.A360];&quot;:&quot;;[rcl_cross_stats.A360];&quot;:&quot;;[rcl_cross_stats.C360];&quot;:&quot;;[rcl_cross_stats.C360])" table:style-name="ce1">
            <text:p>2252201:2252201:0.388:0.388</text:p>
          </table:table-cell>
          <table:table-cell table:number-columns-repeated="16383"/>
        </table:table-row>
        <table:table-row table:style-name="ro1">
          <table:table-cell office:value-type="string" office:string-value="2252202:2252202:0.388:0.388" table:formula="of:=CONCATENATE([rcl_cross_stats.A361];&quot;:&quot;;[rcl_cross_stats.A361];&quot;:&quot;;[rcl_cross_stats.C361];&quot;:&quot;;[rcl_cross_stats.C361])" table:style-name="ce1">
            <text:p>2252202:2252202:0.388:0.388</text:p>
          </table:table-cell>
          <table:table-cell table:number-columns-repeated="16383"/>
        </table:table-row>
        <table:table-row table:style-name="ro1">
          <table:table-cell office:value-type="string" office:string-value="2252203:2252203:0.396:0.396" table:formula="of:=CONCATENATE([rcl_cross_stats.A362];&quot;:&quot;;[rcl_cross_stats.A362];&quot;:&quot;;[rcl_cross_stats.C362];&quot;:&quot;;[rcl_cross_stats.C362])" table:style-name="ce1">
            <text:p>2252203:2252203:0.396:0.396</text:p>
          </table:table-cell>
          <table:table-cell table:number-columns-repeated="16383"/>
        </table:table-row>
        <table:table-row table:style-name="ro1">
          <table:table-cell office:value-type="string" office:string-value="2253101:2253101:0.388:0.388" table:formula="of:=CONCATENATE([rcl_cross_stats.A363];&quot;:&quot;;[rcl_cross_stats.A363];&quot;:&quot;;[rcl_cross_stats.C363];&quot;:&quot;;[rcl_cross_stats.C363])" table:style-name="ce1">
            <text:p>2253101:2253101:0.388:0.388</text:p>
          </table:table-cell>
          <table:table-cell table:number-columns-repeated="16383"/>
        </table:table-row>
        <table:table-row table:style-name="ro1">
          <table:table-cell office:value-type="string" office:string-value="2253102:2253102:0.388:0.388" table:formula="of:=CONCATENATE([rcl_cross_stats.A364];&quot;:&quot;;[rcl_cross_stats.A364];&quot;:&quot;;[rcl_cross_stats.C364];&quot;:&quot;;[rcl_cross_stats.C364])" table:style-name="ce1">
            <text:p>2253102:2253102:0.388:0.388</text:p>
          </table:table-cell>
          <table:table-cell table:number-columns-repeated="16383"/>
        </table:table-row>
        <table:table-row table:style-name="ro1">
          <table:table-cell office:value-type="string" office:string-value="2311101:2311101:1.338:1.338" table:formula="of:=CONCATENATE([rcl_cross_stats.A365];&quot;:&quot;;[rcl_cross_stats.A365];&quot;:&quot;;[rcl_cross_stats.C365];&quot;:&quot;;[rcl_cross_stats.C365])" table:style-name="ce1">
            <text:p>2311101:2311101:1.338:1.338</text:p>
          </table:table-cell>
          <table:table-cell table:number-columns-repeated="16383"/>
        </table:table-row>
        <table:table-row table:style-name="ro1">
          <table:table-cell office:value-type="string" office:string-value="2311102:2311102:1.338:1.338" table:formula="of:=CONCATENATE([rcl_cross_stats.A366];&quot;:&quot;;[rcl_cross_stats.A366];&quot;:&quot;;[rcl_cross_stats.C366];&quot;:&quot;;[rcl_cross_stats.C366])" table:style-name="ce1">
            <text:p>2311102:2311102:1.338:1.338</text:p>
          </table:table-cell>
          <table:table-cell table:number-columns-repeated="16383"/>
        </table:table-row>
        <table:table-row table:style-name="ro1">
          <table:table-cell office:value-type="string" office:string-value="2311103:2311103:2.158:2.158" table:formula="of:=CONCATENATE([rcl_cross_stats.A367];&quot;:&quot;;[rcl_cross_stats.A367];&quot;:&quot;;[rcl_cross_stats.C367];&quot;:&quot;;[rcl_cross_stats.C367])" table:style-name="ce1">
            <text:p>2311103:2311103:2.158:2.158</text:p>
          </table:table-cell>
          <table:table-cell table:number-columns-repeated="16383"/>
        </table:table-row>
        <table:table-row table:style-name="ro1">
          <table:table-cell office:value-type="string" office:string-value="2312101:2312101:1.338:1.338" table:formula="of:=CONCATENATE([rcl_cross_stats.A368];&quot;:&quot;;[rcl_cross_stats.A368];&quot;:&quot;;[rcl_cross_stats.C368];&quot;:&quot;;[rcl_cross_stats.C368])" table:style-name="ce1">
            <text:p>2312101:2312101:1.338:1.338</text:p>
          </table:table-cell>
          <table:table-cell table:number-columns-repeated="16383"/>
        </table:table-row>
        <table:table-row table:style-name="ro1">
          <table:table-cell office:value-type="string" office:string-value="2312102:2312102:1.338:1.338" table:formula="of:=CONCATENATE([rcl_cross_stats.A369];&quot;:&quot;;[rcl_cross_stats.A369];&quot;:&quot;;[rcl_cross_stats.C369];&quot;:&quot;;[rcl_cross_stats.C369])" table:style-name="ce1">
            <text:p>2312102:2312102:1.338:1.338</text:p>
          </table:table-cell>
          <table:table-cell table:number-columns-repeated="16383"/>
        </table:table-row>
        <table:table-row table:style-name="ro1">
          <table:table-cell office:value-type="string" office:string-value="2312103:2312103:2.158:2.158" table:formula="of:=CONCATENATE([rcl_cross_stats.A370];&quot;:&quot;;[rcl_cross_stats.A370];&quot;:&quot;;[rcl_cross_stats.C370];&quot;:&quot;;[rcl_cross_stats.C370])" table:style-name="ce1">
            <text:p>2312103:2312103:2.158:2.158</text:p>
          </table:table-cell>
          <table:table-cell table:number-columns-repeated="16383"/>
        </table:table-row>
        <table:table-row table:style-name="ro1">
          <table:table-cell office:value-type="string" office:string-value="2313101:2313101:1.338:1.338" table:formula="of:=CONCATENATE([rcl_cross_stats.A371];&quot;:&quot;;[rcl_cross_stats.A371];&quot;:&quot;;[rcl_cross_stats.C371];&quot;:&quot;;[rcl_cross_stats.C371])" table:style-name="ce1">
            <text:p>2313101:2313101:1.338:1.338</text:p>
          </table:table-cell>
          <table:table-cell table:number-columns-repeated="16383"/>
        </table:table-row>
        <table:table-row table:style-name="ro1">
          <table:table-cell office:value-type="string" office:string-value="2313102:2313102:1.338:1.338" table:formula="of:=CONCATENATE([rcl_cross_stats.A372];&quot;:&quot;;[rcl_cross_stats.A372];&quot;:&quot;;[rcl_cross_stats.C372];&quot;:&quot;;[rcl_cross_stats.C372])" table:style-name="ce1">
            <text:p>2313102:2313102:1.338:1.338</text:p>
          </table:table-cell>
          <table:table-cell table:number-columns-repeated="16383"/>
        </table:table-row>
        <table:table-row table:style-name="ro1">
          <table:table-cell office:value-type="string" office:string-value="2313103:2313103:1.338:1.338" table:formula="of:=CONCATENATE([rcl_cross_stats.A373];&quot;:&quot;;[rcl_cross_stats.A373];&quot;:&quot;;[rcl_cross_stats.C373];&quot;:&quot;;[rcl_cross_stats.C373])" table:style-name="ce1">
            <text:p>2313103:2313103:1.338:1.338</text:p>
          </table:table-cell>
          <table:table-cell table:number-columns-repeated="16383"/>
        </table:table-row>
        <table:table-row table:style-name="ro1">
          <table:table-cell office:value-type="string" office:string-value="2321101:2321101:1.338:1.338" table:formula="of:=CONCATENATE([rcl_cross_stats.A374];&quot;:&quot;;[rcl_cross_stats.A374];&quot;:&quot;;[rcl_cross_stats.C374];&quot;:&quot;;[rcl_cross_stats.C374])" table:style-name="ce1">
            <text:p>2321101:2321101:1.338:1.338</text:p>
          </table:table-cell>
          <table:table-cell table:number-columns-repeated="16383"/>
        </table:table-row>
        <table:table-row table:style-name="ro1">
          <table:table-cell office:value-type="string" office:string-value="2321102:2321102:1.338:1.338" table:formula="of:=CONCATENATE([rcl_cross_stats.A375];&quot;:&quot;;[rcl_cross_stats.A375];&quot;:&quot;;[rcl_cross_stats.C375];&quot;:&quot;;[rcl_cross_stats.C375])" table:style-name="ce1">
            <text:p>2321102:2321102:1.338:1.338</text:p>
          </table:table-cell>
          <table:table-cell table:number-columns-repeated="16383"/>
        </table:table-row>
        <table:table-row table:style-name="ro1">
          <table:table-cell office:value-type="string" office:string-value="2321103:2321103:1.338:1.338" table:formula="of:=CONCATENATE([rcl_cross_stats.A376];&quot;:&quot;;[rcl_cross_stats.A376];&quot;:&quot;;[rcl_cross_stats.C376];&quot;:&quot;;[rcl_cross_stats.C376])" table:style-name="ce1">
            <text:p>2321103:2321103:1.338:1.338</text:p>
          </table:table-cell>
          <table:table-cell table:number-columns-repeated="16383"/>
        </table:table-row>
        <table:table-row table:style-name="ro1">
          <table:table-cell office:value-type="string" office:string-value="2321201:2321201:1.338:1.338" table:formula="of:=CONCATENATE([rcl_cross_stats.A377];&quot;:&quot;;[rcl_cross_stats.A377];&quot;:&quot;;[rcl_cross_stats.C377];&quot;:&quot;;[rcl_cross_stats.C377])" table:style-name="ce1">
            <text:p>2321201:2321201:1.338:1.338</text:p>
          </table:table-cell>
          <table:table-cell table:number-columns-repeated="16383"/>
        </table:table-row>
        <table:table-row table:style-name="ro1">
          <table:table-cell office:value-type="string" office:string-value="2321202:2321202:1.338:1.338" table:formula="of:=CONCATENATE([rcl_cross_stats.A378];&quot;:&quot;;[rcl_cross_stats.A378];&quot;:&quot;;[rcl_cross_stats.C378];&quot;:&quot;;[rcl_cross_stats.C378])" table:style-name="ce1">
            <text:p>2321202:2321202:1.338:1.338</text:p>
          </table:table-cell>
          <table:table-cell table:number-columns-repeated="16383"/>
        </table:table-row>
        <table:table-row table:style-name="ro1">
          <table:table-cell office:value-type="string" office:string-value="2321203:2321203:1.338:1.338" table:formula="of:=CONCATENATE([rcl_cross_stats.A379];&quot;:&quot;;[rcl_cross_stats.A379];&quot;:&quot;;[rcl_cross_stats.C379];&quot;:&quot;;[rcl_cross_stats.C379])" table:style-name="ce1">
            <text:p>2321203:2321203:1.338:1.338</text:p>
          </table:table-cell>
          <table:table-cell table:number-columns-repeated="16383"/>
        </table:table-row>
        <table:table-row table:style-name="ro1">
          <table:table-cell office:value-type="string" office:string-value="2322101:2322101:1.338:1.338" table:formula="of:=CONCATENATE([rcl_cross_stats.A380];&quot;:&quot;;[rcl_cross_stats.A380];&quot;:&quot;;[rcl_cross_stats.C380];&quot;:&quot;;[rcl_cross_stats.C380])" table:style-name="ce1">
            <text:p>2322101:2322101:1.338:1.338</text:p>
          </table:table-cell>
          <table:table-cell table:number-columns-repeated="16383"/>
        </table:table-row>
        <table:table-row table:style-name="ro1">
          <table:table-cell office:value-type="string" office:string-value="2322102:2322102:1.338:1.338" table:formula="of:=CONCATENATE([rcl_cross_stats.A381];&quot;:&quot;;[rcl_cross_stats.A381];&quot;:&quot;;[rcl_cross_stats.C381];&quot;:&quot;;[rcl_cross_stats.C381])" table:style-name="ce1">
            <text:p>2322102:2322102:1.338:1.338</text:p>
          </table:table-cell>
          <table:table-cell table:number-columns-repeated="16383"/>
        </table:table-row>
        <table:table-row table:style-name="ro1">
          <table:table-cell office:value-type="string" office:string-value="2322103:2322103:1.338:1.338" table:formula="of:=CONCATENATE([rcl_cross_stats.A382];&quot;:&quot;;[rcl_cross_stats.A382];&quot;:&quot;;[rcl_cross_stats.C382];&quot;:&quot;;[rcl_cross_stats.C382])" table:style-name="ce1">
            <text:p>2322103:2322103:1.338:1.338</text:p>
          </table:table-cell>
          <table:table-cell table:number-columns-repeated="16383"/>
        </table:table-row>
        <table:table-row table:style-name="ro1">
          <table:table-cell office:value-type="string" office:string-value="2322201:2322201:1.338:1.338" table:formula="of:=CONCATENATE([rcl_cross_stats.A383];&quot;:&quot;;[rcl_cross_stats.A383];&quot;:&quot;;[rcl_cross_stats.C383];&quot;:&quot;;[rcl_cross_stats.C383])" table:style-name="ce1">
            <text:p>2322201:2322201:1.338:1.338</text:p>
          </table:table-cell>
          <table:table-cell table:number-columns-repeated="16383"/>
        </table:table-row>
        <table:table-row table:style-name="ro1">
          <table:table-cell office:value-type="string" office:string-value="2322202:2322202:1.338:1.338" table:formula="of:=CONCATENATE([rcl_cross_stats.A384];&quot;:&quot;;[rcl_cross_stats.A384];&quot;:&quot;;[rcl_cross_stats.C384];&quot;:&quot;;[rcl_cross_stats.C384])" table:style-name="ce1">
            <text:p>2322202:2322202:1.338:1.338</text:p>
          </table:table-cell>
          <table:table-cell table:number-columns-repeated="16383"/>
        </table:table-row>
        <table:table-row table:style-name="ro1">
          <table:table-cell office:value-type="string" office:string-value="2322203:2322203:1.338:1.338" table:formula="of:=CONCATENATE([rcl_cross_stats.A385];&quot;:&quot;;[rcl_cross_stats.A385];&quot;:&quot;;[rcl_cross_stats.C385];&quot;:&quot;;[rcl_cross_stats.C385])" table:style-name="ce1">
            <text:p>2322203:2322203:1.338:1.338</text:p>
          </table:table-cell>
          <table:table-cell table:number-columns-repeated="16383"/>
        </table:table-row>
        <table:table-row table:style-name="ro1">
          <table:table-cell office:value-type="string" office:string-value="2323101:2323101:1.338:1.338" table:formula="of:=CONCATENATE([rcl_cross_stats.A386];&quot;:&quot;;[rcl_cross_stats.A386];&quot;:&quot;;[rcl_cross_stats.C386];&quot;:&quot;;[rcl_cross_stats.C386])" table:style-name="ce1">
            <text:p>2323101:2323101:1.338:1.338</text:p>
          </table:table-cell>
          <table:table-cell table:number-columns-repeated="16383"/>
        </table:table-row>
        <table:table-row table:style-name="ro1">
          <table:table-cell office:value-type="string" office:string-value="2323102:2323102:1.338:1.338" table:formula="of:=CONCATENATE([rcl_cross_stats.A387];&quot;:&quot;;[rcl_cross_stats.A387];&quot;:&quot;;[rcl_cross_stats.C387];&quot;:&quot;;[rcl_cross_stats.C387])" table:style-name="ce1">
            <text:p>2323102:2323102:1.338:1.338</text:p>
          </table:table-cell>
          <table:table-cell table:number-columns-repeated="16383"/>
        </table:table-row>
        <table:table-row table:style-name="ro1">
          <table:table-cell office:value-type="string" office:string-value="2323103:2323103:1.338:1.338" table:formula="of:=CONCATENATE([rcl_cross_stats.A388];&quot;:&quot;;[rcl_cross_stats.A388];&quot;:&quot;;[rcl_cross_stats.C388];&quot;:&quot;;[rcl_cross_stats.C388])" table:style-name="ce1">
            <text:p>2323103:2323103:1.338:1.338</text:p>
          </table:table-cell>
          <table:table-cell table:number-columns-repeated="16383"/>
        </table:table-row>
        <table:table-row table:style-name="ro1">
          <table:table-cell office:value-type="string" office:string-value="2323201:2323201:1.338:1.338" table:formula="of:=CONCATENATE([rcl_cross_stats.A389];&quot;:&quot;;[rcl_cross_stats.A389];&quot;:&quot;;[rcl_cross_stats.C389];&quot;:&quot;;[rcl_cross_stats.C389])" table:style-name="ce1">
            <text:p>2323201:2323201:1.338:1.338</text:p>
          </table:table-cell>
          <table:table-cell table:number-columns-repeated="16383"/>
        </table:table-row>
        <table:table-row table:style-name="ro1">
          <table:table-cell office:value-type="string" office:string-value="2323202:2323202:1.338:1.338" table:formula="of:=CONCATENATE([rcl_cross_stats.A390];&quot;:&quot;;[rcl_cross_stats.A390];&quot;:&quot;;[rcl_cross_stats.C390];&quot;:&quot;;[rcl_cross_stats.C390])" table:style-name="ce1">
            <text:p>2323202:2323202:1.338:1.338</text:p>
          </table:table-cell>
          <table:table-cell table:number-columns-repeated="16383"/>
        </table:table-row>
        <table:table-row table:style-name="ro1">
          <table:table-cell office:value-type="string" office:string-value="2323203:2323203:1.338:1.338" table:formula="of:=CONCATENATE([rcl_cross_stats.A391];&quot;:&quot;;[rcl_cross_stats.A391];&quot;:&quot;;[rcl_cross_stats.C391];&quot;:&quot;;[rcl_cross_stats.C391])" table:style-name="ce1">
            <text:p>2323203:2323203:1.338:1.338</text:p>
          </table:table-cell>
          <table:table-cell table:number-columns-repeated="16383"/>
        </table:table-row>
        <table:table-row table:style-name="ro1">
          <table:table-cell office:value-type="string" office:string-value="2331101:2331101:1.338:1.338" table:formula="of:=CONCATENATE([rcl_cross_stats.A392];&quot;:&quot;;[rcl_cross_stats.A392];&quot;:&quot;;[rcl_cross_stats.C392];&quot;:&quot;;[rcl_cross_stats.C392])" table:style-name="ce1">
            <text:p>2331101:2331101:1.338:1.338</text:p>
          </table:table-cell>
          <table:table-cell table:number-columns-repeated="16383"/>
        </table:table-row>
        <table:table-row table:style-name="ro1">
          <table:table-cell office:value-type="string" office:string-value="2331102:2331102:1.338:1.338" table:formula="of:=CONCATENATE([rcl_cross_stats.A393];&quot;:&quot;;[rcl_cross_stats.A393];&quot;:&quot;;[rcl_cross_stats.C393];&quot;:&quot;;[rcl_cross_stats.C393])" table:style-name="ce1">
            <text:p>2331102:2331102:1.338:1.338</text:p>
          </table:table-cell>
          <table:table-cell table:number-columns-repeated="16383"/>
        </table:table-row>
        <table:table-row table:style-name="ro1">
          <table:table-cell office:value-type="string" office:string-value="2331103:2331103:1.338:1.338" table:formula="of:=CONCATENATE([rcl_cross_stats.A394];&quot;:&quot;;[rcl_cross_stats.A394];&quot;:&quot;;[rcl_cross_stats.C394];&quot;:&quot;;[rcl_cross_stats.C394])" table:style-name="ce1">
            <text:p>2331103:2331103:1.338:1.338</text:p>
          </table:table-cell>
          <table:table-cell table:number-columns-repeated="16383"/>
        </table:table-row>
        <table:table-row table:style-name="ro1">
          <table:table-cell office:value-type="string" office:string-value="2331201:2331201:2.158:2.158" table:formula="of:=CONCATENATE([rcl_cross_stats.A395];&quot;:&quot;;[rcl_cross_stats.A395];&quot;:&quot;;[rcl_cross_stats.C395];&quot;:&quot;;[rcl_cross_stats.C395])" table:style-name="ce1">
            <text:p>2331201:2331201:2.158:2.158</text:p>
          </table:table-cell>
          <table:table-cell table:number-columns-repeated="16383"/>
        </table:table-row>
        <table:table-row table:style-name="ro1">
          <table:table-cell office:value-type="string" office:string-value="2331202:2331202:2.158:2.158" table:formula="of:=CONCATENATE([rcl_cross_stats.A396];&quot;:&quot;;[rcl_cross_stats.A396];&quot;:&quot;;[rcl_cross_stats.C396];&quot;:&quot;;[rcl_cross_stats.C396])" table:style-name="ce1">
            <text:p>2331202:2331202:2.158:2.158</text:p>
          </table:table-cell>
          <table:table-cell table:number-columns-repeated="16383"/>
        </table:table-row>
        <table:table-row table:style-name="ro1">
          <table:table-cell office:value-type="string" office:string-value="2331203:2331203:2.158:2.158" table:formula="of:=CONCATENATE([rcl_cross_stats.A397];&quot;:&quot;;[rcl_cross_stats.A397];&quot;:&quot;;[rcl_cross_stats.C397];&quot;:&quot;;[rcl_cross_stats.C397])" table:style-name="ce1">
            <text:p>2331203:2331203:2.158:2.158</text:p>
          </table:table-cell>
          <table:table-cell table:number-columns-repeated="16383"/>
        </table:table-row>
        <table:table-row table:style-name="ro1">
          <table:table-cell office:value-type="string" office:string-value="2332101:2332101:2.158:2.158" table:formula="of:=CONCATENATE([rcl_cross_stats.A398];&quot;:&quot;;[rcl_cross_stats.A398];&quot;:&quot;;[rcl_cross_stats.C398];&quot;:&quot;;[rcl_cross_stats.C398])" table:style-name="ce1">
            <text:p>2332101:2332101:2.158:2.158</text:p>
          </table:table-cell>
          <table:table-cell table:number-columns-repeated="16383"/>
        </table:table-row>
        <table:table-row table:style-name="ro1">
          <table:table-cell office:value-type="string" office:string-value="2332102:2332102:2.158:2.158" table:formula="of:=CONCATENATE([rcl_cross_stats.A399];&quot;:&quot;;[rcl_cross_stats.A399];&quot;:&quot;;[rcl_cross_stats.C399];&quot;:&quot;;[rcl_cross_stats.C399])" table:style-name="ce1">
            <text:p>2332102:2332102:2.158:2.158</text:p>
          </table:table-cell>
          <table:table-cell table:number-columns-repeated="16383"/>
        </table:table-row>
        <table:table-row table:style-name="ro1">
          <table:table-cell office:value-type="string" office:string-value="2332103:2332103:1.338:1.338" table:formula="of:=CONCATENATE([rcl_cross_stats.A400];&quot;:&quot;;[rcl_cross_stats.A400];&quot;:&quot;;[rcl_cross_stats.C400];&quot;:&quot;;[rcl_cross_stats.C400])" table:style-name="ce1">
            <text:p>2332103:2332103:1.338:1.338</text:p>
          </table:table-cell>
          <table:table-cell table:number-columns-repeated="16383"/>
        </table:table-row>
        <table:table-row table:style-name="ro1">
          <table:table-cell office:value-type="string" office:string-value="2332201:2332201:2.158:2.158" table:formula="of:=CONCATENATE([rcl_cross_stats.A401];&quot;:&quot;;[rcl_cross_stats.A401];&quot;:&quot;;[rcl_cross_stats.C401];&quot;:&quot;;[rcl_cross_stats.C401])" table:style-name="ce1">
            <text:p>2332201:2332201:2.158:2.158</text:p>
          </table:table-cell>
          <table:table-cell table:number-columns-repeated="16383"/>
        </table:table-row>
        <table:table-row table:style-name="ro1">
          <table:table-cell office:value-type="string" office:string-value="2332202:2332202:2.158:2.158" table:formula="of:=CONCATENATE([rcl_cross_stats.A402];&quot;:&quot;;[rcl_cross_stats.A402];&quot;:&quot;;[rcl_cross_stats.C402];&quot;:&quot;;[rcl_cross_stats.C402])" table:style-name="ce1">
            <text:p>2332202:2332202:2.158:2.158</text:p>
          </table:table-cell>
          <table:table-cell table:number-columns-repeated="16383"/>
        </table:table-row>
        <table:table-row table:style-name="ro1">
          <table:table-cell office:value-type="string" office:string-value="2332203:2332203:2.158:2.158" table:formula="of:=CONCATENATE([rcl_cross_stats.A403];&quot;:&quot;;[rcl_cross_stats.A403];&quot;:&quot;;[rcl_cross_stats.C403];&quot;:&quot;;[rcl_cross_stats.C403])" table:style-name="ce1">
            <text:p>2332203:2332203:2.158:2.158</text:p>
          </table:table-cell>
          <table:table-cell table:number-columns-repeated="16383"/>
        </table:table-row>
        <table:table-row table:style-name="ro1">
          <table:table-cell office:value-type="string" office:string-value="2333101:2333101:1.338:1.338" table:formula="of:=CONCATENATE([rcl_cross_stats.A404];&quot;:&quot;;[rcl_cross_stats.A404];&quot;:&quot;;[rcl_cross_stats.C404];&quot;:&quot;;[rcl_cross_stats.C404])" table:style-name="ce1">
            <text:p>2333101:2333101:1.338:1.338</text:p>
          </table:table-cell>
          <table:table-cell table:number-columns-repeated="16383"/>
        </table:table-row>
        <table:table-row table:style-name="ro1">
          <table:table-cell office:value-type="string" office:string-value="2333102:2333102:1.338:1.338" table:formula="of:=CONCATENATE([rcl_cross_stats.A405];&quot;:&quot;;[rcl_cross_stats.A405];&quot;:&quot;;[rcl_cross_stats.C405];&quot;:&quot;;[rcl_cross_stats.C405])" table:style-name="ce1">
            <text:p>2333102:2333102:1.338:1.338</text:p>
          </table:table-cell>
          <table:table-cell table:number-columns-repeated="16383"/>
        </table:table-row>
        <table:table-row table:style-name="ro1">
          <table:table-cell office:value-type="string" office:string-value="2333103:2333103:1.338:1.338" table:formula="of:=CONCATENATE([rcl_cross_stats.A406];&quot;:&quot;;[rcl_cross_stats.A406];&quot;:&quot;;[rcl_cross_stats.C406];&quot;:&quot;;[rcl_cross_stats.C406])" table:style-name="ce1">
            <text:p>2333103:2333103:1.338:1.338</text:p>
          </table:table-cell>
          <table:table-cell table:number-columns-repeated="16383"/>
        </table:table-row>
        <table:table-row table:style-name="ro1">
          <table:table-cell office:value-type="string" office:string-value="2333201:2333201:2.158:2.158" table:formula="of:=CONCATENATE([rcl_cross_stats.A407];&quot;:&quot;;[rcl_cross_stats.A407];&quot;:&quot;;[rcl_cross_stats.C407];&quot;:&quot;;[rcl_cross_stats.C407])" table:style-name="ce1">
            <text:p>2333201:2333201:2.158:2.158</text:p>
          </table:table-cell>
          <table:table-cell table:number-columns-repeated="16383"/>
        </table:table-row>
        <table:table-row table:style-name="ro1">
          <table:table-cell office:value-type="string" office:string-value="2333202:2333202:2.158:2.158" table:formula="of:=CONCATENATE([rcl_cross_stats.A408];&quot;:&quot;;[rcl_cross_stats.A408];&quot;:&quot;;[rcl_cross_stats.C408];&quot;:&quot;;[rcl_cross_stats.C408])" table:style-name="ce1">
            <text:p>2333202:2333202:2.158:2.158</text:p>
          </table:table-cell>
          <table:table-cell table:number-columns-repeated="16383"/>
        </table:table-row>
        <table:table-row table:style-name="ro1">
          <table:table-cell office:value-type="string" office:string-value="2333203:2333203:2.158:2.158" table:formula="of:=CONCATENATE([rcl_cross_stats.A409];&quot;:&quot;;[rcl_cross_stats.A409];&quot;:&quot;;[rcl_cross_stats.C409];&quot;:&quot;;[rcl_cross_stats.C409])" table:style-name="ce1">
            <text:p>2333203:2333203:2.158:2.158</text:p>
          </table:table-cell>
          <table:table-cell table:number-columns-repeated="16383"/>
        </table:table-row>
        <table:table-row table:style-name="ro1">
          <table:table-cell office:value-type="string" office:string-value="2341101:2341101:1.338:1.338" table:formula="of:=CONCATENATE([rcl_cross_stats.A410];&quot;:&quot;;[rcl_cross_stats.A410];&quot;:&quot;;[rcl_cross_stats.C410];&quot;:&quot;;[rcl_cross_stats.C410])" table:style-name="ce1">
            <text:p>2341101:234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1:2351101:1.338:1.338" table:formula="of:=CONCATENATE([rcl_cross_stats.A411];&quot;:&quot;;[rcl_cross_stats.A411];&quot;:&quot;;[rcl_cross_stats.C411];&quot;:&quot;;[rcl_cross_stats.C411])" table:style-name="ce1">
            <text:p>2351101:235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2:2351102:1.338:1.338" table:formula="of:=CONCATENATE([rcl_cross_stats.A412];&quot;:&quot;;[rcl_cross_stats.A412];&quot;:&quot;;[rcl_cross_stats.C412];&quot;:&quot;;[rcl_cross_stats.C412])" table:style-name="ce1">
            <text:p>2351102:2351102:1.338:1.338</text:p>
          </table:table-cell>
          <table:table-cell table:number-columns-repeated="16383"/>
        </table:table-row>
        <table:table-row table:style-name="ro1">
          <table:table-cell office:value-type="string" office:string-value="2351103:2351103:1.338:1.338" table:formula="of:=CONCATENATE([rcl_cross_stats.A413];&quot;:&quot;;[rcl_cross_stats.A413];&quot;:&quot;;[rcl_cross_stats.C413];&quot;:&quot;;[rcl_cross_stats.C413])" table:style-name="ce1">
            <text:p>2351103:2351103:1.338:1.338</text:p>
          </table:table-cell>
          <table:table-cell table:number-columns-repeated="16383"/>
        </table:table-row>
        <table:table-row table:style-name="ro1">
          <table:table-cell office:value-type="string" office:string-value="2351201:2351201:1.338:1.338" table:formula="of:=CONCATENATE([rcl_cross_stats.A414];&quot;:&quot;;[rcl_cross_stats.A414];&quot;:&quot;;[rcl_cross_stats.C414];&quot;:&quot;;[rcl_cross_stats.C414])" table:style-name="ce1">
            <text:p>2351201:2351201:1.338:1.338</text:p>
          </table:table-cell>
          <table:table-cell table:number-columns-repeated="16383"/>
        </table:table-row>
        <table:table-row table:style-name="ro1">
          <table:table-cell office:value-type="string" office:string-value="2351202:2351202:1.338:1.338" table:formula="of:=CONCATENATE([rcl_cross_stats.A415];&quot;:&quot;;[rcl_cross_stats.A415];&quot;:&quot;;[rcl_cross_stats.C415];&quot;:&quot;;[rcl_cross_stats.C415])" table:style-name="ce1">
            <text:p>2351202:2351202:1.338:1.338</text:p>
          </table:table-cell>
          <table:table-cell table:number-columns-repeated="16383"/>
        </table:table-row>
        <table:table-row table:style-name="ro1">
          <table:table-cell office:value-type="string" office:string-value="2351203:2351203:1.338:1.338" table:formula="of:=CONCATENATE([rcl_cross_stats.A416];&quot;:&quot;;[rcl_cross_stats.A416];&quot;:&quot;;[rcl_cross_stats.C416];&quot;:&quot;;[rcl_cross_stats.C416])" table:style-name="ce1">
            <text:p>2351203:2351203:1.338:1.338</text:p>
          </table:table-cell>
          <table:table-cell table:number-columns-repeated="16383"/>
        </table:table-row>
        <table:table-row table:style-name="ro1">
          <table:table-cell office:value-type="string" office:string-value="2352101:2352101:1.338:1.338" table:formula="of:=CONCATENATE([rcl_cross_stats.A417];&quot;:&quot;;[rcl_cross_stats.A417];&quot;:&quot;;[rcl_cross_stats.C417];&quot;:&quot;;[rcl_cross_stats.C417])" table:style-name="ce1">
            <text:p>2352101:2352101:1.338:1.338</text:p>
          </table:table-cell>
          <table:table-cell table:number-columns-repeated="16383"/>
        </table:table-row>
        <table:table-row table:style-name="ro1">
          <table:table-cell office:value-type="string" office:string-value="2352102:2352102:1.338:1.338" table:formula="of:=CONCATENATE([rcl_cross_stats.A418];&quot;:&quot;;[rcl_cross_stats.A418];&quot;:&quot;;[rcl_cross_stats.C418];&quot;:&quot;;[rcl_cross_stats.C418])" table:style-name="ce1">
            <text:p>2352102:2352102:1.338:1.338</text:p>
          </table:table-cell>
          <table:table-cell table:number-columns-repeated="16383"/>
        </table:table-row>
        <table:table-row table:style-name="ro1">
          <table:table-cell office:value-type="string" office:string-value="2352103:2352103:1.338:1.338" table:formula="of:=CONCATENATE([rcl_cross_stats.A419];&quot;:&quot;;[rcl_cross_stats.A419];&quot;:&quot;;[rcl_cross_stats.C419];&quot;:&quot;;[rcl_cross_stats.C419])" table:style-name="ce1">
            <text:p>2352103:2352103:1.338:1.338</text:p>
          </table:table-cell>
          <table:table-cell table:number-columns-repeated="16383"/>
        </table:table-row>
        <table:table-row table:style-name="ro1">
          <table:table-cell office:value-type="string" office:string-value="2352201:2352201:1.338:1.338" table:formula="of:=CONCATENATE([rcl_cross_stats.A420];&quot;:&quot;;[rcl_cross_stats.A420];&quot;:&quot;;[rcl_cross_stats.C420];&quot;:&quot;;[rcl_cross_stats.C420])" table:style-name="ce1">
            <text:p>2352201:2352201:1.338:1.338</text:p>
          </table:table-cell>
          <table:table-cell table:number-columns-repeated="16383"/>
        </table:table-row>
        <table:table-row table:style-name="ro1">
          <table:table-cell office:value-type="string" office:string-value="2352202:2352202:1.338:1.338" table:formula="of:=CONCATENATE([rcl_cross_stats.A421];&quot;:&quot;;[rcl_cross_stats.A421];&quot;:&quot;;[rcl_cross_stats.C421];&quot;:&quot;;[rcl_cross_stats.C421])" table:style-name="ce1">
            <text:p>2352202:2352202:1.338:1.338</text:p>
          </table:table-cell>
          <table:table-cell table:number-columns-repeated="16383"/>
        </table:table-row>
        <table:table-row table:style-name="ro1">
          <table:table-cell office:value-type="string" office:string-value="2352203:2352203:1.338:1.338" table:formula="of:=CONCATENATE([rcl_cross_stats.A422];&quot;:&quot;;[rcl_cross_stats.A422];&quot;:&quot;;[rcl_cross_stats.C422];&quot;:&quot;;[rcl_cross_stats.C422])" table:style-name="ce1">
            <text:p>2352203:2352203:1.338:1.338</text:p>
          </table:table-cell>
          <table:table-cell table:number-columns-repeated="16383"/>
        </table:table-row>
        <table:table-row table:style-name="ro1">
          <table:table-cell office:value-type="string" office:string-value="2353101:2353101:1.338:1.338" table:formula="of:=CONCATENATE([rcl_cross_stats.A423];&quot;:&quot;;[rcl_cross_stats.A423];&quot;:&quot;;[rcl_cross_stats.C423];&quot;:&quot;;[rcl_cross_stats.C423])" table:style-name="ce1">
            <text:p>2353101:2353101:1.338:1.338</text:p>
          </table:table-cell>
          <table:table-cell table:number-columns-repeated="16383"/>
        </table:table-row>
        <table:table-row table:style-name="ro1">
          <table:table-cell office:value-type="string" office:string-value="2353102:2353102:1.338:1.338" table:formula="of:=CONCATENATE([rcl_cross_stats.A424];&quot;:&quot;;[rcl_cross_stats.A424];&quot;:&quot;;[rcl_cross_stats.C424];&quot;:&quot;;[rcl_cross_stats.C424])" table:style-name="ce1">
            <text:p>2353102:2353102:1.338:1.338</text:p>
          </table:table-cell>
          <table:table-cell table:number-columns-repeated="16383"/>
        </table:table-row>
        <table:table-row table:style-name="ro1">
          <table:table-cell office:value-type="string" office:string-value="3121101:3121101:0.4015:0.4015" table:formula="of:=CONCATENATE([rcl_cross_stats.A425];&quot;:&quot;;[rcl_cross_stats.A425];&quot;:&quot;;[rcl_cross_stats.C425];&quot;:&quot;;[rcl_cross_stats.C425])" table:style-name="ce1">
            <text:p>3121101:31211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2:3121102:0.4015:0.4015" table:formula="of:=CONCATENATE([rcl_cross_stats.A426];&quot;:&quot;;[rcl_cross_stats.A426];&quot;:&quot;;[rcl_cross_stats.C426];&quot;:&quot;;[rcl_cross_stats.C426])" table:style-name="ce1">
            <text:p>3121102:31211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3:3121103:0.264:0.264" table:formula="of:=CONCATENATE([rcl_cross_stats.A427];&quot;:&quot;;[rcl_cross_stats.A427];&quot;:&quot;;[rcl_cross_stats.C427];&quot;:&quot;;[rcl_cross_stats.C427])" table:style-name="ce1">
            <text:p>3121103:3121103:0.264:0.264</text:p>
          </table:table-cell>
          <table:table-cell table:number-columns-repeated="16383"/>
        </table:table-row>
        <table:table-row table:style-name="ro1">
          <table:table-cell office:value-type="string" office:string-value="3121201:3121201:0.4015:0.4015" table:formula="of:=CONCATENATE([rcl_cross_stats.A428];&quot;:&quot;;[rcl_cross_stats.A428];&quot;:&quot;;[rcl_cross_stats.C428];&quot;:&quot;;[rcl_cross_stats.C428])" table:style-name="ce1">
            <text:p>3121201:31212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2:3121202:0.4015:0.4015" table:formula="of:=CONCATENATE([rcl_cross_stats.A429];&quot;:&quot;;[rcl_cross_stats.A429];&quot;:&quot;;[rcl_cross_stats.C429];&quot;:&quot;;[rcl_cross_stats.C429])" table:style-name="ce1">
            <text:p>3121202:31212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3:3121203:0.203:0.203" table:formula="of:=CONCATENATE([rcl_cross_stats.A430];&quot;:&quot;;[rcl_cross_stats.A430];&quot;:&quot;;[rcl_cross_stats.C430];&quot;:&quot;;[rcl_cross_stats.C430])" table:style-name="ce1">
            <text:p>3121203:3121203:0.203:0.203</text:p>
          </table:table-cell>
          <table:table-cell table:number-columns-repeated="16383"/>
        </table:table-row>
        <table:table-row table:style-name="ro1">
          <table:table-cell office:value-type="string" office:string-value="3122101:3122101:0.466:0.466" table:formula="of:=CONCATENATE([rcl_cross_stats.A431];&quot;:&quot;;[rcl_cross_stats.A431];&quot;:&quot;;[rcl_cross_stats.C431];&quot;:&quot;;[rcl_cross_stats.C431])" table:style-name="ce1">
            <text:p>3122101:3122101:0.466:0.466</text:p>
          </table:table-cell>
          <table:table-cell table:number-columns-repeated="16383"/>
        </table:table-row>
        <table:table-row table:style-name="ro1">
          <table:table-cell office:value-type="string" office:string-value="3122102:3122102:0.466:0.466" table:formula="of:=CONCATENATE([rcl_cross_stats.A432];&quot;:&quot;;[rcl_cross_stats.A432];&quot;:&quot;;[rcl_cross_stats.C432];&quot;:&quot;;[rcl_cross_stats.C432])" table:style-name="ce1">
            <text:p>3122102:3122102:0.466:0.466</text:p>
          </table:table-cell>
          <table:table-cell table:number-columns-repeated="16383"/>
        </table:table-row>
        <table:table-row table:style-name="ro1">
          <table:table-cell office:value-type="string" office:string-value="3122103:3122103:0.19:0.19" table:formula="of:=CONCATENATE([rcl_cross_stats.A433];&quot;:&quot;;[rcl_cross_stats.A433];&quot;:&quot;;[rcl_cross_stats.C433];&quot;:&quot;;[rcl_cross_stats.C433])" table:style-name="ce1">
            <text:p>3122103:3122103:0.19:0.19</text:p>
          </table:table-cell>
          <table:table-cell table:number-columns-repeated="16383"/>
        </table:table-row>
        <table:table-row table:style-name="ro1">
          <table:table-cell office:value-type="string" office:string-value="3122201:3122201:0.466:0.466" table:formula="of:=CONCATENATE([rcl_cross_stats.A434];&quot;:&quot;;[rcl_cross_stats.A434];&quot;:&quot;;[rcl_cross_stats.C434];&quot;:&quot;;[rcl_cross_stats.C434])" table:style-name="ce1">
            <text:p>3122201:3122201:0.466:0.466</text:p>
          </table:table-cell>
          <table:table-cell table:number-columns-repeated="16383"/>
        </table:table-row>
        <table:table-row table:style-name="ro1">
          <table:table-cell office:value-type="string" office:string-value="3122202:3122202:0.466:0.466" table:formula="of:=CONCATENATE([rcl_cross_stats.A435];&quot;:&quot;;[rcl_cross_stats.A435];&quot;:&quot;;[rcl_cross_stats.C435];&quot;:&quot;;[rcl_cross_stats.C435])" table:style-name="ce1">
            <text:p>3122202:3122202:0.466:0.466</text:p>
          </table:table-cell>
          <table:table-cell table:number-columns-repeated="16383"/>
        </table:table-row>
        <table:table-row table:style-name="ro1">
          <table:table-cell office:value-type="string" office:string-value="3122203:3122203:0.19:0.19" table:formula="of:=CONCATENATE([rcl_cross_stats.A436];&quot;:&quot;;[rcl_cross_stats.A436];&quot;:&quot;;[rcl_cross_stats.C436];&quot;:&quot;;[rcl_cross_stats.C436])" table:style-name="ce1">
            <text:p>3122203:3122203:0.19:0.19</text:p>
          </table:table-cell>
          <table:table-cell table:number-columns-repeated="16383"/>
        </table:table-row>
        <table:table-row table:style-name="ro1">
          <table:table-cell office:value-type="string" office:string-value="3123101:3123101:0.337:0.337" table:formula="of:=CONCATENATE([rcl_cross_stats.A437];&quot;:&quot;;[rcl_cross_stats.A437];&quot;:&quot;;[rcl_cross_stats.C437];&quot;:&quot;;[rcl_cross_stats.C437])" table:style-name="ce1">
            <text:p>3123101:3123101:0.337:0.337</text:p>
          </table:table-cell>
          <table:table-cell table:number-columns-repeated="16383"/>
        </table:table-row>
        <table:table-row table:style-name="ro1">
          <table:table-cell office:value-type="string" office:string-value="3123102:3123102:0.337:0.337" table:formula="of:=CONCATENATE([rcl_cross_stats.A438];&quot;:&quot;;[rcl_cross_stats.A438];&quot;:&quot;;[rcl_cross_stats.C438];&quot;:&quot;;[rcl_cross_stats.C438])" table:style-name="ce1">
            <text:p>3123102:3123102:0.337:0.337</text:p>
          </table:table-cell>
          <table:table-cell table:number-columns-repeated="16383"/>
        </table:table-row>
        <table:table-row table:style-name="ro1">
          <table:table-cell office:value-type="string" office:string-value="3123103:3123103:0.338:0.338" table:formula="of:=CONCATENATE([rcl_cross_stats.A439];&quot;:&quot;;[rcl_cross_stats.A439];&quot;:&quot;;[rcl_cross_stats.C439];&quot;:&quot;;[rcl_cross_stats.C439])" table:style-name="ce1">
            <text:p>3123103:3123103:0.338:0.338</text:p>
          </table:table-cell>
          <table:table-cell table:number-columns-repeated="16383"/>
        </table:table-row>
        <table:table-row table:style-name="ro1">
          <table:table-cell office:value-type="string" office:string-value="3123201:3123201:0.337:0.337" table:formula="of:=CONCATENATE([rcl_cross_stats.A440];&quot;:&quot;;[rcl_cross_stats.A440];&quot;:&quot;;[rcl_cross_stats.C440];&quot;:&quot;;[rcl_cross_stats.C440])" table:style-name="ce1">
            <text:p>3123201:3123201:0.337:0.337</text:p>
          </table:table-cell>
          <table:table-cell table:number-columns-repeated="16383"/>
        </table:table-row>
        <table:table-row table:style-name="ro1">
          <table:table-cell office:value-type="string" office:string-value="3123202:3123202:0.337:0.337" table:formula="of:=CONCATENATE([rcl_cross_stats.A441];&quot;:&quot;;[rcl_cross_stats.A441];&quot;:&quot;;[rcl_cross_stats.C441];&quot;:&quot;;[rcl_cross_stats.C441])" table:style-name="ce1">
            <text:p>3123202:3123202:0.337:0.337</text:p>
          </table:table-cell>
          <table:table-cell table:number-columns-repeated="16383"/>
        </table:table-row>
        <table:table-row table:style-name="ro1">
          <table:table-cell office:value-type="string" office:string-value="3123203:3123203:0.203:0.203" table:formula="of:=CONCATENATE([rcl_cross_stats.A442];&quot;:&quot;;[rcl_cross_stats.A442];&quot;:&quot;;[rcl_cross_stats.C442];&quot;:&quot;;[rcl_cross_stats.C442])" table:style-name="ce1">
            <text:p>3123203:3123203:0.203:0.203</text:p>
          </table:table-cell>
          <table:table-cell table:number-columns-repeated="16383"/>
        </table:table-row>
        <table:table-row table:style-name="ro1">
          <table:table-cell office:value-type="string" office:string-value="3141101:3141101:0.2755:0.2755" table:formula="of:=CONCATENATE([rcl_cross_stats.A443];&quot;:&quot;;[rcl_cross_stats.A443];&quot;:&quot;;[rcl_cross_stats.C443];&quot;:&quot;;[rcl_cross_stats.C443])" table:style-name="ce1">
            <text:p>3141101:314110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2:3141102:0.2755:0.2755" table:formula="of:=CONCATENATE([rcl_cross_stats.A444];&quot;:&quot;;[rcl_cross_stats.A444];&quot;:&quot;;[rcl_cross_stats.C444];&quot;:&quot;;[rcl_cross_stats.C444])" table:style-name="ce1">
            <text:p>3141102:314110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3:3141103:0.182:0.182" table:formula="of:=CONCATENATE([rcl_cross_stats.A445];&quot;:&quot;;[rcl_cross_stats.A445];&quot;:&quot;;[rcl_cross_stats.C445];&quot;:&quot;;[rcl_cross_stats.C445])" table:style-name="ce1">
            <text:p>3141103:3141103:0.182:0.182</text:p>
          </table:table-cell>
          <table:table-cell table:number-columns-repeated="16383"/>
        </table:table-row>
        <table:table-row table:style-name="ro1">
          <table:table-cell office:value-type="string" office:string-value="3141111:3141111:0.2755:0.2755" table:formula="of:=CONCATENATE([rcl_cross_stats.A446];&quot;:&quot;;[rcl_cross_stats.A446];&quot;:&quot;;[rcl_cross_stats.C446];&quot;:&quot;;[rcl_cross_stats.C446])" table:style-name="ce1">
            <text:p>3141111:314111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2:3141112:0.2755:0.2755" table:formula="of:=CONCATENATE([rcl_cross_stats.A447];&quot;:&quot;;[rcl_cross_stats.A447];&quot;:&quot;;[rcl_cross_stats.C447];&quot;:&quot;;[rcl_cross_stats.C447])" table:style-name="ce1">
            <text:p>3141112:314111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3:3141113:0.182:0.182" table:formula="of:=CONCATENATE([rcl_cross_stats.A448];&quot;:&quot;;[rcl_cross_stats.A448];&quot;:&quot;;[rcl_cross_stats.C448];&quot;:&quot;;[rcl_cross_stats.C448])" table:style-name="ce1">
            <text:p>3141113:3141113:0.182:0.182</text:p>
          </table:table-cell>
          <table:table-cell table:number-columns-repeated="16383"/>
        </table:table-row>
        <table:table-row table:style-name="ro1">
          <table:table-cell office:value-type="string" office:string-value="3141201:3141201:0.359:0.359" table:formula="of:=CONCATENATE([rcl_cross_stats.A449];&quot;:&quot;;[rcl_cross_stats.A449];&quot;:&quot;;[rcl_cross_stats.C449];&quot;:&quot;;[rcl_cross_stats.C449])" table:style-name="ce1">
            <text:p>3141201:3141201:0.359:0.359</text:p>
          </table:table-cell>
          <table:table-cell table:number-columns-repeated="16383"/>
        </table:table-row>
        <table:table-row table:style-name="ro1">
          <table:table-cell office:value-type="string" office:string-value="3141202:3141202:0.359:0.359" table:formula="of:=CONCATENATE([rcl_cross_stats.A450];&quot;:&quot;;[rcl_cross_stats.A450];&quot;:&quot;;[rcl_cross_stats.C450];&quot;:&quot;;[rcl_cross_stats.C450])" table:style-name="ce1">
            <text:p>3141202:3141202:0.359:0.359</text:p>
          </table:table-cell>
          <table:table-cell table:number-columns-repeated="16383"/>
        </table:table-row>
        <table:table-row table:style-name="ro1">
          <table:table-cell office:value-type="string" office:string-value="3141203:3141203:0.206:0.206" table:formula="of:=CONCATENATE([rcl_cross_stats.A451];&quot;:&quot;;[rcl_cross_stats.A451];&quot;:&quot;;[rcl_cross_stats.C451];&quot;:&quot;;[rcl_cross_stats.C451])" table:style-name="ce1">
            <text:p>3141203:3141203:0.206:0.206</text:p>
          </table:table-cell>
          <table:table-cell table:number-columns-repeated="16383"/>
        </table:table-row>
        <table:table-row table:style-name="ro1">
          <table:table-cell office:value-type="string" office:string-value="3141211:3141211:0.359:0.359" table:formula="of:=CONCATENATE([rcl_cross_stats.A452];&quot;:&quot;;[rcl_cross_stats.A452];&quot;:&quot;;[rcl_cross_stats.C452];&quot;:&quot;;[rcl_cross_stats.C452])" table:style-name="ce1">
            <text:p>3141211:3141211:0.359:0.359</text:p>
          </table:table-cell>
          <table:table-cell table:number-columns-repeated="16383"/>
        </table:table-row>
        <table:table-row table:style-name="ro1">
          <table:table-cell office:value-type="string" office:string-value="3141212:3141212:0.359:0.359" table:formula="of:=CONCATENATE([rcl_cross_stats.A453];&quot;:&quot;;[rcl_cross_stats.A453];&quot;:&quot;;[rcl_cross_stats.C453];&quot;:&quot;;[rcl_cross_stats.C453])" table:style-name="ce1">
            <text:p>3141212:3141212:0.359:0.359</text:p>
          </table:table-cell>
          <table:table-cell table:number-columns-repeated="16383"/>
        </table:table-row>
        <table:table-row table:style-name="ro1">
          <table:table-cell office:value-type="string" office:string-value="3141213:3141213:0.206:0.206" table:formula="of:=CONCATENATE([rcl_cross_stats.A454];&quot;:&quot;;[rcl_cross_stats.A454];&quot;:&quot;;[rcl_cross_stats.C454];&quot;:&quot;;[rcl_cross_stats.C454])" table:style-name="ce1">
            <text:p>3141213:3141213:0.206:0.206</text:p>
          </table:table-cell>
          <table:table-cell table:number-columns-repeated="16383"/>
        </table:table-row>
        <table:table-row table:style-name="ro1">
          <table:table-cell office:value-type="string" office:string-value="3142101:3142101:0.192:0.192" table:formula="of:=CONCATENATE([rcl_cross_stats.A455];&quot;:&quot;;[rcl_cross_stats.A455];&quot;:&quot;;[rcl_cross_stats.C455];&quot;:&quot;;[rcl_cross_stats.C455])" table:style-name="ce1">
            <text:p>3142101:3142101:0.192:0.192</text:p>
          </table:table-cell>
          <table:table-cell table:number-columns-repeated="16383"/>
        </table:table-row>
        <table:table-row table:style-name="ro1">
          <table:table-cell office:value-type="string" office:string-value="3142102:3142102:0.192:0.192" table:formula="of:=CONCATENATE([rcl_cross_stats.A456];&quot;:&quot;;[rcl_cross_stats.A456];&quot;:&quot;;[rcl_cross_stats.C456];&quot;:&quot;;[rcl_cross_stats.C456])" table:style-name="ce1">
            <text:p>3142102:3142102:0.192:0.192</text:p>
          </table:table-cell>
          <table:table-cell table:number-columns-repeated="16383"/>
        </table:table-row>
        <table:table-row table:style-name="ro1">
          <table:table-cell office:value-type="string" office:string-value="3142103:3142103:0.172:0.172" table:formula="of:=CONCATENATE([rcl_cross_stats.A457];&quot;:&quot;;[rcl_cross_stats.A457];&quot;:&quot;;[rcl_cross_stats.C457];&quot;:&quot;;[rcl_cross_stats.C457])" table:style-name="ce1">
            <text:p>3142103:3142103:0.172:0.172</text:p>
          </table:table-cell>
          <table:table-cell table:number-columns-repeated="16383"/>
        </table:table-row>
        <table:table-row table:style-name="ro1">
          <table:table-cell office:value-type="string" office:string-value="3142111:3142111:0.192:0.192" table:formula="of:=CONCATENATE([rcl_cross_stats.A458];&quot;:&quot;;[rcl_cross_stats.A458];&quot;:&quot;;[rcl_cross_stats.C458];&quot;:&quot;;[rcl_cross_stats.C458])" table:style-name="ce1">
            <text:p>3142111:3142111:0.192:0.192</text:p>
          </table:table-cell>
          <table:table-cell table:number-columns-repeated="16383"/>
        </table:table-row>
        <table:table-row table:style-name="ro1">
          <table:table-cell office:value-type="string" office:string-value="3142112:3142112:0.192:0.192" table:formula="of:=CONCATENATE([rcl_cross_stats.A459];&quot;:&quot;;[rcl_cross_stats.A459];&quot;:&quot;;[rcl_cross_stats.C459];&quot;:&quot;;[rcl_cross_stats.C459])" table:style-name="ce1">
            <text:p>3142112:3142112:0.192:0.192</text:p>
          </table:table-cell>
          <table:table-cell table:number-columns-repeated="16383"/>
        </table:table-row>
        <table:table-row table:style-name="ro1">
          <table:table-cell office:value-type="string" office:string-value="3142113:3142113:0.172:0.172" table:formula="of:=CONCATENATE([rcl_cross_stats.A460];&quot;:&quot;;[rcl_cross_stats.A460];&quot;:&quot;;[rcl_cross_stats.C460];&quot;:&quot;;[rcl_cross_stats.C460])" table:style-name="ce1">
            <text:p>3142113:3142113:0.172:0.172</text:p>
          </table:table-cell>
          <table:table-cell table:number-columns-repeated="16383"/>
        </table:table-row>
        <table:table-row table:style-name="ro1">
          <table:table-cell office:value-type="string" office:string-value="3142201:3142201:0.192:0.192" table:formula="of:=CONCATENATE([rcl_cross_stats.A461];&quot;:&quot;;[rcl_cross_stats.A461];&quot;:&quot;;[rcl_cross_stats.C461];&quot;:&quot;;[rcl_cross_stats.C461])" table:style-name="ce1">
            <text:p>3142201:3142201:0.192:0.192</text:p>
          </table:table-cell>
          <table:table-cell table:number-columns-repeated="16383"/>
        </table:table-row>
        <table:table-row table:style-name="ro1">
          <table:table-cell office:value-type="string" office:string-value="3142202:3142202:0.192:0.192" table:formula="of:=CONCATENATE([rcl_cross_stats.A462];&quot;:&quot;;[rcl_cross_stats.A462];&quot;:&quot;;[rcl_cross_stats.C462];&quot;:&quot;;[rcl_cross_stats.C462])" table:style-name="ce1">
            <text:p>3142202:3142202:0.192:0.192</text:p>
          </table:table-cell>
          <table:table-cell table:number-columns-repeated="16383"/>
        </table:table-row>
        <table:table-row table:style-name="ro1">
          <table:table-cell office:value-type="string" office:string-value="3142203:3142203:0.172:0.172" table:formula="of:=CONCATENATE([rcl_cross_stats.A463];&quot;:&quot;;[rcl_cross_stats.A463];&quot;:&quot;;[rcl_cross_stats.C463];&quot;:&quot;;[rcl_cross_stats.C463])" table:style-name="ce1">
            <text:p>3142203:3142203:0.172:0.172</text:p>
          </table:table-cell>
          <table:table-cell table:number-columns-repeated="16383"/>
        </table:table-row>
        <table:table-row table:style-name="ro1">
          <table:table-cell office:value-type="string" office:string-value="3142211:3142211:0.192:0.192" table:formula="of:=CONCATENATE([rcl_cross_stats.A464];&quot;:&quot;;[rcl_cross_stats.A464];&quot;:&quot;;[rcl_cross_stats.C464];&quot;:&quot;;[rcl_cross_stats.C464])" table:style-name="ce1">
            <text:p>3142211:3142211:0.192:0.192</text:p>
          </table:table-cell>
          <table:table-cell table:number-columns-repeated="16383"/>
        </table:table-row>
        <table:table-row table:style-name="ro1">
          <table:table-cell office:value-type="string" office:string-value="3142212:3142212:0.192:0.192" table:formula="of:=CONCATENATE([rcl_cross_stats.A465];&quot;:&quot;;[rcl_cross_stats.A465];&quot;:&quot;;[rcl_cross_stats.C465];&quot;:&quot;;[rcl_cross_stats.C465])" table:style-name="ce1">
            <text:p>3142212:3142212:0.192:0.192</text:p>
          </table:table-cell>
          <table:table-cell table:number-columns-repeated="16383"/>
        </table:table-row>
        <table:table-row table:style-name="ro1">
          <table:table-cell office:value-type="string" office:string-value="3142213:3142213:0.172:0.172" table:formula="of:=CONCATENATE([rcl_cross_stats.A466];&quot;:&quot;;[rcl_cross_stats.A466];&quot;:&quot;;[rcl_cross_stats.C466];&quot;:&quot;;[rcl_cross_stats.C466])" table:style-name="ce1">
            <text:p>3142213:3142213:0.172:0.172</text:p>
          </table:table-cell>
          <table:table-cell table:number-columns-repeated="16383"/>
        </table:table-row>
        <table:table-row table:style-name="ro1">
          <table:table-cell office:value-type="string" office:string-value="3143101:3143101:0.359:0.359" table:formula="of:=CONCATENATE([rcl_cross_stats.A467];&quot;:&quot;;[rcl_cross_stats.A467];&quot;:&quot;;[rcl_cross_stats.C467];&quot;:&quot;;[rcl_cross_stats.C467])" table:style-name="ce1">
            <text:p>3143101:3143101:0.359:0.359</text:p>
          </table:table-cell>
          <table:table-cell table:number-columns-repeated="16383"/>
        </table:table-row>
        <table:table-row table:style-name="ro1">
          <table:table-cell office:value-type="string" office:string-value="3143102:3143102:0.359:0.359" table:formula="of:=CONCATENATE([rcl_cross_stats.A468];&quot;:&quot;;[rcl_cross_stats.A468];&quot;:&quot;;[rcl_cross_stats.C468];&quot;:&quot;;[rcl_cross_stats.C468])" table:style-name="ce1">
            <text:p>3143102:3143102:0.359:0.359</text:p>
          </table:table-cell>
          <table:table-cell table:number-columns-repeated="16383"/>
        </table:table-row>
        <table:table-row table:style-name="ro1">
          <table:table-cell office:value-type="string" office:string-value="3143103:3143103:0.359:0.359" table:formula="of:=CONCATENATE([rcl_cross_stats.A469];&quot;:&quot;;[rcl_cross_stats.A469];&quot;:&quot;;[rcl_cross_stats.C469];&quot;:&quot;;[rcl_cross_stats.C469])" table:style-name="ce1">
            <text:p>3143103:3143103:0.359:0.359</text:p>
          </table:table-cell>
          <table:table-cell table:number-columns-repeated="16383"/>
        </table:table-row>
        <table:table-row table:style-name="ro1">
          <table:table-cell office:value-type="string" office:string-value="3143111:3143111:0.359:0.359" table:formula="of:=CONCATENATE([rcl_cross_stats.A470];&quot;:&quot;;[rcl_cross_stats.A470];&quot;:&quot;;[rcl_cross_stats.C470];&quot;:&quot;;[rcl_cross_stats.C470])" table:style-name="ce1">
            <text:p>3143111:3143111:0.359:0.359</text:p>
          </table:table-cell>
          <table:table-cell table:number-columns-repeated="16383"/>
        </table:table-row>
        <table:table-row table:style-name="ro1">
          <table:table-cell office:value-type="string" office:string-value="3143112:3143112:0.359:0.359" table:formula="of:=CONCATENATE([rcl_cross_stats.A471];&quot;:&quot;;[rcl_cross_stats.A471];&quot;:&quot;;[rcl_cross_stats.C471];&quot;:&quot;;[rcl_cross_stats.C471])" table:style-name="ce1">
            <text:p>3143112:3143112:0.359:0.359</text:p>
          </table:table-cell>
          <table:table-cell table:number-columns-repeated="16383"/>
        </table:table-row>
        <table:table-row table:style-name="ro1">
          <table:table-cell office:value-type="string" office:string-value="3143113:3143113:0.359:0.359" table:formula="of:=CONCATENATE([rcl_cross_stats.A472];&quot;:&quot;;[rcl_cross_stats.A472];&quot;:&quot;;[rcl_cross_stats.C472];&quot;:&quot;;[rcl_cross_stats.C472])" table:style-name="ce1">
            <text:p>3143113:3143113:0.359:0.359</text:p>
          </table:table-cell>
          <table:table-cell table:number-columns-repeated="16383"/>
        </table:table-row>
        <table:table-row table:style-name="ro1">
          <table:table-cell office:value-type="string" office:string-value="3143201:3143201:0.359:0.359" table:formula="of:=CONCATENATE([rcl_cross_stats.A473];&quot;:&quot;;[rcl_cross_stats.A473];&quot;:&quot;;[rcl_cross_stats.C473];&quot;:&quot;;[rcl_cross_stats.C473])" table:style-name="ce1">
            <text:p>3143201:3143201:0.359:0.359</text:p>
          </table:table-cell>
          <table:table-cell table:number-columns-repeated="16383"/>
        </table:table-row>
        <table:table-row table:style-name="ro1">
          <table:table-cell office:value-type="string" office:string-value="3143202:3143202:0.359:0.359" table:formula="of:=CONCATENATE([rcl_cross_stats.A474];&quot;:&quot;;[rcl_cross_stats.A474];&quot;:&quot;;[rcl_cross_stats.C474];&quot;:&quot;;[rcl_cross_stats.C474])" table:style-name="ce1">
            <text:p>3143202:3143202:0.359:0.359</text:p>
          </table:table-cell>
          <table:table-cell table:number-columns-repeated="16383"/>
        </table:table-row>
        <table:table-row table:style-name="ro1">
          <table:table-cell office:value-type="string" office:string-value="3143203:3143203:0.206:0.206" table:formula="of:=CONCATENATE([rcl_cross_stats.A475];&quot;:&quot;;[rcl_cross_stats.A475];&quot;:&quot;;[rcl_cross_stats.C475];&quot;:&quot;;[rcl_cross_stats.C475])" table:style-name="ce1">
            <text:p>3143203:3143203:0.206:0.206</text:p>
          </table:table-cell>
          <table:table-cell table:number-columns-repeated="16383"/>
        </table:table-row>
        <table:table-row table:style-name="ro1">
          <table:table-cell office:value-type="string" office:string-value="3143211:3143211:0.359:0.359" table:formula="of:=CONCATENATE([rcl_cross_stats.A476];&quot;:&quot;;[rcl_cross_stats.A476];&quot;:&quot;;[rcl_cross_stats.C476];&quot;:&quot;;[rcl_cross_stats.C476])" table:style-name="ce1">
            <text:p>3143211:3143211:0.359:0.359</text:p>
          </table:table-cell>
          <table:table-cell table:number-columns-repeated="16383"/>
        </table:table-row>
        <table:table-row table:style-name="ro1">
          <table:table-cell office:value-type="string" office:string-value="3143212:3143212:0.359:0.359" table:formula="of:=CONCATENATE([rcl_cross_stats.A477];&quot;:&quot;;[rcl_cross_stats.A477];&quot;:&quot;;[rcl_cross_stats.C477];&quot;:&quot;;[rcl_cross_stats.C477])" table:style-name="ce1">
            <text:p>3143212:3143212:0.359:0.359</text:p>
          </table:table-cell>
          <table:table-cell table:number-columns-repeated="16383"/>
        </table:table-row>
        <table:table-row table:style-name="ro1">
          <table:table-cell office:value-type="string" office:string-value="3143213:3143213:0.206:0.206" table:formula="of:=CONCATENATE([rcl_cross_stats.A478];&quot;:&quot;;[rcl_cross_stats.A478];&quot;:&quot;;[rcl_cross_stats.C478];&quot;:&quot;;[rcl_cross_stats.C478])" table:style-name="ce1">
            <text:p>3143213:3143213:0.206:0.206</text:p>
          </table:table-cell>
          <table:table-cell table:number-columns-repeated="16383"/>
        </table:table-row>
        <table:table-row table:style-name="ro1">
          <table:table-cell office:value-type="string" office:string-value="3151101:3151101:0.213:0.213" table:formula="of:=CONCATENATE([rcl_cross_stats.A479];&quot;:&quot;;[rcl_cross_stats.A479];&quot;:&quot;;[rcl_cross_stats.C479];&quot;:&quot;;[rcl_cross_stats.C479])" table:style-name="ce1">
            <text:p>3151101:3151101:0.213:0.213</text:p>
          </table:table-cell>
          <table:table-cell table:number-columns-repeated="16383"/>
        </table:table-row>
        <table:table-row table:style-name="ro1">
          <table:table-cell office:value-type="string" office:string-value="3151102:3151102:0.213:0.213" table:formula="of:=CONCATENATE([rcl_cross_stats.A480];&quot;:&quot;;[rcl_cross_stats.A480];&quot;:&quot;;[rcl_cross_stats.C480];&quot;:&quot;;[rcl_cross_stats.C480])" table:style-name="ce1">
            <text:p>3151102:3151102:0.213:0.213</text:p>
          </table:table-cell>
          <table:table-cell table:number-columns-repeated="16383"/>
        </table:table-row>
        <table:table-row table:style-name="ro1">
          <table:table-cell office:value-type="string" office:string-value="3151103:3151103:0.313:0.313" table:formula="of:=CONCATENATE([rcl_cross_stats.A481];&quot;:&quot;;[rcl_cross_stats.A481];&quot;:&quot;;[rcl_cross_stats.C481];&quot;:&quot;;[rcl_cross_stats.C481])" table:style-name="ce1">
            <text:p>3151103:3151103:0.313:0.313</text:p>
          </table:table-cell>
          <table:table-cell table:number-columns-repeated="16383"/>
        </table:table-row>
        <table:table-row table:style-name="ro1">
          <table:table-cell office:value-type="string" office:string-value="3151201:3151201:0.391:0.391" table:formula="of:=CONCATENATE([rcl_cross_stats.A482];&quot;:&quot;;[rcl_cross_stats.A482];&quot;:&quot;;[rcl_cross_stats.C482];&quot;:&quot;;[rcl_cross_stats.C482])" table:style-name="ce1">
            <text:p>3151201:3151201:0.391:0.391</text:p>
          </table:table-cell>
          <table:table-cell table:number-columns-repeated="16383"/>
        </table:table-row>
        <table:table-row table:style-name="ro1">
          <table:table-cell office:value-type="string" office:string-value="3151202:3151202:0.391:0.391" table:formula="of:=CONCATENATE([rcl_cross_stats.A483];&quot;:&quot;;[rcl_cross_stats.A483];&quot;:&quot;;[rcl_cross_stats.C483];&quot;:&quot;;[rcl_cross_stats.C483])" table:style-name="ce1">
            <text:p>3151202:3151202:0.391:0.391</text:p>
          </table:table-cell>
          <table:table-cell table:number-columns-repeated="16383"/>
        </table:table-row>
        <table:table-row table:style-name="ro1">
          <table:table-cell office:value-type="string" office:string-value="3151203:3151203:0.188:0.188" table:formula="of:=CONCATENATE([rcl_cross_stats.A484];&quot;:&quot;;[rcl_cross_stats.A484];&quot;:&quot;;[rcl_cross_stats.C484];&quot;:&quot;;[rcl_cross_stats.C484])" table:style-name="ce1">
            <text:p>3151203:3151203:0.188:0.188</text:p>
          </table:table-cell>
          <table:table-cell table:number-columns-repeated="16383"/>
        </table:table-row>
        <table:table-row table:style-name="ro1">
          <table:table-cell office:value-type="string" office:string-value="3152101:3152101:0.213:0.213" table:formula="of:=CONCATENATE([rcl_cross_stats.A485];&quot;:&quot;;[rcl_cross_stats.A485];&quot;:&quot;;[rcl_cross_stats.C485];&quot;:&quot;;[rcl_cross_stats.C485])" table:style-name="ce1">
            <text:p>3152101:3152101:0.213:0.213</text:p>
          </table:table-cell>
          <table:table-cell table:number-columns-repeated="16383"/>
        </table:table-row>
        <table:table-row table:style-name="ro1">
          <table:table-cell office:value-type="string" office:string-value="3152102:3152102:0.213:0.213" table:formula="of:=CONCATENATE([rcl_cross_stats.A486];&quot;:&quot;;[rcl_cross_stats.A486];&quot;:&quot;;[rcl_cross_stats.C486];&quot;:&quot;;[rcl_cross_stats.C486])" table:style-name="ce1">
            <text:p>3152102:3152102:0.213:0.213</text:p>
          </table:table-cell>
          <table:table-cell table:number-columns-repeated="16383"/>
        </table:table-row>
        <table:table-row table:style-name="ro1">
          <table:table-cell office:value-type="string" office:string-value="3152103:3152103:0.313:0.313" table:formula="of:=CONCATENATE([rcl_cross_stats.A487];&quot;:&quot;;[rcl_cross_stats.A487];&quot;:&quot;;[rcl_cross_stats.C487];&quot;:&quot;;[rcl_cross_stats.C487])" table:style-name="ce1">
            <text:p>3152103:3152103:0.313:0.313</text:p>
          </table:table-cell>
          <table:table-cell table:number-columns-repeated="16383"/>
        </table:table-row>
        <table:table-row table:style-name="ro1">
          <table:table-cell office:value-type="string" office:string-value="3152201:3152201:0.391:0.391" table:formula="of:=CONCATENATE([rcl_cross_stats.A488];&quot;:&quot;;[rcl_cross_stats.A488];&quot;:&quot;;[rcl_cross_stats.C488];&quot;:&quot;;[rcl_cross_stats.C488])" table:style-name="ce1">
            <text:p>3152201:3152201:0.391:0.391</text:p>
          </table:table-cell>
          <table:table-cell table:number-columns-repeated="16383"/>
        </table:table-row>
        <table:table-row table:style-name="ro1">
          <table:table-cell office:value-type="string" office:string-value="3152202:3152202:0.391:0.391" table:formula="of:=CONCATENATE([rcl_cross_stats.A489];&quot;:&quot;;[rcl_cross_stats.A489];&quot;:&quot;;[rcl_cross_stats.C489];&quot;:&quot;;[rcl_cross_stats.C489])" table:style-name="ce1">
            <text:p>3152202:3152202:0.391:0.391</text:p>
          </table:table-cell>
          <table:table-cell table:number-columns-repeated="16383"/>
        </table:table-row>
        <table:table-row table:style-name="ro1">
          <table:table-cell office:value-type="string" office:string-value="3152203:3152203:0.188:0.188" table:formula="of:=CONCATENATE([rcl_cross_stats.A490];&quot;:&quot;;[rcl_cross_stats.A490];&quot;:&quot;;[rcl_cross_stats.C490];&quot;:&quot;;[rcl_cross_stats.C490])" table:style-name="ce1">
            <text:p>3152203:3152203:0.188:0.188</text:p>
          </table:table-cell>
          <table:table-cell table:number-columns-repeated="16383"/>
        </table:table-row>
        <table:table-row table:style-name="ro1">
          <table:table-cell office:value-type="string" office:string-value="3153101:3153101:0.634:0.634" table:formula="of:=CONCATENATE([rcl_cross_stats.A491];&quot;:&quot;;[rcl_cross_stats.A491];&quot;:&quot;;[rcl_cross_stats.C491];&quot;:&quot;;[rcl_cross_stats.C491])" table:style-name="ce1">
            <text:p>3153101:3153101:0.634:0.634</text:p>
          </table:table-cell>
          <table:table-cell table:number-columns-repeated="16383"/>
        </table:table-row>
        <table:table-row table:style-name="ro1">
          <table:table-cell office:value-type="string" office:string-value="3153102:3153102:0.634:0.634" table:formula="of:=CONCATENATE([rcl_cross_stats.A492];&quot;:&quot;;[rcl_cross_stats.A492];&quot;:&quot;;[rcl_cross_stats.C492];&quot;:&quot;;[rcl_cross_stats.C492])" table:style-name="ce1">
            <text:p>3153102:3153102:0.634:0.634</text:p>
          </table:table-cell>
          <table:table-cell table:number-columns-repeated="16383"/>
        </table:table-row>
        <table:table-row table:style-name="ro1">
          <table:table-cell office:value-type="string" office:string-value="3153103:3153103:0.294:0.294" table:formula="of:=CONCATENATE([rcl_cross_stats.A493];&quot;:&quot;;[rcl_cross_stats.A493];&quot;:&quot;;[rcl_cross_stats.C493];&quot;:&quot;;[rcl_cross_stats.C493])" table:style-name="ce1">
            <text:p>3153103:3153103:0.294:0.294</text:p>
          </table:table-cell>
          <table:table-cell table:number-columns-repeated="16383"/>
        </table:table-row>
        <table:table-row table:style-name="ro1">
          <table:table-cell office:value-type="string" office:string-value="3153201:3153201:0.634:0.634" table:formula="of:=CONCATENATE([rcl_cross_stats.A494];&quot;:&quot;;[rcl_cross_stats.A494];&quot;:&quot;;[rcl_cross_stats.C494];&quot;:&quot;;[rcl_cross_stats.C494])" table:style-name="ce1">
            <text:p>3153201:3153201:0.634:0.634</text:p>
          </table:table-cell>
          <table:table-cell table:number-columns-repeated="16383"/>
        </table:table-row>
        <table:table-row table:style-name="ro1">
          <table:table-cell office:value-type="string" office:string-value="3153202:3153202:0.634:0.634" table:formula="of:=CONCATENATE([rcl_cross_stats.A495];&quot;:&quot;;[rcl_cross_stats.A495];&quot;:&quot;;[rcl_cross_stats.C495];&quot;:&quot;;[rcl_cross_stats.C495])" table:style-name="ce1">
            <text:p>3153202:3153202:0.634:0.634</text:p>
          </table:table-cell>
          <table:table-cell table:number-columns-repeated="16383"/>
        </table:table-row>
        <table:table-row table:style-name="ro1">
          <table:table-cell office:value-type="string" office:string-value="3153203:3153203:0.294:0.294" table:formula="of:=CONCATENATE([rcl_cross_stats.A496];&quot;:&quot;;[rcl_cross_stats.A496];&quot;:&quot;;[rcl_cross_stats.C496];&quot;:&quot;;[rcl_cross_stats.C496])" table:style-name="ce1">
            <text:p>3153203:3153203:0.294:0.294</text:p>
          </table:table-cell>
          <table:table-cell table:number-columns-repeated="16383"/>
        </table:table-row>
        <table:table-row table:style-name="ro1">
          <table:table-cell office:value-type="string" office:string-value="3161101:3161101:0:0" table:formula="of:=CONCATENATE([rcl_cross_stats.A497];&quot;:&quot;;[rcl_cross_stats.A497];&quot;:&quot;;[rcl_cross_stats.C497];&quot;:&quot;;[rcl_cross_stats.C497])" table:style-name="ce1">
            <text:p>3161101:3161101:0:0</text:p>
          </table:table-cell>
          <table:table-cell table:number-columns-repeated="16383"/>
        </table:table-row>
        <table:table-row table:style-name="ro1">
          <table:table-cell office:value-type="string" office:string-value="3211101:3211101:0:0" table:formula="of:=CONCATENATE([rcl_cross_stats.A498];&quot;:&quot;;[rcl_cross_stats.A498];&quot;:&quot;;[rcl_cross_stats.C498];&quot;:&quot;;[rcl_cross_stats.C498])" table:style-name="ce1">
            <text:p>3211101:3211101:0:0</text:p>
          </table:table-cell>
          <table:table-cell table:number-columns-repeated="16383"/>
        </table:table-row>
        <table:table-row table:style-name="ro1">
          <table:table-cell office:value-type="string" office:string-value="3221101:3221101:0.362:0.362" table:formula="of:=CONCATENATE([rcl_cross_stats.A499];&quot;:&quot;;[rcl_cross_stats.A499];&quot;:&quot;;[rcl_cross_stats.C499];&quot;:&quot;;[rcl_cross_stats.C499])" table:style-name="ce1">
            <text:p>3221101:3221101:0.362:0.362</text:p>
          </table:table-cell>
          <table:table-cell table:number-columns-repeated="16383"/>
        </table:table-row>
        <table:table-row table:style-name="ro1">
          <table:table-cell office:value-type="string" office:string-value="3221102:3221102:0.362:0.362" table:formula="of:=CONCATENATE([rcl_cross_stats.A500];&quot;:&quot;;[rcl_cross_stats.A500];&quot;:&quot;;[rcl_cross_stats.C500];&quot;:&quot;;[rcl_cross_stats.C500])" table:style-name="ce1">
            <text:p>3221102:3221102:0.362:0.362</text:p>
          </table:table-cell>
          <table:table-cell table:number-columns-repeated="16383"/>
        </table:table-row>
        <table:table-row table:style-name="ro1">
          <table:table-cell office:value-type="string" office:string-value="3221103:3221103:0.2695:0.2695" table:formula="of:=CONCATENATE([rcl_cross_stats.A501];&quot;:&quot;;[rcl_cross_stats.A501];&quot;:&quot;;[rcl_cross_stats.C501];&quot;:&quot;;[rcl_cross_stats.C501])" table:style-name="ce1">
            <text:p>3221103:3221103:0.2695:0.2695</text:p>
          </table:table-cell>
          <table:table-cell table:number-columns-repeated="16383"/>
        </table:table-row>
        <table:table-row table:style-name="ro1">
          <table:table-cell office:value-type="string" office:string-value="3221201:3221201:0.272:0.272" table:formula="of:=CONCATENATE([rcl_cross_stats.A502];&quot;:&quot;;[rcl_cross_stats.A502];&quot;:&quot;;[rcl_cross_stats.C502];&quot;:&quot;;[rcl_cross_stats.C502])" table:style-name="ce1">
            <text:p>3221201:3221201:0.272:0.272</text:p>
          </table:table-cell>
          <table:table-cell table:number-columns-repeated="16383"/>
        </table:table-row>
        <table:table-row table:style-name="ro1">
          <table:table-cell office:value-type="string" office:string-value="3221202:3221202:0.272:0.272" table:formula="of:=CONCATENATE([rcl_cross_stats.A503];&quot;:&quot;;[rcl_cross_stats.A503];&quot;:&quot;;[rcl_cross_stats.C503];&quot;:&quot;;[rcl_cross_stats.C503])" table:style-name="ce1">
            <text:p>3221202:3221202:0.272:0.272</text:p>
          </table:table-cell>
          <table:table-cell table:number-columns-repeated="16383"/>
        </table:table-row>
        <table:table-row table:style-name="ro1">
          <table:table-cell office:value-type="string" office:string-value="3221203:3221203:0.24:0.24" table:formula="of:=CONCATENATE([rcl_cross_stats.A504];&quot;:&quot;;[rcl_cross_stats.A504];&quot;:&quot;;[rcl_cross_stats.C504];&quot;:&quot;;[rcl_cross_stats.C504])" table:style-name="ce1">
            <text:p>3221203:3221203:0.24:0.24</text:p>
          </table:table-cell>
          <table:table-cell table:number-columns-repeated="16383"/>
        </table:table-row>
        <table:table-row table:style-name="ro1">
          <table:table-cell office:value-type="string" office:string-value="3222101:3222101:0.481:0.481" table:formula="of:=CONCATENATE([rcl_cross_stats.A505];&quot;:&quot;;[rcl_cross_stats.A505];&quot;:&quot;;[rcl_cross_stats.C505];&quot;:&quot;;[rcl_cross_stats.C505])" table:style-name="ce1">
            <text:p>3222101:3222101:0.481:0.481</text:p>
          </table:table-cell>
          <table:table-cell table:number-columns-repeated="16383"/>
        </table:table-row>
        <table:table-row table:style-name="ro1">
          <table:table-cell office:value-type="string" office:string-value="3222102:3222102:0.481:0.481" table:formula="of:=CONCATENATE([rcl_cross_stats.A506];&quot;:&quot;;[rcl_cross_stats.A506];&quot;:&quot;;[rcl_cross_stats.C506];&quot;:&quot;;[rcl_cross_stats.C506])" table:style-name="ce1">
            <text:p>3222102:3222102:0.481:0.481</text:p>
          </table:table-cell>
          <table:table-cell table:number-columns-repeated="16383"/>
        </table:table-row>
        <table:table-row table:style-name="ro1">
          <table:table-cell office:value-type="string" office:string-value="3222103:3222103:0.277:0.277" table:formula="of:=CONCATENATE([rcl_cross_stats.A507];&quot;:&quot;;[rcl_cross_stats.A507];&quot;:&quot;;[rcl_cross_stats.C507];&quot;:&quot;;[rcl_cross_stats.C507])" table:style-name="ce1">
            <text:p>3222103:3222103:0.277:0.277</text:p>
          </table:table-cell>
          <table:table-cell table:number-columns-repeated="16383"/>
        </table:table-row>
        <table:table-row table:style-name="ro1">
          <table:table-cell office:value-type="string" office:string-value="3222201:3222201:0.307:0.307" table:formula="of:=CONCATENATE([rcl_cross_stats.A508];&quot;:&quot;;[rcl_cross_stats.A508];&quot;:&quot;;[rcl_cross_stats.C508];&quot;:&quot;;[rcl_cross_stats.C508])" table:style-name="ce1">
            <text:p>3222201:3222201:0.307:0.307</text:p>
          </table:table-cell>
          <table:table-cell table:number-columns-repeated="16383"/>
        </table:table-row>
        <table:table-row table:style-name="ro1">
          <table:table-cell office:value-type="string" office:string-value="3222202:3222202:0.307:0.307" table:formula="of:=CONCATENATE([rcl_cross_stats.A509];&quot;:&quot;;[rcl_cross_stats.A509];&quot;:&quot;;[rcl_cross_stats.C509];&quot;:&quot;;[rcl_cross_stats.C509])" table:style-name="ce1">
            <text:p>3222202:3222202:0.307:0.307</text:p>
          </table:table-cell>
          <table:table-cell table:number-columns-repeated="16383"/>
        </table:table-row>
        <table:table-row table:style-name="ro1">
          <table:table-cell office:value-type="string" office:string-value="3222203:3222203:0.248:0.248" table:formula="of:=CONCATENATE([rcl_cross_stats.A510];&quot;:&quot;;[rcl_cross_stats.A510];&quot;:&quot;;[rcl_cross_stats.C510];&quot;:&quot;;[rcl_cross_stats.C510])" table:style-name="ce1">
            <text:p>3222203:3222203:0.248:0.248</text:p>
          </table:table-cell>
          <table:table-cell table:number-columns-repeated="16383"/>
        </table:table-row>
        <table:table-row table:style-name="ro1">
          <table:table-cell office:value-type="string" office:string-value="3223101:3223101:0.243:0.243" table:formula="of:=CONCATENATE([rcl_cross_stats.A511];&quot;:&quot;;[rcl_cross_stats.A511];&quot;:&quot;;[rcl_cross_stats.C511];&quot;:&quot;;[rcl_cross_stats.C511])" table:style-name="ce1">
            <text:p>3223101:3223101:0.243:0.243</text:p>
          </table:table-cell>
          <table:table-cell table:number-columns-repeated="16383"/>
        </table:table-row>
        <table:table-row table:style-name="ro1">
          <table:table-cell office:value-type="string" office:string-value="3223102:3223102:0.243:0.243" table:formula="of:=CONCATENATE([rcl_cross_stats.A512];&quot;:&quot;;[rcl_cross_stats.A512];&quot;:&quot;;[rcl_cross_stats.C512];&quot;:&quot;;[rcl_cross_stats.C512])" table:style-name="ce1">
            <text:p>3223102:3223102:0.243:0.243</text:p>
          </table:table-cell>
          <table:table-cell table:number-columns-repeated="16383"/>
        </table:table-row>
        <table:table-row table:style-name="ro1">
          <table:table-cell office:value-type="string" office:string-value="3223103:3223103:0.262:0.262" table:formula="of:=CONCATENATE([rcl_cross_stats.A513];&quot;:&quot;;[rcl_cross_stats.A513];&quot;:&quot;;[rcl_cross_stats.C513];&quot;:&quot;;[rcl_cross_stats.C513])" table:style-name="ce1">
            <text:p>3223103:3223103:0.262:0.262</text:p>
          </table:table-cell>
          <table:table-cell table:number-columns-repeated="16383"/>
        </table:table-row>
        <table:table-row table:style-name="ro1">
          <table:table-cell office:value-type="string" office:string-value="3223201:3223201:0.237:0.237" table:formula="of:=CONCATENATE([rcl_cross_stats.A514];&quot;:&quot;;[rcl_cross_stats.A514];&quot;:&quot;;[rcl_cross_stats.C514];&quot;:&quot;;[rcl_cross_stats.C514])" table:style-name="ce1">
            <text:p>3223201:3223201:0.237:0.237</text:p>
          </table:table-cell>
          <table:table-cell table:number-columns-repeated="16383"/>
        </table:table-row>
        <table:table-row table:style-name="ro1">
          <table:table-cell office:value-type="string" office:string-value="3223202:3223202:0.237:0.237" table:formula="of:=CONCATENATE([rcl_cross_stats.A515];&quot;:&quot;;[rcl_cross_stats.A515];&quot;:&quot;;[rcl_cross_stats.C515];&quot;:&quot;;[rcl_cross_stats.C515])" table:style-name="ce1">
            <text:p>3223202:3223202:0.237:0.237</text:p>
          </table:table-cell>
          <table:table-cell table:number-columns-repeated="16383"/>
        </table:table-row>
        <table:table-row table:style-name="ro1">
          <table:table-cell office:value-type="string" office:string-value="3223203:3223203:0.232:0.232" table:formula="of:=CONCATENATE([rcl_cross_stats.A516];&quot;:&quot;;[rcl_cross_stats.A516];&quot;:&quot;;[rcl_cross_stats.C516];&quot;:&quot;;[rcl_cross_stats.C516])" table:style-name="ce1">
            <text:p>3223203:3223203:0.232:0.232</text:p>
          </table:table-cell>
          <table:table-cell table:number-columns-repeated="16383"/>
        </table:table-row>
        <table:table-row table:style-name="ro1">
          <table:table-cell office:value-type="string" office:string-value="3231101:3231101:0.234:0.234" table:formula="of:=CONCATENATE([rcl_cross_stats.A517];&quot;:&quot;;[rcl_cross_stats.A517];&quot;:&quot;;[rcl_cross_stats.C517];&quot;:&quot;;[rcl_cross_stats.C517])" table:style-name="ce1">
            <text:p>3231101:3231101:0.234:0.234</text:p>
          </table:table-cell>
          <table:table-cell table:number-columns-repeated="16383"/>
        </table:table-row>
        <table:table-row table:style-name="ro1">
          <table:table-cell office:value-type="string" office:string-value="3231102:3231102:0.234:0.234" table:formula="of:=CONCATENATE([rcl_cross_stats.A518];&quot;:&quot;;[rcl_cross_stats.A518];&quot;:&quot;;[rcl_cross_stats.C518];&quot;:&quot;;[rcl_cross_stats.C518])" table:style-name="ce1">
            <text:p>3231102:3231102:0.234:0.234</text:p>
          </table:table-cell>
          <table:table-cell table:number-columns-repeated="16383"/>
        </table:table-row>
        <table:table-row table:style-name="ro1">
          <table:table-cell office:value-type="string" office:string-value="3231103:3231103:0.2835:0.2835" table:formula="of:=CONCATENATE([rcl_cross_stats.A519];&quot;:&quot;;[rcl_cross_stats.A519];&quot;:&quot;;[rcl_cross_stats.C519];&quot;:&quot;;[rcl_cross_stats.C519])" table:style-name="ce1">
            <text:p>3231103:3231103:0.2835:0.2835</text:p>
          </table:table-cell>
          <table:table-cell table:number-columns-repeated="16383"/>
        </table:table-row>
        <table:table-row table:style-name="ro1">
          <table:table-cell office:value-type="string" office:string-value="3231111:3231111:0.2245:0.2245" table:formula="of:=CONCATENATE([rcl_cross_stats.A520];&quot;:&quot;;[rcl_cross_stats.A520];&quot;:&quot;;[rcl_cross_stats.C520];&quot;:&quot;;[rcl_cross_stats.C520])" table:style-name="ce1">
            <text:p>3231111:3231111:0.2245:0.2245</text:p>
          </table:table-cell>
          <table:table-cell table:number-columns-repeated="16383"/>
        </table:table-row>
        <table:table-row table:style-name="ro1">
          <table:table-cell office:value-type="string" office:string-value="3231112:3231112:0.2245:0.2245" table:formula="of:=CONCATENATE([rcl_cross_stats.A521];&quot;:&quot;;[rcl_cross_stats.A521];&quot;:&quot;;[rcl_cross_stats.C521];&quot;:&quot;;[rcl_cross_stats.C521])" table:style-name="ce1">
            <text:p>3231112:3231112:0.2245:0.2245</text:p>
          </table:table-cell>
          <table:table-cell table:number-columns-repeated="16383"/>
        </table:table-row>
        <table:table-row table:style-name="ro1">
          <table:table-cell office:value-type="string" office:string-value="3231113:3231113:0.2685:0.2685" table:formula="of:=CONCATENATE([rcl_cross_stats.A522];&quot;:&quot;;[rcl_cross_stats.A522];&quot;:&quot;;[rcl_cross_stats.C522];&quot;:&quot;;[rcl_cross_stats.C522])" table:style-name="ce1">
            <text:p>3231113:3231113:0.2685:0.2685</text:p>
          </table:table-cell>
          <table:table-cell table:number-columns-repeated="16383"/>
        </table:table-row>
        <table:table-row table:style-name="ro1">
          <table:table-cell office:value-type="string" office:string-value="3231201:3231201:0.35575:0.35575" table:formula="of:=CONCATENATE([rcl_cross_stats.A523];&quot;:&quot;;[rcl_cross_stats.A523];&quot;:&quot;;[rcl_cross_stats.C523];&quot;:&quot;;[rcl_cross_stats.C523])" table:style-name="ce1">
            <text:p>3231201:3231201:0.35575:0.35575</text:p>
          </table:table-cell>
          <table:table-cell table:number-columns-repeated="16383"/>
        </table:table-row>
        <table:table-row table:style-name="ro1">
          <table:table-cell office:value-type="string" office:string-value="3231202:3231202:0.35575:0.35575" table:formula="of:=CONCATENATE([rcl_cross_stats.A524];&quot;:&quot;;[rcl_cross_stats.A524];&quot;:&quot;;[rcl_cross_stats.C524];&quot;:&quot;;[rcl_cross_stats.C524])" table:style-name="ce1">
            <text:p>3231202:3231202:0.35575:0.35575</text:p>
          </table:table-cell>
          <table:table-cell table:number-columns-repeated="16383"/>
        </table:table-row>
        <table:table-row table:style-name="ro1">
          <table:table-cell office:value-type="string" office:string-value="3231203:3231203:0.31475:0.31475" table:formula="of:=CONCATENATE([rcl_cross_stats.A525];&quot;:&quot;;[rcl_cross_stats.A525];&quot;:&quot;;[rcl_cross_stats.C525];&quot;:&quot;;[rcl_cross_stats.C525])" table:style-name="ce1">
            <text:p>3231203:3231203:0.31475:0.31475</text:p>
          </table:table-cell>
          <table:table-cell table:number-columns-repeated="16383"/>
        </table:table-row>
        <table:table-row table:style-name="ro1">
          <table:table-cell office:value-type="string" office:string-value="3231211:3231211:0.31475:0.31475" table:formula="of:=CONCATENATE([rcl_cross_stats.A526];&quot;:&quot;;[rcl_cross_stats.A526];&quot;:&quot;;[rcl_cross_stats.C526];&quot;:&quot;;[rcl_cross_stats.C526])" table:style-name="ce1">
            <text:p>3231211:3231211:0.31475:0.31475</text:p>
          </table:table-cell>
          <table:table-cell table:number-columns-repeated="16383"/>
        </table:table-row>
        <table:table-row table:style-name="ro1">
          <table:table-cell office:value-type="string" office:string-value="3231212:3231212:0.31475:0.31475" table:formula="of:=CONCATENATE([rcl_cross_stats.A527];&quot;:&quot;;[rcl_cross_stats.A527];&quot;:&quot;;[rcl_cross_stats.C527];&quot;:&quot;;[rcl_cross_stats.C527])" table:style-name="ce1">
            <text:p>3231212:3231212:0.31475:0.31475</text:p>
          </table:table-cell>
          <table:table-cell table:number-columns-repeated="16383"/>
        </table:table-row>
        <table:table-row table:style-name="ro1">
          <table:table-cell office:value-type="string" office:string-value="3231213:3231213:0.31475:0.31475" table:formula="of:=CONCATENATE([rcl_cross_stats.A528];&quot;:&quot;;[rcl_cross_stats.A528];&quot;:&quot;;[rcl_cross_stats.C528];&quot;:&quot;;[rcl_cross_stats.C528])" table:style-name="ce1">
            <text:p>3231213:3231213:0.31475:0.31475</text:p>
          </table:table-cell>
          <table:table-cell table:number-columns-repeated="16383"/>
        </table:table-row>
        <table:table-row table:style-name="ro1">
          <table:table-cell office:value-type="string" office:string-value="3232101:3232101:0.225:0.225" table:formula="of:=CONCATENATE([rcl_cross_stats.A529];&quot;:&quot;;[rcl_cross_stats.A529];&quot;:&quot;;[rcl_cross_stats.C529];&quot;:&quot;;[rcl_cross_stats.C529])" table:style-name="ce1">
            <text:p>3232101:3232101:0.225:0.225</text:p>
          </table:table-cell>
          <table:table-cell table:number-columns-repeated="16383"/>
        </table:table-row>
        <table:table-row table:style-name="ro1">
          <table:table-cell office:value-type="string" office:string-value="3232102:3232102:0.225:0.225" table:formula="of:=CONCATENATE([rcl_cross_stats.A530];&quot;:&quot;;[rcl_cross_stats.A530];&quot;:&quot;;[rcl_cross_stats.C530];&quot;:&quot;;[rcl_cross_stats.C530])" table:style-name="ce1">
            <text:p>3232102:3232102:0.225:0.225</text:p>
          </table:table-cell>
          <table:table-cell table:number-columns-repeated="16383"/>
        </table:table-row>
        <table:table-row table:style-name="ro1">
          <table:table-cell office:value-type="string" office:string-value="3232103:3232103:0.305:0.305" table:formula="of:=CONCATENATE([rcl_cross_stats.A531];&quot;:&quot;;[rcl_cross_stats.A531];&quot;:&quot;;[rcl_cross_stats.C531];&quot;:&quot;;[rcl_cross_stats.C531])" table:style-name="ce1">
            <text:p>3232103:3232103:0.305:0.305</text:p>
          </table:table-cell>
          <table:table-cell table:number-columns-repeated="16383"/>
        </table:table-row>
        <table:table-row table:style-name="ro1">
          <table:table-cell office:value-type="string" office:string-value="3232111:3232111:0.225:0.225" table:formula="of:=CONCATENATE([rcl_cross_stats.A532];&quot;:&quot;;[rcl_cross_stats.A532];&quot;:&quot;;[rcl_cross_stats.C532];&quot;:&quot;;[rcl_cross_stats.C532])" table:style-name="ce1">
            <text:p>3232111:3232111:0.225:0.225</text:p>
          </table:table-cell>
          <table:table-cell table:number-columns-repeated="16383"/>
        </table:table-row>
        <table:table-row table:style-name="ro1">
          <table:table-cell office:value-type="string" office:string-value="3232112:3232112:0.225:0.225" table:formula="of:=CONCATENATE([rcl_cross_stats.A533];&quot;:&quot;;[rcl_cross_stats.A533];&quot;:&quot;;[rcl_cross_stats.C533];&quot;:&quot;;[rcl_cross_stats.C533])" table:style-name="ce1">
            <text:p>3232112:3232112:0.225:0.225</text:p>
          </table:table-cell>
          <table:table-cell table:number-columns-repeated="16383"/>
        </table:table-row>
        <table:table-row table:style-name="ro1">
          <table:table-cell office:value-type="string" office:string-value="3232113:3232113:0.305:0.305" table:formula="of:=CONCATENATE([rcl_cross_stats.A534];&quot;:&quot;;[rcl_cross_stats.A534];&quot;:&quot;;[rcl_cross_stats.C534];&quot;:&quot;;[rcl_cross_stats.C534])" table:style-name="ce1">
            <text:p>3232113:3232113:0.305:0.305</text:p>
          </table:table-cell>
          <table:table-cell table:number-columns-repeated="16383"/>
        </table:table-row>
        <table:table-row table:style-name="ro1">
          <table:table-cell office:value-type="string" office:string-value="3232201:3232201:0.303:0.303" table:formula="of:=CONCATENATE([rcl_cross_stats.A535];&quot;:&quot;;[rcl_cross_stats.A535];&quot;:&quot;;[rcl_cross_stats.C535];&quot;:&quot;;[rcl_cross_stats.C535])" table:style-name="ce1">
            <text:p>3232201:3232201:0.303:0.303</text:p>
          </table:table-cell>
          <table:table-cell table:number-columns-repeated="16383"/>
        </table:table-row>
        <table:table-row table:style-name="ro1">
          <table:table-cell office:value-type="string" office:string-value="3232202:3232202:0.303:0.303" table:formula="of:=CONCATENATE([rcl_cross_stats.A536];&quot;:&quot;;[rcl_cross_stats.A536];&quot;:&quot;;[rcl_cross_stats.C536];&quot;:&quot;;[rcl_cross_stats.C536])" table:style-name="ce1">
            <text:p>3232202:3232202:0.303:0.303</text:p>
          </table:table-cell>
          <table:table-cell table:number-columns-repeated="16383"/>
        </table:table-row>
        <table:table-row table:style-name="ro1">
          <table:table-cell office:value-type="string" office:string-value="3232203:3232203:0.221:0.221" table:formula="of:=CONCATENATE([rcl_cross_stats.A537];&quot;:&quot;;[rcl_cross_stats.A537];&quot;:&quot;;[rcl_cross_stats.C537];&quot;:&quot;;[rcl_cross_stats.C537])" table:style-name="ce1">
            <text:p>3232203:3232203:0.221:0.221</text:p>
          </table:table-cell>
          <table:table-cell table:number-columns-repeated="16383"/>
        </table:table-row>
        <table:table-row table:style-name="ro1">
          <table:table-cell office:value-type="string" office:string-value="3232211:3232211:0.221:0.221" table:formula="of:=CONCATENATE([rcl_cross_stats.A538];&quot;:&quot;;[rcl_cross_stats.A538];&quot;:&quot;;[rcl_cross_stats.C538];&quot;:&quot;;[rcl_cross_stats.C538])" table:style-name="ce1">
            <text:p>3232211:3232211:0.221:0.221</text:p>
          </table:table-cell>
          <table:table-cell table:number-columns-repeated="16383"/>
        </table:table-row>
        <table:table-row table:style-name="ro1">
          <table:table-cell office:value-type="string" office:string-value="3232212:3232212:0.221:0.221" table:formula="of:=CONCATENATE([rcl_cross_stats.A539];&quot;:&quot;;[rcl_cross_stats.A539];&quot;:&quot;;[rcl_cross_stats.C539];&quot;:&quot;;[rcl_cross_stats.C539])" table:style-name="ce1">
            <text:p>3232212:3232212:0.221:0.221</text:p>
          </table:table-cell>
          <table:table-cell table:number-columns-repeated="16383"/>
        </table:table-row>
        <table:table-row table:style-name="ro1">
          <table:table-cell office:value-type="string" office:string-value="3232213:3232213:0.221:0.221" table:formula="of:=CONCATENATE([rcl_cross_stats.A540];&quot;:&quot;;[rcl_cross_stats.A540];&quot;:&quot;;[rcl_cross_stats.C540];&quot;:&quot;;[rcl_cross_stats.C540])" table:style-name="ce1">
            <text:p>3232213:3232213:0.221:0.221</text:p>
          </table:table-cell>
          <table:table-cell table:number-columns-repeated="16383"/>
        </table:table-row>
        <table:table-row table:style-name="ro1">
          <table:table-cell office:value-type="string" office:string-value="3233101:3233101:0.243:0.243" table:formula="of:=CONCATENATE([rcl_cross_stats.A541];&quot;:&quot;;[rcl_cross_stats.A541];&quot;:&quot;;[rcl_cross_stats.C541];&quot;:&quot;;[rcl_cross_stats.C541])" table:style-name="ce1">
            <text:p>3233101:3233101:0.243:0.243</text:p>
          </table:table-cell>
          <table:table-cell table:number-columns-repeated="16383"/>
        </table:table-row>
        <table:table-row table:style-name="ro1">
          <table:table-cell office:value-type="string" office:string-value="3233102:3233102:0.243:0.243" table:formula="of:=CONCATENATE([rcl_cross_stats.A542];&quot;:&quot;;[rcl_cross_stats.A542];&quot;:&quot;;[rcl_cross_stats.C542];&quot;:&quot;;[rcl_cross_stats.C542])" table:style-name="ce1">
            <text:p>3233102:3233102:0.243:0.243</text:p>
          </table:table-cell>
          <table:table-cell table:number-columns-repeated="16383"/>
        </table:table-row>
        <table:table-row table:style-name="ro1">
          <table:table-cell office:value-type="string" office:string-value="3233103:3233103:0.262:0.262" table:formula="of:=CONCATENATE([rcl_cross_stats.A543];&quot;:&quot;;[rcl_cross_stats.A543];&quot;:&quot;;[rcl_cross_stats.C543];&quot;:&quot;;[rcl_cross_stats.C543])" table:style-name="ce1">
            <text:p>3233103:3233103:0.262:0.262</text:p>
          </table:table-cell>
          <table:table-cell table:number-columns-repeated="16383"/>
        </table:table-row>
        <table:table-row table:style-name="ro1">
          <table:table-cell office:value-type="string" office:string-value="3233201:3233201:0.224:0.224" table:formula="of:=CONCATENATE([rcl_cross_stats.A544];&quot;:&quot;;[rcl_cross_stats.A544];&quot;:&quot;;[rcl_cross_stats.C544];&quot;:&quot;;[rcl_cross_stats.C544])" table:style-name="ce1">
            <text:p>3233201:3233201:0.224:0.224</text:p>
          </table:table-cell>
          <table:table-cell table:number-columns-repeated="16383"/>
        </table:table-row>
        <table:table-row table:style-name="ro1">
          <table:table-cell office:value-type="string" office:string-value="3233202:3233202:0.224:0.224" table:formula="of:=CONCATENATE([rcl_cross_stats.A545];&quot;:&quot;;[rcl_cross_stats.A545];&quot;:&quot;;[rcl_cross_stats.C545];&quot;:&quot;;[rcl_cross_stats.C545])" table:style-name="ce1">
            <text:p>3233202:3233202:0.224:0.224</text:p>
          </table:table-cell>
          <table:table-cell table:number-columns-repeated="16383"/>
        </table:table-row>
        <table:table-row table:style-name="ro1">
          <table:table-cell office:value-type="string" office:string-value="3233203:3233203:0.232:0.232" table:formula="of:=CONCATENATE([rcl_cross_stats.A546];&quot;:&quot;;[rcl_cross_stats.A546];&quot;:&quot;;[rcl_cross_stats.C546];&quot;:&quot;;[rcl_cross_stats.C546])" table:style-name="ce1">
            <text:p>3233203:3233203:0.232:0.232</text:p>
          </table:table-cell>
          <table:table-cell table:number-columns-repeated="16383"/>
        </table:table-row>
        <table:table-row table:style-name="ro1">
          <table:table-cell office:value-type="string" office:string-value="3233211:3233211:0.232:0.232" table:formula="of:=CONCATENATE([rcl_cross_stats.A547];&quot;:&quot;;[rcl_cross_stats.A547];&quot;:&quot;;[rcl_cross_stats.C547];&quot;:&quot;;[rcl_cross_stats.C547])" table:style-name="ce1">
            <text:p>3233211:3233211:0.232:0.232</text:p>
          </table:table-cell>
          <table:table-cell table:number-columns-repeated="16383"/>
        </table:table-row>
        <table:table-row table:style-name="ro1">
          <table:table-cell office:value-type="string" office:string-value="3233212:3233212:0.232:0.232" table:formula="of:=CONCATENATE([rcl_cross_stats.A548];&quot;:&quot;;[rcl_cross_stats.A548];&quot;:&quot;;[rcl_cross_stats.C548];&quot;:&quot;;[rcl_cross_stats.C548])" table:style-name="ce1">
            <text:p>3233212:3233212:0.232:0.232</text:p>
          </table:table-cell>
          <table:table-cell table:number-columns-repeated="16383"/>
        </table:table-row>
        <table:table-row table:style-name="ro1">
          <table:table-cell office:value-type="string" office:string-value="3233213:3233213:0.232:0.232" table:formula="of:=CONCATENATE([rcl_cross_stats.A549];&quot;:&quot;;[rcl_cross_stats.A549];&quot;:&quot;;[rcl_cross_stats.C549];&quot;:&quot;;[rcl_cross_stats.C549])" table:style-name="ce1">
            <text:p>3233213:3233213:0.232:0.232</text:p>
          </table:table-cell>
          <table:table-cell table:number-columns-repeated="16383"/>
        </table:table-row>
        <table:table-row table:style-name="ro1">
          <table:table-cell office:value-type="string" office:string-value="3241101:3241101:0.4085:0.4085" table:formula="of:=CONCATENATE([rcl_cross_stats.A550];&quot;:&quot;;[rcl_cross_stats.A550];&quot;:&quot;;[rcl_cross_stats.C550];&quot;:&quot;;[rcl_cross_stats.C550])" table:style-name="ce1">
            <text:p>3241101:32411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2:3241102:0.4085:0.4085" table:formula="of:=CONCATENATE([rcl_cross_stats.A551];&quot;:&quot;;[rcl_cross_stats.A551];&quot;:&quot;;[rcl_cross_stats.C551];&quot;:&quot;;[rcl_cross_stats.C551])" table:style-name="ce1">
            <text:p>3241102:32411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3:3241103:0.4085:0.4085" table:formula="of:=CONCATENATE([rcl_cross_stats.A552];&quot;:&quot;;[rcl_cross_stats.A552];&quot;:&quot;;[rcl_cross_stats.C552];&quot;:&quot;;[rcl_cross_stats.C552])" table:style-name="ce1">
            <text:p>3241103:32411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1:3241111:0.4085:0.4085" table:formula="of:=CONCATENATE([rcl_cross_stats.A553];&quot;:&quot;;[rcl_cross_stats.A553];&quot;:&quot;;[rcl_cross_stats.C553];&quot;:&quot;;[rcl_cross_stats.C553])" table:style-name="ce1">
            <text:p>3241111:32411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2:3241112:0.4085:0.4085" table:formula="of:=CONCATENATE([rcl_cross_stats.A554];&quot;:&quot;;[rcl_cross_stats.A554];&quot;:&quot;;[rcl_cross_stats.C554];&quot;:&quot;;[rcl_cross_stats.C554])" table:style-name="ce1">
            <text:p>3241112:32411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3:3241113:0.4085:0.4085" table:formula="of:=CONCATENATE([rcl_cross_stats.A555];&quot;:&quot;;[rcl_cross_stats.A555];&quot;:&quot;;[rcl_cross_stats.C555];&quot;:&quot;;[rcl_cross_stats.C555])" table:style-name="ce1">
            <text:p>3241113:324111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1:3241201:0.4085:0.4085" table:formula="of:=CONCATENATE([rcl_cross_stats.A556];&quot;:&quot;;[rcl_cross_stats.A556];&quot;:&quot;;[rcl_cross_stats.C556];&quot;:&quot;;[rcl_cross_stats.C556])" table:style-name="ce1">
            <text:p>3241201:32412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2:3241202:0.4085:0.4085" table:formula="of:=CONCATENATE([rcl_cross_stats.A557];&quot;:&quot;;[rcl_cross_stats.A557];&quot;:&quot;;[rcl_cross_stats.C557];&quot;:&quot;;[rcl_cross_stats.C557])" table:style-name="ce1">
            <text:p>3241202:32412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3:3241203:0.4085:0.4085" table:formula="of:=CONCATENATE([rcl_cross_stats.A558];&quot;:&quot;;[rcl_cross_stats.A558];&quot;:&quot;;[rcl_cross_stats.C558];&quot;:&quot;;[rcl_cross_stats.C558])" table:style-name="ce1">
            <text:p>3241203:32412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1:3241211:0.4085:0.4085" table:formula="of:=CONCATENATE([rcl_cross_stats.A559];&quot;:&quot;;[rcl_cross_stats.A559];&quot;:&quot;;[rcl_cross_stats.C559];&quot;:&quot;;[rcl_cross_stats.C559])" table:style-name="ce1">
            <text:p>3241211:32412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2:3241212:0.4085:0.4085" table:formula="of:=CONCATENATE([rcl_cross_stats.A560];&quot;:&quot;;[rcl_cross_stats.A560];&quot;:&quot;;[rcl_cross_stats.C560];&quot;:&quot;;[rcl_cross_stats.C560])" table:style-name="ce1">
            <text:p>3241212:32412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3:3241213:0.4085:0.4085" table:formula="of:=CONCATENATE([rcl_cross_stats.A561];&quot;:&quot;;[rcl_cross_stats.A561];&quot;:&quot;;[rcl_cross_stats.C561];&quot;:&quot;;[rcl_cross_stats.C561])" table:style-name="ce1">
            <text:p>3241213:3241213:0.4085:0.4085</text:p>
          </table:table-cell>
          <table:table-cell table:number-columns-repeated="16383"/>
        </table:table-row>
        <table:table-row table:style-name="ro1">
          <table:table-cell office:value-type="string" office:string-value="3242101:3242101:0.477:0.477" table:formula="of:=CONCATENATE([rcl_cross_stats.A562];&quot;:&quot;;[rcl_cross_stats.A562];&quot;:&quot;;[rcl_cross_stats.C562];&quot;:&quot;;[rcl_cross_stats.C562])" table:style-name="ce1">
            <text:p>3242101:3242101:0.477:0.477</text:p>
          </table:table-cell>
          <table:table-cell table:number-columns-repeated="16383"/>
        </table:table-row>
        <table:table-row table:style-name="ro1">
          <table:table-cell office:value-type="string" office:string-value="3242102:3242102:0.477:0.477" table:formula="of:=CONCATENATE([rcl_cross_stats.A563];&quot;:&quot;;[rcl_cross_stats.A563];&quot;:&quot;;[rcl_cross_stats.C563];&quot;:&quot;;[rcl_cross_stats.C563])" table:style-name="ce1">
            <text:p>3242102:3242102:0.477:0.477</text:p>
          </table:table-cell>
          <table:table-cell table:number-columns-repeated="16383"/>
        </table:table-row>
        <table:table-row table:style-name="ro1">
          <table:table-cell office:value-type="string" office:string-value="3242103:3242103:0.477:0.477" table:formula="of:=CONCATENATE([rcl_cross_stats.A564];&quot;:&quot;;[rcl_cross_stats.A564];&quot;:&quot;;[rcl_cross_stats.C564];&quot;:&quot;;[rcl_cross_stats.C564])" table:style-name="ce1">
            <text:p>3242103:3242103:0.477:0.477</text:p>
          </table:table-cell>
          <table:table-cell table:number-columns-repeated="16383"/>
        </table:table-row>
        <table:table-row table:style-name="ro1">
          <table:table-cell office:value-type="string" office:string-value="3242111:3242111:0.477:0.477" table:formula="of:=CONCATENATE([rcl_cross_stats.A565];&quot;:&quot;;[rcl_cross_stats.A565];&quot;:&quot;;[rcl_cross_stats.C565];&quot;:&quot;;[rcl_cross_stats.C565])" table:style-name="ce1">
            <text:p>3242111:3242111:0.477:0.477</text:p>
          </table:table-cell>
          <table:table-cell table:number-columns-repeated="16383"/>
        </table:table-row>
        <table:table-row table:style-name="ro1">
          <table:table-cell office:value-type="string" office:string-value="3242112:3242112:0.477:0.477" table:formula="of:=CONCATENATE([rcl_cross_stats.A566];&quot;:&quot;;[rcl_cross_stats.A566];&quot;:&quot;;[rcl_cross_stats.C566];&quot;:&quot;;[rcl_cross_stats.C566])" table:style-name="ce1">
            <text:p>3242112:3242112:0.477:0.477</text:p>
          </table:table-cell>
          <table:table-cell table:number-columns-repeated="16383"/>
        </table:table-row>
        <table:table-row table:style-name="ro1">
          <table:table-cell office:value-type="string" office:string-value="3242113:3242113:0.477:0.477" table:formula="of:=CONCATENATE([rcl_cross_stats.A567];&quot;:&quot;;[rcl_cross_stats.A567];&quot;:&quot;;[rcl_cross_stats.C567];&quot;:&quot;;[rcl_cross_stats.C567])" table:style-name="ce1">
            <text:p>3242113:3242113:0.477:0.477</text:p>
          </table:table-cell>
          <table:table-cell table:number-columns-repeated="16383"/>
        </table:table-row>
        <table:table-row table:style-name="ro1">
          <table:table-cell office:value-type="string" office:string-value="3242201:3242201:0.477:0.477" table:formula="of:=CONCATENATE([rcl_cross_stats.A568];&quot;:&quot;;[rcl_cross_stats.A568];&quot;:&quot;;[rcl_cross_stats.C568];&quot;:&quot;;[rcl_cross_stats.C568])" table:style-name="ce1">
            <text:p>3242201:3242201:0.477:0.477</text:p>
          </table:table-cell>
          <table:table-cell table:number-columns-repeated="16383"/>
        </table:table-row>
        <table:table-row table:style-name="ro1">
          <table:table-cell office:value-type="string" office:string-value="3242202:3242202:0.477:0.477" table:formula="of:=CONCATENATE([rcl_cross_stats.A569];&quot;:&quot;;[rcl_cross_stats.A569];&quot;:&quot;;[rcl_cross_stats.C569];&quot;:&quot;;[rcl_cross_stats.C569])" table:style-name="ce1">
            <text:p>3242202:3242202:0.477:0.477</text:p>
          </table:table-cell>
          <table:table-cell table:number-columns-repeated="16383"/>
        </table:table-row>
        <table:table-row table:style-name="ro1">
          <table:table-cell office:value-type="string" office:string-value="3242203:3242203:0.477:0.477" table:formula="of:=CONCATENATE([rcl_cross_stats.A570];&quot;:&quot;;[rcl_cross_stats.A570];&quot;:&quot;;[rcl_cross_stats.C570];&quot;:&quot;;[rcl_cross_stats.C570])" table:style-name="ce1">
            <text:p>3242203:3242203:0.477:0.477</text:p>
          </table:table-cell>
          <table:table-cell table:number-columns-repeated="16383"/>
        </table:table-row>
        <table:table-row table:style-name="ro1">
          <table:table-cell office:value-type="string" office:string-value="3242211:3242211:0.477:0.477" table:formula="of:=CONCATENATE([rcl_cross_stats.A571];&quot;:&quot;;[rcl_cross_stats.A571];&quot;:&quot;;[rcl_cross_stats.C571];&quot;:&quot;;[rcl_cross_stats.C571])" table:style-name="ce1">
            <text:p>3242211:3242211:0.477:0.477</text:p>
          </table:table-cell>
          <table:table-cell table:number-columns-repeated="16383"/>
        </table:table-row>
        <table:table-row table:style-name="ro1">
          <table:table-cell office:value-type="string" office:string-value="3242212:3242212:0.477:0.477" table:formula="of:=CONCATENATE([rcl_cross_stats.A572];&quot;:&quot;;[rcl_cross_stats.A572];&quot;:&quot;;[rcl_cross_stats.C572];&quot;:&quot;;[rcl_cross_stats.C572])" table:style-name="ce1">
            <text:p>3242212:3242212:0.477:0.477</text:p>
          </table:table-cell>
          <table:table-cell table:number-columns-repeated="16383"/>
        </table:table-row>
        <table:table-row table:style-name="ro1">
          <table:table-cell office:value-type="string" office:string-value="3242213:3242213:0.477:0.477" table:formula="of:=CONCATENATE([rcl_cross_stats.A573];&quot;:&quot;;[rcl_cross_stats.A573];&quot;:&quot;;[rcl_cross_stats.C573];&quot;:&quot;;[rcl_cross_stats.C573])" table:style-name="ce1">
            <text:p>3242213:3242213:0.477:0.477</text:p>
          </table:table-cell>
          <table:table-cell table:number-columns-repeated="16383"/>
        </table:table-row>
        <table:table-row table:style-name="ro1">
          <table:table-cell office:value-type="string" office:string-value="3243101:3243101:0.34:0.34" table:formula="of:=CONCATENATE([rcl_cross_stats.A574];&quot;:&quot;;[rcl_cross_stats.A574];&quot;:&quot;;[rcl_cross_stats.C574];&quot;:&quot;;[rcl_cross_stats.C574])" table:style-name="ce1">
            <text:p>3243101:3243101:0.34:0.34</text:p>
          </table:table-cell>
          <table:table-cell table:number-columns-repeated="16383"/>
        </table:table-row>
        <table:table-row table:style-name="ro1">
          <table:table-cell office:value-type="string" office:string-value="3243102:3243102:0.34:0.34" table:formula="of:=CONCATENATE([rcl_cross_stats.A575];&quot;:&quot;;[rcl_cross_stats.A575];&quot;:&quot;;[rcl_cross_stats.C575];&quot;:&quot;;[rcl_cross_stats.C575])" table:style-name="ce1">
            <text:p>3243102:3243102:0.34:0.34</text:p>
          </table:table-cell>
          <table:table-cell table:number-columns-repeated="16383"/>
        </table:table-row>
        <table:table-row table:style-name="ro1">
          <table:table-cell office:value-type="string" office:string-value="3243103:3243103:0.34:0.34" table:formula="of:=CONCATENATE([rcl_cross_stats.A576];&quot;:&quot;;[rcl_cross_stats.A576];&quot;:&quot;;[rcl_cross_stats.C576];&quot;:&quot;;[rcl_cross_stats.C576])" table:style-name="ce1">
            <text:p>3243103:3243103:0.34:0.34</text:p>
          </table:table-cell>
          <table:table-cell table:number-columns-repeated="16383"/>
        </table:table-row>
        <table:table-row table:style-name="ro1">
          <table:table-cell office:value-type="string" office:string-value="3243111:3243111:0.34:0.34" table:formula="of:=CONCATENATE([rcl_cross_stats.A577];&quot;:&quot;;[rcl_cross_stats.A577];&quot;:&quot;;[rcl_cross_stats.C577];&quot;:&quot;;[rcl_cross_stats.C577])" table:style-name="ce1">
            <text:p>3243111:3243111:0.34:0.34</text:p>
          </table:table-cell>
          <table:table-cell table:number-columns-repeated="16383"/>
        </table:table-row>
        <table:table-row table:style-name="ro1">
          <table:table-cell office:value-type="string" office:string-value="3243112:3243112:0.34:0.34" table:formula="of:=CONCATENATE([rcl_cross_stats.A578];&quot;:&quot;;[rcl_cross_stats.A578];&quot;:&quot;;[rcl_cross_stats.C578];&quot;:&quot;;[rcl_cross_stats.C578])" table:style-name="ce1">
            <text:p>3243112:3243112:0.34:0.34</text:p>
          </table:table-cell>
          <table:table-cell table:number-columns-repeated="16383"/>
        </table:table-row>
        <table:table-row table:style-name="ro1">
          <table:table-cell office:value-type="string" office:string-value="3243113:3243113:0.34:0.34" table:formula="of:=CONCATENATE([rcl_cross_stats.A579];&quot;:&quot;;[rcl_cross_stats.A579];&quot;:&quot;;[rcl_cross_stats.C579];&quot;:&quot;;[rcl_cross_stats.C579])" table:style-name="ce1">
            <text:p>3243113:3243113:0.34:0.34</text:p>
          </table:table-cell>
          <table:table-cell table:number-columns-repeated="16383"/>
        </table:table-row>
        <table:table-row table:style-name="ro1">
          <table:table-cell office:value-type="string" office:string-value="3243201:3243201:0.34:0.34" table:formula="of:=CONCATENATE([rcl_cross_stats.A580];&quot;:&quot;;[rcl_cross_stats.A580];&quot;:&quot;;[rcl_cross_stats.C580];&quot;:&quot;;[rcl_cross_stats.C580])" table:style-name="ce1">
            <text:p>3243201:3243201:0.34:0.34</text:p>
          </table:table-cell>
          <table:table-cell table:number-columns-repeated="16383"/>
        </table:table-row>
        <table:table-row table:style-name="ro1">
          <table:table-cell office:value-type="string" office:string-value="3243202:3243202:0.34:0.34" table:formula="of:=CONCATENATE([rcl_cross_stats.A581];&quot;:&quot;;[rcl_cross_stats.A581];&quot;:&quot;;[rcl_cross_stats.C581];&quot;:&quot;;[rcl_cross_stats.C581])" table:style-name="ce1">
            <text:p>3243202:3243202:0.34:0.34</text:p>
          </table:table-cell>
          <table:table-cell table:number-columns-repeated="16383"/>
        </table:table-row>
        <table:table-row table:style-name="ro1">
          <table:table-cell office:value-type="string" office:string-value="3243203:3243203:0.34:0.34" table:formula="of:=CONCATENATE([rcl_cross_stats.A582];&quot;:&quot;;[rcl_cross_stats.A582];&quot;:&quot;;[rcl_cross_stats.C582];&quot;:&quot;;[rcl_cross_stats.C582])" table:style-name="ce1">
            <text:p>3243203:3243203:0.34:0.34</text:p>
          </table:table-cell>
          <table:table-cell table:number-columns-repeated="16383"/>
        </table:table-row>
        <table:table-row table:style-name="ro1">
          <table:table-cell office:value-type="string" office:string-value="3243211:3243211:0.34:0.34" table:formula="of:=CONCATENATE([rcl_cross_stats.A583];&quot;:&quot;;[rcl_cross_stats.A583];&quot;:&quot;;[rcl_cross_stats.C583];&quot;:&quot;;[rcl_cross_stats.C583])" table:style-name="ce1">
            <text:p>3243211:3243211:0.34:0.34</text:p>
          </table:table-cell>
          <table:table-cell table:number-columns-repeated="16383"/>
        </table:table-row>
        <table:table-row table:style-name="ro1">
          <table:table-cell office:value-type="string" office:string-value="3243212:3243212:0.34:0.34" table:formula="of:=CONCATENATE([rcl_cross_stats.A584];&quot;:&quot;;[rcl_cross_stats.A584];&quot;:&quot;;[rcl_cross_stats.C584];&quot;:&quot;;[rcl_cross_stats.C584])" table:style-name="ce1">
            <text:p>3243212:3243212:0.34:0.34</text:p>
          </table:table-cell>
          <table:table-cell table:number-columns-repeated="16383"/>
        </table:table-row>
        <table:table-row table:style-name="ro1">
          <table:table-cell office:value-type="string" office:string-value="3243213:3243213:0.34:0.34" table:formula="of:=CONCATENATE([rcl_cross_stats.A585];&quot;:&quot;;[rcl_cross_stats.A585];&quot;:&quot;;[rcl_cross_stats.C585];&quot;:&quot;;[rcl_cross_stats.C585])" table:style-name="ce1">
            <text:p>3243213:3243213:0.34:0.34</text:p>
          </table:table-cell>
          <table:table-cell table:number-columns-repeated="16383"/>
        </table:table-row>
        <table:table-row table:style-name="ro1">
          <table:table-cell office:value-type="string" office:string-value="3521101:3521101:0.301:0.301" table:formula="of:=CONCATENATE([rcl_cross_stats.A586];&quot;:&quot;;[rcl_cross_stats.A586];&quot;:&quot;;[rcl_cross_stats.C586];&quot;:&quot;;[rcl_cross_stats.C586])" table:style-name="ce1">
            <text:p>3521101:3521101:0.301:0.301</text:p>
          </table:table-cell>
          <table:table-cell table:number-columns-repeated="16383"/>
        </table:table-row>
        <table:table-row table:style-name="ro1">
          <table:table-cell office:value-type="string" office:string-value="3521102:3521102:0.301:0.301" table:formula="of:=CONCATENATE([rcl_cross_stats.A587];&quot;:&quot;;[rcl_cross_stats.A587];&quot;:&quot;;[rcl_cross_stats.C587];&quot;:&quot;;[rcl_cross_stats.C587])" table:style-name="ce1">
            <text:p>3521102:3521102:0.301:0.301</text:p>
          </table:table-cell>
          <table:table-cell table:number-columns-repeated="16383"/>
        </table:table-row>
        <table:table-row table:style-name="ro1">
          <table:table-cell office:value-type="string" office:string-value="3521103:3521103:0.231:0.231" table:formula="of:=CONCATENATE([rcl_cross_stats.A588];&quot;:&quot;;[rcl_cross_stats.A588];&quot;:&quot;;[rcl_cross_stats.C588];&quot;:&quot;;[rcl_cross_stats.C588])" table:style-name="ce1">
            <text:p>3521103:3521103:0.231:0.231</text:p>
          </table:table-cell>
          <table:table-cell table:number-columns-repeated="16383"/>
        </table:table-row>
        <table:table-row table:style-name="ro1">
          <table:table-cell office:value-type="string" office:string-value="3521201:3521201:0.267:0.267" table:formula="of:=CONCATENATE([rcl_cross_stats.A589];&quot;:&quot;;[rcl_cross_stats.A589];&quot;:&quot;;[rcl_cross_stats.C589];&quot;:&quot;;[rcl_cross_stats.C589])" table:style-name="ce1">
            <text:p>3521201:3521201:0.267:0.267</text:p>
          </table:table-cell>
          <table:table-cell table:number-columns-repeated="16383"/>
        </table:table-row>
        <table:table-row table:style-name="ro1">
          <table:table-cell office:value-type="string" office:string-value="3521202:3521202:0.267:0.267" table:formula="of:=CONCATENATE([rcl_cross_stats.A590];&quot;:&quot;;[rcl_cross_stats.A590];&quot;:&quot;;[rcl_cross_stats.C590];&quot;:&quot;;[rcl_cross_stats.C590])" table:style-name="ce1">
            <text:p>3521202:3521202:0.267:0.267</text:p>
          </table:table-cell>
          <table:table-cell table:number-columns-repeated="16383"/>
        </table:table-row>
        <table:table-row table:style-name="ro1">
          <table:table-cell office:value-type="string" office:string-value="3521203:3521203:0.2735:0.2735" table:formula="of:=CONCATENATE([rcl_cross_stats.A591];&quot;:&quot;;[rcl_cross_stats.A591];&quot;:&quot;;[rcl_cross_stats.C591];&quot;:&quot;;[rcl_cross_stats.C591])" table:style-name="ce1">
            <text:p>3521203:3521203:0.2735:0.2735</text:p>
          </table:table-cell>
          <table:table-cell table:number-columns-repeated="16383"/>
        </table:table-row>
        <table:table-row table:style-name="ro1">
          <table:table-cell office:value-type="string" office:string-value="3522101:3522101:0.232:0.232" table:formula="of:=CONCATENATE([rcl_cross_stats.A592];&quot;:&quot;;[rcl_cross_stats.A592];&quot;:&quot;;[rcl_cross_stats.C592];&quot;:&quot;;[rcl_cross_stats.C592])" table:style-name="ce1">
            <text:p>3522101:3522101:0.232:0.232</text:p>
          </table:table-cell>
          <table:table-cell table:number-columns-repeated="16383"/>
        </table:table-row>
        <table:table-row table:style-name="ro1">
          <table:table-cell office:value-type="string" office:string-value="3522102:3522102:0.232:0.232" table:formula="of:=CONCATENATE([rcl_cross_stats.A593];&quot;:&quot;;[rcl_cross_stats.A593];&quot;:&quot;;[rcl_cross_stats.C593];&quot;:&quot;;[rcl_cross_stats.C593])" table:style-name="ce1">
            <text:p>3522102:3522102:0.232:0.232</text:p>
          </table:table-cell>
          <table:table-cell table:number-columns-repeated="16383"/>
        </table:table-row>
        <table:table-row table:style-name="ro1">
          <table:table-cell office:value-type="string" office:string-value="3522103:3522103:0.245:0.245" table:formula="of:=CONCATENATE([rcl_cross_stats.A594];&quot;:&quot;;[rcl_cross_stats.A594];&quot;:&quot;;[rcl_cross_stats.C594];&quot;:&quot;;[rcl_cross_stats.C594])" table:style-name="ce1">
            <text:p>3522103:3522103:0.245:0.245</text:p>
          </table:table-cell>
          <table:table-cell table:number-columns-repeated="16383"/>
        </table:table-row>
        <table:table-row table:style-name="ro1">
          <table:table-cell office:value-type="string" office:string-value="3522201:3522201:0.232:0.232" table:formula="of:=CONCATENATE([rcl_cross_stats.A595];&quot;:&quot;;[rcl_cross_stats.A595];&quot;:&quot;;[rcl_cross_stats.C595];&quot;:&quot;;[rcl_cross_stats.C595])" table:style-name="ce1">
            <text:p>3522201:3522201:0.232:0.232</text:p>
          </table:table-cell>
          <table:table-cell table:number-columns-repeated="16383"/>
        </table:table-row>
        <table:table-row table:style-name="ro1">
          <table:table-cell office:value-type="string" office:string-value="3522202:3522202:0.232:0.232" table:formula="of:=CONCATENATE([rcl_cross_stats.A596];&quot;:&quot;;[rcl_cross_stats.A596];&quot;:&quot;;[rcl_cross_stats.C596];&quot;:&quot;;[rcl_cross_stats.C596])" table:style-name="ce1">
            <text:p>3522202:3522202:0.232:0.232</text:p>
          </table:table-cell>
          <table:table-cell table:number-columns-repeated="16383"/>
        </table:table-row>
        <table:table-row table:style-name="ro1">
          <table:table-cell office:value-type="string" office:string-value="3522203:3522203:0.245:0.245" table:formula="of:=CONCATENATE([rcl_cross_stats.A597];&quot;:&quot;;[rcl_cross_stats.A597];&quot;:&quot;;[rcl_cross_stats.C597];&quot;:&quot;;[rcl_cross_stats.C597])" table:style-name="ce1">
            <text:p>3522203:3522203:0.245:0.245</text:p>
          </table:table-cell>
          <table:table-cell table:number-columns-repeated="16383"/>
        </table:table-row>
        <table:table-row table:style-name="ro1">
          <table:table-cell office:value-type="string" office:string-value="3523101:3523101:0.37:0.37" table:formula="of:=CONCATENATE([rcl_cross_stats.A598];&quot;:&quot;;[rcl_cross_stats.A598];&quot;:&quot;;[rcl_cross_stats.C598];&quot;:&quot;;[rcl_cross_stats.C598])" table:style-name="ce1">
            <text:p>3523101:3523101:0.37:0.37</text:p>
          </table:table-cell>
          <table:table-cell table:number-columns-repeated="16383"/>
        </table:table-row>
        <table:table-row table:style-name="ro1">
          <table:table-cell office:value-type="string" office:string-value="3523102:3523102:0.37:0.37" table:formula="of:=CONCATENATE([rcl_cross_stats.A599];&quot;:&quot;;[rcl_cross_stats.A599];&quot;:&quot;;[rcl_cross_stats.C599];&quot;:&quot;;[rcl_cross_stats.C599])" table:style-name="ce1">
            <text:p>3523102:3523102:0.37:0.37</text:p>
          </table:table-cell>
          <table:table-cell table:number-columns-repeated="16383"/>
        </table:table-row>
        <table:table-row table:style-name="ro1">
          <table:table-cell office:value-type="string" office:string-value="3523103:3523103:0.217:0.217" table:formula="of:=CONCATENATE([rcl_cross_stats.A600];&quot;:&quot;;[rcl_cross_stats.A600];&quot;:&quot;;[rcl_cross_stats.C600];&quot;:&quot;;[rcl_cross_stats.C600])" table:style-name="ce1">
            <text:p>3523103:3523103:0.217:0.217</text:p>
          </table:table-cell>
          <table:table-cell table:number-columns-repeated="16383"/>
        </table:table-row>
        <table:table-row table:style-name="ro1">
          <table:table-cell office:value-type="string" office:string-value="3523201:3523201:0.302:0.302" table:formula="of:=CONCATENATE([rcl_cross_stats.A601];&quot;:&quot;;[rcl_cross_stats.A601];&quot;:&quot;;[rcl_cross_stats.C601];&quot;:&quot;;[rcl_cross_stats.C601])" table:style-name="ce1">
            <text:p>3523201:3523201:0.302:0.302</text:p>
          </table:table-cell>
          <table:table-cell table:number-columns-repeated="16383"/>
        </table:table-row>
        <table:table-row table:style-name="ro1">
          <table:table-cell office:value-type="string" office:string-value="3523202:3523202:0.302:0.302" table:formula="of:=CONCATENATE([rcl_cross_stats.A602];&quot;:&quot;;[rcl_cross_stats.A602];&quot;:&quot;;[rcl_cross_stats.C602];&quot;:&quot;;[rcl_cross_stats.C602])" table:style-name="ce1">
            <text:p>3523202:3523202:0.302:0.302</text:p>
          </table:table-cell>
          <table:table-cell table:number-columns-repeated="16383"/>
        </table:table-row>
        <table:table-row table:style-name="ro1">
          <table:table-cell office:value-type="string" office:string-value="3523203:3523203:0.302:0.302" table:formula="of:=CONCATENATE([rcl_cross_stats.A603];&quot;:&quot;;[rcl_cross_stats.A603];&quot;:&quot;;[rcl_cross_stats.C603];&quot;:&quot;;[rcl_cross_stats.C603])" table:style-name="ce1">
            <text:p>3523203:3523203:0.302:0.302</text:p>
          </table:table-cell>
          <table:table-cell table:number-columns-repeated="16383"/>
        </table:table-row>
        <table:table-row table:style-name="ro1">
          <table:table-cell office:value-type="string" office:string-value="3531101:3531101:0.3715:0.3715" table:formula="of:=CONCATENATE([rcl_cross_stats.A604];&quot;:&quot;;[rcl_cross_stats.A604];&quot;:&quot;;[rcl_cross_stats.C604];&quot;:&quot;;[rcl_cross_stats.C604])" table:style-name="ce1">
            <text:p>3531101:3531101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2:3531102:0.3715:0.3715" table:formula="of:=CONCATENATE([rcl_cross_stats.A605];&quot;:&quot;;[rcl_cross_stats.A605];&quot;:&quot;;[rcl_cross_stats.C605];&quot;:&quot;;[rcl_cross_stats.C605])" table:style-name="ce1">
            <text:p>3531102:3531102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3:3531103:0.277:0.277" table:formula="of:=CONCATENATE([rcl_cross_stats.A606];&quot;:&quot;;[rcl_cross_stats.A606];&quot;:&quot;;[rcl_cross_stats.C606];&quot;:&quot;;[rcl_cross_stats.C606])" table:style-name="ce1">
            <text:p>3531103:3531103:0.277:0.277</text:p>
          </table:table-cell>
          <table:table-cell table:number-columns-repeated="16383"/>
        </table:table-row>
        <table:table-row table:style-name="ro1">
          <table:table-cell office:value-type="string" office:string-value="3531111:3531111:0.277:0.277" table:formula="of:=CONCATENATE([rcl_cross_stats.A607];&quot;:&quot;;[rcl_cross_stats.A607];&quot;:&quot;;[rcl_cross_stats.C607];&quot;:&quot;;[rcl_cross_stats.C607])" table:style-name="ce1">
            <text:p>3531111:3531111:0.277:0.277</text:p>
          </table:table-cell>
          <table:table-cell table:number-columns-repeated="16383"/>
        </table:table-row>
        <table:table-row table:style-name="ro1">
          <table:table-cell office:value-type="string" office:string-value="3531112:3531112:0.277:0.277" table:formula="of:=CONCATENATE([rcl_cross_stats.A608];&quot;:&quot;;[rcl_cross_stats.A608];&quot;:&quot;;[rcl_cross_stats.C608];&quot;:&quot;;[rcl_cross_stats.C608])" table:style-name="ce1">
            <text:p>3531112:3531112:0.277:0.277</text:p>
          </table:table-cell>
          <table:table-cell table:number-columns-repeated="16383"/>
        </table:table-row>
        <table:table-row table:style-name="ro1">
          <table:table-cell office:value-type="string" office:string-value="3531113:3531113:0.277:0.277" table:formula="of:=CONCATENATE([rcl_cross_stats.A609];&quot;:&quot;;[rcl_cross_stats.A609];&quot;:&quot;;[rcl_cross_stats.C609];&quot;:&quot;;[rcl_cross_stats.C609])" table:style-name="ce1">
            <text:p>3531113:3531113:0.277:0.277</text:p>
          </table:table-cell>
          <table:table-cell table:number-columns-repeated="16383"/>
        </table:table-row>
        <table:table-row table:style-name="ro1">
          <table:table-cell office:value-type="string" office:string-value="3531201:3531201:0.2275:0.2275" table:formula="of:=CONCATENATE([rcl_cross_stats.A610];&quot;:&quot;;[rcl_cross_stats.A610];&quot;:&quot;;[rcl_cross_stats.C610];&quot;:&quot;;[rcl_cross_stats.C610])" table:style-name="ce1">
            <text:p>3531201:3531201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2:3531202:0.2275:0.2275" table:formula="of:=CONCATENATE([rcl_cross_stats.A611];&quot;:&quot;;[rcl_cross_stats.A611];&quot;:&quot;;[rcl_cross_stats.C611];&quot;:&quot;;[rcl_cross_stats.C611])" table:style-name="ce1">
            <text:p>3531202:3531202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3:3531203:0.234:0.234" table:formula="of:=CONCATENATE([rcl_cross_stats.A612];&quot;:&quot;;[rcl_cross_stats.A612];&quot;:&quot;;[rcl_cross_stats.C612];&quot;:&quot;;[rcl_cross_stats.C612])" table:style-name="ce1">
            <text:p>3531203:3531203:0.234:0.234</text:p>
          </table:table-cell>
          <table:table-cell table:number-columns-repeated="16383"/>
        </table:table-row>
        <table:table-row table:style-name="ro1">
          <table:table-cell office:value-type="string" office:string-value="3531211:3531211:0.234:0.234" table:formula="of:=CONCATENATE([rcl_cross_stats.A613];&quot;:&quot;;[rcl_cross_stats.A613];&quot;:&quot;;[rcl_cross_stats.C613];&quot;:&quot;;[rcl_cross_stats.C613])" table:style-name="ce1">
            <text:p>3531211:3531211:0.234:0.234</text:p>
          </table:table-cell>
          <table:table-cell table:number-columns-repeated="16383"/>
        </table:table-row>
        <table:table-row table:style-name="ro1">
          <table:table-cell office:value-type="string" office:string-value="3531212:3531212:0.234:0.234" table:formula="of:=CONCATENATE([rcl_cross_stats.A614];&quot;:&quot;;[rcl_cross_stats.A614];&quot;:&quot;;[rcl_cross_stats.C614];&quot;:&quot;;[rcl_cross_stats.C614])" table:style-name="ce1">
            <text:p>3531212:3531212:0.234:0.234</text:p>
          </table:table-cell>
          <table:table-cell table:number-columns-repeated="16383"/>
        </table:table-row>
        <table:table-row table:style-name="ro1">
          <table:table-cell office:value-type="string" office:string-value="3531213:3531213:0.234:0.234" table:formula="of:=CONCATENATE([rcl_cross_stats.A615];&quot;:&quot;;[rcl_cross_stats.A615];&quot;:&quot;;[rcl_cross_stats.C615];&quot;:&quot;;[rcl_cross_stats.C615])" table:style-name="ce1">
            <text:p>3531213:3531213:0.234:0.234</text:p>
          </table:table-cell>
          <table:table-cell table:number-columns-repeated="16383"/>
        </table:table-row>
        <table:table-row table:style-name="ro1">
          <table:table-cell office:value-type="string" office:string-value="3532101:3532101:0.5:0.5" table:formula="of:=CONCATENATE([rcl_cross_stats.A616];&quot;:&quot;;[rcl_cross_stats.A616];&quot;:&quot;;[rcl_cross_stats.C616];&quot;:&quot;;[rcl_cross_stats.C616])" table:style-name="ce1">
            <text:p>3532101:3532101:0.5:0.5</text:p>
          </table:table-cell>
          <table:table-cell table:number-columns-repeated="16383"/>
        </table:table-row>
        <table:table-row table:style-name="ro1">
          <table:table-cell office:value-type="string" office:string-value="3532102:3532102:0.5:0.5" table:formula="of:=CONCATENATE([rcl_cross_stats.A617];&quot;:&quot;;[rcl_cross_stats.A617];&quot;:&quot;;[rcl_cross_stats.C617];&quot;:&quot;;[rcl_cross_stats.C617])" table:style-name="ce1">
            <text:p>3532102:3532102:0.5:0.5</text:p>
          </table:table-cell>
          <table:table-cell table:number-columns-repeated="16383"/>
        </table:table-row>
        <table:table-row table:style-name="ro1">
          <table:table-cell office:value-type="string" office:string-value="3532103:3532103:0.303:0.303" table:formula="of:=CONCATENATE([rcl_cross_stats.A618];&quot;:&quot;;[rcl_cross_stats.A618];&quot;:&quot;;[rcl_cross_stats.C618];&quot;:&quot;;[rcl_cross_stats.C618])" table:style-name="ce1">
            <text:p>3532103:3532103:0.303:0.303</text:p>
          </table:table-cell>
          <table:table-cell table:number-columns-repeated="16383"/>
        </table:table-row>
        <table:table-row table:style-name="ro1">
          <table:table-cell office:value-type="string" office:string-value="3532111:3532111:0.5:0.5" table:formula="of:=CONCATENATE([rcl_cross_stats.A619];&quot;:&quot;;[rcl_cross_stats.A619];&quot;:&quot;;[rcl_cross_stats.C619];&quot;:&quot;;[rcl_cross_stats.C619])" table:style-name="ce1">
            <text:p>3532111:3532111:0.5:0.5</text:p>
          </table:table-cell>
          <table:table-cell table:number-columns-repeated="16383"/>
        </table:table-row>
        <table:table-row table:style-name="ro1">
          <table:table-cell office:value-type="string" office:string-value="3532112:3532112:0.5:0.5" table:formula="of:=CONCATENATE([rcl_cross_stats.A620];&quot;:&quot;;[rcl_cross_stats.A620];&quot;:&quot;;[rcl_cross_stats.C620];&quot;:&quot;;[rcl_cross_stats.C620])" table:style-name="ce1">
            <text:p>3532112:3532112:0.5:0.5</text:p>
          </table:table-cell>
          <table:table-cell table:number-columns-repeated="16383"/>
        </table:table-row>
        <table:table-row table:style-name="ro1">
          <table:table-cell office:value-type="string" office:string-value="3532113:3532113:0.265:0.265" table:formula="of:=CONCATENATE([rcl_cross_stats.A621];&quot;:&quot;;[rcl_cross_stats.A621];&quot;:&quot;;[rcl_cross_stats.C621];&quot;:&quot;;[rcl_cross_stats.C621])" table:style-name="ce1">
            <text:p>3532113:3532113:0.265:0.265</text:p>
          </table:table-cell>
          <table:table-cell table:number-columns-repeated="16383"/>
        </table:table-row>
        <table:table-row table:style-name="ro1">
          <table:table-cell office:value-type="string" office:string-value="3532201:3532201:0.231:0.231" table:formula="of:=CONCATENATE([rcl_cross_stats.A622];&quot;:&quot;;[rcl_cross_stats.A622];&quot;:&quot;;[rcl_cross_stats.C622];&quot;:&quot;;[rcl_cross_stats.C622])" table:style-name="ce1">
            <text:p>3532201:3532201:0.231:0.231</text:p>
          </table:table-cell>
          <table:table-cell table:number-columns-repeated="16383"/>
        </table:table-row>
        <table:table-row table:style-name="ro1">
          <table:table-cell office:value-type="string" office:string-value="3532202:3532202:0.231:0.231" table:formula="of:=CONCATENATE([rcl_cross_stats.A623];&quot;:&quot;;[rcl_cross_stats.A623];&quot;:&quot;;[rcl_cross_stats.C623];&quot;:&quot;;[rcl_cross_stats.C623])" table:style-name="ce1">
            <text:p>3532202:3532202:0.231:0.231</text:p>
          </table:table-cell>
          <table:table-cell table:number-columns-repeated="16383"/>
        </table:table-row>
        <table:table-row table:style-name="ro1">
          <table:table-cell office:value-type="string" office:string-value="3532203:3532203:0.248:0.248" table:formula="of:=CONCATENATE([rcl_cross_stats.A624];&quot;:&quot;;[rcl_cross_stats.A624];&quot;:&quot;;[rcl_cross_stats.C624];&quot;:&quot;;[rcl_cross_stats.C624])" table:style-name="ce1">
            <text:p>3532203:3532203:0.248:0.248</text:p>
          </table:table-cell>
          <table:table-cell table:number-columns-repeated="16383"/>
        </table:table-row>
        <table:table-row table:style-name="ro1">
          <table:table-cell office:value-type="string" office:string-value="3532211:3532211:0.248:0.248" table:formula="of:=CONCATENATE([rcl_cross_stats.A625];&quot;:&quot;;[rcl_cross_stats.A625];&quot;:&quot;;[rcl_cross_stats.C625];&quot;:&quot;;[rcl_cross_stats.C625])" table:style-name="ce1">
            <text:p>3532211:3532211:0.248:0.248</text:p>
          </table:table-cell>
          <table:table-cell table:number-columns-repeated="16383"/>
        </table:table-row>
        <table:table-row table:style-name="ro1">
          <table:table-cell office:value-type="string" office:string-value="3532212:3532212:0.231:0.231" table:formula="of:=CONCATENATE([rcl_cross_stats.A626];&quot;:&quot;;[rcl_cross_stats.A626];&quot;:&quot;;[rcl_cross_stats.C626];&quot;:&quot;;[rcl_cross_stats.C626])" table:style-name="ce1">
            <text:p>3532212:3532212:0.231:0.231</text:p>
          </table:table-cell>
          <table:table-cell table:number-columns-repeated="16383"/>
        </table:table-row>
        <table:table-row table:style-name="ro1">
          <table:table-cell office:value-type="string" office:string-value="3532213:3532213:0.248:0.248" table:formula="of:=CONCATENATE([rcl_cross_stats.A627];&quot;:&quot;;[rcl_cross_stats.A627];&quot;:&quot;;[rcl_cross_stats.C627];&quot;:&quot;;[rcl_cross_stats.C627])" table:style-name="ce1">
            <text:p>3532213:3532213:0.248:0.248</text:p>
          </table:table-cell>
          <table:table-cell table:number-columns-repeated="16383"/>
        </table:table-row>
        <table:table-row table:style-name="ro1">
          <table:table-cell office:value-type="string" office:string-value="3533101:3533101:0.243:0.243" table:formula="of:=CONCATENATE([rcl_cross_stats.A628];&quot;:&quot;;[rcl_cross_stats.A628];&quot;:&quot;;[rcl_cross_stats.C628];&quot;:&quot;;[rcl_cross_stats.C628])" table:style-name="ce1">
            <text:p>3533101:3533101:0.243:0.243</text:p>
          </table:table-cell>
          <table:table-cell table:number-columns-repeated="16383"/>
        </table:table-row>
        <table:table-row table:style-name="ro1">
          <table:table-cell office:value-type="string" office:string-value="3533102:3533102:0.243:0.243" table:formula="of:=CONCATENATE([rcl_cross_stats.A629];&quot;:&quot;;[rcl_cross_stats.A629];&quot;:&quot;;[rcl_cross_stats.C629];&quot;:&quot;;[rcl_cross_stats.C629])" table:style-name="ce1">
            <text:p>3533102:3533102:0.243:0.243</text:p>
          </table:table-cell>
          <table:table-cell table:number-columns-repeated="16383"/>
        </table:table-row>
        <table:table-row table:style-name="ro1">
          <table:table-cell office:value-type="string" office:string-value="3533103:3533103:0.251:0.251" table:formula="of:=CONCATENATE([rcl_cross_stats.A630];&quot;:&quot;;[rcl_cross_stats.A630];&quot;:&quot;;[rcl_cross_stats.C630];&quot;:&quot;;[rcl_cross_stats.C630])" table:style-name="ce1">
            <text:p>3533103:3533103:0.251:0.251</text:p>
          </table:table-cell>
          <table:table-cell table:number-columns-repeated="16383"/>
        </table:table-row>
        <table:table-row table:style-name="ro1">
          <table:table-cell office:value-type="string" office:string-value="3533201:3533201:0.224:0.224" table:formula="of:=CONCATENATE([rcl_cross_stats.A631];&quot;:&quot;;[rcl_cross_stats.A631];&quot;:&quot;;[rcl_cross_stats.C631];&quot;:&quot;;[rcl_cross_stats.C631])" table:style-name="ce1">
            <text:p>3533201:3533201:0.224:0.224</text:p>
          </table:table-cell>
          <table:table-cell table:number-columns-repeated="16383"/>
        </table:table-row>
        <table:table-row table:style-name="ro1">
          <table:table-cell office:value-type="string" office:string-value="3533202:3533202:0.224:0.224" table:formula="of:=CONCATENATE([rcl_cross_stats.A632];&quot;:&quot;;[rcl_cross_stats.A632];&quot;:&quot;;[rcl_cross_stats.C632];&quot;:&quot;;[rcl_cross_stats.C632])" table:style-name="ce1">
            <text:p>3533202:3533202:0.224:0.224</text:p>
          </table:table-cell>
          <table:table-cell table:number-columns-repeated="16383"/>
        </table:table-row>
        <table:table-row table:style-name="ro1">
          <table:table-cell office:value-type="string" office:string-value="3533203:3533203:0.22:0.22" table:formula="of:=CONCATENATE([rcl_cross_stats.A633];&quot;:&quot;;[rcl_cross_stats.A633];&quot;:&quot;;[rcl_cross_stats.C633];&quot;:&quot;;[rcl_cross_stats.C633])" table:style-name="ce1">
            <text:p>3533203:3533203:0.22:0.22</text:p>
          </table:table-cell>
          <table:table-cell table:number-columns-repeated="16383"/>
        </table:table-row>
        <table:table-row table:style-name="ro1">
          <table:table-cell office:value-type="string" office:string-value="3533212:3533212:0.22:0.22" table:formula="of:=CONCATENATE([rcl_cross_stats.A634];&quot;:&quot;;[rcl_cross_stats.A634];&quot;:&quot;;[rcl_cross_stats.C634];&quot;:&quot;;[rcl_cross_stats.C634])" table:style-name="ce1">
            <text:p>3533212:3533212:0.22:0.22</text:p>
          </table:table-cell>
          <table:table-cell table:number-columns-repeated="16383"/>
        </table:table-row>
        <table:table-row table:style-name="ro1">
          <table:table-cell office:value-type="string" office:string-value="3533213:3533213:0.22:0.22" table:formula="of:=CONCATENATE([rcl_cross_stats.A635];&quot;:&quot;;[rcl_cross_stats.A635];&quot;:&quot;;[rcl_cross_stats.C635];&quot;:&quot;;[rcl_cross_stats.C635])" table:style-name="ce1">
            <text:p>3533213:3533213:0.22:0.22</text:p>
          </table:table-cell>
          <table:table-cell table:number-columns-repeated="16383"/>
        </table:table-row>
        <table:table-row table:style-name="ro1">
          <table:table-cell office:value-type="string" office:string-value="3541101:3541101:0.7625:0.7625" table:formula="of:=CONCATENATE([rcl_cross_stats.A636];&quot;:&quot;;[rcl_cross_stats.A636];&quot;:&quot;;[rcl_cross_stats.C636];&quot;:&quot;;[rcl_cross_stats.C636])" table:style-name="ce1">
            <text:p>3541101:354110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2:3541102:0.7625:0.7625" table:formula="of:=CONCATENATE([rcl_cross_stats.A637];&quot;:&quot;;[rcl_cross_stats.A637];&quot;:&quot;;[rcl_cross_stats.C637];&quot;:&quot;;[rcl_cross_stats.C637])" table:style-name="ce1">
            <text:p>3541102:354110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3:3541103:0.3055:0.3055" table:formula="of:=CONCATENATE([rcl_cross_stats.A638];&quot;:&quot;;[rcl_cross_stats.A638];&quot;:&quot;;[rcl_cross_stats.C638];&quot;:&quot;;[rcl_cross_stats.C638])" table:style-name="ce1">
            <text:p>3541103:3541103:0.3055:0.3055</text:p>
          </table:table-cell>
          <table:table-cell table:number-columns-repeated="16383"/>
        </table:table-row>
        <table:table-row table:style-name="ro1">
          <table:table-cell office:value-type="string" office:string-value="3541111:3541111:0.7625:0.7625" table:formula="of:=CONCATENATE([rcl_cross_stats.A639];&quot;:&quot;;[rcl_cross_stats.A639];&quot;:&quot;;[rcl_cross_stats.C639];&quot;:&quot;;[rcl_cross_stats.C639])" table:style-name="ce1">
            <text:p>3541111:354111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2:3541112:0.7625:0.7625" table:formula="of:=CONCATENATE([rcl_cross_stats.A640];&quot;:&quot;;[rcl_cross_stats.A640];&quot;:&quot;;[rcl_cross_stats.C640];&quot;:&quot;;[rcl_cross_stats.C640])" table:style-name="ce1">
            <text:p>3541112:354111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3:3541113:0.3055:0.3055" table:formula="of:=CONCATENATE([rcl_cross_stats.A641];&quot;:&quot;;[rcl_cross_stats.A641];&quot;:&quot;;[rcl_cross_stats.C641];&quot;:&quot;;[rcl_cross_stats.C641])" table:style-name="ce1">
            <text:p>3541113:3541113:0.3055:0.3055</text:p>
          </table:table-cell>
          <table:table-cell table:number-columns-repeated="16383"/>
        </table:table-row>
        <table:table-row table:style-name="ro1">
          <table:table-cell office:value-type="string" office:string-value="3541201:3541201:0.6875:0.6875" table:formula="of:=CONCATENATE([rcl_cross_stats.A642];&quot;:&quot;;[rcl_cross_stats.A642];&quot;:&quot;;[rcl_cross_stats.C642];&quot;:&quot;;[rcl_cross_stats.C642])" table:style-name="ce1">
            <text:p>3541201:354120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2:3541202:0.6875:0.6875" table:formula="of:=CONCATENATE([rcl_cross_stats.A643];&quot;:&quot;;[rcl_cross_stats.A643];&quot;:&quot;;[rcl_cross_stats.C643];&quot;:&quot;;[rcl_cross_stats.C643])" table:style-name="ce1">
            <text:p>3541202:354120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3:3541203:0.3125:0.3125" table:formula="of:=CONCATENATE([rcl_cross_stats.A644];&quot;:&quot;;[rcl_cross_stats.A644];&quot;:&quot;;[rcl_cross_stats.C644];&quot;:&quot;;[rcl_cross_stats.C644])" table:style-name="ce1">
            <text:p>3541203:3541203:0.3125:0.3125</text:p>
          </table:table-cell>
          <table:table-cell table:number-columns-repeated="16383"/>
        </table:table-row>
        <table:table-row table:style-name="ro1">
          <table:table-cell office:value-type="string" office:string-value="3541211:3541211:0.6875:0.6875" table:formula="of:=CONCATENATE([rcl_cross_stats.A645];&quot;:&quot;;[rcl_cross_stats.A645];&quot;:&quot;;[rcl_cross_stats.C645];&quot;:&quot;;[rcl_cross_stats.C645])" table:style-name="ce1">
            <text:p>3541211:354121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2:3541212:0.6875:0.6875" table:formula="of:=CONCATENATE([rcl_cross_stats.A646];&quot;:&quot;;[rcl_cross_stats.A646];&quot;:&quot;;[rcl_cross_stats.C646];&quot;:&quot;;[rcl_cross_stats.C646])" table:style-name="ce1">
            <text:p>3541212:354121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3:3541213:0.3125:0.3125" table:formula="of:=CONCATENATE([rcl_cross_stats.A647];&quot;:&quot;;[rcl_cross_stats.A647];&quot;:&quot;;[rcl_cross_stats.C647];&quot;:&quot;;[rcl_cross_stats.C647])" table:style-name="ce1">
            <text:p>3541213:3541213:0.3125:0.3125</text:p>
          </table:table-cell>
          <table:table-cell table:number-columns-repeated="16383"/>
        </table:table-row>
        <table:table-row table:style-name="ro1">
          <table:table-cell office:value-type="string" office:string-value="3542101:3542101:1.155:1.155" table:formula="of:=CONCATENATE([rcl_cross_stats.A648];&quot;:&quot;;[rcl_cross_stats.A648];&quot;:&quot;;[rcl_cross_stats.C648];&quot;:&quot;;[rcl_cross_stats.C648])" table:style-name="ce1">
            <text:p>3542101:3542101:1.155:1.155</text:p>
          </table:table-cell>
          <table:table-cell table:number-columns-repeated="16383"/>
        </table:table-row>
        <table:table-row table:style-name="ro1">
          <table:table-cell office:value-type="string" office:string-value="3542102:3542102:1.155:1.155" table:formula="of:=CONCATENATE([rcl_cross_stats.A649];&quot;:&quot;;[rcl_cross_stats.A649];&quot;:&quot;;[rcl_cross_stats.C649];&quot;:&quot;;[rcl_cross_stats.C649])" table:style-name="ce1">
            <text:p>3542102:3542102:1.155:1.155</text:p>
          </table:table-cell>
          <table:table-cell table:number-columns-repeated="16383"/>
        </table:table-row>
        <table:table-row table:style-name="ro1">
          <table:table-cell office:value-type="string" office:string-value="3542103:3542103:0.394:0.394" table:formula="of:=CONCATENATE([rcl_cross_stats.A650];&quot;:&quot;;[rcl_cross_stats.A650];&quot;:&quot;;[rcl_cross_stats.C650];&quot;:&quot;;[rcl_cross_stats.C650])" table:style-name="ce1">
            <text:p>3542103:3542103:0.394:0.394</text:p>
          </table:table-cell>
          <table:table-cell table:number-columns-repeated="16383"/>
        </table:table-row>
        <table:table-row table:style-name="ro1">
          <table:table-cell office:value-type="string" office:string-value="3542111:3542111:1.155:1.155" table:formula="of:=CONCATENATE([rcl_cross_stats.A651];&quot;:&quot;;[rcl_cross_stats.A651];&quot;:&quot;;[rcl_cross_stats.C651];&quot;:&quot;;[rcl_cross_stats.C651])" table:style-name="ce1">
            <text:p>3542111:3542111:1.155:1.155</text:p>
          </table:table-cell>
          <table:table-cell table:number-columns-repeated="16383"/>
        </table:table-row>
        <table:table-row table:style-name="ro1">
          <table:table-cell office:value-type="string" office:string-value="3542112:3542112:1.155:1.155" table:formula="of:=CONCATENATE([rcl_cross_stats.A652];&quot;:&quot;;[rcl_cross_stats.A652];&quot;:&quot;;[rcl_cross_stats.C652];&quot;:&quot;;[rcl_cross_stats.C652])" table:style-name="ce1">
            <text:p>3542112:3542112:1.155:1.155</text:p>
          </table:table-cell>
          <table:table-cell table:number-columns-repeated="16383"/>
        </table:table-row>
        <table:table-row table:style-name="ro1">
          <table:table-cell office:value-type="string" office:string-value="3542113:3542113:0.394:0.394" table:formula="of:=CONCATENATE([rcl_cross_stats.A653];&quot;:&quot;;[rcl_cross_stats.A653];&quot;:&quot;;[rcl_cross_stats.C653];&quot;:&quot;;[rcl_cross_stats.C653])" table:style-name="ce1">
            <text:p>3542113:3542113:0.394:0.394</text:p>
          </table:table-cell>
          <table:table-cell table:number-columns-repeated="16383"/>
        </table:table-row>
        <table:table-row table:style-name="ro1">
          <table:table-cell office:value-type="string" office:string-value="3542201:3542201:1.155:1.155" table:formula="of:=CONCATENATE([rcl_cross_stats.A654];&quot;:&quot;;[rcl_cross_stats.A654];&quot;:&quot;;[rcl_cross_stats.C654];&quot;:&quot;;[rcl_cross_stats.C654])" table:style-name="ce1">
            <text:p>3542201:3542201:1.155:1.155</text:p>
          </table:table-cell>
          <table:table-cell table:number-columns-repeated="16383"/>
        </table:table-row>
        <table:table-row table:style-name="ro1">
          <table:table-cell office:value-type="string" office:string-value="3542202:3542202:1.155:1.155" table:formula="of:=CONCATENATE([rcl_cross_stats.A655];&quot;:&quot;;[rcl_cross_stats.A655];&quot;:&quot;;[rcl_cross_stats.C655];&quot;:&quot;;[rcl_cross_stats.C655])" table:style-name="ce1">
            <text:p>3542202:3542202:1.155:1.155</text:p>
          </table:table-cell>
          <table:table-cell table:number-columns-repeated="16383"/>
        </table:table-row>
        <table:table-row table:style-name="ro1">
          <table:table-cell office:value-type="string" office:string-value="3542203:3542203:0.394:0.394" table:formula="of:=CONCATENATE([rcl_cross_stats.A656];&quot;:&quot;;[rcl_cross_stats.A656];&quot;:&quot;;[rcl_cross_stats.C656];&quot;:&quot;;[rcl_cross_stats.C656])" table:style-name="ce1">
            <text:p>3542203:3542203:0.394:0.394</text:p>
          </table:table-cell>
          <table:table-cell table:number-columns-repeated="16383"/>
        </table:table-row>
        <table:table-row table:style-name="ro1">
          <table:table-cell office:value-type="string" office:string-value="3542211:3542211:1.155:1.155" table:formula="of:=CONCATENATE([rcl_cross_stats.A657];&quot;:&quot;;[rcl_cross_stats.A657];&quot;:&quot;;[rcl_cross_stats.C657];&quot;:&quot;;[rcl_cross_stats.C657])" table:style-name="ce1">
            <text:p>3542211:3542211:1.155:1.155</text:p>
          </table:table-cell>
          <table:table-cell table:number-columns-repeated="16383"/>
        </table:table-row>
        <table:table-row table:style-name="ro1">
          <table:table-cell office:value-type="string" office:string-value="3542212:3542212:1.155:1.155" table:formula="of:=CONCATENATE([rcl_cross_stats.A658];&quot;:&quot;;[rcl_cross_stats.A658];&quot;:&quot;;[rcl_cross_stats.C658];&quot;:&quot;;[rcl_cross_stats.C658])" table:style-name="ce1">
            <text:p>3542212:3542212:1.155:1.155</text:p>
          </table:table-cell>
          <table:table-cell table:number-columns-repeated="16383"/>
        </table:table-row>
        <table:table-row table:style-name="ro1">
          <table:table-cell office:value-type="string" office:string-value="3542213:3542213:0.394:0.394" table:formula="of:=CONCATENATE([rcl_cross_stats.A659];&quot;:&quot;;[rcl_cross_stats.A659];&quot;:&quot;;[rcl_cross_stats.C659];&quot;:&quot;;[rcl_cross_stats.C659])" table:style-name="ce1">
            <text:p>3542213:3542213:0.394:0.394</text:p>
          </table:table-cell>
          <table:table-cell table:number-columns-repeated="16383"/>
        </table:table-row>
        <table:table-row table:style-name="ro1">
          <table:table-cell office:value-type="string" office:string-value="3543101:3543101:0.37:0.37" table:formula="of:=CONCATENATE([rcl_cross_stats.A660];&quot;:&quot;;[rcl_cross_stats.A660];&quot;:&quot;;[rcl_cross_stats.C660];&quot;:&quot;;[rcl_cross_stats.C660])" table:style-name="ce1">
            <text:p>3543101:3543101:0.37:0.37</text:p>
          </table:table-cell>
          <table:table-cell table:number-columns-repeated="16383"/>
        </table:table-row>
        <table:table-row table:style-name="ro1">
          <table:table-cell office:value-type="string" office:string-value="3543102:3543102:0.37:0.37" table:formula="of:=CONCATENATE([rcl_cross_stats.A661];&quot;:&quot;;[rcl_cross_stats.A661];&quot;:&quot;;[rcl_cross_stats.C661];&quot;:&quot;;[rcl_cross_stats.C661])" table:style-name="ce1">
            <text:p>3543102:3543102:0.37:0.37</text:p>
          </table:table-cell>
          <table:table-cell table:number-columns-repeated="16383"/>
        </table:table-row>
        <table:table-row table:style-name="ro1">
          <table:table-cell office:value-type="string" office:string-value="3543103:3543103:0.217:0.217" table:formula="of:=CONCATENATE([rcl_cross_stats.A662];&quot;:&quot;;[rcl_cross_stats.A662];&quot;:&quot;;[rcl_cross_stats.C662];&quot;:&quot;;[rcl_cross_stats.C662])" table:style-name="ce1">
            <text:p>3543103:3543103:0.217:0.217</text:p>
          </table:table-cell>
          <table:table-cell table:number-columns-repeated="16383"/>
        </table:table-row>
        <table:table-row table:style-name="ro1">
          <table:table-cell office:value-type="string" office:string-value="3543111:3543111:0.37:0.37" table:formula="of:=CONCATENATE([rcl_cross_stats.A663];&quot;:&quot;;[rcl_cross_stats.A663];&quot;:&quot;;[rcl_cross_stats.C663];&quot;:&quot;;[rcl_cross_stats.C663])" table:style-name="ce1">
            <text:p>3543111:3543111:0.37:0.37</text:p>
          </table:table-cell>
          <table:table-cell table:number-columns-repeated="16383"/>
        </table:table-row>
        <table:table-row table:style-name="ro1">
          <table:table-cell office:value-type="string" office:string-value="3543112:3543112:0.37:0.37" table:formula="of:=CONCATENATE([rcl_cross_stats.A664];&quot;:&quot;;[rcl_cross_stats.A664];&quot;:&quot;;[rcl_cross_stats.C664];&quot;:&quot;;[rcl_cross_stats.C664])" table:style-name="ce1">
            <text:p>3543112:3543112:0.37:0.37</text:p>
          </table:table-cell>
          <table:table-cell table:number-columns-repeated="16383"/>
        </table:table-row>
        <table:table-row table:style-name="ro1">
          <table:table-cell office:value-type="string" office:string-value="3543113:3543113:0.217:0.217" table:formula="of:=CONCATENATE([rcl_cross_stats.A665];&quot;:&quot;;[rcl_cross_stats.A665];&quot;:&quot;;[rcl_cross_stats.C665];&quot;:&quot;;[rcl_cross_stats.C665])" table:style-name="ce1">
            <text:p>3543113:3543113:0.217:0.217</text:p>
          </table:table-cell>
          <table:table-cell table:number-columns-repeated="16383"/>
        </table:table-row>
        <table:table-row table:style-name="ro1">
          <table:table-cell office:value-type="string" office:string-value="3543201:3543201:0.22:0.22" table:formula="of:=CONCATENATE([rcl_cross_stats.A666];&quot;:&quot;;[rcl_cross_stats.A666];&quot;:&quot;;[rcl_cross_stats.C666];&quot;:&quot;;[rcl_cross_stats.C666])" table:style-name="ce1">
            <text:p>3543201:3543201:0.22:0.22</text:p>
          </table:table-cell>
          <table:table-cell table:number-columns-repeated="16383"/>
        </table:table-row>
        <table:table-row table:style-name="ro1">
          <table:table-cell office:value-type="string" office:string-value="3543202:3543202:0.22:0.22" table:formula="of:=CONCATENATE([rcl_cross_stats.A667];&quot;:&quot;;[rcl_cross_stats.A667];&quot;:&quot;;[rcl_cross_stats.C667];&quot;:&quot;;[rcl_cross_stats.C667])" table:style-name="ce1">
            <text:p>3543202:3543202:0.22:0.22</text:p>
          </table:table-cell>
          <table:table-cell table:number-columns-repeated="16383"/>
        </table:table-row>
        <table:table-row table:style-name="ro1">
          <table:table-cell office:value-type="string" office:string-value="3543203:3543203:0.231:0.231" table:formula="of:=CONCATENATE([rcl_cross_stats.A668];&quot;:&quot;;[rcl_cross_stats.A668];&quot;:&quot;;[rcl_cross_stats.C668];&quot;:&quot;;[rcl_cross_stats.C668])" table:style-name="ce1">
            <text:p>3543203:3543203:0.231:0.231</text:p>
          </table:table-cell>
          <table:table-cell table:number-columns-repeated="16383"/>
        </table:table-row>
        <table:table-row table:style-name="ro1">
          <table:table-cell office:value-type="string" office:string-value="3543211:3543211:0.22:0.22" table:formula="of:=CONCATENATE([rcl_cross_stats.A669];&quot;:&quot;;[rcl_cross_stats.A669];&quot;:&quot;;[rcl_cross_stats.C669];&quot;:&quot;;[rcl_cross_stats.C669])" table:style-name="ce1">
            <text:p>3543211:3543211:0.22:0.22</text:p>
          </table:table-cell>
          <table:table-cell table:number-columns-repeated="16383"/>
        </table:table-row>
        <table:table-row table:style-name="ro1">
          <table:table-cell office:value-type="string" office:string-value="3543212:3543212:0.22:0.22" table:formula="of:=CONCATENATE([rcl_cross_stats.A670];&quot;:&quot;;[rcl_cross_stats.A670];&quot;:&quot;;[rcl_cross_stats.C670];&quot;:&quot;;[rcl_cross_stats.C670])" table:style-name="ce1">
            <text:p>3543212:3543212:0.22:0.22</text:p>
          </table:table-cell>
          <table:table-cell table:number-columns-repeated="16383"/>
        </table:table-row>
        <table:table-row table:style-name="ro1">
          <table:table-cell office:value-type="string" office:string-value="3543213:3543213:0.231:0.231" table:formula="of:=CONCATENATE([rcl_cross_stats.A671];&quot;:&quot;;[rcl_cross_stats.A671];&quot;:&quot;;[rcl_cross_stats.C671];&quot;:&quot;;[rcl_cross_stats.C671])" table:style-name="ce1">
            <text:p>3543213:3543213:0.231:0.231</text:p>
          </table:table-cell>
          <table:table-cell table:number-columns-repeated="16383"/>
        </table:table-row>
        <table:table-row table:style-name="ro1">
          <table:table-cell office:value-type="string" office:string-value="3551101:3551101:0.188:0.188" table:formula="of:=CONCATENATE([rcl_cross_stats.A672];&quot;:&quot;;[rcl_cross_stats.A672];&quot;:&quot;;[rcl_cross_stats.C672];&quot;:&quot;;[rcl_cross_stats.C672])" table:style-name="ce1">
            <text:p>3551101:3551101:0.188:0.188</text:p>
          </table:table-cell>
          <table:table-cell table:number-columns-repeated="16383"/>
        </table:table-row>
        <table:table-row table:style-name="ro1">
          <table:table-cell office:value-type="string" office:string-value="3551102:3551102:0.188:0.188" table:formula="of:=CONCATENATE([rcl_cross_stats.A673];&quot;:&quot;;[rcl_cross_stats.A673];&quot;:&quot;;[rcl_cross_stats.C673];&quot;:&quot;;[rcl_cross_stats.C673])" table:style-name="ce1">
            <text:p>3551102:3551102:0.188:0.188</text:p>
          </table:table-cell>
          <table:table-cell table:number-columns-repeated="16383"/>
        </table:table-row>
        <table:table-row table:style-name="ro1">
          <table:table-cell office:value-type="string" office:string-value="3551103:3551103:0.213:0.213" table:formula="of:=CONCATENATE([rcl_cross_stats.A674];&quot;:&quot;;[rcl_cross_stats.A674];&quot;:&quot;;[rcl_cross_stats.C674];&quot;:&quot;;[rcl_cross_stats.C674])" table:style-name="ce1">
            <text:p>3551103:3551103:0.213:0.213</text:p>
          </table:table-cell>
          <table:table-cell table:number-columns-repeated="16383"/>
        </table:table-row>
        <table:table-row table:style-name="ro1">
          <table:table-cell office:value-type="string" office:string-value="3551201:3551201:0.262:0.262" table:formula="of:=CONCATENATE([rcl_cross_stats.A675];&quot;:&quot;;[rcl_cross_stats.A675];&quot;:&quot;;[rcl_cross_stats.C675];&quot;:&quot;;[rcl_cross_stats.C675])" table:style-name="ce1">
            <text:p>3551201:3551201:0.262:0.262</text:p>
          </table:table-cell>
          <table:table-cell table:number-columns-repeated="16383"/>
        </table:table-row>
        <table:table-row table:style-name="ro1">
          <table:table-cell office:value-type="string" office:string-value="3551202:3551202:0.262:0.262" table:formula="of:=CONCATENATE([rcl_cross_stats.A676];&quot;:&quot;;[rcl_cross_stats.A676];&quot;:&quot;;[rcl_cross_stats.C676];&quot;:&quot;;[rcl_cross_stats.C676])" table:style-name="ce1">
            <text:p>3551202:3551202:0.262:0.262</text:p>
          </table:table-cell>
          <table:table-cell table:number-columns-repeated="16383"/>
        </table:table-row>
        <table:table-row table:style-name="ro1">
          <table:table-cell office:value-type="string" office:string-value="3551203:3551203:0.2245:0.2245" table:formula="of:=CONCATENATE([rcl_cross_stats.A677];&quot;:&quot;;[rcl_cross_stats.A677];&quot;:&quot;;[rcl_cross_stats.C677];&quot;:&quot;;[rcl_cross_stats.C677])" table:style-name="ce1">
            <text:p>3551203:3551203:0.2245:0.2245</text:p>
          </table:table-cell>
          <table:table-cell table:number-columns-repeated="16383"/>
        </table:table-row>
        <table:table-row table:style-name="ro1">
          <table:table-cell office:value-type="string" office:string-value="3552101:3552101:0.145:0.145" table:formula="of:=CONCATENATE([rcl_cross_stats.A678];&quot;:&quot;;[rcl_cross_stats.A678];&quot;:&quot;;[rcl_cross_stats.C678];&quot;:&quot;;[rcl_cross_stats.C678])" table:style-name="ce1">
            <text:p>3552101:3552101:0.145:0.145</text:p>
          </table:table-cell>
          <table:table-cell table:number-columns-repeated="16383"/>
        </table:table-row>
        <table:table-row table:style-name="ro1">
          <table:table-cell office:value-type="string" office:string-value="3552102:3552102:0.145:0.145" table:formula="of:=CONCATENATE([rcl_cross_stats.A679];&quot;:&quot;;[rcl_cross_stats.A679];&quot;:&quot;;[rcl_cross_stats.C679];&quot;:&quot;;[rcl_cross_stats.C679])" table:style-name="ce1">
            <text:p>3552102:3552102:0.145:0.145</text:p>
          </table:table-cell>
          <table:table-cell table:number-columns-repeated="16383"/>
        </table:table-row>
        <table:table-row table:style-name="ro1">
          <table:table-cell office:value-type="string" office:string-value="3552103:3552103:0.302:0.302" table:formula="of:=CONCATENATE([rcl_cross_stats.A680];&quot;:&quot;;[rcl_cross_stats.A680];&quot;:&quot;;[rcl_cross_stats.C680];&quot;:&quot;;[rcl_cross_stats.C680])" table:style-name="ce1">
            <text:p>3552103:3552103:0.302:0.302</text:p>
          </table:table-cell>
          <table:table-cell table:number-columns-repeated="16383"/>
        </table:table-row>
        <table:table-row table:style-name="ro1">
          <table:table-cell office:value-type="string" office:string-value="3552201:3552201:0.231:0.231" table:formula="of:=CONCATENATE([rcl_cross_stats.A681];&quot;:&quot;;[rcl_cross_stats.A681];&quot;:&quot;;[rcl_cross_stats.C681];&quot;:&quot;;[rcl_cross_stats.C681])" table:style-name="ce1">
            <text:p>3552201:3552201:0.231:0.231</text:p>
          </table:table-cell>
          <table:table-cell table:number-columns-repeated="16383"/>
        </table:table-row>
        <table:table-row table:style-name="ro1">
          <table:table-cell office:value-type="string" office:string-value="3552202:3552202:0.231:0.231" table:formula="of:=CONCATENATE([rcl_cross_stats.A682];&quot;:&quot;;[rcl_cross_stats.A682];&quot;:&quot;;[rcl_cross_stats.C682];&quot;:&quot;;[rcl_cross_stats.C682])" table:style-name="ce1">
            <text:p>3552202:3552202:0.231:0.231</text:p>
          </table:table-cell>
          <table:table-cell table:number-columns-repeated="16383"/>
        </table:table-row>
        <table:table-row table:style-name="ro1">
          <table:table-cell office:value-type="string" office:string-value="3552203:3552203:0.248:0.248" table:formula="of:=CONCATENATE([rcl_cross_stats.A683];&quot;:&quot;;[rcl_cross_stats.A683];&quot;:&quot;;[rcl_cross_stats.C683];&quot;:&quot;;[rcl_cross_stats.C683])" table:style-name="ce1">
            <text:p>3552203:3552203:0.248:0.248</text:p>
          </table:table-cell>
          <table:table-cell table:number-columns-repeated="16383"/>
        </table:table-row>
        <table:table-row table:style-name="ro1">
          <table:table-cell office:value-type="string" office:string-value="3553101:3553101:0.231:0.231" table:formula="of:=CONCATENATE([rcl_cross_stats.A684];&quot;:&quot;;[rcl_cross_stats.A684];&quot;:&quot;;[rcl_cross_stats.C684];&quot;:&quot;;[rcl_cross_stats.C684])" table:style-name="ce1">
            <text:p>3553101:3553101:0.231:0.231</text:p>
          </table:table-cell>
          <table:table-cell table:number-columns-repeated="16383"/>
        </table:table-row>
        <table:table-row table:style-name="ro1">
          <table:table-cell office:value-type="string" office:string-value="3553102:3553102:0.231:0.231" table:formula="of:=CONCATENATE([rcl_cross_stats.A685];&quot;:&quot;;[rcl_cross_stats.A685];&quot;:&quot;;[rcl_cross_stats.C685];&quot;:&quot;;[rcl_cross_stats.C685])" table:style-name="ce1">
            <text:p>3553102:3553102:0.231:0.231</text:p>
          </table:table-cell>
          <table:table-cell table:number-columns-repeated="16383"/>
        </table:table-row>
        <table:table-row table:style-name="ro1">
          <table:table-cell office:value-type="string" office:string-value="3553103:3553103:0.124:0.124" table:formula="of:=CONCATENATE([rcl_cross_stats.A686];&quot;:&quot;;[rcl_cross_stats.A686];&quot;:&quot;;[rcl_cross_stats.C686];&quot;:&quot;;[rcl_cross_stats.C686])" table:style-name="ce1">
            <text:p>3553103:3553103:0.124:0.124</text:p>
          </table:table-cell>
          <table:table-cell table:number-columns-repeated="16383"/>
        </table:table-row>
        <table:table-row table:style-name="ro1">
          <table:table-cell office:value-type="string" office:string-value="3553201:3553201:0.293:0.293" table:formula="of:=CONCATENATE([rcl_cross_stats.A687];&quot;:&quot;;[rcl_cross_stats.A687];&quot;:&quot;;[rcl_cross_stats.C687];&quot;:&quot;;[rcl_cross_stats.C687])" table:style-name="ce1">
            <text:p>3553201:3553201:0.293:0.293</text:p>
          </table:table-cell>
          <table:table-cell table:number-columns-repeated="16383"/>
        </table:table-row>
        <table:table-row table:style-name="ro1">
          <table:table-cell office:value-type="string" office:string-value="3553202:3553202:0.293:0.293" table:formula="of:=CONCATENATE([rcl_cross_stats.A688];&quot;:&quot;;[rcl_cross_stats.A688];&quot;:&quot;;[rcl_cross_stats.C688];&quot;:&quot;;[rcl_cross_stats.C688])" table:style-name="ce1">
            <text:p>3553202:3553202:0.293:0.293</text:p>
          </table:table-cell>
          <table:table-cell table:number-columns-repeated="16383"/>
        </table:table-row>
        <table:table-row table:style-name="ro1">
          <table:table-cell office:value-type="string" office:string-value="3553203:3553203:0.201:0.201" table:formula="of:=CONCATENATE([rcl_cross_stats.A689];&quot;:&quot;;[rcl_cross_stats.A689];&quot;:&quot;;[rcl_cross_stats.C689];&quot;:&quot;;[rcl_cross_stats.C689])" table:style-name="ce1">
            <text:p>3553203:3553203:0.201:0.201</text:p>
          </table:table-cell>
          <table:table-cell table:number-columns-repeated="16383"/>
        </table:table-row>
        <table:table-row table:style-name="ro1">
          <table:table-cell office:value-type="string" office:string-value="4011101:4011101:0:0" table:formula="of:=CONCATENATE([rcl_cross_stats.A690];&quot;:&quot;;[rcl_cross_stats.A690];&quot;:&quot;;[rcl_cross_stats.C690];&quot;:&quot;;[rcl_cross_stats.C690])" table:style-name="ce1">
            <text:p>4011101:4011101:0:0</text:p>
          </table:table-cell>
          <table:table-cell table:number-columns-repeated="16383"/>
        </table:table-row>
        <table:table-row table:style-name="ro1">
          <table:table-cell office:value-type="string" office:string-value="4012101:4012101:0:0" table:formula="of:=CONCATENATE([rcl_cross_stats.A691];&quot;:&quot;;[rcl_cross_stats.A691];&quot;:&quot;;[rcl_cross_stats.C691];&quot;:&quot;;[rcl_cross_stats.C691])" table:style-name="ce1">
            <text:p>4012101:4012101:0:0</text:p>
          </table:table-cell>
          <table:table-cell table:number-columns-repeated="16383"/>
        </table:table-row>
        <table:table-row table:style-name="ro1">
          <table:table-cell office:value-type="string" office:string-value="4021101:4021101:0.39:0.39" table:formula="of:=CONCATENATE([rcl_cross_stats.A692];&quot;:&quot;;[rcl_cross_stats.A692];&quot;:&quot;;[rcl_cross_stats.C692];&quot;:&quot;;[rcl_cross_stats.C692])" table:style-name="ce1">
            <text:p>4021101:4021101:0.39:0.39</text:p>
          </table:table-cell>
          <table:table-cell table:number-columns-repeated="16383"/>
        </table:table-row>
        <table:table-row table:style-name="ro1">
          <table:table-cell office:value-type="string" office:string-value="4021102:4021102:0.24:0.24" table:formula="of:=CONCATENATE([rcl_cross_stats.A693];&quot;:&quot;;[rcl_cross_stats.A693];&quot;:&quot;;[rcl_cross_stats.C693];&quot;:&quot;;[rcl_cross_stats.C693])" table:style-name="ce1">
            <text:p>4021102:4021102:0.24:0.24</text:p>
          </table:table-cell>
          <table:table-cell table:number-columns-repeated="16383"/>
        </table:table-row>
        <table:table-row table:style-name="ro1">
          <table:table-cell office:value-type="string" office:string-value="4021103:4021103:0.24:0.24" table:formula="of:=CONCATENATE([rcl_cross_stats.A694];&quot;:&quot;;[rcl_cross_stats.A694];&quot;:&quot;;[rcl_cross_stats.C694];&quot;:&quot;;[rcl_cross_stats.C694])" table:style-name="ce1">
            <text:p>4021103:4021103:0.24:0.24</text:p>
          </table:table-cell>
          <table:table-cell table:number-columns-repeated="16383"/>
        </table:table-row>
        <table:table-row table:style-name="ro1">
          <table:table-cell office:value-type="string" office:string-value="4022101:4022101:0.39:0.39" table:formula="of:=CONCATENATE([rcl_cross_stats.A695];&quot;:&quot;;[rcl_cross_stats.A695];&quot;:&quot;;[rcl_cross_stats.C695];&quot;:&quot;;[rcl_cross_stats.C695])" table:style-name="ce1">
            <text:p>4022101:4022101:0.39:0.39</text:p>
          </table:table-cell>
          <table:table-cell table:number-columns-repeated="16383"/>
        </table:table-row>
        <table:table-row table:style-name="ro1">
          <table:table-cell office:value-type="string" office:string-value="4022102:4022102:0.24:0.24" table:formula="of:=CONCATENATE([rcl_cross_stats.A696];&quot;:&quot;;[rcl_cross_stats.A696];&quot;:&quot;;[rcl_cross_stats.C696];&quot;:&quot;;[rcl_cross_stats.C696])" table:style-name="ce1">
            <text:p>4022102:4022102:0.24:0.24</text:p>
          </table:table-cell>
          <table:table-cell table:number-columns-repeated="16383"/>
        </table:table-row>
        <table:table-row table:style-name="ro1">
          <table:table-cell office:value-type="string" office:string-value="4022103:4022103:0.24:0.24" table:formula="of:=CONCATENATE([rcl_cross_stats.A697];&quot;:&quot;;[rcl_cross_stats.A697];&quot;:&quot;;[rcl_cross_stats.C697];&quot;:&quot;;[rcl_cross_stats.C697])" table:style-name="ce1">
            <text:p>4022103:4022103:0.24:0.24</text:p>
          </table:table-cell>
          <table:table-cell table:number-columns-repeated="16383"/>
        </table:table-row>
        <table:table-row table:style-name="ro1">
          <table:table-cell office:value-type="string" office:string-value="4023101:4023101:0.39:0.39" table:formula="of:=CONCATENATE([rcl_cross_stats.A698];&quot;:&quot;;[rcl_cross_stats.A698];&quot;:&quot;;[rcl_cross_stats.C698];&quot;:&quot;;[rcl_cross_stats.C698])" table:style-name="ce1">
            <text:p>4023101:4023101:0.39:0.39</text:p>
          </table:table-cell>
          <table:table-cell table:number-columns-repeated="16383"/>
        </table:table-row>
        <table:table-row table:style-name="ro1">
          <table:table-cell office:value-type="string" office:string-value="4023102:4023102:0.24:0.24" table:formula="of:=CONCATENATE([rcl_cross_stats.A699];&quot;:&quot;;[rcl_cross_stats.A699];&quot;:&quot;;[rcl_cross_stats.C699];&quot;:&quot;;[rcl_cross_stats.C699])" table:style-name="ce1">
            <text:p>4023102:4023102:0.24:0.24</text:p>
          </table:table-cell>
          <table:table-cell table:number-columns-repeated="16383"/>
        </table:table-row>
        <table:table-row table:style-name="ro1">
          <table:table-cell office:value-type="string" office:string-value="4023103:4023103:0.24:0.24" table:formula="of:=CONCATENATE([rcl_cross_stats.A700];&quot;:&quot;;[rcl_cross_stats.A700];&quot;:&quot;;[rcl_cross_stats.C700];&quot;:&quot;;[rcl_cross_stats.C700])" table:style-name="ce1">
            <text:p>4023103:4023103:0.24:0.24</text:p>
          </table:table-cell>
          <table:table-cell table:number-columns-repeated="16383"/>
        </table:table-row>
        <table:table-row table:style-name="ro1">
          <table:table-cell office:value-type="string" office:string-value="4031101:4031101:0.39:0.39" table:formula="of:=CONCATENATE([rcl_cross_stats.A701];&quot;:&quot;;[rcl_cross_stats.A701];&quot;:&quot;;[rcl_cross_stats.C701];&quot;:&quot;;[rcl_cross_stats.C701])" table:style-name="ce1">
            <text:p>4031101:4031101:0.39:0.39</text:p>
          </table:table-cell>
          <table:table-cell table:number-columns-repeated="16383"/>
        </table:table-row>
        <table:table-row table:style-name="ro1">
          <table:table-cell office:value-type="string" office:string-value="4031102:4031102:0.24:0.24" table:formula="of:=CONCATENATE([rcl_cross_stats.A702];&quot;:&quot;;[rcl_cross_stats.A702];&quot;:&quot;;[rcl_cross_stats.C702];&quot;:&quot;;[rcl_cross_stats.C702])" table:style-name="ce1">
            <text:p>4031102:4031102:0.24:0.24</text:p>
          </table:table-cell>
          <table:table-cell table:number-columns-repeated="16383"/>
        </table:table-row>
        <table:table-row table:style-name="ro1">
          <table:table-cell office:value-type="string" office:string-value="4031103:4031103:0.24:0.24" table:formula="of:=CONCATENATE([rcl_cross_stats.A703];&quot;:&quot;;[rcl_cross_stats.A703];&quot;:&quot;;[rcl_cross_stats.C703];&quot;:&quot;;[rcl_cross_stats.C703])" table:style-name="ce1">
            <text:p>4031103:4031103:0.24:0.24</text:p>
          </table:table-cell>
          <table:table-cell table:number-columns-repeated="16383"/>
        </table:table-row>
        <table:table-row table:style-name="ro1">
          <table:table-cell office:value-type="string" office:string-value="4032101:4032101:0.39:0.39" table:formula="of:=CONCATENATE([rcl_cross_stats.A704];&quot;:&quot;;[rcl_cross_stats.A704];&quot;:&quot;;[rcl_cross_stats.C704];&quot;:&quot;;[rcl_cross_stats.C704])" table:style-name="ce1">
            <text:p>4032101:4032101:0.39:0.39</text:p>
          </table:table-cell>
          <table:table-cell table:number-columns-repeated="16383"/>
        </table:table-row>
        <table:table-row table:style-name="ro1">
          <table:table-cell office:value-type="string" office:string-value="4032102:4032102:0.24:0.24" table:formula="of:=CONCATENATE([rcl_cross_stats.A705];&quot;:&quot;;[rcl_cross_stats.A705];&quot;:&quot;;[rcl_cross_stats.C705];&quot;:&quot;;[rcl_cross_stats.C705])" table:style-name="ce1">
            <text:p>4032102:4032102:0.24:0.24</text:p>
          </table:table-cell>
          <table:table-cell table:number-columns-repeated="16383"/>
        </table:table-row>
        <table:table-row table:style-name="ro1">
          <table:table-cell office:value-type="string" office:string-value="4032103:4032103:0.24:0.24" table:formula="of:=CONCATENATE([rcl_cross_stats.A706];&quot;:&quot;;[rcl_cross_stats.A706];&quot;:&quot;;[rcl_cross_stats.C706];&quot;:&quot;;[rcl_cross_stats.C706])" table:style-name="ce1">
            <text:p>4032103:4032103:0.24:0.24</text:p>
          </table:table-cell>
          <table:table-cell table:number-columns-repeated="16383"/>
        </table:table-row>
        <table:table-row table:style-name="ro1">
          <table:table-cell office:value-type="string" office:string-value="4033101:4033101:0.39:0.39" table:formula="of:=CONCATENATE([rcl_cross_stats.A707];&quot;:&quot;;[rcl_cross_stats.A707];&quot;:&quot;;[rcl_cross_stats.C707];&quot;:&quot;;[rcl_cross_stats.C707])" table:style-name="ce1">
            <text:p>4033101:4033101:0.39:0.39</text:p>
          </table:table-cell>
          <table:table-cell table:number-columns-repeated="16383"/>
        </table:table-row>
        <table:table-row table:style-name="ro1">
          <table:table-cell office:value-type="string" office:string-value="4033102:4033102:0.24:0.24" table:formula="of:=CONCATENATE([rcl_cross_stats.A708];&quot;:&quot;;[rcl_cross_stats.A708];&quot;:&quot;;[rcl_cross_stats.C708];&quot;:&quot;;[rcl_cross_stats.C708])" table:style-name="ce1">
            <text:p>4033102:4033102:0.24:0.24</text:p>
          </table:table-cell>
          <table:table-cell table:number-columns-repeated="16383"/>
        </table:table-row>
        <table:table-row table:style-name="ro1">
          <table:table-cell office:value-type="string" office:string-value="4033103:4033103:0.24:0.24" table:formula="of:=CONCATENATE([rcl_cross_stats.A709];&quot;:&quot;;[rcl_cross_stats.A709];&quot;:&quot;;[rcl_cross_stats.C709];&quot;:&quot;;[rcl_cross_stats.C709])" table:style-name="ce1">
            <text:p>4033103:4033103:0.24:0.24</text:p>
          </table:table-cell>
          <table:table-cell table:number-columns-repeated="16383"/>
        </table:table-row>
        <table:table-row table:style-name="ro1">
          <table:table-cell office:value-type="string" office:string-value="4041101:4041101:0.39:0.39" table:formula="of:=CONCATENATE([rcl_cross_stats.A710];&quot;:&quot;;[rcl_cross_stats.A710];&quot;:&quot;;[rcl_cross_stats.C710];&quot;:&quot;;[rcl_cross_stats.C710])" table:style-name="ce1">
            <text:p>4041101:4041101:0.39:0.39</text:p>
          </table:table-cell>
          <table:table-cell table:number-columns-repeated="16383"/>
        </table:table-row>
        <table:table-row table:style-name="ro1">
          <table:table-cell office:value-type="string" office:string-value="4041102:4041102:0.24:0.24" table:formula="of:=CONCATENATE([rcl_cross_stats.A711];&quot;:&quot;;[rcl_cross_stats.A711];&quot;:&quot;;[rcl_cross_stats.C711];&quot;:&quot;;[rcl_cross_stats.C711])" table:style-name="ce1">
            <text:p>4041102:4041102:0.24:0.24</text:p>
          </table:table-cell>
          <table:table-cell table:number-columns-repeated="16383"/>
        </table:table-row>
        <table:table-row table:style-name="ro1">
          <table:table-cell office:value-type="string" office:string-value="4041103:4041103:0.24:0.24" table:formula="of:=CONCATENATE([rcl_cross_stats.A712];&quot;:&quot;;[rcl_cross_stats.A712];&quot;:&quot;;[rcl_cross_stats.C712];&quot;:&quot;;[rcl_cross_stats.C712])" table:style-name="ce1">
            <text:p>4041103:4041103:0.24:0.24</text:p>
          </table:table-cell>
          <table:table-cell table:number-columns-repeated="16383"/>
        </table:table-row>
        <table:table-row table:style-name="ro1">
          <table:table-cell office:value-type="string" office:string-value="4041111:4041111:0.39:0.39" table:formula="of:=CONCATENATE([rcl_cross_stats.A713];&quot;:&quot;;[rcl_cross_stats.A713];&quot;:&quot;;[rcl_cross_stats.C713];&quot;:&quot;;[rcl_cross_stats.C713])" table:style-name="ce1">
            <text:p>4041111:4041111:0.39:0.39</text:p>
          </table:table-cell>
          <table:table-cell table:number-columns-repeated="16383"/>
        </table:table-row>
        <table:table-row table:style-name="ro1">
          <table:table-cell office:value-type="string" office:string-value="4041112:4041112:0.24:0.24" table:formula="of:=CONCATENATE([rcl_cross_stats.A714];&quot;:&quot;;[rcl_cross_stats.A714];&quot;:&quot;;[rcl_cross_stats.C714];&quot;:&quot;;[rcl_cross_stats.C714])" table:style-name="ce1">
            <text:p>4041112:4041112:0.24:0.24</text:p>
          </table:table-cell>
          <table:table-cell table:number-columns-repeated="16383"/>
        </table:table-row>
        <table:table-row table:style-name="ro1">
          <table:table-cell office:value-type="string" office:string-value="4041113:4041113:0.24:0.24" table:formula="of:=CONCATENATE([rcl_cross_stats.A715];&quot;:&quot;;[rcl_cross_stats.A715];&quot;:&quot;;[rcl_cross_stats.C715];&quot;:&quot;;[rcl_cross_stats.C715])" table:style-name="ce1">
            <text:p>4041113:4041113:0.24:0.24</text:p>
          </table:table-cell>
          <table:table-cell table:number-columns-repeated="16383"/>
        </table:table-row>
        <table:table-row table:style-name="ro1">
          <table:table-cell office:value-type="string" office:string-value="4041201:4041201:0.39:0.39" table:formula="of:=CONCATENATE([rcl_cross_stats.A716];&quot;:&quot;;[rcl_cross_stats.A716];&quot;:&quot;;[rcl_cross_stats.C716];&quot;:&quot;;[rcl_cross_stats.C716])" table:style-name="ce1">
            <text:p>4041201:4041201:0.39:0.39</text:p>
          </table:table-cell>
          <table:table-cell table:number-columns-repeated="16383"/>
        </table:table-row>
        <table:table-row table:style-name="ro1">
          <table:table-cell office:value-type="string" office:string-value="4041202:4041202:0.24:0.24" table:formula="of:=CONCATENATE([rcl_cross_stats.A717];&quot;:&quot;;[rcl_cross_stats.A717];&quot;:&quot;;[rcl_cross_stats.C717];&quot;:&quot;;[rcl_cross_stats.C717])" table:style-name="ce1">
            <text:p>4041202:4041202:0.24:0.24</text:p>
          </table:table-cell>
          <table:table-cell table:number-columns-repeated="16383"/>
        </table:table-row>
        <table:table-row table:style-name="ro1">
          <table:table-cell office:value-type="string" office:string-value="4041203:4041203:0.24:0.24" table:formula="of:=CONCATENATE([rcl_cross_stats.A718];&quot;:&quot;;[rcl_cross_stats.A718];&quot;:&quot;;[rcl_cross_stats.C718];&quot;:&quot;;[rcl_cross_stats.C718])" table:style-name="ce1">
            <text:p>4041203:4041203:0.24:0.24</text:p>
          </table:table-cell>
          <table:table-cell table:number-columns-repeated="16383"/>
        </table:table-row>
        <table:table-row table:style-name="ro1">
          <table:table-cell office:value-type="string" office:string-value="4041211:4041211:0.39:0.39" table:formula="of:=CONCATENATE([rcl_cross_stats.A719];&quot;:&quot;;[rcl_cross_stats.A719];&quot;:&quot;;[rcl_cross_stats.C719];&quot;:&quot;;[rcl_cross_stats.C719])" table:style-name="ce1">
            <text:p>4041211:4041211:0.39:0.39</text:p>
          </table:table-cell>
          <table:table-cell table:number-columns-repeated="16383"/>
        </table:table-row>
        <table:table-row table:style-name="ro1">
          <table:table-cell office:value-type="string" office:string-value="4041212:4041212:0.24:0.24" table:formula="of:=CONCATENATE([rcl_cross_stats.A720];&quot;:&quot;;[rcl_cross_stats.A720];&quot;:&quot;;[rcl_cross_stats.C720];&quot;:&quot;;[rcl_cross_stats.C720])" table:style-name="ce1">
            <text:p>4041212:4041212:0.24:0.24</text:p>
          </table:table-cell>
          <table:table-cell table:number-columns-repeated="16383"/>
        </table:table-row>
        <table:table-row table:style-name="ro1">
          <table:table-cell office:value-type="string" office:string-value="4041213:4041213:0.24:0.24" table:formula="of:=CONCATENATE([rcl_cross_stats.A721];&quot;:&quot;;[rcl_cross_stats.A721];&quot;:&quot;;[rcl_cross_stats.C721];&quot;:&quot;;[rcl_cross_stats.C721])" table:style-name="ce1">
            <text:p>4041213:4041213:0.24:0.24</text:p>
          </table:table-cell>
          <table:table-cell table:number-columns-repeated="16383"/>
        </table:table-row>
        <table:table-row table:style-name="ro1">
          <table:table-cell office:value-type="string" office:string-value="4042101:4042101:0.39:0.39" table:formula="of:=CONCATENATE([rcl_cross_stats.A722];&quot;:&quot;;[rcl_cross_stats.A722];&quot;:&quot;;[rcl_cross_stats.C722];&quot;:&quot;;[rcl_cross_stats.C722])" table:style-name="ce1">
            <text:p>4042101:4042101:0.39:0.39</text:p>
          </table:table-cell>
          <table:table-cell table:number-columns-repeated="16383"/>
        </table:table-row>
        <table:table-row table:style-name="ro1">
          <table:table-cell office:value-type="string" office:string-value="4042102:4042102:0.24:0.24" table:formula="of:=CONCATENATE([rcl_cross_stats.A723];&quot;:&quot;;[rcl_cross_stats.A723];&quot;:&quot;;[rcl_cross_stats.C723];&quot;:&quot;;[rcl_cross_stats.C723])" table:style-name="ce1">
            <text:p>4042102:4042102:0.24:0.24</text:p>
          </table:table-cell>
          <table:table-cell table:number-columns-repeated="16383"/>
        </table:table-row>
        <table:table-row table:style-name="ro1">
          <table:table-cell office:value-type="string" office:string-value="4042103:4042103:0.24:0.24" table:formula="of:=CONCATENATE([rcl_cross_stats.A724];&quot;:&quot;;[rcl_cross_stats.A724];&quot;:&quot;;[rcl_cross_stats.C724];&quot;:&quot;;[rcl_cross_stats.C724])" table:style-name="ce1">
            <text:p>4042103:4042103:0.24:0.24</text:p>
          </table:table-cell>
          <table:table-cell table:number-columns-repeated="16383"/>
        </table:table-row>
        <table:table-row table:style-name="ro1">
          <table:table-cell office:value-type="string" office:string-value="4042112:4042112:0.24:0.24" table:formula="of:=CONCATENATE([rcl_cross_stats.A725];&quot;:&quot;;[rcl_cross_stats.A725];&quot;:&quot;;[rcl_cross_stats.C725];&quot;:&quot;;[rcl_cross_stats.C725])" table:style-name="ce1">
            <text:p>4042112:4042112:0.24:0.24</text:p>
          </table:table-cell>
          <table:table-cell table:number-columns-repeated="16383"/>
        </table:table-row>
        <table:table-row table:style-name="ro1">
          <table:table-cell office:value-type="string" office:string-value="4042201:4042201:0.24:0.24" table:formula="of:=CONCATENATE([rcl_cross_stats.A726];&quot;:&quot;;[rcl_cross_stats.A726];&quot;:&quot;;[rcl_cross_stats.C726];&quot;:&quot;;[rcl_cross_stats.C726])" table:style-name="ce1">
            <text:p>4042201:4042201:0.24:0.24</text:p>
          </table:table-cell>
          <table:table-cell table:number-columns-repeated="16383"/>
        </table:table-row>
        <table:table-row table:style-name="ro1">
          <table:table-cell office:value-type="string" office:string-value="4042202:4042202:0.24:0.24" table:formula="of:=CONCATENATE([rcl_cross_stats.A727];&quot;:&quot;;[rcl_cross_stats.A727];&quot;:&quot;;[rcl_cross_stats.C727];&quot;:&quot;;[rcl_cross_stats.C727])" table:style-name="ce1">
            <text:p>4042202:4042202:0.24:0.24</text:p>
          </table:table-cell>
          <table:table-cell table:number-columns-repeated="16383"/>
        </table:table-row>
        <table:table-row table:style-name="ro1">
          <table:table-cell office:value-type="string" office:string-value="4042203:4042203:0.24:0.24" table:formula="of:=CONCATENATE([rcl_cross_stats.A728];&quot;:&quot;;[rcl_cross_stats.A728];&quot;:&quot;;[rcl_cross_stats.C728];&quot;:&quot;;[rcl_cross_stats.C728])" table:style-name="ce1">
            <text:p>4042203:4042203:0.24:0.24</text:p>
          </table:table-cell>
          <table:table-cell table:number-columns-repeated="16383"/>
        </table:table-row>
        <table:table-row table:style-name="ro1">
          <table:table-cell office:value-type="string" office:string-value="4043101:4043101:0.39:0.39" table:formula="of:=CONCATENATE([rcl_cross_stats.A729];&quot;:&quot;;[rcl_cross_stats.A729];&quot;:&quot;;[rcl_cross_stats.C729];&quot;:&quot;;[rcl_cross_stats.C729])" table:style-name="ce1">
            <text:p>4043101:4043101:0.39:0.39</text:p>
          </table:table-cell>
          <table:table-cell table:number-columns-repeated="16383"/>
        </table:table-row>
        <table:table-row table:style-name="ro1">
          <table:table-cell office:value-type="string" office:string-value="4043102:4043102:0.24:0.24" table:formula="of:=CONCATENATE([rcl_cross_stats.A730];&quot;:&quot;;[rcl_cross_stats.A730];&quot;:&quot;;[rcl_cross_stats.C730];&quot;:&quot;;[rcl_cross_stats.C730])" table:style-name="ce1">
            <text:p>4043102:4043102:0.24:0.24</text:p>
          </table:table-cell>
          <table:table-cell table:number-columns-repeated="16383"/>
        </table:table-row>
        <table:table-row table:style-name="ro2">
          <table:table-cell office:value-type="string" office:string-value="4043103:4043103:0.24:0.24" table:formula="of:=CONCATENATE([rcl_cross_stats.A731];&quot;:&quot;;[rcl_cross_stats.A731];&quot;:&quot;;[rcl_cross_stats.C731];&quot;:&quot;;[rcl_cross_stats.C731])" table:style-name="ce1">
            <text:p>4043103:4043103:0.24:0.24</text:p>
          </table:table-cell>
          <table:table-cell table:number-columns-repeated="16383"/>
        </table:table-row>
        <table:table-row table:style-name="ro2">
          <table:table-cell office:value-type="string" office:string-value="4043111:4043111:0.24:0.24" table:formula="of:=CONCATENATE([rcl_cross_stats.A732];&quot;:&quot;;[rcl_cross_stats.A732];&quot;:&quot;;[rcl_cross_stats.C732];&quot;:&quot;;[rcl_cross_stats.C732])" table:style-name="ce1">
            <text:p>4043111:4043111:0.24:0.24</text:p>
          </table:table-cell>
          <table:table-cell table:number-columns-repeated="16383"/>
        </table:table-row>
        <table:table-row table:style-name="ro2">
          <table:table-cell office:value-type="string" office:string-value="4043112:4043112:0.24:0.24" table:formula="of:=CONCATENATE([rcl_cross_stats.A733];&quot;:&quot;;[rcl_cross_stats.A733];&quot;:&quot;;[rcl_cross_stats.C733];&quot;:&quot;;[rcl_cross_stats.C733])" table:style-name="ce1">
            <text:p>4043112:4043112:0.24:0.24</text:p>
          </table:table-cell>
          <table:table-cell table:number-columns-repeated="16383"/>
        </table:table-row>
        <table:table-row table:style-name="ro2">
          <table:table-cell office:value-type="string" office:string-value="4043113:4043113:0.24:0.24" table:formula="of:=CONCATENATE([rcl_cross_stats.A734];&quot;:&quot;;[rcl_cross_stats.A734];&quot;:&quot;;[rcl_cross_stats.C734];&quot;:&quot;;[rcl_cross_stats.C734])" table:style-name="ce1">
            <text:p>4043113:4043113:0.24:0.24</text:p>
          </table:table-cell>
          <table:table-cell table:number-columns-repeated="16383"/>
        </table:table-row>
        <table:table-row table:style-name="ro2">
          <table:table-cell office:value-type="string" office:string-value="4043201:4043201:0.24:0.24" table:formula="of:=CONCATENATE([rcl_cross_stats.A735];&quot;:&quot;;[rcl_cross_stats.A735];&quot;:&quot;;[rcl_cross_stats.C735];&quot;:&quot;;[rcl_cross_stats.C735])" table:style-name="ce1">
            <text:p>4043201:4043201:0.24:0.24</text:p>
          </table:table-cell>
          <table:table-cell table:number-columns-repeated="16383"/>
        </table:table-row>
        <table:table-row table:style-name="ro2">
          <table:table-cell office:value-type="string" office:string-value="4043202:4043202:0.24:0.24" table:formula="of:=CONCATENATE([rcl_cross_stats.A736];&quot;:&quot;;[rcl_cross_stats.A736];&quot;:&quot;;[rcl_cross_stats.C736];&quot;:&quot;;[rcl_cross_stats.C736])" table:style-name="ce1">
            <text:p>4043202:4043202:0.24:0.24</text:p>
          </table:table-cell>
          <table:table-cell table:number-columns-repeated="16383"/>
        </table:table-row>
        <table:table-row table:style-name="ro2">
          <table:table-cell office:value-type="string" office:string-value="4043203:4043203:0.24:0.24" table:formula="of:=CONCATENATE([rcl_cross_stats.A737];&quot;:&quot;;[rcl_cross_stats.A737];&quot;:&quot;;[rcl_cross_stats.C737];&quot;:&quot;;[rcl_cross_stats.C737])" table:style-name="ce1">
            <text:p>4043203:4043203:0.24:0.24</text:p>
          </table:table-cell>
          <table:table-cell table:number-columns-repeated="16383"/>
        </table:table-row>
        <table:table-row table:style-name="ro2">
          <table:table-cell office:value-type="string" office:string-value="4043211:4043211:0.24:0.24" table:formula="of:=CONCATENATE([rcl_cross_stats.A738];&quot;:&quot;;[rcl_cross_stats.A738];&quot;:&quot;;[rcl_cross_stats.C738];&quot;:&quot;;[rcl_cross_stats.C738])" table:style-name="ce1">
            <text:p>4043211:4043211:0.24:0.24</text:p>
          </table:table-cell>
          <table:table-cell table:number-columns-repeated="16383"/>
        </table:table-row>
        <table:table-row table:style-name="ro2">
          <table:table-cell office:value-type="string" office:string-value="4043212:4043212:0.24:0.24" table:formula="of:=CONCATENATE([rcl_cross_stats.A739];&quot;:&quot;;[rcl_cross_stats.A739];&quot;:&quot;;[rcl_cross_stats.C739];&quot;:&quot;;[rcl_cross_stats.C739])" table:style-name="ce1">
            <text:p>4043212:4043212:0.24:0.24</text:p>
          </table:table-cell>
          <table:table-cell table:number-columns-repeated="16383"/>
        </table:table-row>
        <table:table-row table:style-name="ro2">
          <table:table-cell office:value-type="string" office:string-value="4043213:4043213:0.24:0.24" table:formula="of:=CONCATENATE([rcl_cross_stats.A740];&quot;:&quot;;[rcl_cross_stats.A740];&quot;:&quot;;[rcl_cross_stats.C740];&quot;:&quot;;[rcl_cross_stats.C740])" table:style-name="ce1">
            <text:p>4043213:4043213:0.24:0.24</text:p>
          </table:table-cell>
          <table:table-cell table:number-columns-repeated="16383"/>
        </table:table-row>
        <table:table-row table:style-name="ro2">
          <table:table-cell office:value-type="string" office:string-value="4051101:4051101:0.39:0.39" table:formula="of:=CONCATENATE([rcl_cross_stats.A741];&quot;:&quot;;[rcl_cross_stats.A741];&quot;:&quot;;[rcl_cross_stats.C741];&quot;:&quot;;[rcl_cross_stats.C741])" table:style-name="ce1">
            <text:p>4051101:4051101:0.39:0.39</text:p>
          </table:table-cell>
          <table:table-cell table:number-columns-repeated="16383"/>
        </table:table-row>
        <table:table-row table:style-name="ro2">
          <table:table-cell office:value-type="string" office:string-value="4052101:4052101:0.39:0.39" table:formula="of:=CONCATENATE([rcl_cross_stats.A742];&quot;:&quot;;[rcl_cross_stats.A742];&quot;:&quot;;[rcl_cross_stats.C742];&quot;:&quot;;[rcl_cross_stats.C742])" table:style-name="ce1">
            <text:p>4052101:4052101:0.39:0.39</text:p>
          </table:table-cell>
          <table:table-cell table:number-columns-repeated="16383"/>
        </table:table-row>
        <table:table-row table:style-name="ro2">
          <table:table-cell office:value-type="string" office:string-value="4053101:4053101:0.39:0.39" table:formula="of:=CONCATENATE([rcl_cross_stats.A743];&quot;:&quot;;[rcl_cross_stats.A743];&quot;:&quot;;[rcl_cross_stats.C743];&quot;:&quot;;[rcl_cross_stats.C743])" table:style-name="ce1">
            <text:p>4053101:4053101:0.39:0.39</text:p>
          </table:table-cell>
          <table:table-cell table:number-columns-repeated="16383"/>
        </table:table-row>
        <table:table-row table:style-name="ro2">
          <table:table-cell office:value-type="string" office:string-value="4061101:4061101:0.24:0.24" table:formula="of:=CONCATENATE([rcl_cross_stats.A744];&quot;:&quot;;[rcl_cross_stats.A744];&quot;:&quot;;[rcl_cross_stats.C744];&quot;:&quot;;[rcl_cross_stats.C744])" table:style-name="ce1">
            <text:p>4061101:4061101:0.24:0.24</text:p>
          </table:table-cell>
          <table:table-cell table:number-columns-repeated="16383"/>
        </table:table-row>
        <table:table-row table:number-rows-repeated="1047832" table:style-name="ro2">
          <table:table-cell table:number-columns-repeated="16384"/>
        </table:table-row>
      </table:table>
      <table:database-ranges>
        <table:database-range table:target-range-address="r_coefficients.A1:r_coefficients.O82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DCD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acomo Delli</meta:initial-creator>
    <dc:creator>Giacomo Delli</dc:creator>
    <meta:creation-date>2021-11-03T09:56:08Z</meta:creation-date>
    <dc:date>2022-01-10T17:09:10Z</dc:date>
    <meta:editing-cycles>1</meta:editing-cycles>
    <meta:editing-duration>PT5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